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第一夫人与军队一起会见了战争期间表现出个人英雄主义的孩子</text:span>
</text:h>
      <text:p text:style-name="P4">
作者: ['АРМІЯINFORM']</text:p>
      <text:p text:style-name="P4">
时间: 2023-06-13T0:00:00-04:00</text:p>
      <text:p text:style-name="P4">
描述: Persha Olena Zelenska Peresa Zelenska与乌克兰的DIT站起来，他们展示了……与乌克兰2022年的战争，今天与乌克兰的最新消息，今天与乌克兰2022年的新闻战争，今天将在乌克兰和俄罗斯和俄罗斯之间发生战争，当与乌克兰的战争将是不久的</text:p>
      <text:p text:style-name="P4">
图片: ['<text:a xlink:type="simple" xlink:href="https://armyinform.com.ua/wp-content/uploads/2023/06/094902f7ac4f5139a42de38635f6d3f7_1686581468_wysiwyg.jpeg" text:style-name="Internet_20_link" text:visited-style-name="Visited_20_Internet_20_Link">
094902f7ac4f5139a42de38635f6d3f7_1686581468_wysiwyg.jpeg</text:a>
', '<text:a xlink:type="simple" xlink:href="https://armyinform.com.ua/wp-content/uploads/2023/06/9a22b7329c7ff2cb52d7097676580bd3_1686581406_extra_large.jpeg" text:style-name="Internet_20_link" text:visited-style-name="Visited_20_Internet_20_Link">
9a22b7329c7ff2cb52d7097676580bd3_1686581406_extra_large.jpeg</text:a>
']</text:p>
      <text:p text:style-name="P4">
标签: ['ДІТИ ВІЙНИ', 'ОЛЕНА ЗЕЛЕНСЬКА', 'ПЕРША ЛЕДІ']</text:p>
      <text:p text:style-name="P4">
类别: News</text:p>
      <!--METADATA-->
      <text:p text:style-name="P4">
<draw:frame draw:style-name="fr1" draw:name="Image2" text:anchor-type="as-char" svg:width="6.9236in" svg:height="4.621503in" draw:z-index="0">
<draw:image xlink:href="../Images/AРМІЯINFORM/2023-06-13T0-00-00-04-00/094902f7ac4f5139a42de38635f6d3f7_1686581468_wysiwyg.jpeg" xlink:type="simple" xlink:show="embed" xlink:actuate="onLoad" draw:mime-type="image/jpeg"/>
</draw:frame>
乌克兰的第一夫人Olena Zelenskaya与乌克兰儿童进行了交流，他们在一场大规模的俄罗斯战争中进行了个人英雄主义。 尤其是导师，被授予导师和儿童亲戚。</text:p>
      <text:p text:style-name="P4">
关于它<text:a xlink:type="simple" xlink:href="https://www.president.gov.ua/news/persha-ledi-zustrilasya-z-ditmi-yaki-proyavili-osobistij-ger-83557" text:style-name="Internet_20_link" text:visited-style-name="Visited_20_Internet_20_Link">
报告</text:a>
乌克兰总统办公室。</text:p>
      <text:p text:style-name="P4">
乌克兰Kateryna Pavlichenko的副副部也参加了在基辅举行的“英雄英雄”会议。</text:p>
      <text:p text:style-name="P4">
该活动的参加者是：七岁的亚历山大·帕斯卡(Alexander Pascal)来自敖德萨，由于俄罗斯的炮击而丢失了，但继续从事最喜欢的体育体操，从假肢上进行，来自Velikadimerko的12岁的Konstantin Orekhov，来自Velikadimerko，来自Velikadimerko。十岁的尼基塔·萨维切瓦(Nikita Savicheva)拯救了他的妹妹祖父母“飓风”，他从两个弟弟和姐姐的大火中拯救了来自波尔塔瓦的12岁的亚历山大·黛咪扬科DNIEPER的Solomiya Reut为武装部队筹集了钱。在鼻子上，来自Belaya Tserkov的14岁Arsen Azhubei被诊断出患有自闭症，并出售绘画以帮助捍卫者，16岁的Valentin，来自基夫地区戈拉(Gora)村庄的黑色，他在第一次德罗斯(Dedrosi)袭击中帮助边防部队，九岁的博格丹(Bogdan)。</text:p>
      <text:p text:style-name="P4">
<draw:frame draw:style-name="fr1" draw:name="Image3" text:anchor-type="as-char" svg:width="6.9236in" svg:height="4.613521in" draw:z-index="0">
<draw:image xlink:href="../Images/AРМІЯINFORM/2023-06-13T0-00-00-04-00/9a22b7329c7ff2cb52d7097676580bd3_1686581406_extra_large.jpeg" xlink:type="simple" xlink:show="embed" xlink:actuate="onLoad" draw:mime-type="image/jpeg"/>
</draw:frame>
总统的妻子强调，当成年人特别是在战场上与袭击者作战时，孩子们会以自己的方式反对。</text:p>
      <text:p text:style-name="P4">
“全国成千上万的儿童被救出，克服，帮助。 他们跌倒得太多，而不是儿童，也不是任何人。 但是他们展示了您如何生活。 他们不是战争的孩子 - 他们是我们的孩子!我敢肯定：很快，他们将把战争留在漫长而充实的一生中。 他们将由获奖者生活。</text:p>
      <text:p text:style-name="P4">
News Source: <text:a xlink:type="simple" xlink:href="https://armyinform.com.ua/2023/06/13/persha-ledi-razom-z-vijskovymy-zustrilasya-z-ditmy-yaki-proyavyly-osobystyj-geroyizm-pid-chas-vijny/" text:style-name="Internet_20_link" text:visited-style-name="Visited_20_Internet_20_Link">
https://armyinform.com.ua/2023/06/13/persha-ledi-razom-z-vijskovymy-zustrilasya-z-ditmy-yaki-proyavyly-osobystyj-geroyizm-pid-chas-vijny/</text:a>
</text:p>
      <!--NEWS-->
      <text:h text:style-name="P10" text:outline-level="1">
<text:span text:style-name="T4">
到了晚上，俄罗斯人击中了住宅P’。</text:span>
</text:h>
      <text:p text:style-name="P4">
作者: ['АРМІЯINFORM']</text:p>
      <text:p text:style-name="P4">
时间: 2023-06-13T10:00:00-04:00</text:p>
      <text:p text:style-name="P4">
描述: Sogodni Vnochi Rosiyska Federalsa领导乌克兰人的chergovikh中风。 єvluchannya在...与乌克兰2022年的战争，与乌克兰的最新新闻，与乌克兰的新闻战争，2022年的新闻战争，今天的最后一次战争，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6/photo_5204059092442794634_y.jpg" text:style-name="Internet_20_link" text:visited-style-name="Visited_20_Internet_20_Link">
photo_5204059092442794634_y.jpg</text:a>
']</text:p>
      <text:p text:style-name="P4">
标签: ['ГЕНЕРАЛЬНИЙ ШТАБ ЗС УКРАЇНИ', 'КРИВИЙ РІГ', 'ОПЕРАТИВНА ОБСТАНОВКА', 'РОСІЙСЬКА РАКЕТНА АТАКА']</text:p>
      <text:p text:style-name="P4">
类别: News</text:p>
      <!--METADATA-->
      <text:p text:style-name="P4">
<draw:frame draw:style-name="fr1" draw:name="Image4" text:anchor-type="as-char" svg:width="6.9236in" svg:height="5.1927in" draw:z-index="0">
<draw:image xlink:href="../Images/AРМІЯINFORM/2023-06-13T10-00-00-04-00/photo_5204059092442794634_y.jpg" xlink:type="simple" xlink:show="embed" xlink:actuate="onLoad" draw:mime-type="image/jpeg"/>
</draw:frame>
今晚，俄罗斯联邦在乌克兰进行了定期打击。 Yevluhku在基础设施基础设施基础设施的五座建筑和其他平民物体中。</text:p>
      <text:p text:style-name="P4">
关于它<text:a xlink:type="simple" xlink:href="https://www.facebook.com/GeneralStaff.ua/posts/pfbid0H72K3UihyAsSdegF1DaDX7GLd75UUcZ2eivULzW8f6emcY7S13sK13ArT4LBhruTl" text:style-name="Internet_20_link" text:visited-style-name="Visited_20_Internet_20_Link">
报告</text:a>
武装部队的总人员在运营信息中。</text:p>
      <text:p text:style-name="P4">
不幸的是，有受害者的状况极为严重。 该信息已指定。</text:p>
      <text:p text:style-name="P4">
根据初步信息，敌人使用了14枚有翼的导弹X-101/555，而10导弹被防空摧毁。 还在乌克兰4“ Shahda”中发布，1-被我们的捍卫者摧毁。</text:p>
      <text:p text:style-name="P4">
在最后一天，俄罗斯入侵者在哈尔基夫地区的住宅建筑上使用了两个有翼的火箭标记“口径”。</text:p>
      <text:p text:style-name="P4">
此外，敌人击中了31次航空罢工，并在我们的部队和居住的笔的位置上对反应性凌空消防系统进行了47次炮击。</text:p>
      <text:p text:style-name="P4">
“民事基础设施已被摧毁。 特别是，由于Sumy地区和Shevchenko Kharkiv地区的炮击，私人房屋被摧毁。</text:p>
      <text:p text:style-name="P4">
此外，俄罗斯恐怖分子倾倒在Zaporizhzhya地区的Orikhiv市3，一个内核，一名平民被杀，私人建筑被摧毁。</text:p>
      <text:p text:style-name="P4">
由于Avdiivka，Avdiivka受伤，平民，受损房屋和住宅高层建筑受伤。</text:p>
      <text:p text:style-name="P4">
News Source: <text:a xlink:type="simple" xlink:href="https://armyinform.com.ua/2023/06/13/unochi-rosiyany-vdaryly-po-zhytlovij-pyatypoverhivczi-u-kryvomu-rozi-ye-postrazhdali/" text:style-name="Internet_20_link" text:visited-style-name="Visited_20_Internet_20_Link">
https://armyinform.com.ua/2023/06/13/unochi-rosiyany-vdaryly-po-zhytlovij-pyatypoverhivczi-u-kryvomu-rozi-ye-postrazhdali/</text:a>
</text:p>
      <!--NEWS-->
      <text:h text:style-name="P10" text:outline-level="1">
<text:span text:style-name="T4">
入侵者正在积极从赫尔森地区被洪水定居点出口掠夺财产</text:span>
</text:h>
      <text:p text:style-name="P4">
作者: ['АРМІЯINFORM']</text:p>
      <text:p text:style-name="P4">
时间: 2023-06-13T12:00:00-04:00</text:p>
      <text:p text:style-name="P4">
描述: Khersonciye Kostyi Zagarbniki积极地进行了对Mino Iz的翻新...与乌克兰2022年的战争，与乌克兰的最新消息，今天与乌克兰的新闻，今天与乌克兰2022年的新闻战争，今天将在乌克兰和俄罗斯之间进行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6/rosiyany-marodery.jpg" text:style-name="Internet_20_link" text:visited-style-name="Visited_20_Internet_20_Link">
rosiyany-marodery.jpg</text:a>
']</text:p>
      <text:p text:style-name="P4">
标签: ['ГШ ЗС УКРАЇНИ', 'ОПЕРАТИВНА ОБСТАНОВКА']</text:p>
      <text:p text:style-name="P4">
类别: News</text:p>
      <!--METADATA-->
      <text:p text:style-name="P4">
<draw:frame draw:style-name="fr1" draw:name="Image5" text:anchor-type="as-char" svg:width="6.9236in" svg:height="4.615733in" draw:z-index="0">
<draw:image xlink:href="../Images/AРМІЯINFORM/2023-06-13T12-00-00-04-00/rosiyany-marodery.jpg" xlink:type="simple" xlink:show="embed" xlink:actuate="onLoad" draw:mime-type="image/jpeg"/>
</draw:frame>
在赫森地区，俄罗斯入侵者正在积极出口被洪水淹没的定居点的掠夺性。</text:p>
      <text:p text:style-name="P4">
关于它<text:a xlink:type="simple" xlink:href="https://www.facebook.com/GeneralStaff.ua/posts/pfbid0H72K3UihyAsSdegF1DaDX7GLd75UUcZ2eivULzW8f6emcY7S13sK13ArT4LBhruTl" text:style-name="Internet_20_link" text:visited-style-name="Visited_20_Internet_20_Link">
报告</text:a>
武装部队的总人员在运营信息中。</text:p>
      <text:p text:style-name="P4">
特别是，以人道主义援助的幌子到达了卡车，俄罗斯军人装满了掠夺 - 家用电器，家具和其他财产。</text:p>
      <text:p text:style-name="P4">
News Source: <text:a xlink:type="simple" xlink:href="https://armyinform.com.ua/2023/06/13/zagarbnyky-aktyvno-vyvozyat-nagrabovane-majno-iz-zatoplenyh-naselenyh-punktiv-hersonshhyny/" text:style-name="Internet_20_link" text:visited-style-name="Visited_20_Internet_20_Link">
https://armyinform.com.ua/2023/06/13/zagarbnyky-aktyvno-vyvozyat-nagrabovane-majno-iz-zatoplenyh-naselenyh-punktiv-hersonshhyny/</text:a>
</text:p>
      <!--NEWS-->
      <text:h text:style-name="P10" text:outline-level="1">
<text:span text:style-name="T4">
俄罗斯对Kryvyi Rih的袭击：俄罗斯杀手继续与普通百姓战争</text:span>
</text:h>
      <text:p text:style-name="P4">
作者: ['АРМІЯINFORM']</text:p>
      <text:p text:style-name="P4">
时间: 2023-06-13T14:00:00-04:00</text:p>
      <text:p text:style-name="P4">
描述: 乌克兰总统沃罗迪米尔·泽伦斯基·维德里亚瓜（Volodymyr Zelensky vidreaguvu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6/photo_5204059092442794634_y.jpg" text:style-name="Internet_20_link" text:visited-style-name="Visited_20_Internet_20_Link">
photo_5204059092442794634_y.jpg</text:a>
']</text:p>
      <text:p text:style-name="P4">
标签: ['КРАЇНА-ТЕРОРИСТ РФ', 'КРИВИЙ РІГ', 'ПРЕЗИДЕНТ УКРАЇНИ']</text:p>
      <text:p text:style-name="P4">
类别: News</text:p>
      <!--METADATA-->
      <text:p text:style-name="P4">
<draw:frame draw:style-name="fr1" draw:name="Image6" text:anchor-type="as-char" svg:width="6.9236in" svg:height="5.1927in" draw:z-index="0">
<draw:image xlink:href="../Images/AРМІЯINFORM/2023-06-13T14-00-00-04-00/photo_5204059092442794634_y.jpg" xlink:type="simple" xlink:show="embed" xlink:actuate="onLoad" draw:mime-type="image/jpeg"/>
</draw:frame>
乌克兰沃迪米尔·泽伦斯基总统对俄罗斯的夜间袭击做出了回应，并指出俄罗斯恐怖分子继续对着普通城市和人民进行战争。</text:p>
      <text:p text:style-name="P4">
国家元首<text:a xlink:type="simple" xlink:href="https://t.me/V_Zelenskiy_official/6561" text:style-name="Internet_20_link" text:visited-style-name="Visited_20_Internet_20_Link">
写</text:a>
分发电报频道。</text:p>
      <text:p text:style-name="P4">
“常规的恐怖分子火箭，俄罗斯凶手继续他们的反乡村，普通城市和人民战争。 不幸的是，已经死了，有受伤。克里维·里希(Kryvyi Rih)的救援行动仍在继续。”他的帖子写道。</text:p>
      <text:p text:style-name="P4">
Volodymyr Zelenskyy向所有失去亲戚的人表示慰问。</text:p>
      <text:p text:style-name="P4">
他说：“恐怖分子永远不会宽恕，他们会回答每一个火箭。”</text:p>
      <text:p text:style-name="P4">
News Source: <text:a xlink:type="simple" xlink:href="https://armyinform.com.ua/2023/06/13/prezydent-pro-ataku-rf-na-kryvyj-rig-rosijski-vbyvczi-prodovzhuyut-vijnu-proty-zvychajnyh-lyudej/" text:style-name="Internet_20_link" text:visited-style-name="Visited_20_Internet_20_Link">
https://armyinform.com.ua/2023/06/13/prezydent-pro-ataku-rf-na-kryvyj-rig-rosijski-vbyvczi-prodovzhuyut-vijnu-proty-zvychajnyh-lyudej/</text:a>
</text:p>
      <!--NEWS-->
      <text:h text:style-name="P10" text:outline-level="1">
<text:span text:style-name="T4">
武装部队导弹部队被三个管理点和三个敌方火炮部队淘汰</text:span>
</text:h>
      <text:p text:style-name="P4">
作者: ['АРМІЯINFORM']</text:p>
      <text:p text:style-name="P4">
时间: 2023-06-13T16:00:00-04:00</text:p>
      <text:p text:style-name="P4">
描述: 关节的火箭发射的pidrodili已转到Urazili 3次管理的仪表板，...与乌克兰2022年的战争，与乌克兰与乌克兰的最新新闻，今天与乌克兰2022年的新闻战争，今天将在乌克兰和俄罗斯之间发生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162139-1_large.jpg" text:style-name="Internet_20_link" text:visited-style-name="Visited_20_Internet_20_Link">
162139-1_large.jpg</text:a>
']</text:p>
      <text:p text:style-name="P4">
标签: ['ГЕНШТАБ ЗС УКРАЇНИ', 'ОПЕРАТИВНА ОБСТАНОВКА']</text:p>
      <text:p text:style-name="P4">
类别: News</text:p>
      <!--METADATA-->
      <text:p text:style-name="P4">
<draw:frame draw:style-name="fr1" draw:name="Image7" text:anchor-type="as-char" svg:width="6.9236in" svg:height="3.893007in" draw:z-index="0">
<draw:image xlink:href="../Images/AРМІЯINFORM/2023-06-13T16-00-00-04-00/162139-1_large.jpg" xlink:type="simple" xlink:show="embed" xlink:actuate="onLoad" draw:mime-type="image/jpeg"/>
</draw:frame>
导弹部队和炮兵部门影响了最后一天的3点管理，2个防空导弹综合大楼，对手人员集中的领域以及3个炮火阵地的炮兵部队。</text:p>
      <text:p text:style-name="P4">
关于它<text:a xlink:type="simple" xlink:href="https://www.facebook.com/GeneralStaff.ua/posts/pfbid0H72K3UihyAsSdegF1DaDX7GLd75UUcZ2eivULzW8f6emcY7S13sK13ArT4LBhruTl" text:style-name="Internet_20_link" text:visited-style-name="Visited_20_Internet_20_Link">
报告</text:a>
武装部队的总人员在运营信息中。</text:p>
      <text:p text:style-name="P4">
在过去的24小时内，国防军的航空在人员领域中打出了9次，在敌方防空导弹综合体中进行了4次跳动。</text:p>
      <text:p text:style-name="P4">
另外，我们的战士摧毁了敌方直升机KA-52和无人机的“ Orlan-10”。</text:p>
      <text:p text:style-name="P4">
News Source: <text:a xlink:type="simple" xlink:href="https://armyinform.com.ua/2023/06/13/raketni-vijska-zsu-likviduvaly-try-punkty-upravlinnya-ta-try-artylerijski-pidrozdily-voroga/" text:style-name="Internet_20_link" text:visited-style-name="Visited_20_Internet_20_Link">
https://armyinform.com.ua/2023/06/13/raketni-vijska-zsu-likviduvaly-try-punkty-upravlinnya-ta-try-artylerijski-pidrozdily-voroga/</text:a>
</text:p>
      <!--NEWS-->
      <text:h text:style-name="P10" text:outline-level="1">
<text:span text:style-name="T4">
政府扩大了退伍军人及其家人可以在CNAP中获得的服务清单</text:span>
</text:h>
      <text:p text:style-name="P4">
作者: ['АРМІЯINFORM']</text:p>
      <text:p text:style-name="P4">
时间: 2023-06-13T18:00:00-04:00</text:p>
      <text:p text:style-name="P4">
描述: Pereperevki Perev'yazkovikh管理办公室，Yaki老将Tu消费者їKHNESKH...与乌克兰2022年的战争，与乌克兰的最新新闻，与乌克兰2022年的新闻战争，乌克兰与乌克兰之间的战争将在乌克兰和乌克兰之间进行战争当他们在2022年与乌克兰进行战争时，他们说，在不久的将来，乌克兰是否会与乌克兰进行战争</text:p>
      <text:p text:style-name="P4">
图片: ['<text:a xlink:type="simple" xlink:href="https://armyinform.com.ua/wp-content/uploads/2023/06/ya-veteran-tsnap-kamenskoe-1440_700.jpg" text:style-name="Internet_20_link" text:visited-style-name="Visited_20_Internet_20_Link">
ya-veteran-tsnap-kamenskoe-1440_700.jpg</text:a>
']</text:p>
      <text:p text:style-name="P4">
标签: ['АДМІНПОСЛУГИ ДЛЯ ВЕТЕРАНІВ', 'КАБМІН', 'СОЦЗАХИСТ ПІД ЧАС ВІЙНИ']</text:p>
      <text:p text:style-name="P4">
类别: News</text:p>
      <!--METADATA-->
      <text:p text:style-name="P4">
<draw:frame draw:style-name="fr1" draw:name="Image8" text:anchor-type="as-char" svg:width="6.9236in" svg:height="3.363716in" draw:z-index="0">
<draw:image xlink:href="../Images/AРМІЯINFORM/2023-06-13T18-00-00-04-00/ya-veteran-tsnap-kamenskoe-1440_700.jpg" xlink:type="simple" xlink:show="embed" xlink:actuate="onLoad" draw:mime-type="image/jpeg"/>
</draw:frame>
政府扩大了其家庭退伍军人可以在CNAP中获得的强制行政服务名单。</text:p>
      <text:p text:style-name="P4">
关于它<text:a xlink:type="simple" xlink:href="https://www.kmu.gov.ua/news/uriad-rozshyryv-perelik-posluh-iaki-veterany-ta-ikhni-simi-mozhut-otrymaty-v-tsnapakh" text:style-name="Internet_20_link" text:visited-style-name="Visited_20_Internet_20_Link">
报告</text:a>
政府门户。</text:p>
      <text:p text:style-name="P4">
从现在开始，敌对行动的参与者，他们的家人，由于战争而导致的残疾人以及堕落的捍卫者和捍卫者的亲戚将能够在其和解中与Dotsnapa联系，并获得更加必要的行政服务。尤其是正式建立自己的身份，获得或更换证书，从统一的退伍军人登记册中获取摘录，继续通过文件，获得货币保健或赔偿。</text:p>
      <text:p text:style-name="P4">
消息写道：“之前，要接收这些服务，我必须联系不同的语句。现在，所有服务都可以在一个地方使用。”</text:p>
      <text:p text:style-name="P4">
值得注意的是，从工作的第一天开始，国防部现代化并扩展了网络，以便乌克兰人能够迅速获得优质的州服务，而不论住所如何。 现在，优先事项之一是简化退伍军人服务的过程。</text:p>
      <text:p text:style-name="P4">
News Source: <text:a xlink:type="simple" xlink:href="https://armyinform.com.ua/2023/06/13/uryad-rozshyryv-perelik-poslug-yaki-veterany-ta-yihni-simyi-mozhut-otrymaty-v-cznapah/" text:style-name="Internet_20_link" text:visited-style-name="Visited_20_Internet_20_Link">
https://armyinform.com.ua/2023/06/13/uryad-rozshyryv-perelik-poslug-yaki-veterany-ta-yihni-simyi-mozhut-otrymaty-v-cznapah/</text:a>
</text:p>
      <!--NEWS-->
      <text:h text:style-name="P10" text:outline-level="1">
<text:span text:style-name="T4">
乌克兰武装部队的代表Angelika Terluga赢得了日本空手道锦标赛的“黄金”</text:span>
</text:h>
      <text:p text:style-name="P4">
作者: ['АРМІЯINFORM']</text:p>
      <text:p text:style-name="P4">
时间: 2023-06-13T2:00:00-04:00</text:p>
      <text:p text:style-name="P4">
描述: ZS乌克兰人的代表Olimpiska Vice sececypisyka Za空手道Angelika Terlyuga Wiggal ...与乌克兰2022年的战争，与乌克兰的最新新闻，今天与乌克兰的新闻，与乌克兰的2022年新闻战争，今天与乌克兰和俄罗斯之间的战争，乌克兰和俄罗斯之间的战争将在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6/352994044_634835025346207_5294098758488313669_n-e1686575152409.jpg" text:style-name="Internet_20_link" text:visited-style-name="Visited_20_Internet_20_Link">
352994044_634835025346207_5294098758488313669_n-e1686575152409.jpg</text:a>
']</text:p>
      <text:p text:style-name="P4">
标签: ['АНЖЕЛІКА ТЕРЛЮГА', 'АРМІЙКА', 'АРМІЙСЬКИЙ СПОРТ', 'КАРАТЕ']</text:p>
      <text:p text:style-name="P4">
类别: News</text:p>
      <!--METADATA-->
      <text:p text:style-name="P4">
<draw:frame draw:style-name="fr1" draw:name="Image9" text:anchor-type="as-char" svg:width="6.9236in" svg:height="5.204596in" draw:z-index="0">
<draw:image xlink:href="../Images/AРМІЯINFORM/2023-06-13T2-00-00-04-00/352994044_634835025346207_5294098758488313669_n-e1686575152409.jpg" xlink:type="simple" xlink:show="embed" xlink:actuate="onLoad" draw:mime-type="image/jpeg"/>
</draw:frame>
乌克兰武装部队的代表，奥林匹克副副校长Terluguga在英超联赛的第三阶段中扮演“黄金”(日本).</text:p>
      <text:p text:style-name="P4">
Про це<text:a xlink:type="simple" xlink:href="https://www.facebook.com/karate.ua/posts/pfbid02icGnEA4mTmsUrzcvrk81RLdPFtP66p4FBQnATSsCEHvAPh6aJBV3aRbtXtvZhXZhl" text:style-name="Internet_20_link" text:visited-style-name="Visited_20_Internet_20_Link">
повідомляє</text:a>
乌克兰空手道联合会。</text:p>
      <text:p text:style-name="P4">
体重类别的Angelika Terluga高达55公斤，得分为10：2，Lavaur Nakamur被克服，并赢得了她的第15届英超联赛金牌。</text:p>
      <text:p text:style-name="P4">
News Source: <text:a xlink:type="simple" xlink:href="https://armyinform.com.ua/2023/06/13/predstavnyczya-zs-ukrayiny-anzhelika-terlyuga-vygrala-zoloto-turniru-z-karate-u-yaponiyi/" text:style-name="Internet_20_link" text:visited-style-name="Visited_20_Internet_20_Link">
https://armyinform.com.ua/2023/06/13/predstavnyczya-zs-ukrayiny-anzhelika-terlyuga-vygrala-zoloto-turniru-z-karate-u-yaponiyi/</text:a>
</text:p>
      <!--NEWS-->
      <text:h text:style-name="P10" text:outline-level="1">
<text:span text:style-name="T4">
武装部队部分使占领者在斯瓦蒂夫 - 库皮亚方向上没有连接</text:span>
</text:h>
      <text:p text:style-name="P4">
作者: ['АРМІЯINFORM']</text:p>
      <text:p text:style-name="P4">
时间: 2023-06-13T49:00:00-04:00</text:p>
      <text:p text:style-name="P4">
描述: 乌克兰武装部队的乌克兰visskovi，德罗尼夫（Droniv Droniv）在没有ZV'yazka的Rosieki Pupcuvs上点燃了Rosieki Pupcuvs ...与乌克兰2022年的战争，与乌克兰的最新新闻，与乌克兰的新闻，与乌克兰2022年的新闻战争，今天乌克兰和乌克兰之间的战争将有一场战争，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05c3cd1d-33a3cefaeb28e37fee620164da9c513b.jpg" text:style-name="Internet_20_link" text:visited-style-name="Visited_20_Internet_20_Link">
05c3cd1d-33a3cefaeb28e37fee620164da9c513b.jpg</text:a>
']</text:p>
      <text:p text:style-name="P4">
标签: ['АРМІЯ ДРОНІВ', 'БПЛА']</text:p>
      <text:p text:style-name="P4">
类别: News</text:p>
      <!--METADATA-->
      <text:p text:style-name="P4">
<draw:frame draw:style-name="fr1" draw:name="Image10" text:anchor-type="as-char" svg:width="6.9236in" svg:height="3.499428in" draw:z-index="0">
<draw:image xlink:href="../Images/AРМІЯINFORM/2023-06-13T49-00-00-04-00/05c3cd1d-33a3cefaeb28e37fee620164da9c513b.jpg" xlink:type="simple" xlink:show="embed" xlink:actuate="onLoad" draw:mime-type="image/jpeg"/>
</draw:frame>
乌克兰军队通过无人机军队将俄罗斯侵略者留在了瓦特 - 库皮安方向上。</text:p>
      <text:p text:style-name="P4">
关于它<text:a xlink:type="simple" xlink:href="https://t.me/zedigital/3243" text:style-name="Internet_20_link" text:visited-style-name="Visited_20_Internet_20_Link">
报告</text:a>
创新，教育发展，科学和技术的创新，数字化转型部长Mikhailofedorov的部长。</text:p>
      <text:p text:style-name="P4">
据他说，无人机冲击公司92 Ombr发现了朝库皮扬斯克的卫星通信系统，并摧毁了它。</text:p>
      <text:p text:style-name="P4">
“在探索期间，无人机冲击公司92 OMB发现了职业连接系统-2 VSAT天线。 他们允许俄罗斯人交换信息。 现在是过去。”演讲说。</text:p>
      <text:p text:style-name="P4">
News Source: <text:a xlink:type="simple" xlink:href="https://armyinform.com.ua/2023/06/13/zsu-chastkovo-zalyshyly-okupantiv-bez-zvyazku-na-svativsko-kupyanskomu-napryamku/" text:style-name="Internet_20_link" text:visited-style-name="Visited_20_Internet_20_Link">
https://armyinform.com.ua/2023/06/13/zsu-chastkovo-zalyshyly-okupantiv-bez-zvyazku-na-svativsko-kupyanskomu-napryamku/</text:a>
</text:p>
      <!--NEWS-->
      <text:h text:style-name="P10" text:outline-level="1">
<text:span text:style-name="T4">
论坛“尊重。 经验。 观点”，致力于就退伍军人的需求进行对话</text:span>
</text:h>
      <text:p text:style-name="P4">
作者: ['АРМІЯINFORM']</text:p>
      <text:p text:style-name="P4">
时间: 2023-06-13T4:00:00-04:00</text:p>
      <text:p text:style-name="P4">
描述: Minhelave的乌克兰退伍军人基金会请求论坛“ Povaga”。 Dosvid ....与乌克兰2022年的战争，与乌克兰的最新新闻战争，与乌克兰的新闻战争，2022年的新闻战争，今天的最后一次战争将在乌克兰和俄罗斯之间以及2022年与乌克兰的战争之间发生战争，将在不久的将来与乌克兰发生战争，说，与乌克兰的战争，今天的乌克兰新闻，乌克兰新闻，乌克兰媒体在俄罗斯</text:p>
      <text:p text:style-name="P4">
图片: ['<text:a xlink:type="simple" xlink:href="https://armyinform.com.ua/wp-content/uploads/2023/06/zobrazhennya-whatsapp-data-2023-06-12-o-155220-e1686579310547.jpg" text:style-name="Internet_20_link" text:visited-style-name="Visited_20_Internet_20_Link">
zobrazhennya-whatsapp-data-2023-06-12-o-155220-e1686579310547.jpg</text:a>
']</text:p>
      <text:p text:style-name="P4">
标签: ['ВЕТЕРАНИ', 'ВІЙНА', 'МІНВЕТЕРАНІВ']</text:p>
      <text:p text:style-name="P4">
类别: News</text:p>
      <!--METADATA-->
      <text:p text:style-name="P4">
<draw:frame draw:style-name="fr1" draw:name="Image11" text:anchor-type="as-char" svg:width="6.9236in" svg:height="5.331172in" draw:z-index="0">
<draw:image xlink:href="../Images/AРМІЯINFORM/2023-06-13T4-00-00-04-00/zobrazhennya-whatsapp-data-2023-06-12-o-155220-e1686579310547.jpg" xlink:type="simple" xlink:show="embed" xlink:actuate="onLoad" draw:mime-type="image/jpeg"/>
</draw:frame>
司法部乌克兰资深基金会邀请论坛“尊重”。 实验。”乌克兰 - 乌克林福姆(Ukraine-Ickrinform)于6月27日下午1:00举行。</text:p>
      <text:p text:style-name="P4">
关于它<text:a xlink:type="simple" xlink:href="https://mva.gov.ua/ua/news/u-kiyevi-vidbudetsya-forum-povaga-dosvid-perspektiva-prisvyachenij-dialogu-pro-potrebi-veteraniv" text:style-name="Internet_20_link" text:visited-style-name="Visited_20_Internet_20_Link">
报告</text:a>
乌克兰退伍军人部。</text:p>
      <text:p text:style-name="P4">
信息写道：“主要目标是：加强与退伍军人社区的对话，就退伍军人和退伍军人的可能性，教育和工作的道路上的可能性。”</text:p>
      <text:p text:style-name="P4">
<text:span text:style-name="T4">
该活动的指示有三个面板：</text:span>
</text:p>
      <text:p text:style-name="P4">
<text:span text:style-name="T5">
退伍军人政策：乌克兰的电话； </text:span>
再培训和教育； *就业。</text:p>
      <text:p text:style-name="P4">
超过15位专家将参加各个领域的论坛：陶氏业务。</text:p>
      <text:p text:style-name="P4">
<text:span text:style-name="T4">
第一个小组的发言人“退伍军人政策：乌克兰的挑战”：</text:span>
</text:p>
      <text:p text:style-name="P4">
<text:span text:style-name="T5">
乌克兰退伍军人部长尤利娅·拉普蒂纳(Yulia Laputina)； </text:span>
乌克兰退伍军人部长基金会执行董事Natalia Kalmykova； * UVF监事会成员慈善基金会“ Alive Alive”慈善基金会主任Taras Chmut； *主持人：Alexey Tarasov，编辑-in -Chief Radio NV。</text:p>
      <text:p text:style-name="P4">
<text:span text:style-name="T4">
第二小组“通过和教育”的发言人：</text:span>
</text:p>
      <ul>
        <li>
UFF的第一位副执行董事Ruslana Velichko； <text:span text:style-name="T5">
代表美国大学基辅(加); * Roksolyana Voronovskaya，UCU在线负责人； * Tatiana Zhukova，VMGO“社会向量”； * Svyatoslav Nikolaychuk，非政府组织Podilsky开发局； </text:span>
维多利亚·shynkarenko(Victoria Shynkarenko)，Veteranska，非政府组织“ Rivne地区ATO参与者的地区退伍军人联盟”； *主持人：民间社会代表。</li>
      </ul>
      <text:p text:style-name="P4">
<text:span text:style-name="T4">
第三个面板“就业”的发言人：</text:span>
</text:p>
      <text:p text:style-name="P4">
<text:span text:style-name="T5">
国家安全服务局局长安德里·罗姆佐夫(Andriy Romizov)</text:span>
<text:span text:style-name="T5">
“ </text:span>
<text:span text:style-name="T5">
企业家和出口开发办公室”； * Ilya Shpolyansky，老将，乌克兰退伍军人运动； </text:span>
塔蒂亚娜(Tatiana)理性，老将的妻子，鞋店老板； * Ukrzaliznytsia的代表； * ukrposhta的代表； *主持人：Vladislav Grezev，首席执行官Lobby X，Tedxkyiv协调员。</text:p>
      <text:p text:style-name="P4">
参与者将由一个特别的嘉宾度过，以及他们关于梦想之路的故事及其实现的故事将分享老将Oksana Makarov，Veteransididis Dudnik，Vladimir Skogoroenko和Taras Jacobchuk的妻子。</text:p>
      <text:p text:style-name="P4">
News Source: <text:a xlink:type="simple" xlink:href="https://armyinform.com.ua/2023/06/13/u-kyyevi-vidbudetsya-forum-povaga-dosvid-perspektyva-prysvyachenyj-dialogu-pro-potreby-veteraniv/" text:style-name="Internet_20_link" text:visited-style-name="Visited_20_Internet_20_Link">
https://armyinform.com.ua/2023/06/13/u-kyyevi-vidbudetsya-forum-povaga-dosvid-perspektyva-prysvyachenyj-dialogu-pro-potreby-veteraniv/</text:a>
</text:p>
      <!--NEWS-->
      <text:h text:style-name="P10" text:outline-level="1">
<text:span text:style-name="T4">
红十字会正在积极与协调员团队合作</text:span>
</text:h>
      <text:p text:style-name="P4">
作者: ['АРМІЯINFORM']</text:p>
      <text:p text:style-name="P4">
时间: 2023-06-13T51:00:00-04:00</text:p>
      <text:p text:style-name="P4">
描述: 普京Zavodennya Z Viskovo的协调总部 - 启动Pereshopolniye Spivpracu ...与乌克兰2022年的战争，与乌克兰与乌克兰的最新新闻，与乌克兰的新闻，与乌克兰2022的最新新闻进行战争，今天与乌克兰的2022年最后一次战争，乌克兰和俄罗斯之间的战争将在战争中以及战争之间发生。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6/ksh5-1.jpg" text:style-name="Internet_20_link" text:visited-style-name="Visited_20_Internet_20_Link">
ksh5-1.jpg</text:a>
']</text:p>
      <text:p text:style-name="P4">
标签: ['КООРДИНАЦІЙНИЙ ШТАБ З ПИТАНЬ ПОВОДЖЕННЯ З ВІЙСЬКОВОПОЛОНЕНИМИ', 'ЧЕРВОНИ ХРЕСТ']</text:p>
      <text:p text:style-name="P4">
类别: News</text:p>
      <!--METADATA-->
      <text:p text:style-name="P4">
<draw:frame draw:style-name="fr1" draw:name="Image12" text:anchor-type="as-char" svg:width="6.9236in" svg:height="4.011043in" draw:z-index="0">
<draw:image xlink:href="../Images/AРМІЯINFORM/2023-06-13T51-00-00-04-00/ksh5-1.jpg" xlink:type="simple" xlink:show="embed" xlink:actuate="onLoad" draw:mime-type="image/jpeg"/>
</draw:frame>
协调辩护囚犯的总部(ICCH). Метою цієївзаємодії є допомога в реалізації вимог міжнародного гуманітарного права тамандату Червоного Хреста як організації, здатної отримувати доступ довійськовополонених на території держави-агресорки та на тимчасово окупованихтериторіях.</text:p>
      <text:p text:style-name="P4">
Про це <text:a xlink:type="simple" xlink:href="https://t.me/Koord_shtab/1218" text:style-name="Internet_20_link" text:visited-style-name="Visited_20_Internet_20_Link">
повідомляє</text:a>
协调询问战俘的询问总部。</text:p>
      <text:p text:style-name="P4">
特别是，自2023年初以来，红十字国际委员会的协调总部派出了许多乌克兰军人，其名称是由俄罗斯联邦部直接确认的。 红十字会在给协调厂的信中，确认收到了在切尔诺贝利NPP保护期间被俘虏的乌克兰航海警卫的请求，以及俄罗斯的其他众多自由场所，乌克兰保护者和捍卫者被拘留。</text:p>
      <text:p text:style-name="P4">
国际红十字会还确认，他收到了总部的要求，要求组织战俘与家人之间的信件。 不幸的是，敌人被囚禁的大多数乌克兰捍卫者都无法在许多月内获得新闻。</text:p>
      <text:p text:style-name="P4">
协调总部还正式邀请ICCH专家参加乌克兰团队的工作，以寻找失踪人员并促进他们的活动。</text:p>
      <text:p text:style-name="P4">
与总统办公室和乌克兰机构合作的协调专家会尽一切可能改善乌克兰战斗人员和平民被囚禁的暂时住宿条件，查找并返回家中。</text:p>
      <text:p text:style-name="P4">
News Source: <text:a xlink:type="simple" xlink:href="https://armyinform.com.ua/2023/06/13/chervonyh-hrest-aktyvno-spivpraczyuye-z-komandoyu-koordynaczijnogo-shtabu/" text:style-name="Internet_20_link" text:visited-style-name="Visited_20_Internet_20_Link">
https://armyinform.com.ua/2023/06/13/chervonyh-hrest-aktyvno-spivpraczyuye-z-komandoyu-koordynaczijnogo-shtabu/</text:a>
</text:p>
      <!--NEWS-->
      <text:h text:style-name="P10" text:outline-level="1">
<text:span text:style-name="T4">
赫尔森地区不人道占用者的通知令人震惊 - 布里奇·布林克</text:span>
</text:h>
      <text:p text:style-name="P4">
作者: ['АРМІЯINFORM']</text:p>
      <text:p text:style-name="P4">
时间: 2023-06-13T53:00:00-04:00</text:p>
      <text:p text:style-name="P4">
描述: 美国驻乌克兰Brijit Brink Vidreagulagula的美国大使在Rosiyskii中风的混音evakuatsiy ...与乌克兰2022年的战争，与乌克兰的最新新闻，与乌克兰的新闻，乌克兰2022年的新闻战争，今天是乌克兰和俄罗斯之间的最后一场战争，将在乌克兰和俄罗斯之间进行战争，与乌克兰在乌克兰的战争，这将是不在的，无论在不久的将来是否会与乌克兰进行战争，今天与乌克兰的战争，今天的乌克兰新闻，乌克兰的乌克兰新闻，俄罗斯的乌克兰媒体都将在俄罗斯媒体</text:p>
      <text:p text:style-name="P4">
图片: ['<text:a xlink:type="simple" xlink:href="https://armyinform.com.ua/wp-content/uploads/2023/06/original-e1670314672206.jpg" text:style-name="Internet_20_link" text:visited-style-name="Visited_20_Internet_20_Link">
original-e1670314672206.jpg</text:a>
']</text:p>
      <text:p text:style-name="P4">
标签: ['БРІДЖИТ БРІНК', 'ОБСТРІЛИ РФ', 'ХЕРСОН']</text:p>
      <text:p text:style-name="P4">
类别: News</text:p>
      <!--METADATA-->
      <text:p text:style-name="P4">
<draw:frame draw:style-name="fr1" draw:name="Image13" text:anchor-type="as-char" svg:width="6.9236in" svg:height="4.32725in" draw:z-index="0">
<draw:image xlink:href="../Images/AРМІЯINFORM/2023-06-13T53-00-00-04-00/original-e1670314672206.jpg" xlink:type="simple" xlink:show="embed" xlink:actuate="onLoad" draw:mime-type="image/jpeg"/>
</draw:frame>
美国驻乌克兰布里奇特·布林克(Bridget Brynk)的大使对俄罗斯居民受害者的受害者炮击作出了回应，并指出这种捍卫令人震惊和不可接受。</text:p>
      <text:p text:style-name="P4">
关于它<text:a xlink:type="simple" xlink:href="https://twitter.com/USAmbKyiv/status/1668214136814157825" text:style-name="Internet_20_link" text:visited-style-name="Visited_20_Internet_20_Link">
写</text:a>
在你的级别。</text:p>
      <text:p text:style-name="P4">
“赫尔森地区的炮击，射击和不人道待遇的报告是居住和不可接受的。 俄罗斯军队没有确保充实，安全并保留与逃避洪水的平民的接触，而是继续其野蛮和残酷的行为，”这将在她的职位上。</text:p>
      <text:p text:style-name="P4">
News Source: <text:a xlink:type="simple" xlink:href="https://armyinform.com.ua/2023/06/13/povidomlennya-pro-nelyudske-povodzhennya-okupnativ-v-hersoni-ye-shokuyuchymy-bridzhyt-brink/" text:style-name="Internet_20_link" text:visited-style-name="Visited_20_Internet_20_Link">
https://armyinform.com.ua/2023/06/13/povidomlennya-pro-nelyudske-povodzhennya-okupnativ-v-hersoni-ye-shokuyuchymy-bridzhyt-brink/</text:a>
</text:p>
      <!--NEWS-->
      <text:h text:style-name="P10" text:outline-level="1">
<text:span text:style-name="T4">
在Melitopol，禁止占领者获得没有俄罗斯联邦护照的毕业生证书</text:span>
</text:h>
      <text:p text:style-name="P4">
作者: ['АРМІЯINFORM']</text:p>
      <text:p text:style-name="P4">
时间: 2023-06-13T55:00:00-04:00</text:p>
      <text:p text:style-name="P4">
描述: 在Melitopoli Zaporizho，Triva Primusov passenzetsiya Gromyan乌克兰人。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2813006.jpg" text:style-name="Internet_20_link" text:visited-style-name="Visited_20_Internet_20_Link">
2813006.jpg</text:a>
']</text:p>
      <text:p text:style-name="P4">
标签: ['ГШ ЗСУ', 'ОПЕРАТИВНА ОБСТАНОВКА', 'ПРИМУСОВА ПАСПОРТИЗАЦІЯ']</text:p>
      <text:p text:style-name="P4">
类别: News</text:p>
      <!--METADATA-->
      <text:p text:style-name="P4">
<draw:frame draw:style-name="fr1" draw:name="Image14" text:anchor-type="as-char" svg:width="6.9236in" svg:height="4.944604in" draw:z-index="0">
<draw:image xlink:href="../Images/AРМІЯINFORM/2023-06-13T55-00-00-04-00/2813006.jpg" xlink:type="simple" xlink:show="embed" xlink:actuate="onLoad" draw:mime-type="image/jpeg"/>
</draw:frame>
在Zaporizhhya地区的Melitopol，乌克兰公民的强迫认证仍在继续。</text:p>
      <text:p text:style-name="P4">
关于它<text:a xlink:type="simple" xlink:href="https://www.facebook.com/GeneralStaff.ua/posts/pfbid0H72K3UihyAsSdegF1DaDX7GLd75UUcZ2eivULzW8f6emcY7S13sK13ArT4LBhruTl" text:style-name="Internet_20_link" text:visited-style-name="Visited_20_Internet_20_Link">
报告</text:a>
武装部队的总人员在运营信息中。</text:p>
      <text:p text:style-name="P4">
因此，占领者正在积极威胁毕业生的父母，因为如果拒绝接收青少年的俄罗斯护照，就不可能获得有关毕业的证书。</text:p>
      <text:p text:style-name="P4">
News Source: <text:a xlink:type="simple" xlink:href="https://armyinform.com.ua/2023/06/13/u-melitopoli-okupanty-zaboronyly-otrymaty-atestat-vypusknykam-yaki-ne-mayut-pasporta-rf/" text:style-name="Internet_20_link" text:visited-style-name="Visited_20_Internet_20_Link">
https://armyinform.com.ua/2023/06/13/u-melitopoli-okupanty-zaboronyly-otrymaty-atestat-vypusknykam-yaki-ne-mayut-pasporta-rf/</text:a>
</text:p>
      <!--NEWS-->
      <text:h text:style-name="P10" text:outline-level="1">
<text:span text:style-name="T4">
每天敌人的损失：将近500名入侵者被淘汰，20个手工系统和6个BBM被摧毁</text:span>
</text:h>
      <text:p text:style-name="P4">
作者: ['АРМІЯINFORM']</text:p>
      <text:p text:style-name="P4">
时间: 2023-06-13T57:00:00-04:00</text:p>
      <text:p text:style-name="P4">
描述: Zagalni Boyov，在02.24.22至06/13/23 Orintovo成为：...与乌克兰2022的战争，与乌克兰的战争，今天与乌克兰的最新新闻，今天与乌克兰的新闻战争，今天与乌克兰的新闻战争，今天，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6/bde34ef9-bbff-4364-882e-3c35e1cd880b-scaled.jpg" text:style-name="Internet_20_link" text:visited-style-name="Visited_20_Internet_20_Link">
bde34ef9-bbff-4364-882e-3c35e1cd880b-scaled.jpg</text:a>
']</text:p>
      <text:p text:style-name="P4">
标签: ['АГРЕСІЯ РФ', 'ВТОРГНЕННЯ РФ', 'ВТРАТИ ВОРОГА', 'ГШ ЗСУ']</text:p>
      <text:p text:style-name="P4">
类别: News</text:p>
      <!--METADATA-->
      <text:p text:style-name="P4">
<draw:frame draw:style-name="fr1" draw:name="Image15" text:anchor-type="as-char" svg:width="6.9236in" svg:height="6.981297in" draw:z-index="0">
<draw:image xlink:href="../Images/AРМІЯINFORM/2023-06-13T57-00-00-04-00/bde34ef9-bbff-4364-882e-3c35e1cd880b-scaled.jpg" xlink:type="simple" xlink:show="embed" xlink:actuate="onLoad" draw:mime-type="image/jpeg"/>
</draw:frame>
从24.02.22到13.06.23的敌人的总损失将定向：</text:p>
      <text:p text:style-name="P4">
<text:span text:style-name="T4">
<text:span text:style-name="T5">
人员 -  </text:span>
* 216650(+470)淘汰的人</text:span>
<text:span text:style-name="T5">
坦克 -  </text:span>
<text:span text:style-name="T5">
 3935(+4)</text:span>
<text:span text:style-name="T4">
战斗装甲车 -  </text:span>
 7642(+6)<text:span text:style-name="T4">
<text:span text:style-name="T5">
炮兵系统 -  </text:span>
<text:span text:style-name="T5">
 3766(+20)</text:span>
 </text:span>
 rszv- <text:span text:style-name="T4">
 601(0)</text:span>
<text:span text:style-name="T5">
防防防防防空防 -  </text:span>
<text:span text:style-name="T5">
 363(+1)</text:span>
<text:span text:style-name="T4">
飞机 -  </text:span>
 314(0)<text:span text:style-name="T4">
<text:span text:style-name="T5">
直升机 -  </text:span>
* 300(+1)</text:span>
<text:span text:style-name="T5">
无人机手术战术水平 -  </text:span>
<text:span text:style-name="T5">
 3309(+2)</text:span>
<text:span text:style-name="T4">
有翼的导弹 -  </text:span>
 1183(0)<text:span text:style-name="T4">
<text:span text:style-name="T5">
船 /船 -  </text:span>
* 18(0)</text:span>
<text:span text:style-name="T5">
汽车设备和坦克 -  </text:span>
<text:span text:style-name="T5">
 6473(+2)</text:span>
<text:span text:style-name="T4">
特殊技术 -  </text:span>
 511(+1)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3.06.23。</text:p>
      <text:p text:style-name="P4">
News Source: <text:a xlink:type="simple" xlink:href="https://armyinform.com.ua/2023/06/13/vtraty-voroga-za-dobu-likvidovano-majzhe-500-okupantiv-znyshheno-20-artsystem-i-6-bbm/" text:style-name="Internet_20_link" text:visited-style-name="Visited_20_Internet_20_Link">
https://armyinform.com.ua/2023/06/13/vtraty-voroga-za-dobu-likvidovano-majzhe-500-okupantiv-znyshheno-20-artsystem-i-6-bbm/</text:a>
</text:p>
      <!--NEWS-->
      <text:h text:style-name="P10" text:outline-level="1">
<text:span text:style-name="T4">
摩尔多瓦发送了帮助以消除后果</text:span>
</text:h>
      <text:p text:style-name="P4">
作者: ['АРМІЯINFORM']</text:p>
      <text:p text:style-name="P4">
时间: 2023-06-13T6:00:00-04:00</text:p>
      <text:p text:style-name="P4">
描述: DSNS乌克兰人的人道主义杜波马（DUPHOMA）脱离了Rebubliki Martyr Nadu，纳斯利德基（Naslidkiv）与乌克兰（Naslidkiv）的Le -kvidats ...与乌克兰2022年的战争，乌克兰与乌克兰的最新新闻战争，与乌克兰的新闻新闻，与乌克兰的新闻战争，乌克兰和俄罗斯和俄罗斯和俄罗斯的战争，与乌克兰和乌克兰的战争，与乌克兰战争，与乌克兰战争。 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6/mceu-88770298511686575907798.jpg" text:style-name="Internet_20_link" text:visited-style-name="Visited_20_Internet_20_Link">
mceu-88770298511686575907798.jpg</text:a>
']</text:p>
      <text:p text:style-name="P4">
标签: ['ГУМДОПОМОГА', 'КАХОВСЬКА ГЕС', 'КАХОВСЬКА ГЕС/ШТАБ INFO', 'МОЛДОВА']</text:p>
      <text:p text:style-name="P4">
类别: News</text:p>
      <!--METADATA-->
      <text:p text:style-name="P4">
<draw:frame draw:style-name="fr1" draw:name="Image16" text:anchor-type="as-char" svg:width="6.9236in" svg:height="5.1927in" draw:z-index="0">
<draw:image xlink:href="../Images/AРМІЯINFORM/2023-06-13T6-00-00-04-00/mceu-88770298511686575907798.jpg" xlink:type="simple" xlink:show="embed" xlink:actuate="onLoad" draw:mime-type="image/jpeg"/>
</draw:frame>
摩尔多瓦共和国政府提供了乌克兰SES的人道主义援助，以消除人类制造的灾难的程序，这是由于对Kakhovsk水力发电厂的损害而引起的。</text:p>
      <text:p text:style-name="P4">
关于它<text:a xlink:type="simple" xlink:href="https://www.kmu.gov.ua/news/uriad-moldovy-napravyv-humdopomohu-dlia-likvidatsii-naslidkiv-pidryvu-kakhovskoi-hes" text:style-name="Internet_20_link" text:visited-style-name="Visited_20_Internet_20_Link">
报告</text:a>
政府门户。</text:p>
      <text:p text:style-name="P4">
特别是，人道主义援助包括：</text:p>
      <ul>
        <li>
2个抽水站， * 7塑料船， * 5座充气船， * 161套橡胶靴， <text:span text:style-name="T5">
电动泵， </text:span>
食物等。</li>
      </ul>
      <text:p text:style-name="P4">
声明说：“这件事是真诚的，归功于摩尔多瓦共和国政府，摩尔多瓦共和国内政部的乌苏尔总督察以支持他们的支持。”</text:p>
      <text:p text:style-name="P4">
News Source: <text:a xlink:type="simple" xlink:href="https://armyinform.com.ua/2023/06/13/moldova-napravyla-dopomogu-dlya-likvidacziyi-naslidkiv-pidryvu-kahovskoyi-ges/" text:style-name="Internet_20_link" text:visited-style-name="Visited_20_Internet_20_Link">
https://armyinform.com.ua/2023/06/13/moldova-napravyla-dopomogu-dlya-likvidacziyi-naslidkiv-pidryvu-kahovskoyi-ges/</text:a>
</text:p>
      <!--NEWS-->
      <text:h text:style-name="P10" text:outline-level="1">
<text:span text:style-name="T4">
在哪里向Kakhovskaya Hydroe HEP的受害者寻求心理帮助</text:span>
</text:h>
      <text:p text:style-name="P4">
作者: ['АРМІЯINFORM']</text:p>
      <text:p text:style-name="P4">
时间: 2023-06-13T8:00:00-04:00</text:p>
      <text:p text:style-name="P4">
描述: 对于人们而言，他们推迟了来自赫森齐（Khersonziy）的压力，即普拉森（Pratsuyut）的地区...与乌克兰2022年的战争，今天与乌克兰的最新新闻，今天与乌克兰的新闻战争，今天上次与乌克兰的新闻战争，乌克兰和俄罗斯之间以及俄罗斯和俄罗斯之间的战争将发生，与2022年的战争，乌克兰是否会在不久</text:p>
      <text:p text:style-name="P4">
图片: ['<text:a xlink:type="simple" xlink:href="https://armyinform.com.ua/wp-content/uploads/2023/06/photo_5203997347992946481_y.jpg" text:style-name="Internet_20_link" text:visited-style-name="Visited_20_Internet_20_Link">
photo_5203997347992946481_y.jpg</text:a>
']</text:p>
      <text:p text:style-name="P4">
标签: ['КАХОВСЬКА ГЕС', 'ПСИХОЛОГІЧНА ДОПОМОГА']</text:p>
      <text:p text:style-name="P4">
类别: News</text:p>
      <!--METADATA-->
      <text:p text:style-name="P4">
<draw:frame draw:style-name="fr1" draw:name="Image17" text:anchor-type="as-char" svg:width="6.9236in" svg:height="4.615733in" draw:z-index="0">
<draw:image xlink:href="../Images/AРМІЯINFORM/2023-06-13T8-00-00-04-00/photo_5203997347992946481_y.jpg" xlink:type="simple" xlink:show="embed" xlink:actuate="onLoad" draw:mime-type="image/jpeg"/>
</draw:frame>
对于遭受压力大事的人来说，首先是心理护理提供者在Kherson及其周边地区工作。</text:p>
      <text:p text:style-name="P4">
关于它<text:a xlink:type="simple" xlink:href="https://minre.gov.ua/2023/06/12/kudy-zvertatysya-za-psyhologichnoyu-dopomogoyu-postrazhdalym-vid-pidryvu-kahovskoyi-ges/" text:style-name="Internet_20_link" text:visited-style-name="Visited_20_Internet_20_Link">
告知</text:a>
重返社会部。</text:p>
      <text:p text:style-name="P4">
心理社会支持专家，心理学家伊族主义反应的移动人员的团队准备随时为Kherson提供低心理服务。</text:p>
      <text:p text:style-name="P4">
有关第一个心理帮助提供者以及协助，该地区，联系人的详细信息可以通过使用表[参考]获得。(https://l.facebook.com/l.php?u=https%3A%2F%2Fdocs.google.com%2Fdocument%2Fd%2F1hfD4TqwXqQj-uVLYcq-h-MCS8lymjLNxeQnNKy_r2PI%2Fedit%3Ffbclid%3DIwAR3oOOafCyVGDtrCUt3kDqjWjeUlXb7J6mt_Hi_HSxvVw_ern9jfHdtaOrM&amp;h=AT0cBGvxuXB8zPAR899YtfR7_IaSMa5pFD3P7u5eXvQffLQweI_fQEbdrB9DUND8oB004cL_GyW5GujvoGOSNWTI1H_0oNhA_Ddb1SJDvQYILbr3Uo2HNCb8Mpw1wP_B5-91&amp;<text:span text:style-name="T4">
tn</text:span>
=-UK-R&amp;c%5B0%5D=AT1_DcIjhLIGRj06igKgJtzSAFmnN086D4pF4f2nqK8Q7r4eJkIMOcPIVAEBXVTbk38nRWB-1iF9GagYfiNn-rkbgQPt-h77ZEKf5CPN0I5HjjPpYYcTJ8320S4MSjTCZcF2Q_7-iX8mh5YYpnKDTsevn-SAdu1P81RMH9ljLTb8ZDZ9Cw). Вся надана інформація актуалізована й оновлюється.</text:p>
      <text:p text:style-name="P4">
News Source: <text:a xlink:type="simple" xlink:href="https://armyinform.com.ua/2023/06/13/kudy-zvertatysya-za-psyhologichnoyu-dopomogoyu-postrazhdalym-vid-pidryvu-kahovskoyi-ges/" text:style-name="Internet_20_link" text:visited-style-name="Visited_20_Internet_20_Link">
https://armyinform.com.ua/2023/06/13/kudy-zvertatysya-za-psyhologichnoyu-dopomogoyu-postrazhdalym-vid-pidryvu-kahovskoyi-ges/</text:a>
</text:p>
      <!--NEWS-->
      <text:h text:style-name="P10" text:outline-level="1">
<text:span text:style-name="T4">
尼古拉（Nikolaev）地区的赫尔森（Kherson）30个定居点仍被洪水淹没-Denis Shmigal</text:span>
</text:h>
      <text:p text:style-name="P4">
作者: ['АРМІЯINFORM']</text:p>
      <text:p text:style-name="P4">
时间: 2023-06-13T90:00:00-04:00</text:p>
      <text:p text:style-name="P4">
描述: 罗斯吉耶（Rosieskiye）的纳斯尔（Kakhovsky Ges Popolini）被洪水淹没了30波普尔...与乌克兰2022年的战争，与乌克兰的最新消息，今天与乌克兰的新闻战争，今天与乌克兰2022年的新闻，今天与乌克兰和俄罗斯之间的战争以及何时与乌克兰和俄罗斯之间的战争他们说，乌克兰在2022年将是与乌克兰的战争</text:p>
      <text:p text:style-name="P4">
图片: ['<text:a xlink:type="simple" xlink:href="https://armyinform.com.ua/wp-content/uploads/2023/06/thumb_204644_820_360_0_0_auto.jpg" text:style-name="Internet_20_link" text:visited-style-name="Visited_20_Internet_20_Link">
thumb_204644_820_360_0_0_auto.jpg</text:a>
']</text:p>
      <text:p text:style-name="P4">
标签: ['STOPRUSSIA']</text:p>
      <text:p text:style-name="P4">
类别: News</text:p>
      <!--METADATA-->
      <text:p text:style-name="P4">
<draw:frame draw:style-name="fr1" draw:name="Image18" text:anchor-type="as-char" svg:width="6.9236in" svg:height="4.610104in" draw:z-index="0">
<draw:image xlink:href="../Images/AРМІЯINFORM/2023-06-13T90-00-00-04-00/thumb_204644_820_360_0_0_auto.jpg" xlink:type="simple" xlink:show="embed" xlink:actuate="onLoad" draw:mime-type="image/jpeg"/>
</draw:frame>
由于俄罗斯恐怖分子袭击了卡科夫斯卡亚水力发电站，赫森地区的30个绘画点以及Mykolaiv的31个定居点被淹没了，同时，DNIEPER的水位下降。 这个<text:a xlink:type="simple" xlink:href="https://www.kmu.gov.ua/news/pidtoplenymy-zalyshaiutsia-30-naselenykh-punktiv-na-khersonshchyni-ta-31-na-mykolaivshchyni-premier-ministr" text:style-name="Internet_20_link" text:visited-style-name="Visited_20_Internet_20_Link">
注明</text:a>
总理丹尼斯·施密尔(Denis Schmigal)在6月13日政府到达政府时。</text:p>
      <text:p text:style-name="P4">
“已经撤离了3700多人。 深切感谢救援人员，医生，警察和志愿者，他们是无私的，通常是俄罗斯单位的人，”总理说。</text:p>
      <text:p text:style-name="P4">
Denis Shmigal还对已经衰老的国际合作伙伴表示感谢。 在欧盟民事保护机制的框架内，有13个国家提供援助。 据他说，这大约是数十艘船，木筏，电动泵，发电机，容器，坦克和滤水器，以及许多其他东西。 尤其是政府负责人，感谢美国，英国，日本，加拿大等人已经提供了帮助。</text:p>
      <text:p text:style-name="P4">
News Source: <text:a xlink:type="simple" xlink:href="https://armyinform.com.ua/2023/06/13/pidtoplenymy-zalyshayutsya-30-naselenyh-punktiv-na-hersonshhyni-ta-31-na-mykolayivshhyni-denys-shmygal/" text:style-name="Internet_20_link" text:visited-style-name="Visited_20_Internet_20_Link">
https://armyinform.com.ua/2023/06/13/pidtoplenymy-zalyshayutsya-30-naselenyh-punktiv-na-hersonshhyni-ta-31-na-mykolayivshhyni-denys-shmygal/</text:a>
</text:p>
      <!--NEWS-->
      <text:h text:style-name="P10" text:outline-level="1">
<text:span text:style-name="T4">
被拘留的FSB代理商在武装部队的准备中间监视了反对性的武装部队</text:span>
</text:h>
      <text:p text:style-name="P4">
作者: ['АРМІЯINFORM']</text:p>
      <text:p text:style-name="P4">
时间: 2023-06-13T92:00:00-04:00</text:p>
      <text:p text:style-name="P4">
描述: 在Dnipropetrovskiy上，这是一个Rosiysky的Vyshrimano Shchertimano的反击的结果...与乌克兰2022年的战争，与乌克兰的最新新闻，与乌克兰的新闻进行战争，与乌克兰2022年的新闻战争，今天将在乌克兰之间进行战争，将在乌克兰之间进行战争，将在乌克兰之间进行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6/55cb9703-a33c-4e8a-92a1-7a70531d3d48.jpg" text:style-name="Internet_20_link" text:visited-style-name="Visited_20_Internet_20_Link">
55cb9703-a33c-4e8a-92a1-7a70531d3d48.jpg</text:a>
']</text:p>
      <text:p text:style-name="P4">
标签: ['АГРЕСІЯ РФ', 'ВТОРГНЕННЯ РФ', 'КОЛАБОРАНТ', 'СБУ']</text:p>
      <text:p text:style-name="P4">
类别: News</text:p>
      <!--METADATA-->
      <text:p text:style-name="P4">
<draw:frame draw:style-name="fr1" draw:name="Image19" text:anchor-type="as-char" svg:width="6.9236in" svg:height="4.615733in" draw:z-index="0">
<draw:image xlink:href="../Images/AРМІЯINFORM/2023-06-13T92-00-00-04-00/55cb9703-a33c-4e8a-92a1-7a70531d3d48.jpg" xlink:type="simple" xlink:show="embed" xlink:actuate="onLoad" draw:mime-type="image/jpeg"/>
</draw:frame>
在dnipropetrovsk中，由于采取了反对措施，拘留了单个俄罗斯药物。 原来，他是一名42岁的居民，被俄罗斯特殊服务招募。 攻击者受到终身参与的威胁。</text:p>
      <text:p text:style-name="P4">
关于它<text:a xlink:type="simple" xlink:href="https://t.me/SBUkr/8641" text:style-name="Internet_20_link" text:visited-style-name="Visited_20_Internet_20_Link">
告知</text:a>
乌克兰的安全服务。</text:p>
      <text:p text:style-name="P4">
在FSB的指示下，他收集了有关DNIEPER，KAMIANSKY和NOVOMOSKOVSK国防军部署地点的情报。 他的主要任务是找到有关正在准备武装部队准备的军事垃圾填埋场和训练中心的信息。</text:p>
      <text:p text:style-name="P4">
袭击者试图建立乌克兰军队塔维安技术人员的指示人数，他们正在为可能的前线转移做准备。</text:p>
      <text:p text:style-name="P4">
为了履行FSB的任务，叛徒独立去了地形，并在国防部队的地方隐藏了遵守。</text:p>
      <text:p text:style-name="P4">
对于每项任务，敌方同事从他的“策展人” ZFSB收到了货币“奖励”，该奖励是涉及相关人员的银行卡。</text:p>
      <text:p text:style-name="P4">
安全服务的调查人员告诉他，武装条件犯了叛国罪。 他现在被拘留。</text:p>
      <text:p text:style-name="P4">
News Source: <text:a xlink:type="simple" xlink:href="https://armyinform.com.ua/2023/06/13/zatrymano-agenta-fsb-yakyj-shpyguvav-za-czentramy-pidgotovky-zsu-do-kontrnastupu/" text:style-name="Internet_20_link" text:visited-style-name="Visited_20_Internet_20_Link">
https://armyinform.com.ua/2023/06/13/zatrymano-agenta-fsb-yakyj-shpyguvav-za-czentramy-pidgotovky-zsu-do-kontrnastupu/</text:a>
</text:p>
      <!--NEWS-->
      <text:h text:style-name="P10" text:outline-level="1">
<text:span text:style-name="T4">
拉脱维亚已分配了4.3万欧元，以消除Kakhovskaya水力发电站的影响</text:span>
</text:h>
      <text:p text:style-name="P4">
作者: ['АРМІЯINFORM']</text:p>
      <text:p text:style-name="P4">
时间: 2023-06-13T93:00:00-04:00</text:p>
      <text:p text:style-name="P4">
描述: “拉维亚人的拉脱维亚人道主义者i duphoral在Rosiri 430,000є乌克兰人的...与乌克兰2022年的战争，与乌克兰与乌克兰的最新新闻，今天与乌克兰的新闻战争，今天与乌克兰的新闻进行战争，今天与乌克兰2022年的新闻战，乌克兰和俄罗斯和俄罗斯之间以及何时何时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6/630_360_1686128384-437.jpg" text:style-name="Internet_20_link" text:visited-style-name="Visited_20_Internet_20_Link">
630_360_1686128384-437.jpg</text:a>
']</text:p>
      <text:p text:style-name="P4">
标签: ['STOPRUSSIA', 'КАХОВСЬКА ГЕС/ШТАБ INFO', 'ЛАТВІЯ']</text:p>
      <text:p text:style-name="P4">
类别: News</text:p>
      <!--METADATA-->
      <text:p text:style-name="P4">
<draw:frame draw:style-name="fr1" draw:name="Image20" text:anchor-type="as-char" svg:width="6.9236in" svg:height="3.956343in" draw:z-index="0">
<draw:image xlink:href="../Images/AРМІЯINFORM/2023-06-13T93-00-00-04-00/630_360_1686128384-437.jpg" xlink:type="simple" xlink:show="embed" xlink:actuate="onLoad" draw:mime-type="image/jpeg"/>
</draw:frame>
说明性照片</text:p>
      <text:p text:style-name="P4">
“拉脱维亚将向乌克兰的援助提供额外的人道主义援助，向受俄罗斯摧毁的卡科夫斯克水力发电站影响的人们提供额外的援助。 我们对乌克兰的支持是稳定的，胜利是唯一的和平之路。(https://twitter.com/krisjaniskarins).</text:p>
      <text:p text:style-name="P4">
News Source: <text:a xlink:type="simple" xlink:href="https://armyinform.com.ua/2023/06/13/latviya-vydilyla-na-likvidacziyu-naslidkiv-rujnuvannya-kahovskoyi-ges-430-tysyach-yevro/" text:style-name="Internet_20_link" text:visited-style-name="Visited_20_Internet_20_Link">
https://armyinform.com.ua/2023/06/13/latviya-vydilyla-na-likvidacziyu-naslidkiv-rujnuvannya-kahovskoyi-ges-430-tysyach-yevro/</text:a>
</text:p>
      <!--NEWS-->
      <text:h text:style-name="P10" text:outline-level="1">
<text:span text:style-name="T4">
北约盟友支持乌克兰改变了战场上的局势 - 詹斯·斯托尔滕贝格</text:span>
</text:h>
      <text:p text:style-name="P4">
作者: ['Єгор Брайлян']</text:p>
      <text:p text:style-name="P4">
时间: 2023-06-13T94:00:00-04:00</text:p>
      <text:p text:style-name="P4">
描述: 在宣布北约斯托尔滕贝格秘书长秘书长之后，一个小时立即投票给了Spials ...与乌克兰2022年的战争，与乌克兰的战争是今天的最新消息，这是与乌克兰2022年的新闻战争，今天将会有乌克兰与俄罗斯之间的战争，以及2022年与乌克兰的战争，这将是与否，他们说在不久的将来会与乌克兰发生战争，他们说，与乌克兰的战争，今天的乌克兰新闻，乌克兰的新闻，乌克兰媒体的新闻在俄罗斯</text:p>
      <text:p text:style-name="P4">
图片: ['<text:a xlink:type="simple" xlink:href="https://armyinform.com.ua/wp-content/uploads/2023/06/230613-sg-biden_rdax_775x440p.jpg" text:style-name="Internet_20_link" text:visited-style-name="Visited_20_Internet_20_Link">
230613-sg-biden_rdax_775x440p.jpg</text:a>
']</text:p>
      <text:p text:style-name="P4">
标签: ['ЄНС СТОЛТЕНБЕРГ', 'НАТО', 'УКРАЇНА – НАТО']</text:p>
      <text:p text:style-name="P4">
类别: News</text:p>
      <!--METADATA-->
      <text:p text:style-name="P4">
<draw:frame draw:style-name="fr1" draw:name="Image21" text:anchor-type="as-char" svg:width="6.9236in" svg:height="3.935897in" draw:z-index="0">
<draw:image xlink:href="../Images/AРМІЯINFORM/2023-06-13T94-00-00-04-00/230613-sg-biden_rdax_775x440p.jpg" xlink:type="simple" xlink:show="embed" xlink:actuate="onLoad" draw:mime-type="image/jpeg"/>
</draw:frame>
这是北约秘书长斯托尔滕贝格在与美国国务院安东尼·布林克尼(Anthony Blinken)宣布联合声明时所说的。</text:p>
      <text:p text:style-name="P4">
6月12日至13日，进行了访问Jes Stoltenberg到美国的访问，在华盛顿，新手大西洋联盟的领导人讨论了维尔纽斯的未来峰会问题。</text:p>
      <text:p text:style-name="P4">
北约秘书长赞扬了盟国对联盟的支持，以加强乌克兰在抵制俄罗斯侵略方面的遵守情况。</text:p>
      <text:p text:style-name="P4">
“我要感谢美国和拜登总统为加强跨大西洋关系所做的一切。 当然，您支持乌克兰。 欧洲盟友还为乌克兰做出了贡献，乌克兰是数万十亿的经济和军事支持。</text:p>
      <text:p text:style-name="P4">
北约盟友和合作伙伴的支持正在改变战场上的局势，因为乌克兰乌克兰人发动了进攻。 他们移动并征服位置。 我们知道，乌克兰人越准备释放土地，他们在谈判中将越强。 普京总统更有可能意识到，他将永远不会在战场上赢得入侵的战争。” Yinstoltenberg强调。</text:p>
      <text:p text:style-name="P4">
2022年2月24日，大规模入侵俄罗斯进入乌克兰，于2022年2月24日取代了北约。 联盟国家已经开始在国防上花费更多，从而加强了欧元区 - 大西洋地区的安全。</text:p>
      <text:p text:style-name="P4">
詹斯·斯托尔滕贝格(Jens Stoltenberg)说，即使在2014年在威尔士岛北约峰会上宣布的GDP的2％的国内生产国防部也不足以有效抵消现代威胁。 据计划，到2024年，这些国家不会在国防成本上花费至少2％。</text:p>
      <text:p text:style-name="P4">
“我们正在为维尔纽斯举行的下届北约峰会做准备。 在那里，我们将同意增加对乌克兰的支持和加强，然后加强我们的核约束和防御，其中包括更明确的义务来增加国防成本。</text:p>
      <text:p text:style-name="P4">
我希望联盟成员同意，GDP的2％应该是最低限度，而米普文(Mipovin)都投资于我们的国防和集体安全。” Yinstoltenberg总结道。</text:p>
      <text:p text:style-name="P4">
News Source: <text:a xlink:type="simple" xlink:href="https://armyinform.com.ua/2023/06/13/pidtrymka-soyuznykiv-po-nato-dlya-ukrayiny-zminyuye-sytuacziyu-na-poli-boyu-yens-stoltenberg/" text:style-name="Internet_20_link" text:visited-style-name="Visited_20_Internet_20_Link">
https://armyinform.com.ua/2023/06/13/pidtrymka-soyuznykiv-po-nato-dlya-ukrayiny-zminyuye-sytuacziyu-na-poli-boyu-yens-stoltenberg/</text:a>
</text:p>
      <!--NEWS-->
      <text:h text:style-name="P10" text:outline-level="1">
<text:span text:style-name="T4">
政府已决定克服后果</text:span>
</text:h>
      <text:p text:style-name="P4">
作者: ['АРМІЯINFORM']</text:p>
      <text:p text:style-name="P4">
时间: 2023-06-13T98:00:00-04:00</text:p>
      <text:p text:style-name="P4">
描述: Syogodn和Kabmin称赞Rosarzhennya Schodo Podolannya Namylidkiv的情况，...与乌克兰2022的战争，与乌克兰的最新新闻，与乌克兰2022年的新闻战争，乌克兰2022年的新闻战争，乌克兰和俄罗斯和俄罗斯与乌克兰的战争以及2022年的战争将会是与乌克兰的战争。他们说，在不久的将来，乌克兰与乌克兰发动了战争</text:p>
      <text:p text:style-name="P4">
图片: ['<text:a xlink:type="simple" xlink:href="https://armyinform.com.ua/wp-content/uploads/2023/06/flooding_in_kherson_after_the_destruction_of_the_kakhovka_dam_2023.jpg" text:style-name="Internet_20_link" text:visited-style-name="Visited_20_Internet_20_Link">
flooding_in_kherson_after_the_destruction_of_the_kakhovka_dam_2023.jpg</text:a>
']</text:p>
      <text:p text:style-name="P4">
标签: ['STOPRUSSIA', 'ВТОРГНЕННЯ РФ']</text:p>
      <text:p text:style-name="P4">
类别: News</text:p>
      <!--METADATA-->
      <text:p text:style-name="P4">
<draw:frame draw:style-name="fr1" draw:name="Image22" text:anchor-type="as-char" svg:width="6.9236in" svg:height="3.894525in" draw:z-index="0">
<draw:image xlink:href="../Images/AРМІЯINFORM/2023-06-13T98-00-00-04-00/flooding_in_kherson_after_the_destruction_of_the_kakhovka_dam_2023.jpg" xlink:type="simple" xlink:show="embed" xlink:actuate="onLoad" draw:mime-type="image/jpeg"/>
</draw:frame>
如今，内阁已批准了一项命令，以克服因俄罗斯联邦的武装侵略而破坏了卡科夫卡水力发电站的大坝造成的非凡信心的后果。</text:p>
      <text:p text:style-name="P4">
关于它<text:a xlink:type="simple" xlink:href="https://t.me/minre_ua" text:style-name="Internet_20_link" text:visited-style-name="Visited_20_Internet_20_Link">
报告</text:a>
重返社会部。</text:p>
      <text:p text:style-name="P4">
该文件由Kherson OVA和其他地方当局建议组织恢复受损建筑物的工作，并计算相应的补偿金额。 <text:span text:style-name="T4">
即：</text:span>
</text:p>
      <text:p text:style-name="P4">
<text:span text:style-name="T5">
对该领土进行检查，这是一系列紧急救援措施和脱颖而出； </text:span>
通过足够数量的专家参与，组织委员会的工作，以检查赫尔森地区所有社区受损的建筑物和建筑物； *检查和计算对国家财产登记册的赔偿金额的结果，遭受敌对行动的损失和破坏。</text:p>
      <text:p text:style-name="P4">
News Source: <text:a xlink:type="simple" xlink:href="https://armyinform.com.ua/2023/06/13/uryad-uhvalyv-rishennya-shhodo-podolannya-naslidkiv-pidryvu-kahovskoyi-ges/" text:style-name="Internet_20_link" text:visited-style-name="Visited_20_Internet_20_Link">
https://armyinform.com.ua/2023/06/13/uryad-uhvalyv-rishennya-shhodo-podolannya-naslidkiv-pidryvu-kahovskoyi-ges/</text:a>
</text:p>
      <!--NEWS-->
      <text:h text:style-name="P10" text:outline-level="1">
<text:span text:style-name="T4">
我们有一个非常严格的决斗：国防部讲述了大约九天的武装部队</text:span>
</text:h>
      <text:p text:style-name="P4">
作者: Ukrinform (Person)</text:p>
      <text:p text:style-name="P4">
出版商: Укринформ (Organization)</text:p>
      <text:p text:style-name="P4">
出版时间: 2023-06-14T-10:57:00+03:00</text:p>
      <text:p text:style-name="P4">
修改时间: 2023-06-14T19:57:00+03:00</text:p>
      <text:p text:style-name="P4">
描述: 俄罗斯军队紧紧取代了领土，增加了前线的炮击数量，试图阻止乌克兰进攻，但武装部队自信地行动。  - 乌克林。</text:p>
      <text:p text:style-name="P4">
图片: ['<text:a xlink:type="simple" xlink:href="https://static.ukrinform.com/photos/2023_06/thumb_files/630_360_1686291713-528.jpg" text:style-name="Internet_20_link" text:visited-style-name="Visited_20_Internet_20_Link">
630_360_16862...</text:a>
']</text:p>
      <text:p text:style-name="P4">
标签: ['ЗСУ', 'Війна з Росією', 'Ганна Маляр']</text:p>
      <text:p text:style-name="P4">
类型: Article</text:p>
      <!--METADATA-->
      <text:p text:style-name="P4">
<draw:frame draw:style-name="fr1" draw:name="Image23" text:anchor-type="as-char" svg:width="6.9236in" svg:height="3.956343in" draw:z-index="0">
<draw:image xlink:href="../Images/yкринформ/2023-06-14T-10-57-00-03-00/630_360_1686291713-528.jpg" xlink:type="simple" xlink:show="embed" xlink:actuate="onLoad" draw:mime-type="image/jpeg"/>
</draw:frame>
Ruskivska紧紧取代了领土，并增加了Nafroroti的炮击数量，试图阻止乌克兰进攻，但武装部队充满信心。</text:p>
      <text:p text:style-name="P4">
乌克兰国防部副部长安娜·马里亚尔(Anna Malyar)在唯一新闻的播放中说。</text:p>
      <text:p text:style-name="P4">
“例如，在南部，我们的部队现在面临着连续的开采，因此很难搬家。 如果我有汽车，这可能会很慢，但是它很有信心。 她还面临着这样一个事实，即敌人正在积极检查卡米卡兹的演员和无人机，试图阻止我们的进攻消失各种损害，”她说。</text:p>
      <text:p text:style-name="P4">
<text:span text:style-name="T4">
另请阅读：</text:span>
 <text:a xlink:type="simple" xlink:href="https://www.ukrinform.ua/rubric-ato/3722963-malar-rozpovila-pro-komunikaciu-iz-zaluznim-ta-insimi-komandirami.html" text:style-name="Internet_20_link" text:visited-style-name="Visited_20_Internet_20_Link">
<text:span text:style-name="T4">
画家</text:span>
谈论与Zaluzhny和其他指挥官的交流</text:a>
画家说，截至目前，乌克兰军队都符合不同的指示。</text:p>
      <text:p text:style-name="P4">
“实际上，当我们也尽可能地努力时，我们会有一个非常僵化的决斗，而敌人则尽可能地努力阻止这一点(乌克兰 - 编辑。)进攻。 蠕虫现在增加了炮击的数量 - 它会导致更多的火炮，迫击炮，空袭，因此试图阻止我们的进攻。”副部长说。</text:p>
      <text:p text:style-name="P4">
她告知，过去一周和本周两天都没有AdvancedRF高级。</text:p>
      <text:p text:style-name="P4">
<text:span text:style-name="T4">
另请阅读：</text:span>
 <text:a xlink:type="simple" xlink:href="https://www.ukrinform.ua/rubric-ato/3722956-malar-poasnila-comu-ne-nazivautsa-tocni-cifri-vtrat-sil-oboroni.html" text:style-name="Internet_20_link" text:visited-style-name="Visited_20_Internet_20_Link">
<text:span text:style-name="T4">
画家</text:span>
解释了为什么确切的数字不称为防御损失</text:a>
“也就是说，敌人试图下台的地方 - 例如，巴赫穆特的方向 - 我们试图前进。 我们正在搬家，他们不是，因为我们的部队没有得到这样的机会。”画家说。</text:p>
      <text:p text:style-name="P4">
根据武装部队的总参谋长，俄罗斯入侵者将基本努力集中在莱曼，巴赫穆特，阿夫迪夫斯基和玛丽斯基·纳普里姆基(Mariinsky Napryamki)上，以及39日的战斗冲突发生在白天，战斗仍在继续。</text:p>
      <text:p text:style-name="P4">
照片：WM血液</text:p>
      <text:p text:style-name="P4">
News Source: <text:a xlink:type="simple" xlink:href="https://www.ukrinform.ua/rubric-ato/3722967-maemo-duze-zorstkij-dvobij-u-minoboroni-rozpovili-pro-devat-dniv-nastupu-zsu.html" text:style-name="Internet_20_link" text:visited-style-name="Visited_20_Internet_20_Link">
https://www.ukrinform.ua/rubric-ato/3722967-maemo-duze-zorstkij-dvobij-u-minoboroni-rozpovili-pro-devat-dniv-nastupu-zsu.html</text:a>
</text:p>
      <!--NEWS-->
      <text:h text:style-name="P10" text:outline-level="1">
<text:span text:style-name="T4">
在南部，已经启动了感染性枢纽 - 它们还将进行快速的霍乱测试</text:span>
</text:h>
      <text:p text:style-name="P4">
作者: Ukrinform (Person)</text:p>
      <text:p text:style-name="P4">
出版商: Укринформ (Organization)</text:p>
      <text:p text:style-name="P4">
出版时间: 2023-06-14T-12:53:14+03:00</text:p>
      <text:p text:style-name="P4">
修改时间: 2023-06-14T18:53:14+03:00</text:p>
      <text:p text:style-name="P4">
描述: 在传染枢纽中，将在尼古莱地区，霍森和dnipropetrovsk发射急性肠和其他感染性疾病的患者。 在这些医院中，已经部署了更多的传染床。  - 乌克林。</text:p>
      <text:p text:style-name="P4">
图片: ['<text:a xlink:type="simple" xlink:href="https://static.ukrinform.com/photos/2021_11/thumb_files/630_360_1636646602-117.jpg" text:style-name="Internet_20_link" text:visited-style-name="Visited_20_Internet_20_Link">
630_360_16366...</text:a>
']</text:p>
      <text:p text:style-name="P4">
标签: ['Холера', 'МОЗ', 'Каховська ГЕС', 'Інфекційні хвороби']</text:p>
      <text:p text:style-name="P4">
类型: Article</text:p>
      <!--METADATA-->
      <text:p text:style-name="P4">
<draw:frame draw:style-name="fr1" draw:name="Image24" text:anchor-type="as-char" svg:width="6.9236in" svg:height="3.956343in" draw:z-index="0">
<draw:image xlink:href="../Images/yкринформ/2023-06-14T-12-53-14-03-00/630_360_1636646602-117.jpg" xlink:type="simple" xlink:show="embed" xlink:actuate="onLoad" draw:mime-type="image/jpeg"/>
</draw:frame>
传染中心，急性肠道和其他感染性疾病的患者在Kherson，Kherson和Dnipropetrovsk工作。 医院已经部署了其他感染床。</text:p>
      <text:p text:style-name="P4">
关于IT报告<text:a xlink:type="simple" xlink:href="https://moz.gov.ua/article/news/na-postrazhdalih-teritorijah-vidkrito-infekcijni-habi-jaki-zabezpecheni-shvidkimi-testami-dlja-diagnostiki-holeri-" text:style-name="Internet_20_link" text:visited-style-name="Visited_20_Internet_20_Link">
卫生部</text:a>
，报道乌克林福姆。</text:p>
      <text:p text:style-name="P4">
“每个患有严重急性感染过程的患者(https://www.ukrinform.ua/tag-infekcijni-hvorobi)另外还检查了胃肠道的疾病以检测霍乱病原体。 目前，赫尔森，mykolaiv地区和Dnipropetrovsk的大屠杀已准备好接受感染性疾病的用户。 它们将充当传染剂，并为快速诊断传染病的必要药物和药物提供。 乌克兰目前没有霍乱病例。</text:p>
      <text:p text:style-name="P4">
特别是，Kherson和Mykolaiv地区的医院已经提供了新药，包括诊断和治疗的设备。 这些是主要诊断和特殊存储和医疗设备的快速测试。</text:p>
      <text:p text:style-name="P4">
<text:span text:style-name="T4">
另请阅读：</text:span>
 <text:a xlink:type="simple" xlink:href="https://www.ukrinform.ua/rubric-society/3722833-moz-perevirit-robotu-medlaboratorij-na-pivdni-sob-zapobigti-posirennu-infekcijnih-hvorob.html" text:style-name="Internet_20_link" text:visited-style-name="Visited_20_Internet_20_Link">
卫生部将检查南方中型实验室的工作以抵制传染病的传播</text:a>
此外，政府批准了<text:a xlink:type="simple" xlink:href="https://www.kmu.gov.ua/npas/pro-vnesennia-zminy-do-poriadku-realizatsii-prohramy-derzhavnykh-harantii-medychnoho-obsluhovuvannia-naselennia-u-2023-rotsi-i130623-594" text:style-name="Internet_20_link" text:visited-style-name="Visited_20_Internet_20_Link">
法令</text:a>
，这是“医疗机构在紧急情况下提供Meredic护理的准备工作”的两倍，用于霍森，Mykolaiv和Dnipropetrovsk地区的Scenttoria的一部分医疗机构。 人物将使医院能够形成更多的“医疗篮”，以应对潜在的饮酒区传染病爆发。卫生部提醒人们，监测环境中霍乱病原体的循环和急性肠道感染的每年从6月1日开始，它们一直持续到9月。 目前，由于卡科夫卡水力发电站的破坏，监测控制也得到了加强。</text:p>
      <text:p text:style-name="P4">
<text:span text:style-name="T4">
另请阅读：</text:span>
 <text:a xlink:type="simple" xlink:href="https://www.ukrinform.ua/rubric-regions/3722378-holeri-u-pivdennih-regionah-ne-viavili-na-odesini-zafiksuvali-rotavirus-moz.html" text:style-name="Internet_20_link" text:visited-style-name="Visited_20_Internet_20_Link">
<text:span text:style-name="T4">
 cholel </text:span>
，在南部地区找不到，轮状病毒 - 摩尔摩尔固定在敖德萨地区</text:a>
考虑到与微生物指标的地表水标准的宽阔泛滥区和不一致，至关重要的是不要在洪水中释​​放的领土上使用各个井。 只有在监测水和土壤后将在经历洪水的地区进行井的井中检查的专家，才有可能使用此类来源的水。</text:p>
      <text:p text:style-name="P4">
据报道，在经历了洪水泛滥的地区的领土上，增强了人体学监督。 在敖德萨，mykolaiv和霍森地区，形成了38个监测地表水库的监测点(河流和海洋)沿着河流和海岸。 根据研究的结果，在中央提供或被带到人口的水，也依赖于国家卫生规则和规范，并且渴望消费。</text:p>
      <text:p text:style-name="P4">
照片说明性</text:p>
      <text:p text:style-name="P4">
News Source: <text:a xlink:type="simple" xlink:href="https://www.ukrinform.ua/rubric-regions/3722935-na-pivdni-rozgornuli-infekcijni-habi-robitimut-j-svidki-testi-na-holeru.html" text:style-name="Internet_20_link" text:visited-style-name="Visited_20_Internet_20_Link">
https://www.ukrinform.ua/rubric-regions/3722935-na-pivdni-rozgornuli-infekcijni-habi-robitimut-j-svidki-testi-na-holeru.html</text:a>
</text:p>
      <!--NEWS-->
      <text:h text:style-name="P10" text:outline-level="1">
<text:span text:style-name="T4">
专家：关于实施教育法的存款是为维尔纽斯峰会做准备</text:span>
</text:h>
      <text:p text:style-name="P4">
作者: Ukrinform (Person)</text:p>
      <text:p text:style-name="P4">
出版商: Укринформ (Organization)</text:p>
      <text:p text:style-name="P4">
出版时间: 2023-06-14T-13:52:59+03:00</text:p>
      <text:p text:style-name="P4">
修改时间: 2023-06-14T18:52:59+03:00</text:p>
      <text:p text:style-name="P4">
描述: 推迟实施《教育法》是为维尔纽斯峰会的乌克兰谈判立场准备。  - 乌克林。</text:p>
      <text:p text:style-name="P4">
图片: ['<text:a xlink:type="simple" xlink:href="https://static.ukrinform.com/photos/2017_04/thumb_files/630_360_1491814440-9668.jpg" text:style-name="Internet_20_link" text:visited-style-name="Visited_20_Internet_20_Link">
630_360_14918...</text:a>
']</text:p>
      <text:p text:style-name="P4">
标签: ['Освіта', 'Угорщина', 'Закон']</text:p>
      <text:p text:style-name="P4">
类型: Article</text:p>
      <!--METADATA-->
      <text:p text:style-name="P4">
<draw:frame draw:style-name="fr1" draw:name="Image25" text:anchor-type="as-char" svg:width="6.9236in" svg:height="3.956343in" draw:z-index="0">
<draw:image xlink:href="../Images/yкринформ/2023-06-14T-13-52-59-03-00/630_360_1491814440-9668.jpg" xlink:type="simple" xlink:show="embed" xlink:actuate="onLoad" draw:mime-type="image/jpeg"/>
</draw:frame>
延期《教育法》的实施是为维尔纽斯峰会的乌克兰解释做准备。</text:p>
      <text:p text:style-name="P4">
关于<text:a xlink:type="simple" xlink:href="https://www.ukrinform.ua/rubric-world/3722804-dmitro-tuzanskij-analitik-direktor-institutu-centralnoevropejskoi-strategii.html" text:style-name="Internet_20_link" text:visited-style-name="Visited_20_Internet_20_Link">
访谈乌克林法姆</text:a>
Dmitry Tuzhansky，中欧战略，分析师，分析师，匈牙利问题专家。</text:p>
      <text:p text:style-name="P4">
“该法案在5月底进行了登记，很重要的是，看到谁做：作者中的Arshamia和Kornienko，也就是说，这项法律是一个明确的政治步骤，在最高层面达成了同意。这很ham愧，这是也在匈牙利也完成了。</text:p>
      <text:p text:style-name="P4">
*!(https://www.ukrinform.ua/rubric-polytics/3686435-ugorsina-planue-i-dali-blokuvati-ruh-ukraini-do-es-cerez-zakon-pro-osvitu.html)根据分析师的说法，特别是为了删除匈牙利阻止我们重要举措的原因。</text:p>
      <text:p text:style-name="P4">
他说：“在这种情况下，这是一个明智的，正确的一步。通常不能解决问题，这只是一个推迟。我看不到匈牙利官员对这项法律的任何反应。”</text:p>
      <text:p text:style-name="P4">
“另一件事是，欧盟和北约的匈牙利封锁不仅是Transcarpathia中匈牙利少数民族的问题。乌克兰人 - 匈牙利的关系已经是灾难性的。这只是匈牙利阻止，玩耍，做得好的借口对于俄罗斯人来说，还认为匈牙利对瑞典的意见，因为瑞典没有匈牙利少数派。”</text:p>
      <text:p text:style-name="P4">
<text:span text:style-name="T4">
另请阅读：</text:span>
 [<text:a xlink:type="simple" xlink:href="https://www.ukrinform.ua/rubric-world/3722804-dmitro-tuzanskij-analitik-direktor-institutu-centralnoevropejskoi-strategii.html" text:style-name="Internet_20_link" text:visited-style-name="Visited_20_Internet_20_Link">
Dmitry Tuzhansky，分析师，中欧战略主任</text:a>
因此，他认为，乌克兰方面关于教育法律的决定不会强烈影响布达佩斯的政策。早些时候，据报道，匈牙利封锁了乌克兰对欧洲和平基金的第七次5亿欧元的分配，该基金是由诺格安援助的指导的。</text:p>
      <text:p text:style-name="P4">
北约维尔纽斯峰会(Nato Vilnius Summit)是2023年 - 未来的北约峰会，将于2023年11月22日在立陶宛首都维尔纽斯举行。</text:p>
      <text:p text:style-name="P4">
News Source: <text:a xlink:type="simple" xlink:href="https://www.ukrinform.ua/rubric-society/3722934-ekspert-vidkladenna-implementacii-zakonu-pro-osvitu-ce-pidgotovka-do-vilnuskogo-samitu.html" text:style-name="Internet_20_link" text:visited-style-name="Visited_20_Internet_20_Link">
https://www.ukrinform.ua/rubric-society/3722934-ekspert-vidkladenna-implementacii-zakonu-pro-osvitu-ce-pidgotovka-do-vilnuskogo-samitu.html</text:a>
</text:p>
      <!--NEWS-->
      <text:h text:style-name="P10" text:outline-level="1">
<text:span text:style-name="T4">
周日眨眼计划访问中国</text:span>
</text:h>
      <text:p text:style-name="P4">
作者: Ukrinform (Person)</text:p>
      <text:p text:style-name="P4">
出版商: Укринформ (Organization)</text:p>
      <text:p text:style-name="P4">
出版时间: 2023-06-14T-16:41:00+03:00</text:p>
      <text:p text:style-name="P4">
修改时间: 2023-06-14T16:41:00+03:00</text:p>
      <text:p text:style-name="P4">
描述: 根据北京与华盛顿之间的协议，美国国务卿安东尼·眨眼将于6月18日至19日访问中国。  - 乌克林。</text:p>
      <text:p text:style-name="P4">
图片: ['<text:a xlink:type="simple" xlink:href="https://static.ukrinform.com/photos/2022_10/thumb_files/630_360_1666808912-523.jpg" text:style-name="Internet_20_link" text:visited-style-name="Visited_20_Internet_20_Link">
630_360_16668...</text:a>
']</text:p>
      <text:p text:style-name="P4">
标签: ['Китай', 'США', 'Візит', 'Блінкен']</text:p>
      <text:p text:style-name="P4">
类型: Article</text:p>
      <!--METADATA-->
      <text:p text:style-name="P4">
<draw:frame draw:style-name="fr1" draw:name="Image26" text:anchor-type="as-char" svg:width="6.9236in" svg:height="3.956343in" draw:z-index="0">
<draw:image xlink:href="../Images/yкринформ/2023-06-14T-16-41-00-03-00/630_360_1666808912-523.jpg" xlink:type="simple" xlink:show="embed" xlink:actuate="onLoad" draw:mime-type="image/jpeg"/>
</draw:frame>
根据内政和华盛顿的协议，美国秘书安东尼·眨眼将于6月18日至19日访问中国。</text:p>
      <text:p text:style-name="P4">
乌克林福姆(Ukrinform)表示，在中国范宾(Vanbin)报告的外交部发言人<text:a xlink:type="simple" xlink:href="https://english.news.cn/20230614/277c7b532bec4393b82057bd2492026e/c.html" text:style-name="Internet_20_link" text:visited-style-name="Visited_20_Internet_20_Link">
xinhua</text:a>
。</text:p>
      <text:p text:style-name="P4">
中国一方并未告知任何有关美国瓦迪奥德访问的详细信息，尤其是关于与中国头脑的计划进行谈判的信息。</text:p>
      <text:p text:style-name="P4">
同时，在国务院处方药[美国]的信息中(https://www.ukrinform.ua/tag-ssa)马修·米勒(Matthew Miller)说，林肯肯(Linkenken)将于6月16日至21日前往北京和伦敦。</text:p>
      <text:p text:style-name="P4">
声明说：“在北京，国务卿眨眼将与高级官员会面，并讨论维持对美国和中国关系负责任管理的开放沟通线的重要性。”</text:p>
      <text:p text:style-name="P4">
<text:span text:style-name="T4">
另请阅读：</text:span>
 [<text:span text:style-name="T4">
眨眼</text:span>
宣布了一个功能强大的软件包(https://www.ukrinform.ua/rubric-polytics/3722011-blinken-anonsuvav-potuznij-paket-politicnoi-i-prakticnoi-pidtrimki-ukraini-na-samiti-nato.html)Blinken还将提出有关全球和区域议程的双边问题，并讨论有关常见跨国问题的潜在合作。</text:p>
      <text:p text:style-name="P4">
即使在2月，美国国务卿到中国的旅行也计划在中国，但在美国，中国气球间的帖子已取消。</text:p>
      <text:p text:style-name="P4">
正如乌克林福姆(Ukrinform(https://www.ukrinform.ua/rubric-world/3722776-pekin-zasterigae-vasington-vid-vtrucanna-u-spravi-kitau.html)在美国国务卿眨眼的情况下，美国表示，美国应尊重中国在该地点的地位，并停止干预中国的内部事务。</text:p>
      <text:p text:style-name="P4">
News Source: <text:a xlink:type="simple" xlink:href="https://www.ukrinform.ua/rubric-world/3722865-blinken-u-nedilu-planue-vidvidati-kitaj.html" text:style-name="Internet_20_link" text:visited-style-name="Visited_20_Internet_20_Link">
https://www.ukrinform.ua/rubric-world/3722865-blinken-u-nedilu-planue-vidvidati-kitaj.html</text:a>
</text:p>
      <!--NEWS-->
      <text:h text:style-name="P10" text:outline-level="1">
<text:span text:style-name="T4">
可以在没有水的情况下留下超过一百万的dnipropetrovsk居民</text:span>
</text:h>
      <text:p text:style-name="P4">
作者: Ukrinform (Person)</text:p>
      <text:p text:style-name="P4">
出版商: Укринформ (Organization)</text:p>
      <text:p text:style-name="P4">
出版时间: 2023-06-14T-17:29:00+03:00</text:p>
      <text:p text:style-name="P4">
修改时间: 2023-06-14T16:29:00+03:00</text:p>
      <text:p text:style-name="P4">
描述: 在Nikopol和Kryvyi Rih地区，主要是从Kakhovka水库中滋养的，超过一百万的人可以没有水 - 当地居民和强迫流离失所者。  - 乌克林。</text:p>
      <text:p text:style-name="P4">
图片: ['<text:a xlink:type="simple" xlink:href="https://static.ukrinform.com/photos/2023_06/thumb_files/630_360_1686382724-910.jpg" text:style-name="Internet_20_link" text:visited-style-name="Visited_20_Internet_20_Link">
630_360_16863...</text:a>
', '<text:a xlink:type="simple" xlink:href="https://static.ukrinform.com/photos/2023_06/1686748939-197.jpg" text:style-name="Internet_20_link" text:visited-style-name="Visited_20_Internet_20_Link">
1686748939-19...</text:a>
']</text:p>
      <text:p text:style-name="P4">
标签: ['Дніпропетровщина', 'Вода', 'Каховське водосховище']</text:p>
      <text:p text:style-name="P4">
类型: Article</text:p>
      <!--METADATA-->
      <text:p text:style-name="P4">
<draw:frame draw:style-name="fr1" draw:name="Image27" text:anchor-type="as-char" svg:width="6.9236in" svg:height="3.956343in" draw:z-index="0">
<draw:image xlink:href="../Images/yкринформ/2023-06-14T-17-29-00-03-00/630_360_1686382724-910.jpg" xlink:type="simple" xlink:show="embed" xlink:actuate="onLoad" draw:mime-type="image/jpeg"/>
</draw:frame>
在大多数情况下，由Kakhovsky药物提供动力的Unikopol和Kryvyi Rih地区可以没有水 - 当地和强迫流离失所者。</text:p>
      <text:p text:style-name="P4">
Mykola Lukashuk在乌克兰媒体中心的简报中说了这一点。</text:p>
      <text:p text:style-name="P4">
“尼科波尔区为2.8万人，再加上内部的4万人。在发生恐怖行为之后……所以我们截至今天算出的是数千人的850-900人(在Kryvyi Rih区 - 编辑。). Тобто більше мільйона людей внаслідокцього терористичного акту можуть залишитися без води", - сказав Лукашук.</text:p>
      <text:p text:style-name="P4">
<draw:frame draw:style-name="fr1" draw:name="Image28" text:anchor-type="as-char" svg:width="6.9236in" svg:height="4.570858in" draw:z-index="0">
<draw:image xlink:href="../Images/yкринформ/2023-06-14T-17-29-00-03-00/1686748939-197.jpg" xlink:type="simple" xlink:show="embed" xlink:actuate="onLoad" draw:mime-type="image/jpeg"/>
</draw:frame>
截至今天，他强调，在没有中央供水的dnipropetrovsk中，已经有30万人。 为了提供该地区，政府分配了UAH 1.597亿。</text:p>
      <text:p text:style-name="P4">
根据区域委员会负责人的说法，在尼科波尔区(Nikopol)地区，供水几乎是由于kakhovka水库造成的，情况更加困难。在其最大的城市(Nikopol，锰和覆盖物)中，它更加困难饮用水提取点，此外。(https://www.ukrinform.ua/tag-voda)不同类型的运输，包括铁路。</text:p>
      <text:p text:style-name="P4">
<text:span text:style-name="T4">
另请阅读：</text:span>
 <text:a xlink:type="simple" xlink:href="https://www.ukrinform.ua/rubric-polytics/3722786-dopomogu-ukraini-pisla-pidrivu-kahovskoi-ges-zaproponuvali-16-krain-evrosouzu.html" text:style-name="Internet_20_link" text:visited-style-name="Visited_20_Internet_20_Link">
在16个欧盟国家报告Kakhovskaya Hesear之后向乌克兰提供帮助</text:a>
在Kryvyi Rih区，情况更加稳定。 该城市由更多的水库，卡拉丘恩(Karachun)提供30％，用于经济用途的水可以在一个半月内就足够了。社区发展部，领土和基础设施将从基金中分配1.5毫米，以消除武装侵略性，用于在乌克兰南部建设Amagistral Water Pipelines。</text:p>
      <text:p text:style-name="P4">
News Source: <text:a xlink:type="simple" xlink:href="https://www.ukrinform.ua/rubric-regions/3722855-ponad-miljon-ziteliv-dnipropetrovsini-mozut-zalisitisa-bez-vodi.html" text:style-name="Internet_20_link" text:visited-style-name="Visited_20_Internet_20_Link">
https://www.ukrinform.ua/rubric-regions/3722855-ponad-miljon-ziteliv-dnipropetrovsini-mozut-zalisitisa-bez-vodi.html</text:a>
</text:p>
      <!--NEWS-->
      <text:h text:style-name="P10" text:outline-level="1">
<text:span text:style-name="T4">
乌克兰的男性国家队在排球的黄金欧洲队赢得了比利时的比利时</text:span>
</text:h>
      <text:p text:style-name="P4">
作者: Ukrinform (Person)</text:p>
      <text:p text:style-name="P4">
出版商: Укринформ (Organization)</text:p>
      <text:p text:style-name="P4">
出版时间: 2023-06-14T-1:46:11+03:00</text:p>
      <text:p text:style-name="P4">
修改时间: 2023-06-14T21:46:11+03:00</text:p>
      <text:p text:style-name="P4">
描述: 乌克兰人领导该小组。  - 乌克林。</text:p>
      <text:p text:style-name="P4">
图片: ['<text:a xlink:type="simple" xlink:href="https://static.ukrinform.com/photos/2023_06/thumb_files/630_360_1686768305-275.jpeg" text:style-name="Internet_20_link" text:visited-style-name="Visited_20_Internet_20_Link">
630_360_16867...</text:a>
']</text:p>
      <text:p text:style-name="P4">
标签: ['Євроліга', 'Волейбол']</text:p>
      <text:p text:style-name="P4">
类型: Article</text:p>
      <!--METADATA-->
      <text:p text:style-name="P4">
<draw:frame draw:style-name="fr1" draw:name="Image29" text:anchor-type="as-char" svg:width="6.9236in" svg:height="3.956343in" draw:z-index="0">
<draw:image xlink:href="../Images/yкринформ/2023-06-14T-1-46-11-03-00/630_360_1686768305-275.jpeg" xlink:type="simple" xlink:show="embed" xlink:actuate="onLoad" draw:mime-type="image/jpeg"/>
</draw:frame>
乌克兰人是一个团体。</text:p>
      <text:p text:style-name="P4">
乌克林福姆报道，乌克兰的男子排球队在20123年黄金欧洲集团录像带的第五轮比赛中击败了比利时。</text:p>
      <text:p text:style-name="P4">
蓝色和黄色在三盘25：21、25：14和25:13中自信地赢得了胜利。</text:p>
      <text:p text:style-name="P4">
乌克兰队在比赛的小组赛阶段连续赢得了第五次胜利。</text:p>
      <text:p text:style-name="P4">
我们将提醒我们，乌克兰男子国家队在最后一轮击败克罗地亚后进入了四个古尔德欧洲下午的决赛。</text:p>
      <text:p text:style-name="P4">
同样在2023年黄金Eurolege-2023的比赛中，Ugis Krastinshashashazla击败了马其顿北部，克罗地亚和比利时。</text:p>
      <text:p text:style-name="P4">
<text:span text:style-name="T4">
另请阅读：</text:span>
 <text:a xlink:type="simple" xlink:href="https://www.ukrinform.ua/rubric-sports/3722973-zinoca-zbirna-ukraini-peremogla-franciu-v-zolotij-evrolizi-z-volejbolu.html" text:style-name="Internet_20_link" text:visited-style-name="Visited_20_Internet_20_Link">
乌克兰妇女国家队与<text:span text:style-name="T4">
排球赢得了法国的戈德努里症</text:span>
 U</text:a>
在下一场比赛中，乌克兰国家队将于6月18日与北马其顿比赛。</text:p>
      <text:p text:style-name="P4">
照片：cev.eu</text:p>
      <text:p text:style-name="P4">
News Source: <text:a xlink:type="simple" xlink:href="https://www.ukrinform.ua/rubric-sports/3723000-colovica-zbirna-ukraini-peremogla-belgiu-v-zolotij-evrolizi-z-volejbolu.html" text:style-name="Internet_20_link" text:visited-style-name="Visited_20_Internet_20_Link">
https://www.ukrinform.ua/rubric-sports/3723000-colovica-zbirna-ukraini-peremogla-belgiu-v-zolotij-evrolizi-z-volejbolu.html</text:a>
</text:p>
      <!--NEWS-->
      <text:h text:style-name="P10" text:outline-level="1">
<text:span text:style-name="T4">
在以色列介绍了超声拦截系统的第一个</text:span>
</text:h>
      <text:p text:style-name="P4">
作者: Ukrinform (Person)</text:p>
      <text:p text:style-name="P4">
出版商: Укринформ (Organization)</text:p>
      <text:p text:style-name="P4">
出版时间: 2023-06-14T-2:40:00+03:00</text:p>
      <text:p text:style-name="P4">
修改时间: 2023-06-14T21:40:00+03:00</text:p>
      <text:p text:style-name="P4">
描述: 以色列国防承包商拉斐尔（Rafael）宣布开发第一个高音拦截系统。  - 乌克林。</text:p>
      <text:p text:style-name="P4">
图片: ['<text:a xlink:type="simple" xlink:href="https://static.ukrinform.com/photos/2023_06/thumb_files/630_360_1686768006-140.jpg" text:style-name="Internet_20_link" text:visited-style-name="Visited_20_Internet_20_Link">
630_360_16867...</text:a>
']</text:p>
      <text:p text:style-name="P4">
标签: ['Ізраїль', 'Перехоплення', 'Ракета', 'ППО']</text:p>
      <text:p text:style-name="P4">
类型: Article</text:p>
      <!--METADATA-->
      <text:p text:style-name="P4">
<draw:frame draw:style-name="fr1" draw:name="Image30" text:anchor-type="as-char" svg:width="6.9236in" svg:height="3.956343in" draw:z-index="0">
<draw:image xlink:href="../Images/yкринформ/2023-06-14T-2-40-00-03-00/630_360_1686768006-140.jpg" xlink:type="simple" xlink:show="embed" xlink:actuate="onLoad" draw:mime-type="image/jpeg"/>
</draw:frame>
以色列国防承包商拉斐尔(Rafael)以自己的方式宣布了第一个高音拦截系统的发展。</text:p>
      <text:p text:style-name="P4">
根据乌克林福姆的报道，它报告了<text:a xlink:type="simple" xlink:href="https://www.timesofisrael.com/defense-tech-firm-rafael-creates-first-ever-hypersonic-interceptor/" text:style-name="Internet_20_link" text:visited-style-name="Visited_20_Internet_20_Link">
以色列时报</text:a>
。</text:p>
      <text:p text:style-name="P4">
据该公司称，已经开发了三年的天空声音拦截器将于下周在巴黎空军展出。</text:p>
      <text:p text:style-name="P4">
拉斐尔(Rafael)代表说，该公司直到最近才收到国防部以演示该系统。</text:p>
      <text:p text:style-name="P4">
<text:span text:style-name="T4">
另请阅读：</text:span>
 <text:a xlink:type="simple" xlink:href="https://www.ukrinform.ua/rubric-ato/3722155-ukraina-posilue-virobnictvo-udarnih-bezpilotnikiv-ignat.html" text:style-name="Internet_20_link" text:visited-style-name="Visited_20_Internet_20_Link">
乌克兰增强了打击乐器的生产 -  <text:span text:style-name="T4">
 Ignati </text:span>
</text:a>
该公司表示，Sky Sonic“是高超声原型防御的一项巨大技术上的巨大技术”。</text:p>
      <text:p text:style-name="P4">
当火箭准备好使用时，该公司无法命名截止日期，但据报道，第一次测试飞行将在不久的将来进行。</text:p>
      <text:p text:style-name="P4">
拉斐尔被认为是主要军事承包商之一<text:a xlink:type="simple" xlink:href="https://www.ukrinform.ua/tag-izrail" text:style-name="Internet_20_link" text:visited-style-name="Visited_20_Internet_20_Link">
以色列</text:a>
，这有助于开发该国的一些武器，包括铁穹顶的防空系统和尖峰精确的火箭。</text:p>
      <text:p text:style-name="P4">
<text:span text:style-name="T4">
另请阅读：</text:span>
 <text:a xlink:type="simple" xlink:href="https://www.ukrinform.ua/rubric-technology/3718946-iran-predstaviv-svou-persu-giperzvukovu-balisticnu-raketu.html" text:style-name="Internet_20_link" text:visited-style-name="Visited_20_Internet_20_Link">
伊朗提出了第一个<text:span text:style-name="T4">
 Hypersonic </text:span>
弹道泵</text:a>
目前，该公司还正在开发强大的激光铁非(铁束)在战斗火箭攻击中称为“游戏规则的变化”。</text:p>
      <text:p text:style-name="P4">
根据乌克林福姆的说法，在伊朗，正式仪式提出了最新的law仪导弹“ horremshshr-4”或“ Heibar”。</text:p>
      <text:p text:style-name="P4">
<text:span text:style-name="T5">
foto：rafael</text:span>
</text:p>
      <text:p text:style-name="P4">
News Source: <text:a xlink:type="simple" xlink:href="https://www.ukrinform.ua/rubric-technology/3722998-v-izraili-predstavili-persu-u-svoemu-rodi-sistemu-giperzvukovogo-perehoplenna.html" text:style-name="Internet_20_link" text:visited-style-name="Visited_20_Internet_20_Link">
https://www.ukrinform.ua/rubric-technology/3722998-v-izraili-predstavili-persu-u-svoemu-rodi-sistemu-giperzvukovogo-perehoplenna.html</text:a>
</text:p>
      <!--NEWS-->
      <text:h text:style-name="P10" text:outline-level="1">
<text:span text:style-name="T4">
俄罗斯黑客袭击了公共场所</text:span>
</text:h>
      <text:p text:style-name="P4">
作者: Ukrinform (Person)</text:p>
      <text:p text:style-name="P4">
出版商: Укринформ (Organization)</text:p>
      <text:p text:style-name="P4">
出版时间: 2023-06-14T-3:32:00+03:00</text:p>
      <text:p text:style-name="P4">
修改时间: 2023-06-14T21:32:00+03:00</text:p>
      <text:p text:style-name="P4">
描述: 公共场所遭受了黑客袭击，俄罗斯组织“ Sunphen”的黑客对此负责。  - 乌克林。</text:p>
      <text:p text:style-name="P4">
图片: ['<text:a xlink:type="simple" xlink:href="https://static.ukrinform.com/photos/2019_12/thumb_files/630_360_1575637264-429.jpg" text:style-name="Internet_20_link" text:visited-style-name="Visited_20_Internet_20_Link">
630_360_15756...</text:a>
']</text:p>
      <text:p text:style-name="P4">
标签: ['Кібератака', 'Суспільне мовлення', 'Хакери']</text:p>
      <text:p text:style-name="P4">
类型: Article</text:p>
      <!--METADATA-->
      <text:p text:style-name="P4">
<draw:frame draw:style-name="fr1" draw:name="Image31" text:anchor-type="as-char" svg:width="6.9236in" svg:height="3.956343in" draw:z-index="0">
<draw:image xlink:href="../Images/yкринформ/2023-06-14T-3-32-00-03-00/630_360_1575637264-429.jpg" xlink:type="simple" xlink:show="embed" xlink:actuate="onLoad" draw:mime-type="image/jpeg"/>
</draw:frame>
社会攻击的场所被吸引了，对此的责任是俄罗斯组织“ Sunphen”所承担的。</text:p>
      <text:p text:style-name="P4">
根据乌克林福姆的说法，这报告了<text:a xlink:type="simple" xlink:href="https://suspilne.media/amp/507837-hakeri-atakuvali-sajti-suspilnogo/" text:style-name="Internet_20_link" text:visited-style-name="Visited_20_Internet_20_Link">
公共</text:a>
.</text:p>
      <text:p text:style-name="P4">
"Частина наших сайтів тимчасово не працює. Ми вирішуємо проблему. Водночас усіплатформи Суспільне Новини, зокрема сайт suspilne.media, працюютьбезперебійно", — ідеться у повідомленні.</text:p>
      <text:p text:style-name="P4">
<text:span text:style-name="T4">
Читайте також:</text:span>
 <text:a xlink:type="simple" xlink:href="https://www.ukrinform.ua/rubric-technology/3722731-prorosijski-hakeri-atakuvali-sajt-najbilsogo-v-evropi-portu-rotterdama.html" text:style-name="Internet_20_link" text:visited-style-name="Visited_20_Internet_20_Link">
 Проросійські <text:span text:style-name="T4">
хакер</text:span>
 и атакували сайт найбільшого вЄвропі порту Роттердама </text:a>
根据乌克林福姆的说法，在国家秘书处，有人指出，在网络空间中，有与传统战场相同的策略 - 试图附上平民基础设施。</text:p>
      <text:p text:style-name="P4">
News Source: <text:a xlink:type="simple" xlink:href="https://www.ukrinform.ua/rubric-society/3722997-rosijski-hakeri-atakuvali-sajti-suspilnogo.html" text:style-name="Internet_20_link" text:visited-style-name="Visited_20_Internet_20_Link">
https://www.ukrinform.ua/rubric-society/3722997-rosijski-hakeri-atakuvali-sajti-suspilnogo.html</text:a>
</text:p>
      <!--NEWS-->
      <text:h text:style-name="P10" text:outline-level="1">
<text:span text:style-name="T4">
在拉脱维亚，对1941年苏联驱逐出境的受害者的记忆得到了尊重</text:span>
</text:h>
      <text:p text:style-name="P4">
作者: Ukrinform (Person)</text:p>
      <text:p text:style-name="P4">
出版商: Укринформ (Organization)</text:p>
      <text:p text:style-name="P4">
出版时间: 2023-06-14T-4:25:00+03:00</text:p>
      <text:p text:style-name="P4">
修改时间: 2023-06-14T21:25:00+03:00</text:p>
      <text:p text:style-name="P4">
描述: 6月14日，星期三，在纪念共产主义恐怖受害者的那天，拉脱维亚有事件，这将纪念1941年驱逐出境的受害者。 除其他外，乌克兰侨民的代表参加了其中。  - 乌克林。</text:p>
      <text:p text:style-name="P4">
图片: ['<text:a xlink:type="simple" xlink:href="https://static.ukrinform.com/photos/2023_06/thumb_files/630_360_1686767046-220.png" text:style-name="Internet_20_link" text:visited-style-name="Visited_20_Internet_20_Link">
630_360_16867...</text:a>
', '<text:a xlink:type="simple" xlink:href="https://static.ukrinform.com/photos/2023_06/1686767063-948.png" text:style-name="Internet_20_link" text:visited-style-name="Visited_20_Internet_20_Link">
1686767063-94...</text:a>
', '<text:a xlink:type="simple" xlink:href="https://static.ukrinform.com/photos/2023_06/1686767081-921.png" text:style-name="Internet_20_link" text:visited-style-name="Visited_20_Internet_20_Link">
1686767081-92...</text:a>
', '<text:a xlink:type="simple" xlink:href="https://static.ukrinform.com/photos/2023_06/1686767101-145.png" text:style-name="Internet_20_link" text:visited-style-name="Visited_20_Internet_20_Link">
1686767101-14...</text:a>
']</text:p>
      <text:p text:style-name="P4">
标签: ['Депортація', 'Діаспора', 'Латвія', 'Комуністична партія']</text:p>
      <text:p text:style-name="P4">
类型: Article</text:p>
      <!--METADATA-->
      <text:p text:style-name="P4">
<draw:frame draw:style-name="fr1" draw:name="Image32" text:anchor-type="as-char" svg:width="6.9236in" svg:height="3.956343in" draw:z-index="0">
<draw:image xlink:href="../Images/yкринформ/2023-06-14T-4-25-00-03-00/630_360_1686767046-220.png" xlink:type="simple" xlink:show="embed" xlink:actuate="onLoad" draw:mime-type="image/png"/>
</draw:frame>
6月14日，星期三，在纪念共产主义恐怖受害者的那天，在拉脱维亚，有大小纪念1941年驱逐出境的受害者。 除其他外，乌克兰侨民的代表带走了其中一些。</text:p>
      <text:p text:style-name="P4">
这是乌克利福通讯员的报道。</text:p>
      <text:p text:style-name="P4">
<draw:frame draw:style-name="fr1" draw:name="Image33" text:anchor-type="as-char" svg:width="6.9236in" svg:height="4.615733in" draw:z-index="0">
<draw:image xlink:href="../Images/yкринформ/2023-06-14T-4-25-00-03-00/1686767063-948.png" xlink:type="simple" xlink:show="embed" xlink:actuate="onLoad" draw:mime-type="image/png"/>
</draw:frame>
中午，在纪念馆的纪念馆举行了纪念活动。 该州的第一个人，包括埃吉尔斯·李维斯(Egils Levis)的总统，政治上受压抑的拉脱维亚协会以及所有是乌克兰社区代表的人都参加了。</text:p>
      <text:p text:style-name="P4">
在纪念共产主义恐怖的受害者的记忆之后，鲜花躺着。 之后，从拉脱维亚博物馆到自由广场的传统年度课程。 这次，课程伴随着维尔基(Vilki)。这些鲜花也放在自由纪念碑上。</text:p>
      <text:p text:style-name="P4">
<draw:frame draw:style-name="fr1" draw:name="Image34" text:anchor-type="as-char" svg:width="6.9236in" svg:height="4.660609in" draw:z-index="0">
<draw:image xlink:href="../Images/yкринформ/2023-06-14T-4-25-00-03-00/1686767081-921.png" xlink:type="simple" xlink:show="embed" xlink:actuate="onLoad" draw:mime-type="image/png"/>
</draw:frame>
为了纪念共产党措施受害者的各种令人难忘的措施将全天在里加以及其他城市和定居点进行。</text:p>
      <text:p text:style-name="P4">
1941年6月14日晚上，苏联的Usibirsk，Usibirsk，远东和北部地区的拉脱维亚居民大规模驱逐出境。 根据拉脱维亚州立档案馆的说法，驱逐出境一直持续到6月21日，拉脱维亚损失了超过15,425名居民，包括拉脱维亚人，犹太人，俄罗斯人，包括3751名16岁以下的儿童。</text:p>
      <text:p text:style-name="P4">
<draw:frame draw:style-name="fr1" draw:name="Image35" text:anchor-type="as-char" svg:width="6.9236in" svg:height="3.89773in" draw:z-index="0">
<draw:image xlink:href="../Images/yкринформ/2023-06-14T-4-25-00-03-00/1686767101-145.png" xlink:type="simple" xlink:show="embed" xlink:actuate="onLoad" draw:mime-type="image/png"/>
</draw:frame>
大约相同的条款，其他国家和该地区的驱逐出境被苏联 - 立陶宛，爱沙尼亚，摩尔多瓦，乌克兰西部和西部白俄罗斯捕获。</text:p>
      <text:p text:style-name="P4">
我们将于6月13日在拉脱维亚首都提醒<text:a xlink:type="simple" xlink:href="https://www.ukrinform.ua/rubric-diaspora/3722890-z-rigi-vidpravili-konvoj-gumanitarnoi-i-vijskovoi-dopomogi-v-ukrainu.html" text:style-name="Internet_20_link" text:visited-style-name="Visited_20_Internet_20_Link">
发生</text:a>
乌克兰在乌克兰的援助车队与人道主义和军事物品的另一个援助仪式是由乌克兰人拉脱维亚“ Viche”准备的。</text:p>
      <text:p text:style-name="P4">
<text:span text:style-name="T5">
foto：总统拉脱维亚总统Tatiana Lazda</text:span>
 Facebook</text:p>
      <text:p text:style-name="P4">
News Source: <text:a xlink:type="simple" xlink:href="https://www.ukrinform.ua/rubric-diaspora/3722993-u-latvii-vsanuvali-pamat-zertv-radanskoi-deportacii-1941-roku.html" text:style-name="Internet_20_link" text:visited-style-name="Visited_20_Internet_20_Link">
https://www.ukrinform.ua/rubric-diaspora/3722993-u-latvii-vsanuvali-pamat-zertv-radanskoi-deportacii-1941-roku.html</text:a>
</text:p>
      <!--NEWS-->
      <text:h text:style-name="P10" text:outline-level="1">
<text:span text:style-name="T4">
俄罗斯人解雇了赫森，受伤了两名志愿者</text:span>
</text:h>
      <text:p text:style-name="P4">
作者: Ukrinform (Person)</text:p>
      <text:p text:style-name="P4">
出版商: Укринформ (Organization)</text:p>
      <text:p text:style-name="P4">
出版时间: 2023-06-14T-5:14:54+03:00</text:p>
      <text:p text:style-name="P4">
修改时间: 2023-06-14T21:14:54+03:00</text:p>
      <text:p text:style-name="P4">
描述: 6月14日晚上，俄罗斯军队再次向赫尔森开火，伤害了两名协助撤离平民的志愿者。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Херсонщина', 'Обстріл', 'Війна з Росією']</text:p>
      <text:p text:style-name="P4">
类型: Article</text:p>
      <!--METADATA-->
      <text:p text:style-name="P4">
<draw:frame draw:style-name="fr1" draw:name="Image36" text:anchor-type="as-char" svg:width="6.9236in" svg:height="3.956343in" draw:z-index="0">
<draw:image xlink:href="../Images/yкринформ/2023-06-14T-5-14-54-03-00/630_360_1538997483-946.jpg" xlink:type="simple" xlink:show="embed" xlink:actuate="onLoad" draw:mime-type="image/jpeg"/>
</draw:frame>
6月14日晚上，卢斯基卡(Ruskivska)于6月14日向赫尔森(Kherson)开枪，炸伤了两名协助撤离平民的志愿者。</text:p>
      <text:p text:style-name="P4">
根据乌克林福姆的说法，检察官办公室在[电报]中报道(https://t.me/pgo_gov_ua/13361)。</text:p>
      <text:p text:style-name="P4">
在违反了战争的法律和习俗之后(艺术的第1部分。 乌克兰《刑法》的438)刑事诉讼，预审调查。</text:p>
      <text:p text:style-name="P4">
<text:span text:style-name="T4">
另请阅读：</text:span>
 <text:a xlink:type="simple" xlink:href="https://www.ukrinform.ua/rubric-vidbudova/3722946-polsa-dopomoze-vidbuduvati-pidtoplene-selo-ingulec-na-hersonsini.html" text:style-name="Internet_20_link" text:visited-style-name="Visited_20_Internet_20_Link">
波兰将有助于在<text:span text:style-name="T4">
 kherson上重建被洪水淹没的村庄</text:span>
 Zhni</text:a>
已经确定敌对的炮击发生在6月14日星期三下午18:50左右。 遗嘱数据，入侵者使用了迫击炮。</text:p>
      <text:p text:style-name="P4">
包括外国人在内的两名志愿者因敌对大火而受到损害的基础设施伤害。</text:p>
      <text:p text:style-name="P4">
正在采取优先措施记录俄罗斯犯罪。</text:p>
      <text:p text:style-name="P4">
*!(https://www.ukrinform.ua/rubric-regions/3722929-na-hersonsinu-vidpravili-gumanitarnu-dopomogu-z-sesti-oblastej-ta-kievaa.html)据乌克林福姆报道，俄罗斯入侵者在俄罗斯侵略者中被赫森地区开除了57次，杀死了平民。 特别是，Khersonuvoroh发布了17个壳。</text:p>
      <text:p text:style-name="P4">
News Source: <text:a xlink:type="simple" xlink:href="https://www.ukrinform.ua/rubric-ato/3722991-rosiani-obstrilali-herson-poraneni-dvoe-volonteriv.html" text:style-name="Internet_20_link" text:visited-style-name="Visited_20_Internet_20_Link">
https://www.ukrinform.ua/rubric-ato/3722991-rosiani-obstrilali-herson-poraneni-dvoe-volonteriv.html</text:a>
</text:p>
      <!--NEWS-->
      <text:h text:style-name="P10" text:outline-level="1">
<text:span text:style-name="T4">
库布拉科夫（Kubrakov）在华沙与波兰业务讨论了乌克兰重建的问题</text:span>
</text:h>
      <text:p text:style-name="P4">
作者: Ukrinform (Person)</text:p>
      <text:p text:style-name="P4">
出版商: Укринформ (Organization)</text:p>
      <text:p text:style-name="P4">
出版时间: 2023-06-14T-6:08:56+03:00</text:p>
      <text:p text:style-name="P4">
修改时间: 2023-06-14T21:08:56+03:00</text:p>
      <text:p text:style-name="P4">
描述: Viceremier-Minister用于社区，领土和基础设施发展的恢复工作，亚历山大·库布拉科夫（Alexander Kubrakov）讨论了波兰公司在华沙参与华沙的参与。  - 乌克林。</text:p>
      <text:p text:style-name="P4">
图片: ['<text:a xlink:type="simple" xlink:href="https://static.ukrinform.com/photos/2023_03/thumb_files/630_360_1677948452-275.jpg" text:style-name="Internet_20_link" text:visited-style-name="Visited_20_Internet_20_Link">
630_360_16779...</text:a>
']</text:p>
      <text:p text:style-name="P4">
标签: ['Польща', 'Кубраков', 'Відбудова']</text:p>
      <text:p text:style-name="P4">
类型: Article</text:p>
      <!--METADATA-->
      <text:p text:style-name="P4">
<draw:frame draw:style-name="fr1" draw:name="Image37" text:anchor-type="as-char" svg:width="6.9236in" svg:height="3.956343in" draw:z-index="0">
<draw:image xlink:href="../Images/yкринформ/2023-06-14T-6-08-56-03-00/630_360_1677948452-275.jpg" xlink:type="simple" xlink:show="embed" xlink:actuate="onLoad" draw:mime-type="image/jpeg"/>
</draw:frame>
社区发展恢复少量的替代人士，亚历山大·库布拉科夫(Alexander Kubrakov)的领土，讨论了波兰公司参与华沙参与乌克兰重建的参与。</text:p>
      <text:p text:style-name="P4">
乌克林福姆报告说，这是波兰政府在Yadvig Emilevich开发领域的波兰 - 乌克兰合作授权的PAP的评论中指出的，(https://www.pb.pl/emilewicz-dzis-spotkanie-m-in-pfr-kuke-zpp-z-ukrainskim-wicepremierem-kubrakowem-1187988)。</text:p>
      <text:p text:style-name="P4">
“今天，我们在总理办公室与乌克兰亚历山大·库布拉科夫(Alexander Kubrakov)的Viceremer-Minister举行了一次会议。 就乌克兰的重建而言，这一点很重要。” Emilevich说。</text:p>
      <text:p text:style-name="P4">
*!(https://www.ukrinform.ua/rubric-regions/3722719-kubrakov-zaklikae-gromadi-fiksuvati-zbitki-vid-pidrivu-kahovskoi-ges-dla-otrimanna-reparacij.html)据她说，这是波兰企业家在高水平上宣布愿意重建乌克兰的机会的机会，同时也传达了d -kukrainian的商业期望方面。</text:p>
      <text:p text:style-name="P4">
根据埃米尔维奇(Emilevich)的说法，会议的政治部分将首次举行，乌克兰代表团将与波兰机构和商业环境的代表，尤其是出口信用保险公司，国民经济银行，波兰发展基金，尤其波兰投资和贸易机构，以及乌克兰的工会企业家和波兰 - 乌克兰商业商会。</text:p>
      <text:p text:style-name="P4">
<text:span text:style-name="T4">
另请阅读：</text:span>
 <text:a xlink:type="simple" xlink:href="https://www.ukrinform.ua/rubric-vidbudova/3722946-polsa-dopomoze-vidbuduvati-pidtoplene-selo-ingulec-na-hersonsini.html" text:style-name="Internet_20_link" text:visited-style-name="Visited_20_Internet_20_Link">
<text:span text:style-name="T4">
波兰</text:span>
，并将有助于重建被洪水淹没的Inguletsna Kherson地区</text:a>
众所周知，大约有1.7万个波兰公司有各种各样的愿望参加乌克兰战后重建。</text:p>
      <text:p text:style-name="P4">
News Source: <text:a xlink:type="simple" xlink:href="https://www.ukrinform.ua/rubric-vidbudova/3722989-kubrakov-obgovorue-z-polskim-biznesom-u-varsavi-pitanna-vidbudovi-ukraini.html" text:style-name="Internet_20_link" text:visited-style-name="Visited_20_Internet_20_Link">
https://www.ukrinform.ua/rubric-vidbudova/3722989-kubrakov-obgovorue-z-polskim-biznesom-u-varsavi-pitanna-vidbudovi-ukraini.html</text:a>
</text:p>
      <!--NEWS-->
      <text:h text:style-name="P10" text:outline-level="1">
<text:span text:style-name="T4">
在切尔尼夫西（Chernivtsi），外科医生用自己的肋骨做了一个下巴病人</text:span>
</text:h>
      <text:p text:style-name="P4">
作者: Ukrinform (Person)</text:p>
      <text:p text:style-name="P4">
出版商: Укринформ (Organization)</text:p>
      <text:p text:style-name="P4">
出版时间: 2023-06-14T-7:04:14+03:00</text:p>
      <text:p text:style-name="P4">
修改时间: 2023-06-14T21:04:14+03:00</text:p>
      <text:p text:style-name="P4">
描述: 在切尔尼维西（Chernivtsi），该地区医院的外科医生进行了独特的整容手术。 医生从自己的肋骨 - 乌克林形式使患者成为下颌的前部。</text:p>
      <text:p text:style-name="P4">
图片: ['<text:a xlink:type="simple" xlink:href="https://static.ukrinform.com/photos/2023_06/thumb_files/630_360_1686765622-559.jpg" text:style-name="Internet_20_link" text:visited-style-name="Visited_20_Internet_20_Link">
630_360_16867...</text:a>
']</text:p>
      <text:p text:style-name="P4">
标签: ['Операція', 'Лікарня', 'Чернівці', 'Пластична хірургія', 'Стоматологія']</text:p>
      <text:p text:style-name="P4">
类型: Article</text:p>
      <!--METADATA-->
      <text:p text:style-name="P4">
<draw:frame draw:style-name="fr1" draw:name="Image38" text:anchor-type="as-char" svg:width="6.9236in" svg:height="3.956343in" draw:z-index="0">
<draw:image xlink:href="../Images/yкринформ/2023-06-14T-7-04-14-03-00/630_360_1686765622-559.jpg" xlink:type="simple" xlink:show="embed" xlink:actuate="onLoad" draw:mime-type="image/jpeg"/>
</draw:frame>
区域医院的外科医生进行了独特的整容手术。</text:p>
      <text:p text:style-name="P4">
在<text:a xlink:type="simple" xlink:href="https://www.facebook.com/oklchernivtsi/posts/pfbid0sHdBMBTVGV3TqkivxKSzsb8Jou4RzUtEwd28DVDUBuF23q7VJaJxDhKWtnQMLpeSl" text:style-name="Internet_20_link" text:visited-style-name="Visited_20_Internet_20_Link">
Facebook</text:a>
乌克林福姆报道，切尔尼维西地区临床医院报告。</text:p>
      <text:p text:style-name="P4">
“切尔尼维西地区医院的外科医生使该患者从他自己的肋骨上开始了新的下颚。在OKNP“ Chernivtsi Regional Clinical Clinical Hospital Hospital” [外科医生]中进行了独特的重建式整容手术。(https://www.ukrinform.ua/tag-likari) - 神学家和胸外科医师”， - 信息中。</text:p>
      <text:p text:style-name="P4">
那里注意到病人(由于受伤)没有前颚。 该手术分为两个阶段。 最初，医生删除了患者的边缘。 然后，牙医从他身上对植入物的尺寸和形状进行了建模，并将其安装在缺失的精神下巴的位置上，并用特殊的盘子和螺丝固定。</text:p>
      <text:p text:style-name="P4">
<text:span text:style-name="T4">
另请阅读：</text:span>
 <text:a xlink:type="simple" xlink:href="https://www.ukrinform.ua/rubric-society/3721928-persij-v-ukraini-pacient-iz-vzivlenimi-u-kistki-protezami-pocav-hoditi.html" text:style-name="Internet_20_link" text:visited-style-name="Visited_20_Internet_20_Link">
乌克兰的第一位曾经走路的假肢的患者</text:a>
“在手术准备过程中，牙医说，要结束下颌骨的缺陷，骨骼的碎片不少于7厘米。最佳植入的最佳植入是由边缘确定的，因为它最适合和结构。对于患者的身体。</text:p>
      <text:p text:style-name="P4">
根据牙医的说法，Mykola Tokar收到了肋骨后，他的医疗植入物是由所需的形状制成的，并关闭了上颌前部的缺陷。 不久，病人已经站起来了。<text:span text:style-name="T4">
另请阅读：</text:span>
 <text:a xlink:type="simple" xlink:href="https://www.ukrinform.ua/rubric-regions/3719525-u-lvivskomu-ohmatditi-zapocatkuvali-programu-zi-vstanovlenna-sluhovih-implantiv-ditam.html" text:style-name="Internet_20_link" text:visited-style-name="Visited_20_Internet_20_Link">
在Lviv Okhmatdita中，启动了一个针对儿童的听觉植入程序的程序</text:a>
切尔尼维西地区医院报告说，第一次进行如此高水平的运作。</text:p>
      <text:p text:style-name="P4">
<text:span text:style-name="T5">
foto：OKNP“ Chernivtsi区域临床医院”，Facebook</text:span>
</text:p>
      <text:p text:style-name="P4">
News Source: <text:a xlink:type="simple" xlink:href="https://www.ukrinform.ua/rubric-regions/3722988-u-cernivcah-hirurgi-zrobili-pacientu-selepu-z-jogo-vlasnogo-rebra.html" text:style-name="Internet_20_link" text:visited-style-name="Visited_20_Internet_20_Link">
https://www.ukrinform.ua/rubric-regions/3722988-u-cernivcah-hirurgi-zrobili-pacientu-selepu-z-jogo-vlasnogo-rebra.html</text:a>
</text:p>
      <!--NEWS-->
      <text:h text:style-name="P10" text:outline-level="1">
<text:span text:style-name="T4">
Khmelnitsky“ Podillya”将恢复其参与乌克兰第一联盟</text:span>
</text:h>
      <text:p text:style-name="P4">
作者: Ukrinform (Person)</text:p>
      <text:p text:style-name="P4">
出版商: Укринформ (Organization)</text:p>
      <text:p text:style-name="P4">
出版时间: 2023-06-14T0:55:09+03:00</text:p>
      <text:p text:style-name="P4">
修改时间: 2023-06-14T21:55:09+03:00</text:p>
      <text:p text:style-name="P4">
描述: 新的体育训练教练将加入团队。  - 乌克林。</text:p>
      <text:p text:style-name="P4">
图片: ['<text:a xlink:type="simple" xlink:href="https://static.ukrinform.com/photos/2023_06/thumb_files/630_360_1686768736-382.jpg" text:style-name="Internet_20_link" text:visited-style-name="Visited_20_Internet_20_Link">
630_360_16867...</text:a>
']</text:p>
      <text:p text:style-name="P4">
标签: ['Футбол', 'перша ліга']</text:p>
      <text:p text:style-name="P4">
类型: Article</text:p>
      <!--METADATA-->
      <text:p text:style-name="P4">
<draw:frame draw:style-name="fr1" draw:name="Image39" text:anchor-type="as-char" svg:width="6.9236in" svg:height="3.956343in" draw:z-index="0">
<draw:image xlink:href="../Images/yкринформ/2023-06-14T0-55-09-03-00/630_360_1686768736-382.jpg" xlink:type="simple" xlink:show="embed" xlink:actuate="onLoad" draw:mime-type="image/jpeg"/>
</draw:frame>
一名新的体育训练教练加入了命令。</text:p>
      <text:p text:style-name="P4">
经过全面的俄罗斯侵略造成的长时间休息后，赫梅尔尼特斯基·波迪利(Khmelnytsky Podillya)决定恢复其参与乌克兰第一联盟的参与。(https://sport.ua/uk/news/630229-u-trenerskomu-shtabi-podillya-bude-popovnennya)乌克林福姆(Ukrinform)报告。</text:p>
      <text:p text:style-name="P4">
Podolyans将于6月19日在Khmelnitsky开始为新试验做准备。下次会议也将在家举行。</text:p>
      <text:p text:style-name="P4">
教练组有补充。 Vitaliy Kostyshyn的导师仍将得到协助(波娜).</text:p>
      <text:p text:style-name="P4">
З першими літніми новачками контракти буде підписано наступного тижня.</text:p>
      <text:p text:style-name="P4">
<text:span text:style-name="T4">
Читайте також:</text:span>
 <text:a xlink:type="simple" xlink:href="https://www.ukrinform.ua/rubric-sports/3677382-hmelnicke-podilla-vlitku-povernetsa-do-persoi-ligi.html" text:style-name="Internet_20_link" text:visited-style-name="Visited_20_Internet_20_Link">
 Хмельницьке « <text:span text:style-name="T4">
Поділля</text:span>
 » влітку повернеться до Першоїліги </text:a>
至于第一次陪练，它定于6月27日与一支冲突团队一起于6月27日举行。</text:p>
      <text:p text:style-name="P4">
照片：fcpodilla.com.ua</text:p>
      <text:p text:style-name="P4">
News Source: <text:a xlink:type="simple" xlink:href="https://www.ukrinform.ua/rubric-sports/3723002-hmelnicke-podilla-vidnovit-svou-ucast-u-persij-lizi-ukraini.html" text:style-name="Internet_20_link" text:visited-style-name="Visited_20_Internet_20_Link">
https://www.ukrinform.ua/rubric-sports/3723002-hmelnicke-podilla-vidnovit-svou-ucast-u-persij-lizi-ukraini.html</text:a>
</text:p>
      <!--NEWS-->
      <text:h text:style-name="P10" text:outline-level="1">
<text:span text:style-name="T4">
退伍军人部向德国合作伙伴提出了在战争退伍军人住房领域的合作项目，以及堕落的捍卫者和捍卫者的家人</text:span>
</text:h>
      <text:p text:style-name="P4">
作者: ['АРМІЯINFORM']</text:p>
      <text:p text:style-name="P4">
时间: 2023-06-14T10:00:00-04:00</text:p>
      <text:p text:style-name="P4">
描述: PID小时Robochi在线Zustychi Fakhivtsiv Minevsky在资深水库权利...与乌克兰2022年的战争，与乌克兰的最新新闻，今天与乌克兰的新闻战争，今天与乌克兰的新闻2022今天，乌克兰和俄罗斯之间的战争会发生他们在2022年与乌克兰有一年</text:p>
      <text:p text:style-name="P4">
图片: ['<text:a xlink:type="simple" xlink:href="https://armyinform.com.ua/wp-content/uploads/2023/06/ekrana-2023-06-12-115711.jpg" text:style-name="Internet_20_link" text:visited-style-name="Visited_20_Internet_20_Link">
ekrana-2023-06-12-115711.jpg</text:a>
']</text:p>
      <text:p text:style-name="P4">
标签: ['ЗАБЕЗПЕЧЕННЯ ЖИТЛОМ', 'ЗАХИСНИК', 'МІНВЕТЕРАНІВ', 'НІМЕЧЧИНА', 'ПРОЄКТ']</text:p>
      <text:p text:style-name="P4">
类别: News</text:p>
      <!--METADATA-->
      <text:p text:style-name="P4">
<draw:frame draw:style-name="fr1" draw:name="Image40" text:anchor-type="as-char" svg:width="6.9236in" svg:height="3.848368in" draw:z-index="0">
<draw:image xlink:href="../Images/AРМІЯINFORM/2023-06-14T10-00-00-04-00/ekrana-2023-06-12-115711.jpg" xlink:type="simple" xlink:show="embed" xlink:actuate="onLoad" draw:mime-type="image/jpeg"/>
</draw:frame>
在乌克兰退伍军人部的专家在线会议上，经济合作与发展部尼米奇的代表，德国联邦外交部，乌克兰大使馆在乌克兰大使馆讨论了有关提供战争的合作领域退伍军人及其家人。 关于它<text:a xlink:type="simple" xlink:href="https://mva.gov.ua/ua/news/minveteraniv-prezentuvalo-nimeckim-partneram-proyekti-spivpraci-u-sferi-zabezpechennya-zhitlom-veteraniv-vijni-i-chleniv-rodin-zagiblih-zahisnikiv-ta-zahisnic" text:style-name="Internet_20_link" text:visited-style-name="Visited_20_Internet_20_Link">
报告</text:a>
乌克兰事务部。</text:p>
      <text:p text:style-name="P4">
第一个项目是为退伍军人提供住房的赠款计划，尤其是I-II组残疾人，他们自2014年以来一直在捍卫一个独立国家。 截至01.01.2023，队列中有超过26,000名退伍军人，其中包括1652-Persons的残疾人I-I-I-giroup，这是战争的结果，需要特殊的帮助。 融资的需求是UAH 35亿(8750万欧元).</text:p>
      <text:p text:style-name="P4">
Другий проєкт — грант для забезпечення житлом учасників бойових дій, якізахищають незалежність, суверенітет та територіальну цілісність України, наумовах пільгової іпотеки під 3% річних.</text:p>
      <text:p text:style-name="P4">
У відкритих реєстрах Держмолодьжитла, що розміщуються на сайтах регіональнихуправлінь, зареєстровано 8550 заяв від кандидатів — учасників АТО/ООС(捍卫者和捍卫者)为了参与各种住房计划，从2019年到01.01.2023提交的申请–4987，可以将特权抵押贷款为3％。</text:p>
      <text:p text:style-name="P4">
这次在线会议是退伍军人和德国伙伴部联合步骤的开始，以合作和交流退伍军人社会保护领域的经验。</text:p>
      <text:p text:style-name="P4">
德国方面的代表强调了乌克兰的全面支持，对发展进一步的合作表示了兴趣。</text:p>
      <text:p text:style-name="P4">
该活动是在乌克兰大使馆在弗尼米奇纳(Vnimechyna)的协助和参与的情况下举行的。</text:p>
      <text:p text:style-name="P4">
News Source: <text:a xlink:type="simple" xlink:href="https://armyinform.com.ua/2023/06/14/minveteraniv-prezentuvalo-nimeczkym-partneram-proyekty-spivpraczi-u-sferi-zabezpechennya-zhytlom-veteraniv-vijny-i-chleniv-rodyn-zagyblyh-zahysnykiv-ta-zahysnycz/" text:style-name="Internet_20_link" text:visited-style-name="Visited_20_Internet_20_Link">
https://armyinform.com.ua/2023/06/14/minveteraniv-prezentuvalo-nimeczkym-partneram-proyekty-spivpraczi-u-sferi-zabezpechennya-zhytlom-veteraniv-vijny-i-chleniv-rodyn-zagyblyh-zahysnykiv-ta-zahysnycz/</text:a>
</text:p>
      <!--NEWS-->
      <text:h text:style-name="P10" text:outline-level="1">
<text:span text:style-name="T4">
俄罗斯人一天向苏米地区的七个社区开火，有一个受伤的人</text:span>
</text:h>
      <text:p text:style-name="P4">
作者: Ukrinform (Person)</text:p>
      <text:p text:style-name="P4">
出版商: Укринформ (Organization)</text:p>
      <text:p text:style-name="P4">
出版时间: 2023-06-14T10:08:00+03:00</text:p>
      <text:p text:style-name="P4">
修改时间: 2023-06-14T23:08:00+03:00</text:p>
      <text:p text:style-name="P4">
描述: 白天，俄罗斯军队向苏米地区的边境社区开火了19次，造成了许多损失并伤害了平民。  - 乌克林。</text:p>
      <text:p text:style-name="P4">
图片: ['<text:a xlink:type="simple" xlink:href="https://static.ukrinform.com/photos/2017_02/thumb_files/630_360_1487747482-1856.jpg" text:style-name="Internet_20_link" text:visited-style-name="Visited_20_Internet_20_Link">
630_360_14877...</text:a>
']</text:p>
      <text:p text:style-name="P4">
标签: ['Обстріл', 'Сумщина', 'Російські військові', 'Кордон', 'Міномет', 'Війна з Росією']</text:p>
      <text:p text:style-name="P4">
类型: Article</text:p>
      <!--METADATA-->
      <text:p text:style-name="P4">
<draw:frame draw:style-name="fr1" draw:name="Image41" text:anchor-type="as-char" svg:width="6.9236in" svg:height="3.956343in" draw:z-index="0">
<draw:image xlink:href="../Images/yкринформ/2023-06-14T10-08-00-03-00/630_360_1487747482-1856.jpg" xlink:type="simple" xlink:show="embed" xlink:actuate="onLoad" draw:mime-type="image/jpeg"/>
</draw:frame>
白天，俄罗斯军队白天向苏米地区的边境社区开火，造成了许多损害并受伤。</text:p>
      <text:p text:style-name="P4">
根据乌克林福姆的说法，Sumy地区军事行政部门在[Telegram]中报道(http://Як передає Укрінформ, про це Сумська обласнавійськова адміністрація повідомила в Телеграмі.  За даними ОВА, усього за деньв області пролунали 122 вибухи, під ворожим вогнем перебували сім громад.Зокрема, Середино-Будську росіяни атакували з мінометів і гранатометів(CSO )分别造成八和23爆炸。 由于敌人的命运，社区损坏了公寓和私人住宅。 在其领土上，入侵者随后第二次导致八次爆炸。 两座多层建筑，七个私人房屋，非住宅通道，商店，四辆汽车和踏板车损坏。 由于敌对行为，他在中间和布尔茨克社区受伤，一个人旅行并被带走。 比洛波尔社区俄罗斯军队袭击了变化。(17次爆炸；)，炮兵和手榴弹发射器；(十个刀片；). Унаслідок одного з мінометних обстрілів пошкоджень зазнала лініяелектропередач.  По Новослобідській громаді загарбники випустили з гелікоптераракети – пролунали три вибухи. Її ж територію ворог обстріляв із мінометів,спричинивши ще сім вибухів.  Мінометного удару зазнала також Есманськагромада. Там зафіксовані 26 вибухів. Ворожим обстрілом пошкоджені складськеприміщення, лінія електропередач та водонапірна вежа, розташована на територіїагропідприємства.  По Великописарівській і Шалигинській громадах росіяни билиз артилерії – відбулися чотири і п'ять вибухів.  Путивльську громаду російськівійська обстріляли з міномета – пролунав один вибух.  Як повідомляв Укрінформ,13 червня російських обстрілів зазнали вісім прикордонних громад Сумськоїобласті. Унаслідок одного з ворожих ударів загинули працівники державногопідприємства лісового господарства.)。</text:p>
      <text:p text:style-name="P4">
根据OVA的说法，该地区的一天听到了122起爆炸声，有7个社区是敌对的。</text:p>
      <text:p text:style-name="P4">
特别是，中俄的俄罗斯人袭击了迫击炮和手榴弹发射器(ths)分别造成八和23爆炸。 由于火车敌对的火车，多隔离设施和私人住宅和经济拆除正在损害。在其领土上，入侵者随后引起了迫击炮袭击，造成了八次爆炸。 这次，两座建筑物，七个私人房屋，非住宅场所，一家商店，四辆汽车和一辆踏板车遭到破坏。</text:p>
      <text:p text:style-name="P4">
由于敌对的炮击，一个人在中间和布尔茨克社区受伤。</text:p>
      <text:p text:style-name="P4">
比洛波尔社区俄罗斯军队袭击了迫击炮(17爆炸)，炮兵和手榴弹发射器(十次爆炸). Унаслідок одного змінометних <text:a xlink:type="simple" xlink:href="https://www.ukrinform.ua/tag-obstril" text:style-name="Internet_20_link" text:visited-style-name="Visited_20_Internet_20_Link">
 обстрілів </text:a>
损坏传输线。</text:p>
      <text:p text:style-name="P4">
在Novoslobid社区中，入侵者从直升机中释放了火箭 - 三场爆炸。 敌人从迫击炮中解雇了她的领土，造成了7次爆炸。</text:p>
      <text:p text:style-name="P4">
埃斯曼社区也遭受了迫击炮打击。 有26次爆炸。储藏室受到仓库的破坏，仓库是塔维多尼塔(Tavedonapir Tower)的电力传输线，位于农业企业领土上。</text:p>
      <text:p text:style-name="P4">
*!(https://www.ukrinform.ua/rubric-regions/3722909-rosiani-dva-tizni-pricilno-obstriluut-amiakoprovid-na-harkivsini.html)在Velikopysariv和Schaligin社区中，俄罗斯人被炮兵殴打 - 有四次和五次爆炸。</text:p>
      <text:p text:style-name="P4">
Putivl社区俄罗斯军队向迫击炮开火 - 单个样本。</text:p>
      <text:p text:style-name="P4">
正如乌克林福姆报道的，6月13日<text:a xlink:type="simple" xlink:href="https://www.ukrinform.ua/rubric-ato/3722527-zagarbniki-za-den-21-raz-obstrilali-prikordonna-sumsini-e-zagibli.html" text:style-name="Internet_20_link" text:visited-style-name="Visited_20_Internet_20_Link">
俄罗斯炮击</text:a>
苏米地区的八个边境社区。 由于敌对的一项打击，国家林业企业的雇员被杀。</text:p>
      <text:p text:style-name="P4">
News Source: <text:a xlink:type="simple" xlink:href="https://www.ukrinform.ua/rubric-ato/3723013-rosiani-za-den-obstrilali-sim-gromad-sumsini-e-poranenij.html" text:style-name="Internet_20_link" text:visited-style-name="Visited_20_Internet_20_Link">
https://www.ukrinform.ua/rubric-ato/3723013-rosiani-za-den-obstrilali-sim-gromad-sumsini-e-poranenij.html</text:a>
</text:p>
      <!--NEWS-->
      <text:h text:style-name="P10" text:outline-level="1">
<text:span text:style-name="T4">
27个定居点在赫尔森地区的赫尔森右岸被洪水淹没</text:span>
</text:h>
      <text:p text:style-name="P4">
作者: Ukrinform (Person)</text:p>
      <text:p text:style-name="P4">
出版商: Укринформ (Organization)</text:p>
      <text:p text:style-name="P4">
出版时间: 2023-06-14T11:12:38+03:00</text:p>
      <text:p text:style-name="P4">
修改时间: 2023-06-14T23:12:38+03:00</text:p>
      <text:p text:style-name="P4">
描述: 由于探索了Kherson地区右岸Kakhovka水力发电站的大坝，仍有27个定居点被淹没。  - 乌克林。</text:p>
      <text:p text:style-name="P4">
图片: ['<text:a xlink:type="simple" xlink:href="https://static.ukrinform.com/photos/2023_06/thumb_files/630_360_1686060672-222.jpg" text:style-name="Internet_20_link" text:visited-style-name="Visited_20_Internet_20_Link">
630_360_16860...</text:a>
']</text:p>
      <text:p text:style-name="P4">
标签: ['Херсонщина', 'Уряд', 'Каховська ГЕС', 'Підтоплення']</text:p>
      <text:p text:style-name="P4">
类型: Article</text:p>
      <!--METADATA-->
      <text:p text:style-name="P4">
<draw:frame draw:style-name="fr1" draw:name="Image42" text:anchor-type="as-char" svg:width="6.9236in" svg:height="3.956343in" draw:z-index="0">
<draw:image xlink:href="../Images/yкринформ/2023-06-14T11-12-38-03-00/630_360_1686060672-222.jpg" xlink:type="simple" xlink:show="embed" xlink:actuate="onLoad" draw:mime-type="image/jpeg"/>
</draw:frame>
由于赫尔森地区右岸的卡科夫斯卡水力发电站的大坝金黄色的成果，仍有27个定居点遭受赫森地区的约27个定居点。</text:p>
      <text:p text:style-name="P4">
关于它在[电报]中报告(https://t.me/shtab_kakhovska_hes/764?fbclid=IwAR10iYK66nFe2J11VT21hK_t3jDD730a1-3_vB0wnyfYTXGWDRZAjaeKjTU)Kakhovskaya水电站|乌克林福姆报告信息总部。</text:p>
      <text:p text:style-name="P4">
“ 27个定居点仍在右岸淹没(2 079建筑物)“， - 消息说。</text:p>
      <text:p text:style-name="P4">
水已经离开了波尼亚托夫卡<text:a xlink:type="simple" xlink:href="https://www.ukrinform.ua/tag-hersonsina" text:style-name="Internet_20_link" text:visited-style-name="Visited_20_Internet_20_Link">
Kherson</text:a>
区。</text:p>
      <text:p text:style-name="P4">
Sappers调查了8公顷以上的领土，1.4公里的道路，即关键基础设施的对象的建设。</text:p>
      <text:p text:style-name="P4">
<text:span text:style-name="T4">
另请阅读：</text:span>
 <text:a xlink:type="simple" xlink:href="https://www.ukrinform.ua/rubric-regions/3723003-na-hersonsini-cerez-pidriv-kahovskoi-ges-z-kurganiv-vimivautsa-istoricni-artefakti.html" text:style-name="Internet_20_link" text:visited-style-name="Visited_20_Internet_20_Link">
在Kherson地区，由于Kakhovskaya Hydreelectric Power Station，带有土丘，历史文物</text:a>
能源在ingulets和Zarichne的村庄中恢复了能量。 有800多个订户。</text:p>
      <text:p text:style-name="P4">
在Chernobayev社区中，房屋中的水被抽出了，现在从院子和公共场所抽水了。</text:p>
      <text:p text:style-name="P4">
在Beloozersk社区中，从31套房屋中抽水并拆除了59立方米。 他们在Belozerka和Kherson之间开设了票价。</text:p>
      <text:p text:style-name="P4">
在达雷夫卡(Darayevka)，对68套房屋进行了调查，他们的行为被家庭损坏。</text:p>
      <text:p text:style-name="P4">
Beryslav区。 检查了44套房屋，从14套房屋中抽水。</text:p>
      <text:p text:style-name="P4">
已经起草了一个受影响社区的登记册，每个人都组成了相关委员会。</text:p>
      <text:p text:style-name="P4">
这项工作正在进行中。</text:p>
      <text:p text:style-name="P4">
<text:span text:style-name="T4">
另请阅读：</text:span>
 <text:a xlink:type="simple" xlink:href="https://www.ukrinform.ua/rubric-regions/3722935-na-pivdni-rozgornuli-infekcijni-habi-robitimut-j-svidki-testi-na-holeru.html" text:style-name="Internet_20_link" text:visited-style-name="Visited_20_Internet_20_Link">
在南部，已经启动了感染性枢纽 - 它们将进行快速的霍乱测试</text:a>
据报道，6月6日晚上<text:a xlink:type="simple" xlink:href="https://www.ukrinform.ua/rubric-ato/3718751-rosijski-zagarbniki-pidirvali-kahovsku-ges-ok-pivden.html" text:style-name="Internet_20_link" text:visited-style-name="Visited_20_Internet_20_Link">
俄罗斯军队破坏了</text:a>
Kakhovskaya水力发电大坝。 在Kherson地区，由于Kakhovka水力发电站的供暖，危险场所的人口危险危险。 实际上，Kakhovka Hescorecarians的乘员开始根据“ Ecocid”进行调查。</text:p>
      <text:p text:style-name="P4">
Ukrhydroenergo表示，Kakhovka水力发电站被完全销毁和可追回。</text:p>
      <text:p text:style-name="P4">
News Source: <text:a xlink:type="simple" xlink:href="https://www.ukrinform.ua/rubric-regions/3723016-na-pravoberezzi-hersonsini-zalisautsa-pidtoplenimi-27-naselenih-punktiv.html" text:style-name="Internet_20_link" text:visited-style-name="Visited_20_Internet_20_Link">
https://www.ukrinform.ua/rubric-regions/3723016-na-pravoberezzi-hersonsini-zalisautsa-pidtoplenimi-27-naselenih-punktiv.html</text:a>
</text:p>
      <!--NEWS-->
      <text:h text:style-name="P10" text:outline-level="1">
<text:span text:style-name="T4">
国防军每天的航空在敌方人员的焦点上击中13杆</text:span>
</text:h>
      <text:p text:style-name="P4">
作者: ['АРМІЯINFORM']</text:p>
      <text:p text:style-name="P4">
时间: 2023-06-14T12:00:00-04:00</text:p>
      <text:p text:style-name="P4">
描述: 关于操作信息中ZSU总部的总部。 “阿维亚西亚部队……与乌克兰2022年的战争，与乌克兰的最新新闻，今天与乌克兰的新闻战争，今天的最后一场战争，今天的最后一次战争将在乌克兰和俄罗斯之间发生战争，何时在2022年与乌克兰的战争将是，他们将与乌克兰发生战争，在不久的将来，他们说，今天与乌克兰的战争，今天的乌克兰新闻，乌克兰新闻，乌克兰媒体在俄罗斯</text:p>
      <text:p text:style-name="P4">
图片: ['<text:a xlink:type="simple" xlink:href="https://armyinform.com.ua/wp-content/uploads/2023/02/ukrayinska-aviacziya.jpg" text:style-name="Internet_20_link" text:visited-style-name="Visited_20_Internet_20_Link">
ukrayinska-aviacziya.jpg</text:a>
']</text:p>
      <text:p text:style-name="P4">
标签: ['STOPRUSSIA', 'ГШ ЗСУ', 'ХРОНІКА ОБОРОНИ']</text:p>
      <text:p text:style-name="P4">
类别: News</text:p>
      <!--METADATA-->
      <text:p text:style-name="P4">
<draw:frame draw:style-name="fr1" draw:name="Image43" text:anchor-type="as-char" svg:width="6.9236in" svg:height="4.615733in" draw:z-index="0">
<draw:image xlink:href="../Images/AРМІЯINFORM/2023-06-14T12-00-00-04-00/ukrayinska-aviacziya.jpg" xlink:type="simple" xlink:show="embed" xlink:actuate="onLoad" draw:mime-type="image/jpeg"/>
</draw:frame>
说明性照片<text:span text:style-name="T4">
🔥俄罗斯入侵的情况</text:span>
</text:p>
      <text:p text:style-name="P4">
关于它<text:a xlink:type="simple" xlink:href="https://www.facebook.com/GeneralStaff.ua/posts/pfbid0ALdc4XbaB7qyqsdnawdnEqz52UedLM1vVafepLHPoE3fYP9RpXfF4yTeGxcSLxNJl" text:style-name="Internet_20_link" text:visited-style-name="Visited_20_Internet_20_Link">
报告</text:a>
武装部队的总人员在运营信息中。</text:p>
      <text:p text:style-name="P4">
“国防军的航空在敌人的个人组成和4对敌人的反射导弹综合体中的集中度中进行了13次跳动。</text:p>
      <text:p text:style-name="P4">
此外，导弹和炮兵部队被标点符号，8个敌对人员，塔维夫设备武器，3个弹药仓库，防空导弹综合体，7个处于火灾位置的7炮兵部队，2一种反电子 - 电动 - 电动 - 炮兵部队的手段击中。电动设施。</text:p>
      <text:p text:style-name="P4">
News Source: <text:a xlink:type="simple" xlink:href="https://armyinform.com.ua/2023/06/14/aviacziya-syl-oborony-za-dobu-zavdala-13-udariv-po-rajonah-zoseredzhennya-osobovogo-skladu-protyvnyka/" text:style-name="Internet_20_link" text:visited-style-name="Visited_20_Internet_20_Link">
https://armyinform.com.ua/2023/06/14/aviacziya-syl-oborony-za-dobu-zavdala-13-udariv-po-rajonah-zoseredzhennya-osobovogo-skladu-protyvnyka/</text:a>
</text:p>
      <!--NEWS-->
      <text:h text:style-name="P10" text:outline-level="1">
<text:span text:style-name="T4">
Zelensky与Duda进行了交谈 - 他们谈到了前面的情况以及乌克兰士兵的需求</text:span>
</text:h>
      <text:p text:style-name="P4">
作者: Ukrinform (Person)</text:p>
      <text:p text:style-name="P4">
出版商: Укринформ (Organization)</text:p>
      <text:p text:style-name="P4">
出版时间: 2023-06-14T12:25:00+03:00</text:p>
      <text:p text:style-name="P4">
修改时间: 2023-06-14T23:25:00+03:00</text:p>
      <text:p text:style-name="P4">
描述: 乌克兰沃迪米尔·泽伦斯基（Ukraine Volodymyr Zelensky）总裁与波兰同事安德烈·杜达（Andrzej Duda）进行了交谈。  - 乌克林。</text:p>
      <text:p text:style-name="P4">
图片: ['<text:a xlink:type="simple" xlink:href="https://static.ukrinform.com/photos/2022_06/thumb_files/630_360_1655321433-213.jpeg" text:style-name="Internet_20_link" text:visited-style-name="Visited_20_Internet_20_Link">
630_360_16553...</text:a>
']</text:p>
      <text:p text:style-name="P4">
标签: ['Дуда', 'Польща', 'Зеленський']</text:p>
      <text:p text:style-name="P4">
类型: Article</text:p>
      <!--METADATA-->
      <text:p text:style-name="P4">
<draw:frame draw:style-name="fr1" draw:name="Image44" text:anchor-type="as-char" svg:width="6.9236in" svg:height="3.956343in" draw:z-index="0">
<draw:image xlink:href="../Images/yкринформ/2023-06-14T12-25-00-03-00/630_360_1655321433-213.jpeg" xlink:type="simple" xlink:show="embed" xlink:actuate="onLoad" draw:mime-type="image/jpeg"/>
</draw:frame>
乌克兰沃迪米尔·泽伦斯基(Ukraine Volodymyr Zelensky)总裁与波兰同事安德烈·杜达(Andrzej Duda)进行了交谈。</text:p>
      <text:p text:style-name="P4">
根据乌克林福姆的说法，国家元首在他的[Twitter]中写了有关它的文章(https://twitter.com/ZelenskyyUa/status/1669071930215784450)。</text:p>
      <text:p text:style-name="P4">
“他与波兰总统进行了主题对话。讨论了PolyB和乌克兰辩护人的需求。他感谢波兰在国防援助领域执行拨款。他们同意进一步的准备步骤北约峰会，”泽伦斯基写道。</text:p>
      <text:p text:style-name="P4">
<text:span text:style-name="T4">
另请阅读：</text:span>
 <text:a xlink:type="simple" xlink:href="https://www.ukrinform.ua/rubric-ato/3722983-prezident-vidznaciv-derznagorodami-320-vijskovih-128-z-nih-posmertno.html" text:style-name="Internet_20_link" text:visited-style-name="Visited_20_Internet_20_Link">
总统指出州320名士兵，128-死后</text:a>
据他说，乌克兰和波兰继续在乌克兰联盟联盟中共同努力。</text:p>
      <text:p text:style-name="P4">
“这正是俄罗斯假设必须完全破坏的那一刻，北约的某人仍然害怕俄罗斯。 这种假设以俄罗斯的积极雄心为基础。 我们已经并且可以中和。 我们感谢波兰的乌克兰支持和北约的真正加强，”乌克兰总统后来在[晚上上诉]中说(https://t.me/V_Zelenskiy_official/6575)。</text:p>
      <text:p text:style-name="P4">
正如乌克林福姆报道的那样，今天北约秘书长詹斯·斯托尔滕贝格耶耶(Jens Stoltenberghizhayai)是<text:a xlink:type="simple" xlink:href="https://www.ukrinform.ua/rubric-polytics/3722975-stoltenberg-pro-clenstvo-ukraini-v-nato-souzniki-uhvalili-principovi-risenna-ale-diskusii-trivaut.html" text:style-name="Internet_20_link" text:visited-style-name="Visited_20_Internet_20_Link">
北约盟国已经做出了有关乌克兰乌克兰成员的基本决定</text:a>
在联盟中，但继续就实施它们的方式进行磋商。</text:p>
      <text:p text:style-name="P4">
照片：作品</text:p>
      <text:p text:style-name="P4">
News Source: <text:a xlink:type="simple" xlink:href="https://www.ukrinform.ua/rubric-polytics/3723019-zelenskij-proviv-rozmovu-z-dudou-govorili-pro-situaciu-na-fronti-ta-potrebi-ukrainskih-voiniv.html" text:style-name="Internet_20_link" text:visited-style-name="Visited_20_Internet_20_Link">
https://www.ukrinform.ua/rubric-polytics/3723019-zelenskij-proviv-rozmovu-z-dudou-govorili-pro-situaciu-na-fronti-ta-potrebi-ukrainskih-voiniv.html</text:a>
</text:p>
      <!--NEWS-->
      <text:h text:style-name="P10" text:outline-level="1">
<text:span text:style-name="T4">
莫里斯·斯坦（Morris Stein）是新的主教练“ Ajax”</text:span>
</text:h>
      <text:p text:style-name="P4">
作者: Ukrinform (Person)</text:p>
      <text:p text:style-name="P4">
出版商: Укринформ (Organization)</text:p>
      <text:p text:style-name="P4">
出版时间: 2023-06-14T13:26:20+03:00</text:p>
      <text:p text:style-name="P4">
修改时间: 2023-06-14T23:26:20+03:00</text:p>
      <text:p text:style-name="P4">
描述: 该合同是在2026年夏季计算的。  - 乌克林。</text:p>
      <text:p text:style-name="P4">
图片: ['<text:a xlink:type="simple" xlink:href="https://static.ukrinform.com/photos/2023_06/thumb_files/630_360_1686774168-475.jpg" text:style-name="Internet_20_link" text:visited-style-name="Visited_20_Internet_20_Link">
630_360_16867...</text:a>
']</text:p>
      <text:p text:style-name="P4">
标签: ['Футбол', 'Аякс']</text:p>
      <text:p text:style-name="P4">
类型: Article</text:p>
      <!--METADATA-->
      <text:p text:style-name="P4">
<draw:frame draw:style-name="fr1" draw:name="Image45" text:anchor-type="as-char" svg:width="6.9236in" svg:height="3.956343in" draw:z-index="0">
<draw:image xlink:href="../Images/yкринформ/2023-06-14T13-26-20-03-00/630_360_1686774168-475.jpg" xlink:type="simple" xlink:show="embed" xlink:actuate="onLoad" draw:mime-type="image/jpeg"/>
</draw:frame>
直到2026年夏天。</text:p>
      <text:p text:style-name="P4">
莫里斯·斯坦(Morris Stein)由新的阿贾克斯(Ajax)主教练任命，该合同是由2026年夏天的sacrusian计算的。(https://www.ajax.nl/artikelen/maurice-steijn-nieuwe-hoofdtrainer-ajax/)乌克林福姆报道，俱乐部的官方网站。</text:p>
      <text:p text:style-name="P4">
在他的教练职业生涯中，斯坦因由Dan Haag，Venlo，Al-Vakhda，Plubped和Rotterdam Sparta领导。</text:p>
      <text:p text:style-name="P4">
上个赛季，在莫里斯(Morris)的领导下，斯巴达(Sparta)在荷兰排名第六，在季后赛决赛中获得了特威特(Twente)的位置。</text:p>
      <text:p text:style-name="P4">
<text:span text:style-name="T4">
另请阅读：</text:span>
 <text:a xlink:type="simple" xlink:href="https://www.ukrinform.ua/rubric-sports/3718281-znamenitij-futbolist-ibragimovic-ogolosiv-pro-zaversenna-kareri.html" text:style-name="Internet_20_link" text:visited-style-name="Visited_20_Internet_20_Link">
著名的足球运动员易卜拉欣莫维奇宣布完成职业生涯</text:a>
阿贾克斯(Ajax)在2022/23赛季获得第三名，没有进入冠军联赛。</text:p>
      <text:p text:style-name="P4">
照片：ajax.nl</text:p>
      <text:p text:style-name="P4">
News Source: <text:a xlink:type="simple" xlink:href="https://www.ukrinform.ua/rubric-sports/3723018-moris-stejn-novij-golovnij-trener-aaksa.html" text:style-name="Internet_20_link" text:visited-style-name="Visited_20_Internet_20_Link">
https://www.ukrinform.ua/rubric-sports/3723018-moris-stejn-novij-golovnij-trener-aaksa.html</text:a>
</text:p>
      <!--NEWS-->
      <text:h text:style-name="P10" text:outline-level="1">
<text:span text:style-name="T4">
英国宣布了一个军事援助计划，以加强乌克兰的防空</text:span>
</text:h>
      <text:p text:style-name="P4">
作者: ['АРМІЯINFORM']</text:p>
      <text:p text:style-name="P4">
时间: 2023-06-14T14:00:00-04:00</text:p>
      <text:p text:style-name="P4">
描述: 伟大的英国人宣布了9200万英镑的乌克兰人的维斯科沃套餐。与乌克兰的战争将是不久的</text:p>
      <text:p text:style-name="P4">
图片: ['<text:a xlink:type="simple" xlink:href="https://armyinform.com.ua/wp-content/uploads/2021/06/vb2.jpeg" text:style-name="Internet_20_link" text:visited-style-name="Visited_20_Internet_20_Link">
vb2.jpeg</text:a>
']</text:p>
      <text:p text:style-name="P4">
标签: ['ВЕЛИКА БРИТАНІЯ', 'ВІЙСЬКОВА ДОПОМОГА', 'ППО']</text:p>
      <text:p text:style-name="P4">
类别: News</text:p>
      <!--METADATA-->
      <text:p text:style-name="P4">
<draw:frame draw:style-name="fr1" draw:name="Image47" text:anchor-type="as-char" svg:width="6.9236in" svg:height="3.63489in" draw:z-index="0">
<draw:image xlink:href="../Images/AРМІЯINFORM/2023-06-14T14-00-00-04-00/vb2.jpeg" xlink:type="simple" xlink:show="embed" xlink:actuate="onLoad" draw:mime-type="image/jpeg"/>
</draw:frame>
英国宣布为乌克兰提供92MFUNDS军事援助计划(约1.16亿美元). Він буде містити озброєння для підвищенняефективності української ППО.</text:p>
      <text:p text:style-name="P4">
Як йдеться в <text:a xlink:type="simple" xlink:href="https://www.gov.uk/government/news/major-air-defence-package-for-ukraine-announced-at-meeting-of-joint-expeditionary-force-ministers" text:style-name="Internet_20_link" text:visited-style-name="Visited_20_Internet_20_Link">
повідомленні</text:a>
英国政府计划通过国际基金乌克兰购买适当的设备(云)在接下来的几个月中，为了增强乌克兰以捍卫其关键基础设施，文明和前线工作人员。</text:p>
      <text:p text:style-name="P4">
“英国为乌克兰国际基金带来了另外2.5亿英镑的资金，并通过基金会与盟友和合作伙伴一起提供了一包防空，以帮助乌克兰保护我们的关键国家基础设施，并防止非企业。</text:p>
      <text:p text:style-name="P4">
News Source: <text:a xlink:type="simple" xlink:href="https://armyinform.com.ua/2023/06/14/velyka-brytaniya-anonsuvala-paket-vijskovoyi-dopomogy-dlya-posylennya-ppo-ukrayiny/" text:style-name="Internet_20_link" text:visited-style-name="Visited_20_Internet_20_Link">
https://armyinform.com.ua/2023/06/14/velyka-brytaniya-anonsuvala-paket-vijskovoyi-dopomogy-dlya-posylennya-ppo-ukrayiny/</text:a>
</text:p>
      <!--NEWS-->
      <text:h text:style-name="P10" text:outline-level="1">
<text:span text:style-name="T4">
在玛丽奥波（Mariupol），游击队的明信片呼吁俄罗斯士兵放弃</text:span>
</text:h>
      <text:p text:style-name="P4">
作者: Ukrinform (Person)</text:p>
      <text:p text:style-name="P4">
出版商: Укринформ (Organization)</text:p>
      <text:p text:style-name="P4">
出版时间: 2023-06-14T14:31:00+03:00</text:p>
      <text:p text:style-name="P4">
修改时间: 2023-06-14T23:31:00+03:00</text:p>
      <text:p text:style-name="P4">
描述: 在暂时捕获的俄罗斯军事野马中，游击队送出传单，呼吁俄罗斯士兵放弃。  - 乌克林。</text:p>
      <text:p text:style-name="P4">
图片: ['<text:a xlink:type="simple" xlink:href="https://static.ukrinform.com/photos/2023_04/thumb_files/630_360_1680546247-363.jpg" text:style-name="Internet_20_link" text:visited-style-name="Visited_20_Internet_20_Link">
630_360_16805...</text:a>
']</text:p>
      <text:p text:style-name="P4">
标签: ['Маріуполь', 'Окупація', 'Війна з Росією']</text:p>
      <text:p text:style-name="P4">
类型: Article</text:p>
      <!--METADATA-->
      <text:p text:style-name="P4">
<draw:frame draw:style-name="fr1" draw:name="Image48" text:anchor-type="as-char" svg:width="6.9236in" svg:height="3.956343in" draw:z-index="0">
<draw:image xlink:href="../Images/yкринформ/2023-06-14T14-31-00-03-00/630_360_1680546247-363.jpg" xlink:type="simple" xlink:show="embed" xlink:actuate="onLoad" draw:mime-type="image/jpeg"/>
</draw:frame>
俄罗斯军事野马游击队及时捕获，呼吁俄罗斯士兵放弃。</text:p>
      <text:p text:style-name="P4">
这是在[电报]中报道的(https://t.me/andriyshTime/10757)乌克林福姆报道，Mariupol Petro Andryushchenko的顾问。</text:p>
      <text:p text:style-name="P4">
“在马里波尔，游击队敦促俄罗斯士兵不缴税，而是放弃。 但是他们传播了这一说法 - 对乌克兰人的呼吁：玛丽奥波尔卡，贝尔迪纳卡，托克马克，托克马克，梅利托波尔，阿佐夫斯基·伊夫西克的居民其他城市，城镇和城镇。 足以害怕。 打印并挂全部。 俄罗斯人制造武器的越多，墨盒就越多。” Andryushchenko写道。</text:p>
      <text:p text:style-name="P4">
<text:span text:style-name="T4">
另请阅读：</text:span>
 <text:a xlink:type="simple" xlink:href="https://www.ukrinform.ua/rubric-culture/3722556-film-20-dniv-u-mariupoli-vzav-nagorodi-na-docudays-ua.html" text:style-name="Internet_20_link" text:visited-style-name="Visited_20_Internet_20_Link">
电影“ ** Mariupol中的20天”和“在Docudays上获得了奖项ua</text:a>
传单的作者被要求支持并向我们的乌克兰人民提供呼吁，以加入抵抗运动。</text:p>
      <text:p text:style-name="P4">
“俄语。 请勿返回模式。 对于普京来说，所有的慕斯。 您的俄语，第一个。 你想生活吗？ 斜线并过渡到善良的一面。 泡沫未感染。 泡沫是一点点的生命。 保证，”印刷明信片写着。 你不想死吗？ 你想回家吗？ 您想开车赛吗？ 写下闲逛的联系人!”。</text:p>
      <text:p text:style-name="P4">
据报道，俄罗斯入侵者将Mariupol和周围环境变成了他们的军事障碍中心。</text:p>
      <text:p text:style-name="P4">
News Source: <text:a xlink:type="simple" xlink:href="https://www.ukrinform.ua/rubric-regions/3722901-u-mariupoli-partizani-rozkleili-listivki-iz-zaklikami-do-rosijskih-soldativ-zdavatisa.html" text:style-name="Internet_20_link" text:visited-style-name="Visited_20_Internet_20_Link">
https://www.ukrinform.ua/rubric-regions/3722901-u-mariupoli-partizani-rozkleili-listivki-iz-zaklikami-do-rosijskih-soldativ-zdavatisa.html</text:a>
</text:p>
      <!--NEWS-->
      <text:h text:style-name="P10" text:outline-level="1">
<text:span text:style-name="T4">
Zelensky：当废墟消失时，它不仅失去了侵略者，而且失去了侵略的想法</text:span>
</text:h>
      <text:p text:style-name="P4">
作者: Ukrinform (Person)</text:p>
      <text:p text:style-name="P4">
出版商: Укринформ (Organization)</text:p>
      <text:p text:style-name="P4">
出版时间: 2023-06-14T15:36:39+03:00</text:p>
      <text:p text:style-name="P4">
修改时间: 2023-06-14T23:36:39+03:00</text:p>
      <text:p text:style-name="P4">
描述: 我们将重建一切，我们将恢复一切，并且我们已经确切地知道了什么时机和击败俄罗斯侵略和我们的重建的实力的步骤。 当废墟消失时，它不仅会失去侵略者，而且会失去侵略的想法。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ЗСУ', 'Зеленський', 'Війна з Росією', '#stoprussia', 'ППО', 'Відбудова']</text:p>
      <text:p text:style-name="P4">
类型: Article</text:p>
      <!--METADATA-->
      <text:p text:style-name="P4">
<draw:frame draw:style-name="fr1" draw:name="Image49" text:anchor-type="as-char" svg:width="6.9236in" svg:height="3.956343in" draw:z-index="0">
<draw:image xlink:href="../Images/yкринформ/2023-06-14T15-36-39-03-00/630_360_1679682020-565.jpeg" xlink:type="simple" xlink:show="embed" xlink:actuate="onLoad" draw:mime-type="image/jpeg"/>
</draw:frame>
我们都将恢复一切，我们将恢复所有内容，并且我们已经确切地知道我们需要在哪个时机击败俄罗斯侵略和我们的建筑物。 当废墟消失时，它不仅会失去侵略者，而且会失去侵略的想法。</text:p>
      <text:p text:style-name="P4">
他在晚上强调[视频]。(https://www.youtube.com/watch?v=5eWlv6E0E30)据报道，沃迪米尔Zelenskyy总统据报道。</text:p>
      <text:p text:style-name="P4">
<text:span text:style-name="T5">
vido：<text:a xlink:type="simple" xlink:href="https://t.me/OP_UA/9725" text:style-name="Internet_20_link" text:visited-style-name="Visited_20_Internet_20_Link">
电报总统办公室</text:a>
</text:span>
</text:p>
      <text:p text:style-name="P4">
_ <text:span text:style-name="T4">
我希望健康，亲爱的乌克兰人!</text:span>
 _</text:p>
      <text:p text:style-name="P4">
他只是与波兰·安德烈·杜达(Poland Andrzej Duda)总统进行了交谈 - 首先是一个小时的对话。 现在，战场上的情况，我们的士兵武器，炮弹。 感谢实施先前的国防安排。</text:p>
      <text:p text:style-name="P4">
当然，在每次对话中，我们都非常关注和平陈述的长期安全，而不仅仅是对我们。 总是有效。</text:p>
      <text:p text:style-name="P4">
波兰很现实地认为乌克兰在北约成员的需求。 和这个目标需求。 我们一起为维尔纽斯联盟峰会开发了特定内容。 这正是俄罗斯假设应该完全破坏北约仍然害怕俄罗斯的那一刻。 这样的假设为俄罗斯积极的野心提供了。 我们已经并且可以中和。 感谢乌克兰的支持和北约的真正加强。</text:p>
      <text:p text:style-name="P4">
不仅在今天，而且整个星期，我们都在为乌克兰的恢复做准备，乌克兰将于下周举行。 这将是一个重要的事件，是一个非常有代表的事件，它将团结恢复我们国家和人民正常生活的高级和商业努力。 乌克兰的主要原则是简单而公平的，阿萨姆：乌克兰没有废墟。 我们将重建一切，我们将恢复一切，并且我们确切地知道什么时机以及应采取何种力量来击败俄罗斯侵略和我们的重建。 当废墟消失时，不仅是侵略者，而且是侵略的想法。 会的。</text:p>
      <text:p text:style-name="P4">
每天，在为这次伦敦会议做准备时，我们举行了漫长而深刻的准备会议 - 所有必要的国家机构都涉及不同的水平。 我们为愿景竭尽所能，乌克兰的愿景(一如既往，有意义)已经准备了相应的国际安排水平。今天，他签署了有关国家空军，我们的防空以及每天拯救我们人民的英雄的新法令。 我们的情报官员和武装部队的军人 - 一个单位的战斗旅也是奖项。 共有331名战士。 331英雄生活。</text:p>
      <text:p text:style-name="P4">
请务必记住，我们在乌克兰有义务保护我们人民的生活和独立。 尊重我们的军队，尊重我们的士兵亲戚，尊重所有为国家而陪伴的人的妻子和男人。 感谢这些人是一件好事。 乌克兰非常感谢，值得每天展示。</text:p>
      <text:p text:style-name="P4">
谢谢所有正在为我们的胜利而战和努力的人!我尤其要感谢现在在我们国家东部和南部战斗中的每个人都开放了乌克兰战略空间，即胜利的运动空间。 我感谢所有现在都在人行道和防守中的人，他们席卷了入侵者的位置并反映了他们的旅行 - 谢谢大家，勇士，勇敢，耐用性，每米!</text:p>
      <text:p text:style-name="P4">
_ <text:span text:style-name="T4">
荣耀我们的英雄!</text:span>
 _</text:p>
      <text:p text:style-name="P4">
_ <text:span text:style-name="T4">
荣耀与乌克兰!</text:span>
 _</text:p>
      <text:p text:style-name="P4">
News Source: <text:a xlink:type="simple" xlink:href="https://www.ukrinform.ua/rubric-vidbudova/3723020-zelenskij-koli-ruini-znikaut-to-prograe-ne-prosto-agresor-a-sama-idea-agresii.html" text:style-name="Internet_20_link" text:visited-style-name="Visited_20_Internet_20_Link">
https://www.ukrinform.ua/rubric-vidbudova/3723020-zelenskij-koli-ruini-znikaut-to-prograe-ne-prosto-agresor-a-sama-idea-agresii.html</text:a>
</text:p>
      <!--NEWS-->
      <text:h text:style-name="P10" text:outline-level="1">
<text:span text:style-name="T4">
北约 - 乌克兰委员会的成立将使政治合作提升到新的水平 - 斯托尔滕贝格</text:span>
</text:h>
      <text:p text:style-name="P4">
作者: Ukrinform (Person)</text:p>
      <text:p text:style-name="P4">
出版商: Укринформ (Organization)</text:p>
      <text:p text:style-name="P4">
出版时间: 2023-06-14T15:53:00+03:00</text:p>
      <text:p text:style-name="P4">
修改时间: 2023-06-14T15:53:00+03:00</text:p>
      <text:p text:style-name="P4">
描述: 北约与乌克兰之间的合作工具的开发，特别是，如果盟友同意的话，北约乌克兰委员会向北约乌克兰理事会的转型将使双方之间的合作伙伴关系提升到一个新的水平。  - 乌克林。</text:p>
      <text:p text:style-name="P4">
图片: ['<text:a xlink:type="simple" xlink:href="https://static.ukrinform.com/photos/2023_02/thumb_files/630_360_1676717919-985.jpg" text:style-name="Internet_20_link" text:visited-style-name="Visited_20_Internet_20_Link">
630_360_16767...</text:a>
']</text:p>
      <text:p text:style-name="P4">
标签: ['НАТО', 'Столтенберг']</text:p>
      <text:p text:style-name="P4">
类型: Article</text:p>
      <!--METADATA-->
      <text:p text:style-name="P4">
<draw:frame draw:style-name="fr1" draw:name="Image50" text:anchor-type="as-char" svg:width="6.9236in" svg:height="3.956343in" draw:z-index="0">
<draw:image xlink:href="../Images/yкринформ/2023-06-14T15-53-00-03-00/630_360_1676717919-985.jpg" xlink:type="simple" xlink:show="embed" xlink:actuate="onLoad" draw:mime-type="image/jpeg"/>
</draw:frame>
北约与乌克兰之间合作工具的发展，特别是，如果盟友同意的话，北约乌克兰向北约乌克兰理事会的转变将使双方之间的伙伴关系提升到一个新的水平。</text:p>
      <text:p text:style-name="P4">
北约秘书长詹斯·斯托尔滕贝格(Jens Stoltenberg)报道，在联盟部长国防会议之前，在布鲁塞尔宣布了这一点。</text:p>
      <text:p text:style-name="P4">
“委员会和理事会之间在北约结构方面有很大的区别。因此，委员会是与合作伙伴国家的盟友会议的形式。 在委员会期间，将有31个单位会见乌克兰。 我们是不可接受的，我们不会创建结构 - 这是与角落进行咨询的平台。 如果盟军同意建立北约乌克兰理事会，它实际上将确定32个级别-31盟友和乌克兰在一张桌子和相同条件下遇到。”北约说。 这是给出的(https://www.ukrinform.ua/tag-nato)<text:span text:style-name="T4">
另请阅读：</text:span>
 <text:a xlink:type="simple" xlink:href="https://www.ukrinform.ua/rubric-ato/3722840-garantii-bezpeki-vid-nato-maut-zahistiti-ukrainu-vid-novoi-vijni-stoltenberg.html" text:style-name="Internet_20_link" text:visited-style-name="Visited_20_Internet_20_Link">
北约安全保证应保护乌克兰唱片战争 -  <text:span text:style-name="T4">
电视</text:span>
 Enberg</text:a>
“它(Na-Ukraine理事会。)会有一个可以做出决定并在深度结构中做出决定的机构 - 例如小组委员会等。 因此，如果理事会的各方同意，则可以进行更深入的合作的小切口，这将允许共同做出决定。 这将反映出乌克兰与波纳托盟友之间关系中政治伙伴关系的巨大噪音。”斯托尔滕贝格补充说。</text:p>
      <text:p text:style-name="P4">
据报道，7月11日至12日在维尔纽斯举行了另一场北约峰会，在此期间，乌克兰期望获得明显的北约支持会员资格的明确路标，以及为联盟预算的一段时期的安全保证。</text:p>
      <text:p text:style-name="P4">
News Source: <text:a xlink:type="simple" xlink:href="https://www.ukrinform.ua/rubric-polytics/3722837-zasnuvanna-komitetu-natoukraina-vivede-politicne-spivrobitnictvo-na-novij-riven-stoltenberg.html" text:style-name="Internet_20_link" text:visited-style-name="Visited_20_Internet_20_Link">
https://www.ukrinform.ua/rubric-polytics/3722837-zasnuvanna-komitetu-natoukraina-vivede-politicne-spivrobitnictvo-na-novij-riven-stoltenberg.html</text:a>
</text:p>
      <!--NEWS-->
      <text:h text:style-name="P10" text:outline-level="1">
<text:span text:style-name="T4">
尼日利亚沉没了船 - 一百多人死亡</text:span>
</text:h>
      <text:p text:style-name="P4">
作者: Ukrinform (Person)</text:p>
      <text:p text:style-name="P4">
出版商: Укринформ (Organization)</text:p>
      <text:p text:style-name="P4">
出版时间: 2023-06-14T15:55:00+03:00</text:p>
      <text:p text:style-name="P4">
修改时间: 2023-06-14T15:55:00+03:00</text:p>
      <text:p text:style-name="P4">
描述: 在尼日利亚西南部，在尼日尔河上倾覆的船上，至少有100人被杀，甚至更多。  - 乌克林。</text:p>
      <text:p text:style-name="P4">
图片: ['<text:a xlink:type="simple" xlink:href="https://static.ukrinform.com/photos/2023_06/thumb_files/630_360_1686747985-579.png" text:style-name="Internet_20_link" text:visited-style-name="Visited_20_Internet_20_Link">
630_360_16867...</text:a>
']</text:p>
      <text:p text:style-name="P4">
标签: ['Нігерія', 'Човен']</text:p>
      <text:p text:style-name="P4">
类型: Article</text:p>
      <!--METADATA-->
      <text:p text:style-name="P4">
<draw:frame draw:style-name="fr1" draw:name="Image51" text:anchor-type="as-char" svg:width="6.9236in" svg:height="3.956343in" draw:z-index="0">
<draw:image xlink:href="../Images/yкринформ/2023-06-14T15-55-00-03-00/630_360_1686747985-579.png" xlink:type="simple" xlink:show="embed" xlink:actuate="onLoad" draw:mime-type="image/png"/>
</draw:frame>
在尼日尔河上推翻船只后，至少一百人被杀，甚至一百多人被认为是一百多人。</text:p>
      <text:p text:style-name="P4">
关于它报告<text:a xlink:type="simple" xlink:href="https://www.bbc.com/news/world-africa-65901425" text:style-name="Internet_20_link" text:visited-style-name="Visited_20_Internet_20_Link">
BBC</text:a>
，报道乌克林福姆。</text:p>
      <text:p text:style-name="P4">
正如所指出的那样，婚礼后，有300多人从Qua州返回工作人员的船坠入漂浮在水中的一棵树，被打断了。</text:p>
      <text:p text:style-name="P4">
QUA警方发言人说，搜救工作正在进行中，死者的死者可能会增加。</text:p>
      <text:p text:style-name="P4">
尼日利亚这一地区的水事故是广泛的，因为人们经常使用水路来更快地到达该国其他地区。</text:p>
      <text:p text:style-name="P4">
<text:span text:style-name="T4">
另请阅读：</text:span>
 <text:a xlink:type="simple" xlink:href="https://www.ukrinform.ua/rubric-world/3721190-u-nigerii-zatrimali-kolisnogo-golovu-nacbanku.html" text:style-name="Internet_20_link" text:visited-style-name="Visited_20_Internet_20_Link">
在<text:span text:style-name="T4">
尼日尔</text:span>
它拘留了国家银行的前负责人</text:a>
但是，船只的所有者经常超载摇摇欲坠的船只，试图赚更多的钱。</text:p>
      <text:p text:style-name="P4">
据乌克林福姆称，根据海岸警卫队的说法，周三早上至少有32名移民被安装在他们的船[推翻并沉没。 这是给出的(https://www.ukrinform.ua/rubric-world/3722799-u-grecii-kilkist-zertv-unaslidok-perekidanna-covna-z-migrantami-zrosla-do-32.html)<text:span text:style-name="T5">
foto：getty</text:span>
</text:p>
      <text:p text:style-name="P4">
News Source: <text:a xlink:type="simple" xlink:href="https://www.ukrinform.ua/rubric-world/3722841-u-nigerii-zatonuv-coven-ponad-sto-ludej-zaginuli.html" text:style-name="Internet_20_link" text:visited-style-name="Visited_20_Internet_20_Link">
https://www.ukrinform.ua/rubric-world/3722841-u-nigerii-zatonuv-coven-ponad-sto-ludej-zaginuli.html</text:a>
</text:p>
      <!--NEWS-->
      <text:h text:style-name="P10" text:outline-level="1">
<text:span text:style-name="T4">
45个定居点仍在赫尔森地区淹没</text:span>
</text:h>
      <text:p text:style-name="P4">
作者: Ukrinform (Person)</text:p>
      <text:p text:style-name="P4">
出版商: Укринформ (Organization)</text:p>
      <text:p text:style-name="P4">
出版时间: 2023-06-14T15:56:00+03:00</text:p>
      <text:p text:style-name="P4">
修改时间: 2023-06-14T15:56:00+03:00</text:p>
      <text:p text:style-name="P4">
描述: 在Kherson，由于Kakhovskaya水力发电站，有45个定居点仍被淹没，其中28个在Dniep​​er的右岸，左边有17个。  - 乌克林。</text:p>
      <text:p text:style-name="P4">
图片: ['<text:a xlink:type="simple" xlink:href="https://static.ukrinform.com/photos/2023_06/thumb_files/630_360_1686291445-587.jpg" text:style-name="Internet_20_link" text:visited-style-name="Visited_20_Internet_20_Link">
630_360_16862...</text:a>
']</text:p>
      <text:p text:style-name="P4">
标签: ['Херсонщина', 'Каховська ГЕС', 'Підтоплення']</text:p>
      <text:p text:style-name="P4">
类型: Article</text:p>
      <!--METADATA-->
      <text:p text:style-name="P4">
<draw:frame draw:style-name="fr1" draw:name="Image52" text:anchor-type="as-char" svg:width="6.9236in" svg:height="3.956343in" draw:z-index="0">
<draw:image xlink:href="../Images/yкринформ/2023-06-14T15-56-00-03-00/630_360_1686291445-587.jpg" xlink:type="simple" xlink:show="embed" xlink:actuate="onLoad" draw:mime-type="image/jpeg"/>
</draw:frame>
由于卡科夫斯卡亚水力发电站，纳克森地区被淹没了，剩下45个彩绘点，其中28个在Dniep​​er的右岸，左边有17个。</text:p>
      <text:p text:style-name="P4">
此类数据发表在<text:a xlink:type="simple" xlink:href="https://t.me/khersonskaODA/6897" text:style-name="Internet_20_link" text:visited-style-name="Visited_20_Internet_20_Link">
Telegram频道</text:a>
库尔森·奥瓦(Kherson Ova)，报道乌克林福姆。</text:p>
      <text:p text:style-name="P4">
根据信息图表，右岸有3103栋房屋被淹没。</text:p>
      <text:p text:style-name="P4">
根据14.30，平均洪水水平为2米。</text:p>
      <text:p text:style-name="P4">
正如乌克林福姆报道的那样，在6月6日的晚上<text:a xlink:type="simple" xlink:href="https://www.ukrinform.ua/rubric-other_news/3720776-pidriv-rosianami-kahovskoi-ges-usi-novini.html" text:style-name="Internet_20_link" text:visited-style-name="Visited_20_Internet_20_Link">
俄罗斯军队培养了卡科夫卡水力发电站</text:a>
。</text:p>
      <text:p text:style-name="P4">
根据OVA的说法，截至6月14日早上，洪水的平均水平为2.13米。 这比前一天不到32厘米。</text:p>
      <text:p text:style-name="P4">
<text:span text:style-name="T4">
另请阅读：</text:span>
 <text:a xlink:type="simple" xlink:href="https://www.ukrinform.ua/rubric-regions/3722794-rosiani-pisla-pidrivu-kahovskoi-ges-posilili-tisk-na-ziteliv-hersonsini-malar.html" text:style-name="Internet_20_link" text:visited-style-name="Visited_20_Internet_20_Link">
俄罗斯人破坏了卡科夫卡水力发电站后，增加了赫尔森地区的压力 - 画家</text:a>
武装部队解放了赫尔森地区的右岸部分，尤其是城市<text:a xlink:type="simple" xlink:href="https://www.ukrinform.ua/tag-herson" text:style-name="Internet_20_link" text:visited-style-name="Visited_20_Internet_20_Link">
Kherson</text:a>
。 该地区的部分位于DNIEPER的左侧，被俄罗斯军队暂时捕获。</text:p>
      <text:p text:style-name="P4">
News Source: <text:a xlink:type="simple" xlink:href="https://www.ukrinform.ua/rubric-regions/3722849-na-hersonsini-zatoplenimi-lisautsa-45-naselenih-punktiv.html" text:style-name="Internet_20_link" text:visited-style-name="Visited_20_Internet_20_Link">
https://www.ukrinform.ua/rubric-regions/3722849-na-hersonsini-zatoplenimi-lisautsa-45-naselenih-punktiv.html</text:a>
</text:p>
      <!--NEWS-->
      <text:h text:style-name="P10" text:outline-level="1">
<text:span text:style-name="T4">
北约安全保证应保护乌克兰免受一场新战争-Stoltenberg</text:span>
</text:h>
      <text:p text:style-name="P4">
作者: Ukrinform (Person)</text:p>
      <text:p text:style-name="P4">
出版商: Укринформ (Organization)</text:p>
      <text:p text:style-name="P4">
出版时间: 2023-06-14T15:57:00+03:00</text:p>
      <text:p text:style-name="P4">
修改时间: 2023-06-14T15:57:00+03:00</text:p>
      <text:p text:style-name="P4">
描述: 安全保证北约和各个工会国家在战争后可以提供乌克兰，并能够加强武装部队并保护乌克兰免受历史的重复和未来的新俄罗斯袭击。  - 乌克林。</text:p>
      <text:p text:style-name="P4">
图片: ['<text:a xlink:type="simple" xlink:href="https://static.ukrinform.com/photos/2021_12/thumb_files/630_360_1639653695-696.jpg" text:style-name="Internet_20_link" text:visited-style-name="Visited_20_Internet_20_Link">
630_360_16396...</text:a>
']</text:p>
      <text:p text:style-name="P4">
标签: ['НАТО', 'Столтенберг', 'Війна з Росією', 'Гарантії безпеки']</text:p>
      <text:p text:style-name="P4">
类型: Article</text:p>
      <!--METADATA-->
      <text:p text:style-name="P4">
<draw:frame draw:style-name="fr1" draw:name="Image54" text:anchor-type="as-char" svg:width="6.9236in" svg:height="3.956343in" draw:z-index="0">
<draw:image xlink:href="../Images/yкринформ/2023-06-14T15-57-00-03-00/630_360_1639653695-696.jpg" xlink:type="simple" xlink:show="embed" xlink:actuate="onLoad" draw:mime-type="image/jpeg"/>
</draw:frame>
北约和个人青少年在战争之后可以给乌克兰提供安全保障，应加强武装部队的能力，并以俄罗斯历史的责任和未来对俄罗斯的新袭击来保护乌克兰。</text:p>
      <text:p text:style-name="P4">
这是在布鲁塞尔在国防部长北约秘书长詹斯·斯托尔滕贝格(Jens Stoltenberg)会议之前的新闻发布会上指出的，对乌克林福德通讯员的呼吁做出了回应。</text:p>
      <text:p text:style-name="P4">
“除了紧迫的需求外，我们还将讨论前乌克兰前的长期挑战以及我们在北约可以做出的决定。 我已经提到了盟国同意为乌克兰开始帮助北约的一般计划。 斯托尔滕贝格说：“应确保不同形式的安全性和安全框架可以长时间收到乌克兰的自我防御能力和系统所需的系统。”</text:p>
      <text:p text:style-name="P4">
<text:span text:style-name="T4">
另请阅读：</text:span>
 <text:a xlink:type="simple" xlink:href="https://www.ukrinform.ua/rubric-ato/3722838-reznikov-obgovorit-iz-souznikami-po-nato-bagatoricnij-paket-dopomogi-stoltenberg.html" text:style-name="Internet_20_link" text:visited-style-name="Visited_20_Internet_20_Link">
Reznikov将与北约盟友讨论多年的帮助 -  <text:span text:style-name="T4">
 Stoltenberg </text:span>
</text:a>
他强调，所有这些努力都有一个明确的目标。 战争结束后，重要的是要防止俄罗斯能够重新分组其部队并将其重新分配到乌克兰的情况。 为此，联盟上的盟友将与乌克兰合作，以将其从邮政时代的设备和学说转移到北约的现代标准和教义，这将使其能够完全竞争与北约的力量。联盟。 乌克兰已经实现了这一目标已经大量实现，这证明了其与联盟合作的高水平。</text:p>
      <text:p text:style-name="P4">
同时，正如秘书长[北约]强调的(https://www.ukrinform.ua/tag-nato)，乌克兰委员会会议期间的主要关注将得到乌克兰在战场上的直接需求，以在进攻和自身从俄罗斯灰烬中解放出来。<text:span text:style-name="T4">
另请阅读：</text:span>
 <text:a xlink:type="simple" xlink:href="https://www.ukrinform.ua/rubric-polytics/3722837-zasnuvanna-komitetu-natoukraina-vivede-politicne-spivrobitnictvo-na-novij-riven-stoltenberg.html" text:style-name="Internet_20_link" text:visited-style-name="Visited_20_Internet_20_Link">
北约 - 乌克兰委员会的成立将使政治上的矛盾置于新的水平 -  <text:span text:style-name="T4">
 Stoltenberg </text:span>
</text:a>
北约秘书长提醒他，他刚从华盛顿回来，美国联合国安理会从美国进一步支持乌克兰。</text:p>
      <text:p text:style-name="P4">
据报道，7月11日至12日在维尔纽斯举行了另一场北约峰会，在此期间，乌克兰期望获得明确的路标，以促进联盟所需的期限北约支持和安全保证。</text:p>
      <text:p text:style-name="P4">
_foto：op _</text:p>
      <text:p text:style-name="P4">
News Source: <text:a xlink:type="simple" xlink:href="https://www.ukrinform.ua/rubric-ato/3722840-garantii-bezpeki-vid-nato-maut-zahistiti-ukrainu-vid-novoi-vijni-stoltenberg.html" text:style-name="Internet_20_link" text:visited-style-name="Visited_20_Internet_20_Link">
https://www.ukrinform.ua/rubric-ato/3722840-garantii-bezpeki-vid-nato-maut-zahistiti-ukrainu-vid-novoi-vijni-stoltenberg.html</text:a>
</text:p>
      <!--NEWS-->
      <text:h text:style-name="P10" text:outline-level="1">
<text:span text:style-name="T4">
敌人在我们的部队和定居点的位置上进行了39架飞机打击，并从RSL炮击了62架飞机</text:span>
</text:h>
      <text:p text:style-name="P4">
作者: ['АРМІЯINFORM']</text:p>
      <text:p text:style-name="P4">
时间: 2023-06-14T16:00:00-04:00</text:p>
      <text:p text:style-name="P4">
描述: 关于操作信息中ZSU总部的总部。 “ Sogodni vnochi ...与乌克兰2022年的战争，与乌克兰的战争是今天的最新消息，与乌克兰2022年战争的消息是今天的最后一场新闻，乌克兰和俄罗斯之间的战争是否会发生战争他们在2022年与乌克兰有与否，他们说，在不久的将来，乌克兰与乌克兰与乌克兰的战争今天，今天的乌克兰新闻，乌克兰新闻，乌克兰媒体在俄罗斯的乌克兰新闻</text:p>
      <text:p text:style-name="P4">
图片: ['<text:a xlink:type="simple" xlink:href="https://armyinform.com.ua/wp-content/uploads/2022/05/630_360_1650977494-848.jpg" text:style-name="Internet_20_link" text:visited-style-name="Visited_20_Internet_20_Link">
630_360_1650977494-848.jpg</text:a>
']</text:p>
      <text:p text:style-name="P4">
标签: ['STOPRUSSIA', 'АГРЕСІЯ РФ', 'ГШ ЗСУ']</text:p>
      <text:p text:style-name="P4">
类别: News</text:p>
      <!--METADATA-->
      <text:p text:style-name="P4">
<draw:frame draw:style-name="fr1" draw:name="Image55" text:anchor-type="as-char" svg:width="6.9236in" svg:height="3.956343in" draw:z-index="0">
<draw:image xlink:href="../Images/AРМІЯINFORM/2023-06-14T16-00-00-04-00/630_360_1650977494-848.jpg" xlink:type="simple" xlink:show="embed" xlink:actuate="onLoad" draw:mime-type="image/jpeg"/>
</draw:frame>
说明性照片<text:span text:style-name="T4">
🔥俄罗斯入侵</text:span>
</text:p>
      <text:p text:style-name="P4">
关于它<text:a xlink:type="simple" xlink:href="https://www.facebook.com/GeneralStaff.ua/posts/pfbid0ALdc4XbaB7qyqsdnawdnEqz52UedLM1vVafepLHPoE3fYP9RpXfF4yTeGxcSLxNJl" text:style-name="Internet_20_link" text:visited-style-name="Visited_20_Internet_20_Link">
报告</text:a>
武装部队的总人员在运营信息中。</text:p>
      <text:p text:style-name="P4">
“今晚，俄罗斯入侵者用像沙赫德这样的有翼和伊朗的震惊无人机袭击了乌克兰领土。 目前，有关此攻击后果的信息已被澄清。</text:p>
      <text:p text:style-name="P4">
此外，敌人造成了39次航空罢工，并在我们的部队和居住地的位置进行了62次反应性射击消防系统的炮击。</text:p>
      <text:p text:style-name="P4">
News Source: <text:a xlink:type="simple" xlink:href="https://armyinform.com.ua/2023/06/14/vorog-zavdav-39-aviaczijnyh-udariv-ta-zdijsnyv-62-obstrily-z-rszv-po-pozycziyah-nashyh-vijsk-ta-naselenyh-punktah/" text:style-name="Internet_20_link" text:visited-style-name="Visited_20_Internet_20_Link">
https://armyinform.com.ua/2023/06/14/vorog-zavdav-39-aviaczijnyh-udariv-ta-zdijsnyv-62-obstrily-z-rszv-po-pozycziyah-nashyh-vijsk-ta-naselenyh-punktah/</text:a>
</text:p>
      <!--NEWS-->
      <text:h text:style-name="P10" text:outline-level="1">
<text:span text:style-name="T4">
Kingspan Group在乌克兰出售一项投资实行超过2.8亿美元的投资 -  Shmigal</text:span>
</text:h>
      <text:p text:style-name="P4">
作者: Ukrinform (Person)</text:p>
      <text:p text:style-name="P4">
出版商: Укринформ (Organization)</text:p>
      <text:p text:style-name="P4">
出版时间: 2023-06-14T16:10:00+03:00</text:p>
      <text:p text:style-name="P4">
修改时间: 2023-06-14T16:10:00+03:00</text:p>
      <text:p text:style-name="P4">
描述: 爱尔兰公司金斯潘集团（Kingspan Group）在乌克兰出售了一项大型投资项目，超过2.8亿美元。  - 乌克林。</text:p>
      <text:p text:style-name="P4">
图片: ['<text:a xlink:type="simple" xlink:href="https://static.ukrinform.com/photos/2023_06/thumb_files/630_360_1686748622-353.jpeg" text:style-name="Internet_20_link" text:visited-style-name="Visited_20_Internet_20_Link">
630_360_16867...</text:a>
']</text:p>
      <text:p text:style-name="P4">
标签: ['Інвестиції', 'Ірландія', 'Шмигаль']</text:p>
      <text:p text:style-name="P4">
类型: Article</text:p>
      <!--METADATA-->
      <text:p text:style-name="P4">
<draw:frame draw:style-name="fr1" draw:name="Image56" text:anchor-type="as-char" svg:width="6.9236in" svg:height="3.956343in" draw:z-index="0">
<draw:image xlink:href="../Images/yкринформ/2023-06-14T16-10-00-03-00/630_360_1686748622-353.jpeg" xlink:type="simple" xlink:show="embed" xlink:actuate="onLoad" draw:mime-type="image/jpeg"/>
</draw:frame>
爱尔兰公司金斯潘集团(Kingspan Group)在乌克兰销售了超过2.8亿美元的大量投资。</text:p>
      <text:p text:style-name="P4">
这是在[电报]中报道的(https://t.me/Denys_Smyhal/5376)乌克林福姆总理丹尼斯·施米加尔(Denis Shmigal)报道。</text:p>
      <text:p text:style-name="P4">
“爱尔兰公司Kingspan Group在乌克兰出售了一个大型投资项目，数量超过2.8亿美元。与管理层讨论(https://www.ukrinform.ua/tag-investicii)政府负责人说。</text:p>
      <text:p text:style-name="P4">
据他介绍，乌克兰申请政府办公室为该项目提供了帮助。</text:p>
      <text:p text:style-name="P4">
总理强调，该项目的重要组成部分是创造了700多个工作岗位。 就其本身而言，乌克兰将促进生产企业基础设施的建立。</text:p>
      <text:p text:style-name="P4">
金斯潘(Kingspan)是最大的投资者之一，他们在俄罗斯的全面入侵中来到乌克兰。 该公司是高科技节能建筑材料范围的世界领导者。乌克兰将需要他们重建被破坏的住房，工业化和其他基础设施。</text:p>
      <text:p text:style-name="P4">
*!(https://www.ukrinform.ua/rubric-vidbudova/3722407-urad-spramuvav-agentstvu-vidnovlenna-majze-18-milardiv-na-novu-programu-z-vidbudovi.html)它还将将乌克兰的生产过程标准提高到世界实践的水平。</text:p>
      <text:p text:style-name="P4">
News Source: <text:a xlink:type="simple" xlink:href="https://www.ukrinform.ua/rubric-economy/3722846-kingspan-group-realizue-v-ukraini-investproekt-na-ponad-280-miljoniv-smigal.html" text:style-name="Internet_20_link" text:visited-style-name="Visited_20_Internet_20_Link">
https://www.ukrinform.ua/rubric-economy/3722846-kingspan-group-realizue-v-ukraini-investproekt-na-ponad-280-miljoniv-smigal.html</text:a>
</text:p>
      <!--NEWS-->
      <text:h text:style-name="P10" text:outline-level="1">
<text:span text:style-name="T4">
卢森堡，卢森堡的首映式在土耳其开了一周的欧洲电影</text:span>
</text:h>
      <text:p text:style-name="P4">
作者: Ukrinform (Person)</text:p>
      <text:p text:style-name="P4">
出版商: Укринформ (Organization)</text:p>
      <text:p text:style-name="P4">
出版时间: 2023-06-14T16:15:00+03:00</text:p>
      <text:p text:style-name="P4">
修改时间: 2023-06-14T16:15:00+03:00</text:p>
      <text:p text:style-name="P4">
描述: 乌克兰电影《卢森堡卢森堡》的首映式在安卡拉（Ankara）举行，由欧盟（EU）代表在土耳其组织的“您所在城市的欧洲电影一周”开幕。  - 乌克林。</text:p>
      <text:p text:style-name="P4">
图片: ['<text:a xlink:type="simple" xlink:href="https://static.ukrinform.com/photos/2023_06/thumb_files/630_360_1686751907-801.jpg" text:style-name="Internet_20_link" text:visited-style-name="Visited_20_Internet_20_Link">
630_360_16867...</text:a>
']</text:p>
      <text:p text:style-name="P4">
标签: ['Люксембург', 'Туреччина', 'фільм']</text:p>
      <text:p text:style-name="P4">
类型: Article</text:p>
      <!--METADATA-->
      <text:p text:style-name="P4">
<draw:frame draw:style-name="fr1" draw:name="Image59" text:anchor-type="as-char" svg:width="6.9236in" svg:height="3.956343in" draw:z-index="0">
<draw:image xlink:href="../Images/yкринформ/2023-06-14T16-15-00-03-00/630_360_1686751907-801.jpg" xlink:type="simple" xlink:show="embed" xlink:actuate="onLoad" draw:mime-type="image/jpeg"/>
</draw:frame>
首映电影《卢森堡卢森堡》在安卡(Ankar(欧洲联盟)在土耳其。</text:p>
      <text:p text:style-name="P4">
这是乌克利福通讯员的报道。</text:p>
      <text:p text:style-name="P4">
“这种措施有助于相互的文化交流，加强文化，帮助人们更好地理解彼此。 它们还有助于刻板印象的生存。 今天，在第一场演出中，我的希腊同事当选为乌克兰人<text:a xlink:type="simple" xlink:href="https://www.ukrinform.ua/tag-film" text:style-name="Internet_20_link" text:visited-style-name="Visited_20_Internet_20_Link">
电影</text:a>
，使其成为模糊的观点。 很好。 但是与此同时，我想纪念乌克兰的精神，您为保护自己的家园所做的努力。我们希望乌克兰在这条道路上取得成功。 。</text:p>
      <text:p text:style-name="P4">
希腊克里斯托杜洛斯·拉扎里斯(Christodulos Lazaris)的大使强调，这部电影是为了打开艺术和艺术的观点而被选中的电影《卢森堡》，最喜欢的电影。</text:p>
      <text:p text:style-name="P4">
乌克兰驻土耳其Vasyl Bodnar的大使强调，乌克兰咽部的展览是与乌克兰团结的体现。</text:p>
      <text:p text:style-name="P4">
“我们会为您的集体和个人提供支持。 我们将为您提供无尽的一个。” Bodnar说。</text:p>
      <text:p text:style-name="P4">
这位乌克兰外交官谈到了希腊大使给敖德萨撤离到安卡拉的孤儿提供的帮助。</text:p>
      <text:p text:style-name="P4">
通过分享电影后的印象，Ankara的观众指出了幽默，情节的深度，悲剧和漫画的熟练组合，能够创建预算有限的优质产品的能力。</text:p>
      <text:p text:style-name="P4">
*!(https://www.ukrinform.ua/rubric-culture/3713584-luksemburg-luksemburg-zibrav-ponad-32-miljoni-v-ukrainskomu-prokati.html)据报道，电影“卢森堡，卢森堡”讲述了双胞胎双胞胎的故事，他们得知他们长期出现的父亲与Ulyuxembourg生病了，此后他们上次旅行去看他。 “ Mound and Clasgat”  - 带拉米尔和阿米尔·纳西罗夫(Amil Nasirov)。</text:p>
      <text:p text:style-name="P4">
News Source: <text:a xlink:type="simple" xlink:href="https://www.ukrinform.ua/rubric-culture/3722889-premerou-luksemburg-luksemburg-vidkrili-tizden-evropejskih-filmiv-u-tureccini.html" text:style-name="Internet_20_link" text:visited-style-name="Visited_20_Internet_20_Link">
https://www.ukrinform.ua/rubric-culture/3722889-premerou-luksemburg-luksemburg-vidkrili-tizden-evropejskih-filmiv-u-tureccini.html</text:a>
</text:p>
      <!--NEWS-->
      <text:h text:style-name="P10" text:outline-level="1">
<text:span text:style-name="T4">
案件“乌克兰诉。</text:span>
</text:h>
      <text:p text:style-name="P4">
作者: Ukrinform (Person)</text:p>
      <text:p text:style-name="P4">
出版商: Укринформ (Organization)</text:p>
      <text:p text:style-name="P4">
出版时间: 2023-06-14T16:17:00+03:00</text:p>
      <text:p text:style-name="P4">
修改时间: 2023-06-14T16:17:00+03:00</text:p>
      <text:p text:style-name="P4">
描述: 在联合国国际法院今天，乌克兰公开听证会违反了两项公约的第四天 - 关于反恐融资的斗争和消除各种形式的种族歧视。  - 乌克林。</text:p>
      <text:p text:style-name="P4">
图片: ['<text:a xlink:type="simple" xlink:href="https://static.ukrinform.com/photos/2023_06/thumb_files/630_360_1686213585-713.jpg" text:style-name="Internet_20_link" text:visited-style-name="Visited_20_Internet_20_Link">
630_360_16862...</text:a>
']</text:p>
      <text:p text:style-name="P4">
标签: ['Тероризм', 'Міжнародний суд ООН', 'Війна з Росією']</text:p>
      <text:p text:style-name="P4">
类型: Article</text:p>
      <!--METADATA-->
      <text:p text:style-name="P4">
<draw:frame draw:style-name="fr1" draw:name="Image62" text:anchor-type="as-char" svg:width="6.9236in" svg:height="3.956343in" draw:z-index="0">
<draw:image xlink:href="../Images/yкринформ/2023-06-14T16-17-00-03-00/630_360_1686213585-713.jpg" xlink:type="simple" xlink:show="embed" xlink:actuate="onLoad" draw:mime-type="image/jpeg"/>
</draw:frame>
联合国国际公开听证会在乌克兰违反两次公约的情况下，在联合国公开听证会上举行的公开听证会 - 关于恐怖主义斗争和消除各种形式的种族歧视。</text:p>
      <text:p text:style-name="P4">
根据乌克林通讯员的说法，俄罗斯将在6月14日通知。</text:p>
      <text:p text:style-name="P4">
听证会专门考虑案件。</text:p>
      <text:p text:style-name="P4">
他们的广播通行证<text:a xlink:type="simple" xlink:href="https://media.un.org/en/asset/k11/k11gg2hfws" text:style-name="Internet_20_link" text:visited-style-name="Visited_20_Internet_20_Link">
现场</text:a>
用两种官方法院语言 - 英语和法语。</text:p>
      <text:p text:style-name="P4">
正如乌克林福姆报道的<text:a xlink:type="simple" xlink:href="https://www.ukrinform.ua/tag-miznarodnij-sud-oon" text:style-name="Internet_20_link" text:visited-style-name="Visited_20_Internet_20_Link">
联合国国际法院</text:a>
6月，他在俄罗斯托运恐怖主义和各种形式的种族歧视的prozaboron的融资方面进行了公开听证会。</text:p>
      <text:p text:style-name="P4">
<text:span text:style-name="T4">
另请阅读：</text:span>
 <text:a xlink:type="simple" xlink:href="https://www.ukrinform.ua/rubric-polytics/3721996-ukraina-u-miznarodnomu-sudi-oon-e-vsi-fakti-abi-pritagnuti-rosiu-do-vidpovidalnosti.html" text:style-name="Internet_20_link" text:visited-style-name="Visited_20_Internet_20_Link">
联合国国际法院的乌克兰：放弃俄罗斯责任的所有事实</text:a>
当事方将有两轮演讲：6月6日至12日，这个词在6月8日至14日，乌克兰法律委员会授予了这一机会。</text:p>
      <text:p text:style-name="P4">
2019年11月8日，联合国国际法院在俄罗斯部署两次公约的情况下承认其管辖权。</text:p>
      <text:p text:style-name="P4">
2017年1月16日，乌克兰针对国际法院提起诉讼，反对俄罗斯违反《禁止筹款恐怖主义和种族歧视公约》的公约。</text:p>
      <text:p text:style-name="P4">
News Source: <text:a xlink:type="simple" xlink:href="https://www.ukrinform.ua/rubric-polytics/3722866-sprava-ukraina-proti-rosii-u-miznarodnomu-sudi-oon-cetvertij-den-publicnih-sluhan.html" text:style-name="Internet_20_link" text:visited-style-name="Visited_20_Internet_20_Link">
https://www.ukrinform.ua/rubric-polytics/3722866-sprava-ukraina-proti-rosii-u-miznarodnomu-sudi-oon-cetvertij-den-publicnih-sluhan.html</text:a>
</text:p>
      <!--NEWS-->
      <text:h text:style-name="P10" text:outline-level="1">
<text:span text:style-name="T4">
赫尔森博物馆（Kherson Museums）确定了俄罗斯人偷了三幅画</text:span>
</text:h>
      <text:p text:style-name="P4">
作者: Ukrinform (Person)</text:p>
      <text:p text:style-name="P4">
出版商: Укринформ (Organization)</text:p>
      <text:p text:style-name="P4">
出版时间: 2023-06-14T16:17:06+03:00</text:p>
      <text:p text:style-name="P4">
修改时间: 2023-06-14T16:17:06+03:00</text:p>
      <text:p text:style-name="P4">
描述: 赫尔森博物馆（Kherson Museums）确定了另外三幅画，这些画被俄罗斯入侵者偷走，并带入了临时占领的克里米亚。  - 乌克林。</text:p>
      <text:p text:style-name="P4">
图片: ['<text:a xlink:type="simple" xlink:href="https://static.ukrinform.com/photos/2023_06/thumb_files/630_360_1686747696-165.jpg" text:style-name="Internet_20_link" text:visited-style-name="Visited_20_Internet_20_Link">
630_360_16867...</text:a>
']</text:p>
      <text:p text:style-name="P4">
标签: ['Херсонщина', 'Культура', 'Музей', 'Картина']</text:p>
      <text:p text:style-name="P4">
类型: Article</text:p>
      <!--METADATA-->
      <text:p text:style-name="P4">
<draw:frame draw:style-name="fr1" draw:name="Image63" text:anchor-type="as-char" svg:width="6.9236in" svg:height="3.956343in" draw:z-index="0">
<draw:image xlink:href="../Images/yкринформ/2023-06-14T16-17-06-03-00/630_360_1686747696-165.jpg" xlink:type="simple" xlink:show="embed" xlink:actuate="onLoad" draw:mime-type="image/jpeg"/>
</draw:frame>
赫尔森博物馆(Kherson Museums)确定了另外三幅画，这些画被俄罗斯人偷走，并出口到暂时占领的克里米亚。</text:p>
      <text:p text:style-name="P4">
根据乌克林福姆的报道，它报告了<text:a xlink:type="simple" xlink:href="https://www.facebook.com/art.museum.ks/posts/pfbid0BqTHPecQEPSdGFrv6Z7vgifZgbPkpjWAhpSVd8C6v86qDovY9TEtUt5yD2xnuyn9l" text:style-name="Internet_20_link" text:visited-style-name="Visited_20_Internet_20_Link">
Kherson Art Museum</text:a>
.</text:p>
      <text:p text:style-name="P4">
«Ідентифікація вкрадених творів мистецтва триває», - йдеться у повідомленні.</text:p>
      <text:p text:style-name="P4">
Для ідентифікації музейники скористалися світлиною із <text:a xlink:type="simple" xlink:href="https://www.ukrinform.ua/tag-simferopol" text:style-name="Internet_20_link" text:visited-style-name="Visited_20_Internet_20_Link">
 Сімферополя</text:a>
，其中包括被盗作品的清单。 如图所述，它于2023年4月1日在中央博物馆中被盗作品签署一项称为“条约”时制作。</text:p>
      <text:p text:style-name="P4">
该列表计算了一些作品，这些作品现在是被占领的克里米亚的百分之一百违法。 特别是1959年是伊万·霍普卡拉公园(Ivan Hopkala Park)。</text:p>
      <text:p text:style-name="P4">
伊万纳加卡拉的图片“公园”</text:p>
      <text:p text:style-name="P4">
这也是Mikhail Chepik的作品，“巴黎。 玛德琳大道”，1967年。 因此，乌克兰画家被称为Ipeaza主题绘画的大师。 被盗的作品属于著名的Chepik系列，其中包括法国的类型，这位艺术家在他的外国创意旅行后创造了这一系列。</text:p>
      <text:p text:style-name="P4">
Mikhailchepik«巴黎的画。 玛德琳林荫大道” <text:span text:style-name="T4">
另请阅读：</text:span>
 <text:a xlink:type="simple" xlink:href="https://www.ukrinform.ua/rubric-culture/3690596-rosijskij-zagarbnik-sam-zadokumentuvav-kradizku-kartin-iz-hersonskogo-muzeu.html" text:style-name="Internet_20_link" text:visited-style-name="Visited_20_Internet_20_Link">
萨姆萨多克(Samzadokument)的俄罗斯入侵者从赫尔森博物馆(Kherson Museum)盗窃了绘画的盗窃案</text:a>
另一项作品是尤里·巴利科夫(Yuri Balikov)，1979年。 根据博物馆的说法，这位乌克兰艺术家主要在画架绘画领域工作，他被称为流派绘画大师，景观画家，肖像画家。 被盗的是艺术家的图形作品。</text:p>
      <text:p text:style-name="P4">
Yuriyabalikov的图片“船”</text:p>
      <text:p text:style-name="P4">
如<text:a xlink:type="simple" xlink:href="https://www.ukrinform.ua/rubric-regions/3719970-ukradeni-skarbi-hersonskih-muzeiv.html" text:style-name="Internet_20_link" text:visited-style-name="Visited_20_Internet_20_Link">
报道</text:a>
乌克林福姆，赫尔森博物馆 -  Oleksiy Shovkunenko的Workerson艺术博物馆，开始确定在克里米亚“漂浮”的艺术品。 目前，可以说，以So被称为“疏散”的幌子，入侵者从博物馆中取出了超过11,000种艺术艺术。</text:p>
      <text:p text:style-name="P4">
<text:span text:style-name="T5">
foto：Kherson Art Museum</text:span>
</text:p>
      <text:p text:style-name="P4">
News Source: <text:a xlink:type="simple" xlink:href="https://www.ukrinform.ua/rubric-culture/3722845-hersonski-muzejniki-identifikuvali-se-tri-kartini-vkradeni-rosianami.html" text:style-name="Internet_20_link" text:visited-style-name="Visited_20_Internet_20_Link">
https://www.ukrinform.ua/rubric-culture/3722845-hersonski-muzejniki-identifikuvali-se-tri-kartini-vkradeni-rosianami.html</text:a>
</text:p>
      <!--NEWS-->
      <text:h text:style-name="P10" text:outline-level="1">
<text:span text:style-name="T4">
在武装部队中，敦促了解有关前面事件的信息的延迟</text:span>
</text:h>
      <text:p text:style-name="P4">
作者: Ukrinform (Person)</text:p>
      <text:p text:style-name="P4">
出版商: Укринформ (Organization)</text:p>
      <text:p text:style-name="P4">
出版时间: 2023-06-14T16:25:07+03:00</text:p>
      <text:p text:style-name="P4">
修改时间: 2023-06-14T16:25:07+03:00</text:p>
      <text:p text:style-name="P4">
描述: 国防军敦促乌克兰人理解有关前线事件的一些信息，因为暂停使乌克兰军队能够学习并考虑到敌人的反应。  - 乌克林。</text:p>
      <text:p text:style-name="P4">
图片: ['<text:a xlink:type="simple" xlink:href="https://static.ukrinform.com/photos/2023_06/thumb_files/630_360_1686368008-969.jpg" text:style-name="Internet_20_link" text:visited-style-name="Visited_20_Internet_20_Link">
630_360_16863...</text:a>
']</text:p>
      <text:p text:style-name="P4">
标签: ['ЗСУ', 'Війна з Росією', 'Контрнаступ']</text:p>
      <text:p text:style-name="P4">
类型: Article</text:p>
      <!--METADATA-->
      <text:p text:style-name="P4">
<draw:frame draw:style-name="fr1" draw:name="Image67" text:anchor-type="as-char" svg:width="6.9236in" svg:height="3.956343in" draw:z-index="0">
<draw:image xlink:href="../Images/yкринформ/2023-06-14T16-25-07-03-00/630_360_1686368008-969.jpg" xlink:type="simple" xlink:show="embed" xlink:actuate="onLoad" draw:mime-type="image/jpeg"/>
</draw:frame>
在Silhoboron，乌克兰人正在理解有关正面事件的某些信息的延迟，因为暂停使乌克兰 - 纳瓦尔能够研究并考虑到敌人的反应。</text:p>
      <text:p text:style-name="P4">
根据乌克林福姆的说法，在[Facebook]上(https://www.facebook.com/watch/?v=717592927037829)塔夫里斯基联合的国防军瓦莱里·谢尔什(Valery Shersh)说。</text:p>
      <text:p text:style-name="P4">
“我们从军事行动时期的角度关注某些信息的相关性，因为暂停使它成为(https://www.ukrinform.ua/tag-fejk)考虑到我们的利益，操纵并进行操作。 通过持有某些新闻，我们不会在信息领域中输掉，必须清楚地理解，俄罗斯军事战士的亮度并不意味着他们占上风。”</text:p>
      <text:p text:style-name="P4">
斯莱斯告知，在国防军的塔夫里亚(Tavriya)方向上的最后一天，完成了1477年的火灾任务。</text:p>
      <text:p text:style-name="P4">
<text:span text:style-name="T4">
另请阅读：</text:span>
 <text:a xlink:type="simple" xlink:href="https://www.ukrinform.ua/rubric-regions/3722602-armia-rf-za-minulu-dobu-122-razi-obstrilala-zaporizku-oblast.html" text:style-name="Internet_20_link" text:visited-style-name="Visited_20_Internet_20_Link">
俄罗斯联邦军队在Zaporozhye地区开火的一天122次</text:a>
特别是，根据发言人的说法，他们继续抵制对俄罗斯占领部队朝阿夫迪夫斯基方向袭击的袭击。 取而代之的是，伯丹斯克(Berdyansk)将积极进行积极的防守，试图粉碎乌克兰团体部队的进攻行动。 “塔夫里斯克方向的捍卫者自信地保持辩护，并继续摧毁敌人。 通常，过去，对手攻击了我们20次的位置。 发言人说：“白天总共记录了559个联系。”</text:p>
      <text:p text:style-name="P4">
另外，据他说，俄罗斯入侵者继续对Marinka俘虏的袭击，并为Avdiivka创造条件。 Shershin告知，国防部队在Marinka击退了所有敌对袭击。</text:p>
      <text:p text:style-name="P4">
同时，敌人进行了Krasnogorivka，Georgiivka，Marinka，Maximilyanivka，Viceda和Novomikhailivka的Artobrats。</text:p>
      <text:p text:style-name="P4">
<text:span text:style-name="T4">
另请阅读：</text:span>
 <text:a xlink:type="simple" xlink:href="https://www.ukrinform.ua/rubric-ato/3722769-sili-oboroni-prodovzuut-nastup-na-bahmutskomu-ta-zaporizkomu-napramkah-malar.html" text:style-name="Internet_20_link" text:visited-style-name="Visited_20_Internet_20_Link">
国防军继续在Bakhmut Tazaposhi指示 - 画家</text:a>
</text:p>
      <text:p text:style-name="P4">
正如乌克林福姆报道的那样，在塔夫里伊斯克的方向上，俄罗斯军队遭到近四家公司的损失和伤害，[56个单人军事设备被摧毁。 这是给出的(https://www.ukrinform.ua/rubric-ato/3722761-na-tavrijskomu-napramku-za-dobu-sili-oboroni-znisili-56-odinic-vorozoi-tehniki.html)</text:p>
      <text:p text:style-name="P4">
News Source: <text:a xlink:type="simple" xlink:href="https://www.ukrinform.ua/rubric-ato/3722851-u-zsu-zaklikaut-iz-rozuminnam-stavitisa-do-zatrimki-informacii-pro-podii-na-fronti.html" text:style-name="Internet_20_link" text:visited-style-name="Visited_20_Internet_20_Link">
https://www.ukrinform.ua/rubric-ato/3722851-u-zsu-zaklikaut-iz-rozuminnam-stavitisa-do-zatrimki-informacii-pro-podii-na-fronti.html</text:a>
</text:p>
      <!--NEWS-->
      <text:h text:style-name="P10" text:outline-level="1">
<text:span text:style-name="T4">
自今年年初以来，乌克兰农民吸引了近370亿贷款</text:span>
</text:h>
      <text:p text:style-name="P4">
作者: Ukrinform (Person)</text:p>
      <text:p text:style-name="P4">
出版商: Укринформ (Organization)</text:p>
      <text:p text:style-name="P4">
出版时间: 2023-06-14T16:27:00+03:00</text:p>
      <text:p text:style-name="P4">
修改时间: 2023-06-14T16:27:00+03:00</text:p>
      <text:p text:style-name="P4">
描述: 自2023年初以来，截至6月14日，乌克兰农业企业已筹集了近370亿个银行贷款。  - 乌克林。</text:p>
      <text:p text:style-name="P4">
图片: ['<text:a xlink:type="simple" xlink:href="https://static.ukrinform.com/photos/2021_04/thumb_files/630_360_1618300798-391.jpg" text:style-name="Internet_20_link" text:visited-style-name="Visited_20_Internet_20_Link">
630_360_16183...</text:a>
']</text:p>
      <text:p text:style-name="P4">
标签: ['Банк', 'Аграрії', 'Доступні кредити']</text:p>
      <text:p text:style-name="P4">
类型: Article</text:p>
      <!--METADATA-->
      <text:p text:style-name="P4">
<draw:frame draw:style-name="fr1" draw:name="Image68" text:anchor-type="as-char" svg:width="6.9236in" svg:height="3.956343in" draw:z-index="0">
<draw:image xlink:href="../Images/yкринформ/2023-06-14T16-27-00-03-00/630_360_1618300798-391.jpg" xlink:type="simple" xlink:show="embed" xlink:actuate="onLoad" draw:mime-type="image/jpeg"/>
</draw:frame>
自2023年初以来，乌克兰农业企业截至6月14日，乌克兰农业企业吸引了近3,700万个银行贷款。</text:p>
      <text:p text:style-name="P4">
据乌克林福姆(Ukrinform)报道，据报道[乌克兰农业政策和食品部的新闻服务。 这是给出的(https://minagro.gov.ua/news/za-cej-rik-agropidpriyemstva-zaluchili-majzhe-37-milyardiv-griven-bankivskih-kreditiv)“自今年年初以来，有730万个乌克兰农业企业获得了近3700万英镑的银行<text:a xlink:type="simple" xlink:href="https://www.ukrinform.ua/tag-kredit" text:style-name="Internet_20_link" text:visited-style-name="Visited_20_Internet_20_Link">
贷款</text:a>
关于农场的发展。 其中，根据“可用于5-7-9％的农场”的州计划，5-7-9％的人获得了UAH 218亿，该消息是在此消息中。</text:p>
      <text:p text:style-name="P4">
值得注意的是，不同计划下的最高贷款收到了农业人士：基辅地区-UAH 75亿，Vinnytsia地区 -  UAH 39亿个Dnipropetrovsk地区 -  UAH 30亿。 Kirovohrad地区的Agrarians用于UAH 28亿，敖德萨为25亿。</text:p>
      <text:p text:style-name="P4">
*!(https://www.ukrinform.ua/rubric-economy/3722305-ukrainski-agrarii-cogoric-planuut-investuvati-u-novu-tehniku-majze-na-dovoennomu-rivni.html)截至6月14日，根据“ 5-7-9”州计划“可用贷款”，有5,8000名农业企业获得了UAH 218亿。 根据该计划，举行了基洛维格拉德地区最受赞誉的农民农民：838 Farm存储了UAH 24.9亿。 对于Vinnytsia地区的745个农场，已经分配了23亿个UAH。 在敖德萨地区，UAH 21亿次获得UAH 565。 Nakhiv地区拥有21亿辆UAH收到了467个农场。</text:p>
      <text:p text:style-name="P4">
正如乌克林福姆报道的那样，政府于2023年3月继续该计划“ 5-7-9％的可用贷款”支持农业生产者，并在戒严令期间成功开展播种运动。 对于农业人士，以80％的价格从政府获得每年0％的优先贷款的可能性。 因此，为了获得此类融资，承诺仅是贷款金额的20％，其他80％由州担保提供。</text:p>
      <text:p text:style-name="P4">
<text:span text:style-name="T5">
foto：shutterstock</text:span>
</text:p>
      <text:p text:style-name="P4">
News Source: <text:a xlink:type="simple" xlink:href="https://www.ukrinform.ua/rubric-economy/3722825-ukrainski-agrarii-z-pocatku-roku-zalucili-majze-37-milardiv-kreditiv.html" text:style-name="Internet_20_link" text:visited-style-name="Visited_20_Internet_20_Link">
https://www.ukrinform.ua/rubric-economy/3722825-ukrainski-agrarii-z-pocatku-roku-zalucili-majze-37-milardiv-kreditiv.html</text:a>
</text:p>
      <!--NEWS-->
      <text:h text:style-name="P10" text:outline-level="1">
<text:span text:style-name="T4">
克里奇科向有才华的孩子介绍了市长的创意奖学金</text:span>
</text:h>
      <text:p text:style-name="P4">
作者: Ukrinform (Person)</text:p>
      <text:p text:style-name="P4">
出版商: Укринформ (Organization)</text:p>
      <text:p text:style-name="P4">
出版时间: 2023-06-14T16:29:00+03:00</text:p>
      <text:p text:style-name="P4">
修改时间: 2023-06-14T16:29:00+03:00</text:p>
      <text:p text:style-name="P4">
描述: 基辅市长Vitaliy Klitschko向才华横溢的儿童（首都艺术教育机构的学生）颁发了Kyiv市长的创意奖学金。  - 乌克林。</text:p>
      <text:p text:style-name="P4">
图片: ['<text:a xlink:type="simple" xlink:href="https://static.ukrinform.com/photos/2023_06/thumb_files/630_360_1686747060-2310.jpeg" text:style-name="Internet_20_link" text:visited-style-name="Visited_20_Internet_20_Link">
630_360_16867...</text:a>
']</text:p>
      <text:p text:style-name="P4">
标签: ['Діти', 'КМДА', 'Стипендія', 'Віталій Кличко', 'Київ']</text:p>
      <text:p text:style-name="P4">
类型: Article</text:p>
      <!--METADATA-->
      <text:p text:style-name="P4">
<draw:frame draw:style-name="fr1" draw:name="Image70" text:anchor-type="as-char" svg:width="6.9236in" svg:height="3.956343in" draw:z-index="0">
<draw:image xlink:href="../Images/yкринформ/2023-06-14T16-29-00-03-00/630_360_1686747060-2310.jpeg" xlink:type="simple" xlink:show="embed" xlink:actuate="onLoad" draw:mime-type="image/jpeg"/>
</draw:frame>
Vitaliy Klitschko Merryki向儿童 - 首都艺术教育机构的学生提供了基辅市长的创意奖学金。</text:p>
      <text:p text:style-name="P4">
根据乌克林福姆的报道，它报告了<text:a xlink:type="simple" xlink:href="https://kyivcity.gov.ua/news/vitaliy_klichko_vruchiv_talanovitim_dityam__laureatam_mizhnarodnikh_ta_vseukranskikh_konkursiv_tvorchi_stipendi_kivskogo_miskogo_golovi_foto/" text:style-name="Internet_20_link" text:visited-style-name="Visited_20_Internet_20_Link">
基辅市政府</text:a>
.</text:p>
      <text:p text:style-name="P4">
Іменну творчу стипендію лауреатам міжнародних та всеукраїнських конкурсівстолична влада започаткувала в 1997 році. Вперше стипендії вручили 1 червня –у Міжнародний день захисту дітей, і це стало традицією.</text:p>
      <text:p text:style-name="P4">
“Але цьогоріч саме у День захисту дітей сталася трагедія. Під час обстрілуросійськими варварами біля укриття в Деснянському районі столиці загинулилюди. В тому числі одна дитина. Тому наша з вами зустріч тоді не відбулася, іми зустрічаємось сьогодні”, - зазначив Кличко.</text:p>
      <text:p text:style-name="P4">
<text:span text:style-name="T4">
Читайте також:</text:span>
 <text:a xlink:type="simple" xlink:href="https://www.ukrinform.ua/rubric-society/3717254-u-kanadi-zapocatkuvali-osvitnu-stipendiu-dla-ukrainciv.html" text:style-name="Internet_20_link" text:visited-style-name="Visited_20_Internet_20_Link">
 У <text:span text:style-name="T4">
Канаді</text:span>
 <text:span text:style-name="T4">
започаткували</text:span>
 <text:span text:style-name="T4">
освітню</text:span>
 <text:span text:style-name="T4">
стипендію</text:span>
<text:span text:style-name="T4">
для</text:span>
 <text:span text:style-name="T4">
українців</text:span>
 </text:a>
他告知1997年，首都在300 UAH的首都安装了45项奖学金。 它们的数量和大小逐渐增加。 近10年来，有75个孩子获得了1000 UAH的奖学金。</text:p>
      <text:p text:style-name="P4">
“今年，有119名来自该市的43个艺术教育机构的候选人获得了奖学金，” [Klitschko]补充说。(https://www.ukrinform.ua/tag-vitalij-klicko) .</text:p>
      <text:p text:style-name="P4">
</text:p>
      <text:p text:style-name="P4">
正如基夫市长所说：“奖学金候选人的选择是一件困难的事情。 毕竟，尽管存在战争和困难的情况，但基辅的年轻人 - 编舞，歌手，乐器，艺术家还是能够在许多乌克兰和国际比赛中引入乌克兰尊严。 特别是在波兰，西班牙，黑山，佐治亚州，奥地利和其他国家。”</text:p>
      <text:p text:style-name="P4">
正如乌克林福姆报道的那样，6月，教育与科学部[确定了乌克兰XXIII国际竞赛的14名获奖者。 彼得·耶茨(Peter Yatsik)]](https://www.ukrinform.ua/rubric-society/3718602-v-ukraini-obrali-peremozciv-konkursu-acika-akim-priznacili-stipendii-prezidenta.html)，这是乌克兰总统任命的奖学金。</text:p>
      <text:p text:style-name="P4">
News Source: <text:a xlink:type="simple" xlink:href="https://www.ukrinform.ua/rubric-kyiv/3722839-klicko-vruciv-talanovitim-ditam-tvorci-stipendii-miskogo-golovi.html" text:style-name="Internet_20_link" text:visited-style-name="Visited_20_Internet_20_Link">
https://www.ukrinform.ua/rubric-kyiv/3722839-klicko-vruciv-talanovitim-ditam-tvorci-stipendii-miskogo-golovi.html</text:a>
</text:p>
      <!--NEWS-->
      <text:h text:style-name="P10" text:outline-level="1">
<text:span text:style-name="T4">
肯尼亚宗教邪教的受害者人数超过300人</text:span>
</text:h>
      <text:p text:style-name="P4">
作者: Ukrinform (Person)</text:p>
      <text:p text:style-name="P4">
出版商: Укринформ (Organization)</text:p>
      <text:p text:style-name="P4">
出版时间: 2023-06-14T16:30:28+03:00</text:p>
      <text:p text:style-name="P4">
修改时间: 2023-06-14T16:30:28+03:00</text:p>
      <text:p text:style-name="P4">
描述: 肯尼亚饥荒崇拜的受害者人数超过了300人，此前当局在沙卡哈尔森林中挖出了新发现的尸体。  - 乌克林。</text:p>
      <text:p text:style-name="P4">
图片: ['<text:a xlink:type="simple" xlink:href="https://static.ukrinform.com/photos/2023_04/thumb_files/630_360_1682404748-923.jpg" text:style-name="Internet_20_link" text:visited-style-name="Visited_20_Internet_20_Link">
630_360_16824...</text:a>
']</text:p>
      <text:p text:style-name="P4">
标签: ['Голод', 'Кенія', 'Релігія']</text:p>
      <text:p text:style-name="P4">
类型: Article</text:p>
      <!--METADATA-->
      <text:p text:style-name="P4">
<draw:frame draw:style-name="fr1" draw:name="Image72" text:anchor-type="as-char" svg:width="6.9236in" svg:height="3.956343in" draw:z-index="0">
<draw:image xlink:href="../Images/yкринформ/2023-06-14T16-30-28-03-00/630_360_1682404748-923.jpg" xlink:type="simple" xlink:show="embed" xlink:actuate="onLoad" draw:mime-type="image/jpeg"/>
</draw:frame>
肯尼亚饥荒崇拜的牺牲人数超过了300人，在当局在沙卡霍拉森林(Shakahola Forest)兴奋的是新发现的尸体之后。</text:p>
      <text:p text:style-name="P4">
根据乌克林福姆的报道，它报告了[路透]。(https://www.reuters.com/world/africa/death-toll-kenyan-doomsday-cult-crosses-300-2023-06-13/)挖掘后，沙卡哈尔森林中的又有19个尸体，邪教的受害者死于饥饿的<text:a xlink:type="simple" xlink:href="https://www.ukrinform.ua/tag-smert" text:style-name="Internet_20_link" text:visited-style-name="Visited_20_Internet_20_Link">
死亡</text:a>
，正式尊重303人。</text:p>
      <text:p text:style-name="P4">
根据当局的说法，死者是由麦肯齐·保罗(Mackenzi Paul)领导的国际好消息教会的成员，他被指控命令他的娱乐活动为自己和他的孩子们渴望，以便他们可以在世界末日之前获得纳米菜。 。</text:p>
      <text:p text:style-name="P4">
上周，调查人员扩大了他们的搜索，以涵盖更多的Unigion并尝试寻找更多受害者。</text:p>
      <text:p text:style-name="P4">
<text:span text:style-name="T4">
另请阅读：</text:span>
 [在<text:span text:style-name="T4">
肯尼亚</text:span>
续签搜索(https://www.ukrinform.ua/rubric-world/3706841-u-kenii-ponovili-posuk-zertv-sektantskogo-kultu-aki-pomerli-vid-golodu.html)区域官员Roda Onyancha说：“仍然认为有600多人被认为是失踪的。”</text:p>
      <text:p text:style-name="P4">
麦肯齐的邪教领袖于4月向警方投降。 上个月，他被控保释。</text:p>
      <text:p text:style-name="P4">
正如乌克林福姆报道的那样，在肯尼亚森林沙卡卡尔(Shakachal)<text:a xlink:type="simple" xlink:href="https://www.ukrinform.ua/rubric-world/3708926-kilkist-zertv-religijnogo-kultu-v-kenii-zrosla-do-201.html" text:style-name="Internet_20_link" text:visited-style-name="Visited_20_Internet_20_Link">
另外22个牺牲尸体</text:a>
世界末日的文化，受害者的总数达到了201人。</text:p>
      <text:p text:style-name="P4">
News Source: <text:a xlink:type="simple" xlink:href="https://www.ukrinform.ua/rubric-world/3722856-kilkist-zertv-religijnogo-kultu-v-kenii-perevisila-300-osib.html" text:style-name="Internet_20_link" text:visited-style-name="Visited_20_Internet_20_Link">
https://www.ukrinform.ua/rubric-world/3722856-kilkist-zertv-religijnogo-kultu-v-kenii-perevisila-300-osib.html</text:a>
</text:p>
      <!--NEWS-->
      <text:h text:style-name="P10" text:outline-level="1">
<text:span text:style-name="T4">
尤里·维特（Yuri Virt）正式留下了“希瑟”</text:span>
</text:h>
      <text:p text:style-name="P4">
作者: Ukrinform (Person)</text:p>
      <text:p text:style-name="P4">
出版商: Укринформ (Organization)</text:p>
      <text:p text:style-name="P4">
出版时间: 2023-06-14T16:33:55+03:00</text:p>
      <text:p text:style-name="P4">
修改时间: 2023-06-14T16:33:55+03:00</text:p>
      <text:p text:style-name="P4">
描述: 里文教练尤里·维尔斯（Yuri Veres）离开了俱乐部。  - 乌克林。</text:p>
      <text:p text:style-name="P4">
图片: ['<text:a xlink:type="simple" xlink:href="https://static.ukrinform.com/photos/2023_06/thumb_files/630_360_1686749547-255.jpg" text:style-name="Internet_20_link" text:visited-style-name="Visited_20_Internet_20_Link">
630_360_16867...</text:a>
']</text:p>
      <text:p text:style-name="P4">
标签: ['Футбол', 'Верес']</text:p>
      <text:p text:style-name="P4">
类型: Article</text:p>
      <!--METADATA-->
      <text:p text:style-name="P4">
<draw:frame draw:style-name="fr1" draw:name="Image73" text:anchor-type="as-char" svg:width="6.9236in" svg:height="3.956343in" draw:z-index="0">
<draw:image xlink:href="../Images/yкринформ/2023-06-14T16-33-55-03-00/630_360_1686749547-255.jpg" xlink:type="simple" xlink:show="embed" xlink:actuate="onLoad" draw:mime-type="image/jpeg"/>
</draw:frame>
尤里·维尔斯(Yuri Veres)的教练离开了俱乐部。</text:p>
      <text:p text:style-name="P4">
据报道<text:a xlink:type="simple" xlink:href="https://nkveres.com/ofitsiyno-yuriy-virt-zalishae-veres" text:style-name="Internet_20_link" text:visited-style-name="Visited_20_Internet_20_Link">
新闻服务</text:a>
希瑟，乌克林福姆报道。</text:p>
      <text:p text:style-name="P4">
“我们真诚地感谢导师在共同胜利期间，我们希望取得成功。 谢谢你，教练。 对于胜利，成就，工作，诚意，这条道路融为一体，”希瑟的信息写道。</text:p>
      <text:p text:style-name="P4">
从2019年6月14日开始，这位49岁的乌克兰乌克兰人已经训练了Rivne俱乐部4年。 这是他在团队中的第二次比赛，早些时候他于2016  -  2017年在Veres工作。</text:p>
      <text:p text:style-name="P4">
在Verta Veres的指导下，花了111场比赛：54场胜利，21次平局和36次，总分为168：122。</text:p>
      <text:p text:style-name="P4">
据报道，他在2020/2021赛季的历史上首次赢得了乌克兰第一联盟。</text:p>
      <text:p text:style-name="P4">
*!(https://www.ukrinform.ua/rubric-sports/3722806-futbolisti-veresa-zalisatsa-u-premerlizi.html)在最后一场比赛中，在他的领导下，Veres与Zaporizhzhya Metallurg的帖子式比赛后，在UPL进行了注册-0：1，6：1。</text:p>
      <text:p text:style-name="P4">
照片：nkvers.com</text:p>
      <text:p text:style-name="P4">
News Source: <text:a xlink:type="simple" xlink:href="https://www.ukrinform.ua/rubric-sports/3722859-urij-virt-oficijno-zalisiv-veres.html" text:style-name="Internet_20_link" text:visited-style-name="Visited_20_Internet_20_Link">
https://www.ukrinform.ua/rubric-sports/3722859-urij-virt-oficijno-zalisiv-veres.html</text:a>
</text:p>
      <!--NEWS-->
      <text:h text:style-name="P10" text:outline-level="1">
<text:span text:style-name="T4">
贝林的英国人成为了新的皇家马德里足球运动员</text:span>
</text:h>
      <text:p text:style-name="P4">
作者: Ukrinform (Person)</text:p>
      <text:p text:style-name="P4">
出版商: Укринформ (Organization)</text:p>
      <text:p text:style-name="P4">
出版时间: 2023-06-14T16:40:24+03:00</text:p>
      <text:p text:style-name="P4">
修改时间: 2023-06-14T16:40:24+03:00</text:p>
      <text:p text:style-name="P4">
描述: 皇家正式宣布了这位前中场多特蒙德·鲍伦斯（Juda Bellingem）的转移。  - 乌克林。</text:p>
      <text:p text:style-name="P4">
图片: ['<text:a xlink:type="simple" xlink:href="https://static.ukrinform.com/photos/2023_06/thumb_files/630_360_1686749942-341.jpg" text:style-name="Internet_20_link" text:visited-style-name="Visited_20_Internet_20_Link">
630_360_16867...</text:a>
']</text:p>
      <text:p text:style-name="P4">
标签: ['Футбол', 'Реал Мадрид']</text:p>
      <text:p text:style-name="P4">
类型: Article</text:p>
      <!--METADATA-->
      <text:p text:style-name="P4">
<draw:frame draw:style-name="fr1" draw:name="Image74" text:anchor-type="as-char" svg:width="6.9236in" svg:height="3.956343in" draw:z-index="0">
<draw:image xlink:href="../Images/yкринформ/2023-06-14T16-40-24-03-00/630_360_1686749942-341.jpg" xlink:type="simple" xlink:show="embed" xlink:actuate="onLoad" draw:mime-type="image/jpeg"/>
</draw:frame>
皇家正式宣布了这位前中场多特蒙德·鲍伦斯(Juda Bellingem)的转移。</text:p>
      <text:p text:style-name="P4">
据报道<text:a xlink:type="simple" xlink:href="https://twitter.com/realmadrid/status/1668921943053983748" text:style-name="Internet_20_link" text:visited-style-name="Visited_20_Internet_20_Link">
新闻服务</text:a>
据报道，“奶油”卡钳。</text:p>
      <text:p text:style-name="P4">
一名19岁的英国人到2029年与马德里俱乐部签订了合同。</text:p>
      <text:p text:style-name="P4">
球员的演讲和新闻发布会将于6月15日明天举行。</text:p>
      <text:p text:style-name="P4">
<text:span text:style-name="T4">
另请阅读：</text:span>
 <text:a xlink:type="simple" xlink:href="https://www.ukrinform.ua/rubric-sports/3717931-azar-naprikinci-sezonu-zalisit-real.html" text:style-name="Internet_20_link" text:visited-style-name="Visited_20_Internet_20_Link">
赛季结束时Azar将离开“真实”</text:a>
早些时候，多特蒙德(Borussia Dortmund)宣布，她以1.03亿欧元 +奖金同意“皇家马德里”。</text:p>
      <text:p text:style-name="P4">
照片：盖蒂图像</text:p>
      <text:p text:style-name="P4">
News Source: <text:a xlink:type="simple" xlink:href="https://www.ukrinform.ua/rubric-sports/3722860-angliec-bellingem-stav-novim-futbolistom-reala.html" text:style-name="Internet_20_link" text:visited-style-name="Visited_20_Internet_20_Link">
https://www.ukrinform.ua/rubric-sports/3722860-angliec-bellingem-stav-novim-futbolistom-reala.html</text:a>
</text:p>
      <!--NEWS-->
      <text:h text:style-name="P10" text:outline-level="1">
<text:span text:style-name="T4">
俄罗斯人试图交换被卢比尼特俘虏的平民</text:span>
</text:h>
      <text:p text:style-name="P4">
作者: Ukrinform (Person)</text:p>
      <text:p text:style-name="P4">
出版商: Укринформ (Organization)</text:p>
      <text:p text:style-name="P4">
出版时间: 2023-06-14T16:41:00+03:00</text:p>
      <text:p text:style-name="P4">
修改时间: 2023-06-14T23:41:00+03:00</text:p>
      <text:p text:style-name="P4">
描述: 俄罗斯联邦操纵并试图改变自己的军事人员俘虏的平民。  - 乌克林。</text:p>
      <text:p text:style-name="P4">
图片: ['<text:a xlink:type="simple" xlink:href="https://static.ukrinform.com/photos/2023_06/thumb_files/630_360_1686754926-539.jpg" text:style-name="Internet_20_link" text:visited-style-name="Visited_20_Internet_20_Link">
630_360_16867...</text:a>
']</text:p>
      <text:p text:style-name="P4">
标签: ['Списки полонених', 'Полонені', 'Дмитро Лубінець']</text:p>
      <text:p text:style-name="P4">
类型: Article</text:p>
      <!--METADATA-->
      <text:p text:style-name="P4">
<draw:frame draw:style-name="fr1" draw:name="Image75" text:anchor-type="as-char" svg:width="6.9236in" svg:height="3.956343in" draw:z-index="0">
<draw:image xlink:href="../Images/yкринформ/2023-06-14T16-41-00-03-00/630_360_1686754926-539.jpg" xlink:type="simple" xlink:show="embed" xlink:actuate="onLoad" draw:mime-type="image/jpeg"/>
</draw:frame>
从各个方面来说，俄罗斯联邦操纵并试图取代对自己的军事人员的热情。</text:p>
      <text:p text:style-name="P4">
根据乌克林福姆(Ukrinform)的说法，Dmitrytrolubinets在[Facebook]中报告了有关它的信息。(https://www.facebook.com/dmytro.lubinets/posts/pfbid0xbpFd7KV8TLzJ55iHJ8FEswbtqjLdTmp8BADk1TstBGKr4a3QWwrYbcrKigTxtYnl).</text:p>
      <text:p text:style-name="P4">
"Цивільні громадяни – це заручники. РФ повинна повернути їх без жодних умов, ане залучати в процес обміну військовополоненими!Наразі у Реєстрі зниклихбезвісти за особливих обставин з 24 лютого 2022 року – понад 25 тисячукраїнців. Серед них – 20 тисяч цивільних. Росіяни всіма способами маніпулюютьі намагаються поміняти захоплених ними цивільних на власнихвійськовослужбовців", - зазначив Лубінець.</text:p>
      <text:p text:style-name="P4">
<text:span text:style-name="T4">
Читайте також:</text:span>
 <text:a xlink:type="simple" xlink:href="https://www.ukrinform.ua/rubric-society/3721599-rosiani-na-zahoplenih-teritoriah-militarizuut-ditej-lubinec.html" text:style-name="Internet_20_link" text:visited-style-name="Visited_20_Internet_20_Link">
 Росіяни на захоплених територіях мілітаризують дітей -<text:span text:style-name="T4">
Лубінец</text:span>
 ь </text:a>
他强调，俄罗斯一方没有拘留平民的法律理由。 “平民，平民，根本不应该团结起来，如果发生这种情况，必须立即被释放!”  - 强调。”</text:p>
      <text:p text:style-name="P4">
但是，根据他的说法，在俄罗斯，一切都是犯罪动机。 俄罗斯联邦是延迟的公民，因为首先，它利用与平民有关的恐怖，是对乌克兰在实现军事政治目标的背景下对乌克兰地位的影响的工具。 俄罗斯人知道每个平民都被释放 - 俄罗斯联邦如何违反国际规则的指南。 其次，这是乌克兰人播种的一种方式，并激发了一般的国家机构和权力的愤怒。</text:p>
      <text:p text:style-name="P4">
“在这种情况下，恐怖分子国家使用许多操纵性的判断。不幸的是，其中大多数人确实影响了乌克兰人。在此类断言中 - “乌克兰拒绝返回他们的人民”，“乌克兰人不会返回他们的家园，”，“”，“”，“”，“”民事人质是罪犯“和罪犯。”其他人说。</text:p>
      <text:p text:style-name="P4">
<text:span text:style-name="T4">
另请阅读：</text:span>
 <text:a xlink:type="simple" xlink:href="https://www.ukrinform.ua/rubric-crimea/3722344-krimskogo-tatarina-ibraimova-rosiani-pozbavili-likiv-pered-etapuvannam-lubinec.html" text:style-name="Internet_20_link" text:visited-style-name="Visited_20_Internet_20_Link">
克里米亚塔塔尔·易卜拉莫夫俄罗斯人在舞台之前剥夺了毒品 -  <text:span text:style-name="T4">
 lubinets </text:span>
 b</text:a>
他强调，所有这些都是俄罗斯联邦的宣传叙述。但是，据他说，这种尝试不止于此 - 工作继续，可以随时讨论蛋白质。 乌克兰正在尝试至少一种核实和返回乌克兰公民的方法。</text:p>
      <text:p text:style-name="P4">
“我看到每一个评论和呼吁平民返回。我们也一直在与亲戚被囚禁的家庭见面。在所有地点，我们谈论平民人质，我们要求世界达到民族事实，即事实是严格的是，要排除将俄罗斯联邦排除在组织之外的压力，以排除恐怖国家发表声音的俄罗斯人。”</text:p>
      <text:p text:style-name="P4">
正如乌克林福姆(Ukrinform)报道的那样，6月14日，关于战俘待遇的协调总部讨论了从俄罗斯返回平民的问题。</text:p>
      <text:p text:style-name="P4">
照片：Dmitry Lubinets，Facebook</text:p>
      <text:p text:style-name="P4">
News Source: <text:a xlink:type="simple" xlink:href="https://www.ukrinform.ua/rubric-ato/3722910-rosiani-namagautsa-obminati-zahoplenih-nimi-civilnih-na-vijskovosluzbovciv-lubinec.html" text:style-name="Internet_20_link" text:visited-style-name="Visited_20_Internet_20_Link">
https://www.ukrinform.ua/rubric-ato/3722910-rosiani-namagautsa-obminati-zahoplenih-nimi-civilnih-na-vijskovosluzbovciv-lubinec.html</text:a>
</text:p>
      <!--NEWS-->
      <text:h text:style-name="P10" text:outline-level="1">
<text:span text:style-name="T4">
Vereshchuk敦促使馆防止其公民在被占领的俄罗斯领土上留住</text:span>
</text:h>
      <text:p text:style-name="P4">
作者: Ukrinform (Person)</text:p>
      <text:p text:style-name="P4">
出版商: Укринформ (Organization)</text:p>
      <text:p text:style-name="P4">
出版时间: 2023-06-14T16:41:16+03:00</text:p>
      <text:p text:style-name="P4">
修改时间: 2023-06-14T16:41:16+03:00</text:p>
      <text:p text:style-name="P4">
描述: 伊琳娜·弗雷什丘克（Irina Vereshchuk）呼吁外国大使馆采取措施排除其在乌克兰暂时占领领土的公民的非法逗留。  - 乌克林。</text:p>
      <text:p text:style-name="P4">
图片: ['<text:a xlink:type="simple" xlink:href="https://static.ukrinform.com/photos/2023_05/thumb_files/630_360_1685552273-524.jpg" text:style-name="Internet_20_link" text:visited-style-name="Visited_20_Internet_20_Link">
630_360_16855...</text:a>
']</text:p>
      <text:p text:style-name="P4">
标签: ['Крим', 'Верещук', 'Мінреінтеграції']</text:p>
      <text:p text:style-name="P4">
类型: Article</text:p>
      <!--METADATA-->
      <text:p text:style-name="P4">
<draw:frame draw:style-name="fr1" draw:name="Image76" text:anchor-type="as-char" svg:width="6.9236in" svg:height="3.956343in" draw:z-index="0">
<draw:image xlink:href="../Images/yкринформ/2023-06-14T16-41-16-03-00/630_360_1685552273-524.jpg" xlink:type="simple" xlink:show="embed" xlink:actuate="onLoad" draw:mime-type="image/jpeg"/>
</draw:frame>
Irivoreshchuk呼吁外国大使馆采取措施将其公民排除在乌克兰暂时占领的领土上。</text:p>
      <text:p text:style-name="P4">
临时健康领土重返社会的Viceremier-Minister-Minister Minister在[Telegram]中报道了这一点(https://t.me/vereshchuk_iryna/1938)，报道乌克林福姆。</text:p>
      <text:p text:style-name="P4">
“与碰撞线上的紧张局势有关，我求助于基辅认可的大使馆外国。我要求采取其他措施来排除您的公民在乌克兰临时占领的领土上的非法逗留。前往克里米亚。</text:p>
      <text:p text:style-name="P4">
她解释说，占领者可以将外国公民用作“盾牌或神圣的伤亡”。</text:p>
      <text:p text:style-name="P4">
<text:span text:style-name="T4">
另请阅读：</text:span>
 <text:a xlink:type="simple" xlink:href="https://www.ukrinform.ua/rubric-society/3721823-urad-opracovue-mozlivist-viplati-dopomogi-meskancam-pidtoplenih-teritorij-veresuk.html" text:style-name="Internet_20_link" text:visited-style-name="Visited_20_Internet_20_Link">
政府正在努力支付未成年人的居民的协助 -  <text:span text:style-name="T4">
 Vereshchuk </text:span>
</text:a>
据她说，大使馆可以转向MZSABRIRINTEMETION。</text:p>
      <text:p text:style-name="P4">
正如乌克林福姆(Ukrinform)报道的那样，<text:a xlink:type="simple" xlink:href="https://www.ukrinform.ua/rubric-crimea/3722625-u-zelenskogo-kazut-so-robota-krimskogo-titanu-porusena-do-kriticnogo-rivna.html" text:style-name="Internet_20_link" text:visited-style-name="Visited_20_Internet_20_Link">
“克里米亚泰坦”的工作被侵犯了至关重要的水平</text:a>
 .</text:p>
      <text:p text:style-name="P4">
News Source: <text:a xlink:type="simple" xlink:href="https://www.ukrinform.ua/rubric-society/3722861-veresuk-zaklikala-posolstva-ne-dopustiti-perebuvanna-svoih-gromadan-na-okupovanih-rf-teritoriah.html" text:style-name="Internet_20_link" text:visited-style-name="Visited_20_Internet_20_Link">
https://www.ukrinform.ua/rubric-society/3722861-veresuk-zaklikala-posolstva-ne-dopustiti-perebuvanna-svoih-gromadan-na-okupovanih-rf-teritoriah.html</text:a>
</text:p>
      <!--NEWS-->
      <text:h text:style-name="P10" text:outline-level="1">
<text:span text:style-name="T4">
荷兰将在未来几个月内开始对F -16的乌克兰飞行员进行培训 - 国防部</text:span>
</text:h>
      <text:p text:style-name="P4">
作者: Ukrinform (Person)</text:p>
      <text:p text:style-name="P4">
出版商: Укринформ (Organization)</text:p>
      <text:p text:style-name="P4">
出版时间: 2023-06-14T16:44:00+03:00</text:p>
      <text:p text:style-name="P4">
修改时间: 2023-06-14T16:44:00+03:00</text:p>
      <text:p text:style-name="P4">
描述: 荷兰将在未来几个月内开始对F-16战斗机进行乌克兰飞行员的培训，并与合作伙伴合作创建一个培训中心。  - 乌克林。</text:p>
      <text:p text:style-name="P4">
图片: ['<text:a xlink:type="simple" xlink:href="https://static.ukrinform.com/photos/2023_06/thumb_files/630_360_1686750467-952.jpg" text:style-name="Internet_20_link" text:visited-style-name="Visited_20_Internet_20_Link">
630_360_16867...</text:a>
']</text:p>
      <text:p text:style-name="P4">
标签: ['Нідерланди', 'Україна', 'Військові навчання', 'Винищувач', 'F-16']</text:p>
      <text:p text:style-name="P4">
类型: Article</text:p>
      <!--METADATA-->
      <text:p text:style-name="P4">
<draw:frame draw:style-name="fr1" draw:name="Image77" text:anchor-type="as-char" svg:width="6.9236in" svg:height="3.956343in" draw:z-index="0">
<draw:image xlink:href="../Images/yкринформ/2023-06-14T16-44-00-03-00/630_360_1686750467-952.jpg" xlink:type="simple" xlink:show="embed" xlink:actuate="onLoad" draw:mime-type="image/jpeg"/>
</draw:frame>
荷兰将研究乌克兰飞行员在F-16战斗机上的培训，并与合作伙伴合作创建一个训练中心。</text:p>
      <text:p text:style-name="P4">
关于在[Twitter]中报道(https://twitter.com/DefensieMin/status/1668957571648978944?cxt=HHwWgICwtbSEqqkuAAAA)乌克林福姆报道，荷兰Kaisa Ollogren国防部长。</text:p>
      <text:p text:style-name="P4">
“我向众议院通报了乌克兰的新支持。 我们将在未来几个月内在F-16学习，并与F-16监督中心的合作伙伴一起工作。 我们还将继续加强乌克兰的防空防御。” Ollogren写道。</text:p>
      <text:p text:style-name="P4">
荷兰国防部的网站指出，乌克兰飞行员在F-16上的准备将在未来几个月开始。</text:p>
      <text:p text:style-name="P4">
<text:span text:style-name="T4">
另请阅读：</text:span>
 [乌克兰提交了41 <text:span text:style-name="T4">
战斗机</text:span>
 A F -18，该状态在澳大利亚存储 - 大使(https://www.ukrinform.ua/rubric-ato/3722302-ukraina-podala-zapit-pro-stan-41-vinisuvaca-f18-akij-zberigaetsa-v-avstralii-posol.html)“荷兰和几个欧洲国家正在尽快在F-16开发乌克兰飞行员培训。 同时，在东欧的一个国家之一建立了一个教育中心。 荷兰还将为加强[防空]做出贡献(https://www.ukrinform.ua/tag-ppo)乌克兰”  - 国防部说。</text:p>
      <text:p text:style-name="P4">
正如乌克林福姆(Ukrinform)报道的那样，丹麦和荷兰与美国合作几次将开始<text:a xlink:type="simple" xlink:href="https://www.ukrinform.ua/rubric-ato/3721953-navcanna-ukrainskih-pilotiv-na-f16-moze-rozpocatisa-vlitku-minoboroni-niderlandiv.html" text:style-name="Internet_20_link" text:visited-style-name="Visited_20_Internet_20_Link">
建立培训基地</text:a>
为了在F-16和其他第四代飞机上复杂准备乌克兰飞行员。</text:p>
      <text:p text:style-name="P4">
<text:span text:style-name="T5">
foto：defensie.nl</text:span>
</text:p>
      <text:p text:style-name="P4">
News Source: <text:a xlink:type="simple" xlink:href="https://www.ukrinform.ua/rubric-ato/3722870-niderlandi-rozpocnut-navcanna-ukrainskih-pilotiv-na-f16-najblizcimi-misacami-minoboroni.html" text:style-name="Internet_20_link" text:visited-style-name="Visited_20_Internet_20_Link">
https://www.ukrinform.ua/rubric-ato/3722870-niderlandi-rozpocnut-navcanna-ukrainskih-pilotiv-na-f16-najblizcimi-misacami-minoboroni.html</text:a>
</text:p>
      <!--NEWS-->
      <text:h text:style-name="P10" text:outline-level="1">
<text:span text:style-name="T4">
一年中敖德萨附近的钓鱼和在海中游泳很危险 - 专家</text:span>
</text:h>
      <text:p text:style-name="P4">
作者: Ukrinform (Person)</text:p>
      <text:p text:style-name="P4">
出版商: Укринформ (Organization)</text:p>
      <text:p text:style-name="P4">
出版时间: 2023-06-14T16:46:14+03:00</text:p>
      <text:p text:style-name="P4">
修改时间: 2023-06-14T16:46:14+03:00</text:p>
      <text:p text:style-name="P4">
描述: 在卡科夫卡水力发电站爆炸后，在海湾游泳，吃在黑海中捕获的海洋食品将至少一年危险。  - 乌克林。</text:p>
      <text:p text:style-name="P4">
图片: ['<text:a xlink:type="simple" xlink:href="https://static.ukrinform.com/photos/2023_06/thumb_files/630_360_1686745386-648.jpg" text:style-name="Internet_20_link" text:visited-style-name="Visited_20_Internet_20_Link">
630_360_16867...</text:a>
']</text:p>
      <text:p text:style-name="P4">
标签: ['Одещина', 'Каховська ГЕС']</text:p>
      <text:p text:style-name="P4">
类型: Article</text:p>
      <!--METADATA-->
      <text:p text:style-name="P4">
<draw:frame draw:style-name="fr1" draw:name="Image78" text:anchor-type="as-char" svg:width="6.9236in" svg:height="3.956343in" draw:z-index="0">
<draw:image xlink:href="../Images/yкринформ/2023-06-14T16-46-14-03-00/630_360_1686745386-648.jpg" xlink:type="simple" xlink:show="embed" xlink:actuate="onLoad" draw:mime-type="image/jpeg"/>
</draw:frame>
在卡科夫卡水力发电站将在海军陆战队中游泳和饮食海滨很危险。</text:p>
      <text:p text:style-name="P4">
乌克林福姆报道</text:p>
      <text:p text:style-name="P4">
Komorin说：“至少一年来，我们与度假村季节被切断了，也就是说，不建议在敖德萨附近的海上游泳。”</text:p>
      <text:p text:style-name="P4">
<text:span text:style-name="T4">
另请阅读：</text:span>
 <text:a xlink:type="simple" xlink:href="https://www.ukrinform.ua/rubric-regions/3722821-pridonni-organizmi-u-cornomu-mori-zaznaut-velikih-vtrat-ekspert.html" text:style-name="Internet_20_link" text:visited-style-name="Visited_20_Internet_20_Link">
黑海的底部生物遭受了巨大的损失 - 专家</text:a>
这位专家解释说，重量有毒物质已落入黑海，尖头的DNIEPER水域积聚在整个生态系统链中，从小生物到鱼类。</text:p>
      <text:p text:style-name="P4">
乌克兰国家海洋生态中心主任说：“被水污染的鱼会积聚大量的毒素。如果可以食用这种鱼，它可能会中毒有毒物质。”</text:p>
      <text:p text:style-name="P4">
根据Komorin的说法，水中的某些毒素可能会分解30年，当它们进入海洋环境时，它们会积累戈尔奇和海底。</text:p>
      <text:p text:style-name="P4">
<text:span text:style-name="T4">
另请阅读：</text:span>
 <text:a xlink:type="simple" xlink:href="https://www.ukrinform.ua/rubric-regions/3722721-pidriv-kahovskoi-ges-ginut-litopisni-lisi-ta-sotni-tisac-ridkisnih-osobin.html" text:style-name="Internet_20_link" text:visited-style-name="Visited_20_Internet_20_Link">
Kakhovskaya水力发电站：纪事森林和数百种稀有<text:span text:style-name="T4">
被杀</text:span>
</text:a>
“有毒物质落在海床上。 一两个月，情况将下降，但是在秋天，我们将看到这些颗粒将会上升。 这是所谓的二级污染。”专家补充说。</text:p>
      <text:p text:style-name="P4">
据报道，<text:a xlink:type="simple" xlink:href="https://www.ukrinform.ua/rubric-other_news/3720776-pidriv-rosianami-kahovskoi-ges-usi-novini.html" text:style-name="Internet_20_link" text:visited-style-name="Visited_20_Internet_20_Link">
在6月6日的晚上，俄罗斯军队炸毁了Greblyukhov水力发电站</text:a>
。 库尔森地区正在进行洪水泛滥的救援工作和疏散措施。 爆炸后的第二天，受污染的水到达黑海。</text:p>
      <text:p text:style-name="P4">
在堆积的碎屑和垃圾中，从卡科夫卡水库拆除，现在被收获到海岸，尤其是奥德莎，可能有危险的物品。只有在检查爆炸物后，才有可能捡起垃圾。 在敖德萨区的水叶海洋中也发现了沙门氏菌和肠道感染。</text:p>
      <text:p text:style-name="P4">
照片：公共odesa</text:p>
      <text:p text:style-name="P4">
News Source: <text:a xlink:type="simple" xlink:href="https://www.ukrinform.ua/rubric-regions/3722867-ribaliti-ta-kupatisa-u-mori-poblizu-odesi-protagom-roku-e-nebezpecnim-ekspert.html" text:style-name="Internet_20_link" text:visited-style-name="Visited_20_Internet_20_Link">
https://www.ukrinform.ua/rubric-regions/3722867-ribaliti-ta-kupatisa-u-mori-poblizu-odesi-protagom-roku-e-nebezpecnim-ekspert.html</text:a>
</text:p>
      <!--NEWS-->
      <text:h text:style-name="P10" text:outline-level="1">
<text:span text:style-name="T4">
在敖德萨，俄罗斯火箭损坏了莫斯科宗主的圣殿</text:span>
</text:h>
      <text:p text:style-name="P4">
作者: Ukrinform (Person)</text:p>
      <text:p text:style-name="P4">
出版商: Укринформ (Organization)</text:p>
      <text:p text:style-name="P4">
出版时间: 2023-06-14T16:49:19+03:00</text:p>
      <text:p text:style-name="P4">
修改时间: 2023-06-14T16:49:19+03:00</text:p>
      <text:p text:style-name="P4">
描述: 在敖德萨，由于夜火箭袭击，圣殿同样使徒弗拉基米尔王子被摧毁。 UOC -MP的宗教结构位于国立大学的“ ODESA理工学院”。  - 乌克林。</text:p>
      <text:p text:style-name="P4">
图片: ['<text:a xlink:type="simple" xlink:href="https://static.ukrinform.com/photos/2023_06/thumb_files/630_360_1686749681-7409.jpeg" text:style-name="Internet_20_link" text:visited-style-name="Visited_20_Internet_20_Link">
630_360_16867...</text:a>
']</text:p>
      <text:p text:style-name="P4">
标签: ['Церква', 'Одеса', 'Війна з Росією', 'Ракетний удар']</text:p>
      <text:p text:style-name="P4">
类型: Article</text:p>
      <!--METADATA-->
      <text:p text:style-name="P4">
<draw:frame draw:style-name="fr1" draw:name="Image79" text:anchor-type="as-char" svg:width="6.9236in" svg:height="3.956343in" draw:z-index="0">
<draw:image xlink:href="../Images/yкринформ/2023-06-14T16-49-19-03-00/630_360_1686749681-7409.jpeg" xlink:type="simple" xlink:show="embed" xlink:actuate="onLoad" draw:mime-type="image/jpeg"/>
</draw:frame>
在敖德萨，夜间火箭袭击被圣人弗拉基米尔亲王摧毁。 UOC -MP的宗教结构位于ODESA理工国立大学。</text:p>
      <text:p text:style-name="P4">
这是乌克利福通讯员的报道。</text:p>
      <text:p text:style-name="P4">
窗户和门被撞倒在寺庙中。 目前，公用事业和教会官员正在采摘玻璃和垃圾。</text:p>
      <text:p text:style-name="P4">
爆炸浪潮还敲开了敖德萨理工大学的建筑中的窗户。</text:p>
      <text:p text:style-name="P4">
应当指出的是，圣等使徒弗拉基米尔亲王是10年前在大学领土上建造的。 2013年6月12日<text:a xlink:type="simple" xlink:href="http://m.prichernomorie.com.ua/odessa/news/Poupa/2013-06-12/152025.php" text:style-name="Internet_20_link" text:visited-style-name="Visited_20_Internet_20_Link">
奉献</text:a>
大都会敖德萨和伊兹梅尔·阿加法格尔(Izmail Agafangel)。</text:p>
      <text:p text:style-name="P4">
</text:p>
      <text:p text:style-name="P4">
<text:a xlink:type="simple" xlink:href="https://static.ukrinform.com/photos/2023_06/1686749680-5105.jpeg" text:style-name="Internet_20_link" text:visited-style-name="Visited_20_Internet_20_Link">
 </text:a>
 <text:a xlink:type="simple" xlink:href="https://static.ukrinform.com/photos/2023_06/1686749680-1808.jpeg" text:style-name="Internet_20_link" text:visited-style-name="Visited_20_Internet_20_Link">
</text:a>
 <text:a xlink:type="simple" xlink:href="https://static.ukrinform.com/photos/2023_06/1686749680-1259.jpeg" text:style-name="Internet_20_link" text:visited-style-name="Visited_20_Internet_20_Link">
</text:a>
 <text:a xlink:type="simple" xlink:href="https://static.ukrinform.com/photos/2023_06/1686749680-9757.jpeg" text:style-name="Internet_20_link" text:visited-style-name="Visited_20_Internet_20_Link">
</text:a>
 <text:a xlink:type="simple" xlink:href="https://static.ukrinform.com/photos/2023_06/1686749680-5071.jpeg" text:style-name="Internet_20_link" text:visited-style-name="Visited_20_Internet_20_Link">
</text:a>
 <text:a xlink:type="simple" xlink:href="https://static.ukrinform.com/photos/2023_06/1686749680-1030.jpeg" text:style-name="Internet_20_link" text:visited-style-name="Visited_20_Internet_20_Link">
</text:a>
 <text:a xlink:type="simple" xlink:href="https://static.ukrinform.com/photos/2023_06/1686749681-7409.jpeg" text:style-name="Internet_20_link" text:visited-style-name="Visited_20_Internet_20_Link">
<draw:frame draw:style-name="fr1" draw:name="Image87" text:anchor-type="as-char" svg:width="6.9236in" svg:height="3.956343in" draw:z-index="0">
<draw:image xlink:href="../Images/yкринформ/2023-06-14T16-49-19-03-00/630_360_1686749681-7409.jpeg" xlink:type="simple" xlink:show="embed" xlink:actuate="onLoad" draw:mime-type="image/jpeg"/>
</draw:frame>
</text:a>
 <text:a xlink:type="simple" xlink:href="https://static.ukrinform.com/photos/2023_06/1686749681-8003.jpeg" text:style-name="Internet_20_link" text:visited-style-name="Visited_20_Internet_20_Link">
</text:a>
 <text:a xlink:type="simple" xlink:href="https://static.ukrinform.com/photos/2023_06/1686749681-6696.jpeg" text:style-name="Internet_20_link" text:visited-style-name="Visited_20_Internet_20_Link">
</text:a>
 <text:a xlink:type="simple" xlink:href="https://static.ukrinform.com/photos/2023_06/1686749681-1827.jpeg" text:style-name="Internet_20_link" text:visited-style-name="Visited_20_Internet_20_Link">
</text:a>
</text:p>
      <text:p text:style-name="P4">
据报道，据报道，6月14日晚上，俄罗斯占领军指挥了敖德萨民用基础设施中的口径。 <text:a xlink:type="simple" xlink:href="https://www.ukrinform.ua/rubric-regions/3722608-v-odesi-zaversili-posukovoratuvalnu-operaciu-pisla-raketnogo-udaru.html" text:style-name="Internet_20_link" text:visited-style-name="Visited_20_Internet_20_Link">
损坏的</text:a>
商业中心，教育机构，住宅区，食品机构。 [三人放弃，13人受伤。 这是给出的(https://www.ukrinform.ua/rubric-regions/3722608-v-odesi-zaversili-posukovoratuvalnu-operaciu-pisla-raketnogo-udaru.html)</text:p>
      <text:p text:style-name="P4">
News Source: <text:a xlink:type="simple" xlink:href="https://www.ukrinform.ua/rubric-regions/3722869-v-odesi-rosijska-raketa-poskodila-hram-moskovskogo-patriarhatu.html" text:style-name="Internet_20_link" text:visited-style-name="Visited_20_Internet_20_Link">
https://www.ukrinform.ua/rubric-regions/3722869-v-odesi-rosijska-raketa-poskodila-hram-moskovskogo-patriarhatu.html</text:a>
</text:p>
      <!--NEWS-->
      <text:h text:style-name="P10" text:outline-level="1">
<text:span text:style-name="T4">
在喀尔巴阡地区，在赫森地区收集了另外20吨人道主义援助</text:span>
</text:h>
      <text:p text:style-name="P4">
作者: Ukrinform (Person)</text:p>
      <text:p text:style-name="P4">
出版商: Укринформ (Organization)</text:p>
      <text:p text:style-name="P4">
出版时间: 2023-06-14T16:51:00+03:00</text:p>
      <text:p text:style-name="P4">
修改时间: 2023-06-14T16:51:00+03:00</text:p>
      <text:p text:style-name="P4">
描述: 在喀尔巴阡地区，为Kakhovka水力发电人员的Kakhovska Hydroe大坝的受害者收集了另外20吨人道主义援助。  - 乌克林。</text:p>
      <text:p text:style-name="P4">
图片: ['<text:a xlink:type="simple" xlink:href="https://static.ukrinform.com/photos/2023_06/thumb_files/630_360_1686748584-4113.jpeg" text:style-name="Internet_20_link" text:visited-style-name="Visited_20_Internet_20_Link">
630_360_16867...</text:a>
']</text:p>
      <text:p text:style-name="P4">
标签: ['Гуманітарна допомога', 'Херсонщина', 'Прикарпаття', 'Каховська ГЕС']</text:p>
      <text:p text:style-name="P4">
类型: Article</text:p>
      <!--METADATA-->
      <text:p text:style-name="P4">
<draw:frame draw:style-name="fr1" draw:name="Image91" text:anchor-type="as-char" svg:width="6.9236in" svg:height="3.956343in" draw:z-index="0">
<draw:image xlink:href="../Images/yкринформ/2023-06-14T16-51-00-03-00/630_360_1686748584-4113.jpeg" xlink:type="simple" xlink:show="embed" xlink:actuate="onLoad" draw:mime-type="image/jpeg"/>
</draw:frame>
对于Kakhovka水坝的受害者，Kakhovka水电站的居民的居民收集了另外20吨人道主义援助。</text:p>
      <text:p text:style-name="P4">
在<text:a xlink:type="simple" xlink:href="https://www.facebook.com/SvitlIana.Onyshchuk/posts/pfbid0WbWnGq31aTCNiu33rvqEYjxK8HGmWcn481irLWqAWR2UHk82ZVxpuSx8RtAMrxkyl" text:style-name="Internet_20_link" text:visited-style-name="Visited_20_Internet_20_Link">
Facebook</text:a>
乌克林福姆报道，伊万诺 - 弗兰基夫斯克ova s​​vetlana onishchuk的负责人报道说。</text:p>
      <text:p text:style-name="P4">
“这次，卡霍夫斯卡亚水力发电大坝的受害者收集了17吨水，食物，卫生产品，动物饲料，充气船，衣服，橡胶靴和其他必要的东西。 总共 -  20吨货物。” Onishchuk说。</text:p>
      <text:p text:style-name="P4">
<text:span text:style-name="T4">
另请阅读：</text:span>
 [Vinnytsia地区向Kherson发送了40多吨人道主义援助。(https://www.ukrinform.ua/rubric-regions/3722355-vinniccina-vidpravila-hersoncam-ponad-40-tonn-gumanitarnoi-dopomogi.html)据她说，必要的事情有助于从波兰收集当地企业家。 援助的收集正在进行中。 需求之一是饮用水，储存，水泵和过滤器，以清洁它。</text:p>
      <text:p text:style-name="P4">
“现在<text:a xlink:type="simple" xlink:href="https://www.ukrinform.ua/tag-hersonsina" text:style-name="Internet_20_link" text:visited-style-name="Visited_20_Internet_20_Link">
Kherson地区</text:a>
他还要求提供资金支持。 因此，我们正在考虑从区域预算和当地社区的预算和预算。” Onishchuk补充说。</text:p>
      <text:p text:style-name="P4">
</text:p>
      <text:p text:style-name="P4">
她保证，在伊万诺 - 弗兰基夫斯克地区，他们准备接受巧合的领土的人们。 有一千多个空缺和适当的生活条件。</text:p>
      <text:p text:style-name="P4">
据报道，从Ivano-Frankivsk派出了30多吨的人道主义援助。</text:p>
      <text:p text:style-name="P4">
俄罗斯军队于6月6日<text:a xlink:type="simple" xlink:href="https://www.ukrinform.ua/rubric-other_news/3720776-pidriv-rosianami-kahovskoi-ges-usi-novini.html" text:style-name="Internet_20_link" text:visited-style-name="Visited_20_Internet_20_Link">
进行了卡科夫斯卡雅水电站</text:a>
。 从潜在的洪水率开始撤离人口。 根据探索卡霍夫斯卡亚水力发电站的事实，执法机构正在调查“ Ecocid”文章。</text:p>
      <text:p text:style-name="P4">
News Source: <text:a xlink:type="simple" xlink:href="https://www.ukrinform.ua/rubric-regions/3722854-na-prikarpatti-zibrali-se-20-tonn-gumanitarnoi-dopomogi-postrazdalim-na-hersonsini.html" text:style-name="Internet_20_link" text:visited-style-name="Visited_20_Internet_20_Link">
https://www.ukrinform.ua/rubric-regions/3722854-na-prikarpatti-zibrali-se-20-tonn-gumanitarnoi-dopomogi-postrazdalim-na-hersonsini.html</text:a>
</text:p>
      <!--NEWS-->
      <text:h text:style-name="P10" text:outline-level="1">
<text:span text:style-name="T4">
SESC与联合国儿童基金会一起发起了一项有关儿童安全的信息运动</text:span>
</text:h>
      <text:p text:style-name="P4">
作者: Ukrinform (Person)</text:p>
      <text:p text:style-name="P4">
出版商: Укринформ (Organization)</text:p>
      <text:p text:style-name="P4">
出版时间: 2023-06-14T16:53:39+03:00</text:p>
      <text:p text:style-name="P4">
修改时间: 2023-06-14T16:53:39+03:00</text:p>
      <text:p text:style-name="P4">
描述: 暑假前夕，SES和联合国儿童基金会“一起发起了一项信息活动。 夏季冒险没有伤害。”  - 乌克林。</text:p>
      <text:p text:style-name="P4">
图片: ['<text:a xlink:type="simple" xlink:href="https://static.ukrinform.com/photos/2023_06/thumb_files/630_360_1686750674-6587.jpeg" text:style-name="Internet_20_link" text:visited-style-name="Visited_20_Internet_20_Link">
630_360_16867...</text:a>
', '<text:a xlink:type="simple" xlink:href="https://static.ukrinform.com/photos/2023_06/thumb_files/630_360_1686750671-5120.jpeg" text:style-name="Internet_20_link" text:visited-style-name="Visited_20_Internet_20_Link">
630_360_16867...</text:a>
']</text:p>
      <text:p text:style-name="P4">
标签: ['Діти', 'ДСНС', 'ЮНІСЕФ']</text:p>
      <text:p text:style-name="P4">
类型: Article</text:p>
      <!--METADATA-->
      <text:p text:style-name="P4">
<draw:frame draw:style-name="fr1" draw:name="Image93" text:anchor-type="as-char" svg:width="6.9236in" svg:height="3.956343in" draw:z-index="0">
<draw:image xlink:href="../Images/yкринформ/2023-06-14T16-53-39-03-00/630_360_1686750674-6587.jpeg" xlink:type="simple" xlink:show="embed" xlink:actuate="onLoad" draw:mime-type="image/jpeg"/>
</draw:frame>
Tayunisef的SES在暑假前夕发起了一项信息运动。 夏季冒险没有伤害。”</text:p>
      <text:p text:style-name="P4">
这是乌克利福通讯员的报道。</text:p>
      <text:p text:style-name="P4">
“运动的主要目标是维护我们的公民的生命，我们的孩子。今年，有23名儿童死亡，因为他们使用了地方(买)不具备来访，在不适当的地方跳水。 我们强调，只有由当地自行政府确定的水库，那里有一些职位和救援人员会来找帮助。” SES的普通情况。</text:p>
      <text:p text:style-name="P4">
<text:span text:style-name="T4">
另请阅读：</text:span>
 <text:a xlink:type="simple" xlink:href="https://www.ukrinform.ua/rubric-diaspora/3722705-dla-povernenna-bizenciv-slid-zberegti-ihnu-ukrainsku-identicnist-prezident-sku.html" text:style-name="Internet_20_link" text:visited-style-name="Visited_20_Internet_20_Link">
返回难民应保留其乌克兰身份-UWC总统</text:a>
他指出，如今，水库中通常的风险被添加到了我的危险中。乍一看，水库可能会爆炸。</text:p>
      <text:p text:style-name="P4">
<draw:frame draw:style-name="fr1" draw:name="Image94" text:anchor-type="as-char" svg:width="6.9236in" svg:height="3.956343in" draw:z-index="0">
<draw:image xlink:href="../Images/yкринформ/2023-06-14T16-53-39-03-00/630_360_1686750671-5120.jpeg" xlink:type="simple" xlink:show="embed" xlink:actuate="onLoad" draw:mime-type="image/jpeg"/>
</draw:frame>
</text:p>
      <text:p text:style-name="P4">
SES的救援人员和烟火学展示了如何以基辅地区Makariv地区的Pochepin河为例。在Surface and for Surface and for Surface和水下无人驾驶飞机的帮助下，他们调查了TADISTIST河的一部分。手榴弹。</text:p>
      <text:p text:style-name="P4">
“孩子们应该能够随时随地玩耍，感到安全，因为父母不必担心孩子在哪里玩耍。 不幸的是，今天在乌克兰的情况并非如此……我们将继续与Sesu合作，直到这个美好的地方成为天堂为止。</text:p>
      <text:p text:style-name="P4">
<text:span text:style-name="T4">
另请阅读：</text:span>
 [救援人员向Sakharov奖提出了奖励。(https://www.ukrinform.ua/rubric-society/3722715-ratuvalniki-peredali-vinagorodu-za-premiu-saharova-dla-united24.html)运动的另一个方向是保护生态系统。 SESU的员工要求避免燃烧干草和森林条。 根据这些储备，自今年年初以来大约发生了七千人。</text:p>
      <text:p text:style-name="P4">
救援人员召回了安全规则。 特别是，如果在数字上发现这种幻灯片的情况下，不可能接近预储备物体，触摸可疑物体。为了避免火，不必点燃财富以及燃烧干叶的叶子和草。 您只能为为此目的准备的水库沐浴，那里的救援站已配备。</text:p>
      <text:p text:style-name="P4">
据报道，在2022年，发生了80种654次大火，导致1639人死亡，其中包括36名儿童。 723人在水体中被杀。</text:p>
      <text:p text:style-name="P4">
News Source: <text:a xlink:type="simple" xlink:href="https://www.ukrinform.ua/rubric-society/3722872-dsns-spilno-z-unisef-zapustili-informkampaniu-zadla-bezpeki-ditej.html" text:style-name="Internet_20_link" text:visited-style-name="Visited_20_Internet_20_Link">
https://www.ukrinform.ua/rubric-society/3722872-dsns-spilno-z-unisef-zapustili-informkampaniu-zadla-bezpeki-ditej.html</text:a>
</text:p>
      <!--NEWS-->
      <text:h text:style-name="P10" text:outline-level="1">
<text:span text:style-name="T4">
从康斯坦塔俄罗斯联邦入侵开始，已经运送了超过1200万吨乌克兰谷物</text:span>
</text:h>
      <text:p text:style-name="P4">
作者: Ukrinform (Person)</text:p>
      <text:p text:style-name="P4">
出版商: Укринформ (Organization)</text:p>
      <text:p text:style-name="P4">
出版时间: 2023-06-14T16:58:00+03:00</text:p>
      <text:p text:style-name="P4">
修改时间: 2023-06-14T16:58:00+03:00</text:p>
      <text:p text:style-name="P4">
描述: 从全面的俄罗斯入侵开始，乌克兰超过1200万吨的谷物已经通过罗马尼亚港口康斯坦塔港口运输，其中333万吨 -  2023年第一季度乌克林。</text:p>
      <text:p text:style-name="P4">
图片: ['<text:a xlink:type="simple" xlink:href="https://static.ukrinform.com/photos/2023_02/thumb_files/630_360_1676909362-870.jpg" text:style-name="Internet_20_link" text:visited-style-name="Visited_20_Internet_20_Link">
630_360_16769...</text:a>
']</text:p>
      <text:p text:style-name="P4">
标签: ['Порт', 'Румунія', 'Зерно']</text:p>
      <text:p text:style-name="P4">
类型: Article</text:p>
      <!--METADATA-->
      <text:p text:style-name="P4">
<draw:frame draw:style-name="fr1" draw:name="Image95" text:anchor-type="as-char" svg:width="6.9236in" svg:height="3.956343in" draw:z-index="0">
<draw:image xlink:href="../Images/yкринформ/2023-06-14T16-58-00-03-00/630_360_1676909362-870.jpg" xlink:type="simple" xlink:show="embed" xlink:actuate="onLoad" draw:mime-type="image/jpeg"/>
</draw:frame>
从全面的俄罗斯入侵开始，从康斯坦茨的鲁曼港口开始，乌克兰超过1200万吨的谷物分散了注意力，其中的第一季度的第一季度 -  2023年至333万吨。</text:p>
      <text:p text:style-name="P4">
关于它的报告<text:a xlink:type="simple" xlink:href="https://ports.ua/port-konstancza-vidvantazhiv-ponad-12-mln-tonn-ukra%D1%97nskogo-zerna-pislya-pochatku-vijni/" text:style-name="Internet_20_link" text:visited-style-name="Visited_20_Internet_20_Link">
版本“乌克兰港”</text:a>
据报道，关于康斯坦塔港港的管理数据。</text:p>
      <text:p text:style-name="P4">
“在俄罗斯对乌克兰的全面入侵开始之后，最大的罗马尼亚海港在乌克兰的全面入侵之后，在2023年第一季度运送了超过1200万吨乌克兰的乌克兰人，其中包括2022年的860万吨，333万吨声明说。</text:p>
      <text:p text:style-name="P4">
<text:span text:style-name="T4">
另请阅读：</text:span>
 <text:a xlink:type="simple" xlink:href="https://www.ukrinform.ua/rubric-economy/3722346-so-nas-ne-vbe-te-zrobit-silnisimi-uroki-zernovoi-krizi-dla-ukraini-i-es.html" text:style-name="Internet_20_link" text:visited-style-name="Visited_20_Internet_20_Link">
不会杀死我们，会变得更强大：课程<text:span text:style-name="T4">
谷物</text:span>
乌克兰和欧盟的危机</text:a>
2022年在君士坦丁(君士坦丁)总共处理了2401万吨谷物，在2023年第一轮中，谷物总共有660万吨。去年50％。</text:p>
      <text:p text:style-name="P4">
有人强调，大多数乌克兰谷物到康斯坦塔都通过多瑙河上的乌克兰港口配备了Barjami，并且货物还通过铁路收到了Tavto运输。</text:p>
      <text:p text:style-name="P4">
但是，新的营销季节可能会导致乌克兰谷物在constantza中出口，这是由于今年谷物乌鲁木尼亚的高收益率预计。 根据Agritel咨询公司的数据，罗马尼亚农民可以将小麦收获增加到今年的1035万吨，并在去年的干旱后恢复。</text:p>
      <text:p text:style-name="P4">
<text:span text:style-name="T4">
另请阅读：</text:span>
 <text:a xlink:type="simple" xlink:href="https://www.ukrinform.ua/rubric-economy/3722233-eksport-zernovim-koridorom-za-tizden-zris-na-65-ukab.html" text:style-name="Internet_20_link" text:visited-style-name="Visited_20_Internet_20_Link">
出口“ <text:span text:style-name="T4">
谷物</text:span>
椭圆形走廊”一周增加了65％ -  ukab</text:a>
除谷物外，港口还重新加载了乌克兰铁矿石原料，即容器。 乌克兰货运流量的加工帮助康斯坦茨港(Constantz)港口于2022年的罗蒂达(Rotida)创纪录的营业额，而这一数字增加了2021年，达到12％ - 高达7550万吨。</text:p>
      <text:p text:style-name="P4">
正如当前营销年度报道的那样(从2022年7月1日至2023年6月12日)乌克兰出口了467.4万吨谷物和腿部。</text:p>
      <text:p text:style-name="P4">
照片：基础设施部</text:p>
      <text:p text:style-name="P4">
News Source: <text:a xlink:type="simple" xlink:href="https://www.ukrinform.ua/rubric-economy/3722876-vid-pocatku-povnomasstabnogo-vtorgnenna-u-konstanci-vidvantazili-ponad-12-miljoniv-tonn-ukrainskogo-zerna.html" text:style-name="Internet_20_link" text:visited-style-name="Visited_20_Internet_20_Link">
https://www.ukrinform.ua/rubric-economy/3722876-vid-pocatku-povnomasstabnogo-vtorgnenna-u-konstanci-vidvantazili-ponad-12-miljoniv-tonn-ukrainskogo-zerna.html</text:a>
</text:p>
      <!--NEWS-->
      <text:h text:style-name="P10" text:outline-level="1">
<text:span text:style-name="T4">
保加利亚外交部批评俄罗斯大使传播错误信息</text:span>
</text:h>
      <text:p text:style-name="P4">
作者: Ukrinform (Person)</text:p>
      <text:p text:style-name="P4">
出版商: Укринформ (Organization)</text:p>
      <text:p text:style-name="P4">
出版时间: 2023-06-14T17:01:24+03:00</text:p>
      <text:p text:style-name="P4">
修改时间: 2023-06-14T17:01:24+03:00</text:p>
      <text:p text:style-name="P4">
描述: 保加利亚外交部批评俄罗斯大使埃隆·米洛帕诺夫（Eleonor Mitropanov）的传播。  - 乌克林。</text:p>
      <text:p text:style-name="P4">
图片: ['<text:a xlink:type="simple" xlink:href="https://static.ukrinform.com/photos/2019_07/thumb_files/630_360_1563289017-483.jpg" text:style-name="Internet_20_link" text:visited-style-name="Visited_20_Internet_20_Link">
630_360_15632...</text:a>
']</text:p>
      <text:p text:style-name="P4">
标签: ['Болгарія', 'Агресія РФ', 'Війна з Росією']</text:p>
      <text:p text:style-name="P4">
类型: Article</text:p>
      <!--METADATA-->
      <text:p text:style-name="P4">
<draw:frame draw:style-name="fr1" draw:name="Image96" text:anchor-type="as-char" svg:width="6.9236in" svg:height="3.956343in" draw:z-index="0">
<draw:image xlink:href="../Images/yкринформ/2023-06-14T17-01-24-03-00/630_360_1563289017-483.jpg" xlink:type="simple" xlink:show="embed" xlink:actuate="onLoad" draw:mime-type="image/jpeg"/>
</draw:frame>
保加利亚外交部批评俄罗斯多雷诺夫诺夫诺夫传播错误信息。</text:p>
      <text:p text:style-name="P4">
根据乌克林福姆的报道，它报告了[索非亚地球仪]。(https://sofiaglobe.com/2023/06/14/bulgarias-foreign-ministry-slams-russian-ambassador-over-disinformation/)Mitrofanova在社交网络上表示，保加利亚将在乌克兰派遣军事。</text:p>
      <text:p text:style-name="P4">
在该国政府中，这被称为错误信息。</text:p>
      <text:p text:style-name="P4">
在外交部<text:a xlink:type="simple" xlink:href="https://www.ukrinform.ua/tag-bolgaria" text:style-name="Internet_20_link" text:visited-style-name="Visited_20_Internet_20_Link">
保加利亚</text:a>
该国的日期为6月33日，该国强烈谴责了前所未有的磁带武装侵略俄罗斯对乌克兰的武装侵略，并促进了国际现实，以支持乌克兰。</text:p>
      <text:p text:style-name="P4">
<text:span text:style-name="T4">
另请阅读：</text:span>
 <text:a xlink:type="simple" xlink:href="https://www.ukrinform.ua/rubric-polytics/3719488-smigal-rozrahovue-na-podalse-zmicnenna-vidnosin-ukraini-i-bolgarii.html" text:style-name="Internet_20_link" text:visited-style-name="Visited_20_Internet_20_Link">
Shmigal依靠进一步加强乌克兰关系<text:span text:style-name="T4">
保加利亚语</text:span>
 II</text:a>
保加利亚部指出：“我们在与乌克兰人民团结的角度保持一致，以及该国对独立，主权和领土良心的土地支持在国际公认的边界框架内，包括领土，”</text:p>
      <text:p text:style-name="P4">
正如乌克林福姆报道的那样，欧盟16个国家加入乌克兰为乌克兰提供了非凡的援助，以解决后果(https://www.ukrinform.ua/rubric-polytics/3722786-dopomogu-ukraini-pisla-pidrivu-kahovskoi-ges-zaproponuvali-16-krain-evrosouzu.html)，其中包括ibolgaria。</text:p>
      <text:p text:style-name="P4">
News Source: <text:a xlink:type="simple" xlink:href="https://www.ukrinform.ua/rubric-world/3722880-mzs-bolgarii-rozkritikuvalo-posla-rosii-za-posirenna-dezinformacii.html" text:style-name="Internet_20_link" text:visited-style-name="Visited_20_Internet_20_Link">
https://www.ukrinform.ua/rubric-world/3722880-mzs-bolgarii-rozkritikuvalo-posla-rosii-za-posirenna-dezinformacii.html</text:a>
</text:p>
      <!--NEWS-->
      <text:h text:style-name="P10" text:outline-level="1">
<text:span text:style-name="T4">
ESROD计划将为洪水泛滥的地区工作-Vereshchuk</text:span>
</text:h>
      <text:p text:style-name="P4">
作者: Ukrinform (Person)</text:p>
      <text:p text:style-name="P4">
出版商: Укринформ (Organization)</text:p>
      <text:p text:style-name="P4">
出版时间: 2023-06-14T17:03:38+03:00</text:p>
      <text:p text:style-name="P4">
修改时间: 2023-06-14T17:03:38+03:00</text:p>
      <text:p text:style-name="P4">
描述: 由于爆炸了卡科夫卡水力发电站，该等级计划将完全关注。  - 乌克林。</text:p>
      <text:p text:style-name="P4">
图片: ['<text:a xlink:type="simple" xlink:href="https://static.ukrinform.com/photos/2023_05/thumb_files/630_360_1683807598-471.jpg" text:style-name="Internet_20_link" text:visited-style-name="Visited_20_Internet_20_Link">
630_360_16838...</text:a>
']</text:p>
      <text:p text:style-name="P4">
标签: ['Херсонщина', 'Верещук', 'єВідновлення']</text:p>
      <text:p text:style-name="P4">
类型: Article</text:p>
      <!--METADATA-->
      <text:p text:style-name="P4">
<draw:frame draw:style-name="fr1" draw:name="Image97" text:anchor-type="as-char" svg:width="6.9236in" svg:height="3.956343in" draw:z-index="0">
<draw:image xlink:href="../Images/yкринформ/2023-06-14T17-03-38-03-00/630_360_1683807598-471.jpg" xlink:type="simple" xlink:show="embed" xlink:actuate="onLoad" draw:mime-type="image/jpeg"/>
</draw:frame>
方程式计划将完全关注由于Podrivakhovsky水力发电厂的淹没区域。</text:p>
      <text:p text:style-name="P4">
乌克林福音通讯员报道，这是由Viceremier -Minister-临时覆盖的领土重新融合的部长Irina Vereshchuk在Tele Scale“ One News”的播出中。</text:p>
      <text:p text:style-name="P4">
方程计划将为洪水泛滥的地区工作百分百。 OVA目前正在识别洪水区。 例如，在赫森地区已经确定了35个这样的定居点。”官员说。</text:p>
      <text:p text:style-name="P4">
<text:span text:style-name="T4">
另请阅读：</text:span>
 [将记录损坏的财产的事实(https://www.ukrinform.ua/rubric-regions/3722803-fakti-poskodzenogo-majna-fiksuvatimut-stvoreni-u-tergromadah-hersonsini-komisii-veresuk.html)我指出，在该计划的框架内，居住的捐款受害者的居民可以指望被摧毁的住房赔偿。</text:p>
      <text:p text:style-name="P4">
Vereshchuk补充说，政府已经对该计划做出了适当的决定。</text:p>
      <text:p text:style-name="P4">
正如乌克林福姆(Ukrinform)报道的那样，5月10日，“教育”项目开始了。 俄罗斯联邦武装侵略的每个房屋遭到破坏的公民都可以申请国家援助进行维修。</text:p>
      <text:p text:style-name="P4">
<text:span text:style-name="T4">
另请阅读：</text:span>
 <text:a xlink:type="simple" xlink:href="https://www.ukrinform.ua/rubric-society/3722490-z-pravoberezza-hersonsini-evakuuvali-ponad-3-000-osib-veresuk.html" text:style-name="Internet_20_link" text:visited-style-name="Visited_20_Internet_20_Link">
来自霍森地区的右岸，有3,000多人被撤离 -  <text:span text:style-name="T4">
 Vereshchuk </text:span>
</text:a>
在反对<text:a xlink:type="simple" xlink:href="https://www.ukrinform.ua/rubric-other_news/3720776-pidriv-rosianami-kahovskoi-ges-usi-novini.html" text:style-name="Internet_20_link" text:visited-style-name="Visited_20_Internet_20_Link">
6月6日的夜晚，俄罗斯军队炸毁了Kakhovka水力发电站的大坝</text:a>
。 在Kherson地区，继续克服救援工作，以克服这一犯罪的后果。</text:p>
      <text:p text:style-name="P4">
总理丹尼斯·施米加尔(Denis Shmigal)已指示个人资料机构尽快工作，向俄罗斯人的俄罗斯人占领的居民提供财政援助的问题。</text:p>
      <text:p text:style-name="P4">
News Source: <text:a xlink:type="simple" xlink:href="https://www.ukrinform.ua/rubric-vidbudova/3722881-programa-evidnovlenna-pracuvatime-dla-pidtoplenih-regioniv-veresuk.html" text:style-name="Internet_20_link" text:visited-style-name="Visited_20_Internet_20_Link">
https://www.ukrinform.ua/rubric-vidbudova/3722881-programa-evidnovlenna-pracuvatime-dla-pidtoplenih-regioniv-veresuk.html</text:a>
</text:p>
      <!--NEWS-->
      <text:h text:style-name="P10" text:outline-level="1">
<text:span text:style-name="T4">
政府建议理事会批准《远程医疗法》</text:span>
</text:h>
      <text:p text:style-name="P4">
作者: Ukrinform (Person)</text:p>
      <text:p text:style-name="P4">
出版商: Укринформ (Organization)</text:p>
      <text:p text:style-name="P4">
出版时间: 2023-06-14T17:08:31+03:00</text:p>
      <text:p text:style-name="P4">
修改时间: 2023-06-14T17:08:31+03:00</text:p>
      <text:p text:style-name="P4">
描述: 部长的内阁在Verkhovna Rada中注册了一项关于乌克兰远程医疗运作的法案。  - 乌克林。</text:p>
      <text:p text:style-name="P4">
图片: ['<text:a xlink:type="simple" xlink:href="https://static.ukrinform.com/photos/2023_03/thumb_files/630_360_1680013213-921.jpg" text:style-name="Internet_20_link" text:visited-style-name="Visited_20_Internet_20_Link">
630_360_16800...</text:a>
']</text:p>
      <text:p text:style-name="P4">
标签: ['Кабмін', 'Медицина', 'Закон', 'Верховна Рада']</text:p>
      <text:p text:style-name="P4">
类型: Article</text:p>
      <!--METADATA-->
      <text:p text:style-name="P4">
<draw:frame draw:style-name="fr1" draw:name="Image98" text:anchor-type="as-char" svg:width="6.9236in" svg:height="3.956343in" draw:z-index="0">
<draw:image xlink:href="../Images/yкринформ/2023-06-14T17-08-31-03-00/630_360_1680013213-921.jpg" xlink:type="simple" xlink:show="embed" xlink:actuate="onLoad" draw:mime-type="image/jpeg"/>
</draw:frame>
部长的内阁在Verkhovna Rada中注册了一项关于乌克兰远程医疗运作的法案。</text:p>
      <text:p text:style-name="P4">
这是在[电报]中报道的(https://t.me/tmelnychuk/2475)乌克林福姆报道，Verkhovna Rada Taras Melnychuk的内阁代表报道。</text:p>
      <text:p text:style-name="P4">
“作为立法倡议的主题，乌克兰部长的内阁在乌克兰的Verkhovna Rada中注册：法律项目：修正案”(登记。 第9384号)“， - 消息说。</text:p>
      <text:p text:style-name="P4">
该法案规定了乌克兰卫生健康立法的基础，“健康领域康复的法律”和《紧急医疗援助法律》的法律，以便对形成进行全面的试验方法通过提高医疗服务的质量和可用性，扩大患者的机会，提高管理效率和保护资源的利用，并通过提高医疗服务的质量和可用性来促进国家健康。</text:p>
      <text:p text:style-name="P4">
据报道，政府在6月13日前夕，<text:a xlink:type="simple" xlink:href="https://www.kmu.gov.ua/news/initsiiovano-novyi-etap-rozvytku-telemedytsyny-v-ukraini-rishennia-uriadu" text:style-name="Internet_20_link" text:visited-style-name="Visited_20_Internet_20_Link">
批准</text:a>
有关远程医疗功能的法律项目。</text:p>
      <text:p text:style-name="P4">
<text:span text:style-name="T4">
另请阅读：</text:span>
 <text:a xlink:type="simple" xlink:href="https://www.ukrinform.ua/rubric-regions/3722539-do-postrazdalih-cerez-pidriv-kahovskoi-ges-regioniv-priidut-mediki-z-insih-oblastej.html" text:style-name="Internet_20_link" text:visited-style-name="Visited_20_Internet_20_Link">
对于Kakhovsky水力发电区的受害者，将带来其他地区的医生</text:a>
卫生部预计，实施一种战略方法来开发远程医疗在乌克兰，扩大和更新术语词汇将改善家庭服务和医疗数据的获取，提高患者权利的行使水平。</text:p>
      <text:p text:style-name="P4">
正如该部所述，远程医疗的方法被迫审查了《流血症19》和特别全面入侵俄罗斯，当时许多公民被迫受到接受医疗服务的可能性，包括困难的患者，包括患者，条件，无法咨询<text:a xlink:type="simple" xlink:href="https://www.ukrinform.ua/tag-likari" text:style-name="Internet_20_link" text:visited-style-name="Visited_20_Internet_20_Link">
医生</text:a>
。 因此，te骨方向的变化使得州有可能增强国家为人们提供人员并为他们提供合格援助的能力，他们确保卫生部。</text:p>
      <text:p text:style-name="P4">
News Source: <text:a xlink:type="simple" xlink:href="https://www.ukrinform.ua/rubric-society/3722883-urad-proponue-radi-uhvaliti-zakon-pro-telemedicinu.html" text:style-name="Internet_20_link" text:visited-style-name="Visited_20_Internet_20_Link">
https://www.ukrinform.ua/rubric-society/3722883-urad-proponue-radi-uhvaliti-zakon-pro-telemedicinu.html</text:a>
</text:p>
      <!--NEWS-->
      <text:h text:style-name="P10" text:outline-level="1">
<text:span text:style-name="T4">
电影《亲爱的童年》是在俄罗斯驱逐俄罗斯儿童时发行的</text:span>
</text:h>
      <text:p text:style-name="P4">
作者: Ukrinform (Person)</text:p>
      <text:p text:style-name="P4">
出版商: Укринформ (Organization)</text:p>
      <text:p text:style-name="P4">
出版时间: 2023-06-14T17:10:25+03:00</text:p>
      <text:p text:style-name="P4">
修改时间: 2023-06-14T17:10:25+03:00</text:p>
      <text:p text:style-name="P4">
描述: 乌克兰出版了一部纪录片《放大的童年》，该纪录片记录了儿童关于俄罗斯战争罪的证词，包括驱逐出境和俄罗斯。  - 乌克林。</text:p>
      <text:p text:style-name="P4">
图片: ['<text:a xlink:type="simple" xlink:href="https://static.ukrinform.com/photos/2023_06/thumb_files/630_360_1686751680-816.jpg" text:style-name="Internet_20_link" text:visited-style-name="Visited_20_Internet_20_Link">
630_360_16867...</text:a>
']</text:p>
      <text:p text:style-name="P4">
标签: ['Діти', 'Викрадення людей', 'МКІП ']</text:p>
      <text:p text:style-name="P4">
类型: Article</text:p>
      <!--METADATA-->
      <text:p text:style-name="P4">
<draw:frame draw:style-name="fr1" draw:name="Image99" text:anchor-type="as-char" svg:width="6.9236in" svg:height="3.956343in" draw:z-index="0">
<draw:image xlink:href="../Images/yкринформ/2023-06-14T17-10-25-03-00/630_360_1686751680-816.jpg" xlink:type="simple" xlink:show="embed" xlink:actuate="onLoad" draw:mime-type="image/jpeg"/>
</draw:frame>
纪录片“零售童年”在乌克兰，拒绝研究儿童有关俄罗斯的军事犯罪，尤其是关于驱逐出境的破坏。</text:p>
      <text:p text:style-name="P4">
这是由文化和信息政策部的新闻服务在<text:a xlink:type="simple" xlink:href="https://t.me/mkipu/6466" text:style-name="Internet_20_link" text:visited-style-name="Visited_20_Internet_20_Link">
Telegram</text:a>
，报道乌克林福姆。</text:p>
      <text:p text:style-name="P4">
“残缺不全的童年”记录了儿童关于对乌克兰人民的战争罪的证词。 这是对当前状况的研究，也是关于乌克兰临时书籍领土的乌克兰儿童被迫驱逐和盗窃的证据。”</text:p>
      <text:p text:style-name="P4">
<text:span text:style-name="T4">
另请阅读：</text:span>
 <text:a xlink:type="simple" xlink:href="https://www.ukrinform.ua/rubric-society/3721907-ofisi-ombudsmaniv-ukraini-ta-rf-spriali-povernennu-dodomu-blizko-40-ukrainskih-ditej.html" text:style-name="Internet_20_link" text:visited-style-name="Visited_20_Internet_20_Link">
乌克兰申诉专员的办公室和俄罗斯联邦有助于带40个乌克兰儿童的家回归</text:a>
值得注意的是，在团队“在线”制作的电影中，儿童及其职责讲述了自己的故事：其中一个被俘虏，有人被迫进入“健康”营地，在此期间有人与父母分开 - 称为过滤活动。</text:p>
      <text:p text:style-name="P4">
据乌克林福姆(Ukrinform)报道，截至6月1日，发现至少有20,000名受乌克兰联邦驱逐的儿童被确定。 其中有45万以上是孤儿或剥夺了父母的护理。</text:p>
      <text:p text:style-name="P4">
News Source: <text:a xlink:type="simple" xlink:href="https://www.ukrinform.ua/rubric-culture/3722887-vijsov-film-ponivecene-ditinstvo-pro-deportaciu-rosieu-ukrainskih-ditej.html" text:style-name="Internet_20_link" text:visited-style-name="Visited_20_Internet_20_Link">
https://www.ukrinform.ua/rubric-culture/3722887-vijsov-film-ponivecene-ditinstvo-pro-deportaciu-rosieu-ukrainskih-ditej.html</text:a>
</text:p>
      <!--NEWS-->
      <text:h text:style-name="P10" text:outline-level="1">
<text:span text:style-name="T4">
外交部为纠正20例乌克兰边界的不正确图像做出了纠正</text:span>
</text:h>
      <text:p text:style-name="P4">
作者: Ukrinform (Person)</text:p>
      <text:p text:style-name="P4">
出版商: Укринформ (Organization)</text:p>
      <text:p text:style-name="P4">
出版时间: 2023-06-14T17:15:16+03:00</text:p>
      <text:p text:style-name="P4">
修改时间: 2023-06-14T17:15:16+03:00</text:p>
      <text:p text:style-name="P4">
描述: 自2023年初以来，外交部为纠正了20例不正确描述乌克兰国外边界的案件，去年大约有25个。</text:p>
      <text:p text:style-name="P4">
图片: ['<text:a xlink:type="simple" xlink:href="https://static.ukrinform.com/photos/2023_06/thumb_files/630_360_1686752033-760.jpg" text:style-name="Internet_20_link" text:visited-style-name="Visited_20_Internet_20_Link">
630_360_16867...</text:a>
']</text:p>
      <text:p text:style-name="P4">
标签: ['МЗС', 'Україна', 'Карта']</text:p>
      <text:p text:style-name="P4">
类型: Article</text:p>
      <!--METADATA-->
      <text:p text:style-name="P4">
<draw:frame draw:style-name="fr1" draw:name="Image100" text:anchor-type="as-char" svg:width="6.9236in" svg:height="3.956343in" draw:z-index="0">
<draw:image xlink:href="../Images/yкринформ/2023-06-14T17-15-16-03-00/630_360_1686752033-760.jpg" xlink:type="simple" xlink:show="embed" xlink:actuate="onLoad" draw:mime-type="image/jpeg"/>
</draw:frame>
2023年，外交部为乌克兰国外边界的2023年代不正确的形象做出了贡献，去年大约有25个。</text:p>
      <text:p text:style-name="P4">
外交部公共外交和沟通局伊内伯洛维茨(Irinaborovets)的局长在乌克林福姆的新闻发布会上报道了这一点。</text:p>
      <text:p text:style-name="P4">
她强调说，在不到半年的时间里，该结构促成了在国外乌克兰领土的20例不正确图像的案件，去年大约有25起案件得到了纠正。</text:p>
      <text:p text:style-name="P4">
<text:span text:style-name="T4">
另请阅读：</text:span>
 [在<text:span text:style-name="T4">
外交部</text:span>
否认生产存在问题(https://www.ukrinform.ua/rubric-society/3722737-u-mzs-sprostuvali-naavnist-problem-iz-vigotovlennam-zakordonnih-pasportiv.html)“最容易纠正在线出版物中的地图，这根本不是问题，因为它们总是会见面。 印刷版本更加困难，但是我们有这样的情况，使大使馆反应后删除了印刷产品。”博罗维茨说。</text:p>
      <text:p text:style-name="P4">
她告知，乌克兰在美国的大使馆现在将与国家地理，亚马逊，Google地图进行对话，以纠正相关领域的穆勒尔，并在将来防止它们。</text:p>
      <text:p text:style-name="P4">
同时，MZ公共外交和传播部主任报告说，外交部还与国外宣传克里米亚是乌克兰的一部分合作。</text:p>
      <text:p text:style-name="P4">
<text:span text:style-name="T4">
另请阅读：</text:span>
 <text:a xlink:type="simple" xlink:href="https://www.ukrinform.ua/rubric-polytics/3722503-tango-na-kistkah-u-mzs-prokomentuvali-zakliki-siarto-i-putina-pripiniti-vijskovu-dopomogu-ukraini.html" text:style-name="Internet_20_link" text:visited-style-name="Visited_20_Internet_20_Link">
“骨头上的探戈”：在<text:span text:style-name="T4">
外交部</text:span>
评论了对乌克兰的军事援助的呼吁</text:a>
据报道，乌克兰没有印刷一定数量的世界公司。 特别是，在一些散布在国外的图像中，克里米亚是俄罗斯领土的指示。</text:p>
      <text:p text:style-name="P4">
News Source: <text:a xlink:type="simple" xlink:href="https://www.ukrinform.ua/rubric-polytics/3722888-mzs-posprialo-vipravlennu-20-vipadkiv-nekorektnogo-zobrazenna-kordoniv-ukraini.html" text:style-name="Internet_20_link" text:visited-style-name="Visited_20_Internet_20_Link">
https://www.ukrinform.ua/rubric-polytics/3722888-mzs-posprialo-vipravlennu-20-vipadkiv-nekorektnogo-zobrazenna-kordoniv-ukraini.html</text:a>
</text:p>
      <!--NEWS-->
      <text:h text:style-name="P10" text:outline-level="1">
<text:span text:style-name="T4">
在解放的优雅敌人中，摧毁了80％的房屋-Kirilenko</text:span>
</text:h>
      <text:p text:style-name="P4">
作者: Ukrinform (Person)</text:p>
      <text:p text:style-name="P4">
出版商: Укринформ (Organization)</text:p>
      <text:p text:style-name="P4">
出版时间: 2023-06-14T17:17:00+03:00</text:p>
      <text:p text:style-name="P4">
修改时间: 2023-06-14T17:17:00+03:00</text:p>
      <text:p text:style-name="P4">
描述: 在被解放的顿涅茨克地区的解放村庄中，有80％的房屋被俄罗斯入侵者摧毁，其他房屋遭到损害。  - 乌克林。</text:p>
      <text:p text:style-name="P4">
图片: ['<text:a xlink:type="simple" xlink:href="https://static.ukrinform.com/photos/2023_06/thumb_files/630_360_1686741035-961.jpg" text:style-name="Internet_20_link" text:visited-style-name="Visited_20_Internet_20_Link">
630_360_16867...</text:a>
']</text:p>
      <text:p text:style-name="P4">
标签: ['Деокупація', 'Донеччина', 'Кириленко']</text:p>
      <text:p text:style-name="P4">
类型: Article</text:p>
      <!--METADATA-->
      <text:p text:style-name="P4">
<draw:frame draw:style-name="fr1" draw:name="Image101" text:anchor-type="as-char" svg:width="6.9236in" svg:height="3.956343in" draw:z-index="0">
<draw:image xlink:href="../Images/yкринформ/2023-06-14T17-17-00-03-00/630_360_1686741035-961.jpg" xlink:type="simple" xlink:show="embed" xlink:actuate="onLoad" draw:mime-type="image/jpeg"/>
</draw:frame>
有害的顿涅茨克地区的恶性村庄，有俄罗斯入侵者，有80％的房屋被扑灭，其他房屋遭到损害。</text:p>
      <text:p text:style-name="P4">
顿涅茨克地区军事行政部门负责人Pavlokirilenko在[媒体中心乌克兰 - 乌克林福姆]的一份简报中报道了这一点。(https://www.youtube.com/watch?v=f3JXnN4GseY)。</text:p>
      <text:p text:style-name="P4">
“在特定定居点中有370所房屋中的Blessed村，私人住房部门存活不超过20％。 但是这20％的部分受到了损坏，而70％的人 - 实际上，敌人的炮兵被彻底摧毁。”(https://www.ukrinform.ua/tag-doneccina)。</text:p>
      <text:p text:style-name="P4">
<text:span text:style-name="T4">
另请阅读：</text:span>
 <text:a xlink:type="simple" xlink:href="https://www.ukrinform.ua/rubric-ato/3722480-sili-oboroni-ukraini-pisli-u-nastup-ta-pocali-povertati-svoi-teritorii-stoltenberg.html" text:style-name="Internet_20_link" text:visited-style-name="Visited_20_Internet_20_Link">
乌克兰的国防军进行进攻并开始返回该领土-Stoltenberg</text:a>
据乌克兰法姆(Ukrinform)报道，乌克兰福姆(Ukrinform(https://www.ukrinform.ua/rubric-ato/3721286-zsu-zvilnili-blagodatne.html)，Storozhev，Neschaty和Makarivka。</text:p>
      <text:p text:style-name="P4">
News Source: <text:a xlink:type="simple" xlink:href="https://www.ukrinform.ua/rubric-ato/3722895-u-zvilnenomu-blagodatnomu-vorog-zrujnuvav-80-budinkiv-kirilenko.html" text:style-name="Internet_20_link" text:visited-style-name="Visited_20_Internet_20_Link">
https://www.ukrinform.ua/rubric-ato/3722895-u-zvilnenomu-blagodatnomu-vorog-zrujnuvav-80-budinkiv-kirilenko.html</text:a>
</text:p>
      <!--NEWS-->
      <text:h text:style-name="P10" text:outline-level="1">
<text:span text:style-name="T4">
Kakhovskaya水力发电站：鱼类行业损失估计超过110亿</text:span>
</text:h>
      <text:p text:style-name="P4">
作者: Ukrinform (Person)</text:p>
      <text:p text:style-name="P4">
出版商: Укринформ (Organization)</text:p>
      <text:p text:style-name="P4">
出版时间: 2023-06-14T17:18:00+03:00</text:p>
      <text:p text:style-name="P4">
修改时间: 2023-06-14T17:18:00+03:00</text:p>
      <text:p text:style-name="P4">
描述: 根据次要估计，由于俄罗斯人炸毁了水力发电厂的大坝，乌克霍夫卡水库的破坏导致乌克兰水库的损失可能超过UAH 110亿美元。  - 乌克林。</text:p>
      <text:p text:style-name="P4">
图片: ['<text:a xlink:type="simple" xlink:href="https://static.ukrinform.com/photos/2021_08/thumb_files/630_360_1629512058-968.jpg" text:style-name="Internet_20_link" text:visited-style-name="Visited_20_Internet_20_Link">
630_360_16295...</text:a>
']</text:p>
      <text:p text:style-name="P4">
标签: ['Екологія', 'Херсонщина', 'Риба', 'Держрибагентство', 'Каховська ГЕС', 'Збитки']</text:p>
      <text:p text:style-name="P4">
类型: Article</text:p>
      <!--METADATA-->
      <text:p text:style-name="P4">
<draw:frame draw:style-name="fr1" draw:name="Image102" text:anchor-type="as-char" svg:width="6.9236in" svg:height="3.956343in" draw:z-index="0">
<draw:image xlink:href="../Images/yкринформ/2023-06-14T17-18-00-03-00/630_360_1629512058-968.jpg" xlink:type="simple" xlink:show="embed" xlink:actuate="onLoad" draw:mime-type="image/jpeg"/>
</draw:frame>
仔细的估计，乌克兰河渔业行业的损失是在水力发电厂大坝爆炸之后遭到乌克霍夫卡水库的破坏而导致的，俄罗斯人可以超过UAH 110亿美元。</text:p>
      <text:p text:style-name="P4">
根据乌克林福姆的说法，乌克兰国家机构和乌克兰渔业的新闻服务在[Facebook]报告(https://www.facebook.com/dargua/posts/pfbid0WPwMhM2uAqe8aY2bjWR7GcXbjJjeq72FJN5YkYtEmJyBi63CnAgzioPj7w83t7bVl).</text:p>
      <text:p text:style-name="P4">
Зазначається, що через затоплення двох державних рибовідтворювальних заводівДержрибагентства українські водойми щорічно недоотримають зариблення укількості 16 млн екз. цінних видів водних біоресурсів.</text:p>
      <text:p text:style-name="P4">
Зокрема, Херсонський виробничо-експериментальний завод по розведенню молодічастикових <text:a xlink:type="simple" xlink:href="https://www.ukrinform.ua/tag-riba" text:style-name="Internet_20_link" text:visited-style-name="Visited_20_Internet_20_Link">
 риб </text:a>
每年提供1340万IVF。 有价值的鱼类(620万份。 原住民和720万。 草食动物).</text:p>
      <text:p text:style-name="P4">
Ще 2,6 млн екз. мальків цінних видів риб, у тому числі 1,6 млн екз. осетровихвидів, мав щорічно вселяти у вітчизняні водойми Виробничо-експериментальнийДніпровський осетровий рибовідтворювальний завод ім. академіка С.Т. Артющика.</text:p>
      <text:p text:style-name="P4">
<text:span text:style-name="T4">
Читайте також:</text:span>
 <text:a xlink:type="simple" xlink:href="https://www.ukrinform.ua/rubric-economy/3722400-zberezenna-rib-zatoplenogo-dniprovskogo-osetrovogo-zavodu-e-malojmovirnim-derzribagentstvo.html" text:style-name="Internet_20_link" text:visited-style-name="Visited_20_Internet_20_Link">
 Збереження риб затопленого Дніпровського осетровогозаводу є малоймовірним – Держрибагентство </text:a>
根据初步的估计，仅由于stting of of St.，Sturgeon和Sevryuga的近一册，仅of of的鱼类的翻新和st鱼损失而造成了国家的财务损失，其金融损失将超过9亿UAH。</text:p>
      <text:p text:style-name="P4">
同时，卡科夫卡水库的水平政权的动力学表明，很长的看法是，水库床的完全排水，实际上，只有Dniep​​er河的旧河道才能保留。 结果，这可能导致水生生物库的大规模死亡。</text:p>
      <text:p text:style-name="P4">
据报道，俄罗斯占领部队当晚(https://www.ukrinform.ua/rubric-other_news/3720776-pidriv-rosianami-kahovskoi-ges-usi-novini.html)。 目前正在进行定居点和关键基础设施站点的洪水泛滥的后果。</text:p>
      <text:p text:style-name="P4">
News Source: <text:a xlink:type="simple" xlink:href="https://www.ukrinform.ua/rubric-economy/3722886-pidriv-kahovskoi-ges-zbitki-ribnoi-galuzi-ocinuut-u-ponad-11-milardiv.html" text:style-name="Internet_20_link" text:visited-style-name="Visited_20_Internet_20_Link">
https://www.ukrinform.ua/rubric-economy/3722886-pidriv-kahovskoi-ges-zbitki-ribnoi-galuzi-ocinuut-u-ponad-11-milardiv.html</text:a>
</text:p>
      <!--NEWS-->
      <text:h text:style-name="P10" text:outline-level="1">
<text:span text:style-name="T4">
如果在NPP上发生核爆炸，后果将比广岛和长崎更令人恐惧 - 外部</text:span>
</text:h>
      <text:p text:style-name="P4">
作者: Ukrinform (Person)</text:p>
      <text:p text:style-name="P4">
出版商: Укринформ (Organization)</text:p>
      <text:p text:style-name="P4">
出版时间: 2023-06-14T17:24:54+03:00</text:p>
      <text:p text:style-name="P4">
修改时间: 2023-06-14T17:24:54+03:00</text:p>
      <text:p text:style-name="P4">
描述: 就俄罗斯人而言，第二次世界大战期间，Zaporozhye NPPS的爆炸将比日本广岛和长崎日本城市的核爆炸更令人恐惧。  - 乌克林。</text:p>
      <text:p text:style-name="P4">
图片: ['<text:a xlink:type="simple" xlink:href="https://static.ukrinform.com/photos/2022_08/thumb_files/630_360_1659707865-297.jpg" text:style-name="Internet_20_link" text:visited-style-name="Visited_20_Internet_20_Link">
630_360_16597...</text:a>
']</text:p>
      <text:p text:style-name="P4">
标签: ['Каховська ГЕС', 'Запорізька АЕС']</text:p>
      <text:p text:style-name="P4">
类型: Article</text:p>
      <!--METADATA-->
      <text:p text:style-name="P4">
<draw:frame draw:style-name="fr1" draw:name="Image103" text:anchor-type="as-char" svg:width="6.9236in" svg:height="3.956343in" draw:z-index="0">
<draw:image xlink:href="../Images/yкринформ/2023-06-14T17-24-54-03-00/630_360_1659707865-297.jpg" xlink:type="simple" xlink:show="embed" xlink:actuate="onLoad" draw:mime-type="image/jpeg"/>
</draw:frame>
在俄罗斯时期，第二次世界大战期间，Zaporozhye NPP的爆炸将比日本广岛和长崎日本城市的核爆炸更可怕。</text:p>
      <text:p text:style-name="P4">
这一观点是由前环境和核安全部长尤里·科斯滕科(Yuriy Kostenko)在空中[乌克兰广播电台]表达的。(https://ukr.radio/news.html?newsID=101648&amp;fbclid=IwAR3VHZgHEvFIm_bqTBxB_qXITmRBsTcdtdqmub1z_Dww65wa5Zo4u2huC00)，报道乌克林福姆。</text:p>
      <text:p text:style-name="P4">
“俄罗斯尚未转移核弹头，因为美国从俄罗斯存储中完全跟踪了核战士存储设施。(https://www.ukrinform.ua/tag-zaporizka-aes) - 甚至不是广岛Ynagasaki。 这是一次更令人恐惧和大规模的核事故，可能导致这场不可预测的后果的战争条件。”</text:p>
      <text:p text:style-name="P4">
据他说，在Zaporozhye地区的领土上进行积极的战斗以及突然的反应堆或废物核燃料的储藏设施时，没有一位分析师来评估如何做事。</text:p>
      <text:p text:style-name="P4">
外部，坚信，卡科夫斯基水力发电站的灾难是先行者，它可以在更大，更可怕的规模上发生。</text:p>
      <text:p text:style-name="P4">
“我建议乌克兰最高领导人坐下来与这次活动进行谈判，以防止ZPP的最恐怖情况。战术核武器的Adzheal进入白俄罗斯 - 这些是北约安全和核战争开始的理论上的威胁。现在，乌克兰军队继续进攻，以解放Zaporizhzhya地区和Energodar-不仅成为乌克兰的核危险，而且对全世界来说都是核危险的危险。”</text:p>
      <text:p text:style-name="P4">
据前Mindovquil负责人说，在这种特殊军事行动的全部失败的背景下，俄罗斯的政治和军事领导不知道如何进行。 根据科斯滕科(Kostenko)的说法，Zaporizhhya NPP发生了一些事件，入侵者开始准备一次重度事故，这是核战争的要素之一。</text:p>
      <text:p text:style-name="P4">
<text:span text:style-name="T4">
另请阅读：</text:span>
 <text:a xlink:type="simple" xlink:href="https://www.ukrinform.ua/rubric-economy/3721701-ekspertam-magate-potriben-dostup-do-okupovanoi-zaporizkoi-teploelektrostancii-grossi.html" text:style-name="Internet_20_link" text:visited-style-name="Visited_20_Internet_20_Link">
IAEA专家需要访问被占领的Zaporozhye热电厂-Grossi</text:a>
</text:p>
      <text:p text:style-name="P4">
正如乌克林福姆报道的俄罗斯人<text:a xlink:type="simple" xlink:href="https://www.ukrinform.ua/rubric-economy/3722660-zagarbniki-ne-dozvolaut-perevesti-patij-energoblok-zaes-u-stan-holodnij-zupin.html" text:style-name="Internet_20_link" text:visited-style-name="Visited_20_Internet_20_Link">
入侵者</text:a>
<text:a xlink:type="simple" xlink:href="https://www.ukrinform.ua/rubric-economy/3722660-zagarbniki-ne-dozvolaut-perevesti-patij-energoblok-zaes-u-stan-holodnij-zupin.html" text:style-name="Internet_20_link" text:visited-style-name="Visited_20_Internet_20_Link">
 不允许</text:a>
乌克兰个人的Zaporizhhya NPP个人将第5单元转换为州“冷股”，按照2023年6月8日的SNRCU订单提供。</text:p>
      <text:p text:style-name="P4">
还有俄罗斯人<text:a xlink:type="simple" xlink:href="https://www.ukrinform.ua/rubric-economy/3722824-ukraina-perestala-otrimuvati-napramu-informaciu-pro-radiacijnij-stan-na-zaes.html" text:style-name="Internet_20_link" text:visited-style-name="Visited_20_Internet_20_Link">
停止自动数据传输</text:a>
从Zaporizhzhya NPP的Danchiv辐射监测。 该信息是由国际核能机构在手动制度中传播的。</text:p>
      <text:p text:style-name="P4">
同时，自称是白俄罗斯亚历山大(Lukashenko)的总统(https://www.ukrinform.ua/rubric-world/3722813-lukasenko-zaaviv-pro-pocatok-nadhodzenna-rosijskoi-adernoi-zbroi-do-bilorusi.html)<text:a xlink:type="simple" xlink:href="https://www.ukrinform.ua/rubric-world/3722813-lukasenko-zaaviv-pro-pocatok-nadhodzenna-rosijskoi-adernoi-zbroi-do-bilorusi.html" text:style-name="Internet_20_link" text:visited-style-name="Visited_20_Internet_20_Link">
陈述</text:a>
俄罗斯战术核武器开始进入该国。</text:p>
      <text:p text:style-name="P4">
News Source: <text:a xlink:type="simple" xlink:href="https://www.ukrinform.ua/rubric-economy/3722892-u-razi-adernogo-vibuhu-na-zaes-naslidki-budut-strasnisimi-za-hirosimu-i-nagasaki-eksministr.html" text:style-name="Internet_20_link" text:visited-style-name="Visited_20_Internet_20_Link">
https://www.ukrinform.ua/rubric-economy/3722892-u-razi-adernogo-vibuhu-na-zaes-naslidki-budut-strasnisimi-za-hirosimu-i-nagasaki-eksministr.html</text:a>
</text:p>
      <!--NEWS-->
      <text:h text:style-name="P10" text:outline-level="1">
<text:span text:style-name="T4">
从里加向乌克兰发送了人道主义和军事援助</text:span>
</text:h>
      <text:p text:style-name="P4">
作者: Ukrinform (Person)</text:p>
      <text:p text:style-name="P4">
出版商: Укринформ (Organization)</text:p>
      <text:p text:style-name="P4">
出版时间: 2023-06-14T17:27:00+03:00</text:p>
      <text:p text:style-name="P4">
修改时间: 2023-06-14T17:27:00+03:00</text:p>
      <text:p text:style-name="P4">
描述: 6月13日，拉脱维亚首都于6月13日举行，由乌克兰人拉脱维亚“ Viche”的人道主义和军事货物定期援助。  - 乌克林。</text:p>
      <text:p text:style-name="P4">
图片: ['<text:a xlink:type="simple" xlink:href="https://static.ukrinform.com/photos/2023_06/thumb_files/630_360_1686752501-758.jpg" text:style-name="Internet_20_link" text:visited-style-name="Visited_20_Internet_20_Link">
630_360_16867...</text:a>
']</text:p>
      <text:p text:style-name="P4">
标签: ['Діаспора', 'Гуманітарна допомога', 'Латвія', 'Посольство', 'Війна з Росією']</text:p>
      <text:p text:style-name="P4">
类型: Article</text:p>
      <!--METADATA-->
      <text:p text:style-name="P4">
<draw:frame draw:style-name="fr1" draw:name="Image104" text:anchor-type="as-char" svg:width="6.9236in" svg:height="3.956343in" draw:z-index="0">
<draw:image xlink:href="../Images/yкринформ/2023-06-14T17-27-00-03-00/630_360_1686752501-758.jpg" xlink:type="simple" xlink:show="embed" xlink:actuate="onLoad" draw:mime-type="image/jpeg"/>
</draw:frame>
6月13日，6月13日的ULATVIAN首都于6月13日在乌克兰驾驶的车队协助下，由乌克兰人拉脱维亚“ Viche”的人道主义和军事货物进行。</text:p>
      <text:p text:style-name="P4">
关于它报告了乌克林福姆，参考Facebook页面<text:a xlink:type="simple" xlink:href="https://www.facebook.com/vichelv/posts/211575018505335" text:style-name="Internet_20_link" text:visited-style-name="Visited_20_Internet_20_Link">
“ Viche”</text:a>
和<text:a xlink:type="simple" xlink:href="https://www.facebook.com/UKRinLatvia/posts/653842756775781" text:style-name="Internet_20_link" text:visited-style-name="Visited_20_Internet_20_Link">
在拉脱维亚的大使馆</text:a>
.</text:p>
      <text:p text:style-name="P4">
乌克兰社会联邦董事会主席Oksana Sichko指出，通常需要数周的货物收集。 当一场可怕的恐怖袭击的消息传来时，竖起了这辆车队的货物 - 破坏了格鲁布尔卡霍夫HPP的侵略者。 因此，决定紧急为Kherson地区的居民收集援助。</text:p>
      <text:p text:style-name="P4">
“卡科夫斯基水力发电站发生了什么事是恐怖袭击和生态剂。 俄罗斯侵略者在乌克兰犯下的如此可怕的罪行再次证明俄罗斯是绝对的邪恶。 我真诚地感谢友好的拉脱维亚人民，拉脱维亚企业家，志愿者和组织寻求帮助，因为与这种邪恶与我们无所畏惧地与我们同在。</text:p>
      <text:p text:style-name="P4">
确实，许多拉脱维亚活动家的组织参加了大会。</text:p>
      <text:p text:style-name="P4">
特别是，Laivu DePo为俄罗斯塔拉特水力发电的受害者提供了一条船，以撤离当地人口。 另一艘船是由卡尔凯商店捐赠的。</text:p>
      <text:p text:style-name="P4">
Ziedot.LV慈善基金会开设了一项捐款，以帮助乌克兰受到灾难性洪水影响的乌克兰人。 9万欧元迅速组装。 该量的一部分用于购买LINA用于抽水，发电机，帐篷，云杉，手电筒，呼吸器，保护手套，橡胶靴，电锯和其他工具，气体便携式瓷砖，铲子，铲子和轴，动物，动物。</text:p>
      <text:p text:style-name="P4">
一些援助是货物的人道主义部分的一部分，也是为战斗领域的乌克兰军方建造的。</text:p>
      <text:p text:style-name="P4">
该护送还将为三个魔鬼团体提供协助，这为乌克兰的武装部队的反击奠定了基础。 多亏了这项计划，他们将获得两辆功能强大可靠的大众汽车suv，其中装有各种设备，包括金属探测器。 另外，由于这个慈善平台，乌克兰防守者将获得八鸟，平板电脑，热成像仪，测距仪，双筒望远镜，充电站和船舶汽车。</text:p>
      <text:p text:style-name="P4">
最初，这支车队是为武装部队的第47旅做准备的国家警察“ Lyuta”，110和10旅，部门部的情报。国防部等。</text:p>
      <text:p text:style-name="P4">
回想一下，在拉脱维亚首都<text:a xlink:type="simple" xlink:href="https://www.ukrinform.ua/rubric-diaspora/3721798-na-osokinskomu-festivali-svobodi-u-rizi-dla-ukraini-zibrali-10-tis-evro-dopomogi.html" text:style-name="Internet_20_link" text:visited-style-name="Visited_20_Internet_20_Link">
结束</text:a>
IV Osokinsky Freedom Festival，已为乌克兰收集了约10,000欧元。</text:p>
      <text:p text:style-name="P4">
<text:span text:style-name="T5">
foto：乌克兰大使馆在拉脱维亚，latvijādzepojojojojoukraiņubiedrrightfederācija“ viche” / facebook</text:span>
</text:p>
      <text:p text:style-name="P4">
News Source: <text:a xlink:type="simple" xlink:href="https://www.ukrinform.ua/rubric-diaspora/3722890-z-rigi-vidpravili-konvoj-gumanitarnoi-i-vijskovoi-dopomogi-v-ukrainu.html" text:style-name="Internet_20_link" text:visited-style-name="Visited_20_Internet_20_Link">
https://www.ukrinform.ua/rubric-diaspora/3722890-z-rigi-vidpravili-konvoj-gumanitarnoi-i-vijskovoi-dopomogi-v-ukrainu.html</text:a>
</text:p>
      <!--NEWS-->
      <text:h text:style-name="P10" text:outline-level="1">
<text:span text:style-name="T4">
喀尔巴阡群社区已经开发了游客到古代寺庙的远足</text:span>
</text:h>
      <text:p text:style-name="P4">
作者: Ukrinform (Person)</text:p>
      <text:p text:style-name="P4">
出版商: Укринформ (Organization)</text:p>
      <text:p text:style-name="P4">
出版时间: 2023-06-14T17:31:14+03:00</text:p>
      <text:p text:style-name="P4">
修改时间: 2023-06-14T17:31:14+03:00</text:p>
      <text:p text:style-name="P4">
描述: 在喀尔巴阡地区，Solotvinsk社区已经开发了游客到古代寺庙的徒步旅行，其中之一仍在1600年存储福音。  - 乌克林。</text:p>
      <text:p text:style-name="P4">
图片: ['<text:a xlink:type="simple" xlink:href="https://static.ukrinform.com/photos/2023_06/thumb_files/630_360_1686753019-146.jpg" text:style-name="Internet_20_link" text:visited-style-name="Visited_20_Internet_20_Link">
630_360_16867...</text:a>
']</text:p>
      <text:p text:style-name="P4">
标签: ['Івано-Франківщина', 'Прикарпаття', 'Екскурсія']</text:p>
      <text:p text:style-name="P4">
类型: Article</text:p>
      <!--METADATA-->
      <text:p text:style-name="P4">
<draw:frame draw:style-name="fr1" draw:name="Image111" text:anchor-type="as-char" svg:width="6.9236in" svg:height="3.956343in" draw:z-index="0">
<draw:image xlink:href="../Images/yкринформ/2023-06-14T17-31-14-03-00/630_360_1686753019-146.jpg" xlink:type="simple" xlink:show="embed" xlink:actuate="onLoad" draw:mime-type="image/jpeg"/>
</draw:frame>
在喀尔巴阡地区，Solotvinsk社区已经在漫不经心的寺庙漫步上开发了游客，其中一个仍在1600年存储福音。</text:p>
      <text:p text:style-name="P4">
Solotvin领土社区Irrasulik的文化，旅游，国籍和宗教部门负责人报告了这位乌克林形式的通讯员。</text:p>
      <text:p text:style-name="P4">
“娱乐今天不准时。 在战争期间，我们为精神发展和露天开设了一门课程。 除了Maniavsky修道院外，我们还可以在Kryvets村看到Svyat-Serafimiv修道院，还有16世纪的一座古老的教堂是光荣的Krychka。 我们还邀请游客参观巴比奇村的圣大主教迈克尔教堂，福音仍在1600年。”苏斯利克说。</text:p>
      <text:p text:style-name="P4">
<text:span text:style-name="T4">
另请阅读：</text:span>
 <text:a xlink:type="simple" xlink:href="https://www.ukrinform.ua/rubric-regions/3721645-gromadi-rivnensini-i-prikarpatta-rozvivaut-spivpracu-u-sferah-ozdorovlenna-ditej-ta-obminu-dosvidom.html" text:style-name="Internet_20_link" text:visited-style-name="Visited_20_Internet_20_Link">
Rivne地区和喀尔巴阡地区的社区与儿童健康和经验交流发展合作</text:a>
据她说，现在在社区中为游客准备了“索罗特文社区的精神交界”指南。 客人还提供帐篷和厨房的山脉游览。</text:p>
      <text:p text:style-name="P4">
社区中受欢迎的旅游路线包括Maniavsky Dosad和国家自然公园“ Sinora”。</text:p>
      <text:p text:style-name="P4">
Maniavsky Skit是东方仪式的苦行者男性修道院，是乌克兰的灵性，文化和艺术的重要内部。</text:p>
      <text:p text:style-name="P4">
照片：Solotvinsk定居委员会</text:p>
      <text:p text:style-name="P4">
News Source: <text:a xlink:type="simple" xlink:href="https://www.ukrinform.ua/rubric-regions/3722894-prikarpatska-gromada-rozrobila-dla-turistiv-pisi-ekskursii-do-davnih-hramiv.html" text:style-name="Internet_20_link" text:visited-style-name="Visited_20_Internet_20_Link">
https://www.ukrinform.ua/rubric-regions/3722894-prikarpatska-gromada-rozrobila-dla-turistiv-pisi-ekskursii-do-davnih-hramiv.html</text:a>
</text:p>
      <!--NEWS-->
      <text:h text:style-name="P10" text:outline-level="1">
<text:span text:style-name="T4">
ingulets让位给LNZ“ Cherkasy”，然后从UPL飞来飞去</text:span>
</text:h>
      <text:p text:style-name="P4">
作者: Ukrinform (Person)</text:p>
      <text:p text:style-name="P4">
出版商: Укринформ (Organization)</text:p>
      <text:p text:style-name="P4">
出版时间: 2023-06-14T17:33:53+03:00</text:p>
      <text:p text:style-name="P4">
修改时间: 2023-06-14T17:33:53+03:00</text:p>
      <text:p text:style-name="P4">
描述: Ingulets飞往第一联盟，让位于Cherkasy。  - 乌克林。</text:p>
      <text:p text:style-name="P4">
图片: ['<text:a xlink:type="simple" xlink:href="https://static.ukrinform.com/photos/2023_06/thumb_files/630_360_1686753186-130.jpeg" text:style-name="Internet_20_link" text:visited-style-name="Visited_20_Internet_20_Link">
630_360_16867...</text:a>
']</text:p>
      <text:p text:style-name="P4">
标签: ['Футбол', 'Інгулець']</text:p>
      <text:p text:style-name="P4">
类型: Article</text:p>
      <!--METADATA-->
      <text:p text:style-name="P4">
<draw:frame draw:style-name="fr1" draw:name="Image112" text:anchor-type="as-char" svg:width="6.9236in" svg:height="3.956343in" draw:z-index="0">
<draw:image xlink:href="../Images/yкринформ/2023-06-14T17-33-53-03-00/630_360_1686753186-130.jpeg" xlink:type="simple" xlink:show="embed" xlink:actuate="onLoad" draw:mime-type="image/jpeg"/>
</draw:frame>
Ingulets飞往第一联盟，让位于Cherkasy。</text:p>
      <text:p text:style-name="P4">
lnz“ cherkasy”赢得了“ ingulets” 2：1(3：2遵循两场比赛的结果)报道说，乌克兰英超联赛问世。</text:p>
      <text:p text:style-name="P4">
萨维(Savin)在Cherkasy得分，在自己的大门中得分。“ Ingulets”回答了唯一的目标Sitala。</text:p>
      <text:p text:style-name="P4">
据报道，在平行比赛中，“ Veres”保证了在Uplus的一个约会季节中占有一席之地，并克服了“ Metallurg”(6：1).</text:p>
      <text:p text:style-name="P4">
<text:span text:style-name="T4">
Читайте також:</text:span>
 <text:a xlink:type="simple" xlink:href="https://www.ukrinform.ua/rubric-sports/3722806-futbolisti-veresa-zalisatsa-u-premerlizi.html" text:style-name="Internet_20_link" text:visited-style-name="Visited_20_Internet_20_Link">
 Футболісти « <text:span text:style-name="T4">
Верес</text:span>
 а» залишаться у Прем'єр-лізі</text:a>
根据乌克林福姆的报道，根据2022/2023赛季的结果，“ Ingulets”，“ Lviv”和“ Metalist”是第一个LIGA。</text:p>
      <text:p text:style-name="P4">
照片：FC Ingulets</text:p>
      <text:p text:style-name="P4">
News Source: <text:a xlink:type="simple" xlink:href="https://www.ukrinform.ua/rubric-sports/3722896-ingulec-postupivsa-lnz-cerkasam-i-viletiv-z-upl.html" text:style-name="Internet_20_link" text:visited-style-name="Visited_20_Internet_20_Link">
https://www.ukrinform.ua/rubric-sports/3722896-ingulec-postupivsa-lnz-cerkasam-i-viletiv-z-upl.html</text:a>
</text:p>
      <!--NEWS-->
      <text:h text:style-name="P10" text:outline-level="1">
<text:span text:style-name="T4">
在敖德萨的海岸，从红皮书中发现了许多死动物</text:span>
</text:h>
      <text:p text:style-name="P4">
作者: Ukrinform (Person)</text:p>
      <text:p text:style-name="P4">
出版商: Укринформ (Organization)</text:p>
      <text:p text:style-name="P4">
出版时间: 2023-06-14T17:36:00+03:00</text:p>
      <text:p text:style-name="P4">
修改时间: 2023-06-14T17:36:00+03:00</text:p>
      <text:p text:style-name="P4">
描述: 在国家自然公园的海岸上，海洋的图兹利河口带来了许多纽约。 大多数动物死了。  - 乌克林。</text:p>
      <text:p text:style-name="P4">
图片: ['<text:a xlink:type="simple" xlink:href="https://static.ukrinform.com/photos/2023_06/thumb_files/630_360_1686754184-558.jpg" text:style-name="Internet_20_link" text:visited-style-name="Visited_20_Internet_20_Link">
630_360_16867...</text:a>
']</text:p>
      <text:p text:style-name="P4">
标签: ['Одещина', 'Тварини', ' Чорне море']</text:p>
      <text:p text:style-name="P4">
类型: Article</text:p>
      <!--METADATA-->
      <text:p text:style-name="P4">
<draw:frame draw:style-name="fr1" draw:name="Image113" text:anchor-type="as-char" svg:width="6.9236in" svg:height="3.956343in" draw:z-index="0">
<draw:image xlink:href="../Images/yкринформ/2023-06-14T17-36-00-03-00/630_360_1686754184-558.jpg" xlink:type="simple" xlink:show="embed" xlink:actuate="onLoad" draw:mime-type="image/jpeg"/>
</draw:frame>
Tuzlnya海的Tuzlsky河口的国家 - 天然公园已列出。 大多数动物死了。</text:p>
      <text:p text:style-name="P4">
在<text:a xlink:type="simple" xlink:href="https://www.facebook.com/rusevivan/posts/2269845466534866" text:style-name="Internet_20_link" text:visited-style-name="Visited_20_Internet_20_Link">
Facebook</text:a>
乌克林福姆报道，伊万·鲁塞夫(Ivan Rusev)博士报道。</text:p>
      <text:p text:style-name="P4">
“我们的员工Natali Brusentsova和Elena Staroverov昨天被录制为从DNIEPER航行的第一只生物和死动物。 这些是拉伸书的三吨(该物种仍将指定). В нашому Національному природному парку"Тузлівські лимани" вони не мешкають», - написав Русев.</text:p>
      <text:p text:style-name="P4">
</text:p>
      <text:p text:style-name="P4">
<text:span text:style-name="T4">
另请阅读：</text:span>
 <text:a xlink:type="simple" xlink:href="https://www.ukrinform.ua/rubric-regions/3722867-ribaliti-ta-kupatisa-u-mori-poblizu-odesi-protagom-roku-e-nebezpecnim-ekspert.html" text:style-name="Internet_20_link" text:visited-style-name="Visited_20_Internet_20_Link">
极端的一年中的敖德萨附近的海中钓鱼和游泳 - 专家</text:a>
科学家指出，发现的大多数动物死亡。 除了国家公园的三个吨位外，他们还发现了不同物种的青蛙。</text:p>
      <text:p text:style-name="P4">
“那些仍然活着的新吨或青蛙立即是马丁鸟，cormortins，苍鹭，地面哺乳动物的食物。 我们公园内海岸弹出的数量可以计算成千上万。”  - 报道。</text:p>
      <text:p text:style-name="P4">
据报道，生活在黑海底部的海洋生物可能<text:a xlink:type="simple" xlink:href="https://www.ukrinform.ua/rubric-regions/3722821-pridonni-organizmi-u-cornomu-mori-zaznaut-velikih-vtrat-ekspert.html" text:style-name="Internet_20_link" text:visited-style-name="Visited_20_Internet_20_Link">
消失</text:a>
在某些部分，加热器是由于海洋污染的加热器，炸毁了卡卡科夫斯基水电站的俄罗斯入侵者。</text:p>
      <text:p text:style-name="P4">
<text:span text:style-name="T5">
foto：国家公园“ Tuzlsky Estuaries” _ </text:span>
</text:p>
      <text:p text:style-name="P4">
News Source: <text:a xlink:type="simple" xlink:href="https://www.ukrinform.ua/rubric-regions/3722905-na-uzberezzi-odesini-znajsli-bagato-mertvih-tvarin-z-cervonoi-knigi.html" text:style-name="Internet_20_link" text:visited-style-name="Visited_20_Internet_20_Link">
https://www.ukrinform.ua/rubric-regions/3722905-na-uzberezzi-odesini-znajsli-bagato-mertvih-tvarin-z-cervonoi-knigi.html</text:a>
</text:p>
      <!--NEWS-->
      <text:h text:style-name="P10" text:outline-level="1">
<text:span text:style-name="T4">
根据美国国际开发署计划 - 经济部</text:span>
</text:h>
      <text:p text:style-name="P4">
作者: Ukrinform (Person)</text:p>
      <text:p text:style-name="P4">
出版商: Укринформ (Organization)</text:p>
      <text:p text:style-name="P4">
出版时间: 2023-06-14T17:38:41+03:00</text:p>
      <text:p text:style-name="P4">
修改时间: 2023-06-14T17:38:41+03:00</text:p>
      <text:p text:style-name="P4">
描述: 在美国国际开发署竞争性经济体的乌克兰经济体中，中小型企业家可以获得高达150,000美元的发展的财政支持，从而提高其产品和服务的竞争力。  - 乌克林。</text:p>
      <text:p text:style-name="P4">
图片: ['<text:a xlink:type="simple" xlink:href="https://static.ukrinform.com/photos/2021_03/thumb_files/630_360_1615897721-478.jpg" text:style-name="Internet_20_link" text:visited-style-name="Visited_20_Internet_20_Link">
630_360_16158...</text:a>
']</text:p>
      <text:p text:style-name="P4">
标签: ['Бізнес', 'Мінекономіки', 'USAID']</text:p>
      <text:p text:style-name="P4">
类型: Article</text:p>
      <!--METADATA-->
      <text:p text:style-name="P4">
<draw:frame draw:style-name="fr1" draw:name="Image119" text:anchor-type="as-char" svg:width="6.9236in" svg:height="3.956343in" draw:z-index="0">
<draw:image xlink:href="../Images/yкринформ/2023-06-14T17-38-41-03-00/630_360_1615897721-478.jpg" xlink:type="simple" xlink:show="embed" xlink:actuate="onLoad" draw:mime-type="image/jpeg"/>
</draw:frame>
乌克兰和二级企业家的美国国际开发署竞争性经济可以为开发提供高达15万美元的财政支持，并提高其产品和服务的竞争力。</text:p>
      <text:p text:style-name="P4">
根据乌克林福姆(Ukrinform)的报道，它报告了<text:a xlink:type="simple" xlink:href="https://www.me.gov.ua/News/Detail" text:style-name="Internet_20_link" text:visited-style-name="Visited_20_Internet_20_Link">
经济部的新闻服务。</text:a>
“乌克兰中小型企业不仅可以使用政府的授权计划，还可以使用美国国际开发署经济部“乌克兰竞争经济”合伙人的计划，并获得1.5万美元的财政支持该消息写道：“开发，提高其产品在国内外市场中的竞争力。在四个计划下建立赠款。”</text:p>
      <text:p text:style-name="P4">
注意到该程序“连续性和恢复<text:a xlink:type="simple" xlink:href="https://www.ukrinform.ua/tag-biznes" text:style-name="Internet_20_link" text:visited-style-name="Visited_20_Internet_20_Link">
业务</text:a>
”  - 旨在维持业务的流离失所和恢复，包括战争中的业务发展，向国外市场的扩展以及支持现有业务水平或其改进的水平。</text:p>
      <text:p text:style-name="P4">
活动可以集中在以下需求上：生产，销售，产品适应或推出新产品，认证，数字交易机会，改善业务流程和模型，建立组织潜力。</text:p>
      <text:p text:style-name="P4">
赠款可以使业务在领域工作：信息技术和工程，生产(电子设备，家具，衣物，化妆品和其他产品，用于健康的生活，食物等。)， 服务(自动化，设计，业务优化，咨询，教育，沟通等。)，创意产业(电影，视听材料，时尚和工艺品的生产).Гранти можуть отримати ФОП, приватні підприємства, ТОВ, АТ, щомають штат до 250 працівників та річний оборот до 50 млн євро. Сума гранту –від 600 тис грн до 1,2 млн грн. Заявки приймаються до 24 липня 2023 року.</text:p>
      <text:p text:style-name="P4">
支持出口联盟的赠款 - 将提供出口联盟形成和活动的实施 - 企业协会在出口市场中联合推广其产品，其中包括少于5个企业。 将从乌克兰拥有的组织注册的申请中接受申请(联盟，协会，工会，协会等)，代表特定行业的企业和私人企业家(部门)经济学。 出口联盟可能是FOPS，最多250名员工的私营企业，每年营业额最多为50 mlneurov。 赠款金额从$ 35,000到$ 150,000。申请已在302023年9月接受。</text:p>
      <text:p text:style-name="P4">
<text:span text:style-name="T4">
另请阅读：</text:span>
 [<text:span text:style-name="T4">
 USAID </text:span>
和合作伙伴已经向Kakhovskaya水力发电的受害者提供了帮助(https://www.ukrinform.ua/rubric-regions/3719670-usaid-i-partneri-rozgornuli-dopomogu-postrazdalim-vid-pidrivu-kahovskoi-ges.html)赠款以支持乌克兰在国际贸易方面的赠款 - 格兰特将有助于恢复和发展企业的出口销售，帮助他们吸引投资，扩大对外国前市场的访问权限并开放新业务。 优先的赠款支持是信息技术，工程，生产以及创意产业和服务。 赠款和$ 35,000至$ 90000。 申请将于2023年9月15日接受。</text:p>
      <text:p text:style-name="P4">
正如美国国际发展局乌克林福姆报道的(你说)将向卡科夫斯基氢化的受害者提供UAH 2250万。</text:p>
      <text:p text:style-name="P4">
News Source: <text:a xlink:type="simple" xlink:href="https://www.ukrinform.ua/rubric-economy/3722897-ukrainski-pidpriemci-mozut-otrimati-granti-do-150-tisac-za-programou-usaid-minekonomiki.html" text:style-name="Internet_20_link" text:visited-style-name="Visited_20_Internet_20_Link">
https://www.ukrinform.ua/rubric-economy/3722897-ukrainski-pidpriemci-mozut-otrimati-granti-do-150-tisac-za-programou-usaid-minekonomiki.html</text:a>
</text:p>
      <!--NEWS-->
      <text:h text:style-name="P10" text:outline-level="1">
<text:span text:style-name="T4">
联合国教科文组织将举办世界论坛，以协助乌克兰文化遗产</text:span>
</text:h>
      <text:p text:style-name="P4">
作者: Ukrinform (Person)</text:p>
      <text:p text:style-name="P4">
出版商: Укринформ (Organization)</text:p>
      <text:p text:style-name="P4">
出版时间: 2023-06-14T17:39:13+03:00</text:p>
      <text:p text:style-name="P4">
修改时间: 2023-06-14T17:39:13+03:00</text:p>
      <text:p text:style-name="P4">
描述: 联合国教科文组织将加入世界论坛组织，为乌克兰文化遗产提供援助，并将加入伊万天习种历史博物馆的重建。  - 乌克林。</text:p>
      <text:p text:style-name="P4">
图片: ['<text:a xlink:type="simple" xlink:href="https://static.ukrinform.com/photos/2017_12/thumb_files/630_360_1514623842-8873.jpg" text:style-name="Internet_20_link" text:visited-style-name="Visited_20_Internet_20_Link">
630_360_15146...</text:a>
']</text:p>
      <text:p text:style-name="P4">
标签: ['Ткаченко', 'ЮНЕСКО', 'МКІП ']</text:p>
      <text:p text:style-name="P4">
类型: Article</text:p>
      <!--METADATA-->
      <text:p text:style-name="P4">
<draw:frame draw:style-name="fr1" draw:name="Image120" text:anchor-type="as-char" svg:width="6.9236in" svg:height="3.956343in" draw:z-index="0">
<draw:image xlink:href="../Images/yкринформ/2023-06-14T17-39-13-03-00/630_360_1514623842-8873.jpg" xlink:type="simple" xlink:show="embed" xlink:actuate="onLoad" draw:mime-type="image/jpeg"/>
</draw:frame>
联合国教科文组织在乌克兰文化遗产协助的世界论坛上进行宣传，并加入了Ivankiv历史和地方历史博物馆的重建。</text:p>
      <text:p text:style-name="P4">
文化和信息政策部长Oleksandrkachenko在[Telegram]中告知了与副首席执行官会议的结果(https://t.me/otkachenkokyiv/3759)，报道乌克林福姆。</text:p>
      <text:p text:style-name="P4">
“他们讨论了联合国教科文组织世界论坛的乌克兰援助。对于我们来说，将乌克兰的文化遗产保存到新的水平而言，这个论坛非常重要。”</text:p>
      <text:p text:style-name="P4">
<text:span text:style-name="T5">
foto：Oleksandr Tkachenko，Telegram</text:span>
</text:p>
      <text:p text:style-name="P4">
根据Tkachenko的说法，双方已经确定了伊万天习种历史和地方历史博物馆重建方向的进一步步骤 - “我们可以在联合国教科文组织的帮助下恢复的特定而紧急的预测。”</text:p>
      <text:p text:style-name="P4">
<text:span text:style-name="T4">
另请阅读：</text:span>
 <text:a xlink:type="simple" xlink:href="https://www.ukrinform.ua/rubric-culture/3721370-unesko-profinansue-restavraciu-cerkvi-vsih-svatih-aku-zbuduvav-mazepa.html" text:style-name="Internet_20_link" text:visited-style-name="Visited_20_Internet_20_Link">
<text:span text:style-name="T4">
联合国教科文组织</text:span>
资助了Mazepa建造的所有圣徒教堂的恢复</text:a>
这位部长还回忆说，乌克兰已提交了人类无形文化遗产的代表前的三个主格档案：“乌克兰的帕斯卡卡：传统与艺术”，“关于保护科布萨尔 - 荷里语传统的实践”和“固化技术”的实践。白色的白色“预计在2024年和2025年的考虑。</text:p>
      <text:p text:style-name="P4">
MCIP负责人感谢联合国教科文组织在艰难时期的支持。 他吱吱作响，尽管战争造成的困难，乌克兰仍继续加深与联合国教科文组织的关系，并尽一切可能在公约的管理机构和联合国教科文组织继承清单中得到广泛代表。</text:p>
      <text:p text:style-name="P4">
这位部长说：“在组织的个人中，我们真的总是会感受到真正的朋友，他们听到我们的声音，并准备支持紧急和战略需求。”</text:p>
      <text:p text:style-name="P4">
<text:span text:style-name="T4">
另请阅读：</text:span>
 <text:a xlink:type="simple" xlink:href="https://www.ukrinform.ua/rubric-world/3721296-stati-planuut-povernutisa-do-unesko-zmi.html" text:style-name="Internet_20_link" text:visited-style-name="Visited_20_Internet_20_Link">
国家计划返回<text:span text:style-name="T4">
联合国教科文组织</text:span>
  - 媒体</text:a>
正如乌克林福姆(Ukrinform)报道的，在MKIP的倡议和联合国教科文组织的支持下，基辅 - 佩奇克斯克·拉夫拉(Keev-Pechersk Lavra)的教堂将与联合国教科文组织进行恢复。</text:p>
      <text:p text:style-name="P4">
News Source: <text:a xlink:type="simple" xlink:href="https://www.ukrinform.ua/rubric-culture/3722898-pid-egidou-unesko-vidbudetsa-vsesvitnij-forum-sodo-dopomogi-kulturnij-spadsini-ukraini.html" text:style-name="Internet_20_link" text:visited-style-name="Visited_20_Internet_20_Link">
https://www.ukrinform.ua/rubric-culture/3722898-pid-egidou-unesko-vidbudetsa-vsesvitnij-forum-sodo-dopomogi-kulturnij-spadsini-ukraini.html</text:a>
</text:p>
      <!--NEWS-->
      <text:h text:style-name="P10" text:outline-level="1">
<text:span text:style-name="T4">
LVIV中的大规模中毒：医生确认沙门氏菌病</text:span>
</text:h>
      <text:p text:style-name="P4">
作者: Ukrinform (Person)</text:p>
      <text:p text:style-name="P4">
出版商: Укринформ (Organization)</text:p>
      <text:p text:style-name="P4">
出版时间: 2023-06-14T17:44:10+03:00</text:p>
      <text:p text:style-name="P4">
修改时间: 2023-06-14T17:44:10+03:00</text:p>
      <text:p text:style-name="P4">
描述: 由于各种食物中的食物中毒，LVIV地区传染病医院有23例患者。 在这两种情况下，细菌学家都发现了沙门氏菌。  - 乌克林。</text:p>
      <text:p text:style-name="P4">
图片: ['<text:a xlink:type="simple" xlink:href="https://static.ukrinform.com/photos/2021_03/thumb_files/630_360_1615385026-257.jpg" text:style-name="Internet_20_link" text:visited-style-name="Visited_20_Internet_20_Link">
630_360_16153...</text:a>
']</text:p>
      <text:p text:style-name="P4">
标签: ['Львів', 'Отруєння', 'Лікарі', 'Сальмонельоз']</text:p>
      <text:p text:style-name="P4">
类型: Article</text:p>
      <!--METADATA-->
      <text:p text:style-name="P4">
<draw:frame draw:style-name="fr1" draw:name="Image122" text:anchor-type="as-char" svg:width="6.9236in" svg:height="3.956343in" draw:z-index="0">
<draw:image xlink:href="../Images/yкринформ/2023-06-14T17-44-10-03-00/630_360_1615385026-257.jpg" xlink:type="simple" xlink:show="embed" xlink:actuate="onLoad" draw:mime-type="image/jpeg"/>
</draw:frame>
乌尔夫地区传染病医院是23名患者，原因是各种营养中的储存中毒。 在这两种情况下，细菌学家都发现沙门氏菌。</text:p>
      <text:p text:style-name="P4">
卡尔维(Kalvee)控制与预防疾病的区域主任在乌克林福称评论通讯员的评论中在评论中告知了这一点。</text:p>
      <text:p text:style-name="P4">
“的确，在一家传染病医院中，现在有23名公共机构急性中毒的患者<text:a xlink:type="simple" xlink:href="https://www.ukrinform.ua/tag-lviv" text:style-name="Internet_20_link" text:visited-style-name="Visited_20_Internet_20_Link">
LVIV</text:a>
。 这是两个不同的爆发。 在第一种情况下，有七个人在星期六至周日住院，此后没有增加。 细菌学家在三名患者中证实沙门氏菌。 16人住院，两个孩子住院。 沙门氏菌仅确认了一种产品。”</text:p>
      <text:p text:style-name="P4">
<text:span text:style-name="T4">
另请阅读：</text:span>
 <text:a xlink:type="simple" xlink:href="https://www.ukrinform.ua/rubric-society/3722600-v-ukraini-ne-zafiksovani-vipadki-holeri-moz.html" text:style-name="Internet_20_link" text:visited-style-name="Visited_20_Internet_20_Link">
霍乱 - 乌克兰未记录MOH案件</text:a>
正如乌克林福姆报道的那样，<text:a xlink:type="simple" xlink:href="https://www.ukrinform.ua/rubric-regions/3722285-u-lvovi-zafiksuvali-dva-spalahi-masovih-otruen.html" text:style-name="Internet_20_link" text:visited-style-name="Visited_20_Internet_20_Link">
在LVIV中记录了两例大规模中毒的病例</text:a>
。 然而，6月12日，警方收到一份报告，其中一家LVIV医院对“急性肠道感染”的初步诊断被交付了五个LVIV居民 - 四名成人和一个孩子。 一天的一天，通过诊断为六个城市居民的诊断“细菌肠道感染”，从医生那里收到了另一条有关住院治疗的信息 - 五个人居住和一个孩子。 根据这些事实，调查人员根据第325条的第1部分开始了刑事诉讼(违反了预防传染病和大规模中毒的卫生规则和法规).</text:p>
      <text:p text:style-name="P4">
News Source: <text:a xlink:type="simple" xlink:href="https://www.ukrinform.ua/rubric-regions/3722900-masovi-otruenna-u-lvovi-likari-pidtverdili-salmoneloz.html" text:style-name="Internet_20_link" text:visited-style-name="Visited_20_Internet_20_Link">
https://www.ukrinform.ua/rubric-regions/3722900-masovi-otruenna-u-lvovi-likari-pidtverdili-salmoneloz.html</text:a>
</text:p>
      <!--NEWS-->
      <text:h text:style-name="P10" text:outline-level="1">
<text:span text:style-name="T4">
乌克兰各地是空气警报</text:span>
</text:h>
      <text:p text:style-name="P4">
作者: Ukrinform (Person)</text:p>
      <text:p text:style-name="P4">
出版商: Укринформ (Organization)</text:p>
      <text:p text:style-name="P4">
出版时间: 2023-06-14T17:47:00+03:00</text:p>
      <text:p text:style-name="P4">
修改时间: 2023-06-14T23:47:00+03:00</text:p>
      <text:p text:style-name="P4">
描述: 整个乌克兰宣布了大型空气警报。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Війна з Росією', 'Повітряна тривога']</text:p>
      <text:p text:style-name="P4">
类型: Article</text:p>
      <!--METADATA-->
      <text:p text:style-name="P4">
<draw:frame draw:style-name="fr1" draw:name="Image123" text:anchor-type="as-char" svg:width="6.9236in" svg:height="3.956343in" draw:z-index="0">
<draw:image xlink:href="../Images/yкринформ/2023-06-14T17-47-00-03-00/630_360_1645871571-868.jpg" xlink:type="simple" xlink:show="embed" xlink:actuate="onLoad" draw:mime-type="image/jpeg"/>
</draw:frame>
整个乌克兰宣布了大型空气警报。</text:p>
      <text:p text:style-name="P4">
[地图]证明了这一点(https://map.ukrainealarm.com/)乌克林福姆报道，空气焦虑。</text:p>
      <text:p text:style-name="P4">
目前<text:a xlink:type="simple" xlink:href="https://www.ukrinform.ua/tag-povitrana-trivoga" text:style-name="Internet_20_link" text:visited-style-name="Visited_20_Internet_20_Link">
空气警报</text:a>
在所有领域宣布。</text:p>
      <text:p text:style-name="P4">
<text:span text:style-name="T4">
另请阅读：</text:span>
 <text:a xlink:type="simple" xlink:href="https://www.ukrinform.ua/rubric-ato/3723004-u-pentagoni-nazvali-prioriteti-ramstajnu-posilenna-ppo-ta-insih-mozlivostej-ukraini.html" text:style-name="Internet_20_link" text:visited-style-name="Visited_20_Internet_20_Link">
在五角大楼中名为拉姆斯汀的优先事项 - 加强<text:span text:style-name="T4">
防空</text:span>
和乌克兰的其他机会</text:a>
正如乌克林福姆报道的那样，空军发言人尤里·伊格纳瓦图(Yuri Ignatzawatui)提到<text:a xlink:type="simple" xlink:href="https://www.ukrinform.ua/rubric-ato/3721339-rosiani-hocut-abi-mi-vitratili-na-sahedi-zenitni-raketi-ignat.html" text:style-name="Internet_20_link" text:visited-style-name="Visited_20_Internet_20_Link">
俄罗斯入侵者正在发射</text:a>
夜间无人驾驶卡米卡兹(Kamikadze)耗尽乌克兰防空并调整火箭袭击。</text:p>
      <text:p text:style-name="P4">
News Source: <text:a xlink:type="simple" xlink:href="https://www.ukrinform.ua/rubric-ato/3723021-po-vsij-ukraini-povitrana-trivoga.html" text:style-name="Internet_20_link" text:visited-style-name="Visited_20_Internet_20_Link">
https://www.ukrinform.ua/rubric-ato/3723021-po-vsij-ukraini-povitrana-trivoga.html</text:a>
</text:p>
      <!--NEWS-->
      <text:h text:style-name="P10" text:outline-level="1">
<text:span text:style-name="T4">
传奇的漫威漫画书插画家约翰·罗米塔（John Romita）死了</text:span>
</text:h>
      <text:p text:style-name="P4">
作者: Ukrinform (Person)</text:p>
      <text:p text:style-name="P4">
出版商: Укринформ (Organization)</text:p>
      <text:p text:style-name="P4">
出版时间: 2023-06-14T17:50:00+03:00</text:p>
      <text:p text:style-name="P4">
修改时间: 2023-06-14T17:50:00+03:00</text:p>
      <text:p text:style-name="P4">
描述: 约翰·罗米塔（John Romita）的高级漫画家约翰·罗米塔（John Romita）高级艺术家，他插图蜘蛛侠，玛丽·简·沃森（Mary Jane Watson），金刚狼（Wolverine），卢克·凯奇（Luke Cage）和金恩（Kingen），享年93岁。  - 乌克林。</text:p>
      <text:p text:style-name="P4">
图片: ['<text:a xlink:type="simple" xlink:href="https://static.ukrinform.com/photos/2023_06/thumb_files/630_360_1686754174-320.png" text:style-name="Internet_20_link" text:visited-style-name="Visited_20_Internet_20_Link">
630_360_16867...</text:a>
']</text:p>
      <text:p text:style-name="P4">
标签: ['Комікс Marvel', 'США', 'Художник']</text:p>
      <text:p text:style-name="P4">
类型: Article</text:p>
      <!--METADATA-->
      <text:p text:style-name="P4">
<draw:frame draw:style-name="fr1" draw:name="Image125" text:anchor-type="as-char" svg:width="6.9236in" svg:height="3.956343in" draw:z-index="0">
<draw:image xlink:href="../Images/yкринформ/2023-06-14T17-50-00-03-00/630_360_1686754174-320.png" xlink:type="simple" xlink:show="embed" xlink:actuate="onLoad" draw:mime-type="image/png"/>
</draw:frame>
Johnromita Senior是一位有影响力的漫威漫画艺术家，他插图蜘蛛侠，玛丽·简·沃森(Mary Jane Watson)，金刚狼，卢克·凯奇(Luke Cage)和金登(Kingen)，享年93岁。</text:p>
      <text:p text:style-name="P4">
根据乌克林福姆的报道，它报告了[《纽约时报》。(https://www.nytimes.com/2023/06/14/arts/john-romita-sr-dead.html?smid=tw-nytimes&amp;smtyp=cur)他的儿子约翰·罗米塔(John Romita Younger)报道了插画家的去世。 他说，他父亲周一在梦中去世。</text:p>
      <text:p text:style-name="P4">
“数以百万计的<text:a xlink:type="simple" xlink:href="https://www.ukrinform.ua/tag-komiks-marvel" text:style-name="Internet_20_link" text:visited-style-name="Visited_20_Internet_20_Link">
奇迹</text:a>
多亏了他的艺术，数以百万计的彼得·帕克(Peter Parker)(蜘蛛侠。)多亏了罗米塔(Romita)带到他的页面上的明显大胆的绘画。 我们失去了一个传奇人物，我们正在哀悼失去创意巨人的失落。”漫威在一份声明中说。</text:p>
      <text:p text:style-name="P4">
约翰·罗米塔(John Romita)于1930年1月24日出生于布鲁克林，是该家庭中五个孩子的大四学生。</text:p>
      <text:p text:style-name="P4">
他的职业生涯始于1947年的商业艺术家罗米塔(Romita)。 与一位前盛大的人会面，他曾在漫威漫画的主编斯坦·李(Stan Lee)工作 - 使他取得了首要成功。 这位艺术家开始秘密地绘制油料种子的漫画，后来他们用墨水挡住了它们，并给了他们自己的作品。</text:p>
      <text:p text:style-name="P4">
Romite与Lee的直接合作始于1950年代。 艺术家的职业发展始于1966年，他在漫画《惊人的蜘蛛侠》中的作品中，结果成为他最著名的作品之一。</text:p>
      <text:p text:style-name="P4">
罗米塔(Romita)于1996年退休，但继续为Marvel和DC进行某些预测。</text:p>
      <text:p text:style-name="P4">
_照片Getty Images _</text:p>
      <text:p text:style-name="P4">
News Source: <text:a xlink:type="simple" xlink:href="https://www.ukrinform.ua/rubric-culture/3722903-pomer-legendarnij-ilustrator-komiksiv-marvel-dzon-romita.html" text:style-name="Internet_20_link" text:visited-style-name="Visited_20_Internet_20_Link">
https://www.ukrinform.ua/rubric-culture/3722903-pomer-legendarnij-ilustrator-komiksiv-marvel-dzon-romita.html</text:a>
</text:p>
      <!--NEWS-->
      <text:h text:style-name="P10" text:outline-level="1">
<text:span text:style-name="T4">
在6月15日哀悼的一天，在敖德萨，宣布</text:span>
</text:h>
      <text:p text:style-name="P4">
作者: Ukrinform (Person)</text:p>
      <text:p text:style-name="P4">
出版商: Укринформ (Organization)</text:p>
      <text:p text:style-name="P4">
出版时间: 2023-06-14T17:52:08+03:00</text:p>
      <text:p text:style-name="P4">
修改时间: 2023-06-14T17:52:08+03:00</text:p>
      <text:p text:style-name="P4">
描述: 在与夜间火箭袭击有关的敖德萨，他们在6月15日宣布哀悼一天。  - 乌克林。</text:p>
      <text:p text:style-name="P4">
图片: ['<text:a xlink:type="simple" xlink:href="https://static.ukrinform.com/photos/2023_06/thumb_files/630_360_1686723005-546.jpg" text:style-name="Internet_20_link" text:visited-style-name="Visited_20_Internet_20_Link">
630_360_16867...</text:a>
']</text:p>
      <text:p text:style-name="P4">
标签: ['Одеса', 'Жалоба', 'Війна з Росією', 'Ракетний удар']</text:p>
      <text:p text:style-name="P4">
类型: Article</text:p>
      <!--METADATA-->
      <text:p text:style-name="P4">
<draw:frame draw:style-name="fr1" draw:name="Image126" text:anchor-type="as-char" svg:width="6.9236in" svg:height="3.956343in" draw:z-index="0">
<draw:image xlink:href="../Images/yкринформ/2023-06-14T17-52-08-03-00/630_360_1686723005-546.jpg" xlink:type="simple" xlink:show="embed" xlink:actuate="onLoad" draw:mime-type="image/jpeg"/>
</draw:frame>
在敖德萨(Odessa)，一场夜间火箭袭击的树皮在6月15日宣布了哀悼的一天。</text:p>
      <text:p text:style-name="P4">
相应的命令由市长Gennady Trukhanov签署，并报告了乌克林福姆，参考<text:a xlink:type="simple" xlink:href="https://omr.gov.ua/ua/news/233207/" text:style-name="Internet_20_link" text:visited-style-name="Visited_20_Internet_20_Link">
市议会的新闻服务</text:a>
。</text:p>
      <text:p text:style-name="P4">
“为了纪念受害者的记忆，在俄罗斯联邦对乌克兰的全面军事侵略条件下，与悲剧有关哀悼城市的那天[敖德萨]攻击城市座谈会(https://www.ukrinform.ua/tag-odesa)”， - 它读取。</text:p>
      <text:p text:style-name="P4">
在这一天，将允许乌克兰和敖德萨的乌克兰旗帜旗帜带有哀悼的丝带，以允许执行机构，公共企业，机构，机构，敖德萨市议会组织的建筑物的建筑物。</text:p>
      <text:p text:style-name="P4">
<text:span text:style-name="T4">
另请阅读：</text:span>
 <text:a xlink:type="simple" xlink:href="https://www.ukrinform.ua/rubric-regions/3722779-pisla-raketnogo-udaru-u-likarnah-odesi-perebuvaut-sist-postrazdalih.html" text:style-name="Internet_20_link" text:visited-style-name="Visited_20_Internet_20_Link">
在敖德萨医院的导弹中风后是六名受害者</text:a>
建议使用企业，机构，城市组织，无论是自我依赖的形式，以限制音乐和娱乐的使用。</text:p>
      <text:p text:style-name="P4">
据报道，在6月14日晚上，俄罗斯占领军<text:a xlink:type="simple" xlink:href="https://www.ukrinform.ua/rubric-ato/3722576-raketnij-udar-po-odesi-troe-zagiblih-pid-zavalami-se-mozut-buti-ludi.html" text:style-name="Internet_20_link" text:visited-style-name="Visited_20_Internet_20_Link">
指挥四个“卡利匹”</text:a>
关于敖德萨的民事基础设施。 商业中心，教育机构，住宅综合大楼，食品和商店遭到损害。 3人被杀，13人受伤。</text:p>
      <text:p text:style-name="P4">
News Source: <text:a xlink:type="simple" xlink:href="https://www.ukrinform.ua/rubric-regions/3722904-v-odesi-ogolosili-15-cervna-dnem-zalobi.html" text:style-name="Internet_20_link" text:visited-style-name="Visited_20_Internet_20_Link">
https://www.ukrinform.ua/rubric-regions/3722904-v-odesi-ogolosili-15-cervna-dnem-zalobi.html</text:a>
</text:p>
      <!--NEWS-->
      <text:h text:style-name="P10" text:outline-level="1">
<text:span text:style-name="T4">
克里奇科（Klitschko）支持请愿书，要求为纪念俄亥俄州的街道而重命名</text:span>
</text:h>
      <text:p text:style-name="P4">
作者: Ukrinform (Person)</text:p>
      <text:p text:style-name="P4">
出版商: Укринформ (Organization)</text:p>
      <text:p text:style-name="P4">
出版时间: 2023-06-14T17:56:05+03:00</text:p>
      <text:p text:style-name="P4">
修改时间: 2023-06-14T17:56:05+03:00</text:p>
      <text:p text:style-name="P4">
描述: 基辅市长Vitaliy Klitschko支持请愿书，要求帕维尔·斯科洛帕斯基街（Pavel Skoropadsky Street）重命名，以纪念首都亚历山大·奥梅尔钦科（Alexander Alexander Omelchenko）的前市长。  - 乌克林。</text:p>
      <text:p text:style-name="P4">
图片: ['<text:a xlink:type="simple" xlink:href="https://static.ukrinform.com/photos/2022_12/thumb_files/630_360_1669908514-938.jpg" text:style-name="Internet_20_link" text:visited-style-name="Visited_20_Internet_20_Link">
630_360_16699...</text:a>
']</text:p>
      <text:p text:style-name="P4">
标签: ['Віталій Кличко', 'Київ', 'Омельченко']</text:p>
      <text:p text:style-name="P4">
类型: Article</text:p>
      <!--METADATA-->
      <text:p text:style-name="P4">
<draw:frame draw:style-name="fr1" draw:name="Image127" text:anchor-type="as-char" svg:width="6.9236in" svg:height="3.956343in" draw:z-index="0">
<draw:image xlink:href="../Images/yкринформ/2023-06-14T17-56-05-03-00/630_360_1669908514-938.jpg" xlink:type="simple" xlink:show="embed" xlink:actuate="onLoad" draw:mime-type="image/jpeg"/>
</draw:frame>
克里奇科市长支持请愿书，要求Pavl Skoropadsky Street重命名以纪念首都亚历山大市长。</text:p>
      <text:p text:style-name="P4">
他在[电报]中报道了这一点(https://t.me/vitaliy_klitschko/2103)，报道乌克林福姆。</text:p>
      <text:p text:style-name="P4">
他说：“今天，他签署了，也就是说，他支持请愿书，要求帕维尔·斯科洛帕德斯基街(Pavel Skoropadsky Street)阻止了前市长亚历山大·奥梅尔钦科(Alexander Omelchenko)。”</text:p>
      <text:p text:style-name="P4">
<text:span text:style-name="T4">
另请阅读：</text:span>
 <text:a xlink:type="simple" xlink:href="https://www.ukrinform.ua/rubric-kyiv/3713727-pocesni-kiani-porad-z-patonom-dzamalou-i-dzonsonom-ne-mae-buti-brezneva.html" text:style-name="Internet_20_link" text:visited-style-name="Visited_20_Internet_20_Link">
荣誉基辅：与Paton，Jamala和Johnson一起，没有Brezhnev</text:a>
克里奇科补充说，以亚历山大为纪念亚历山大的任何其他街道的重命名将被作为基辅市议会委员会之一的基辅数字投票。</text:p>
      <text:p text:style-name="P4">
据报道，基辅市基辅Hetman Pavel Skoropadsky Street的基辅市议会委员会早些时候为纪念市长亚历山大·欧贝尔钦科(Alexander Omelchenko)提供了支持。 在基辅弗罗沃的投票中，大多数当地人都反对。</text:p>
      <text:p text:style-name="P4">
照片：基辅安全论坛</text:p>
      <text:p text:style-name="P4">
News Source: <text:a xlink:type="simple" xlink:href="https://www.ukrinform.ua/rubric-kyiv/3722906-klicko-pidtrimav-peticiu-z-vimogou-ne-dopustiti-perejmenuvanna-vulici-na-cest-omelcenka.html" text:style-name="Internet_20_link" text:visited-style-name="Visited_20_Internet_20_Link">
https://www.ukrinform.ua/rubric-kyiv/3722906-klicko-pidtrimav-peticiu-z-vimogou-ne-dopustiti-perejmenuvanna-vulici-na-cest-omelcenka.html</text:a>
</text:p>
      <!--NEWS-->
      <text:h text:style-name="P10" text:outline-level="1">
<text:span text:style-name="T4">
俄罗斯人两个星期在哈尔基夫地区开火</text:span>
</text:h>
      <text:p text:style-name="P4">
作者: Ukrinform (Person)</text:p>
      <text:p text:style-name="P4">
出版商: Укринформ (Organization)</text:p>
      <text:p text:style-name="P4">
出版时间: 2023-06-14T18:00:00+03:00</text:p>
      <text:p text:style-name="P4">
修改时间: 2023-06-14T18:00:00+03:00</text:p>
      <text:p text:style-name="P4">
描述: 在过去的两个星期中，俄罗斯人一直在哈尔基夫地区的库皮斯克地区开火。  - 乌克林。</text:p>
      <text:p text:style-name="P4">
图片: ['<text:a xlink:type="simple" xlink:href="https://static.ukrinform.com/photos/2023_06/thumb_files/630_360_1686754715-528.png" text:style-name="Internet_20_link" text:visited-style-name="Visited_20_Internet_20_Link">
630_360_16867...</text:a>
']</text:p>
      <text:p text:style-name="P4">
标签: ['Обстріл', 'Харківщина', 'Аміак', 'Війна з Росією']</text:p>
      <text:p text:style-name="P4">
类型: Article</text:p>
      <!--METADATA-->
      <text:p text:style-name="P4">
<draw:frame draw:style-name="fr1" draw:name="Image128" text:anchor-type="as-char" svg:width="6.9236in" svg:height="3.956343in" draw:z-index="0">
<draw:image xlink:href="../Images/yкринформ/2023-06-14T18-00-00-03-00/630_360_1686754715-528.png" xlink:type="simple" xlink:show="embed" xlink:actuate="onLoad" draw:mime-type="image/png"/>
</draw:frame>
在两个星期内，俄罗斯人旨在在哈尔基夫地区的库皮斯克地区发射一条氨管道。</text:p>
      <text:p text:style-name="P4">
乌克林福姆报道，哈尔基夫地区军事部门负责人奥列格·斯诺伊布夫(Oleg Synigubov)在国家新闻电话“统一新闻”的播放中报道了这一点。</text:p>
      <text:p text:style-name="P4">
“ <text:a xlink:type="simple" xlink:href="https://www.ukrinform.ua/tag-obstril" text:style-name="Internet_20_link" text:visited-style-name="Visited_20_Internet_20_Link">
开火</text:a>
MANED -AMIACOPOW。 在过去的两个星期中，这种情况一直在发生。 目前，我们的专家没有记录管道中剩余的技术氨的泄漏。 但是，存在危险。” Sinegubov说。</text:p>
      <text:p text:style-name="P4">
OVA负责人说，在库皮斯克，战斗正在进行中，前线没有改变。</text:p>
      <text:p text:style-name="P4">
Synagubov说：“在那里，敌人选择了这样一个立场，以至于他表现出进攻行动，得到体面的答案，带有体面的答案，承受损失和退缩。因此，它们使某个地方感到弱势或特殊的防御地位。”</text:p>
      <text:p text:style-name="P4">
他指出，敌人还不断地陷入破坏和情报团体，而不是在库平地区，而是在整个边界线。 边界仍然每天都会受到敌人的炮击。</text:p>
      <text:p text:style-name="P4">
<text:span text:style-name="T4">
另请阅读：</text:span>
 <text:a xlink:type="simple" xlink:href="https://www.ukrinform.ua/rubric-regions/3719278-rosiani-znovu-obstrilali-amiakoprovid-na-harkivsini-ova.html" text:style-name="Internet_20_link" text:visited-style-name="Visited_20_Internet_20_Link">
俄罗斯人再次被解雇<text:span text:style-name="T4">
氨管道</text:span>
在哈尔基夫地区-ova</text:a>
“在过去的一天中，我们约有20个定居点被外食，炮兵，坦克，迫击炮解雇。不幸的是，它们是，但他们关注的是关注<text:a xlink:type="simple" xlink:href="https://www.ukrinform.ua/rubric-regions/3721900-dla-udaru-po-selisu-pid-harkovom-rosiani-vikoristali-dva-kalibri.html" text:style-name="Internet_20_link" text:visited-style-name="Visited_20_Internet_20_Link">
两个“ calibers”</text:a>
：一个 - 在现场，另一个只是在私营部门中。 目标尚不清楚什么。 既不军事甚至工业场所。 恐怖人口而不是C-300已经很简单吗(哈尔基夫地区经常在其中进行贝尔戈罗德地区的炮击。)，和“口径”？”  - 首席政府说。_foto：内政部</text:p>
      <text:p text:style-name="P4">
News Source: <text:a xlink:type="simple" xlink:href="https://www.ukrinform.ua/rubric-regions/3722909-rosiani-dva-tizni-pricilno-obstriluut-amiakoprovid-na-harkivsini.html" text:style-name="Internet_20_link" text:visited-style-name="Visited_20_Internet_20_Link">
https://www.ukrinform.ua/rubric-regions/3722909-rosiani-dva-tizni-pricilno-obstriluut-amiakoprovid-na-harkivsini.html</text:a>
</text:p>
      <!--NEWS-->
      <text:h text:style-name="P10" text:outline-level="1">
<text:span text:style-name="T4">
国防军每天消除了近700名入侵者，摧毁了8个坦克和17个Artsystems</text:span>
</text:h>
      <text:p text:style-name="P4">
作者: ['АРМІЯINFORM']</text:p>
      <text:p text:style-name="P4">
时间: 2023-06-14T18:00:00-04:00</text:p>
      <text:p text:style-name="P4">
描述: Zagalni Boyov，在02/24/22至06/14/23 Orintovo成为：...与乌克兰2022的战争，与乌克兰的战争，今天与乌克兰的最新新闻，今天与乌克兰的新闻战争，今天与乌克兰的新闻战争，今天与乌克兰2022年一起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6/vtraty_06-14-2023-scaled.jpg" text:style-name="Internet_20_link" text:visited-style-name="Visited_20_Internet_20_Link">
vtraty_06-14-2023-scaled.jpg</text:a>
']</text:p>
      <text:p text:style-name="P4">
标签: ['АГРЕСІЯ РФ', 'ВТОРГНЕННЯ РФ', 'ВТРАТИ ВОРОГА', 'ГШ ЗСУ']</text:p>
      <text:p text:style-name="P4">
类别: News</text:p>
      <!--METADATA-->
      <text:p text:style-name="P4">
<draw:frame draw:style-name="fr1" draw:name="Image129" text:anchor-type="as-char" svg:width="6.9236in" svg:height="6.975527in" draw:z-index="0">
<draw:image xlink:href="../Images/AРМІЯINFORM/2023-06-14T18-00-00-04-00/vtraty_06-14-2023-scaled.jpg" xlink:type="simple" xlink:show="embed" xlink:actuate="onLoad" draw:mime-type="image/jpeg"/>
</draw:frame>
敌人从24.02.22到14.06.23的总损失将定向：</text:p>
      <text:p text:style-name="P4">
<text:span text:style-name="T4">
<text:span text:style-name="T5">
人员 -  </text:span>
* 217330(+680)淘汰的人</text:span>
<text:span text:style-name="T5">
坦克 -  </text:span>
<text:span text:style-name="T5">
 3943(+8)</text:span>
<text:span text:style-name="T4">
战斗装甲车 -  </text:span>
 7653(+11)<text:span text:style-name="T4">
<text:span text:style-name="T5">
炮兵系统 -  </text:span>
<text:span text:style-name="T5">
 3783(+17)</text:span>
 </text:span>
 rszv- <text:span text:style-name="T4">
 603(+2)</text:span>
<text:span text:style-name="T5">
防空 -  </text:span>
<text:span text:style-name="T5">
 364(+1)</text:span>
<text:span text:style-name="T4">
飞机 -  </text:span>
 314(0)<text:span text:style-name="T4">
<text:span text:style-name="T5">
直升机 -  </text:span>
* 300(0)</text:span>
<text:span text:style-name="T5">
无人机手术战术水平 -  </text:span>
<text:span text:style-name="T5">
 3324(+15)</text:span>
<text:span text:style-name="T4">
有翼的导弹 -  </text:span>
 1196(+13)<text:span text:style-name="T4">
<text:span text:style-name="T5">
船 /船 -  </text:span>
* 18(0)</text:span>
<text:span text:style-name="T5">
汽车设备和坦克 -  </text:span>
<text:span text:style-name="T5">
 6482(+9)</text:span>
<text:span text:style-name="T4">
特殊技术 -  </text:span>
 516(+5)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4.06.23。</text:p>
      <text:p text:style-name="P4">
News Source: <text:a xlink:type="simple" xlink:href="https://armyinform.com.ua/2023/06/14/syly-oborony-za-dobu-likviduvaly-majzhe-700-okupantiv-znyshhyly-8-tankiv-i-17-artsystem/" text:style-name="Internet_20_link" text:visited-style-name="Visited_20_Internet_20_Link">
https://armyinform.com.ua/2023/06/14/syly-oborony-za-dobu-likviduvaly-majzhe-700-okupantiv-znyshhyly-8-tankiv-i-17-artsystem/</text:a>
</text:p>
      <!--NEWS-->
      <text:h text:style-name="P10" text:outline-level="1">
<text:span text:style-name="T4">
专家称之为抵消“制图宣传”的步骤</text:span>
</text:h>
      <text:p text:style-name="P4">
作者: Ukrinform (Person)</text:p>
      <text:p text:style-name="P4">
出版商: Укринформ (Organization)</text:p>
      <text:p text:style-name="P4">
出版时间: 2023-06-14T18:00:31+03:00</text:p>
      <text:p text:style-name="P4">
修改时间: 2023-06-14T18:00:31+03:00</text:p>
      <text:p text:style-name="P4">
描述: 俄罗斯对乌克兰的大量“解释”的出现和许多知名的世界品牌导致乌克兰欧洲人的公众看法有所分歧，这必须在州一级与之抗衡。  - 乌克林。</text:p>
      <text:p text:style-name="P4">
图片: ['<text:a xlink:type="simple" xlink:href="https://static.ukrinform.com/photos/2023_06/thumb_files/630_360_1686754380-955.jpg" text:style-name="Internet_20_link" text:visited-style-name="Visited_20_Internet_20_Link">
630_360_16867...</text:a>
']</text:p>
      <text:p text:style-name="P4">
标签: ['Пропаганда', 'Кордон', 'Карта', 'Війна з Росією']</text:p>
      <text:p text:style-name="P4">
类型: Article</text:p>
      <!--METADATA-->
      <text:p text:style-name="P4">
<draw:frame draw:style-name="fr1" draw:name="Image130" text:anchor-type="as-char" svg:width="6.9236in" svg:height="3.956343in" draw:z-index="0">
<draw:image xlink:href="../Images/yкринформ/2023-06-14T18-00-31-03-00/630_360_1686754380-955.jpg" xlink:type="simple" xlink:show="embed" xlink:actuate="onLoad" draw:mime-type="image/jpeg"/>
</draw:frame>
俄罗斯对乌克兰地图的“解释”的出现和许多知名的品牌在公众对欧洲人的看法中造成了分歧，并且必须在州一级对抗。</text:p>
      <text:p text:style-name="P4">
这是在[会议]上讨论的(https://www.youtube.com/watch?v=csCVOIsOCLw)乌克林形式的圆桌会议上的“领土完整性与制图宣传”。</text:p>
      <text:p text:style-name="P4">
战略通信和信息安全中心的代表Maximayorov指出，俄罗斯占领后，乌克兰领土的一部分出现了卡片，并未将其标记为乌克兰领土。 此外，它们将由大型国际出版物和政府支持乌克兰领土完整性的公司提供。</text:p>
      <text:p text:style-name="P4">
“最初，这些大纲，即乌克兰在互联网上的乌克兰图形，电子出版物中的乌克兰地图，电视上。 随后，在西方，这些领土并未按照乌克兰领土完整的位置在西方表示，而是乌克兰的领土完整性，而是乌克兰的领土完整性，或者说是有争议的或不确定的。” 。</text:p>
      <text:p text:style-name="P4">
公共倡议的创始人“停止Mapaganda!乌克兰的信息” Mykola Golubey指出，不仅俄罗斯从事Mapoganda，而且在大型西方品牌中，都有印刷和传播。</text:p>
      <text:p text:style-name="P4">
“例如，据称国家地理仅描述了地理争议，但是……在国家地理的旗舰地图集中，有一个命令克里米亚是一部分。 在地图集结束时，还有其他材料。”戈卢贝说。</text:p>
      <text:p text:style-name="P4">
他解释说如此柔软<text:a xlink:type="simple" xlink:href="https://www.ukrinform.ua/tag-propaganda" text:style-name="Internet_20_link" text:visited-style-name="Visited_20_Internet_20_Link">
宣传</text:a>
将其置于知名品牌的印刷产品中，被认为是事实。</text:p>
      <text:p text:style-name="P4">
“ Mapogangs”的结果是，由于乌克兰的大量解释，公众对欧洲人的看法有所分歧，这是公众倡议的创始人。</text:p>
      <text:p text:style-name="P4">
据他介绍，这种影响的后果包括对乌克兰的武器供应，促进乌克兰的“削减”思想的武器的供应以及公民违反边境过境的动机。</text:p>
      <text:p text:style-name="P4">
“扣押该领土，占领或吞并不是改变州边界的理由。 因此，在这种情况下，我们无法转移国家边界。 国家边界...必须显示(所以)正如根据国际条约记录的那样，应该认为这是一个暂时占领的领土，当然还有关于侦察的所有权。”索萨强调。</text:p>
      <text:p text:style-name="P4">
他还指出，有一个边界划界的概念，地图的边界线和划界，也就是说，将这条线带到了地形。 用它的话说，在乌克兰与俄罗斯的土地阴谋仅被划定。 “ Cybots于2003年完成。 2006年，甚至乌克兰总统的法令也成立了一个分界委员会。 但是俄罗斯一方被忽略，没有建立任何委员会，也没有进行边境土地所有者的界限。 科学家补充说，在Aquatoria和Black Seas中的划界都有同样的故事。</text:p>
      <text:p text:style-name="P4">
<text:span text:style-name="T4">
另请阅读：</text:span>
 <text:a xlink:type="simple" xlink:href="https://www.ukrinform.ua/rubric-polytics/3722888-mzs-posprialo-vipravlennu-20-vipadkiv-nekorektnogo-zobrazenna-kordoniv-ukraini.html" text:style-name="Internet_20_link" text:visited-style-name="Visited_20_Internet_20_Link">
外交部有助于纠正20例不正确的乌克兰边界的案件</text:a>
据公共倡议的创始人说，“停止马萨加达!乌克兰的信息生产”，国家的任务应该是巩固乌克兰观念的思想，即乌克兰唯一的边界是1991年确定的，而乌克兰地图的唯一形象是联合国的官方形象。 他还称这项工作的阶段。</text:p>
      <text:p text:style-name="P4">
“首先，停止出售假产品，在公司内部进行调查或更改公司的政策。 违反乌克兰措施的公司的官方信件，以及公司对乌克兰措施的强制性资金，具体取决于他们造成的信息损失。” Golubey说。</text:p>
      <text:p text:style-name="P4">
News Source: <text:a xlink:type="simple" xlink:href="https://www.ukrinform.ua/rubric-society/3722908-eksperti-nazvali-kroki-dla-protidii-kartograficnij-propagandi.html" text:style-name="Internet_20_link" text:visited-style-name="Visited_20_Internet_20_Link">
https://www.ukrinform.ua/rubric-society/3722908-eksperti-nazvali-kroki-dla-protidii-kartograficnij-propagandi.html</text:a>
</text:p>
      <!--NEWS-->
      <text:h text:style-name="P10" text:outline-level="1">
<text:span text:style-name="T4">
伦敦的郁郁葱葱获得了中央银行奖</text:span>
</text:h>
      <text:p text:style-name="P4">
作者: Ukrinform (Person)</text:p>
      <text:p text:style-name="P4">
出版商: Укринформ (Organization)</text:p>
      <text:p text:style-name="P4">
出版时间: 2023-06-14T18:06:52+03:00</text:p>
      <text:p text:style-name="P4">
修改时间: 2023-06-14T18:06:52+03:00</text:p>
      <text:p text:style-name="P4">
描述: 国家银行主席安德里·皮伊斯尼（Andriy Pyshny）因乌克兰国家银行的工作而获得了中央银行奖。  - 乌克林。</text:p>
      <text:p text:style-name="P4">
图片: ['<text:a xlink:type="simple" xlink:href="https://static.ukrinform.com/photos/2023_06/thumb_files/630_360_1686755109-635.jpg" text:style-name="Internet_20_link" text:visited-style-name="Visited_20_Internet_20_Link">
630_360_16867...</text:a>
']</text:p>
      <text:p text:style-name="P4">
标签: ['Лондон', 'Нацбанк', 'Нагорода', 'Андрій Пишний']</text:p>
      <text:p text:style-name="P4">
类型: Article</text:p>
      <!--METADATA-->
      <text:p text:style-name="P4">
<draw:frame draw:style-name="fr1" draw:name="Image134" text:anchor-type="as-char" svg:width="6.9236in" svg:height="3.956343in" draw:z-index="0">
<draw:image xlink:href="../Images/yкринформ/2023-06-14T18-06-52-03-00/630_360_1686755109-635.jpg" xlink:type="simple" xlink:show="embed" xlink:actuate="onLoad" draw:mime-type="image/jpeg"/>
</draw:frame>
主要银行安德里·皮伊斯尼(Andriy Pyshny)获得了中央银行奖奖，以赢得乌克兰国家银行。</text:p>
      <text:p text:style-name="P4">
根据乌克林福姆的说法，他在他的Facebook页面上报告了它](https://www.facebook.com/pyshnyy/posts/pfbid026WAqFhwbVexSkHmvRrKQBxSXQgM6dQifzyxcg5KwwSjNSehbcJvMAkncGL83BDK4l).</text:p>
      <text:p text:style-name="P4">
"На церемонії вручення нагород Central Banking Awards у Лондоні перемогуНаціонального банку України вітали стоячи. Оплесками. Тому що Національнийбанк України, наша банківська система зробили фактично неможливе – вистояли уштормі повномасштабної війни", - написав Пишний.</text:p>
      <text:p text:style-name="P4">
<text:span text:style-name="T4">
Читайте також:</text:span>
 <text:a xlink:type="simple" xlink:href="https://www.ukrinform.ua/rubric-economy/3709638-ricnij-zvit-nbu-popri-vijnu-vdalosa-zberegti-makrofinansovu-stabilnist-ta-doviru-gromadan.html" text:style-name="Internet_20_link" text:visited-style-name="Visited_20_Internet_20_Link">
 Річний звіт НБУ: попри війну вдалося зберегтимакрофінансову стабільність та довіру громадян</text:a>
国家银行的负责人感谢监管机构，乌克兰银行及其团队的雇员凝聚力的行动，以了解其责任。</text:p>
      <text:p text:style-name="P4">
中央银行奖 - 中央银行资料杂志的年度奖。它由26项提名，其中13个庆祝中央[银行]成功的骨盆案件(https://www.ukrinform.ua/tag-bank)世界，Ainshi 13-金融市场的参与者。</text:p>
      <text:p text:style-name="P4">
News Source: <text:a xlink:type="simple" xlink:href="https://www.ukrinform.ua/rubric-economy/3722912-pisnij-u-londoni-otrimav-nagorodu-central-banking-awards.html" text:style-name="Internet_20_link" text:visited-style-name="Visited_20_Internet_20_Link">
https://www.ukrinform.ua/rubric-economy/3722912-pisnij-u-londoni-otrimav-nagorodu-central-banking-awards.html</text:a>
</text:p>
      <!--NEWS-->
      <text:h text:style-name="P10" text:outline-level="1">
<text:span text:style-name="T4">
SBU拘留了库皮斯克铁路俄罗斯人创造的一名领导人</text:span>
</text:h>
      <text:p text:style-name="P4">
作者: Ukrinform (Person)</text:p>
      <text:p text:style-name="P4">
出版商: Укринформ (Organization)</text:p>
      <text:p text:style-name="P4">
出版时间: 2023-06-14T18:11:21+03:00</text:p>
      <text:p text:style-name="P4">
修改时间: 2023-06-14T18:11:21+03:00</text:p>
      <text:p text:style-name="P4">
描述: 在哈尔基夫地区，乌克兰的安全局拘留了由俄罗斯“库皮斯克铁路”俄罗斯入侵者造成的伪犯罪者。  - 乌克林。</text:p>
      <text:p text:style-name="P4">
图片: ['<text:a xlink:type="simple" xlink:href="https://static.ukrinform.com/photos/2020_05/thumb_files/630_360_1590678028-352.jpg" text:style-name="Internet_20_link" text:visited-style-name="Visited_20_Internet_20_Link">
630_360_15906...</text:a>
']</text:p>
      <text:p text:style-name="P4">
标签: ['Страсбург', 'Харківщина', 'Колаборант']</text:p>
      <text:p text:style-name="P4">
类型: Article</text:p>
      <!--METADATA-->
      <text:p text:style-name="P4">
<draw:frame draw:style-name="fr1" draw:name="Image135" text:anchor-type="as-char" svg:width="6.9236in" svg:height="3.956343in" draw:z-index="0">
<draw:image xlink:href="../Images/yкринформ/2023-06-14T18-11-21-03-00/630_360_1590678028-352.jpg" xlink:type="simple" xlink:show="embed" xlink:actuate="onLoad" draw:mime-type="image/jpeg"/>
</draw:frame>
在哈尔基夫地区，乌克兰的安全局拘留了由俄罗斯入侵者创建的库皮斯克铁路的俄罗斯入侵者之一。</text:p>
      <text:p text:style-name="P4">
正如乌克林福姆报道的那样，这已经报道了<text:a xlink:type="simple" xlink:href="https://ssu.gov.ua/novyny/sbu-zatrymala-odnoho-z-kerivnykiv-okupatsiinoi-zaliznytsi-rf-u-kupiansku" text:style-name="Internet_20_link" text:visited-style-name="Visited_20_Internet_20_Link">
SBU</text:a>
。</text:p>
      <text:p text:style-name="P4">
攻击者是一名46岁的库平斯克居民。 在乌克兰的俄罗斯进行完整的尺度协调之前，一名男子担任乌克兰兹尼特区Uniargial Branch的货物部门负责人。</text:p>
      <text:p text:style-name="P4">
<text:span text:style-name="T4">
另请阅读：</text:span>
 <text:a xlink:type="simple" xlink:href="https://www.ukrinform.ua/rubric-society/3722730-sbu-povidomila-pro-pidozru-ideologu-ruskogo-miru-duginu.html" text:style-name="Internet_20_link" text:visited-style-name="Visited_20_Internet_20_Link">
<text:span text:style-name="T4">
 sbu </text:span>
报告了“俄罗斯和平”杜金的意识形态的怀疑</text:a>
已经确定，在临时捕获城市期间，参与Belvorog的人并自愿同意进入由杯子创建的“俄罗斯联邦的库皮斯铁路”，在那里他领导了Imarketing的商业服务。 。</text:p>
      <text:p text:style-name="P4">
在他的伪官中，被拘留者为与俄罗斯的铁路组合建立了贡献，以将其部队不受阻碍地转移到东部阵线。 为此，他组织了俄罗斯立法的要求，组织了乌克兰部门文档的“重新格式化”。</text:p>
      <text:p text:style-name="P4">
库皮斯克解放后，袭击者离开了城市，试图避免右边。 将来，他被SBU工作人员暴露并拘留。</text:p>
      <text:p text:style-name="P4">
<text:span text:style-name="T4">
另请阅读：</text:span>
 [<text:span text:style-name="T4">
 sbu </text:span>
我被拘留在河口头“ Donbassgazadnr”中，这加热了俄罗斯人的营房]](https://www.ukrinform.ua/rubric-regions/3722166-sbu-zatrimala-v-limani-ocilnika-filii-donbasgaza-dnr-akij-obigrivav-kazarmi-rosian.html)根据艺术的第4部分宣布怀疑敌对的同事。 111-1(合作)乌克兰的刑法。 法院选择了他的预审措施。</text:p>
      <text:p text:style-name="P4">
据乌克林福姆(Ukrinform)报道，在顿涅茨克地区的利马(Liman)中，SBU拘留了一名合作者，该合作者在俄罗斯入侵者被俘虏期间加热了军营。</text:p>
      <text:p text:style-name="P4">
照片：SBU</text:p>
      <text:p text:style-name="P4">
News Source: <text:a xlink:type="simple" xlink:href="https://www.ukrinform.ua/rubric-regions/3722914-sbu-zatrimala-odnogo-z-kerivnikiv-stvorenoi-rosianami-kupanskoi-zaliznici.html" text:style-name="Internet_20_link" text:visited-style-name="Visited_20_Internet_20_Link">
https://www.ukrinform.ua/rubric-regions/3722914-sbu-zatrimala-odnogo-z-kerivnikiv-stvorenoi-rosianami-kupanskoi-zaliznici.html</text:a>
</text:p>
      <!--NEWS-->
      <text:h text:style-name="P10" text:outline-level="1">
<text:span text:style-name="T4">
敖德萨的导弹打击：四名毁灭企业的工人 - 处于危急状态</text:span>
</text:h>
      <text:p text:style-name="P4">
作者: Ukrinform (Person)</text:p>
      <text:p text:style-name="P4">
出版商: Укринформ (Organization)</text:p>
      <text:p text:style-name="P4">
出版时间: 2023-06-14T18:13:30+03:00</text:p>
      <text:p text:style-name="P4">
修改时间: 2023-06-14T18:13:30+03:00</text:p>
      <text:p text:style-name="P4">
描述: 由于对敖德萨的火箭袭击，俄罗斯联邦的军队在6月14日晚上袭击了敖德萨，塔夫里亚·B（Tavriya B）的仓库被摧毁。 该企业的三名雇员被杀，四名处于危急状态。  - 乌克林。</text:p>
      <text:p text:style-name="P4">
图片: ['<text:a xlink:type="simple" xlink:href="https://static.ukrinform.com/photos/2023_06/thumb_files/630_360_1686723005-546.jpg" text:style-name="Internet_20_link" text:visited-style-name="Visited_20_Internet_20_Link">
630_360_16867...</text:a>
']</text:p>
      <text:p text:style-name="P4">
标签: ['Обстріл', 'Одеса', 'Ракета', 'Війна з Росією']</text:p>
      <text:p text:style-name="P4">
类型: Article</text:p>
      <!--METADATA-->
      <text:p text:style-name="P4">
<draw:frame draw:style-name="fr1" draw:name="Image137" text:anchor-type="as-char" svg:width="6.9236in" svg:height="3.956343in" draw:z-index="0">
<draw:image xlink:href="../Images/yкринформ/2023-06-14T18-13-30-03-00/630_360_1686723005-546.jpg" xlink:type="simple" xlink:show="embed" xlink:actuate="onLoad" draw:mime-type="image/jpeg"/>
</draw:frame>
此外，俄罗斯联邦的军队于6月14日晚上袭击了塔夫里亚(Tavriya B. 该企业的三名雇员被杀，四名至关重要。</text:p>
      <text:p text:style-name="P4">
在<text:a xlink:type="simple" xlink:href="https://www.facebook.com/tavriav/posts/pfbid0vF5rMNPeowwXUVHNHGNic2722NyqcQC3rByiLX8EdGSxzWGHoees4Xkw9Wrw5BBNl" text:style-name="Internet_20_link" text:visited-style-name="Visited_20_Internet_20_Link">
Facebook</text:a>
Tavriya B报道说，乌克林福姆报道。</text:p>
      <text:p text:style-name="P4">
“今天，6月14日，在第三天晚上，敌人的火箭吻了我们的塔夫里亚B食品。 打击是即时的，<text:a xlink:type="simple" xlink:href="https://www.ukrinform.ua/tag-vibuh" text:style-name="Internet_20_link" text:visited-style-name="Visited_20_Internet_20_Link">
爆炸</text:a>
可怕的力量。 我们的三名员工被杀，四名在一家关键医院中被杀。 他们得到了所有必要的帮助，”证词写道。</text:p>
      <text:p text:style-name="P4">
该公司指出，主要打击儿童食品部门，尿布，婴儿食品，女性卫生。</text:p>
      <text:p text:style-name="P4">
该公司补充说：“爆炸后，大火，我们的员工(尽管妇女受伤和受伤，大多数妇女)开始扑灭自己，互相帮助，寻求失踪者。”</text:p>
      <text:p text:style-name="P4">
塔夫里亚(Tavriya)B还报告说，计划继续为员工进行紧急行为培训。</text:p>
      <text:p text:style-name="P4">
<text:span text:style-name="T4">
另请阅读：</text:span>
 [in ** odess(https://www.ukrinform.ua/rubric-regions/3722904-v-odesi-ogolosili-15-cervna-dnem-zalobi.html)据报道，据报道，6月14日晚上，俄罗斯占领军指挥了敖德萨民用基础设施中的口径。 <text:a xlink:type="simple" xlink:href="https://www.ukrinform.ua/rubric-regions/3722608-v-odesi-zaversili-posukovoratuvalnu-operaciu-pisla-raketnogo-udaru.html" text:style-name="Internet_20_link" text:visited-style-name="Visited_20_Internet_20_Link">
</text:a>
<text:a xlink:type="simple" xlink:href="https://www.ukrinform.ua/rubric-regions/3722608-v-odesi-zaversili-posukovoratuvalnu-operaciu-pisla-raketnogo-udaru.html" text:style-name="Internet_20_link" text:visited-style-name="Visited_20_Internet_20_Link">
损坏的</text:a>
<text:a xlink:type="simple" xlink:href="https://www.ukrinform.ua/rubric-regions/3722608-v-odesi-zaversili-posukovoratuvalnu-operaciu-pisla-raketnogo-udaru.html" text:style-name="Internet_20_link" text:visited-style-name="Visited_20_Internet_20_Link">
 商业中心</text:a>
，教育机构，住宅区，食品机构。 三人被杀，收到13人。</text:p>
      <text:p text:style-name="P4">
News Source: <text:a xlink:type="simple" xlink:href="https://www.ukrinform.ua/rubric-regions/3722915-raketnij-udar-po-odesi-cetvero-pracivnikiv-zrujnovanogo-pidpriemstva-u-kriticnomu-stani.html" text:style-name="Internet_20_link" text:visited-style-name="Visited_20_Internet_20_Link">
https://www.ukrinform.ua/rubric-regions/3722915-raketnij-udar-po-odesi-cetvero-pracivnikiv-zrujnovanogo-pidpriemstva-u-kriticnomu-stani.html</text:a>
</text:p>
      <!--NEWS-->
      <text:h text:style-name="P10" text:outline-level="1">
<text:span text:style-name="T4">
乌克兰电影在卡洛瓦国际电影节上发表</text:span>
</text:h>
      <text:p text:style-name="P4">
作者: Ukrinform (Person)</text:p>
      <text:p text:style-name="P4">
出版商: Укринформ (Organization)</text:p>
      <text:p text:style-name="P4">
出版时间: 2023-06-14T18:15:00+03:00</text:p>
      <text:p text:style-name="P4">
修改时间: 2023-06-14T18:15:00+03:00</text:p>
      <text:p text:style-name="P4">
描述: 东部的张纸第57届卡洛瓦国际电影节宣布了27个精选的电影预测，该电影将在正在进行的作品的演讲中介绍，从事开发功能发射和首次剪切+正在进行的工作。  - 乌克林。</text:p>
      <text:p text:style-name="P4">
图片: ['<text:a xlink:type="simple" xlink:href="https://static.ukrinform.com/photos/2023_06/thumb_files/630_360_1686757760-746.jpg" text:style-name="Internet_20_link" text:visited-style-name="Visited_20_Internet_20_Link">
630_360_16867...</text:a>
', '<text:a xlink:type="simple" xlink:href="https://static.ukrinform.com/photos/2023_06/1686757760-970.jpg" text:style-name="Internet_20_link" text:visited-style-name="Visited_20_Internet_20_Link">
1686757760-97...</text:a>
', '<text:a xlink:type="simple" xlink:href="https://static.ukrinform.com/photos/2023_06/1686771858-252.jpeg" text:style-name="Internet_20_link" text:visited-style-name="Visited_20_Internet_20_Link">
1686771858-25...</text:a>
', '<text:a xlink:type="simple" xlink:href="https://static.ukrinform.com/photos/2023_06/1686771858-866.jpeg" text:style-name="Internet_20_link" text:visited-style-name="Visited_20_Internet_20_Link">
1686771858-86...</text:a>
', '<text:a xlink:type="simple" xlink:href="https://static.ukrinform.com/photos/2019_03/1551452204-642.jpg" text:style-name="Internet_20_link" text:visited-style-name="Visited_20_Internet_20_Link">
1551452204-64...</text:a>
']</text:p>
      <text:p text:style-name="P4">
标签: ['Чехія', 'Кіно', 'Культура', 'Кінофестиваль', 'фільм']</text:p>
      <text:p text:style-name="P4">
类型: Article</text:p>
      <!--METADATA-->
      <text:p text:style-name="P4">
<draw:frame draw:style-name="fr1" draw:name="Image138" text:anchor-type="as-char" svg:width="6.9236in" svg:height="3.956343in" draw:z-index="0">
<draw:image xlink:href="../Images/yкринформ/2023-06-14T18-15-00-03-00/630_360_1686757760-746.jpg" xlink:type="simple" xlink:show="embed" xlink:actuate="onLoad" draw:mime-type="image/jpeg"/>
</draw:frame>
第57届Carlovar国际电影节的平台承诺宣布了27个选举的电影预测，该电影将在作品Inprogress的演讲中提出，从事开发功能的发布和首次Cut+ Works Inprogress。</text:p>
      <text:p text:style-name="P4">
乌克林福姆报道说，在制作后期的11场比赛和纪录片中，是乌克兰录像带。</text:p>
      <text:p text:style-name="P4">
来自中欧和东欧国家，前苏联，非洲中东的巴尔干地区的制作过程中的11部电影或预测后，非洲的中东将获得奖项，总费用为1亿欧元。</text:p>
      <text:p text:style-name="P4">
<draw:frame draw:style-name="fr1" draw:name="Image139" text:anchor-type="as-char" svg:width="6.9236in" svg:height="5.1927in" draw:z-index="0">
<draw:image xlink:href="../Images/yкринформ/2023-06-14T18-15-00-03-00/1686757760-970.jpg" xlink:type="simple" xlink:show="embed" xlink:actuate="onLoad" draw:mime-type="image/jpeg"/>
</draw:frame>
这部电影以罗马·邦德卡萨(Roman Bondarchkaza)执导的乌克兰，德国，捷克共和国和斯洛伐克联合制作的工作名称为“社论”。 正如新闻稿中指出的那样，作者目前缺乏分销商，贸易代理，节日历史。</text:p>
      <text:p text:style-name="P4">
<draw:frame draw:style-name="fr1" draw:name="Image140" text:anchor-type="as-char" svg:width="6.9236in" svg:height="5.1927in" draw:z-index="0">
<draw:image xlink:href="../Images/yкринформ/2023-06-14T18-15-00-03-00/1686771858-252.jpeg" xlink:type="simple" xlink:show="embed" xlink:actuate="onLoad" draw:mime-type="image/jpeg"/>
</draw:frame>
社论是一部冒险电影，在调查，追求，射击和寻找真相的过程中抗拒邪恶。 自2021年7月以来，枪击事件一直持续到霍森和该地区。</text:p>
      <text:p text:style-name="P4">
<draw:frame draw:style-name="fr1" draw:name="Image141" text:anchor-type="as-char" svg:width="6.9236in" svg:height="5.1927in" draw:z-index="0">
<draw:image xlink:href="../Images/yкринформ/2023-06-14T18-15-00-03-00/1686771858-866.jpeg" xlink:type="simple" xlink:show="embed" xlink:actuate="onLoad" draw:mime-type="image/jpeg"/>
</draw:frame>
根据情节，年轻的科学家尤拉(Yura)意外见证了森林的纵火。 他将向当地报纸的编辑委员会拍摄Firewalks的照片，以便能够揭露罪犯，但在情况下是一名记者。 新作品将其推迟到了奇怪的姿势世界，事实没有意义，而现实几乎与报纸上的有关它写的事实几乎不吻合。 同时，新职业帮助尤里(Yuri)找到了真正的友谊和爱。</text:p>
      <text:p text:style-name="P4">
<text:span text:style-name="T4">
另请阅读：</text:span>
 <text:a xlink:type="simple" xlink:href="https://www.ukrinform.ua/rubric-culture/3722887-vijsov-film-ponivecene-ditinstvo-pro-deportaciu-rosieu-ukrainskih-ditej.html" text:style-name="Internet_20_link" text:visited-style-name="Visited_20_Internet_20_Link">
<text:span text:style-name="T4">
电影</text:span>
“毁灭性的童年”关于乌克兰儿童的驱逐出境</text:a>
演员：Rimma Zyubina，Andriy Kirilchuk，Vasyl Kukharsky，Oleksandrgannochenko，记者Dmitry Bagnenko，由Zhanna Ozirna，Dramaturgmaxim Kurochkin和Blogger Sergey Ivanov执导。</text:p>
      <text:p text:style-name="P4">
剧本合作者是Alla Tyutyunnik和Darya Averchenko。</text:p>
      <text:p text:style-name="P4">
<draw:frame draw:style-name="fr1" draw:name="Image142" text:anchor-type="as-char" svg:width="6.9236in" svg:height="3.846444in" draw:z-index="0">
<draw:image xlink:href="../Images/yкринформ/2023-06-14T18-15-00-03-00/1551452204-642.jpg" xlink:type="simple" xlink:show="embed" xlink:actuate="onLoad" draw:mime-type="image/jpeg"/>
</draw:frame>
罗马·邦纳克克(Roman Bondarchuk)<text:span text:style-name="T4">
另请阅读：</text:span>
 <text:a xlink:type="simple" xlink:href="https://www.ukrinform.ua/rubric-culture/3720286-stricka-pamfir-potrapila-do-spisku-najkrasih-filmiv-2023-roku.html" text:style-name="Internet_20_link" text:visited-style-name="Visited_20_Internet_20_Link">
<text:span text:style-name="T4">
磁带</text:span>
和“ Pumfir”在2023年最佳图片列表中</text:a>
“社论”是现在最关心我。 这是关于我出生的乌克兰南部的昂贵能力和地方。 省级报纸以我很小的时候工作而命名。 关于他们发明的奇怪，虚构的现实，以吸引读者。 当他们贿赂当地的影子商人时，他们被烧毁并砍伐了森林。 全面战争发生之前的最后夏天 - 有人正在准备，我们大多数人每天都在生活，而没有注意到距离城市70公里的俄罗斯坦克。 现在，波蒙斯恐怖分子破坏了卡科夫斯克大坝的一部分。 那些房屋是整个房屋的人，在炮弹中<text:a xlink:type="simple" xlink:href="https://www.ukrinform.ua/tag-evakuacia" text:style-name="Internet_20_link" text:visited-style-name="Visited_20_Internet_20_Link">
撤离</text:a>
人和动物。 我想给嗓音，以保留这片土地的温暖。”邦纳克克说。</text:p>
      <text:p text:style-name="P4">
在今年的行业时代KVIFFF期间，将在卡洛夫瓦拉克(Karlovy Varakh)举行针对行业专业人士的项目的演示。</text:p>
      <text:p text:style-name="P4">
总的来说，由国际陪审团以3个类别选择的最有前途的项目将获得总成本为1.15千欧元的奖项。</text:p>
      <text:p text:style-name="P4">
第57届国际电影节将持续到2023年6月30日至7月8日。</text:p>
      <text:p text:style-name="P4">
News Source: <text:a xlink:type="simple" xlink:href="https://www.ukrinform.ua/rubric-culture/3722916-ukrainskij-film-prezentuut-na-karlovarskomu-miznarodnomu-kinofestivali.html" text:style-name="Internet_20_link" text:visited-style-name="Visited_20_Internet_20_Link">
https://www.ukrinform.ua/rubric-culture/3722916-ukrainskij-film-prezentuut-na-karlovarskomu-miznarodnomu-kinofestivali.html</text:a>
</text:p>
      <!--NEWS-->
      <text:h text:style-name="P10" text:outline-level="1">
<text:span text:style-name="T4">
Nikolaevshchyna：2400公顷的森林被洪水淹没，大多数在金本吐口水</text:span>
</text:h>
      <text:p text:style-name="P4">
作者: Ukrinform (Person)</text:p>
      <text:p text:style-name="P4">
出版商: Укринформ (Organization)</text:p>
      <text:p text:style-name="P4">
出版时间: 2023-06-14T18:16:45+03:00</text:p>
      <text:p text:style-name="P4">
修改时间: 2023-06-14T18:16:45+03:00</text:p>
      <text:p text:style-name="P4">
描述: 在Mykolaiv地区，在暂时捕获的金本吐口水中，仍有2400公顷的森林人工林被洪水淹没。  - 乌克林。</text:p>
      <text:p text:style-name="P4">
图片: ['<text:a xlink:type="simple" xlink:href="https://static.ukrinform.com/photos/2023_06/thumb_files/630_360_1686755565-457.jpg" text:style-name="Internet_20_link" text:visited-style-name="Visited_20_Internet_20_Link">
630_360_16867...</text:a>
']</text:p>
      <text:p text:style-name="P4">
标签: ['Ліс', 'Миколаївщина', 'Підтоплення']</text:p>
      <text:p text:style-name="P4">
类型: Article</text:p>
      <!--METADATA-->
      <text:p text:style-name="P4">
<draw:frame draw:style-name="fr1" draw:name="Image143" text:anchor-type="as-char" svg:width="6.9236in" svg:height="3.956343in" draw:z-index="0">
<draw:image xlink:href="../Images/yкринформ/2023-06-14T18-16-45-03-00/630_360_1686755565-457.jpg" xlink:type="simple" xlink:show="embed" xlink:actuate="onLoad" draw:mime-type="image/jpeg"/>
</draw:frame>
2400公顷的森林种植园仍然被纳科拉夫地区淹没，最重要的是，在临时捕获的金本吐口水中。</text:p>
      <text:p text:style-name="P4">
南部森林办公室在[Facebook]上报告了这一点(https://www.facebook.com/permalink.php?story_fbid=pfbid0AyyvR5MbX1rqW88idzQaxqLxzsiSABZSgRogYcSUhsS8bd7raWxGDn5UWzMZsJ4vl&amp;id=100089368210873)，报道乌克林福姆。</text:p>
      <text:p text:style-name="P4">
“截至6月14日上午，在卡科夫斯卡亚河畔爆炸后的第八天，2400公顷的森林人工林被囚禁在大型[水]中(https://www.ukrinform.ua/tag-voda)。 坦布恩(Tamburne)最大的洪水区和被占领的半岛的vasyliv林业是2200格里夫特(Greevts)。”</text:p>
      <text:p text:style-name="P4">
值得注意的是，在Snigurov森林中，洪水量显着减少 - 当天水剩下300公顷，100公顷的森林人工林仍然被淹没。 尼古拉耶夫，安德烈夫斯基和奥查尔基夫林业的洪水症观察到了少量的洪水残留物。</text:p>
      <text:p text:style-name="P4">
<text:span text:style-name="T4">
另请阅读：</text:span>
 <text:a xlink:type="simple" xlink:href="https://www.ukrinform.ua/rubric-economy/3719250-kahovskij-ekocid-kostuvatime-ukraini-dodatkovo-desatki-milardiv-griven.html" text:style-name="Internet_20_link" text:visited-style-name="Visited_20_Internet_20_Link">
Kakhovsky Ecocide将使乌克兰额外花费数十亿张Hryvnias</text:a>
正如乌克林福姆报道的那样，在6月6日的晚上<text:a xlink:type="simple" xlink:href="https://www.ukrinform.ua/rubric-other_news/3720776-pidriv-rosianami-kahovskoi-ges-usi-novini.html" text:style-name="Internet_20_link" text:visited-style-name="Visited_20_Internet_20_Link">
俄罗斯军队培养了卡科夫卡水力发电站</text:a>
。 在爆炸了Mykolaiv地区的车站后，在水位的高峰中淹没了近3,000公顷的森林基金。</text:p>
      <text:p text:style-name="P4">
News Source: <text:a xlink:type="simple" xlink:href="https://www.ukrinform.ua/rubric-regions/3722917-mikolaivsina-pidtopleni-2400-gektariv-lisu-najbilse-na-kinburnskij-kosi.html" text:style-name="Internet_20_link" text:visited-style-name="Visited_20_Internet_20_Link">
https://www.ukrinform.ua/rubric-regions/3722917-mikolaivsina-pidtopleni-2400-gektariv-lisu-najbilse-na-kinburnskij-kosi.html</text:a>
</text:p>
      <!--NEWS-->
      <text:h text:style-name="P10" text:outline-level="1">
<text:span text:style-name="T4">
在敖德萨，俄罗斯火箭损害了有趣的科学博物馆</text:span>
</text:h>
      <text:p text:style-name="P4">
作者: Ukrinform (Person)</text:p>
      <text:p text:style-name="P4">
出版商: Укринформ (Organization)</text:p>
      <text:p text:style-name="P4">
出版时间: 2023-06-14T18:20:35+03:00</text:p>
      <text:p text:style-name="P4">
修改时间: 2023-06-14T18:20:35+03:00</text:p>
      <text:p text:style-name="P4">
描述: 在敖德萨，由于夜间火箭袭击，一座有趣的科学博物馆和两个高等教育机构遭到破坏。  - 乌克林。</text:p>
      <text:p text:style-name="P4">
图片: ['<text:a xlink:type="simple" xlink:href="https://static.ukrinform.com/photos/2023_06/thumb_files/630_360_1686756006-552.jpg" text:style-name="Internet_20_link" text:visited-style-name="Visited_20_Internet_20_Link">
630_360_16867...</text:a>
']</text:p>
      <text:p text:style-name="P4">
标签: ['Міносвіти', 'Музей', 'Одеса']</text:p>
      <text:p text:style-name="P4">
类型: Article</text:p>
      <!--METADATA-->
      <text:p text:style-name="P4">
<draw:frame draw:style-name="fr1" draw:name="Image145" text:anchor-type="as-char" svg:width="6.9236in" svg:height="3.956343in" draw:z-index="0">
<draw:image xlink:href="../Images/yкринформ/2023-06-14T18-20-35-03-00/630_360_1686756006-552.jpg" xlink:type="simple" xlink:show="embed" xlink:actuate="onLoad" draw:mime-type="image/jpeg"/>
</draw:frame>
敖德萨损害了有趣的科学博物馆和敖德萨的两个教育机构。</text:p>
      <text:p text:style-name="P4">
根据乌克林福姆的说法，教育与科学部在[电报]中报告(https://t.me/UAmonogram/7916)..</text:p>
      <text:p text:style-name="P4">
“乌克兰现有的五个有趣科学博物馆中有两个受到敌人的破坏。 但是，也有一些无法删除的情况，而没有损坏：“镜像迷宫”，“大特斯拉”，“中央护理”，他们自己的天文馆和两个实验室 - 他们受伤了。 大多数展览博​​物馆都是由敖德萨发明家创建的。 信息的不懈努力和灵感和成长的儿童的位置被摧毁了。”</text:p>
      <text:p text:style-name="P4">
<text:span text:style-name="T4">
另请阅读：</text:span>
 <text:a xlink:type="simple" xlink:href="https://www.ukrinform.ua/rubric-regions/3722915-raketnij-udar-po-odesi-cetvero-pracivnikiv-zrujnovanogo-pidpriemstva-u-kriticnomu-stani.html" text:style-name="Internet_20_link" text:visited-style-name="Visited_20_Internet_20_Link">
给敖德萨的导弹打击：被摧毁的企业的四名工人 - 处于危急状态</text:a>
根据教育部的说法，“我们一定会恢复一切。 计划在乌克兰建立博物馆网络。 现在已经采取了第一步，我们将拥有一个“旅行”该国的科学博物馆。 为此，6月11日，联合国儿童基金会签署了合作备忘录。 有关更多信息，我们以后告诉您的合作伙伴。”</text:p>
      <text:p text:style-name="P4">
正如乌克林福姆报道的，<text:a xlink:type="simple" xlink:href="https://www.ukrinform.ua/rubric-regions/3722608-v-odesi-zaversili-posukovoratuvalnu-operaciu-pisla-raketnogo-udaru.html" text:style-name="Internet_20_link" text:visited-style-name="Visited_20_Internet_20_Link">
6月14日晚上，俄罗斯占领军听到了四个“小口径”</text:a>
关于敖德萨的民事基础设施。 商业中心，教育机构，住宅综合大楼，食品机构受损。 三人被杀，13人受伤。</text:p>
      <text:p text:style-name="P4">
照片：SES</text:p>
      <text:p text:style-name="P4">
News Source: <text:a xlink:type="simple" xlink:href="https://www.ukrinform.ua/rubric-regions/3722919-v-odesi-rosijska-raketa-poskodila-muzej-cikavoi-nauki.html" text:style-name="Internet_20_link" text:visited-style-name="Visited_20_Internet_20_Link">
https://www.ukrinform.ua/rubric-regions/3722919-v-odesi-rosijska-raketa-poskodila-muzej-cikavoi-nauki.html</text:a>
</text:p>
      <!--NEWS-->
      <text:h text:style-name="P10" text:outline-level="1">
<text:span text:style-name="T4">
欧洲议会批准了人工智能法规计划</text:span>
</text:h>
      <text:p text:style-name="P4">
作者: Ukrinform (Person)</text:p>
      <text:p text:style-name="P4">
出版商: Укринформ (Organization)</text:p>
      <text:p text:style-name="P4">
出版时间: 2023-06-14T18:23:08+03:00</text:p>
      <text:p text:style-name="P4">
修改时间: 2023-06-14T18:23:08+03:00</text:p>
      <text:p text:style-name="P4">
描述: 欧洲议会已批准了一个项目，该项目将基于未来法规的人工智能规则。  - 乌克林。</text:p>
      <text:p text:style-name="P4">
图片: ['<text:a xlink:type="simple" xlink:href="https://static.ukrinform.com/photos/2019_07/thumb_files/630_360_1563450157-113.jpg" text:style-name="Internet_20_link" text:visited-style-name="Visited_20_Internet_20_Link">
630_360_15634...</text:a>
']</text:p>
      <text:p text:style-name="P4">
标签: ['Європарламент', 'Технології', 'Закон', 'Штучний інтелект']</text:p>
      <text:p text:style-name="P4">
类型: Article</text:p>
      <!--METADATA-->
      <text:p text:style-name="P4">
<draw:frame draw:style-name="fr1" draw:name="Image146" text:anchor-type="as-char" svg:width="6.9236in" svg:height="3.956343in" draw:z-index="0">
<draw:image xlink:href="../Images/yкринформ/2023-06-14T18-23-08-03-00/630_360_1563450157-113.jpg" xlink:type="simple" xlink:show="embed" xlink:actuate="onLoad" draw:mime-type="image/jpeg"/>
</draw:frame>
欧洲议会已批准了一个将是未来人工智能监管法律的项目。</text:p>
      <text:p text:style-name="P4">
关于它报告<text:a xlink:type="simple" xlink:href="https://www.dw.com/uk/evroparlament-shvaliv-plan-reguluvanna-stucnogo-intelektu/a-65912171" text:style-name="Internet_20_link" text:visited-style-name="Visited_20_Internet_20_Link">
DW</text:a>
，报道乌克林福姆。</text:p>
      <text:p text:style-name="P4">
在批准该计划后，立法者将就法律的最终版本开始与27个欧盟成员国进行谈判。 如果布鲁塞尔在今年年底之前达到仪表，那将是世界上第一条规范AI的法律。</text:p>
      <text:p text:style-name="P4">
但是，它可能不早于2026年生效，因此欧洲时代将被迫坚持与技术公司达成自愿临时协议，以便早些时候达成监管。</text:p>
      <text:p text:style-name="P4">
<text:span text:style-name="T4">
另请阅读：</text:span>
 [英国将举行第一个安全峰会**人造(https://www.ukrinform.ua/rubric-technology/3720273-britania-provede-persij-samit-z-bezpecnosti-stucnogo-intelektu.html)规范人工智能的主动性是在2021年在欧盟发起的，但在发行Botgpt Bot之后变得越来越重要，该机器人曾经翻新了去年该领域的新成就和可能的风险。</text:p>
      <text:p text:style-name="P4">
法律将根据风险水平来规范AI：对Podor人民的权利越高，要求就会越大。 在教育，关键基础设施，公共秩序和移民管理领域，人工智能的高风险清单。</text:p>
      <text:p text:style-name="P4">
特殊要求将涉及生成系统，例如<text:a xlink:type="simple" xlink:href="https://www.ukrinform.ua/tag-chatgpt" text:style-name="Internet_20_link" text:visited-style-name="Visited_20_Internet_20_Link">
chatgpt</text:a>
和Dall-E，能够创建文本，图像，音频和媒体。 他们将有义务通知用户内容是由机器而不是由人创建的。</text:p>
      <text:p text:style-name="P4">
<text:span text:style-name="T4">
另请阅读：</text:span>
 <text:a xlink:type="simple" xlink:href="https://www.ukrinform.ua/rubric-technology/3718744-kitaj-reguluvatime-vikoristanna-stucnogo-intelektu-mask.html" text:style-name="Internet_20_link" text:visited-style-name="Visited_20_Internet_20_Link">
中国将调整<text:span text:style-name="T4">
人工的使用</text:span>
哦，智能 - 面具</text:a>
欧洲议会议员认为他们的法案是“历史”，拒绝批评他会伤害他，而不是有助于创新。</text:p>
      <text:p text:style-name="P4">
正如乌克林福姆报道的那样，美国参议员提出了<text:a xlink:type="simple" xlink:href="https://www.ukrinform.ua/rubric-technology/3720447-kongres-ssa-rozglane-dva-novih-zakonoproekti-pro-stucnij-intelekt.html" text:style-name="Internet_20_link" text:visited-style-name="Visited_20_Internet_20_Link">
两个法律人工智能</text:a>
在对解决与该技术相关的问题的兴趣越来越多的背景下。</text:p>
      <text:p text:style-name="P4">
News Source: <text:a xlink:type="simple" xlink:href="https://www.ukrinform.ua/rubric-technology/3722920-evroparlament-shvaliv-plan-reguluvanna-stucnogo-intelektu.html" text:style-name="Internet_20_link" text:visited-style-name="Visited_20_Internet_20_Link">
https://www.ukrinform.ua/rubric-technology/3722920-evroparlament-shvaliv-plan-reguluvanna-stucnogo-intelektu.html</text:a>
</text:p>
      <!--NEWS-->
      <text:h text:style-name="P10" text:outline-level="1">
<text:span text:style-name="T4">
外交部与捷克议员讨论了布拉格克里米亚平台的第二次峰会</text:span>
</text:h>
      <text:p text:style-name="P4">
作者: Ukrinform (Person)</text:p>
      <text:p text:style-name="P4">
出版商: Укринформ (Organization)</text:p>
      <text:p text:style-name="P4">
出版时间: 2023-06-14T18:23:13+03:00</text:p>
      <text:p text:style-name="P4">
修改时间: 2023-06-14T18:23:13+03:00</text:p>
      <text:p text:style-name="P4">
描述: 乌克兰Yevgeny Perebinis副外交大臣与捷克议会议员讨论了准备的准备，以在布拉格举行的十月国际克里米亚平台的第二次议会峰会。  - 乌克林。</text:p>
      <text:p text:style-name="P4">
图片: ['<text:a xlink:type="simple" xlink:href="https://static.ukrinform.com/photos/2023_06/thumb_files/630_360_1686755850-897.png" text:style-name="Internet_20_link" text:visited-style-name="Visited_20_Internet_20_Link">
630_360_16867...</text:a>
']</text:p>
      <text:p text:style-name="P4">
标签: ['Чехія', 'Прага', 'Кримська платформа']</text:p>
      <text:p text:style-name="P4">
类型: Article</text:p>
      <!--METADATA-->
      <text:p text:style-name="P4">
<draw:frame draw:style-name="fr1" draw:name="Image147" text:anchor-type="as-char" svg:width="6.9236in" svg:height="3.946093in" draw:z-index="0">
<draw:image xlink:href="../Images/yкринформ/2023-06-14T18-23-13-03-00/630_360_1686755850-897.png" xlink:type="simple" xlink:show="embed" xlink:actuate="onLoad" draw:mime-type="image/png"/>
</draw:frame>
乌克兰Yevgeny Perebinis外交事务副部长与捷克议会在布拉格举行的捷克议会讨论了准备的准备，以在10月在国际克里米亚国际平台的第二届议会峰会上举行。</text:p>
      <text:p text:style-name="P4">
正如乌克林福姆(Ukrinform)报道的那样<text:a xlink:type="simple" xlink:href="https://mfa.gov.ua/news/yevgen-perebijnis-zustrivsya-z-delegaciyeyu-senatu-parlamentu-cheskoyi-respubliki" text:style-name="Internet_20_link" text:visited-style-name="Visited_20_Internet_20_Link">
外交部教育部</text:a>
在Pereviosia会议上与捷克共和国参议院打交道，以副主席Tomasz Chernin和外交事务委员会主席，有关安全与国防部的Pavel Pavel Fisher的主席，对此进行了讨论。</text:p>
      <text:p text:style-name="P4">
“关于双边工作的许多局部问题，在我们国家的录像带的重建中，两方互动的前景以及国际克里米亚平台的措施，尤其是两方的互动前景，尤其是对两党的相互作用的前景，尤其准备在<text:a xlink:type="simple" xlink:href="https://www.ukrinform.ua/tag-praga" text:style-name="Internet_20_link" text:visited-style-name="Visited_20_Internet_20_Link">
布拉格</text:a>
第二次议会峰会更有可能，”外交政策部门告知。</text:p>
      <text:p text:style-name="P4">
副部长感谢捷克参议员最近公认的捷克议会上级议会，他们呼吁联盟授予乌克兰的北约成员资格。</text:p>
      <text:p text:style-name="P4">
<text:span text:style-name="T4">
另请阅读：</text:span>
 [议会峰会<text:span text:style-name="T4">
克里米亚</text:span>
 <text:span text:style-name="T4">
平台</text:span>
，并将在10月24日通过布拉格(https://www.ukrinform.ua/rubric-crimea/3700058-parlamentskij-samit-krimskoi-platformi-projde-u-prazi-24-zovtna.html)在会议期间，各方还谈到了融入欧盟的问题。 佩雷比尼(Perebinis)尤其向对话者通报了乌克兰对欧洲委员会的七项建议的实施状况，并注意到今年捷克捷克人民共和国对欧盟的支持。</text:p>
      <text:p text:style-name="P4">
众所周知，国际克里米亚平台的第一次议会峰会于2022年10月25日在克罗地亚扎格雷比(Croatia Zagrebi)放弃。</text:p>
      <text:p text:style-name="P4">
News Source: <text:a xlink:type="simple" xlink:href="https://www.ukrinform.ua/rubric-crimea/3722921-u-mzs-obgovorili-z-ceskimi-parlamentariami-provedenna-u-prazi-drugogo-samitu-krimskoi-platformi.html" text:style-name="Internet_20_link" text:visited-style-name="Visited_20_Internet_20_Link">
https://www.ukrinform.ua/rubric-crimea/3722921-u-mzs-obgovorili-z-ceskimi-parlamentariami-provedenna-u-prazi-drugogo-samitu-krimskoi-platformi.html</text:a>
</text:p>
      <!--NEWS-->
      <text:h text:style-name="P10" text:outline-level="1">
<text:span text:style-name="T4">
纽约时代广场展示了有关假肢乌克兰捍卫者的视频</text:span>
</text:h>
      <text:p text:style-name="P4">
作者: Ukrinform (Person)</text:p>
      <text:p text:style-name="P4">
出版商: Укринформ (Organization)</text:p>
      <text:p text:style-name="P4">
出版时间: 2023-06-14T18:30:24+03:00</text:p>
      <text:p text:style-name="P4">
修改时间: 2023-06-14T18:30:24+03:00</text:p>
      <text:p text:style-name="P4">
描述: 在纽约世界上最著名的街头屏幕上，有一段有关乌克兰士兵在利维夫超人人类中心接受假肢的视频。  - 乌克林。</text:p>
      <text:p text:style-name="P4">
图片: ['<text:a xlink:type="simple" xlink:href="https://static.ukrinform.com/photos/2018_08/thumb_files/630_360_1535187043-6752.jpeg" text:style-name="Internet_20_link" text:visited-style-name="Visited_20_Internet_20_Link">
630_360_15351...</text:a>
']</text:p>
      <text:p text:style-name="P4">
标签: ['Львівщина', 'Нью-Йорк', 'Протезування']</text:p>
      <text:p text:style-name="P4">
类型: Article</text:p>
      <!--METADATA-->
      <text:p text:style-name="P4">
<draw:frame draw:style-name="fr1" draw:name="Image148" text:anchor-type="as-char" svg:width="6.9236in" svg:height="3.956343in" draw:z-index="0">
<draw:image xlink:href="../Images/yкринформ/2023-06-14T18-30-24-03-00/630_360_1535187043-6752.jpeg" xlink:type="simple" xlink:show="embed" xlink:actuate="onLoad" draw:mime-type="image/jpeg"/>
</draw:frame>
纽约的世界室外屏幕展示了一个亲乌克兰士兵的视频，该视频在LVIV地区的超人中心中心接受了假牙。</text:p>
      <text:p text:style-name="P4">
关于<text:a xlink:type="simple" xlink:href="https://t.me/kozytskyy_maksym_official/8741" text:style-name="Internet_20_link" text:visited-style-name="Visited_20_Internet_20_Link">
电报</text:a>
据报道，LVIV OVA OVA MAXIM KOZYTSKY的记者报道。</text:p>
      <text:p text:style-name="P4">
“在晚上的前夕，世界上最著名的街头屏幕，在Uni York的时代广场上，向我们的后卫和后卫展示了经过假肢Usuperhans Center的捍卫者和后卫 - 在<text:a xlink:type="simple" xlink:href="https://www.ukrinform.ua/tag-lvivsina" text:style-name="Internet_20_link" text:visited-style-name="Visited_20_Internet_20_Link">
LVIV地区的首个All-Ikrainian中心工作</text:a>
»，-Kozitsky写道。</text:p>
      <text:p text:style-name="P4">
他指出，根据全面战争的开始，美国帮助乌克兰中心是美国帮助。</text:p>
      <text:p text:style-name="P4">
<text:span text:style-name="T4">
另请阅读：</text:span>
 <text:a xlink:type="simple" xlink:href="https://www.ukrinform.ua/rubric-society/3721928-persij-v-ukraini-pacient-iz-vzivlenimi-u-kistki-protezami-pocav-hoditi.html" text:style-name="Internet_20_link" text:visited-style-name="Visited_20_Internet_20_Link">
乌克兰用骨骼使用的第一位患者**假体开始行走</text:a>
据乌克林福姆(Ukrinform)报道，超人人类中心是义齿的义齿中心，该中心是通过现代化和重新设备的国家医院在LVIV地区形成的。 创建超人的倡议得到了奥伦娜·泽伦斯卡亚夫人的支持。</text:p>
      <text:p text:style-name="P4">
<text:span text:style-name="T5">
照片说明性</text:span>
</text:p>
      <text:p text:style-name="P4">
News Source: <text:a xlink:type="simple" xlink:href="https://www.ukrinform.ua/rubric-society/3722923-na-tajmsskver-u-nujorku-pokazali-rolik-pro-protezovanih-ukrainskih-zahisnikiv.html" text:style-name="Internet_20_link" text:visited-style-name="Visited_20_Internet_20_Link">
https://www.ukrinform.ua/rubric-society/3722923-na-tajmsskver-u-nujorku-pokazali-rolik-pro-protezovanih-ukrainskih-zahisnikiv.html</text:a>
</text:p>
      <!--NEWS-->
      <text:h text:style-name="P10" text:outline-level="1">
<text:span text:style-name="T4">
两名爱沙尼亚逻辑家因边境侵犯而被拘留在俄罗斯联邦：维尔纽斯对此事件评论</text:span>
</text:h>
      <text:p text:style-name="P4">
作者: Ukrinform (Person)</text:p>
      <text:p text:style-name="P4">
出版商: Укринформ (Organization)</text:p>
      <text:p text:style-name="P4">
出版时间: 2023-06-14T18:40:00+03:00</text:p>
      <text:p text:style-name="P4">
修改时间: 2023-06-14T18:40:00+03:00</text:p>
      <text:p text:style-name="P4">
描述: 爱沙尼亚外交部长玛格斯·塔萨克纳（Margus Tsakhkna）希望，在准备边境维护工作期间，爱沙尼亚警察和边境警卫部门的两名现场者被错误地进入俄罗斯领土，并在不久的将来被拘留和释放。  - 乌克林。</text:p>
      <text:p text:style-name="P4">
图片: ['<text:a xlink:type="simple" xlink:href="https://static.ukrinform.com/photos/2022_09/thumb_files/630_360_1662635250-745.png" text:style-name="Internet_20_link" text:visited-style-name="Visited_20_Internet_20_Link">
630_360_16626...</text:a>
']</text:p>
      <text:p text:style-name="P4">
标签: ['Естонія', 'Росія', 'Кордон', 'Затримання']</text:p>
      <text:p text:style-name="P4">
类型: Article</text:p>
      <!--METADATA-->
      <text:p text:style-name="P4">
<draw:frame draw:style-name="fr1" draw:name="Image149" text:anchor-type="as-char" svg:width="6.9236in" svg:height="3.956343in" draw:z-index="0">
<draw:image xlink:href="../Images/yкринформ/2023-06-14T18-40-00-03-00/630_360_1662635250-745.png" xlink:type="simple" xlink:show="embed" xlink:actuate="onLoad" draw:mime-type="image/png"/>
</draw:frame>
爱沙尼亚法律部长玛格斯·塔萨克纳(Margus Tsakhkna)希望，在准备边境服务工作期间，两名警察和边防部队的后勤被错误地进入了俄罗斯领土，将在不久的将来释放。</text:p>
      <text:p text:style-name="P4">
根据乌克林福姆的说法，国民[ERR Broadcaster]报告了(https://rus.err.ee/1609007135/cahkna-o-zaderzhanii-logistov-posolstvo-jer-v-moskve-pristalno-sledit-za-situaciej)。</text:p>
      <text:p text:style-name="P4">
“警察和边境警卫部门参与了这种情况。通常是几天，作为外交大臣，我看不到除了继续进行交流以外的任何其他行动的原因，这非常重要。 我们的领事(<text:a xlink:type="simple" xlink:href="https://www.ukrinform.ua/tag-estonia" text:style-name="Internet_20_link" text:visited-style-name="Visited_20_Internet_20_Link">
爱沙尼亚</text:a>
Vaskov， -  ed。)它没有到位，也需要时间。 这一切都取决于俄罗斯一方的分离。” Tsakhkna说。</text:p>
      <text:p text:style-name="P4">
据他说，在第一个必要的爱沙尼亚领事将送往当地人。 “目前……不同方面之间的交流仍在继续。考虑因素悄悄地进行。 俄罗斯有权在调查中调查边界，然后在我们的领事如果必要时将被拘留者送往被拘留者……但是我们真的希望这种情况至少能够解决，我们将使我们的人民回家。 毕竟，落在边界的一切都是人类的错误。”部长解释说。</text:p>
      <text:p text:style-name="P4">
<text:span text:style-name="T4">
另请阅读：</text:span>
 <text:a xlink:type="simple" xlink:href="https://www.ukrinform.ua/rubric-ato/3716017-u-finlandii-pokazali-testovu-versiu-parkanu-na-kordoni-z-rosieu.html" text:style-name="Internet_20_link" text:visited-style-name="Visited_20_Internet_20_Link">
在芬兰，展示了生长边界上围栏的测试版本</text:a>
周三，爱沙尼亚卢纳斯县瓦洛·科佩尔(Vallo Koppel)的县长说，受训者于6月15日举行的边境服务和俄罗斯代表会议，将讨论如何与被拘留的物流师做什么。</text:p>
      <text:p text:style-name="P4">
根据警察和边境警卫部门的官方声明，周二的后勤位于萨特的边界附近，在那里他们熟悉了计划进行护理工作的边境地区。 在边境点附近的三个物流中的两名(57岁和61岁的男子)在俄罗斯的四轮自行车上是错误的。 俄罗斯边境警卫在边界附近的下午3:00左右。 同时，他们从与俄罗斯边境的边界纠正了仪表。事实是，要在边界点附近移动，后勤者是错误的，而不是位于爱沙尼亚(Estonia)侧面的沥青路，这是一个亲爱的巡逻队，位于俄罗斯的一边。</text:p>
      <text:p text:style-name="P4">
在拘留警察和边防部队时，抵抗运动已经完成，俄罗斯边防部队没有对他们使用武力。</text:p>
      <text:p text:style-name="P4">
俄罗斯方面尚未正式对此事件发表评论。</text:p>
      <text:p text:style-name="P4">
如前一天，爱沙尼亚警察和边境警卫部关于安全警察要约(卡波)取消了俄罗斯激进主义者佐伊·帕利(Zoe Palyar)国家的永久居住。</text:p>
      <text:p text:style-name="P4">
News Source: <text:a xlink:type="simple" xlink:href="https://www.ukrinform.ua/rubric-world/3722928-u-rf-zatrimali-dvoh-estonskih-logistiv-za-porusenna-kordonu-vilnus-prokomentuvav-incident.html" text:style-name="Internet_20_link" text:visited-style-name="Visited_20_Internet_20_Link">
https://www.ukrinform.ua/rubric-world/3722928-u-rf-zatrimali-dvoh-estonskih-logistiv-za-porusenna-kordonu-vilnus-prokomentuvav-incident.html</text:a>
</text:p>
      <!--NEWS-->
      <text:h text:style-name="P10" text:outline-level="1">
<text:span text:style-name="T4">
投票赞成俄罗斯：经济部已删除了国家标准化企业局长</text:span>
</text:h>
      <text:p text:style-name="P4">
作者: Ukrinform (Person)</text:p>
      <text:p text:style-name="P4">
出版商: Укринформ (Organization)</text:p>
      <text:p text:style-name="P4">
出版时间: 2023-06-14T18:41:19+03:00</text:p>
      <text:p text:style-name="P4">
修改时间: 2023-06-14T18:41:19+03:00</text:p>
      <text:p text:style-name="P4">
描述: 经济部已从国家企业“ ukrndnc” Oleg Znogny的国家标准化局局长的职责中删除。</text:p>
      <text:p text:style-name="P4">
图片: ['<text:a xlink:type="simple" xlink:href="https://static.ukrinform.com/photos/2016_05/thumb_files/630_360_1464351946-4827.jpg" text:style-name="Internet_20_link" text:visited-style-name="Visited_20_Internet_20_Link">
630_360_14643...</text:a>
']</text:p>
      <text:p text:style-name="P4">
标签: ['Мінекономіки', 'СБУ']</text:p>
      <text:p text:style-name="P4">
类型: Article</text:p>
      <!--METADATA-->
      <text:p text:style-name="P4">
<draw:frame draw:style-name="fr1" draw:name="Image150" text:anchor-type="as-char" svg:width="6.9236in" svg:height="3.956343in" draw:z-index="0">
<draw:image xlink:href="../Images/yкринформ/2023-06-14T18-41-19-03-00/630_360_1464351946-4827.jpg" xlink:type="simple" xlink:show="embed" xlink:actuate="onLoad" draw:mime-type="image/jpeg"/>
</draw:frame>
经济部已从国家教育组织主任的职责中消除</text:p>
      <text:p text:style-name="P4">
根据乌克林福姆的说法，相应的命令是由经济部于2023年6月14日发布的<text:a xlink:type="simple" xlink:href="https://www.me.gov.ua/News/Detail" text:style-name="Internet_20_link" text:visited-style-name="Visited_20_Internet_20_Link">
部新闻服务</text:a>
。</text:p>
      <text:p text:style-name="P4">
“根据国家企业“ Ukrndnc”的管理，乌克兰代表在俄罗斯候选人的ISO小组委员会主席中选举俄罗斯俄罗斯北极运营的投票助手，”消息写着。</text:p>
      <text:p text:style-name="P4">
<text:span text:style-name="T4">
另请阅读：</text:span>
 [哈尔基夫学员的死亡：部门的负责人被送去(https://www.ukrinform.ua/rubric-regions/3721884-zagibel-kursantiv-u-harkovi-nacalnika-kafedri-vidpravili-pid-domasnij-arest.html)值得注意的是，为了解决向ISO和ISO/TC 67发送的SE“ UKRNDNC”问题，该信件是取消投票的信，该信件负责ISO。 乌克兰代表的声音将被召回。</text:p>
      <text:p text:style-name="P4">
此外，经济部转向SBU，对国家企业“ ukrndnc”进行检查，以了解州官员过多的事实，以及俄罗斯代表冬季的可能表现。</text:p>
      <text:p text:style-name="P4">
在撤职迅速履行国家企业“ ukrndnc”董事职责时，该企业副首席执行官Oleksandr Kiryanov委托。</text:p>
      <text:p text:style-name="P4">
<text:span text:style-name="T4">
另请阅读：</text:span>
 <text:a xlink:type="simple" xlink:href="https://www.ukrinform.ua/rubric-polytics/3678281-ukraina-rozroblae-nacionalnij-kompensacijnij-mehanizm-stefancuk.html" text:style-name="Internet_20_link" text:visited-style-name="Visited_20_Internet_20_Link">
乌克兰开发了一种国家补偿机制-Stefanchuk</text:a>
在ISO，乌克兰以SE“ UKRNDNC”的标准化为代表，该体系取决于经济部管理领域。</text:p>
      <text:p text:style-name="P4">
据报道，Ukrndnc是乌克兰的主要组织，在国家，国际和欧洲一级得到认可。</text:p>
      <text:p text:style-name="P4">
News Source: <text:a xlink:type="simple" xlink:href="https://www.ukrinform.ua/rubric-economy/3722927-golosuvav-za-rosianina-minekonomiki-vidstoronilo-direktora-derzpidpriemstva-zi-standartizacii.html" text:style-name="Internet_20_link" text:visited-style-name="Visited_20_Internet_20_Link">
https://www.ukrinform.ua/rubric-economy/3722927-golosuvav-za-rosianina-minekonomiki-vidstoronilo-direktora-derzpidpriemstva-zi-standartizacii.html</text:a>
</text:p>
      <!--NEWS-->
      <text:h text:style-name="P10" text:outline-level="1">
<text:span text:style-name="T4">
来自六个地区的人道主义援助和基瓦被派往赫森地区</text:span>
</text:h>
      <text:p text:style-name="P4">
作者: Ukrinform (Person)</text:p>
      <text:p text:style-name="P4">
出版商: Укринформ (Organization)</text:p>
      <text:p text:style-name="P4">
出版时间: 2023-06-14T18:43:06+03:00</text:p>
      <text:p text:style-name="P4">
修改时间: 2023-06-14T18:43:06+03:00</text:p>
      <text:p text:style-name="P4">
描述: 赫尔森地区遭受了勘探卡科夫卡水力发电站的后果，它继续从不同地区获得人道主义援助。  - 乌克林。</text:p>
      <text:p text:style-name="P4">
图片: ['<text:a xlink:type="simple" xlink:href="https://static.ukrinform.com/photos/2023_06/thumb_files/630_360_1686757360-791.jpeg" text:style-name="Internet_20_link" text:visited-style-name="Visited_20_Internet_20_Link">
630_360_16867...</text:a>
']</text:p>
      <text:p text:style-name="P4">
标签: ['Гуманітарна допомога', 'Херсонщина', 'Каховська ГЕС']</text:p>
      <text:p text:style-name="P4">
类型: Article</text:p>
      <!--METADATA-->
      <text:p text:style-name="P4">
<draw:frame draw:style-name="fr1" draw:name="Image151" text:anchor-type="as-char" svg:width="6.9236in" svg:height="3.956343in" draw:z-index="0">
<draw:image xlink:href="../Images/yкринформ/2023-06-14T18-43-06-03-00/630_360_1686757360-791.jpeg" xlink:type="simple" xlink:show="embed" xlink:actuate="onLoad" draw:mime-type="image/jpeg"/>
</draw:frame>
纳克森地区遭受了探索卡科夫卡水力发电站的后果，他继续从不同地区获得人道主义援助。</text:p>
      <text:p text:style-name="P4">
报道说，这是在相关区域政府的电报渠道中报告的。</text:p>
      <text:p text:style-name="P4">
特别是，Ivano-Frankivsk Ova S​​vetlana Onishchuk的负责人<text:a xlink:type="simple" xlink:href="https://www.facebook.com/SvitlIana.Onyshchuk/posts/pfbid0WbWnGq31aTCNiu33rvqEYjxK8HGmWcn481irLWqAWR2UHk82ZVxpuSx8RtAMrxkyl" text:style-name="Internet_20_link" text:visited-style-name="Visited_20_Internet_20_Link">
报告</text:a>
，在居民的喀尔巴阡地区<text:a xlink:type="simple" xlink:href="https://www.ukrinform.ua/tag-hersonsina" text:style-name="Internet_20_link" text:visited-style-name="Visited_20_Internet_20_Link">
Kherson地区</text:a>
收集了20吨人道主义援助。 她说：“这次是饮用水，食物，卫生产品，动物饲料，充气船，服装，橡胶靴和其他必要物品的17吨。”</text:p>
      <text:p text:style-name="P4">
据她说，还考虑了从区域预算和当地社区的预算和预算的问题。</text:p>
      <text:p text:style-name="P4">
新闻服务<text:a xlink:type="simple" xlink:href="https://t.me/khersonskaODA/6887" text:style-name="Internet_20_link" text:visited-style-name="Visited_20_Internet_20_Link">
Kherson OVA</text:a>
得知从三个领域获得人道主义援助。 特别是，第三方的援助来自波尔塔瓦地区。 这是14辆卡车，配备300吨饮用水，8座汽油和电动泵，特殊服装，用于救援手术，水桶和袋子。</text:p>
      <text:p text:style-name="P4">
此外，Volyn提供了50吨的人道主义援助，包括20,000升饮用水，50次汽油运动泵，7个发电机，充电功率，食品，卫生产品，药品，热量，热和家用电器。 也收到200公斤动物饲料</text:p>
      <text:p text:style-name="P4">
Vinnytsia地区组成了40吨最必要的东西和设备的货物。 特别是，在Kherson地区的Kalinov社区获得了第二次用于水净化的移动装置。</text:p>
      <text:p text:style-name="P4">
警察切尔尼希夫地区也<text:a xlink:type="simple" xlink:href="https://t.me/policechernihiv/2876" text:style-name="Internet_20_link" text:visited-style-name="Visited_20_Internet_20_Link">
加入</text:a>
收集向受害者的援助。 几天之内，他们带来了少年预防地区警察的需求，药物，药品，衣服和鞋子以及产品。</text:p>
      <text:p text:style-name="P4">
“昨天有20吨食物和衣服从我们的同事，基辅市议会那里获得了牢不可破的赫尔森，”  -  <text:a xlink:type="simple" xlink:href="https://www.facebook.com/permalink.php" text:style-name="Internet_20_link" text:visited-style-name="Visited_20_Internet_20_Link">
报道</text:a>
赫尔森市议会秘书Galina Lugova。“卡车上有食物，动物食品和其他受到库尔森影响的东西，霍尔森的影响，这是在路上受卡克霍夫斯卡亚水力发电站的影响。”(https://t.me/vitalykoval8/11848)Rivne Ova Vitaliy Koval。</text:p>
      <text:p text:style-name="P4">
Poltava地区认为有可能为工作人员提供特殊的市政技术人员，以消除霍森地区紧急情况的后果。</text:p>
      <text:p text:style-name="P4">
*!(https://www.ukrinform.ua/rubric-regions/3722854-na-prikarpatti-zibrali-se-20-tonn-gumanitarnoi-dopomogi-postrazdalim-na-hersonsini.html)副局长[Poltava ova]说：“ Poltava和Kremenchuk的Vodokanals已经同意将其技术人员与人员一起派往Kherson，对社会负责的业务也提供了两个供饮用水的虫子。”(https://poda.gov.ua/news/150452)Alexei Bruslik。</text:p>
      <text:p text:style-name="P4">
据报道，俄罗斯军队于6月6日进行了卡科夫斯卡雅水力发电站。由于机场大厅的爆炸，该车站被彻底摧毁。</text:p>
      <text:p text:style-name="P4">
<text:span text:style-name="T5">
foto：rivne ova</text:span>
</text:p>
      <text:p text:style-name="P4">
News Source: <text:a xlink:type="simple" xlink:href="https://www.ukrinform.ua/rubric-regions/3722929-na-hersonsinu-vidpravili-gumanitarnu-dopomogu-z-sesti-oblastej-ta-kievaa.html" text:style-name="Internet_20_link" text:visited-style-name="Visited_20_Internet_20_Link">
https://www.ukrinform.ua/rubric-regions/3722929-na-hersonsinu-vidpravili-gumanitarnu-dopomogu-z-sesti-oblastej-ta-kievaa.html</text:a>
</text:p>
      <!--NEWS-->
      <text:h text:style-name="P10" text:outline-level="1">
<text:span text:style-name="T4">
俄罗斯人在苏米地区和切尔尼希夫地区的八个定居点开火，有死亡</text:span>
</text:h>
      <text:p text:style-name="P4">
作者: Ukrinform (Person)</text:p>
      <text:p text:style-name="P4">
出版商: Укринформ (Organization)</text:p>
      <text:p text:style-name="P4">
出版时间: 2023-06-14T18:46:00+03:00</text:p>
      <text:p text:style-name="P4">
修改时间: 2023-06-14T18:46:00+03:00</text:p>
      <text:p text:style-name="P4">
描述: 白天，俄罗斯军队向切尔尼希夫地区的三个边境村庄开火，杀死了一个人并破坏了私人房屋。  - 乌克林。</text:p>
      <text:p text:style-name="P4">
图片: ['<text:a xlink:type="simple" xlink:href="https://static.ukrinform.com/photos/2023_06/thumb_files/630_360_1686425057-568.jpg" text:style-name="Internet_20_link" text:visited-style-name="Visited_20_Internet_20_Link">
630_360_16864...</text:a>
']</text:p>
      <text:p text:style-name="P4">
标签: ['Обстріл', 'Чернігівщина', 'Війна з Росією']</text:p>
      <text:p text:style-name="P4">
类型: Article</text:p>
      <!--METADATA-->
      <text:p text:style-name="P4">
<draw:frame draw:style-name="fr1" draw:name="Image152" text:anchor-type="as-char" svg:width="6.9236in" svg:height="3.956343in" draw:z-index="0">
<draw:image xlink:href="../Images/yкринформ/2023-06-14T18-46-00-03-00/630_360_1686425057-568.jpg" xlink:type="simple" xlink:show="embed" xlink:actuate="onLoad" draw:mime-type="image/jpeg"/>
</draw:frame>
鲁斯基卡(Ruskivska)在斯拉切尼夫地区的三名边防部队中向迫击炮和炮兵开了枪，杀死了一个人并损害了私人房屋。</text:p>
      <text:p text:style-name="P4">
根据乌克林福姆(Ukrinform(https://t.me/ok_pivnich1/3222)。</text:p>
      <text:p text:style-name="P4">
特别是，从10:50到11:03在Krasnoya Farm地区，记录了五幅命中，可能是从120毫米口径的迫击炮录中。 从下午1:30到13:50，有一次狩猎，可能是来自卡波维奇地区的枪管炮兵。</text:p>
      <text:p text:style-name="P4">
在这两种情况下，有关当地人口损失或对民用基础设施损失的信息。</text:p>
      <text:p text:style-name="P4">
*!(https://www.ukrinform.ua/rubric-regions/3722909-rosiani-dva-tizni-pricilno-obstriluut-amiakoprovid-na-harkivsini.html)从Yanzhulivka地区的13:40到14:35，入侵者进行了13次命中，可能是来自82毫米口径的迫击炮。 由于敌对行为，一名当地居民遭到损害，两名私人房屋遭到损害。</text:p>
      <text:p text:style-name="P4">
<text:span text:style-name="T5">
foto：Chernihiv地区的警察</text:span>
</text:p>
      <text:p text:style-name="P4">
该司令部还报告了苏米地区边境领土上的一系列敌对打击。</text:p>
      <text:p text:style-name="P4">
因此，从10:45到10:49，俄罗斯人从塞拉吉尔卡地区的直升机中释放了火箭，导致五次命中。 从11:40到11.49，该定居点区域又有4个命中式迫击炮为120毫米。</text:p>
      <text:p text:style-name="P4">
从10:47到10:49，入侵者以前是在Kruzhko村附近的Mortar82 MM口径的两次击中。</text:p>
      <text:p text:style-name="P4">
使用120毫米口径的迫击炮，敌人袭击了索皮奇(从12：00到12:46进行了26次命中)和走路(从13:38到13:55修复了5次命中).</text:p>
      <text:p text:style-name="P4">
<text:span text:style-name="T4">
Читайте також:</text:span>
 <text:a xlink:type="simple" xlink:href="https://www.ukrinform.ua/rubric-regions/3722780-u-kostantinivci-zrosla-kilkist-poranenih-unaslidok-rankovogo-obstrilu.html" text:style-name="Internet_20_link" text:visited-style-name="Visited_20_Internet_20_Link">
 У Костянтинівці зросла кількість поранених унаслідокранкового <text:span text:style-name="T4">
обстріл</text:span>
 у </text:a>
中间建造的俄罗斯军队是从不同类型的武器发射的：从13:10到13：25，有八个悬挂式悬挂式悬挂，可能是从120毫米校准的迫击炮炸开23爆炸，这是由于画架手榴弹发射器受到的打击而导致的(ths). Із 14:00 до14:15 по місту відбулися ще вісім мінометних влучань (也120毫米).</text:p>
      <text:p text:style-name="P4">
澄清有关当地人口损失的信息或苏米地区边界中平民基础设施损害的信息。</text:p>
      <text:p text:style-name="P4">
正如乌克林福姆报道的那样，6月14日晚上，俄罗斯入侵者两次在切尔尼希夫地区的加拉加尼夫卡的迫击炮村开火。</text:p>
      <text:p text:style-name="P4">
News Source: <text:a xlink:type="simple" xlink:href="https://www.ukrinform.ua/rubric-ato/3722933-rosiani-obstrilali-visim-naselenih-punktiv-sumsini-ta-cernigivsini-e-zagibla.html" text:style-name="Internet_20_link" text:visited-style-name="Visited_20_Internet_20_Link">
https://www.ukrinform.ua/rubric-ato/3722933-rosiani-obstrilali-visim-naselenih-punktiv-sumsini-ta-cernigivsini-e-zagibla.html</text:a>
</text:p>
      <!--NEWS-->
      <text:h text:style-name="P10" text:outline-level="1">
<text:span text:style-name="T4">
在乌克兰的捐助者支持基金中已经9.2亿美元 - 世界银行</text:span>
</text:h>
      <text:p text:style-name="P4">
作者: Ukrinform (Person)</text:p>
      <text:p text:style-name="P4">
出版商: Укринформ (Organization)</text:p>
      <text:p text:style-name="P4">
出版时间: 2023-06-14T18:48:17+03:00</text:p>
      <text:p text:style-name="P4">
修改时间: 2023-06-14T18:48:17+03:00</text:p>
      <text:p text:style-name="P4">
描述: 冰岛，拉脱维亚和荷兰政府为世界银行的乌克兰（URTF）的有针对性的支持，追回，重建和改革做出了新的赠款； URTF融资目前已超过9.2亿美元。  - 乌克林。</text:p>
      <text:p text:style-name="P4">
图片: ['<text:a xlink:type="simple" xlink:href="https://static.ukrinform.com/photos/2021_03/thumb_files/630_360_1615897721-478.jpg" text:style-name="Internet_20_link" text:visited-style-name="Visited_20_Internet_20_Link">
630_360_16158...</text:a>
']</text:p>
      <text:p text:style-name="P4">
标签: ['Україна', 'Гроші', 'Світовий банк', 'фінансування']</text:p>
      <text:p text:style-name="P4">
类型: Article</text:p>
      <!--METADATA-->
      <text:p text:style-name="P4">
<draw:frame draw:style-name="fr1" draw:name="Image155" text:anchor-type="as-char" svg:width="6.9236in" svg:height="3.956343in" draw:z-index="0">
<draw:image xlink:href="../Images/yкринформ/2023-06-14T18-48-17-03-00/630_360_1615897721-478.jpg" xlink:type="simple" xlink:show="embed" xlink:actuate="onLoad" draw:mime-type="image/jpeg"/>
</draw:frame>
政府，拉脱维亚和荷兰为有针对性的基金支持，恢复，改革和改革做出了新的赠款(urtf)世界银行; URTF融资目前已超过9.2亿美元。</text:p>
      <text:p text:style-name="P4">
根据乌克林福姆的说法，这在负责该机构的世界银行的规定中说明了这一点。</text:p>
      <text:p text:style-name="P4">
“ 2023年6月13日 - 冰岛政府，拉脱维亚共和国和荷兰为有针对性的基金支持，恢复，改革和改革做出了新的赠款(urtf)世界银行为国家的重建提供支持。 声明说，拉脱维亚是一个新的捐助者，加入URTF，安德纳兰德和冰岛早些时候做出了贡献，这强调了伴侣对恢复乌克兰的增长。”</text:p>
      <text:p text:style-name="P4">
值得注意的是，由于冰岛对5亿冰岛皇冠的贡献(360万美元)，拉脱维亚-200万欧元，荷兰-6000万欧元，URTF资金现已超过9.2亿美元。</text:p>
      <text:p text:style-name="P4">
“我们感谢冰岛和荷兰的不断支持，并祝贺URTF的加入。 乌克兰目前的需求及其恢复需求非常好。 这些慷慨的贡献将使乌克兰政府能够修复重要的<text:a xlink:type="simple" xlink:href="https://www.ukrinform.ua/tag-energetika" text:style-name="Internet_20_link" text:visited-style-name="Visited_20_Internet_20_Link">
能源</text:a>
基础设施，道路，桥梁，住房，学校以及帮助乌克兰人建立生活。</text:p>
      <text:p text:style-name="P4">
<text:span text:style-name="T4">
另请阅读：</text:span>
 [<text:span text:style-name="T4">
世界</text:span>
 <text:span text:style-name="T4">
 </text:span>
银行**将迅速评估由Kakhovskaya Hydroelectric Power Station造成的损失 - (https://www.ukrinform.ua/rubric-economy/3719741-svitovij-bank-provede-svidku-ocinku-zbitkiv-spricinenih-pidrivom-kahovskoi-ges-smigal.html)该银行提醒乌克兰的几个项目已经使用了URTF资金，特别是“恢复能源资源和冬季准备的项目”，该项目“恢复主要物流基础设施和加入(铁路)和项目“促进健康与生活系统”(愈合)据报道，URTF是一个多边捐助基金，该基金支持乌克兰世界银行在关键行业(例如交通，健康和能源)的排泄专家运营。 这些项目的设计方式使它们可以适应地面事件，同时提供快速的流感和快速分配资金。</text:p>
      <text:p text:style-name="P4">
<text:span text:style-name="T5">
foto：nbu</text:span>
</text:p>
      <text:p text:style-name="P4">
News Source: <text:a xlink:type="simple" xlink:href="https://www.ukrinform.ua/rubric-economy/3722932-u-donorskomu-fondi-pidtrimki-ukraini-vze-920-miljoniv-svitovij-bank.html" text:style-name="Internet_20_link" text:visited-style-name="Visited_20_Internet_20_Link">
https://www.ukrinform.ua/rubric-economy/3722932-u-donorskomu-fondi-pidtrimki-ukraini-vze-920-miljoniv-svitovij-bank.html</text:a>
</text:p>
      <!--NEWS-->
      <text:h text:style-name="P10" text:outline-level="1">
<text:span text:style-name="T4">
总统指出州331军事</text:span>
</text:h>
      <text:p text:style-name="P4">
作者: Ukrinform (Person)</text:p>
      <text:p text:style-name="P4">
出版商: Укринформ (Organization)</text:p>
      <text:p text:style-name="P4">
出版时间: 2023-06-14T18:49:42+03:00</text:p>
      <text:p text:style-name="P4">
修改时间: 2023-06-14T23:49:42+03:00</text:p>
      <text:p text:style-name="P4">
描述: 周三，乌克兰沃迪米尔Zelensky总统庆祝了331名军人，其中包括武装部队和侦察员的战士，州奖。  - 乌克林。</text:p>
      <text:p text:style-name="P4">
图片: ['<text:a xlink:type="simple" xlink:href="https://static.ukrinform.com/photos/2022_12/thumb_files/630_360_1670861641-875.jpeg" text:style-name="Internet_20_link" text:visited-style-name="Visited_20_Internet_20_Link">
630_360_16708...</text:a>
']</text:p>
      <text:p text:style-name="P4">
标签: ['Нагорода', 'Повітряні сили ЗСУ', 'Зеленський']</text:p>
      <text:p text:style-name="P4">
类型: Article</text:p>
      <!--METADATA-->
      <text:p text:style-name="P4">
<draw:frame draw:style-name="fr1" draw:name="Image156" text:anchor-type="as-char" svg:width="6.9236in" svg:height="3.956343in" draw:z-index="0">
<draw:image xlink:href="../Images/yкринформ/2023-06-14T18-49-42-03-00/630_360_1670861641-875.jpeg" xlink:type="simple" xlink:show="embed" xlink:actuate="onLoad" draw:mime-type="image/jpeg"/>
</draw:frame>
周三，乌克兰总统在周三庆祝了一名331名服务员，其中包括武装部队和侦察员的武装部队的战士。</text:p>
      <text:p text:style-name="P4">
他在[上诉]中告知了这一点(https://t.me/V_Zelenskiy_official/6575)，报道乌克林福姆。</text:p>
      <text:p text:style-name="P4">
“他今天已经签署了新法令，以庆祝国家拥有的诺格罗德(Nongorod)，包括空军的士兵，我们的防空，只是那些每天拯救我们人民的英雄。 我们的情报官员和武装部队的军事人员 - 单位战斗旅也是奖项。 共有331名战士。 331英雄生活，”他说。</text:p>
      <text:p text:style-name="P4">
<text:span text:style-name="T4">
另请阅读：</text:span>
 <text:a xlink:type="simple" xlink:href="https://www.ukrinform.ua/rubric-vidbudova/3723020-zelenskij-koli-ruini-znikaut-to-prograe-ne-prosto-agresor-a-sama-idea-agresii.html" text:style-name="Internet_20_link" text:visited-style-name="Visited_20_Internet_20_Link">
<text:span text:style-name="T4">
 Zelensky </text:span>
：当废墟消失时，失去侵略者并不容易，而是侵略的想法</text:a>
Zelensky敦促乌克兰人始终记住，我们全都在乌克兰的乌克兰生活中，他们为乌克兰人民的一生而奋斗。</text:p>
      <text:p text:style-name="P4">
“尊重我们的士兵，尊重我们的祖国战士，尊重所有在国家捍卫国家的人的船只的妻子，这是无条件的。 浴缸的盛大当然是。 乌克兰感谢您要感恩，应该每天向其表现出来。我更加感谢所有正在为我们的胜利而战和努力的人。”总统说。</text:p>
      <text:p text:style-name="P4">
乌克兰国家的负责人对现在在我国东部和南部的每个人和每个人都为乌克兰打开了一个战略空间，这是一个“胜利的空间”。</text:p>
      <text:p text:style-name="P4">
<text:span text:style-name="T4">
另请阅读：</text:span>
 <text:a xlink:type="simple" xlink:href="https://www.ukrinform.ua/rubric-polytics/3723019-zelenskij-proviv-rozmovu-z-dudou-govorili-pro-situaciu-na-fronti-ta-potrebi-ukrainskih-voiniv.html" text:style-name="Internet_20_link" text:visited-style-name="Visited_20_Internet_20_Link">
<text:span text:style-name="T4">
 Zelensky </text:span>
 duda对话 - 在前面和乌克兰士兵的需求中对话</text:a>
“我感谢所有现在处于进攻性和防守端的人，他们席卷了反映袭击的入侵者的位置 - 谢谢大家，勇士，勇敢，停滞和每一米的成绩!荣耀我们的英雄!荣耀乌克兰。”他说。</text:p>
      <text:p text:style-name="P4">
据报道，总统沃迪米尔·泽伦斯基(Volodymyr Zelenskyy)周三<text:a xlink:type="simple" xlink:href="https://www.ukrinform.ua/rubric-ato/3722983-prezident-vidznaciv-derznagorodami-320-vijskovih-128-z-nih-posmertno.html" text:style-name="Internet_20_link" text:visited-style-name="Visited_20_Internet_20_Link">
标志着乌克兰320名捍卫者的州奖，其中128个 - 死后</text:a>
 .</text:p>
      <text:p text:style-name="P4">
News Source: <text:a xlink:type="simple" xlink:href="https://www.ukrinform.ua/rubric-ato/3723022-prezident-vidznaciv-derznagorodami-331-vijskovogo.html" text:style-name="Internet_20_link" text:visited-style-name="Visited_20_Internet_20_Link">
https://www.ukrinform.ua/rubric-ato/3723022-prezident-vidznaciv-derznagorodami-331-vijskovogo.html</text:a>
</text:p>
      <!--NEWS-->
      <text:h text:style-name="P10" text:outline-level="1">
<text:span text:style-name="T4">
专家：关于实施教育法的存款是为维尔纽斯峰会做准备</text:span>
</text:h>
      <text:p text:style-name="P4">
作者: Ukrinform (Person)</text:p>
      <text:p text:style-name="P4">
出版商: Укринформ (Organization)</text:p>
      <text:p text:style-name="P4">
出版时间: 2023-06-14T18:52:59+03:00</text:p>
      <text:p text:style-name="P4">
修改时间: 2023-06-14T18:52:59+03:00</text:p>
      <text:p text:style-name="P4">
描述: 推迟实施《教育法》是为维尔纽斯峰会的乌克兰谈判立场准备。  - 乌克林。</text:p>
      <text:p text:style-name="P4">
图片: ['<text:a xlink:type="simple" xlink:href="https://static.ukrinform.com/photos/2017_04/thumb_files/630_360_1491814440-9668.jpg" text:style-name="Internet_20_link" text:visited-style-name="Visited_20_Internet_20_Link">
630_360_14918...</text:a>
']</text:p>
      <text:p text:style-name="P4">
标签: ['Освіта', 'Угорщина', 'Закон']</text:p>
      <text:p text:style-name="P4">
类型: Article</text:p>
      <!--METADATA-->
      <text:p text:style-name="P4">
<draw:frame draw:style-name="fr1" draw:name="Image157" text:anchor-type="as-char" svg:width="6.9236in" svg:height="3.956343in" draw:z-index="0">
<draw:image xlink:href="../Images/yкринформ/2023-06-14T18-52-59-03-00/630_360_1491814440-9668.jpg" xlink:type="simple" xlink:show="embed" xlink:actuate="onLoad" draw:mime-type="image/jpeg"/>
</draw:frame>
延期《教育法》的实施是为维尔纽斯峰会的乌克兰解释做准备。</text:p>
      <text:p text:style-name="P4">
关于<text:a xlink:type="simple" xlink:href="https://www.ukrinform.ua/rubric-world/3722804-dmitro-tuzanskij-analitik-direktor-institutu-centralnoevropejskoi-strategii.html" text:style-name="Internet_20_link" text:visited-style-name="Visited_20_Internet_20_Link">
访谈乌克林法姆</text:a>
Dmitry Tuzhansky，中欧战略，分析师，分析师，匈牙利问题专家。</text:p>
      <text:p text:style-name="P4">
“该法案在5月底进行了登记，很重要的是，看到谁做：作者中的Arshamia和Kornienko，也就是说，这项法律是一个明确的政治步骤，在最高层面达成了同意。这很ham愧，这是也在匈牙利也完成了。</text:p>
      <text:p text:style-name="P4">
*!(https://www.ukrinform.ua/rubric-polytics/3686435-ugorsina-planue-i-dali-blokuvati-ruh-ukraini-do-es-cerez-zakon-pro-osvitu.html)根据分析师的说法，特别是为了删除匈牙利阻止我们重要举措的原因。</text:p>
      <text:p text:style-name="P4">
他说：“在这种情况下，这是一个明智的，正确的一步。通常不能解决问题，这只是一个推迟。我看不到匈牙利官员对这项法律的任何反应。”</text:p>
      <text:p text:style-name="P4">
“另一件事是，欧盟和北约的匈牙利封锁不仅是Transcarpathia中匈牙利少数民族的问题。乌克兰人 - 匈牙利的关系已经是灾难性的。这只是匈牙利阻止，玩耍，做得好的借口对于俄罗斯人来说，还认为匈牙利对瑞典的意见，因为瑞典没有匈牙利少数派。”</text:p>
      <text:p text:style-name="P4">
<text:span text:style-name="T4">
另请阅读：</text:span>
 [<text:a xlink:type="simple" xlink:href="https://www.ukrinform.ua/rubric-world/3722804-dmitro-tuzanskij-analitik-direktor-institutu-centralnoevropejskoi-strategii.html" text:style-name="Internet_20_link" text:visited-style-name="Visited_20_Internet_20_Link">
Dmitry Tuzhansky，分析师，中欧战略主任</text:a>
因此，他认为，乌克兰方面关于教育法律的决定不会强烈影响布达佩斯的政策。早些时候，据报道，匈牙利封锁了乌克兰对欧洲和平基金的第七次5亿欧元的分配，该基金是由诺格安援助的指导的。</text:p>
      <text:p text:style-name="P4">
北约维尔纽斯峰会(Nato Vilnius Summit)是2023年 - 未来的北约峰会，将于2023年11月22日在立陶宛首都维尔纽斯举行。</text:p>
      <text:p text:style-name="P4">
News Source: <text:a xlink:type="simple" xlink:href="https://www.ukrinform.ua/rubric-society/3722934-ekspert-vidkladenna-implementacii-zakonu-pro-osvitu-ce-pidgotovka-do-vilnuskogo-samitu.html" text:style-name="Internet_20_link" text:visited-style-name="Visited_20_Internet_20_Link">
https://www.ukrinform.ua/rubric-society/3722934-ekspert-vidkladenna-implementacii-zakonu-pro-osvitu-ce-pidgotovka-do-vilnuskogo-samitu.html</text:a>
</text:p>
      <!--NEWS-->
      <text:h text:style-name="P10" text:outline-level="1">
<text:span text:style-name="T4">
在南部，已经启动了感染性枢纽 - 它们还将进行快速的霍乱测试</text:span>
</text:h>
      <text:p text:style-name="P4">
作者: Ukrinform (Person)</text:p>
      <text:p text:style-name="P4">
出版商: Укринформ (Organization)</text:p>
      <text:p text:style-name="P4">
出版时间: 2023-06-14T18:53:14+03:00</text:p>
      <text:p text:style-name="P4">
修改时间: 2023-06-14T18:53:14+03:00</text:p>
      <text:p text:style-name="P4">
描述: 在传染枢纽中，将在尼古莱地区，霍森和dnipropetrovsk发射急性肠和其他感染性疾病的患者。 在这些医院中，已经部署了更多的传染床。  - 乌克林。</text:p>
      <text:p text:style-name="P4">
图片: ['<text:a xlink:type="simple" xlink:href="https://static.ukrinform.com/photos/2021_11/thumb_files/630_360_1636646602-117.jpg" text:style-name="Internet_20_link" text:visited-style-name="Visited_20_Internet_20_Link">
630_360_16366...</text:a>
']</text:p>
      <text:p text:style-name="P4">
标签: ['Холера', 'МОЗ', 'Каховська ГЕС', 'Інфекційні хвороби']</text:p>
      <text:p text:style-name="P4">
类型: Article</text:p>
      <!--METADATA-->
      <text:p text:style-name="P4">
<draw:frame draw:style-name="fr1" draw:name="Image158" text:anchor-type="as-char" svg:width="6.9236in" svg:height="3.956343in" draw:z-index="0">
<draw:image xlink:href="../Images/yкринформ/2023-06-14T18-53-14-03-00/630_360_1636646602-117.jpg" xlink:type="simple" xlink:show="embed" xlink:actuate="onLoad" draw:mime-type="image/jpeg"/>
</draw:frame>
传染中心，急性肠道和其他感染性疾病的患者在Kherson，Kherson和Dnipropetrovsk工作。 医院已经部署了其他感染床。</text:p>
      <text:p text:style-name="P4">
关于IT报告<text:a xlink:type="simple" xlink:href="https://moz.gov.ua/article/news/na-postrazhdalih-teritorijah-vidkrito-infekcijni-habi-jaki-zabezpecheni-shvidkimi-testami-dlja-diagnostiki-holeri-" text:style-name="Internet_20_link" text:visited-style-name="Visited_20_Internet_20_Link">
卫生部</text:a>
，报道乌克林福姆。</text:p>
      <text:p text:style-name="P4">
“每个患有严重急性感染过程的患者(https://www.ukrinform.ua/tag-infekcijni-hvorobi)另外还检查了胃肠道的疾病以检测霍乱病原体。 目前，赫尔森，mykolaiv地区和Dnipropetrovsk的大屠杀已准备好接受感染性疾病的用户。 它们将充当传染剂，并为快速诊断传染病的必要药物和药物提供。 乌克兰目前没有霍乱病例。</text:p>
      <text:p text:style-name="P4">
特别是，Kherson和Mykolaiv地区的医院已经提供了新药，包括诊断和治疗的设备。 这些是主要诊断和特殊存储和医疗设备的快速测试。</text:p>
      <text:p text:style-name="P4">
<text:span text:style-name="T4">
另请阅读：</text:span>
 <text:a xlink:type="simple" xlink:href="https://www.ukrinform.ua/rubric-society/3722833-moz-perevirit-robotu-medlaboratorij-na-pivdni-sob-zapobigti-posirennu-infekcijnih-hvorob.html" text:style-name="Internet_20_link" text:visited-style-name="Visited_20_Internet_20_Link">
卫生部将检查南方中型实验室的工作以抵制传染病的传播</text:a>
此外，政府批准了<text:a xlink:type="simple" xlink:href="https://www.kmu.gov.ua/npas/pro-vnesennia-zminy-do-poriadku-realizatsii-prohramy-derzhavnykh-harantii-medychnoho-obsluhovuvannia-naselennia-u-2023-rotsi-i130623-594" text:style-name="Internet_20_link" text:visited-style-name="Visited_20_Internet_20_Link">
法令</text:a>
，这是“医疗机构在紧急情况下提供Meredic护理的准备工作”的两倍，用于霍森，Mykolaiv和Dnipropetrovsk地区的Scenttoria的一部分医疗机构。 人物将使医院能够形成更多的“医疗篮”，以应对潜在的饮酒区传染病爆发。卫生部提醒人们，监测环境中霍乱病原体的循环和急性肠道感染的每年从6月1日开始，它们一直持续到9月。 目前，由于卡科夫卡水力发电站的破坏，监测控制也得到了加强。</text:p>
      <text:p text:style-name="P4">
<text:span text:style-name="T4">
另请阅读：</text:span>
 <text:a xlink:type="simple" xlink:href="https://www.ukrinform.ua/rubric-regions/3722378-holeri-u-pivdennih-regionah-ne-viavili-na-odesini-zafiksuvali-rotavirus-moz.html" text:style-name="Internet_20_link" text:visited-style-name="Visited_20_Internet_20_Link">
<text:span text:style-name="T4">
 cholel </text:span>
，在南部地区找不到，轮状病毒 - 摩尔摩尔固定在敖德萨地区</text:a>
考虑到与微生物指标的地表水标准的宽阔泛滥区和不一致，至关重要的是不要在洪水中释​​放的领土上使用各个井。 只有在监测水和土壤后将在经历洪水的地区进行井的井中检查的专家，才有可能使用此类来源的水。</text:p>
      <text:p text:style-name="P4">
据报道，在经历了洪水泛滥的地区的领土上，增强了人体学监督。 在敖德萨，mykolaiv和霍森地区，形成了38个监测地表水库的监测点(河流和海洋)沿着河流和海岸。 根据研究的结果，在中央提供或被带到人口的水，也依赖于国家卫生规则和规范，并且渴望消费。</text:p>
      <text:p text:style-name="P4">
照片说明性</text:p>
      <text:p text:style-name="P4">
News Source: <text:a xlink:type="simple" xlink:href="https://www.ukrinform.ua/rubric-regions/3722935-na-pivdni-rozgornuli-infekcijni-habi-robitimut-j-svidki-testi-na-holeru.html" text:style-name="Internet_20_link" text:visited-style-name="Visited_20_Internet_20_Link">
https://www.ukrinform.ua/rubric-regions/3722935-na-pivdni-rozgornuli-infekcijni-habi-robitimut-j-svidki-testi-na-holeru.html</text:a>
</text:p>
      <!--NEWS-->
      <text:h text:style-name="P10" text:outline-level="1">
<text:span text:style-name="T4">
英国人米尔纳将成为布莱顿的球员</text:span>
</text:h>
      <text:p text:style-name="P4">
作者: Ukrinform (Person)</text:p>
      <text:p text:style-name="P4">
出版商: Укринформ (Organization)</text:p>
      <text:p text:style-name="P4">
出版时间: 2023-06-14T18:57:16+03:00</text:p>
      <text:p text:style-name="P4">
修改时间: 2023-06-14T18:57:16+03:00</text:p>
      <text:p text:style-name="P4">
描述: 官方网站上的利物浦报道说，6月30日浮动后，詹姆斯·米尔纳（James Milner）的球员詹姆斯·米尔纳（James Milner）将成为布莱顿（Brighton）的足球运动员。  - 乌克林。</text:p>
      <text:p text:style-name="P4">
图片: ['<text:a xlink:type="simple" xlink:href="https://static.ukrinform.com/photos/2023_06/thumb_files/630_360_1686758165-404.jpeg" text:style-name="Internet_20_link" text:visited-style-name="Visited_20_Internet_20_Link">
630_360_16867...</text:a>
']</text:p>
      <text:p text:style-name="P4">
标签: ['Футбол', 'Ліверпуль']</text:p>
      <text:p text:style-name="P4">
类型: Article</text:p>
      <!--METADATA-->
      <text:p text:style-name="P4">
<draw:frame draw:style-name="fr1" draw:name="Image159" text:anchor-type="as-char" svg:width="6.9236in" svg:height="3.956343in" draw:z-index="0">
<draw:image xlink:href="../Images/yкринформ/2023-06-14T18-57-16-03-00/630_360_1686758165-404.jpeg" xlink:type="simple" xlink:show="embed" xlink:actuate="onLoad" draw:mime-type="image/jpeg"/>
</draw:frame>
官方网站上的利物浦报道说，6月30日浮动后，詹姆斯·米尔纳(James Milner)的球员詹姆斯·米尔纳(James Milner)将成为布莱顿(Brighton)的足球运动员。</text:p>
      <text:p text:style-name="P4">
据报道<text:a xlink:type="simple" xlink:href="https://www.liverpoolfc.com/news/james-milner-join-brighton" text:style-name="Internet_20_link" text:visited-style-name="Visited_20_Internet_20_Link">
新闻服务</text:a>
默西塞德郡，乌克林福姆报道。</text:p>
      <text:p text:style-name="P4">
合同将设计1年，并可能在本赛季扩展。</text:p>
      <text:p text:style-name="P4">
这位37岁的英国人在默西塞德俱乐部(Merseyside Club)度过了8个赛季，2015年，他签署了与曼城的自由球员的权利。</text:p>
      <text:p text:style-name="P4">
<text:span text:style-name="T4">
另请阅读：</text:span>
 <text:a xlink:type="simple" xlink:href="https://www.ukrinform.ua/rubric-sports/3722860-angliec-bellingem-stav-novim-futbolistom-reala.html" text:style-name="Internet_20_link" text:visited-style-name="Visited_20_Internet_20_Link">
英国人<text:span text:style-name="T4">
 Bellin </text:span>
 gam成为新的足球运动员“真实”</text:a>
这位足球运动员在利物浦的332场比赛中有26个进球和45名助手。利物浦俱乐部米尔纳成为英格兰的冠军，赢得了Liguchompions，Uefa Super Cup，World Cup，Cup，Cup和Supercoangullia以及英杯。</text:p>
      <text:p text:style-name="P4">
图片：足球</text:p>
      <text:p text:style-name="P4">
News Source: <text:a xlink:type="simple" xlink:href="https://www.ukrinform.ua/rubric-sports/3722936-angliec-milner-stane-gravcem-brajtona.html" text:style-name="Internet_20_link" text:visited-style-name="Visited_20_Internet_20_Link">
https://www.ukrinform.ua/rubric-sports/3722936-angliec-milner-stane-gravcem-brajtona.html</text:a>
</text:p>
      <!--NEWS-->
      <text:h text:style-name="P10" text:outline-level="1">
<text:span text:style-name="T4">
卡科夫卡水库Shamby的“黑人考古学家”的警察</text:span>
</text:h>
      <text:p text:style-name="P4">
作者: Ukrinform (Person)</text:p>
      <text:p text:style-name="P4">
出版商: Укринформ (Organization)</text:p>
      <text:p text:style-name="P4">
出版时间: 2023-06-14T18:57:26+03:00</text:p>
      <text:p text:style-name="P4">
修改时间: 2023-06-14T18:57:26+03:00</text:p>
      <text:p text:style-name="P4">
描述: 在赫尔森地区，警察巡逻了卡科夫卡水库的摇晃的地方，以防止“黑人考古学家”盗窃历史物体。  - 乌克林。</text:p>
      <text:p text:style-name="P4">
图片: ['<text:a xlink:type="simple" xlink:href="https://static.ukrinform.com/photos/2023_06/thumb_files/630_360_1686758103-395.jpg" text:style-name="Internet_20_link" text:visited-style-name="Visited_20_Internet_20_Link">
630_360_16867...</text:a>
']</text:p>
      <text:p text:style-name="P4">
标签: ['Культурна спадщина', 'Поліція', 'охорона', 'Каховське водосховище']</text:p>
      <text:p text:style-name="P4">
类型: Article</text:p>
      <!--METADATA-->
      <text:p text:style-name="P4">
<draw:frame draw:style-name="fr1" draw:name="Image160" text:anchor-type="as-char" svg:width="6.9236in" svg:height="3.956343in" draw:z-index="0">
<draw:image xlink:href="../Images/yкринформ/2023-06-14T18-57-26-03-00/630_360_1686758103-395.jpg" xlink:type="simple" xlink:show="embed" xlink:actuate="onLoad" draw:mime-type="image/jpeg"/>
</draw:frame>
纳克森地区巡逻了卡科夫卡水库冷冻的地方，以防止“黑人考古学家”盗窃历史对象。</text:p>
      <text:p text:style-name="P4">
根据乌克林福姆的报道，它报告了<text:a xlink:type="simple" xlink:href="https://www.facebook.com/khersonpolice.official/posts/pfbid025p6BmKxJnLnoBe8QhkKaxZwMSt47ST6KryKY9w3QBdRFEA97GpRkJRfE2qXJBXk8l" text:style-name="Internet_20_link" text:visited-style-name="Visited_20_Internet_20_Link">
赫森地区的警察</text:a>
.</text:p>
      <text:p text:style-name="P4">
«Дії поліції спрямовані на те, щоб не допустити на вивільненій від водитериторії та у прибережних зонах роботи «чорних археологів», запобігтимародерству, копачам-грабіжникам, які знищують, руйнують та пошкоджуютьоб’єкти <text:a xlink:type="simple" xlink:href="https://www.ukrinform.ua/tag-kultura" text:style-name="Internet_20_link" text:visited-style-name="Visited_20_Internet_20_Link">
 культурної </text:a>
从古代和哥萨克时代到第二次世界大战的继承，历史和考古文物。”</text:p>
      <text:p text:style-name="P4">
正如所指出的，除了对文化遗址盗窃的责任外，警方还警告公民住在此类领土上的危险，那里有大量精美的物体在水上升天之后。</text:p>
      <text:p text:style-name="P4">
<text:span text:style-name="T4">
另请阅读：</text:span>
 <text:a xlink:type="simple" xlink:href="https://www.ukrinform.ua/rubric-regions/3722247-plosa-kahovskogo-vodoshovisa-zmensilas-na-50-ukrgidroenergo.html" text:style-name="Internet_20_link" text:visited-style-name="Visited_20_Internet_20_Link">
Kakhovsky Square <text:span text:style-name="T4">
水库</text:span>
减少50％-Krhydroenergo</text:a>
警方说，在卡科夫卡水力发电站的俄罗斯军队之后，卡科夫卡水库被关闭且危险的访问。 现在，他们正在与SES的详细者共同与警察巡逻，并与地方当局合作。 在成型地面上展出了特殊的观察站。</text:p>
      <text:p text:style-name="P4">
正如乌克林福姆报道的那样，在6月6日的晚上<text:a xlink:type="simple" xlink:href="https://www.ukrinform.ua/rubric-other_news/3720776-pidriv-rosianami-kahovskoi-ges-usi-novini.html" text:style-name="Internet_20_link" text:visited-style-name="Visited_20_Internet_20_Link">
俄罗斯军队培养了卡科夫卡水力发电站</text:a>
。</text:p>
      <text:p text:style-name="P4">
<text:span text:style-name="T5">
foto：赫尔森地区的警察</text:span>
</text:p>
      <text:p text:style-name="P4">
News Source: <text:a xlink:type="simple" xlink:href="https://www.ukrinform.ua/rubric-regions/3722937-policia-ohoronae-vid-cornih-arheologiv-misca-obmilinna-kahovskogo-vodoshovisa.html" text:style-name="Internet_20_link" text:visited-style-name="Visited_20_Internet_20_Link">
https://www.ukrinform.ua/rubric-regions/3722937-policia-ohoronae-vid-cornih-arheologiv-misca-obmilinna-kahovskogo-vodoshovisa.html</text:a>
</text:p>
      <!--NEWS-->
      <text:h text:style-name="P10" text:outline-level="1">
<text:span text:style-name="T4">
在哈尔基夫地区的村庄，一名男子在一个“花瓣”上爆炸</text:span>
</text:h>
      <text:p text:style-name="P4">
作者: Ukrinform (Person)</text:p>
      <text:p text:style-name="P4">
出版商: Укринформ (Organization)</text:p>
      <text:p text:style-name="P4">
出版时间: 2023-06-14T18:57:38+03:00</text:p>
      <text:p text:style-name="P4">
修改时间: 2023-06-14T18:57:38+03:00</text:p>
      <text:p text:style-name="P4">
描述: 在哈尔基夫地区的伊祖米（Izumi）地区的卡米安卡（Kamianka）村，一名男子在“花瓣”上爆炸，受害者住院。  - 乌克林。</text:p>
      <text:p text:style-name="P4">
图片: ['<text:a xlink:type="simple" xlink:href="https://static.ukrinform.com/photos/2023_03/thumb_files/630_360_1679835922-775.jpg" text:style-name="Internet_20_link" text:visited-style-name="Visited_20_Internet_20_Link">
630_360_16798...</text:a>
']</text:p>
      <text:p text:style-name="P4">
标签: ['Міна', 'Поранені', 'Вибух', 'Харківщина']</text:p>
      <text:p text:style-name="P4">
类型: Article</text:p>
      <!--METADATA-->
      <text:p text:style-name="P4">
<draw:frame draw:style-name="fr1" draw:name="Image161" text:anchor-type="as-char" svg:width="6.9236in" svg:height="3.956343in" draw:z-index="0">
<draw:image xlink:href="../Images/yкринформ/2023-06-14T18-57-38-03-00/630_360_1679835922-775.jpg" xlink:type="simple" xlink:show="embed" xlink:actuate="onLoad" draw:mime-type="image/jpeg"/>
</draw:frame>
在哈尔基夫地区的Izium区村，一名男子在“花瓣”上爆炸，受害者住院。</text:p>
      <text:p text:style-name="P4">
这是在[电报]中报道的(https://t.me/police_kh_region/18300)乌克林福姆报道，哈尔基夫的国家警察局的通讯部。</text:p>
      <text:p text:style-name="P4">
“该活动的报告于6月14日大约13:00向Izium Rup发给了Izium Rup。确定一名57岁的Kamianka村庄的居民被清洗为庭院，并触摸了类似于地雷的物体。 ”。 受害人被带到当地的医疗机构。”</text:p>
      <text:p text:style-name="P4">
根据 ](https://t.me/DSNS_Kharkiv/3793)SES的区域局，该男子遭受了矿物繁殖，遭受了烧伤和眼睛的伤害。</text:p>
      <text:p text:style-name="P4">
<text:span text:style-name="T4">
另请阅读：</text:span>
 [在Kherson地区平民**出口(https://www.ukrinform.ua/rubric-regions/3722688-na-hersonsini-civilnij-pidirvav-na-protipihotnij-mini.html)根据乌克林福姆的说法，自从占领以来，在卡米安卡(Kamianka)已经发生了超过10个矿山的平民叶片。 Selide中替换的密度很高。 路线通往[Donetsk]的斯拉维斯克的定居点(https://www.ukrinform.ua/tag-doneccina)，在2022年春季前部的前部。 该村庄于去年9月发布。</text:p>
      <text:p text:style-name="P4">
上周，哈尔基夫地区的哈尔基夫地区受伤四人。</text:p>
      <text:p text:style-name="P4">
News Source: <text:a xlink:type="simple" xlink:href="https://www.ukrinform.ua/rubric-regions/3722938-u-seli-na-harkivsini-colovik-pidirvavsa-na-pelustci.html" text:style-name="Internet_20_link" text:visited-style-name="Visited_20_Internet_20_Link">
https://www.ukrinform.ua/rubric-regions/3722938-u-seli-na-harkivsini-colovik-pidirvavsa-na-pelustci.html</text:a>
</text:p>
      <!--NEWS-->
      <text:h text:style-name="P10" text:outline-level="1">
<text:span text:style-name="T4">
乌克兰应该发明与匈牙利合作的新方法 - 专家</text:span>
</text:h>
      <text:p text:style-name="P4">
作者: Ukrinform (Person)</text:p>
      <text:p text:style-name="P4">
出版商: Укринформ (Organization)</text:p>
      <text:p text:style-name="P4">
出版时间: 2023-06-14T19:04:58+03:00</text:p>
      <text:p text:style-name="P4">
修改时间: 2023-06-14T19:04:58+03:00</text:p>
      <text:p text:style-name="P4">
描述: 乌克兰应该提出一种与匈牙利 - 欧盟成员国和北约合作的新方法，这是乌克兰西方盟友的一部分，但实际上并不总是可用。  - 乌克林。</text:p>
      <text:p text:style-name="P4">
图片: ['<text:a xlink:type="simple" xlink:href="https://static.ukrinform.com/photos/2020_10/thumb_files/630_360_1602153614-679.jpg" text:style-name="Internet_20_link" text:visited-style-name="Visited_20_Internet_20_Link">
630_360_16021...</text:a>
']</text:p>
      <text:p text:style-name="P4">
标签: ['НАТО', 'Угорщина', 'Полонені']</text:p>
      <text:p text:style-name="P4">
类型: Article</text:p>
      <!--METADATA-->
      <text:p text:style-name="P4">
<draw:frame draw:style-name="fr1" draw:name="Image162" text:anchor-type="as-char" svg:width="6.9236in" svg:height="3.956343in" draw:z-index="0">
<draw:image xlink:href="../Images/yкринформ/2023-06-14T19-04-58-03-00/630_360_1602153614-679.jpg" xlink:type="simple" xlink:show="embed" xlink:actuate="onLoad" draw:mime-type="image/jpeg"/>
</draw:frame>
乌克兰人发明了一种与匈牙利 - 欧盟成员国Tanato合作的新方法，欧盟成员国是乌克兰西方盟友的一部分，但实际上并非总是如此。</text:p>
      <text:p text:style-name="P4">
在[]中的这种观点(https://www.ukrinform.ua/rubric-world/3722804-dmitro-tuzanskij-analitik-direktor-institutu-centralnoevropejskoi-strategii.html)<text:a xlink:type="simple" xlink:href="https://www.ukrinform.ua/rubric-world/3722804-dmitro-tuzanskij-analitik-direktor-institutu-centralnoevropejskoi-strategii.html" text:style-name="Internet_20_link" text:visited-style-name="Visited_20_Internet_20_Link">
访谈乌克林福姆</text:a>
中欧战略研究所主任，分析师，匈牙利问题专家Dmitry Tuzhansky。</text:p>
      <text:p text:style-name="P4">
“悲剧是什么 - 我们需要以一种或另一种方式与匈牙利人进行谈判，我们将无法忽略他们。因为<text:a xlink:type="simple" xlink:href="https://www.ukrinform.ua/tag-ugorsina" text:style-name="Internet_20_link" text:visited-style-name="Visited_20_Internet_20_Link">
匈牙利</text:a>
它应该在欧盟和北约的背景下为乌克兰的所有重要决定投票。 也就是说，我们需要从乌克兰进行谈判，乌克兰与俄罗斯的秘密谈判达到最高水平。”他说。</text:p>
      <text:p text:style-name="P4">
根据乌克兰的图赞(Tuzhansky)的说法，我们需要摆脱对匈牙利的所有幻想。</text:p>
      <text:p text:style-name="P4">
图赞(Tuzhansky)解释说：“我们有一个国家，一个欧盟和北约的成员，与此同时，俄罗斯的埃德罗(Edroug)也可能更多。”</text:p>
      <text:p text:style-name="P4">
“这甚至不是一个友好的问题，而是一些战略伙伴关系。这是有风险的!(https://www.ukrinform.ua/rubric-polytics/3720617-mzs-vimagae-v-ugorsini-detalnu-informaciu-pro-zvilnenih-polonenih-i-dostupu-do-nih-konsula.html)<text:a xlink:type="simple" xlink:href="https://www.ukrinform.ua/rubric-polytics/3720617-mzs-vimagae-v-ugorsini-detalnu-informaciu-pro-zvilnenih-polonenih-i-dostupu-do-nih-konsula.html" text:style-name="Internet_20_link" text:visited-style-name="Visited_20_Internet_20_Link">
囚犯的转移</text:a>
在告诉任何人，它吓到了这一点 - 在如此简单的人类层面上，同时迫使乌克兰外交重新思考百分比的政治，智力行为，”他强调。</text:p>
      <text:p text:style-name="P4">
<text:span text:style-name="T4">
另请阅读：</text:span>
 <text:a xlink:type="simple" xlink:href="https://www.ukrinform.ua/rubric-ato/3721171-gur-pro-peredacu-polonenih-ugorsini-nemae-informacii-so-voni-dijsno-na-svobodi.html" text:style-name="Internet_20_link" text:visited-style-name="Visited_20_Internet_20_Link">
关于囚犯转移的gur <text:span text:style-name="T4">
匈牙利人</text:span>
 in：没有信息说他们真的在自由上</text:a>
</text:p>
      <text:p text:style-name="P4">
News Source: <text:a xlink:type="simple" xlink:href="https://www.ukrinform.ua/rubric-polytics/3722940-ukraini-varto-vigadati-novij-pidhid-sodo-spivpraci-z-ugorsinou-ekspert.html" text:style-name="Internet_20_link" text:visited-style-name="Visited_20_Internet_20_Link">
https://www.ukrinform.ua/rubric-polytics/3722940-ukraini-varto-vigadati-novij-pidhid-sodo-spivpraci-z-ugorsinou-ekspert.html</text:a>
</text:p>
      <!--NEWS-->
      <text:h text:style-name="P10" text:outline-level="1">
<text:span text:style-name="T4">
库勒巴（Kuleba</text:span>
</text:h>
      <text:p text:style-name="P4">
作者: Ukrinform (Person)</text:p>
      <text:p text:style-name="P4">
出版商: Укринформ (Organization)</text:p>
      <text:p text:style-name="P4">
出版时间: 2023-06-14T19:05:32+03:00</text:p>
      <text:p text:style-name="P4">
修改时间: 2023-06-14T19:05:32+03:00</text:p>
      <text:p text:style-name="P4">
描述: 乌克兰Dmytro Kuleba的外交大臣强调，在与德国外交部长Annatna Berb的对话中，迈向乌克兰在北约迈出了决定性的一步的重要性。  - 乌克林。</text:p>
      <text:p text:style-name="P4">
图片: ['<text:a xlink:type="simple" xlink:href="https://static.ukrinform.com/photos/2022_05/thumb_files/630_360_1652196778-410.jpg" text:style-name="Internet_20_link" text:visited-style-name="Visited_20_Internet_20_Link">
630_360_16521...</text:a>
']</text:p>
      <text:p text:style-name="P4">
标签: ['Дмитро Кулеба', 'НАТО', 'Німеччина', 'Україна', 'Бербок']</text:p>
      <text:p text:style-name="P4">
类型: Article</text:p>
      <!--METADATA-->
      <text:p text:style-name="P4">
<draw:frame draw:style-name="fr1" draw:name="Image163" text:anchor-type="as-char" svg:width="6.9236in" svg:height="3.956343in" draw:z-index="0">
<draw:image xlink:href="../Images/yкринформ/2023-06-14T19-05-32-03-00/630_360_1652196778-410.jpg" xlink:type="simple" xlink:show="embed" xlink:actuate="onLoad" draw:mime-type="image/jpeg"/>
</draw:frame>
乌克兰·德米特罗·库莱巴(Ukraine Dmytro Kuleba)的法律部长强调，在与德国外交部长的对话中，迈向乌克兰在北约的会员身份的重要性。</text:p>
      <text:p text:style-name="P4">
乌克兰外交负责人在[Twitter]中报道了这一点(https://twitter.com/DmytroKuleba/status/1668999587955081217)，报道乌克林福姆。</text:p>
      <text:p text:style-name="P4">
“在我们的谈话中，我感谢Annatene Berb的支持。 我们谈到了维尔纽斯。 乌克兰的立场很明确：在没有决定性的乌克兰 - 乌克兰委员会的情况下，就像是给没有枪支的坦克。 需要乌克兰<text:a xlink:type="simple" xlink:href="https://www.ukrinform.ua/tag-nato" text:style-name="Internet_20_link" text:visited-style-name="Visited_20_Internet_20_Link">
北约</text:a>
作为盟友，不是一个简单的特权伙伴。”部长说。</text:p>
      <text:p text:style-name="P4">
<text:span text:style-name="T4">
另请阅读：</text:span>
 [真正的成员资格<text:span text:style-name="T4">
北约</text:span>
：这三个因素(https://www.ukrinform.ua/rubric-society/3722882-realnij-slah-do-clenstva-v-nato-tri-faktori-zaporuki-cogo.html)正如乌克林福姆报道的[7月11日至12日在维尔纽斯将发生另一个自我(https://www.ukrinform.ua/rubric-polytics/3719764-nato-mae-nadati-ukraini-garantii-bezpeki-sob-istoria-z-vijnou-ne-povtorilasa-stoltenberg.html).</text:p>
      <text:p text:style-name="P4">
Україна ставить перед союзниками по НАТО питання надання гарантій безпеки тачіткої перспективи руху до повноправного членства в Альянсі.</text:p>
      <text:p text:style-name="P4">
News Source: <text:a xlink:type="simple" xlink:href="https://www.ukrinform.ua/rubric-polytics/3722941-kuleba-obgovoriv-iz-berbok-vazlivist-risucogo-kroku-do-clenstva-ukraini-v-nato.html" text:style-name="Internet_20_link" text:visited-style-name="Visited_20_Internet_20_Link">
https://www.ukrinform.ua/rubric-polytics/3722941-kuleba-obgovoriv-iz-berbok-vazlivist-risucogo-kroku-do-clenstva-ukraini-v-nato.html</text:a>
</text:p>
      <!--NEWS-->
      <text:h text:style-name="P10" text:outline-level="1">
<text:span text:style-name="T4">
LVIV开设了彩绘军件的展览拍卖</text:span>
</text:h>
      <text:p text:style-name="P4">
作者: Ukrinform (Person)</text:p>
      <text:p text:style-name="P4">
出版商: Укринформ (Organization)</text:p>
      <text:p text:style-name="P4">
出版时间: 2023-06-14T19:13:18+03:00</text:p>
      <text:p text:style-name="P4">
修改时间: 2023-06-14T19:13:18+03:00</text:p>
      <text:p text:style-name="P4">
描述: 在Dovzhenko中心的LVIV中，开设了一场彩绘的军事文物“我们的乌克兰”的展览拍卖。 它展示了袖子，管子和贝壳，并用伊琳娜7月的图纸装饰。  - 乌克林。</text:p>
      <text:p text:style-name="P4">
图片: ['<text:a xlink:type="simple" xlink:href="https://static.ukrinform.com/photos/2023_06/thumb_files/630_360_1686758715-2393.jpeg" text:style-name="Internet_20_link" text:visited-style-name="Visited_20_Internet_20_Link">
630_360_16867...</text:a>
']</text:p>
      <text:p text:style-name="P4">
标签: ['Аукціон', 'Львів', 'Виставка']</text:p>
      <text:p text:style-name="P4">
类型: Article</text:p>
      <!--METADATA-->
      <text:p text:style-name="P4">
<draw:frame draw:style-name="fr1" draw:name="Image164" text:anchor-type="as-char" svg:width="6.9236in" svg:height="3.956343in" draw:z-index="0">
<draw:image xlink:href="../Images/yкринформ/2023-06-14T19-13-18-03-00/630_360_1686758715-2393.jpeg" xlink:type="simple" xlink:show="embed" xlink:actuate="onLoad" draw:mime-type="image/jpeg"/>
</draw:frame>
Dovzhenko的LVIV中心开设了一场彩绘的军事文物“我们的乌克林”的展览拍卖。 它展示了袖子，管子和贝壳，并用伊琳娜7月的图纸装饰。</text:p>
      <text:p text:style-name="P4">
关于IT报告<text:a xlink:type="simple" xlink:href="https://city-adm.lviv.ua/news/society/public-sector/297029-u-tsentri-dovzhenka-vidkrylas-vystavka-rozmalovanykh-viiskovykh-artefaktiv-unikalni-tvory-mozhna-prydbaty-na-auktsioni-video" text:style-name="Internet_20_link" text:visited-style-name="Visited_20_Internet_20_Link">
LVIV市议会的新闻服务</text:a>
，报道乌克林福姆。</text:p>
      <text:p text:style-name="P4">
值得注意的是，展览“我们的房子 - 乌克兰”是来自神秘号角的志愿者的倡议。 用过的军事工件获得了新的和平的生活。 展览的大多数作品都是艺术家伊琳娜(Irina)七月的作者，但是，其他艺术家和儿童的作品也得到了展示。</text:p>
      <text:p text:style-name="P4">
“我丈夫从事<text:a xlink:type="simple" xlink:href="https://www.ukrinform.ua/tag-volonteri" text:style-name="Internet_20_link" text:visited-style-name="Visited_20_Internet_20_Link">
志愿服务</text:a>
它有助于第17个单独的坦克Kryvyi Rih旅。 当他制作第一个试管时，他全都在烟灰中。 起初，我们清理了它，然后提出了将其绘制的想法。 随后，我开始绘制更多的吉尔，管子和贝壳。 它抓住了我。 已经有44件作品，因此他们正在为人们举办展览，以便他们看到我们带来的死亡的悲伤可以变成艺术。</text:p>
      <text:p text:style-name="P4">
*!(https://www.ukrinform.ua/rubric-culture/3505933-na-rivnensini-mistkina-stvorue-ikoni-na-asikah-zpid-boepripasiv.html)</text:p>
      <text:p text:style-name="P4">
</text:p>
      <text:p text:style-name="P4">
展览将持续到6月26日，每个人都可以来，查看，阅读创作每件艺术品并购买最喜欢的东西的文章。 此外，Dovzhenko中心将在Facebook上在线进行军事文物的拍卖。</text:p>
      <text:p text:style-name="P4">
正如乌克林福姆(Ukrinform)报道的<text:a xlink:type="simple" xlink:href="https://www.ukrinform.ua/rubric-culture/3710011-lvivskij-oboronnij-klaster-zaminit-vidpracovani-bronezileti-na-akih-stvorat-kartini.html" text:style-name="Internet_20_link" text:visited-style-name="Visited_20_Internet_20_Link">
LVIV防御群集取代了艺术家将在其上创作绘画的疲惫的兔子</text:a>
。 最近的总统沃迪米尔·泽伦斯基(Volodymyr Zelenskyy)用肿胀创造的罗马偶像展示了教皇。 这款装甲的子弹挽救了军队的生命和艾特玛尔艺术家的超级滑动，是由支付给教皇的照片写的。 它的创造者是Yuri Vakulenko。</text:p>
      <text:p text:style-name="P4">
News Source: <text:a xlink:type="simple" xlink:href="https://www.ukrinform.ua/rubric-culture/3722945-u-lvovi-vidkrili-vistavkuaukcion-rozmalovanih-vijskovih-artefaktiv.html" text:style-name="Internet_20_link" text:visited-style-name="Visited_20_Internet_20_Link">
https://www.ukrinform.ua/rubric-culture/3722945-u-lvovi-vidkrili-vistavkuaukcion-rozmalovanih-vijskovih-artefaktiv.html</text:a>
</text:p>
      <!--NEWS-->
      <text:h text:style-name="P10" text:outline-level="1">
<text:span text:style-name="T4">
波兰将帮助重建赫尔森地区洪水淹没的村庄</text:span>
</text:h>
      <text:p text:style-name="P4">
作者: Ukrinform (Person)</text:p>
      <text:p text:style-name="P4">
出版商: Укринформ (Organization)</text:p>
      <text:p text:style-name="P4">
出版时间: 2023-06-14T19:14:01+03:00</text:p>
      <text:p text:style-name="P4">
修改时间: 2023-06-14T19:14:01+03:00</text:p>
      <text:p text:style-name="P4">
描述: 波兰政府准备帮助受害者从赫尔森地区的ingulets村洪水泛滥。  - 乌克林。</text:p>
      <text:p text:style-name="P4">
图片: ['<text:a xlink:type="simple" xlink:href="https://static.ukrinform.com/photos/2023_03/thumb_files/630_360_1677777427-956.jpg" text:style-name="Internet_20_link" text:visited-style-name="Visited_20_Internet_20_Link">
630_360_16777...</text:a>
']</text:p>
      <text:p text:style-name="P4">
标签: ['Херсонщина', 'Польща', 'Відбудова']</text:p>
      <text:p text:style-name="P4">
类型: Article</text:p>
      <!--METADATA-->
      <text:p text:style-name="P4">
<draw:frame draw:style-name="fr1" draw:name="Image166" text:anchor-type="as-char" svg:width="6.9236in" svg:height="3.956343in" draw:z-index="0">
<draw:image xlink:href="../Images/yкринформ/2023-06-14T19-14-01-03-00/630_360_1677777427-956.jpg" xlink:type="simple" xlink:show="embed" xlink:actuate="onLoad" draw:mime-type="image/jpeg"/>
</draw:frame>
政府船员准备帮助从Inguletsna Kherson地区洪水泛滥的受害者重建受害者。</text:p>
      <text:p text:style-name="P4">
关于<text:a xlink:type="simple" xlink:href="https://t.me/olexandrprokudin/662" text:style-name="Internet_20_link" text:visited-style-name="Visited_20_Internet_20_Link">
电报</text:a>
据报道，亚历山大·普鲁丁(Alexander Proudin)向地区军事行政管理教会的负责人报告。</text:p>
      <text:p text:style-name="P4">
“达里安社区的ingulets……我有一个很好的消息!在居住的公众的重建中，我们可靠的朋友 - 波兰人 - 与乌克兰共和国大使Bartoshemtsikhotski有关。</text:p>
      <text:p text:style-name="P4">
*!(https://www.ukrinform.ua/rubric-vidbudova/3722829-moneyveo-gotova-pracuvati-na-vidbudovu-ukraini.html)这位官员发表了一段洪水村的视频，他与内容交谈，以了解他们的主要需求。</text:p>
      <text:p text:style-name="P4">
Proudin还报告说，该村庄的可再生工程已经在进行。</text:p>
      <text:p text:style-name="P4">
正如乌克林福姆报道的那样，6月6日晚上，俄罗斯军队破坏了Greblyukakhov水力发电厂。</text:p>
      <text:p text:style-name="P4">
根据OVA的说法，截至6月14日早上，平均洪水为2.13米。 比昨晚不到32厘米。 动态水的下降存储。</text:p>
      <text:p text:style-name="P4">
照片：养猫</text:p>
      <text:p text:style-name="P4">
News Source: <text:a xlink:type="simple" xlink:href="https://www.ukrinform.ua/rubric-vidbudova/3722946-polsa-dopomoze-vidbuduvati-pidtoplene-selo-ingulec-na-hersonsini.html" text:style-name="Internet_20_link" text:visited-style-name="Visited_20_Internet_20_Link">
https://www.ukrinform.ua/rubric-vidbudova/3722946-polsa-dopomoze-vidbuduvati-pidtoplene-selo-ingulec-na-hersonsini.html</text:a>
</text:p>
      <!--NEWS-->
      <text:h text:style-name="P10" text:outline-level="1">
<text:span text:style-name="T4">
在Dnipropetrovsk中，2014年死者的记忆得到了伞兵的尊敬</text:span>
</text:h>
      <text:p text:style-name="P4">
作者: Ukrinform (Person)</text:p>
      <text:p text:style-name="P4">
出版商: Укринформ (Organization)</text:p>
      <text:p text:style-name="P4">
出版时间: 2023-06-14T19:14:14+03:00</text:p>
      <text:p text:style-name="P4">
修改时间: 2023-06-14T19:14:14+03:00</text:p>
      <text:p text:style-name="P4">
描述: 在Dnipropetrovsk地区，士兵们尊重了9年前去世的兄弟的记忆，当时俄罗斯恐怖分子部队在卢坎克机场击倒了IL-76。  - 乌克林。</text:p>
      <text:p text:style-name="P4">
图片: ['<text:a xlink:type="simple" xlink:href="https://static.ukrinform.com/photos/2023_06/thumb_files/630_360_1686758507-1007.jpeg" text:style-name="Internet_20_link" text:visited-style-name="Visited_20_Internet_20_Link">
630_360_16867...</text:a>
']</text:p>
      <text:p text:style-name="P4">
标签: ['Дніпропетровщина', "Пам'ять", 'Десантники']</text:p>
      <text:p text:style-name="P4">
类型: Article</text:p>
      <!--METADATA-->
      <text:p text:style-name="P4">
<draw:frame draw:style-name="fr1" draw:name="Image167" text:anchor-type="as-char" svg:width="6.9236in" svg:height="3.956343in" draw:z-index="0">
<draw:image xlink:href="../Images/yкринформ/2023-06-14T19-14-14-03-00/630_360_1686758507-1007.jpeg" xlink:type="simple" xlink:show="embed" xlink:actuate="onLoad" draw:mime-type="image/jpeg"/>
</draw:frame>
Nadnnepropetrovsk地区对死亡9年的兄弟的记忆表示敬意，因为俄罗斯恐怖分子部队在机场上撞倒了IL-76。</text:p>
      <text:p text:style-name="P4">
这是由[新闻服务报道的(https://dshv.mil.gov.ua/na-dnipropetrovshhyni-voyiny-desantnyky-vshanuvaly-zagyblyh-pobratymiv-u-zbytomu-litaku-il-76-%ef%bf%bc/)，报道乌克林福姆。</text:p>
      <text:p text:style-name="P4">
“在<text:a xlink:type="simple" xlink:href="https://www.ukrinform.ua/tag-dnipropetrovsina" text:style-name="Internet_20_link" text:visited-style-name="Visited_20_Internet_20_Link">
Dnipropetrovsk地区</text:a>
Destanda Warriors在IL-76兄弟的飞机上遭到杀害的罪名……去年是可怕的悲剧，但痛苦并未减轻。 我们一定会得到每个乌克兰战士。”消息写道。</text:p>
      <text:p text:style-name="P4">
堕落的英雄们以沉默的时刻感到荣幸，并用雕刻的名字铺设了言语的花朵。</text:p>
      <text:p text:style-name="P4">
</text:p>
      <text:p text:style-name="P4">
<text:a xlink:type="simple" xlink:href="https://static.ukrinform.com/photos/2023_06/1686758507-7275.jpeg" text:style-name="Internet_20_link" text:visited-style-name="Visited_20_Internet_20_Link">
 </text:a>
 <text:a xlink:type="simple" xlink:href="https://static.ukrinform.com/photos/2023_06/1686758507-1245.jpeg" text:style-name="Internet_20_link" text:visited-style-name="Visited_20_Internet_20_Link">
</text:a>
 <text:a xlink:type="simple" xlink:href="https://static.ukrinform.com/photos/2023_06/1686758507-1007.jpeg" text:style-name="Internet_20_link" text:visited-style-name="Visited_20_Internet_20_Link">
<draw:frame draw:style-name="fr1" draw:name="Image171" text:anchor-type="as-char" svg:width="6.9236in" svg:height="3.956343in" draw:z-index="0">
<draw:image xlink:href="../Images/yкринформ/2023-06-14T19-14-14-03-00/630_360_1686758507-1007.jpeg" xlink:type="simple" xlink:show="embed" xlink:actuate="onLoad" draw:mime-type="image/jpeg"/>
</draw:frame>
</text:a>
 <text:a xlink:type="simple" xlink:href="https://static.ukrinform.com/photos/2023_06/1686758507-7263.jpeg" text:style-name="Internet_20_link" text:visited-style-name="Visited_20_Internet_20_Link">
</text:a>
 <text:a xlink:type="simple" xlink:href="https://static.ukrinform.com/photos/2023_06/1686758507-2559.jpeg" text:style-name="Internet_20_link" text:visited-style-name="Visited_20_Internet_20_Link">
</text:a>
 <text:a xlink:type="simple" xlink:href="https://static.ukrinform.com/photos/2023_06/1686758507-3248.jpeg" text:style-name="Internet_20_link" text:visited-style-name="Visited_20_Internet_20_Link">
</text:a>
值得注意的是，该事件发生在乌克兰少校马克西姆·米尔戈罗德(Maxim Mirgorod)武装部队的空中攻击维维夫斯克(Vivivsk)指挥官的参与中。</text:p>
      <text:p text:style-name="P4">
*!(https://www.ukrinform.ua/rubric-kyiv/3721805-u-kievi-projsla-ceremonia-vsanuvanna-pamati-zagiblogo-vijskovogo-volodimira-mukana.html)2014年6月14日，乌克兰IL-76的军用运输飞机在卢甘斯克机场的卢甘斯克机场被击落。 飞机上有40名军人。 他们都死了。</text:p>
      <text:p text:style-name="P4">
News Source: <text:a xlink:type="simple" xlink:href="https://www.ukrinform.ua/rubric-regions/3722947-na-dnipropetrovsini-vsanuvali-pamat-zagiblih-u-2014-roci-desantnikiv.html" text:style-name="Internet_20_link" text:visited-style-name="Visited_20_Internet_20_Link">
https://www.ukrinform.ua/rubric-regions/3722947-na-dnipropetrovsini-vsanuvali-pamat-zagiblih-u-2014-roci-desantnikiv.html</text:a>
</text:p>
      <!--NEWS-->
      <text:h text:style-name="P10" text:outline-level="1">
<text:span text:style-name="T4">
欧洲议会谴责了俄罗斯犯罪</text:span>
</text:h>
      <text:p text:style-name="P4">
作者: Ukrinform (Person)</text:p>
      <text:p text:style-name="P4">
出版商: Укринформ (Organization)</text:p>
      <text:p text:style-name="P4">
出版时间: 2023-06-14T19:16:00+03:00</text:p>
      <text:p text:style-name="P4">
修改时间: 2023-06-14T19:16:00+03:00</text:p>
      <text:p text:style-name="P4">
描述: 欧洲议会的代表们强烈谴责了卡科夫斯卡亚水力发电厂的大坝，并将这些行动称为俄罗斯的军事犯罪，这将产生后果。  - 乌克林。</text:p>
      <text:p text:style-name="P4">
图片: ['<text:a xlink:type="simple" xlink:href="https://static.ukrinform.com/photos/2023_06/thumb_files/630_360_1686128385-501.jpg" text:style-name="Internet_20_link" text:visited-style-name="Visited_20_Internet_20_Link">
630_360_16861...</text:a>
']</text:p>
      <text:p text:style-name="P4">
标签: ['Європарламент', 'Каховська ГЕС', 'Війна з Росією']</text:p>
      <text:p text:style-name="P4">
类型: Article</text:p>
      <!--METADATA-->
      <text:p text:style-name="P4">
<draw:frame draw:style-name="fr1" draw:name="Image175" text:anchor-type="as-char" svg:width="6.9236in" svg:height="3.956343in" draw:z-index="0">
<draw:image xlink:href="../Images/yкринформ/2023-06-14T19-16-00-03-00/630_360_1686128385-501.jpg" xlink:type="simple" xlink:show="embed" xlink:actuate="onLoad" draw:mime-type="image/jpeg"/>
</draw:frame>
欧洲议会的代表受到卡克霍夫斯卡亚水力发电站的大坝的强烈谴责。</text:p>
      <text:p text:style-name="P4">
根据乌克林福姆的说法，这是在欧洲议会与斯特拉斯堡全体会议的苏德郡的信息中指出的，在此期间。</text:p>
      <text:p text:style-name="P4">
“代表们谴责了乌克兰新卡科夫卡的大坝的破坏，后者由俄罗斯拥有<text:a xlink:type="simple" xlink:href="https://www.ukrinform.ua/tag-vijskovi-zlocini" text:style-name="Internet_20_link" text:visited-style-name="Visited_20_Internet_20_Link">
军事犯罪</text:a>
这必须得到后果。 他们呼吁欧盟继续对乌克兰的大力支持，对俄罗斯实施新的制裁，并指示俄罗斯寡头的十亿美元金融资产对乌克兰的重建进行重建。</text:p>
      <text:p text:style-name="P4">
<text:span text:style-name="T4">
另请阅读：</text:span>
 <text:a xlink:type="simple" xlink:href="https://www.ukrinform.ua/rubric-regions/3722721-pidriv-kahovskoi-ges-ginut-litopisni-lisi-ta-sotni-tisac-ridkisnih-osobin.html" text:style-name="Internet_20_link" text:visited-style-name="Visited_20_Internet_20_Link">
爆炸<text:span text:style-name="T4">
 kakhovskaya </text:span>
 hpp：编年史和数百个罕见的人被杀</text:a>
如前所述，对欧盟州和欧盟政府欧洲议会议员的另一个关键期望是批准更新的欧盟移民协议的共同地位，这应该促进Zabuzhzh的最佳管理并加强外部边界欧盟。 欧盟峰会期间将考虑的其他主题是欧洲经济的绿色和数字化转型，对欧盟长期预算的采用，欧洲工业潜在改革的改革。</text:p>
      <text:p text:style-name="P4">
<text:span text:style-name="T4">
另请阅读：</text:span>
 <text:a xlink:type="simple" xlink:href="https://www.ukrinform.ua/rubric-economy/3722383-v-oon-poperedzaut-pro-zrostanna-cin-na-prodovolstvo-pisla-pidrivu-kahovskoi-ges.html" text:style-name="Internet_20_link" text:visited-style-name="Visited_20_Internet_20_Link">
在爆炸卡科夫卡水力发电站后食品价格增长的联合国警告中</text:a>
正如乌克林福姆报道的那样，在6月6日的晚上<text:a xlink:type="simple" xlink:href="https://www.ukrinform.ua/rubric-other_news/3720776-pidriv-rosianami-kahovskoi-ges-usi-novini.html" text:style-name="Internet_20_link" text:visited-style-name="Visited_20_Internet_20_Link">
俄罗斯军队培养了卡科夫卡水力发电站</text:a>
。</text:p>
      <text:p text:style-name="P4">
6月29日至30日，布鲁塞尔将会见欧盟领导人，他们将讨论欧洲外国和国内政策最重要的问题。</text:p>
      <text:p text:style-name="P4">
News Source: <text:a xlink:type="simple" xlink:href="https://www.ukrinform.ua/rubric-polytics/3722949-evroparlament-zasudiv-rosijskij-zlocin-na-kahovskij-ges.html" text:style-name="Internet_20_link" text:visited-style-name="Visited_20_Internet_20_Link">
https://www.ukrinform.ua/rubric-polytics/3722949-evroparlament-zasudiv-rosijskij-zlocin-na-kahovskij-ges.html</text:a>
</text:p>
      <!--NEWS-->
      <text:h text:style-name="P10" text:outline-level="1">
<text:span text:style-name="T4">
在尼古拉夫，展览“灵魂的Bereginya”打开了</text:span>
</text:h>
      <text:p text:style-name="P4">
作者: Ukrinform (Person)</text:p>
      <text:p text:style-name="P4">
出版商: Укринформ (Organization)</text:p>
      <text:p text:style-name="P4">
出版时间: 2023-06-14T19:18:08+03:00</text:p>
      <text:p text:style-name="P4">
修改时间: 2023-06-14T19:18:08+03:00</text:p>
      <text:p text:style-name="P4">
描述: 在尼古拉夫（Nikolaev），作为“乌克兰的贝雷金”（Beregin）项目的一部分，乌克兰塔蒂亚纳·尤利亚尼卡纳（Tatiana Ulyankina of Tatiana Ulyankina of Fomen Art of Fomen Art of Fomen Art of Fomen Art of Fomen Art of Ulyankina）的个人展览开始工作。  - 乌克林。</text:p>
      <text:p text:style-name="P4">
图片: ['<text:a xlink:type="simple" xlink:href="https://static.ukrinform.com/photos/2023_06/thumb_files/630_360_1686759163-5854.jpeg" text:style-name="Internet_20_link" text:visited-style-name="Visited_20_Internet_20_Link">
630_360_16867...</text:a>
', '<text:a xlink:type="simple" xlink:href="https://static.ukrinform.com/photos/2023_06/thumb_files/630_360_1686759163-3431.jpeg" text:style-name="Internet_20_link" text:visited-style-name="Visited_20_Internet_20_Link">
630_360_16867...</text:a>
']</text:p>
      <text:p text:style-name="P4">
标签: ['Миколаїв', 'Виставка', 'Мистецтво']</text:p>
      <text:p text:style-name="P4">
类型: Article</text:p>
      <!--METADATA-->
      <text:p text:style-name="P4">
<draw:frame draw:style-name="fr1" draw:name="Image176" text:anchor-type="as-char" svg:width="6.9236in" svg:height="3.956343in" draw:z-index="0">
<draw:image xlink:href="../Images/yкринформ/2023-06-14T19-18-08-03-00/630_360_1686759163-5854.jpeg" xlink:type="simple" xlink:show="embed" xlink:actuate="onLoad" draw:mime-type="image/jpeg"/>
</draw:frame>
Mimikoyev在“乌克兰的Beregin”项目的框架内开始了尊贵的乌克兰Tatiana ulyankina民间艺术大师的个人作品。</text:p>
      <text:p text:style-name="P4">
乌克兰文化文化的荣誉工人“艺术杂志”的文化和艺术协会的负责人向乌克林形式的通讯员介绍了。</text:p>
      <text:p text:style-name="P4">
“这是我们创意项目“乌克兰的Beregin”的第九次展览，其目的是通过城市英雄Nikolaev的妇女的工作了解观众。 毕竟，战争期间妇女的主要城市是乌克兰主要价值观的保存和复兴：家庭，传统，文化。”</text:p>
      <text:p text:style-name="P4">
据她说，在个人展览中，工匠准备了一个博览会，牛奶包括风景如画的花画布，图形图和复活节彩蛋，并由作者的诗歌伴随着。 正是这种创造性的组合不仅可以使艺术家本身的灵魂亮起，而且还启动了每种产品的灵魂。 毕竟，她用诗意的界线工作，这表明作者的灵魂是什么。</text:p>
      <text:p text:style-name="P4">
<text:span text:style-name="T4">
另请阅读：</text:span>
 <text:a xlink:type="simple" xlink:href="https://www.ukrinform.ua/rubric-culture/3722945-u-lvovi-vidkrili-vistavkuaukcion-rozmalovanih-vijskovih-artefaktiv.html" text:style-name="Internet_20_link" text:visited-style-name="Visited_20_Internet_20_Link">
在Lviv开设<text:span text:style-name="T4">
展览</text:span>
  - 绘画军件的拍卖</text:a>
Tatiana Ulyankin最初来自Nikolaev。 自1993年以来 - 乌克兰民间艺术的国家联盟偶像。</text:p>
      <text:p text:style-name="P4">
多年来，他一直为儿童，老师的学生举办教育讲习班。 他在国际和所有 - 乌克兰艺术的行动和个人展览中展示了作者的作品。</text:p>
      <text:p text:style-name="P4">
<draw:frame draw:style-name="fr1" draw:name="Image177" text:anchor-type="as-char" svg:width="6.9236in" svg:height="3.956343in" draw:z-index="0">
<draw:image xlink:href="../Images/yкринформ/2023-06-14T19-18-08-03-00/630_360_1686759163-3431.jpeg" xlink:type="simple" xlink:show="embed" xlink:actuate="onLoad" draw:mime-type="image/jpeg"/>
</draw:frame>
</text:p>
      <text:p text:style-name="P4">
Ulyankin完美地拥有所有类型的传统复活节彩蛋技术。 它是乌克兰最早的工匠之一，该工匠于1992年开始使用稻草，蜡染，编织，编织的贴花来生产体积板。</text:p>
      <text:p text:style-name="P4">
工匠的最佳作品存储在资金中<text:a xlink:type="simple" xlink:href="https://www.ukrinform.ua/tag-muzej" text:style-name="Internet_20_link" text:visited-style-name="Visited_20_Internet_20_Link">
博物馆</text:a>
乌克兰和国外的私人收藏。 工匠在认可她在乌克兰当地和地区级别的工作方面有很多区别。</text:p>
      <text:p text:style-name="P4">
展览可以在7月6日的纳兹克罗佩尼中央城市图书馆观看。</text:p>
      <text:p text:style-name="P4">
News Source: <text:a xlink:type="simple" xlink:href="https://www.ukrinform.ua/rubric-culture/3722948-u-mikolaevi-vidkrilasa-vistavka-beregina-dusi.html" text:style-name="Internet_20_link" text:visited-style-name="Visited_20_Internet_20_Link">
https://www.ukrinform.ua/rubric-culture/3722948-u-mikolaevi-vidkrilasa-vistavka-beregina-dusi.html</text:a>
</text:p>
      <!--NEWS-->
      <text:h text:style-name="P10" text:outline-level="1">
<text:span text:style-name="T4">
在黑海固定降低的盐度水平中，通过其他指标 - 水是正常的</text:span>
</text:h>
      <text:p text:style-name="P4">
作者: Ukrinform (Person)</text:p>
      <text:p text:style-name="P4">
出版商: Укринформ (Organization)</text:p>
      <text:p text:style-name="P4">
出版时间: 2023-06-14T19:24:00+03:00</text:p>
      <text:p text:style-name="P4">
修改时间: 2023-06-14T19:24:00+03:00</text:p>
      <text:p text:style-name="P4">
描述: 环境保护和自然资源部修复了黑海水盐度的降低。  - 乌克林。</text:p>
      <text:p text:style-name="P4">
图片: ['<text:a xlink:type="simple" xlink:href="https://static.ukrinform.com/photos/2023_06/thumb_files/630_360_1686752276-271.jpeg" text:style-name="Internet_20_link" text:visited-style-name="Visited_20_Internet_20_Link">
630_360_16867...</text:a>
']</text:p>
      <text:p text:style-name="P4">
标签: ['Екологія', 'Вода', ' Чорне море', 'Каховська ГЕС']</text:p>
      <text:p text:style-name="P4">
类型: Article</text:p>
      <!--METADATA-->
      <text:p text:style-name="P4">
<draw:frame draw:style-name="fr1" draw:name="Image178" text:anchor-type="as-char" svg:width="6.9236in" svg:height="3.956343in" draw:z-index="0">
<draw:image xlink:href="../Images/yкринформ/2023-06-14T19-24-00-03-00/630_360_1686752276-271.jpeg" xlink:type="simple" xlink:show="embed" xlink:actuate="onLoad" draw:mime-type="image/jpeg"/>
</draw:frame>
环境保护和自然资源部捕获了黑海盐水的减少。</text:p>
      <text:p text:style-name="P4">
根据乌克林福姆的说法，新闻服务[法官和自然资源保护部]报告了(https://mepr.gov.ua/u-chornomu-mori-zafiksovano-tymchasove-znyzhennya-solonosti-vody-a-richtsi-ingulets-ta-dnipro-buzkomu-lymani-kalamutnist/)。</text:p>
      <text:p text:style-name="P4">
“在黑海中，记录了水盐度的暂时降低，河流和dnipro-buza河口浑浊。 根据其他指标，未记录超过污染物最大允许浓度的规范的限制。</text:p>
      <text:p text:style-name="P4">
值得注意的是，在DNIEPER河中，溶解氧的浓度逐渐增加。 特别是几天前，他们记录了它的减少，这可能导致水生居民死亡。</text:p>
      <text:p text:style-name="P4">
<text:span text:style-name="T4">
另请阅读：</text:span>
 <text:a xlink:type="simple" xlink:href="https://www.ukrinform.ua/rubric-regions/3721658-v-odeskij-zatoci-mozut-zaginuti-vsi-amfibii-ta-velika-castina-prisnovodnoi-ribi-ekolog.html" text:style-name="Internet_20_link" text:visited-style-name="Visited_20_Internet_20_Link">
在敖德萨海湾可以死亡所有两栖动物和大型鱼类 - 生态学家</text:a>
6月12日至13日的水研究是由乌克兰州环境检查局，乌克兰国家水资源和移动实验室的专家进行的，他们正在不断监视质量(https://www.ukrinform.ua/tag-hersonsina)和mykolaiv地区。</text:p>
      <text:p text:style-name="P4">
该部补充说：“在不久的将来，生态24/7将发布监测空气，水和土壤的结果，这些结果将不断更新。”</text:p>
      <text:p text:style-name="P4">
<text:span text:style-name="T4">
另请阅读：</text:span>
 <text:a xlink:type="simple" xlink:href="https://www.ukrinform.ua/rubric-regions/3722821-pridonni-organizmi-u-cornomu-mori-zaznaut-velikih-vtrat-ekspert.html" text:style-name="Internet_20_link" text:visited-style-name="Visited_20_Internet_20_Link">
黑海的底部生物遭受了巨大的损失 - 专家</text:a>
据报道，俄罗斯联邦，大气空气，水和乌克兰的土地资源造成的损失量已经达到8万亿人。</text:p>
      <text:p text:style-name="P4">
News Source: <text:a xlink:type="simple" xlink:href="https://www.ukrinform.ua/rubric-regions/3722965-u-cornomu-mori-fiksuut-znizenij-riven-solonosti-za-insimi-pokaznikami-voda-u-normi.html" text:style-name="Internet_20_link" text:visited-style-name="Visited_20_Internet_20_Link">
https://www.ukrinform.ua/rubric-regions/3722965-u-cornomu-mori-fiksuut-znizenij-riven-solonosti-za-insimi-pokaznikami-voda-u-normi.html</text:a>
</text:p>
      <!--NEWS-->
      <text:h text:style-name="P10" text:outline-level="1">
<text:span text:style-name="T4">
在哈尔基夫（Kharkiv），拆除了萨尔蒂夫卡北部最被摧毁的房屋的一部分</text:span>
</text:h>
      <text:p text:style-name="P4">
作者: Ukrinform (Person)</text:p>
      <text:p text:style-name="P4">
出版商: Укринформ (Organization)</text:p>
      <text:p text:style-name="P4">
出版时间: 2023-06-14T19:25:19+03:00</text:p>
      <text:p text:style-name="P4">
修改时间: 2023-06-14T19:25:19+03:00</text:p>
      <text:p text:style-name="P4">
描述: 在哈尔基夫（Kharkiv），拆除了萨尔蒂夫卡（Saltivka）北部最被摧毁的房屋的一部分-16街上 - 街道上的建筑物。 纳塔利娅·乌兹维（Natalia Uzhviy）。  - 乌克林。</text:p>
      <text:p text:style-name="P4">
图片: ['<text:a xlink:type="simple" xlink:href="https://static.ukrinform.com/photos/2023_06/thumb_files/630_360_1686759659-698.jpg" text:style-name="Internet_20_link" text:visited-style-name="Visited_20_Internet_20_Link">
630_360_16867...</text:a>
']</text:p>
      <text:p text:style-name="P4">
标签: ['Будинок', 'Харків', 'Демонтаж']</text:p>
      <text:p text:style-name="P4">
类型: Article</text:p>
      <!--METADATA-->
      <text:p text:style-name="P4">
<draw:frame draw:style-name="fr1" draw:name="Image179" text:anchor-type="as-char" svg:width="6.9236in" svg:height="3.956343in" draw:z-index="0">
<draw:image xlink:href="../Images/yкринформ/2023-06-14T19-25-19-03-00/630_360_1686759659-698.jpg" xlink:type="simple" xlink:show="embed" xlink:actuate="onLoad" draw:mime-type="image/jpeg"/>
</draw:frame>
在哈尔科科修理中，北萨尔蒂夫卡北部最毁灭的房屋的一部分 - 街上 - 沿着街道的建筑物。 纳塔利娅·乌兹维(Natalia Uzhviy)。</text:p>
      <text:p text:style-name="P4">
相关<text:a xlink:type="simple" xlink:href="https://kharkivoda.gov.ua/content/documents/1214/121355/Attaches/protokol_4_vid_02_chervnya_2023.pdf" text:style-name="Internet_20_link" text:visited-style-name="Visited_20_Internet_20_Link">
决定</text:a>
乌克利福姆报道，偶尔偶尔情况下的技术和生态安全区域委员会已批准。</text:p>
      <text:p text:style-name="P4">
“根据讨论的结果，根据所提供的文件的考虑和处理(信<text:a xlink:type="simple" xlink:href="https://www.ukrinform.ua/tag-harkiv" text:style-name="Internet_20_link" text:visited-style-name="Visited_20_Internet_20_Link">
Kharkiv</text:a>
Kharkiv Oblast国家警察局调查局市议会，Kharkiv Oblast SBU部门调查部)区域委员会已批准了一份潜在的意外危险物体清单，这些物体将干扰零件或其单独结构的部分拆卸工作。”委员会会议的会议记录写道。</text:p>
      <text:p text:style-name="P4">
在决定的附件中，只有一个地址 - 街上的房子。 Natalia Uzhva，82。</text:p>
      <text:p text:style-name="P4">
这16个储藏室是北萨尔蒂夫卡(North Saltivka)最多被摧毁的房屋之一。 她的照片飞过世界，是由乌克兰和外国摄影师拍摄的。 这所房子的一半实际上没有，在某些地方将被挤压，公寓被烧毁。</text:p>
      <text:p text:style-name="P4">
<text:span text:style-name="T4">
另请阅读：</text:span>
 <text:a xlink:type="simple" xlink:href="https://www.ukrinform.ua/rubric-regions/3722289-u-harkovi-perejmenuvali-centralnij-park-im-gorkogo-ta-kilka-vulic.html" text:style-name="Internet_20_link" text:visited-style-name="Visited_20_Internet_20_Link">
在<text:span text:style-name="T4">
 Kharkov </text:span>
和更名为Gorky Central Park和几条街道</text:a>
根据委员会的决定，必须拆除一个入口。 稍后将解决较大的方法 - 根据Ifinna估计的恢复估计的发现，如果可能的话。</text:p>
      <text:p text:style-name="P4">
据报道，较早<text:a xlink:type="simple" xlink:href="https://www.ukrinform.ua/rubric-regions/3691944-u-centri-harkova-demontuut-tri-budinki-zrujnovani-raketnimi-udarami-rf.html" text:style-name="Internet_20_link" text:visited-style-name="Visited_20_Internet_20_Link">
已获得批准</text:a>
决定拆除该中心的三座房屋，这些房屋被俄罗斯联邦的火箭笔划重新设计。 委员会以无法恢复的紧急父亲认可他们。 但是，公寓的所有者反对，认为建筑物可以恢复，并决定拆除存款以解放城市中心的土地。 承诺在市议会中进行详细的检查。</text:p>
      <text:p text:style-name="P4">
总体而言，根据市政厅的说法，哈尔基夫没有恢复49套房屋。</text:p>
      <text:p text:style-name="P4">
News Source: <text:a xlink:type="simple" xlink:href="https://www.ukrinform.ua/rubric-regions/3722951-u-harkovi-demontuut-castinu-najbils-zrujnovanogo-budinku-na-pivnicnij-saltivci.html" text:style-name="Internet_20_link" text:visited-style-name="Visited_20_Internet_20_Link">
https://www.ukrinform.ua/rubric-regions/3722951-u-harkovi-demontuut-castinu-najbils-zrujnovanogo-budinku-na-pivnicnij-saltivci.html</text:a>
</text:p>
      <!--NEWS-->
      <text:h text:style-name="P10" text:outline-level="1">
<text:span text:style-name="T4">
温布尔登宣布了锦标赛的纪录奖品股票</text:span>
</text:h>
      <text:p text:style-name="P4">
作者: Ukrinform (Person)</text:p>
      <text:p text:style-name="P4">
出版商: Укринформ (Organization)</text:p>
      <text:p text:style-name="P4">
出版时间: 2023-06-14T19:37:00+03:00</text:p>
      <text:p text:style-name="P4">
修改时间: 2023-06-14T19:37:00+03:00</text:p>
      <text:p text:style-name="P4">
描述: 比赛的获胜者将获得200万英镑。  - 乌克林。</text:p>
      <text:p text:style-name="P4">
图片: ['<text:a xlink:type="simple" xlink:href="https://static.ukrinform.com/photos/2023_06/thumb_files/630_360_1686760535-691.jpg" text:style-name="Internet_20_link" text:visited-style-name="Visited_20_Internet_20_Link">
630_360_16867...</text:a>
']</text:p>
      <text:p text:style-name="P4">
标签: ['Теніс', 'Вімблдон']</text:p>
      <text:p text:style-name="P4">
类型: Article</text:p>
      <!--METADATA-->
      <text:p text:style-name="P4">
<draw:frame draw:style-name="fr1" draw:name="Image181" text:anchor-type="as-char" svg:width="6.9236in" svg:height="3.956343in" draw:z-index="0">
<draw:image xlink:href="../Images/yкринформ/2023-06-14T19-37-00-03-00/630_360_1686760535-691.jpg" xlink:type="simple" xlink:show="embed" xlink:actuate="onLoad" draw:mime-type="image/jpeg"/>
</draw:frame>
获胜者将获得200万英镑。</text:p>
      <text:p text:style-name="P4">
所有-Glian网球俱乐部<text:a xlink:type="simple" xlink:href="https://www.wimbledon.com/en_GB/news/articles/2023-06-14/wimbledon_offers_record_prize_money_for_championships_2023.html" text:style-name="Internet_20_link" text:visited-style-name="Visited_20_Internet_20_Link">
宣布</text:a>
乌克林福姆报道，温布尔登奖金的总奖基金将是创纪录的4470万磅的斯特林。</text:p>
      <text:p text:style-name="P4">
锦标赛的获胜者将获得200万35万英镑，一次例行的决赛入围者将获得1.75亿英镑。</text:p>
      <text:p text:style-name="P4">
混合类别的获胜者每队将获得60万英镑。 领先的冠军 -  128,000英镑。</text:p>
      <text:p text:style-name="P4">
通常，比赛的奖金将比去年高11.2％。</text:p>
      <text:p text:style-name="P4">
当前单一类的温布尔登冠军是诺瓦克·dzhokovich(塞尔维亚)和Elena Rybakina(哈萨克斯坦).</text:p>
      <text:p text:style-name="P4">
<text:span text:style-name="T4">
Читайте також:</text:span>
 <text:a xlink:type="simple" xlink:href="https://www.ukrinform.ua/rubric-sports/3713626-nadal-ne-zigrae-na-vimbldoni2023.html" text:style-name="Internet_20_link" text:visited-style-name="Visited_20_Internet_20_Link">
 Надаль не зіграє на « <text:span text:style-name="T4">
Вімблдон</text:span>
 і-2023»</text:a>
根据乌克林福姆的说法，温网锦标赛将于7月3日开始，持续到16日。</text:p>
      <text:p text:style-name="P4">
照片：盖蒂图像</text:p>
      <text:p text:style-name="P4">
News Source: <text:a xlink:type="simple" xlink:href="https://www.ukrinform.ua/rubric-sports/3722955-vimbldon-ogolosiv-pro-rekordnij-prizovij-fond-turniru.html" text:style-name="Internet_20_link" text:visited-style-name="Visited_20_Internet_20_Link">
https://www.ukrinform.ua/rubric-sports/3722955-vimbldon-ogolosiv-pro-rekordnij-prizovij-fond-turniru.html</text:a>
</text:p>
      <!--NEWS-->
      <text:h text:style-name="P10" text:outline-level="1">
<text:span text:style-name="T4">
画家解释了为什么不称呼国防部队的确切数字</text:span>
</text:h>
      <text:p text:style-name="P4">
作者: Ukrinform (Person)</text:p>
      <text:p text:style-name="P4">
出版商: Укринформ (Organization)</text:p>
      <text:p text:style-name="P4">
出版时间: 2023-06-14T19:37:45+03:00</text:p>
      <text:p text:style-name="P4">
修改时间: 2023-06-14T19:37:45+03:00</text:p>
      <text:p text:style-name="P4">
描述: 国防部副部长安娜·马里亚尔（Anna Malyar）解释了为什么军事领导层没有列举乌克兰军队中损失的确切数字。  - 乌克林。</text:p>
      <text:p text:style-name="P4">
图片: ['<text:a xlink:type="simple" xlink:href="https://static.ukrinform.com/photos/2023_02/thumb_files/630_360_1677152977-764.jpg" text:style-name="Internet_20_link" text:visited-style-name="Visited_20_Internet_20_Link">
630_360_16771...</text:a>
']</text:p>
      <text:p text:style-name="P4">
标签: ['ЗСУ', 'Війна з Росією', 'Ганна Маляр']</text:p>
      <text:p text:style-name="P4">
类型: Article</text:p>
      <!--METADATA-->
      <text:p text:style-name="P4">
<draw:frame draw:style-name="fr1" draw:name="Image182" text:anchor-type="as-char" svg:width="6.9236in" svg:height="3.956343in" draw:z-index="0">
<draw:image xlink:href="../Images/yкринформ/2023-06-14T19-37-45-03-00/630_360_1677152977-764.jpg" xlink:type="simple" xlink:show="embed" xlink:actuate="onLoad" draw:mime-type="image/jpeg"/>
</draw:frame>
副国防部长安娜·马里亚尔(Anna Malyar)解释了为什么军事领导人没有将乌克兰军队损失的数字称为数字。</text:p>
      <text:p text:style-name="P4">
报道说，她在唯一新闻的广播中讲述了这一点。</text:p>
      <text:p text:style-name="P4">
“如果我们在整个战争中谈论，包括全面的入侵，我们有时会减少损失。 当然，人们在此期间死亡，各方都有损失。 但是，我们的支出比敌人小的费用要小。”画家说。</text:p>
      <text:p text:style-name="P4">
<text:span text:style-name="T4">
另请阅读：</text:span>
 <text:a xlink:type="simple" xlink:href="https://www.ukrinform.ua/rubric-ato/3722851-u-zsu-zaklikaut-iz-rozuminnam-stavitisa-do-zatrimki-informacii-pro-podii-na-fronti.html" text:style-name="Internet_20_link" text:visited-style-name="Visited_20_Internet_20_Link">
在武装部队中，敦促了解前面事件的延迟信息</text:a>
据她说，对于俄罗斯人来说，要撤离这种情况，以使乌克兰社会，乌克兰军队士气低落，并提高军队的精神和情绪。</text:p>
      <text:p text:style-name="P4">
在上周，她在2个运营战略团体的部队中造成了一大批损失，在那里进攻被带到了霍特西亚和塔夫里亚。</text:p>
      <text:p text:style-name="P4">
“如果“ Khortytsia”谈论该比率，那么死者的敌人在8.73，即近9次。 如果我们谈论塔夫里亚(Tavriya)，那比我们的5.3多。”画家说。</text:p>
      <text:p text:style-name="P4">
<text:span text:style-name="T4">
另请阅读：</text:span>
 <text:a xlink:type="simple" xlink:href="https://www.ukrinform.ua/rubric-ato/3722769-sili-oboroni-prodovzuut-nastup-na-bahmutskomu-ta-zaporizkomu-napramkah-malar.html" text:style-name="Internet_20_link" text:visited-style-name="Visited_20_Internet_20_Link">
国防军继续在bakhmut tazaposhzhia方向进攻 -  <text:span text:style-name="T4">
画家</text:span>
</text:a>
她指出，国防部想向乌克兰人传达一个事实，即为了帮助和胜利，有可能等待信息。</text:p>
      <text:p text:style-name="P4">
“如果我们的军队正在释放一定的和解，那么他们需要时间在那里修理自己。 如果我们在释放该定居点时直接告知撤销和解协议，那么我们只需取消在此解决的可能性即可。 敌人使用开源来源做出非常快速的决定，做出回应，返回那里。”画家说。</text:p>
      <text:p text:style-name="P4">
她补充说，如果乌克兰清楚地称其为个人损失的数字，PEAT也会记录下来，有一定的会计并提供了一些信息。</text:p>
      <text:p text:style-name="P4">
<text:span text:style-name="T4">
另请阅读：</text:span>
 <text:a xlink:type="simple" xlink:href="https://www.ukrinform.ua/rubric-ato/3722496-minoboroni-zakupovue-droni-vidpovidno-do-potrebi-aku-formuut-zsu-malar.html" text:style-name="Internet_20_link" text:visited-style-name="Visited_20_Internet_20_Link">
国防部根据形成武装部队的需要购买无人机 -  <text:span text:style-name="T4">
画家</text:span>
</text:a>
</text:p>
      <text:p text:style-name="P4">
画家报告说，俄罗斯人确实产生了新的视觉武器，但他们的宣传是为了夸大成功，以放弃国防军。</text:p>
      <text:p text:style-name="P4">
照片：RFE</text:p>
      <text:p text:style-name="P4">
News Source: <text:a xlink:type="simple" xlink:href="https://www.ukrinform.ua/rubric-ato/3722956-malar-poasnila-comu-ne-nazivautsa-tocni-cifri-vtrat-sil-oboroni.html" text:style-name="Internet_20_link" text:visited-style-name="Visited_20_Internet_20_Link">
https://www.ukrinform.ua/rubric-ato/3722956-malar-poasnila-comu-ne-nazivautsa-tocni-cifri-vtrat-sil-oboroni.html</text:a>
</text:p>
      <!--NEWS-->
      <text:h text:style-name="P10" text:outline-level="1">
<text:span text:style-name="T4">
每天在乌克兰东部发生了近40次冲突 - 战斗继续</text:span>
</text:h>
      <text:p text:style-name="P4">
作者: Ukrinform (Person)</text:p>
      <text:p text:style-name="P4">
出版商: Укринформ (Organization)</text:p>
      <text:p text:style-name="P4">
出版时间: 2023-06-14T19:38:00+03:00</text:p>
      <text:p text:style-name="P4">
修改时间: 2023-06-14T19:38:00+03:00</text:p>
      <text:p text:style-name="P4">
描述: 俄罗斯入侵者将主要努力集中在利马，巴赫穆特，阿夫迪夫和玛丽斯基的方向上，以及39起战斗冲突发生在白天，战斗仍在继续。  - 乌克林。</text:p>
      <text:p text:style-name="P4">
图片: ['<text:a xlink:type="simple" xlink:href="https://static.ukrinform.com/photos/2023_06/thumb_files/630_360_1686488514-765.jpg" text:style-name="Internet_20_link" text:visited-style-name="Visited_20_Internet_20_Link">
630_360_16864...</text:a>
']</text:p>
      <text:p text:style-name="P4">
标签: ['Генштаб', 'ЗСУ', 'Війна з Росією']</text:p>
      <text:p text:style-name="P4">
类型: Article</text:p>
      <!--METADATA-->
      <text:p text:style-name="P4">
<draw:frame draw:style-name="fr1" draw:name="Image183" text:anchor-type="as-char" svg:width="6.9236in" svg:height="3.956343in" draw:z-index="0">
<draw:image xlink:href="../Images/yкринформ/2023-06-14T19-38-00-03-00/630_360_1686488514-765.jpg" xlink:type="simple" xlink:show="embed" xlink:actuate="onLoad" draw:mime-type="image/jpeg"/>
</draw:frame>
俄罗斯的拥抱将主要努力集中在利马，巴赫穆特，阿夫迪夫和玛丽斯基的指示上，以及39个战斗果酱发生在白天，战斗仍在继续。</text:p>
      <text:p text:style-name="P4">
根据乌克林福姆的说法，乌克兰武装部队的总参谋部在[Facebook]上报道(https://www.facebook.com/GeneralStaff.ua/posts/pfbid02acZu9LP18HMs8s1GCm4q1EYijYSfvv7qNKL3L4MiDx2qg4AejH3nXVSJdsM2ZcxWl)截至6月14日星期三18:00发布了运营信息。</text:p>
      <text:p text:style-name="P4">
值得注意的是，乌克兰航空每天在俄罗斯军队人员贬值的地区进行了12次节拍。 武装部队武装部队的火箭部队的部队就击中了11个敌人的活力集中的地区，一架防空导弹综合体和三个电子战站。</text:p>
      <text:p text:style-name="P4">
白天，俄罗斯人在国防部队和定居点的位置总共进行了37架飞机打击和32架反应性射击消防系统的炮击。</text:p>
      <text:p text:style-name="P4">
尤其是在晚上，俄罗斯军队用六个有翼的火箭发射器X-22袭击了乌克兰，这是伊朗伊朗生产的伊朗冲击无人机Shahed-131/136的四个海上基地“口径”火箭。</text:p>
      <text:p text:style-name="P4">
总参谋部强调，在乌克兰进行导弹和航空罢工的敌人的可能性仍然很高。</text:p>
      <text:p text:style-name="P4">
<text:span text:style-name="T4">
另请阅读：</text:span>
 [在塔夫里亚(Tavriya)<text:span text:style-name="T4">
方向</text:span>
每天国防军销毁(https://www.ukrinform.ua/rubric-ato/3722761-na-tavrijskomu-napramku-za-dobu-sili-oboroni-znisili-56-odinic-vorozoi-tehniki.html)在<text:span text:style-name="T4">
 Volynskyi </text:span>
和<text:span text:style-name="T4">
 Polissya指示</text:span>
操作情况并没有发生显着变化。 尚未确定成立进攻群体的迹象。白俄罗斯继续维持俄罗斯对乌克兰的武装侵略，敌人在白俄罗斯垃圾填埋场的准备。</text:p>
      <text:p text:style-name="P4">
在<text:span text:style-name="T4">
 siverskyi </text:span>
和<text:span text:style-name="T4">
 Slobozhansky的指示</text:span>
白天，俄罗斯航空击败了切尔尼希夫地区的幻灯片，Budarki和Merry Kharkiv地区。</text:p>
      <text:p text:style-name="P4">
来自俄罗斯人的迫击炮和炮击暴露于Novovasilovka，Starguta，Nova Guta，Mid-Buda，Tovstodubovo，Tovstodubovo，Bachivsk，Popivka，Popivka，Atine，Bilopillya，Bilopillya，Spire，Pavlovka，Pavlovka，Pavlovka，Katerynivka，Katerynivka，rims，rims，goptivka，small sill，sill tier tier tier tier tier tier tier tiere，tier tier tier tier tier tier tiere， Krasne，Hatyshche，Vovchansk，Alder和Kharkiv地区的Dugouts。在白天的<text:span text:style-name="T4">
利曼方向</text:span>
，入侵者在囊中的区域没有成功，撞到了伊万尼夫卡顿涅茨克地区附近的航空。</text:p>
      <text:p text:style-name="P4">
Kyslivka，Nevskoye和Bigorivka地区，Yampolivka，Torke，Verkhnamyanskoye，有争议的和Serebryncadonne地区正受到敌方炮兵的打击。</text:p>
      <text:p text:style-name="P4">
<text:span text:style-name="T4">
另请阅读：</text:span>
 <text:a xlink:type="simple" xlink:href="https://www.ukrinform.ua/rubric-ato/3722769-sili-oboroni-prodovzuut-nastup-na-bahmutskomu-ta-zaporizkomu-napramkah-malar.html" text:style-name="Internet_20_link" text:visited-style-name="Visited_20_Internet_20_Link">
国防军在Bakhmut Tazaposhi上继续进攻<text:span text:style-name="T4">
方向</text:span>
 X-画家</text:a>
在白天，在<text:span text:style-name="T4">
 bakhmut的方向</text:span>
，俄罗斯军队在贝里和伯基夫卡的地区进行了不成功的连续行动，航空罢工袭击了Bishopny，Rozdolivka，Levadny，Kramatorsk，Kramatorsk，Konstantinovka和Belaya Goridonotonetsk地区。</text:p>
      <text:p text:style-name="P4">
Vasyukivka，Orikhovo-Vasylivka，Grigorivka，Bogdanivka，Ivanivsky，Ivanivsky，友谊，Toretsk，Alexandropol，Alexandropol，Dry Beam，New York，Trinity和Southern Donetsk地区受到敌人的炮弹伤害。</text:p>
      <text:p text:style-name="P4">
在<text:span text:style-name="T4">
 avdeevsky的方向</text:span>
俄罗斯人朝着阿夫迪夫卡(Avdiivka)执行了进攻行动，但没有成功。 航空打击是由敌人在地区[avdiivka]引起的(https://www.ukrinform.ua/tag-avdiivka)和Novobakhmutivka，炮兵 - 在Vesely，Berdychiv，Avdiivka，Umansky，Semenivka，Vodyany，Vodyany，Severenov，Pervomaisky，Karlovka，Novokalin，Novokalin和Nevelsky Donetsk地区。</text:p>
      <text:p text:style-name="P4">
在<text:span text:style-name="T4">
马林斯基方向</text:span>
国防军反映了该地区的所有敌对袭击。 同时，入侵者从Krasnogorivka，Rich，Sharp，St. George，Netaylovo，Netaylovo，Marinka，Marinka，Victory和Novomykhailivkidonetsk地区开火。</text:p>
      <text:p text:style-name="P4">
俄罗斯军队在<text:span text:style-name="T4">
 shakhtar方向上</text:span>
击中了该地区地区的航空，开火了Vodyane，Kurakhovo，Maksimivka，Elizabeth，Elizabeth，Coal，Precursor，Vramivka，Vramivka，Greater Novosilka，Free Field，Free Field，Free Field和Donetsk的Golden Niva地区。</text:p>
      <text:p text:style-name="P4">
在<text:span text:style-name="T4">
 Zaporizhzhya </text:span>
和<text:span text:style-name="T4">
 Kherson的指示</text:span>
继续进行俄罗斯人。 敌人在施加大炮时攻击了诺茨克地区的诺瓦皮尔，内斯库尼，新科马尔和马卡里夫卡。</text:p>
      <text:p text:style-name="P4">
Under the blows of Russian artillery were also Novodarivka, Levadne, Red, Gulyaipole, Olgiv, Malynivka, Railway, Yegorivka, Gulyaypilskoye, Little Tokmachka, Magic, Bilogir, Omelnyk, Steppe, Ohihiv, Novodanylivka, Novovodka, Novoivka , Pyatykhatki Im Kamyanskoye of Zaporizhzhya Nikolaev地区的地区和Ochakov。Kherson, Osokorivka, Mikhailivka, Gavrilovka, Republican, Berislav, Vesele, Olgivka, Kozatsk, Mykolaivka, Novosilka, Tyaghinka, Ivanivka, Novotivka, Khivnyk, youth, engineering, engineering, engineering, Khivnivka, Khivnivka, Khivnivka, Khivnivka, were also artillery from入侵者地区。</text:p>
      <text:p text:style-name="P4">
乌克林福姆报道，6月14日晚上，乌克兰的防御部队被摧毁<text:a xlink:type="simple" xlink:href="https://www.ukrinform.ua/rubric-ato/3722586-sili-oboroni-vnoci-znisili-tri-kalibri-ta-devat-sahediv.html" text:style-name="Internet_20_link" text:visited-style-name="Visited_20_Internet_20_Link">
警报“卡利布拉”和9次冲击无人机SHAHD-SHAHD-136/131</text:a>
。</text:p>
      <text:p text:style-name="P4">
<text:span text:style-name="T5">
foto：libkos</text:span>
</text:p>
      <text:p text:style-name="P4">
News Source: <text:a xlink:type="simple" xlink:href="https://www.ukrinform.ua/rubric-ato/3722957-na-shodi-ukraini-za-dobu-vidbulisa-majze-40-zitknen-de-trivaut-boi.html" text:style-name="Internet_20_link" text:visited-style-name="Visited_20_Internet_20_Link">
https://www.ukrinform.ua/rubric-ato/3722957-na-shodi-ukraini-za-dobu-vidbulisa-majze-40-zitknen-de-trivaut-boi.html</text:a>
</text:p>
      <!--NEWS-->
      <text:h text:style-name="P10" text:outline-level="1">
<text:span text:style-name="T4">
明天在乌克兰在某些地方雨水和雷暴，下午为+27°</text:span>
</text:h>
      <text:p text:style-name="P4">
作者: Ukrinform (Person)</text:p>
      <text:p text:style-name="P4">
出版商: Укринформ (Organization)</text:p>
      <text:p text:style-name="P4">
出版时间: 2023-06-14T19:46:00+03:00</text:p>
      <text:p text:style-name="P4">
修改时间: 2023-06-14T19:46:00+03:00</text:p>
      <text:p text:style-name="P4">
描述: 6月15日，星期四，在乌克兰的西部地区，下午的雨中，夜晚，夜晚，有时，有时是雷暴的夜晚。 晚上的温度为8-13°，下午19-24°。  - 乌克林。</text:p>
      <text:p text:style-name="P4">
图片: ['<text:a xlink:type="simple" xlink:href="https://static.ukrinform.com/photos/2019_05/thumb_files/630_360_1558511876-237.jpg" text:style-name="Internet_20_link" text:visited-style-name="Visited_20_Internet_20_Link">
630_360_15585...</text:a>
']</text:p>
      <text:p text:style-name="P4">
标签: ['Дощ', 'Погода', 'Прогноз']</text:p>
      <text:p text:style-name="P4">
类型: Article</text:p>
      <!--METADATA-->
      <text:p text:style-name="P4">
<draw:frame draw:style-name="fr1" draw:name="Image184" text:anchor-type="as-char" svg:width="6.9236in" svg:height="3.956343in" draw:z-index="0">
<draw:image xlink:href="../Images/yкринформ/2023-06-14T19-46-00-03-00/630_360_1558511876-237.jpg" xlink:type="simple" xlink:show="embed" xlink:actuate="onLoad" draw:mime-type="image/jpeg"/>
</draw:frame>
6月15日，星期四，在乌克兰的西部洞中，晚上，下午，中度降雨，有时是雷暴，将在乌克兰的西部洞中，雨天都在浑浊。 晚上的温度为8-13°，下午19-24°。</text:p>
      <text:p text:style-name="P4">
正如乌克兰形式在乌克兰水文气象学中心报道的那样，明天乌克兰领土的其余部分将改变云彩状况，在短期的短期降雨中，雷暴，晚上12-17°的温度，下午22-27°。 风是东北的(在西部洞口)，5-10 m/s。</text:p>
      <text:p text:style-name="P4">
在周四的首都地区，这是一种可变的浑浊，晚上没有降水，白天的短暂寿命<text:a xlink:type="simple" xlink:href="https://www.ukrinform.ua/tag-dos" text:style-name="Internet_20_link" text:visited-style-name="Visited_20_Internet_20_Link">
雨</text:a>
，雷雨。 东北风，5-10 m/s。 晚上约15°，下午23-25°的基辅温度； 在晚上12-17°的晚上，下午22-27°。</text:p>
      <text:p text:style-name="P4">
根据预报员的说法，6月16日至17日在西部部分云云中，清理，雨水，雷暴和大量降雨； 在其余领土上，只有在短期降雨，雷暴的地方，在该国东南部的白天变化，珠子。 东风，东北，3-8 m/s。 晚上温度为13-18°；在18-23°的西部地区，下午23-28°。</text:p>
      <text:p text:style-name="P4">
6月16日至17日，在基辅和该地区，在没有降水的情况下改变了云彩。 指甲，3-8 m/s。 夜晚16-18°的基辅温度，下午26-28°； 在下午23-28°的13-18°区域。</text:p>
      <text:p text:style-name="P4">
<text:span text:style-name="T4">
另请阅读：</text:span>
 <text:a xlink:type="simple" xlink:href="https://www.ukrinform.ua/rubric-world/3720124-v-ispanii-zafiksuvali-najspekotnisu-vesnu-za-vsu-istoriu.html" text:style-name="Internet_20_link" text:visited-style-name="Visited_20_Internet_20_Link">
在西班牙记录了历史上最热门的春天</text:a>
6月18日至19日，预报在西部地区进行了预测。 温度将在16-21°下午为10-15°。 在南部的Zhytomyr，Vinnytsia，6月19日在基尔卡斯西，基洛沃拉德地区的基辅地区 - 在没有降水的其余领土上，好雨，雷暴，雷暴； 晚上13-19°的温度在下午23-29°。</text:p>
      <text:p text:style-name="P4">
6月18日，在6月18日的首都地区，6月19日，有一段时间，一场雷暴。 夜晚16-18°的基辅温度，下午26-28°； 晚上13-18°，下午23-28°通过。</text:p>
      <text:p text:style-name="P4">
News Source: <text:a xlink:type="simple" xlink:href="https://www.ukrinform.ua/rubric-regions/3722884-v-ukraini-zavtra-podekudi-dosi-ta-grozi-vden-do-27.html" text:style-name="Internet_20_link" text:visited-style-name="Visited_20_Internet_20_Link">
https://www.ukrinform.ua/rubric-regions/3722884-v-ukraini-zavtra-podekudi-dosi-ta-grozi-vden-do-27.html</text:a>
</text:p>
      <!--NEWS-->
      <text:h text:style-name="P10" text:outline-level="1">
<text:span text:style-name="T4">
慈善家已签署了为国民警卫队培训提供设备的合同</text:span>
</text:h>
      <text:p text:style-name="P4">
作者: Ukrinform (Person)</text:p>
      <text:p text:style-name="P4">
出版商: Укринформ (Organization)</text:p>
      <text:p text:style-name="P4">
出版时间: 2023-06-14T19:48:04+03:00</text:p>
      <text:p text:style-name="P4">
修改时间: 2023-06-14T19:48:04+03:00</text:p>
      <text:p text:style-name="P4">
描述: 在基辅，乌克兰英雄（美国）已与几家制造商和公司签署了供应设备和现代系统的供应和现代系统的合同。  - 乌克林。</text:p>
      <text:p text:style-name="P4">
图片: ['<text:a xlink:type="simple" xlink:href="https://static.ukrinform.com/photos/2023_03/thumb_files/630_360_1679668628-594.jpeg" text:style-name="Internet_20_link" text:visited-style-name="Visited_20_Internet_20_Link">
630_360_16796...</text:a>
', '<text:a xlink:type="simple" xlink:href="https://static.ukrinform.com/photos/2023_06/1686760963-755.jpg" text:style-name="Internet_20_link" text:visited-style-name="Visited_20_Internet_20_Link">
1686760963-75...</text:a>
']</text:p>
      <text:p text:style-name="P4">
标签: ['Нацгвардія', 'Благодійність', 'обладнання', 'Тренування']</text:p>
      <text:p text:style-name="P4">
类型: Article</text:p>
      <!--METADATA-->
      <text:p text:style-name="P4">
<draw:frame draw:style-name="fr1" draw:name="Image185" text:anchor-type="as-char" svg:width="6.9236in" svg:height="3.956343in" draw:z-index="0">
<draw:image xlink:href="../Images/yкринформ/2023-06-14T19-48-04-03-00/630_360_1679668628-594.jpeg" xlink:type="simple" xlink:show="embed" xlink:actuate="onLoad" draw:mime-type="image/jpeg"/>
</draw:frame>
在基辅基础组织中，“帮助乌克兰英雄”(美国)她与几家制造商和公司签署了一份设备和现代系统的供应合同，用于培训乌克兰的突击单位。</text:p>
      <text:p text:style-name="P4">
该合同是在乌克林福姆举行的新闻发布会上签署的。</text:p>
      <text:p text:style-name="P4">
<draw:frame draw:style-name="fr1" draw:name="Image186" text:anchor-type="as-char" svg:width="6.9236in" svg:height="4.615733in" draw:z-index="0">
<draw:image xlink:href="../Images/yкринформ/2023-06-14T19-48-04-03-00/1686760963-755.jpg" xlink:type="simple" xlink:show="embed" xlink:actuate="onLoad" draw:mime-type="image/jpeg"/>
</draw:frame>
“今天，我们启动了一个提供高级警卫单位的计划，<text:a xlink:type="simple" xlink:href="https://www.ukrinform.ua/tag-zsu" text:style-name="Internet_20_link" text:visited-style-name="Visited_20_Internet_20_Link">
武装部队</text:a>
模仿在接近实际战斗的条件下对军人进行培训的薄荷的系统。有关于前锋 - 这些套件是该计划，Andriy Garbuzyuk。</text:p>
      <text:p text:style-name="P4">
Andriy Garbuzyuk</text:p>
      <text:p text:style-name="P4">
据他说，借助这项设备，战士有机会接受新的小组培训，整个单位的协调，发展某些技能，在攻击和直接的情况下，提高单位的战斗能力并保存乌克兰人的生活。</text:p>
      <text:p text:style-name="P4">
该设备旨在用于培训中心和垃圾填埋场。</text:p>
      <text:p text:style-name="P4">
<text:span text:style-name="T4">
另请阅读：</text:span>
 <text:a xlink:type="simple" xlink:href="https://www.ukrinform.ua/rubric-society/3717409-klimenko-nazvav-serednij-vik-dobrovolciv-gvardii-nastupu.html" text:style-name="Internet_20_link" text:visited-style-name="Visited_20_Internet_20_Link">
Klimenko命名为“警卫喷嘴”志愿者的平均年龄</text:a>
“该程序的第一阶段是确保(这些设备 -  ed。)西方领土管理NSU的两个军事部门。 将来，他们不仅将由国民警卫队的垃圾填埋，而且还将被武装部队补充。” Garbuzyuk补充说。</text:p>
      <text:p text:style-name="P4">
据他介绍，根据签署的合同，第一个设备从该计划启动之日起2周开始。 进攻基金的代表说：“我无法切断设备数量。”</text:p>
      <text:p text:style-name="P4">
Vitaliy Boyko</text:p>
      <text:p text:style-name="P4">
国民警卫队的战斗机Vitaliy Boyko指出，北约长期以来一直在使用模仿垃圾填埋场的战斗系统，这大大减少了个人构图的丧失，我们几乎没有这样的系统。</text:p>
      <text:p text:style-name="P4">
加里·瑞德伯格(Gary Swedberg)</text:p>
      <text:p text:style-name="P4">
Romanzabolotovsky <text:span text:style-name="T4">
另请阅读：</text:span>
 [在夏季学习乌克兰飞行员F -16可能会导致荷兰国防部(https://www.ukrinform.ua/rubric-ato/3721953-navcanna-ukrainskih-pilotiv-na-f16-moze-rozpocatisa-vlitku-minoboroni-niderlandiv.html)在该设备的供应商中，该计划的供应商已经参加了该计划 -  A培训激光器以模拟战斗动作，Strikeshop培训设备的提供者和Pyrosoft的制造商。</text:p>
      <text:p text:style-name="P4">
在新闻发布会上，还展示了公司签名公司的各种电子设备和设备样本。 设备制造商清楚其工作原理。</text:p>
      <text:p text:style-name="P4">
据报道，5月5日，Energoatom将8辆汽车移交给国民警卫队和武装部队。</text:p>
      <text:p text:style-name="P4">
News Source: <text:a xlink:type="simple" xlink:href="https://www.ukrinform.ua/rubric-society/3722959-blagodijniki-pidpisali-kontrakt-pro-postacanna-obladnanna-dla-trenuvanna-nacgvardijciv.html" text:style-name="Internet_20_link" text:visited-style-name="Visited_20_Internet_20_Link">
https://www.ukrinform.ua/rubric-society/3722959-blagodijniki-pidpisali-kontrakt-pro-postacanna-obladnanna-dla-trenuvanna-nacgvardijciv.html</text:a>
</text:p>
      <!--NEWS-->
      <text:h text:style-name="P10" text:outline-level="1">
<text:span text:style-name="T4">
柏林检察官办公室开始调查拉姆斯坦独奏家-DW</text:span>
</text:h>
      <text:p text:style-name="P4">
作者: Ukrinform (Person)</text:p>
      <text:p text:style-name="P4">
出版商: Укринформ (Organization)</text:p>
      <text:p text:style-name="P4">
出版时间: 2023-06-14T19:51:05+03:00</text:p>
      <text:p text:style-name="P4">
修改时间: 2023-06-14T19:51:05+03:00</text:p>
      <text:p text:style-name="P4">
描述: 柏林检察官办公室提起了针对拉姆斯坦独奏蒂莉·林德曼（Tilly Lindemann）涉嫌强奸的刑事案件。  - 乌克林。</text:p>
      <text:p text:style-name="P4">
图片: ['<text:a xlink:type="simple" xlink:href="https://static.ukrinform.com/photos/2023_06/thumb_files/630_360_1686761035-699.jpg" text:style-name="Internet_20_link" text:visited-style-name="Visited_20_Internet_20_Link">
630_360_16867...</text:a>
']</text:p>
      <text:p text:style-name="P4">
标签: ['Німеччина', 'Прокуратура', 'Сексуальні домагання', 'Згвалтування', 'Rammstein']</text:p>
      <text:p text:style-name="P4">
类型: Article</text:p>
      <!--METADATA-->
      <text:p text:style-name="P4">
<draw:frame draw:style-name="fr1" draw:name="Image191" text:anchor-type="as-char" svg:width="6.9236in" svg:height="3.956343in" draw:z-index="0">
<draw:image xlink:href="../Images/yкринформ/2023-06-14T19-51-05-03-00/630_360_1686761035-699.jpg" xlink:type="simple" xlink:show="embed" xlink:actuate="onLoad" draw:mime-type="image/jpeg"/>
</draw:frame>
柏林检察官办公室针对Rammsteintilla Lindemann乐队的独奏者提起了刑事案件，涉嫌强奸。</text:p>
      <text:p text:style-name="P4">
正如乌克林福姆报道的那样，它报告了<text:a xlink:type="simple" xlink:href="https://www.dw.com/en/rammsteins-till-lindemann-investigation-launched-reports/a-65913991" text:style-name="Internet_20_link" text:visited-style-name="Visited_20_Internet_20_Link">
DW</text:a>
。</text:p>
      <text:p text:style-name="P4">
值得注意的是，塔格斯皮格尔柏林报纸在周三首次报道说，德国首都检察官办公室正在调查拉姆斯坦·弗雷特曼纳格特(Rammstein Frontmenagurt)。 据报纸报道，司法宣布，柏林宪章委员会法律委员会成员Felor Badenberg表示。</text:p>
      <text:p text:style-name="P4">
Lindemann被指控涉及《德国刑法》第177条，该法规受[性骚扰]的约束(https://www.ukrinform.ua/tag-seksualni-domaganna)和强奸。</text:p>
      <text:p text:style-name="P4">
另一家柏林报纸B.Z.报告说，调查是基于有关各种可能犯罪的两份报告。 其中一个来到柏林警察局，另一人直接去了检察官办公室。</text:p>
      <text:p text:style-name="P4">
<text:span text:style-name="T4">
另请阅读：</text:span>
 [在美国法院拒绝了索赔<text:span text:style-name="T4">
星</text:span>
 <text:span text:style-name="T4">
 </text:span>
 <text:span text:style-name="T4">
“ </text:span>
”罗密欧**和朱丽叶(Juliet)” 1968年对派拉蒙(Paramount)(https://www.ukrinform.ua/rubric-culture/3714987-u-ssa-sud-vidhiliv-pozov-zirok-filmu-romeo-i-dzuletta-1968-roku-proti-paramount.html)反过来，林德曼强烈拒绝对他的讲话的指控。 它的拥护者宣布，诉讼对歌手拉姆斯坦提出的所有性暴力指控。</text:p>
      <text:p text:style-name="P4">
<text:span text:style-name="T5">
foto：Pucture Alliance/dpa</text:span>
</text:p>
      <text:p text:style-name="P4">
News Source: <text:a xlink:type="simple" xlink:href="https://www.ukrinform.ua/rubric-culture/3722961-prokuratura-berlina-pocala-rozsliduvanna-proti-solista-rammstein-dw.html" text:style-name="Internet_20_link" text:visited-style-name="Visited_20_Internet_20_Link">
https://www.ukrinform.ua/rubric-culture/3722961-prokuratura-berlina-pocala-rozsliduvanna-proti-solista-rammstein-dw.html</text:a>
</text:p>
      <!--NEWS-->
      <text:h text:style-name="P10" text:outline-level="1">
<text:span text:style-name="T4">
法院由俄罗斯特工任命13年，后者收集了有关国防军的数据</text:span>
</text:h>
      <text:p text:style-name="P4">
作者: Ukrinform (Person)</text:p>
      <text:p text:style-name="P4">
出版商: Укринформ (Organization)</text:p>
      <text:p text:style-name="P4">
出版时间: 2023-06-14T19:52:00+03:00</text:p>
      <text:p text:style-name="P4">
修改时间: 2023-06-14T19:52:00+03:00</text:p>
      <text:p text:style-name="P4">
描述: 根据乌克兰安全局的说法，法院判处唐内茨克地区的合作者13年监禁，以流离失所者的幌子藏在该国西部。  - 乌克林。</text:p>
      <text:p text:style-name="P4">
图片: ['<text:a xlink:type="simple" xlink:href="https://static.ukrinform.com/photos/2015_12/thumb_files/630_360_1450541754-2561-tyurma-foto-ukr-advokatorgua.jpg" text:style-name="Internet_20_link" text:visited-style-name="Visited_20_Internet_20_Link">
630_360_14505...</text:a>
']</text:p>
      <text:p text:style-name="P4">
标签: ['Суд', "В'язниця", 'Вирок', 'агентура рф']</text:p>
      <text:p text:style-name="P4">
类型: Article</text:p>
      <!--METADATA-->
      <text:p text:style-name="P4">
<draw:frame draw:style-name="fr1" draw:name="Image192" text:anchor-type="as-char" svg:width="6.9236in" svg:height="3.956343in" draw:z-index="0">
<draw:image xlink:href="../Images/yкринформ/2023-06-14T19-52-00-03-00/630_360_1450541754-2561-tyurma-foto-ukr-advokatorgua.jpg" xlink:type="simple" xlink:show="embed" xlink:actuate="onLoad" draw:mime-type="image/jpeg"/>
</draw:frame>
乌克兰安全局材料的法院以13年监禁的形式被任命为顿涅茨克地区的合作者，以一个流离失所者的幌子躲藏在该国西部。</text:p>
      <text:p text:style-name="P4">
正如乌克林福姆报道的那样，这已经报道了<text:a xlink:type="simple" xlink:href="http://ssu.gov.ua/novyny/zavdiaky-sbu-13-rokiv-za-gratamy-provede-kolaborant-z-donechchyny-yakyi-pid-vyhliadom-pereselentsia-khovavsia-na-zakhodi-ukrainy" text:style-name="Internet_20_link" text:visited-style-name="Visited_20_Internet_20_Link">
SBU</text:a>
。</text:p>
      <text:p text:style-name="P4">
发现在一场全面战争开始时，被定罪的人转移到乌克兰国防军在河口的俄罗斯地点。 “ DNR”恐怖组织暂时占领了顿涅茨克地区，已“联系”。 他们使用俄罗斯的社交网络和使者进行交流。</text:p>
      <text:p text:style-name="P4">
从莱曼(Lyman)的侵略者释放后，敌对特工决定逃到利维夫地区，他试图将城市居民藏起来。</text:p>
      <text:p text:style-name="P4">
<text:span text:style-name="T5">
!</text:span>
总人员<text:span text:style-name="T4">
 </text:span>
数据<text:span text:style-name="T4">
 </text:span>
关于<text:span text:style-name="T4">
**武装部队</text:span>
](https://www.ukrinform.ua/rubric-society/3705121-zitelci-doneccini-dali-12-rokiv-vaznici-peredavala-u-rosijskij-genstab-dani-pro-zsu.html)在调查过程中，据透露，该人计划恢复与俄罗斯入侵者的联系，特别是为了转移该国西部的情报敌人的转移。</text:p>
      <text:p text:style-name="P4">
<text:a xlink:type="simple" xlink:href="https://www.ukrinform.ua/tag-sbu" text:style-name="Internet_20_link" text:visited-style-name="Visited_20_Internet_20_Link">
SBU</text:a>
她在20122年底拘留了合作者。</text:p>
      <text:p text:style-name="P4">
如<text:a xlink:type="simple" xlink:href="https://www.gp.gov.ua/ua/posts/zdavav-vorogu-poziciyi-zsu-u-prifrontovomu-limani-do-13-rokiv-za-gratami-zasudzeno-zitelya-doneckoyi-oblasti" text:style-name="Internet_20_link" text:visited-style-name="Visited_20_Internet_20_Link">
检察长办公室</text:a>
，被定罪的人收集了有关乌克兰武装部队在顿涅茨克地区一线河口的武装部队单位的位置，移动和掩盖地点的数据。</text:p>
      <text:p text:style-name="P4">
在短信中，敌方线人注意到了乌克兰军队在城市中的地址。</text:p>
      <text:p text:style-name="P4">
<text:span text:style-name="T4">
另请阅读：</text:span>
 <text:a xlink:type="simple" xlink:href="https://www.ukrinform.ua/rubric-regions/3706236-na-doneccini-zatrimali-dvoh-informatorok-aki-zlivali-rosianam-lokacii-zsu.html" text:style-name="Internet_20_link" text:visited-style-name="Visited_20_Internet_20_Link">
在顿涅茨克地区，拘留了两个“耗尽”武装部队俄罗斯人位置的信息</text:a>
</text:p>
      <text:p text:style-name="P4">
在句子生效之前，合作者将被拘留。</text:p>
      <text:p text:style-name="P4">
正如乌克林福姆(Ukrinform(https://www.ukrinform.ua/rubric-society/3705195-zdavav-rosianam-pozicii-ppo-odesitu-dali-15-rokiv-vaznici.html)敖德萨的居民，他给俄罗斯人脱离了乌克兰的防空系统。</text:p>
      <text:p text:style-name="P4">
News Source: <text:a xlink:type="simple" xlink:href="https://www.ukrinform.ua/rubric-society/3722972-sud-priznaciv-13-rokiv-za-gratami-rosijskomu-agentu-akij-zbirav-dani-pro-sili-oboroni.html" text:style-name="Internet_20_link" text:visited-style-name="Visited_20_Internet_20_Link">
https://www.ukrinform.ua/rubric-society/3722972-sud-priznaciv-13-rokiv-za-gratami-rosijskomu-agentu-akij-zbirav-dani-pro-sili-oboroni.html</text:a>
</text:p>
      <!--NEWS-->
      <text:h text:style-name="P10" text:outline-level="1">
<text:span text:style-name="T4">
画家讲述了与Zaluzhny和其他指挥官的沟通</text:span>
</text:h>
      <text:p text:style-name="P4">
作者: Ukrinform (Person)</text:p>
      <text:p text:style-name="P4">
出版商: Укринформ (Organization)</text:p>
      <text:p text:style-name="P4">
出版时间: 2023-06-14T19:54:50+03:00</text:p>
      <text:p text:style-name="P4">
修改时间: 2023-06-14T19:54:50+03:00</text:p>
      <text:p text:style-name="P4">
描述: 国防部副部长安娜·马里亚尔（Anna Malyar）告知如何与武装部队委员瓦莱里·扎卢兹尼（Valery Zaluzhny）和其他指挥官进行沟通。  - 乌克林。</text:p>
      <text:p text:style-name="P4">
图片: ['<text:a xlink:type="simple" xlink:href="https://static.ukrinform.com/photos/2022_08/thumb_files/630_360_1660222320-238.jpg" text:style-name="Internet_20_link" text:visited-style-name="Visited_20_Internet_20_Link">
630_360_16602...</text:a>
']</text:p>
      <text:p text:style-name="P4">
标签: ['Валерій Залужний', 'Ганна Маляр', 'Єдині новини']</text:p>
      <text:p text:style-name="P4">
类型: Article</text:p>
      <!--METADATA-->
      <text:p text:style-name="P4">
<draw:frame draw:style-name="fr1" draw:name="Image194" text:anchor-type="as-char" svg:width="6.9236in" svg:height="3.956343in" draw:z-index="0">
<draw:image xlink:href="../Images/yкринформ/2023-06-14T19-54-50-03-00/630_360_1660222320-238.jpg" xlink:type="simple" xlink:show="embed" xlink:actuate="onLoad" draw:mime-type="image/jpeg"/>
</draw:frame>
副国防部长安娜·玛丽亚尔(Anna Malyar)告知武装部队武装部队瓦莱里·扎卢兹尼(Valery Zaluzhny)和其他指挥官的交流。</text:p>
      <text:p text:style-name="P4">
国防部副部长安娜·马里亚尔(Anna Malyar)在唯一新闻的播出中说，这是乌克林福音通讯员的报道。</text:p>
      <text:p text:style-name="P4">
“我们有一个敌对信息的关键客户，他们决定了他们的需求。 那是，(Zaluzhny将军 -  ed。)不仅参与其中(对于此信息组成部分 -  ed。)-Valeriy Fedorovich说，第三，我说我们如何做。 我们已经同意了。”部长说。</text:p>
      <text:p text:style-name="P4">
<text:span text:style-name="T4">
另请阅读：</text:span>
 <text:a xlink:type="simple" xlink:href="https://www.ukrinform.ua/rubric-ato/3722956-malar-poasnila-comu-ne-nazivautsa-tocni-cifri-vtrat-sil-oboroni.html" text:style-name="Internet_20_link" text:visited-style-name="Visited_20_Internet_20_Link">
<text:span text:style-name="T4">
画家</text:span>
解释了为什么确切的数字不称为防御损失</text:a>
据她说，他们的信息政策的关键任务是帮助和支持武装部队。</text:p>
      <text:p text:style-name="P4">
“也就是说，进攻期间的信息运动是一般军事计划的一部分，它执行了一项任务。 首先，我尤其是与Valery Fedorovich咨询这些陈述。 我们一起决定是什么。”画家补充说。</text:p>
      <text:p text:style-name="P4">
她指出，与武装部队战略传播部合作。 “我们也有国防部的媒体部门，我们都是团队，我们与一个团队一起做。 每天我们都会与手术战略团体开会。 我们不断地握住脉搏，如果被困住了，我们正在做出反应。”副部长说。</text:p>
      <text:p text:style-name="P4">
<text:span text:style-name="T4">
另请阅读：</text:span>
 <text:a xlink:type="simple" xlink:href="https://www.ukrinform.ua/rubric-regions/3722794-rosiani-pisla-pidrivu-kahovskoi-ges-posilili-tisk-na-ziteliv-hersonsini-malar.html" text:style-name="Internet_20_link" text:visited-style-name="Visited_20_Internet_20_Link">
俄罗斯人炸毁了卡科夫斯卡亚水力发电站后，增加了赫尔森地区的压力 -  <text:span text:style-name="T4">
 painter </text:span>
</text:a>
除了乌克兰军人之间的损失外，还回答了捕获谅解备忘录中信息习惯的问题，还描绘了上周俄罗斯人的所有注意力都被西方设备和武器吸引了。</text:p>
      <text:p text:style-name="P4">
“实际上，这是他们的关键信息目标，因为他们给我们武器是无利可图的。 因此，他们将我们视为武器接收者和武器，西方设备作为战争工具。 当然，在战争期间，这两个速度都丢失了设备，没有这样的军事装备是不可能的。 但与此同时，我们的情况要低得多。”她保证。</text:p>
      <text:p text:style-name="P4">
News Source: <text:a xlink:type="simple" xlink:href="https://www.ukrinform.ua/rubric-ato/3722963-malar-rozpovila-pro-komunikaciu-iz-zaluznim-ta-insimi-komandirami.html" text:style-name="Internet_20_link" text:visited-style-name="Visited_20_Internet_20_Link">
https://www.ukrinform.ua/rubric-ato/3722963-malar-rozpovila-pro-komunikaciu-iz-zaluznim-ta-insimi-komandirami.html</text:a>
</text:p>
      <!--NEWS-->
      <text:h text:style-name="P10" text:outline-level="1">
<text:span text:style-name="T4">
波兰为自己的陆军Minnie Baobab-k酒吧购买了</text:span>
</text:h>
      <text:p text:style-name="P4">
作者: Ukrinform (Person)</text:p>
      <text:p text:style-name="P4">
出版商: Укринформ (Organization)</text:p>
      <text:p text:style-name="P4">
出版时间: 2023-06-14T19:57:00+03:00</text:p>
      <text:p text:style-name="P4">
修改时间: 2023-06-14T23:57:00+03:00</text:p>
      <text:p text:style-name="P4">
描述: 波兰国防部为自己的军队购买了24个Baobab-K波兰生产障碍。  - 乌克林。</text:p>
      <text:p text:style-name="P4">
图片: ['<text:a xlink:type="simple" xlink:href="https://static.ukrinform.com/photos/2023_06/thumb_files/630_360_1686761069-710.jpg" text:style-name="Internet_20_link" text:visited-style-name="Visited_20_Internet_20_Link">
630_360_16867...</text:a>
']</text:p>
      <text:p text:style-name="P4">
标签: ['Польща', 'Зброя', 'Маріуш Блащак']</text:p>
      <text:p text:style-name="P4">
类型: Article</text:p>
      <!--METADATA-->
      <text:p text:style-name="P4">
<draw:frame draw:style-name="fr1" draw:name="Image195" text:anchor-type="as-char" svg:width="6.9236in" svg:height="3.956343in" draw:z-index="0">
<draw:image xlink:href="../Images/yкринформ/2023-06-14T19-57-00-03-00/630_360_1686761069-710.jpg" xlink:type="simple" xlink:show="embed" xlink:actuate="onLoad" draw:mime-type="image/jpeg"/>
</draw:frame>
国防部已经为自己的军队需求购买了24轮开采波兰生产的障碍。</text:p>
      <text:p text:style-name="P4">
相关协议于周三在波兰国防企业Hutastalowa Wola签署了斯特莱夫·维塞勒米尔市，国防部长马里乌斯·布拉斯查克(Mariusz Blaschak)报道，乌克林福姆报道，援引波兰政府的报道。</text:p>
      <text:p text:style-name="P4">
“ Baobab-k轮是一种现代武器，在我们的侵略者约束政策中是非常重要的玛格鲁姆。 波兰军队将在短时间内采用前24套机械，而不是合同所提供的。</text:p>
      <text:p text:style-name="P4">
<text:span text:style-name="T4">
另请阅读：</text:span>
 <text:a xlink:type="simple" xlink:href="https://www.ukrinform.ua/rubric-world/3721797-armia-moldovi-provede-treti-za-ostanni-misaci-navcanna-rezervistiv.html" text:style-name="Internet_20_link" text:visited-style-name="Visited_20_Internet_20_Link">
摩尔多瓦军队将在训练的最后几个月中占据第三名</text:a>
该协议是在州军队与波兰军备体和Huta Stalowa Wola之间签署的。 它的成本为5.1亿个Zlotys(约1.2亿美元。). Вона передбачає закупівлю для потребпольської армії 24 колісних мінних загороджувачів разом з логістичним танавчальним пакетами, а також мінних касет та протитанкових мін. Поставка цьогоозброєння для польської армії планується в 2026-2028 роках.</text:p>
      <text:p text:style-name="P4">
Як відомо, Baobab-K є новою розробкою польського ОПК. цей мінний загороджувачмає шість пускових модулів на 20 стволів. Відтак, одна машина може вмістити до600 мін різних типів. Для встановлення мінного поля довжиною близько 2 км ташириною 30-90 метрів, Baobab-K потребує до 22 хвилин. Швидкість рухуавтомобіля при постановці мін складає від 5 км/год до 25 км/год. Системауправління Baobab-K допускає варіант встановлення мін в автоматичному режимі.Машина обладнана бортовим комп’ютером, терміналом візуалізації з цифровоюкартою та системою GPS-навігації.</text:p>
      <text:p text:style-name="P4">
<text:span text:style-name="T4">
Читайте також:</text:span>
 <text:a xlink:type="simple" xlink:href="https://www.ukrinform.ua/rubric-world/3722813-lukasenko-zaaviv-pro-pocatok-nadhodzenna-rosijskoi-adernoi-zbroi-do-bilorusi.html" text:style-name="Internet_20_link" text:visited-style-name="Visited_20_Internet_20_Link">
 Білорусь почала отримувати російську ядерну <text:span text:style-name="T4">
збро</text:span>
 ю -Лукашенко </text:a>
μ：国防部</text:p>
      <text:p text:style-name="P4">
News Source: <text:a xlink:type="simple" xlink:href="https://www.ukrinform.ua/rubric-world/3722958-polsa-zakupila-dla-vlasnoi-armii-minni-zagorodzuvaci-baobabk.html" text:style-name="Internet_20_link" text:visited-style-name="Visited_20_Internet_20_Link">
https://www.ukrinform.ua/rubric-world/3722958-polsa-zakupila-dla-vlasnoi-armii-minni-zagorodzuvaci-baobabk.html</text:a>
</text:p>
      <!--NEWS-->
      <text:h text:style-name="P10" text:outline-level="1">
<text:span text:style-name="T4">
在Kherson地区，通过破坏Kakhovskaya水力发电站，历史文物被从土丘中洗净</text:span>
</text:h>
      <text:p text:style-name="P4">
作者: Ukrinform (Person)</text:p>
      <text:p text:style-name="P4">
出版商: Укринформ (Organization)</text:p>
      <text:p text:style-name="P4">
出版时间: 2023-06-14T1:55:48+03:00</text:p>
      <text:p text:style-name="P4">
修改时间: 2023-06-14T21:55:48+03:00</text:p>
      <text:p text:style-name="P4">
描述: 在赫尔森地区，通过爆炸卡科夫卡水力发电站的俄罗斯人，将未探索的土墩的历史文物从地球上冲走了。 要求居民将发现转移到博物馆。  - 乌克林。</text:p>
      <text:p text:style-name="P4">
图片: ['<text:a xlink:type="simple" xlink:href="https://static.ukrinform.com/photos/2023_06/thumb_files/630_360_1686768931-186.jpg" text:style-name="Internet_20_link" text:visited-style-name="Visited_20_Internet_20_Link">
630_360_16867...</text:a>
']</text:p>
      <text:p text:style-name="P4">
标签: ['Археологи', 'Херсонщина', 'Каховська ГЕС', 'Курган', 'Підтоплення']</text:p>
      <text:p text:style-name="P4">
类型: Article</text:p>
      <!--METADATA-->
      <text:p text:style-name="P4">
<draw:frame draw:style-name="fr1" draw:name="Image196" text:anchor-type="as-char" svg:width="6.9236in" svg:height="3.956343in" draw:z-index="0">
<draw:image xlink:href="../Images/yкринформ/2023-06-14T1-55-48-03-00/630_360_1686768931-186.jpg" xlink:type="simple" xlink:show="embed" xlink:actuate="onLoad" draw:mime-type="image/jpeg"/>
</draw:frame>
乌森地区由于破坏了卡科夫卡水力发电站的俄罗斯人，被未开发的土墩冲洗出来。 要求居民转移到博物馆。</text:p>
      <text:p text:style-name="P4">
关于<text:a xlink:type="simple" xlink:href="https://t.me/khersonskaODA/6904" text:style-name="Internet_20_link" text:visited-style-name="Visited_20_Internet_20_Link">
电报</text:a>
乌克林福姆报道说，库尔森报道。</text:p>
      <text:p text:style-name="P4">
“在未开发的土墩中的历史文物<text:a xlink:type="simple" xlink:href="https://t.me/khersonskaODA/6904" text:style-name="Internet_20_link" text:visited-style-name="Visited_20_Internet_20_Link">
Kherson地区</text:a>
，由于俄罗斯军队从地面冲走并散布了强大的电流，因此，由于卡科夫斯卡亚水力局，俄罗斯军队。</text:p>
      <text:p text:style-name="P4">
在区域行政部门中，注意到此类物品的居民立即向赫尔森地方历史博物馆的发现报告。</text:p>
      <text:p text:style-name="P4">
博物馆的联系电话：066 35 51 407。</text:p>
      <text:p text:style-name="P4">
<text:span text:style-name="T4">
另请阅读：</text:span>
 <text:a xlink:type="simple" xlink:href="https://www.ukrinform.ua/rubric-regions/3722849-na-hersonsini-zatoplenimi-lisautsa-45-naselenih-punktiv.html" text:style-name="Internet_20_link" text:visited-style-name="Visited_20_Internet_20_Link">
在Kherson地区，仍有45个定居点淹没</text:a>
正如乌克林福姆报道的，6月6日晚上<text:a xlink:type="simple" xlink:href="https://www.ukrinform.ua/rubric-ato/3718751-rosijski-zagarbniki-pidirvali-kahovsku-ges-ok-pivden.html" text:style-name="Internet_20_link" text:visited-style-name="Visited_20_Internet_20_Link">
俄罗斯军队破坏了</text:a>
大坝Kakhovka水电站。</text:p>
      <text:p text:style-name="P4">
根据OVA的说法，6月14日上午，洪水平均水平为2.13米。 比昨晚不到32厘米。 后代的动态存储。</text:p>
      <text:p text:style-name="P4">
News Source: <text:a xlink:type="simple" xlink:href="https://www.ukrinform.ua/rubric-regions/3723003-na-hersonsini-cerez-pidriv-kahovskoi-ges-z-kurganiv-vimivautsa-istoricni-artefakti.html" text:style-name="Internet_20_link" text:visited-style-name="Visited_20_Internet_20_Link">
https://www.ukrinform.ua/rubric-regions/3723003-na-hersonsini-cerez-pidriv-kahovskoi-ges-z-kurganiv-vimivautsa-istoricni-artefakti.html</text:a>
</text:p>
      <!--NEWS-->
      <text:h text:style-name="P10" text:outline-level="1">
<text:span text:style-name="T4">
6月12日至13日在Prozorro系统中发布了购买武装部队武装部队的武装部队的结果</text:span>
</text:h>
      <text:p text:style-name="P4">
作者: ['АРМІЯINFORM']</text:p>
      <text:p text:style-name="P4">
时间: 2023-06-14T20:00:00-04:00</text:p>
      <text:p text:style-name="P4">
描述: 乌克兰Vidbuva Vidkriti的Kharchuvannya Zbroyni部队的程序采购产品...与乌克兰2022年的战争，与乌克兰与乌克兰的最新新闻，今天与乌克兰2022年的新闻战争，今天与乌克兰2022年的新闻战争，战争将在乌克兰和俄罗斯之间发生战争他们在2022年与乌克兰有一年</text:p>
      <text:p text:style-name="P4">
图片: ['<text:a xlink:type="simple" xlink:href="https://armyinform.com.ua/wp-content/uploads/2023/03/02e284b9be58db3d46a9d31490538857a0693354-1.jpg" text:style-name="Internet_20_link" text:visited-style-name="Visited_20_Internet_20_Link">
02e284b9be58db3d46a9d31490538857a0693354-1.jpg</text:a>
']</text:p>
      <text:p text:style-name="P4">
标签: ['PROZORRO', 'ДЕНИС ШАРАПОВ', 'МОУ', 'ХАРЧУВАННЯ ВІЙСЬКОВИХ']</text:p>
      <text:p text:style-name="P4">
类别: News</text:p>
      <!--METADATA-->
      <text:p text:style-name="P4">
<draw:frame draw:style-name="fr1" draw:name="Image197" text:anchor-type="as-char" svg:width="6.9236in" svg:height="4.376989in" draw:z-index="0">
<draw:image xlink:href="../Images/AРМІЯINFORM/2023-06-14T20-00-00-04-00/02e284b9be58db3d46a9d31490538857a0693354-1.jpg" xlink:type="simple" xlink:show="embed" xlink:actuate="onLoad" draw:mime-type="image/jpeg"/>
</draw:frame>
为乌克兰武装力量采购食品的程序是开放的，并且遵守所有程序。 任何人都可以在网站上跟踪它。</text:p>
      <text:p text:style-name="P4">
关于它<text:a xlink:type="simple" xlink:href="https://www.mil.gov.ua/news/2023/06/13/rezultati-zakupivel-produktiv-harchuvannya-zsu-na-druge-pivrichchya-buli-oprilyudneni-v-sistemi-prozorro-12-13-chervnya/" text:style-name="Internet_20_link" text:visited-style-name="Visited_20_Internet_20_Link">
报告</text:a>
国防部乌克兰。</text:p>
      <text:p text:style-name="P4">
同时，6月12日，几个人传播了有关购买国防部食品的不可靠和不正确的信息。</text:p>
      <text:p text:style-name="P4">
因此，至于“不发布有关该信息的信息，据称，该团体在6月9日星期五做出了决定”，然后是乌克兰国防部在国防采购方面的合作机构，顺便说一句，有一个代表在6月9日，国防部的反腐败委员会的反腐败委员会中，他只决定拒绝某些程序中的参与者，MUS立即于6月9日在Prozorro的电子系统中发表。</text:p>
      <text:p text:style-name="P4">
承认获奖者的决定已由联盟机构转移至6月12日，此后，IUU在同一天至6月12日 - 立即由Prozorro采购系统发布。 大约是8个采购程序。 此信息开放。 此外，6月13日，宣布了另外8个程序和获奖者。</text:p>
      <text:p text:style-name="P4">
总体而言，国防部宣布了22种为武装部队购买食物的程序。 目前，其中16个有成绩，获奖者已宣布。 获奖者尚未由4个程序确定； 另有两个程序被拒绝，并在6月13日重复了这两个程序。</text:p>
      <text:p text:style-name="P4">
“不幸的是，已经分发信息的人没有延迟交易的出版物。 这些“数据”是不正确的。 这两者都很容易在Prozorro系统中进行检查，因此它以牺牲公共控制为代价而闲置 - 反犯罪对应者的代表是国防部采购国防部合作机构的一部分。 实际上，有关该“事实”的信息已经被出版物的作者删除。 现实中有什么？ 国防部副部长Denisssharapov说，购买正在进行中，所有程序都发生在所有程序中，而没有违反任何条款，这是公共采购法律定义的。此外，在参与者对每个程序的澄清期间，次要平均上诉的次要上诉 - 也就是说，22个程序超过850个上诉。国防部有义务在从一开始之日起在一个工作日内发布适当的解释。收据的收据。</text:p>
      <text:p text:style-name="P4">
“鉴于所有这些可能导致个人组成的中断，谅解备忘录考虑了这些风险，并提出了CMUN333分辨率的相应更改。 重要的是：这些变化并没有义务谅解备忘录继续本年度的当前协议，而只赋予了修改时间的权利，足以进行采购程序。 我们不能让我们的军队吃饭。 对这种威胁的反应是显而易见的 - 不可能对军事不良参与者的营养进行大量检查。 目前，出版的出版物出版物，即，当我们确定拍卖会发生时，不会向我们的捍卫者和破烂的粮食供应中断，我们已申请在不考虑的情况下离开这些更改不考虑。”丹尼斯·莎拉波夫(Denis Sharapov)补充说。</text:p>
      <text:p text:style-name="P4">
News Source: <text:a xlink:type="simple" xlink:href="https://armyinform.com.ua/2023/06/14/rezultaty-zakupivel-produktiv-harchuvannya-zsu-na-ii-pivrichchya-buly-oprylyudneni-v-systemi-prozorro-12-13-chervnya/" text:style-name="Internet_20_link" text:visited-style-name="Visited_20_Internet_20_Link">
https://armyinform.com.ua/2023/06/14/rezultaty-zakupivel-produktiv-harchuvannya-zsu-na-ii-pivrichchya-buly-oprylyudneni-v-systemi-prozorro-12-13-chervnya/</text:a>
</text:p>
      <!--NEWS-->
      <text:h text:style-name="P10" text:outline-level="1">
<text:span text:style-name="T4">
众所周知，乌克兰国家队与马其顿北部的比赛在哪里观看比赛。</text:span>
</text:h>
      <text:p text:style-name="P4">
作者: Ukrinform (Person)</text:p>
      <text:p text:style-name="P4">
出版商: Укринформ (Organization)</text:p>
      <text:p text:style-name="P4">
出版时间: 2023-06-14T20:04:58+03:00</text:p>
      <text:p text:style-name="P4">
修改时间: 2023-06-14T20:04:58+03:00</text:p>
      <text:p text:style-name="P4">
描述: 比赛将于6月16日举行。  - 乌克林。</text:p>
      <text:p text:style-name="P4">
图片: ['<text:a xlink:type="simple" xlink:href="https://static.ukrinform.com/photos/2023_06/thumb_files/630_360_1686762073-473.jpg" text:style-name="Internet_20_link" text:visited-style-name="Visited_20_Internet_20_Link">
630_360_16867...</text:a>
']</text:p>
      <text:p text:style-name="P4">
标签: ['Збірна України', 'Північна Македонія', 'Євро-2024']</text:p>
      <text:p text:style-name="P4">
类型: Article</text:p>
      <!--METADATA-->
      <text:p text:style-name="P4">
<draw:frame draw:style-name="fr1" draw:name="Image198" text:anchor-type="as-char" svg:width="6.9236in" svg:height="3.956343in" draw:z-index="0">
<draw:image xlink:href="../Images/yкринформ/2023-06-14T20-04-58-03-00/630_360_1686762073-473.jpg" xlink:type="simple" xlink:show="embed" xlink:actuate="onLoad" draw:mime-type="image/jpeg"/>
</draw:frame>
比赛将于6月16日举行。</text:p>
      <text:p text:style-name="P4">
乌克林福姆报道，欧洲锦标赛2024年北部马其顿 - 乌克兰的排位赛将说，巨型冠军和公共场合。</text:p>
      <text:p text:style-name="P4">
Megogo将在Internet上播放一场互动频道“ Megogo Footer First”和Sport部分的比赛。 比赛将用于“最大”，“运动”或“最佳”。</text:p>
      <text:p text:style-name="P4">
您还可以在当地的公共广播电视频道上查看电波(例如，公共基辅，公共dnipro，公共Ternopil等)UPIFRO广播T2和有线网络。</text:p>
      <text:p text:style-name="P4">
马其顿北部和乌克兰之间的欧洲锦标赛-2024比赛将于6月16日在基辅时间21:45发布。 会议将在斯托西体育场举行。</text:p>
      <text:p text:style-name="P4">
<text:span text:style-name="T4">
另请阅读：</text:span>
 <text:a xlink:type="simple" xlink:href="https://www.ukrinform.ua/rubric-sports/3722620-futbolisti-zbirnoi-ukraini-proveli-vidnovluvalne-trenuvanna-u-bremeni.html" text:style-name="Internet_20_link" text:visited-style-name="Visited_20_Internet_20_Link">
乌克兰的乌克兰参与者在不来梅进行了可再生的问题</text:a>
正如乌克林福姆报道的那样，乌克兰在塞入CHE-2024的首发游戏中从英格兰的C组中排名第四。 马其顿北部首次麦芽的技能比赛(2：1).</text:p>
      <text:p text:style-name="P4">
Фото Павла Кубанова</text:p>
      <text:p text:style-name="P4">
News Source: <text:a xlink:type="simple" xlink:href="https://www.ukrinform.ua/rubric-sports/3722966-vidomo-de-divitis-matc-zbirnoi-ukraini-proti-pivnicnoi-makedonii-u-vidbori-na-evro2024.html" text:style-name="Internet_20_link" text:visited-style-name="Visited_20_Internet_20_Link">
https://www.ukrinform.ua/rubric-sports/3722966-vidomo-de-divitis-matc-zbirnoi-ukraini-proti-pivnicnoi-makedonii-u-vidbori-na-evro2024.html</text:a>
</text:p>
      <!--NEWS-->
      <text:h text:style-name="P10" text:outline-level="1">
<text:span text:style-name="T4">
在基辅，在战争期间为老年人提供心理援助的课程</text:span>
</text:h>
      <text:p text:style-name="P4">
作者: Ukrinform (Person)</text:p>
      <text:p text:style-name="P4">
出版商: Укринформ (Organization)</text:p>
      <text:p text:style-name="P4">
出版时间: 2023-06-14T20:11:13+03:00</text:p>
      <text:p text:style-name="P4">
修改时间: 2023-06-14T20:11:13+03:00</text:p>
      <text:p text:style-name="P4">
描述: 以色列艺术家兼作家亚历山大·霍利特斯基（Alexander Halytsky）在战争期间为老年人提供了情感和心理帮助，介绍了独特的课程。  - 乌克林。</text:p>
      <text:p text:style-name="P4">
图片: ['<text:a xlink:type="simple" xlink:href="https://static.ukrinform.com/photos/2023_06/thumb_files/630_360_1686760204-750.jpg" text:style-name="Internet_20_link" text:visited-style-name="Visited_20_Internet_20_Link">
630_360_16867...</text:a>
']</text:p>
      <text:p text:style-name="P4">
标签: ['Війна з Росією', 'Психологічна допомога']</text:p>
      <text:p text:style-name="P4">
类型: Article</text:p>
      <!--METADATA-->
      <text:p text:style-name="P4">
<draw:frame draw:style-name="fr1" draw:name="Image199" text:anchor-type="as-char" svg:width="6.9236in" svg:height="3.956343in" draw:z-index="0">
<draw:image xlink:href="../Images/yкринформ/2023-06-14T20-11-13-03-00/630_360_1686760204-750.jpg" xlink:type="simple" xlink:show="embed" xlink:actuate="onLoad" draw:mime-type="image/jpeg"/>
</draw:frame>
以色列艺术家兼作家亚历山大·霍利特斯基(Alexander Halytsky)在战争期间为老年人提供了情感和心理帮助，介绍了独特的课程。</text:p>
      <text:p text:style-name="P4">
该课程的介绍在乌克兰媒体中心举行。</text:p>
      <text:p text:style-name="P4">
“从战争开始时，以色列在各个领域都在帮助乌克兰。尤其是在心理和身体康复领域。我们甚至在[LVIV]中组织了这样的特别会议。(https://www.ukrinform.ua/tag-lviv)关于康复问题。 今天，我们继续以这种方式工作。 当然，人口的不同部分遭受了这种情况。儿童，妇女，军事，平民以及老年人。 今天，我们正在编织如何帮助这些人，以及可以做什么。”  - 以色列驻乌克兰迈克尔·布罗德斯基在活动期间说。</text:p>
      <text:p text:style-name="P4">
该课程被称为“老年人：暴风雨时期的生活和沟通。 如何帮助有钱人克服压力和伤害，同时又不发疯。” 它旨在帮助老年人克服由战争造成的压力和伤害，并改善生活质量。</text:p>
      <text:p text:style-name="P4">
Halytsky说：“老年人与我们不同，因此我们需要非常谨慎。我从学生那里学到了很多东西，其中一个已有102年了。”</text:p>
      <text:p text:style-name="P4">
<text:span text:style-name="T4">
另请阅读：</text:span>
 [如何获得<text:span text:style-name="T4">
心理</text:span>
 <text:span text:style-name="T4">
援助</text:span>
受害者(https://www.ukrinform.ua/rubric-society/3721626-ak-otrimati-psihologicnu-dopomogu-postrazdalim-vid-pidrivu-kahovskoi-ges-rozasnenna-minreintegracii.html)据他说，有可能在六个步骤的帮助下帮助一个老人。</text:p>
      <text:p text:style-name="P4">
Halytsky强调说：“我们的主要任务是在他们的灵魂中制定秩序。我们试图激励这些人的每个灵魂。”</text:p>
      <text:p text:style-name="P4">
该课程包含以下问题的答案：为什么很难与夏季的同伴交流？ 为什么我们为与夏季母亲或夏季结束建立吵架和相互紧张关系的所有努力呢？ 我们做错了什么？ 这个助长器有解决方案吗？亚历山大·哈利斯基(Alexander Halytsky)是一位艺术家和作家，是老年博物馆博物馆的创始人。 畅销书的作者“妈妈，别担心!如何学会与年迈的父母交流而不发疯？” 和“思考!如何变老而不会发疯？”</text:p>
      <text:p text:style-name="P4">
News Source: <text:a xlink:type="simple" xlink:href="https://www.ukrinform.ua/rubric-society/3722970-u-kievi-prezentuvali-kurs-z-nadanna-psihologicnoi-dopomogi-litnim-ludam-pid-cas-vijni.html" text:style-name="Internet_20_link" text:visited-style-name="Visited_20_Internet_20_Link">
https://www.ukrinform.ua/rubric-society/3722970-u-kievi-prezentuvali-kurs-z-nadanna-psihologicnoi-dopomogi-litnim-ludam-pid-cas-vijni.html</text:a>
</text:p>
      <!--NEWS-->
      <text:h text:style-name="P10" text:outline-level="1">
<text:span text:style-name="T4">
斯托尔滕贝格关于乌克兰在北约的会员资格：盟友做出了基本决定，但正在进行讨论</text:span>
</text:h>
      <text:p text:style-name="P4">
作者: Ukrinform (Person)</text:p>
      <text:p text:style-name="P4">
出版商: Укринформ (Organization)</text:p>
      <text:p text:style-name="P4">
出版时间: 2023-06-14T20:12:00+03:00</text:p>
      <text:p text:style-name="P4">
修改时间: 2023-06-14T20:12:00+03:00</text:p>
      <text:p text:style-name="P4">
描述: 北约盟国已经做出了关于乌克兰在联盟未来成员资格的基本决定，但继续就实施方式的方式进行磋商。  - 乌克林。</text:p>
      <text:p text:style-name="P4">
图片: ['<text:a xlink:type="simple" xlink:href="https://static.ukrinform.com/photos/2023_04/thumb_files/630_360_1681978989-610.jpg" text:style-name="Internet_20_link" text:visited-style-name="Visited_20_Internet_20_Link">
630_360_16819...</text:a>
']</text:p>
      <text:p text:style-name="P4">
标签: ['НАТО', 'Столтенберг', 'Україна', 'Війна з Росією']</text:p>
      <text:p text:style-name="P4">
类型: Article</text:p>
      <!--METADATA-->
      <text:p text:style-name="P4">
<draw:frame draw:style-name="fr1" draw:name="Image202" text:anchor-type="as-char" svg:width="6.9236in" svg:height="3.956343in" draw:z-index="0">
<draw:image xlink:href="../Images/yкринформ/2023-06-14T20-12-00-03-00/630_360_1681978989-610.jpg" xlink:type="simple" xlink:show="embed" xlink:actuate="onLoad" draw:mime-type="image/jpeg"/>
</draw:frame>
北约盟国已经做出了关于乌克兰在联盟未来会员资格的基本决定，但继续就实现它们的方式进行磋商。</text:p>
      <text:p text:style-name="P4">
乌克林福音通讯员报道，今天在布鲁塞尔举行的新闻发布会上陈述了这一点。</text:p>
      <text:p text:style-name="P4">
“我们的咨询(关于北约的北约成员资格。)简单的Zaraz继续。 如果我告诉削减要素或事先预测结论，我只会使这些咨询变得复杂。 但是我可以说的是，盟国在北约会员资格方面已经同意和批准。”联盟负责人说。</text:p>
      <text:p text:style-name="P4">
<text:span text:style-name="T4">
另请阅读：</text:span>
 <text:a xlink:type="simple" xlink:href="https://www.ukrinform.ua/rubric-other_news/3722842-reznikov-obgovorit-iz-souznikami-po-nato-bagatoricnij-paket-dopomogi-stoltenberg.html" text:style-name="Internet_20_link" text:visited-style-name="Visited_20_Internet_20_Link">
Reznikov将与北约盟友讨论多年的帮助 -  <text:span text:style-name="T4">
 Stoltenberg </text:span>
</text:a>
他指出，盟军同意敞开的门政策，当芬兰马德里和瑞典被邀请加入联盟时，Tsebulo得到了证明。</text:p>
      <text:p text:style-name="P4">
斯托尔滕贝格强调，第二个基本成就 - 盟国都同意，乌克兰北约北约一再强调的乌克兰北约成员强调。</text:p>
      <text:p text:style-name="P4">
他说，第三点对所有盟友都很重要，是决定乌克兰将由北约，乌克兰和成员国加入的正确时机，没有其他人。</text:p>
      <text:p text:style-name="P4">
<text:span text:style-name="T4">
另请阅读：</text:span>
 <text:a xlink:type="simple" xlink:href="https://www.ukrinform.ua/rubric-other_news/3722834-ukraina-rozpocala-masstabnij-nastup-i-zvilnae-svoi-teritorii-stoltenberg.html" text:style-name="Internet_20_link" text:visited-style-name="Visited_20_Internet_20_Link">
乌克兰发起了大规模的进攻，并释放了其领土 -  <text:span text:style-name="T4">
 Stoltenberg </text:span>
</text:a>
“但是我们围绕的最重要的事情是，最紧迫的任务现在是确保乌克兰成为主权国家和独立国家的胜利，该国家将在欧洲保留自己是一个民主国家。 没有这一点，就根本不可能就成员资格进行讨论。”斯托尔滕堡强调。</text:p>
      <text:p text:style-name="P4">
“因此正在进行咨询。 我相信我们会在此期间找到一个很好的解决方案。 起点是，盟国同意上述所有提到的。”联盟秘书长补充道。</text:p>
      <text:p text:style-name="P4">
News Source: <text:a xlink:type="simple" xlink:href="https://www.ukrinform.ua/rubric-polytics/3722975-stoltenberg-pro-clenstvo-ukraini-v-nato-souzniki-uhvalili-principovi-risenna-ale-diskusii-trivaut.html" text:style-name="Internet_20_link" text:visited-style-name="Visited_20_Internet_20_Link">
https://www.ukrinform.ua/rubric-polytics/3722975-stoltenberg-pro-clenstvo-ukraini-v-nato-souzniki-uhvalili-principovi-risenna-ale-diskusii-trivaut.html</text:a>
</text:p>
      <!--NEWS-->
      <text:h text:style-name="P10" text:outline-level="1">
<text:span text:style-name="T4">
乌克兰的女队在排球中以黄金欧盟赢得了法国</text:span>
</text:h>
      <text:p text:style-name="P4">
作者: Ukrinform (Person)</text:p>
      <text:p text:style-name="P4">
出版商: Укринформ (Organization)</text:p>
      <text:p text:style-name="P4">
出版时间: 2023-06-14T20:15:24+03:00</text:p>
      <text:p text:style-name="P4">
修改时间: 2023-06-14T20:15:24+03:00</text:p>
      <text:p text:style-name="P4">
描述: 乌克兰人提前进入了黄金欧洲西甲的最后阶段。  - 乌克林。</text:p>
      <text:p text:style-name="P4">
图片: ['<text:a xlink:type="simple" xlink:href="https://static.ukrinform.com/photos/2023_06/thumb_files/630_360_1686762834-270.jpg" text:style-name="Internet_20_link" text:visited-style-name="Visited_20_Internet_20_Link">
630_360_16867...</text:a>
']</text:p>
      <text:p text:style-name="P4">
标签: ['Євроліга', 'Волейбол']</text:p>
      <text:p text:style-name="P4">
类型: Article</text:p>
      <!--METADATA-->
      <text:p text:style-name="P4">
<draw:frame draw:style-name="fr1" draw:name="Image203" text:anchor-type="as-char" svg:width="6.9236in" svg:height="3.956343in" draw:z-index="0">
<draw:image xlink:href="../Images/yкринформ/2023-06-14T20-15-24-03-00/630_360_1686762834-270.jpg" xlink:type="simple" xlink:show="embed" xlink:actuate="onLoad" draw:mime-type="image/jpeg"/>
</draw:frame>
乌克兰纽京群岛进入了黄金Euroleiga的最后阶段。</text:p>
      <text:p text:style-name="P4">
乌克林福姆报道，排球妇女队已经举行了欧洲欧洲联赛小组赛的第三场比赛。</text:p>
      <text:p text:style-name="P4">
伊万·佩特科夫(Ivan Petkov)的病房开始在第一票-25:21与法国国家队一起比赛。 乌克兰妇女的第二党更加自信-25:17。 在乌克兰卡的第三部分中，他们让位于17:25，在第四部分 - 他们将比赛取得了胜利–25：11。</text:p>
      <text:p text:style-name="P4">
因此，乌克兰国家队完成了其主要任务 - 它保证了该小组的第一名。 根据五轮比赛的结果，这位乌克兰妇女进入了Zolotoyeurolaiga的决赛。</text:p>
      <text:p text:style-name="P4">
<text:span text:style-name="T4">
另请阅读：</text:span>
 <text:a xlink:type="simple" xlink:href="https://www.ukrinform.ua/rubric-sports/3722782-vidomij-rozklad-matciv-volejbolnih-zbirnih-ukraini-u-vidbori-na-olimpiadu.html" text:style-name="Internet_20_link" text:visited-style-name="Visited_20_Internet_20_Link">
已知比赛时间表<text:span text:style-name="T4">
排球</text:span>
乌克兰国家队参加奥运会的选择</text:a>
乌克兰组织的最后一场比赛将于6月18日在法国举行。</text:p>
      <text:p text:style-name="P4">
照片：cev.eu</text:p>
      <text:p text:style-name="P4">
News Source: <text:a xlink:type="simple" xlink:href="https://www.ukrinform.ua/rubric-sports/3722973-zinoca-zbirna-ukraini-peremogla-franciu-v-zolotij-evrolizi-z-volejbolu.html" text:style-name="Internet_20_link" text:visited-style-name="Visited_20_Internet_20_Link">
https://www.ukrinform.ua/rubric-sports/3722973-zinoca-zbirna-ukraini-peremogla-franciu-v-zolotij-evrolizi-z-volejbolu.html</text:a>
</text:p>
      <!--NEWS-->
      <text:h text:style-name="P10" text:outline-level="1">
<text:span text:style-name="T4">
乌克兰GTS向欧盟提供100多条天然气运输路线</text:span>
</text:h>
      <text:p text:style-name="P4">
作者: Ukrinform (Person)</text:p>
      <text:p text:style-name="P4">
出版商: Укринформ (Organization)</text:p>
      <text:p text:style-name="P4">
出版时间: 2023-06-14T20:19:27+03:00</text:p>
      <text:p text:style-name="P4">
修改时间: 2023-06-14T20:19:27+03:00</text:p>
      <text:p text:style-name="P4">
描述: 在新的天然气季节，乌克兰提供了超过100亿立方米的地下燃气存储设施（PGS）和柔性的气体运输系统，该系统在PSG和欧洲边界之间提供了100多条运输路线。  - 乌克林。</text:p>
      <text:p text:style-name="P4">
图片: ['<text:a xlink:type="simple" xlink:href="https://static.ukrinform.com/photos/2023_06/thumb_files/630_360_1686763063-560.jpg" text:style-name="Internet_20_link" text:visited-style-name="Visited_20_Internet_20_Link">
630_360_16867...</text:a>
']</text:p>
      <text:p text:style-name="P4">
标签: ['Євросоюз', 'Газ', 'ГТС України']</text:p>
      <text:p text:style-name="P4">
类型: Article</text:p>
      <!--METADATA-->
      <text:p text:style-name="P4">
<draw:frame draw:style-name="fr1" draw:name="Image204" text:anchor-type="as-char" svg:width="6.9236in" svg:height="3.956343in" draw:z-index="0">
<draw:image xlink:href="../Images/yкринформ/2023-06-14T20-19-27-03-00/630_360_1686763063-560.jpg" xlink:type="simple" xlink:show="embed" xlink:actuate="onLoad" draw:mime-type="image/jpeg"/>
</draw:frame>
在新的天然气季节，乌克兰提供超过100亿立方米的地下煤气储藏设施(PSG)以及一个柔性的汽油运输系统，可在PGS和欧洲边界之间提供100多条运输路线。</text:p>
      <text:p text:style-name="P4">
根据乌克林福姆的说法，新闻服务报告<text:a xlink:type="simple" xlink:href="https://tsoua.com/news/ukrayinska-gts-zabezpechuye-ponad-100-marshrutiv-transportuvannya-mizh-psg-ukrayiny-ta-yevropejskymy-kordonamy-dmytro-lyppa/" text:style-name="Internet_20_link" text:visited-style-name="Visited_20_Internet_20_Link">
LLC“ GTSUKRAINE操作员”</text:a>
。</text:p>
      <text:p text:style-name="P4">
“我们已经分析了乌克兰存储设施和欧洲边界之间的各种天然气运输路线。 首席执行官Dmitry Lippa说：“通过PG和气体运输系统之间的大量连接以及每个相邻的GTS操作员的存在，都有大量的连接来确保每种路线的可靠性。”</text:p>
      <text:p text:style-name="P4">
他回忆说，在2022  -  2023年，OGTSU努力扩大跨境贸易的可能性。 这使得[乌克兰GTS]入口处现在每天提供540亿美元的保证能力(https://www.ukrinform.ua/tag-gts-ukraini)可用于在乌克兰存储中加油。</text:p>
      <text:p text:style-name="P4">
同时，可用于重新出口的输出超过2亿立方米。</text:p>
      <text:p text:style-name="P4">
乌克兰斯加兹在暖气季节的高峰时段有足够的能力选择大量气体。 现在，连接点相互交流点的能力现在能够每天进口数百万立方米的仪表，乌克兰特兰加兹(Ukrtransgaz)继续使客户有机会保持其海关仓库模式为1,095天，而无需支付税款和海关支付，”  - 增加乌克兰斯加兹。</text:p>
      <text:p text:style-name="P4">
<text:span text:style-name="T4">
另请阅读：</text:span>
 <text:a xlink:type="simple" xlink:href="https://www.ukrinform.ua/rubric-economy/3706319-operator-gts-sukae-novih-mozlivostej-transportuvanna-gazu.html" text:style-name="Internet_20_link" text:visited-style-name="Visited_20_Internet_20_Link">
操作员<text:span text:style-name="T4">
 gts </text:span>
寻找新的运输机会</text:a>
据报道，有限责任公司“乌克兰GTS的运营商”正在努力扩大乌克兰天然气运输基础设施吸引欧洲osers和开发可再生气体的能力。</text:p>
      <text:p text:style-name="P4">
<text:span text:style-name="T5">
foto：tsoua.com</text:span>
</text:p>
      <text:p text:style-name="P4">
News Source: <text:a xlink:type="simple" xlink:href="https://www.ukrinform.ua/rubric-economy/3722977-ukrainska-gts-zabezpecue-ponad-100-marsrutiv-transportuvanna-gazu-do-es.html" text:style-name="Internet_20_link" text:visited-style-name="Visited_20_Internet_20_Link">
https://www.ukrinform.ua/rubric-economy/3722977-ukrainska-gts-zabezpecue-ponad-100-marsrutiv-transportuvanna-gazu-do-es.html</text:a>
</text:p>
      <!--NEWS-->
      <text:h text:style-name="P10" text:outline-level="1">
<text:span text:style-name="T4">
由于希腊附近的船换而导致的死者数量增加到78人</text:span>
</text:h>
      <text:p text:style-name="P4">
作者: Ukrinform (Person)</text:p>
      <text:p text:style-name="P4">
出版商: Укринформ (Organization)</text:p>
      <text:p text:style-name="P4">
出版时间: 2023-06-14T20:24:25+03:00</text:p>
      <text:p text:style-name="P4">
修改时间: 2023-06-14T20:24:25+03:00</text:p>
      <text:p text:style-name="P4">
描述: 希腊海岸警卫队周三报道说，渔船坠机事故的死亡人数增加到78。  - 乌克林。</text:p>
      <text:p text:style-name="P4">
图片: ['<text:a xlink:type="simple" xlink:href="https://static.ukrinform.com/photos/2023_06/thumb_files/630_360_1686763372-296.jpg" text:style-name="Internet_20_link" text:visited-style-name="Visited_20_Internet_20_Link">
630_360_16867...</text:a>
']</text:p>
      <text:p text:style-name="P4">
标签: ['Греція', 'Мігранти', 'ООН']</text:p>
      <text:p text:style-name="P4">
类型: Article</text:p>
      <!--METADATA-->
      <text:p text:style-name="P4">
<draw:frame draw:style-name="fr1" draw:name="Image207" text:anchor-type="as-char" svg:width="6.9236in" svg:height="3.956343in" draw:z-index="0">
<draw:image xlink:href="../Images/yкринформ/2023-06-14T20-24-25-03-00/630_360_1686763372-296.jpg" xlink:type="simple" xlink:show="embed" xlink:actuate="onLoad" draw:mime-type="image/jpeg"/>
</draw:frame>
希腊的沿海保护周三报道说，由于里巴尔船坠毁，死亡人数增加到了78人。</text:p>
      <text:p text:style-name="P4">
正如乌克林福姆报道的那样，它报告了<text:a xlink:type="simple" xlink:href="https://www.dw.com/en/greece-says-78-dead-in-migrant-boat-sinking/a-65910893" text:style-name="Internet_20_link" text:visited-style-name="Visited_20_Internet_20_Link">
DW</text:a>
。</text:p>
      <text:p text:style-name="P4">
大规模的搜救行动始于周三的夜晚，在强风中，距离希腊南佩洛蓬尼斯的西南75公里，这是一艘渔船倾覆。 到托布鲁克(Tobruck)到意大利，从利比亚港口搬到意大利。</text:p>
      <text:p text:style-name="P4">
<text:span text:style-name="T4">
另请阅读：</text:span>
 [移民人数由于繁荣而死亡(https://www.ukrinform.ua/rubric-world/3722868-kilkist-zagiblih-migrantiv-unaslidok-perekidanna-covna-poblizu-grecii-zrosla-do-59-osib.html)地方当局最初报告了32人死亡，然后增加了这一图59.最终，事故导致的受害者人数增加到了78。</text:p>
      <text:p text:style-name="P4">
目前，已有104人被救出并送到希腊神秘主义者。 他们在救护车服务和联合国难民机构创建的避难所中收到了干衣和医疗服务。 四人患有体温过低的症状。</text:p>
      <text:p text:style-name="P4">
<text:span text:style-name="T4">
另请阅读：</text:span>
 <text:a xlink:type="simple" xlink:href="https://www.ukrinform.ua/rubric-world/3722724-u-grecii-perekinulosa-sudno-z-migrantami-17-zagiblih.html" text:style-name="Internet_20_link" text:visited-style-name="Visited_20_Internet_20_Link">
在<text:span text:style-name="T4">
希腊语</text:span>
它与移民的船只翻倒，17个Zagobs</text:a>
正如乌克林福姆(Ukrinform)报道的那样，一艘渔船的移民超越了希腊南部海岸。</text:p>
      <text:p text:style-name="P4">
照片：Argolikeseidhseis.gr</text:p>
      <text:p text:style-name="P4">
News Source: <text:a xlink:type="simple" xlink:href="https://www.ukrinform.ua/rubric-world/3722978-kilkist-zagiblih-migrantiv-unaslidok-perekidanna-covna-poblizu-grecii-zrosla-do-78-osib.html" text:style-name="Internet_20_link" text:visited-style-name="Visited_20_Internet_20_Link">
https://www.ukrinform.ua/rubric-world/3722978-kilkist-zagiblih-migrantiv-unaslidok-perekidanna-covna-poblizu-grecii-zrosla-do-78-osib.html</text:a>
</text:p>
      <!--NEWS-->
      <text:h text:style-name="P10" text:outline-level="1">
<text:span text:style-name="T4">
在意大利，告别了贝卢斯科尼的被告人</text:span>
</text:h>
      <text:p text:style-name="P4">
作者: Ukrinform (Person)</text:p>
      <text:p text:style-name="P4">
出版商: Укринформ (Organization)</text:p>
      <text:p text:style-name="P4">
出版时间: 2023-06-14T20:29:00+03:00</text:p>
      <text:p text:style-name="P4">
修改时间: 2023-06-14T20:29:00+03:00</text:p>
      <text:p text:style-name="P4">
描述: 意大利前总理西尔维奥·贝卢斯科尼（Silvio Berlusconi）周三因全国哀悼日而受到尊敬。 他的棺材被送往米兰大教堂的duomo大教堂。  - 乌克林。</text:p>
      <text:p text:style-name="P4">
图片: ['<text:a xlink:type="simple" xlink:href="https://static.ukrinform.com/photos/2020_09/thumb_files/630_360_1599207127-310.jpg" text:style-name="Internet_20_link" text:visited-style-name="Visited_20_Internet_20_Link">
630_360_15992...</text:a>
']</text:p>
      <text:p text:style-name="P4">
标签: ['Берлусконі', 'Італія', 'Прощання']</text:p>
      <text:p text:style-name="P4">
类型: Article</text:p>
      <!--METADATA-->
      <text:p text:style-name="P4">
<draw:frame draw:style-name="fr1" draw:name="Image208" text:anchor-type="as-char" svg:width="6.9236in" svg:height="3.956343in" draw:z-index="0">
<draw:image xlink:href="../Images/yкринформ/2023-06-14T20-29-00-03-00/630_360_1599207127-310.jpg" xlink:type="simple" xlink:show="embed" xlink:actuate="onLoad" draw:mime-type="image/jpeg"/>
</draw:frame>
意大利已故的西方总理西尔维奥·贝卢斯科尼(Silvio Berlusconi)在周三获得了全国两人的哀悼。 他的棺材被送往米兰大教堂(Duomo)举行州葬礼。</text:p>
      <text:p text:style-name="P4">
正如乌克林福姆报道的那样，它报告了<text:a xlink:type="simple" xlink:href="https://www.dw.com/en/former-italian-pm-silvio-berlusconi-laid-to-rest-at-state-funeral/a-65910988" text:style-name="Internet_20_link" text:visited-style-name="Visited_20_Internet_20_Link">
DW</text:a>
。</text:p>
      <text:p text:style-name="P4">
该出版物指出，在意大利，全国哀悼日是在意大利首次宣布的。 该决定是由政府做出的，其中包括已故总理“ Forza Italia”的刺绣党的成员，并鉴于贝卢斯科尼的丑闻政治生涯及其职业造成了一些能力。</text:p>
      <text:p text:style-name="P4">
在他的棺材从塔拉弗(Catafer)转移到大教堂的过程中，成千上万的人聚集在杜村大教堂附近，向贝卢森说再见。</text:p>
      <text:p text:style-name="P4">
<text:span text:style-name="T5">
照片：CNN</text:span>
</text:p>
      <text:p text:style-name="P4">
米兰·马里奥·德尔皮尼(Milan Mario Delpini)大主教在周三的告别演讲中也记得贝卢斯科尼(Berlusconi)的复杂遗产，称“有些人鼓掌他，安迪(Andi)，恨他”。</text:p>
      <text:p text:style-name="P4">
“但是在这一刻，告别和祈祷，我们对Sylvioberluson有什么看法？</text:p>
      <text:p text:style-name="P4">
贝卢斯科尼(Berlusconi)周一去世，享年86岁。 米兰是一个在1994年进入政治之前，他成为媒体巨头的城市。</text:p>
      <text:p text:style-name="P4">
正如乌克林福姆(Ukrinform(https://www.ukrinform.ua/rubric-world/3721678-pomer-berluskoni.html) .</text:p>
      <text:p text:style-name="P4">
News Source: <text:a xlink:type="simple" xlink:href="https://www.ukrinform.ua/rubric-world/3722980-v-italii-poprosalisa-z-ekspremerom-berluskoni.html" text:style-name="Internet_20_link" text:visited-style-name="Visited_20_Internet_20_Link">
https://www.ukrinform.ua/rubric-world/3722980-v-italii-poprosalisa-z-ekspremerom-berluskoni.html</text:a>
</text:p>
      <!--NEWS-->
      <text:h text:style-name="P10" text:outline-level="1">
<text:span text:style-name="T4">
里加市政厅已分配给乌克兰另外30万欧元的人道主义援助</text:span>
</text:h>
      <text:p text:style-name="P4">
作者: Ukrinform (Person)</text:p>
      <text:p text:style-name="P4">
出版商: Укринформ (Organization)</text:p>
      <text:p text:style-name="P4">
出版时间: 2023-06-14T20:48:51+03:00</text:p>
      <text:p text:style-name="P4">
修改时间: 2023-06-14T20:48:51+03:00</text:p>
      <text:p text:style-name="P4">
描述: 6月14日，里加市政厅对乌克兰的分配，Chernihiv和Kherson地区的分配做出了决定，30万欧元的财政援助。  - 乌克林。</text:p>
      <text:p text:style-name="P4">
图片: ['<text:a xlink:type="simple" xlink:href="https://static.ukrinform.com/photos/2023_06/thumb_files/630_360_1686764820-613.jpg" text:style-name="Internet_20_link" text:visited-style-name="Visited_20_Internet_20_Link">
630_360_16867...</text:a>
']</text:p>
      <text:p text:style-name="P4">
标签: ['Гуманітарна допомога', 'Латвія', 'Квадрига']</text:p>
      <text:p text:style-name="P4">
类型: Article</text:p>
      <!--METADATA-->
      <text:p text:style-name="P4">
<draw:frame draw:style-name="fr1" draw:name="Image210" text:anchor-type="as-char" svg:width="6.9236in" svg:height="3.956343in" draw:z-index="0">
<draw:image xlink:href="../Images/yкринформ/2023-06-14T20-48-51-03-00/630_360_1686764820-613.jpg" xlink:type="simple" xlink:show="embed" xlink:actuate="onLoad" draw:mime-type="image/jpeg"/>
</draw:frame>
6月14日，市政厅决定了乌克兰的分配，为Chernihiv Tacherson地区分配，30万欧元的财政援助。</text:p>
      <text:p text:style-name="P4">
关于IT报告乌克林福姆，参考<text:a xlink:type="simple" xlink:href="https://www.facebook.com/UKRinLatvia/posts/654489756711081" text:style-name="Internet_20_link" text:visited-style-name="Visited_20_Internet_20_Link">
Facebook</text:a>
乌克兰大使馆在拉脱维亚。</text:p>
      <text:p text:style-name="P4">
值得注意的是，计划将这笔款项的20万欧元定向维修庇护所，并在切尼希夫地区某些地区建造新的炸弹庇护所，以及为当地社区购买校车。</text:p>
      <text:p text:style-name="P4">
<text:span text:style-name="T4">
另请阅读：</text:span>
 [来自里加(Riga)派出车队<text:span text:style-name="T4">
 Humanita </text:span>
 Rhna和军事援助向乌克兰(https://www.ukrinform.ua/rubric-diaspora/3722890-z-rigi-vidpravili-konvoj-gumanitarnoi-i-vijskovoi-dopomogi-v-ukrainu.html)1万欧元将移交给拉脱维亚TEV协会，为卡霍夫斯卡水族公共大坝的俄罗斯武装部队的受害者的霍尔森地区的居民购买自由援助。</text:p>
      <text:p text:style-name="P4">
正如前一天报道的那样，拉脱维亚政府已决定赋予卡科霍夫卡水力发电站的毁灭后果，以授予超过45.3万欧元的卡科夫卡人道主义援助的人道主义援助。</text:p>
      <text:p text:style-name="P4">
News Source: <text:a xlink:type="simple" xlink:href="https://www.ukrinform.ua/rubric-society/3722984-meria-rigi-vidilila-ukraini-se-300-tisac-gumanitarnoi-dopomogi.html" text:style-name="Internet_20_link" text:visited-style-name="Visited_20_Internet_20_Link">
https://www.ukrinform.ua/rubric-society/3722984-meria-rigi-vidilila-ukraini-se-300-tisac-gumanitarnoi-dopomogi.html</text:a>
</text:p>
      <!--NEWS-->
      <text:h text:style-name="P10" text:outline-level="1">
<text:span text:style-name="T4">
Zelensky：为“口径”提供组件的每种方式都是加强俄罗斯联邦恐怖的方式</text:span>
</text:h>
      <text:p text:style-name="P4">
作者: Ukrinform (Person)</text:p>
      <text:p text:style-name="P4">
出版商: Укринформ (Organization)</text:p>
      <text:p text:style-name="P4">
出版时间: 2023-06-14T20:58:00+03:00</text:p>
      <text:p text:style-name="P4">
修改时间: 2023-06-14T23:58:00+03:00</text:p>
      <text:p text:style-name="P4">
描述: 来自其他国家，向俄罗斯提供了数十个口径成分，俄罗斯人在周三在敖德萨（Odessa）袭击了俄罗斯，每种这种供应道路都是加强俄罗斯恐怖的一种方式。  - 乌克林。</text:p>
      <text:p text:style-name="P4">
图片: ['<text:a xlink:type="simple" xlink:href="https://static.ukrinform.com/photos/2023_04/thumb_files/630_360_1682862659-378.jpeg" text:style-name="Internet_20_link" text:visited-style-name="Visited_20_Internet_20_Link">
630_360_16828...</text:a>
']</text:p>
      <text:p text:style-name="P4">
标签: ['Антиросійські санкції', 'Зеленський', 'Війна з Росією', 'ППО', 'Ракетний удар']</text:p>
      <text:p text:style-name="P4">
类型: Article</text:p>
      <!--METADATA-->
      <text:p text:style-name="P4">
<draw:frame draw:style-name="fr1" draw:name="Image211" text:anchor-type="as-char" svg:width="6.9236in" svg:height="3.956343in" draw:z-index="0">
<draw:image xlink:href="../Images/yкринформ/2023-06-14T20-58-00-03-00/630_360_1682862659-378.jpeg" xlink:type="simple" xlink:show="embed" xlink:actuate="onLoad" draw:mime-type="image/jpeg"/>
</draw:frame>
来自其他国家 /地区，向俄罗斯提供了数十个“口径”组件，这是俄罗斯在周三在敖德萨的火箭中风，每种供应途径都是特扎尔对俄罗斯恐怖的加强。</text:p>
      <text:p text:style-name="P4">
沃迪米尔Zelenskyy总统在晚上通知了这一点<text:a xlink:type="simple" xlink:href="https://www.youtube.com/watch" text:style-name="Internet_20_link" text:visited-style-name="Visited_20_Internet_20_Link">
视频消息</text:a>
，报道乌克林福姆。</text:p>
      <text:p text:style-name="P4">
<text:span text:style-name="T4">
 <text:span text:style-name="T5">
视频：</text:span>
 </text:span>
 <text:a xlink:type="simple" xlink:href="https://t.me/OP_UA/9725" text:style-name="Internet_20_link" text:visited-style-name="Visited_20_Internet_20_Link">
_ Popice总裁，Telegram_</text:a>
“我们继续与俄罗斯火箭生产的合作伙伴进行沟通。 如今，俄罗斯的非人类对敖德萨的另一个火箭发射器构成了“口径”。 这些“口径”的数十个组成部分位于俄罗斯。 显然，供应途径是加强恐怖的一种方式。”泽伦斯基说。</text:p>
      <text:p text:style-name="P4">
<text:span text:style-name="T4">
另请阅读：</text:span>
 <text:a xlink:type="simple" xlink:href="https://www.ukrinform.ua/rubric-ato/3722658-skilki-raket-kalibr-ta-h101-nini-klepae-oboronka-rf.html" text:style-name="Internet_20_link" text:visited-style-name="Visited_20_Internet_20_Link">
现在有多少机口径导弹和X-101铆接俄罗斯联邦的防御</text:a>
据他介绍，世界具有阻止所有类似途径的工具 - 来自俄罗斯导弹制造商使用组件的每个公司。</text:p>
      <text:p text:style-name="P4">
总统分别告知，不仅在星期三，而且在整个一周中，乌克兰当局正在为下周将在伦敦举行的乌克兰恢复会议做好准备。</text:p>
      <text:p text:style-name="P4">
“这将是一个重要的事件，非常有代表性，它将结合政治和商业努力，以恢复我们的国家和我们人民的正常生活。 乌克兰的关键原则是简单而公平的，即：乌克兰没有Rovins仍然存在。”  -  [Zelensky]说。(https://www.ukrinform.ua/tag-zelenskij)。</text:p>
      <text:p text:style-name="P4">
<text:span text:style-name="T4">
另请阅读：</text:span>
 <text:a xlink:type="simple" xlink:href="https://www.ukrinform.ua/rubric-ato/3722529-rf-prodovzue-otrimuvati-komponenti-dla-raket-navit-iz-krainpartneriv-ukraini-zelenskij.html" text:style-name="Internet_20_link" text:visited-style-name="Visited_20_Internet_20_Link">
RF继续收到火箭的组件，即使是乌克兰的乌克兰合作伙伴 -  Zelensky</text:a>
乌克兰国家负责人保证：“我们将重建一切，我们将恢复一切。”</text:p>
      <text:p text:style-name="P4">
“而且，我们已经确切地知道了什么时机和要击败俄罗斯侵略和我们的重建的步骤。 当废墟时，它不仅失去了侵略者，而且会失去侵略的想法。 这将是。” Zelensky说。</text:p>
      <text:p text:style-name="P4">
总统指出，乌克兰当局在为伦敦会议做准备时举行了长时间的准备会议。 据他介绍，所有必要的国家机构涉及不同的层次。<text:span text:style-name="T4">
另请阅读：</text:span>
 [Zelensky感谢联合探险队(https://www.ukrinform.ua/rubric-polytics/3722520-zelenskij-podakuvav-obednanim-ekspedicijnim-silam-za-posilenna-ukrainskoi-ppo.html)据报道，在6月14日晚上，俄罗斯占领军指挥了卡利布拉(Calibra)(https://www.ukrinform.ua/rubric-ato/3722550-vorog-atakuvav-odesu-kalibrami-usi-zbila-ppo.html)。 商业中心，教育机构，住房综合体，食品机构遭到损害。 三人被杀，13人受伤。</text:p>
      <text:p text:style-name="P4">
News Source: <text:a xlink:type="simple" xlink:href="https://www.ukrinform.ua/rubric-ato/3723023-zelenskij-kozen-slah-postacanna-komponentiv-dla-kalibriv-slah-posilenna-teroru-rf.html" text:style-name="Internet_20_link" text:visited-style-name="Visited_20_Internet_20_Link">
https://www.ukrinform.ua/rubric-ato/3723023-zelenskij-kozen-slah-postacanna-komponentiv-dla-kalibriv-slah-posilenna-teroru-rf.html</text:a>
</text:p>
      <!--NEWS-->
      <text:h text:style-name="P10" text:outline-level="1">
<text:span text:style-name="T4">
在切尔尼夫西（Chernivtsi），外科医生用自己的肋骨做了一个下巴病人</text:span>
</text:h>
      <text:p text:style-name="P4">
作者: Ukrinform (Person)</text:p>
      <text:p text:style-name="P4">
出版商: Укринформ (Organization)</text:p>
      <text:p text:style-name="P4">
出版时间: 2023-06-14T21:04:14+03:00</text:p>
      <text:p text:style-name="P4">
修改时间: 2023-06-14T21:04:14+03:00</text:p>
      <text:p text:style-name="P4">
描述: 在切尔尼维西（Chernivtsi），该地区医院的外科医生进行了独特的整容手术。 医生从自己的肋骨 - 乌克林形式使患者成为下颌的前部。</text:p>
      <text:p text:style-name="P4">
图片: ['<text:a xlink:type="simple" xlink:href="https://static.ukrinform.com/photos/2023_06/thumb_files/630_360_1686765622-559.jpg" text:style-name="Internet_20_link" text:visited-style-name="Visited_20_Internet_20_Link">
630_360_16867...</text:a>
']</text:p>
      <text:p text:style-name="P4">
标签: ['Операція', 'Лікарня', 'Чернівці', 'Пластична хірургія', 'Стоматологія']</text:p>
      <text:p text:style-name="P4">
类型: Article</text:p>
      <!--METADATA-->
      <text:p text:style-name="P4">
<draw:frame draw:style-name="fr1" draw:name="Image212" text:anchor-type="as-char" svg:width="6.9236in" svg:height="3.956343in" draw:z-index="0">
<draw:image xlink:href="../Images/yкринформ/2023-06-14T21-04-14-03-00/630_360_1686765622-559.jpg" xlink:type="simple" xlink:show="embed" xlink:actuate="onLoad" draw:mime-type="image/jpeg"/>
</draw:frame>
区域医院的外科医生进行了独特的整容手术。</text:p>
      <text:p text:style-name="P4">
在<text:a xlink:type="simple" xlink:href="https://www.facebook.com/oklchernivtsi/posts/pfbid0sHdBMBTVGV3TqkivxKSzsb8Jou4RzUtEwd28DVDUBuF23q7VJaJxDhKWtnQMLpeSl" text:style-name="Internet_20_link" text:visited-style-name="Visited_20_Internet_20_Link">
Facebook</text:a>
乌克林福姆报道，切尔尼维西地区临床医院报告。</text:p>
      <text:p text:style-name="P4">
“切尔尼维西地区医院的外科医生使该患者从他自己的肋骨上开始了新的下颚。在OKNP“ Chernivtsi Regional Clinical Clinical Hospital Hospital” [外科医生]中进行了独特的重建式整容手术。(https://www.ukrinform.ua/tag-likari) - 神学家和胸外科医师”， - 信息中。</text:p>
      <text:p text:style-name="P4">
那里注意到病人(由于受伤)没有前颚。 该手术分为两个阶段。 最初，医生删除了患者的边缘。 然后，牙医从他身上对植入物的尺寸和形状进行了建模，并将其安装在缺失的精神下巴的位置上，并用特殊的盘子和螺丝固定。</text:p>
      <text:p text:style-name="P4">
<text:span text:style-name="T4">
另请阅读：</text:span>
 <text:a xlink:type="simple" xlink:href="https://www.ukrinform.ua/rubric-society/3721928-persij-v-ukraini-pacient-iz-vzivlenimi-u-kistki-protezami-pocav-hoditi.html" text:style-name="Internet_20_link" text:visited-style-name="Visited_20_Internet_20_Link">
乌克兰的第一位曾经走路的假肢的患者</text:a>
“在手术准备过程中，牙医说，要结束下颌骨的缺陷，骨骼的碎片不少于7厘米。最佳植入的最佳植入是由边缘确定的，因为它最适合和结构。对于患者的身体。</text:p>
      <text:p text:style-name="P4">
根据牙医的说法，Mykola Tokar收到了肋骨后，他的医疗植入物是由所需的形状制成的，并关闭了上颌前部的缺陷。 不久，病人已经站起来了。<text:span text:style-name="T4">
另请阅读：</text:span>
 <text:a xlink:type="simple" xlink:href="https://www.ukrinform.ua/rubric-regions/3719525-u-lvivskomu-ohmatditi-zapocatkuvali-programu-zi-vstanovlenna-sluhovih-implantiv-ditam.html" text:style-name="Internet_20_link" text:visited-style-name="Visited_20_Internet_20_Link">
在Lviv Okhmatdita中，启动了一个针对儿童的听觉植入程序的程序</text:a>
切尔尼维西地区医院报告说，第一次进行如此高水平的运作。</text:p>
      <text:p text:style-name="P4">
<text:span text:style-name="T5">
foto：OKNP“ Chernivtsi区域临床医院”，Facebook</text:span>
</text:p>
      <text:p text:style-name="P4">
News Source: <text:a xlink:type="simple" xlink:href="https://www.ukrinform.ua/rubric-regions/3722988-u-cernivcah-hirurgi-zrobili-pacientu-selepu-z-jogo-vlasnogo-rebra.html" text:style-name="Internet_20_link" text:visited-style-name="Visited_20_Internet_20_Link">
https://www.ukrinform.ua/rubric-regions/3722988-u-cernivcah-hirurgi-zrobili-pacientu-selepu-z-jogo-vlasnogo-rebra.html</text:a>
</text:p>
      <!--NEWS-->
      <text:h text:style-name="P10" text:outline-level="1">
<text:span text:style-name="T4">
库布拉科夫（Kubrakov）在华沙与波兰业务讨论了乌克兰重建的问题</text:span>
</text:h>
      <text:p text:style-name="P4">
作者: Ukrinform (Person)</text:p>
      <text:p text:style-name="P4">
出版商: Укринформ (Organization)</text:p>
      <text:p text:style-name="P4">
出版时间: 2023-06-14T21:08:56+03:00</text:p>
      <text:p text:style-name="P4">
修改时间: 2023-06-14T21:08:56+03:00</text:p>
      <text:p text:style-name="P4">
描述: Viceremier-Minister用于社区，领土和基础设施发展的恢复工作，亚历山大·库布拉科夫（Alexander Kubrakov）讨论了波兰公司在华沙参与华沙的参与。  - 乌克林。</text:p>
      <text:p text:style-name="P4">
图片: ['<text:a xlink:type="simple" xlink:href="https://static.ukrinform.com/photos/2023_03/thumb_files/630_360_1677948452-275.jpg" text:style-name="Internet_20_link" text:visited-style-name="Visited_20_Internet_20_Link">
630_360_16779...</text:a>
']</text:p>
      <text:p text:style-name="P4">
标签: ['Польща', 'Кубраков', 'Відбудова']</text:p>
      <text:p text:style-name="P4">
类型: Article</text:p>
      <!--METADATA-->
      <text:p text:style-name="P4">
<draw:frame draw:style-name="fr1" draw:name="Image213" text:anchor-type="as-char" svg:width="6.9236in" svg:height="3.956343in" draw:z-index="0">
<draw:image xlink:href="../Images/yкринформ/2023-06-14T21-08-56-03-00/630_360_1677948452-275.jpg" xlink:type="simple" xlink:show="embed" xlink:actuate="onLoad" draw:mime-type="image/jpeg"/>
</draw:frame>
社区发展恢复少量的替代人士，亚历山大·库布拉科夫(Alexander Kubrakov)的领土，讨论了波兰公司参与华沙参与乌克兰重建的参与。</text:p>
      <text:p text:style-name="P4">
乌克林福姆报告说，这是波兰政府在Yadvig Emilevich开发领域的波兰 - 乌克兰合作授权的PAP的评论中指出的，(https://www.pb.pl/emilewicz-dzis-spotkanie-m-in-pfr-kuke-zpp-z-ukrainskim-wicepremierem-kubrakowem-1187988)。</text:p>
      <text:p text:style-name="P4">
“今天，我们在总理办公室与乌克兰亚历山大·库布拉科夫(Alexander Kubrakov)的Viceremer-Minister举行了一次会议。 就乌克兰的重建而言，这一点很重要。” Emilevich说。</text:p>
      <text:p text:style-name="P4">
*!(https://www.ukrinform.ua/rubric-regions/3722719-kubrakov-zaklikae-gromadi-fiksuvati-zbitki-vid-pidrivu-kahovskoi-ges-dla-otrimanna-reparacij.html)据她说，这是波兰企业家在高水平上宣布愿意重建乌克兰的机会的机会，同时也传达了d -kukrainian的商业期望方面。</text:p>
      <text:p text:style-name="P4">
根据埃米尔维奇(Emilevich)的说法，会议的政治部分将首次举行，乌克兰代表团将与波兰机构和商业环境的代表，尤其是出口信用保险公司，国民经济银行，波兰发展基金，尤其波兰投资和贸易机构，以及乌克兰的工会企业家和波兰 - 乌克兰商业商会。</text:p>
      <text:p text:style-name="P4">
<text:span text:style-name="T4">
另请阅读：</text:span>
 <text:a xlink:type="simple" xlink:href="https://www.ukrinform.ua/rubric-vidbudova/3722946-polsa-dopomoze-vidbuduvati-pidtoplene-selo-ingulec-na-hersonsini.html" text:style-name="Internet_20_link" text:visited-style-name="Visited_20_Internet_20_Link">
<text:span text:style-name="T4">
波兰</text:span>
，并将有助于重建被洪水淹没的Inguletsna Kherson地区</text:a>
众所周知，大约有1.7万个波兰公司有各种各样的愿望参加乌克兰战后重建。</text:p>
      <text:p text:style-name="P4">
News Source: <text:a xlink:type="simple" xlink:href="https://www.ukrinform.ua/rubric-vidbudova/3722989-kubrakov-obgovorue-z-polskim-biznesom-u-varsavi-pitanna-vidbudovi-ukraini.html" text:style-name="Internet_20_link" text:visited-style-name="Visited_20_Internet_20_Link">
https://www.ukrinform.ua/rubric-vidbudova/3722989-kubrakov-obgovorue-z-polskim-biznesom-u-varsavi-pitanna-vidbudovi-ukraini.html</text:a>
</text:p>
      <!--NEWS-->
      <text:h text:style-name="P10" text:outline-level="1">
<text:span text:style-name="T4">
俄罗斯人解雇了赫森，受伤了两名志愿者</text:span>
</text:h>
      <text:p text:style-name="P4">
作者: Ukrinform (Person)</text:p>
      <text:p text:style-name="P4">
出版商: Укринформ (Organization)</text:p>
      <text:p text:style-name="P4">
出版时间: 2023-06-14T21:14:54+03:00</text:p>
      <text:p text:style-name="P4">
修改时间: 2023-06-14T21:14:54+03:00</text:p>
      <text:p text:style-name="P4">
描述: 6月14日晚上，俄罗斯军队再次向赫尔森开火，伤害了两名协助撤离平民的志愿者。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Херсонщина', 'Обстріл', 'Війна з Росією']</text:p>
      <text:p text:style-name="P4">
类型: Article</text:p>
      <!--METADATA-->
      <text:p text:style-name="P4">
<draw:frame draw:style-name="fr1" draw:name="Image214" text:anchor-type="as-char" svg:width="6.9236in" svg:height="3.956343in" draw:z-index="0">
<draw:image xlink:href="../Images/yкринформ/2023-06-14T21-14-54-03-00/630_360_1538997483-946.jpg" xlink:type="simple" xlink:show="embed" xlink:actuate="onLoad" draw:mime-type="image/jpeg"/>
</draw:frame>
6月14日晚上，卢斯基卡(Ruskivska)于6月14日向赫尔森(Kherson)开枪，炸伤了两名协助撤离平民的志愿者。</text:p>
      <text:p text:style-name="P4">
根据乌克林福姆的说法，检察官办公室在[电报]中报道(https://t.me/pgo_gov_ua/13361)。</text:p>
      <text:p text:style-name="P4">
在违反了战争的法律和习俗之后(艺术的第1部分。 乌克兰《刑法》的438)刑事诉讼，预审调查。</text:p>
      <text:p text:style-name="P4">
<text:span text:style-name="T4">
另请阅读：</text:span>
 <text:a xlink:type="simple" xlink:href="https://www.ukrinform.ua/rubric-vidbudova/3722946-polsa-dopomoze-vidbuduvati-pidtoplene-selo-ingulec-na-hersonsini.html" text:style-name="Internet_20_link" text:visited-style-name="Visited_20_Internet_20_Link">
波兰将有助于在<text:span text:style-name="T4">
 kherson上重建被洪水淹没的村庄</text:span>
 Zhni</text:a>
已经确定敌对的炮击发生在6月14日星期三下午18:50左右。 遗嘱数据，入侵者使用了迫击炮。</text:p>
      <text:p text:style-name="P4">
包括外国人在内的两名志愿者因敌对大火而受到损害的基础设施伤害。</text:p>
      <text:p text:style-name="P4">
正在采取优先措施记录俄罗斯犯罪。</text:p>
      <text:p text:style-name="P4">
*!(https://www.ukrinform.ua/rubric-regions/3722929-na-hersonsinu-vidpravili-gumanitarnu-dopomogu-z-sesti-oblastej-ta-kievaa.html)据乌克林福姆报道，俄罗斯入侵者在俄罗斯侵略者中被赫森地区开除了57次，杀死了平民。 特别是，Khersonuvoroh发布了17个壳。</text:p>
      <text:p text:style-name="P4">
News Source: <text:a xlink:type="simple" xlink:href="https://www.ukrinform.ua/rubric-ato/3722991-rosiani-obstrilali-herson-poraneni-dvoe-volonteriv.html" text:style-name="Internet_20_link" text:visited-style-name="Visited_20_Internet_20_Link">
https://www.ukrinform.ua/rubric-ato/3722991-rosiani-obstrilali-herson-poraneni-dvoe-volonteriv.html</text:a>
</text:p>
      <!--NEWS-->
      <text:h text:style-name="P10" text:outline-level="1">
<text:span text:style-name="T4">
在拉脱维亚，对1941年苏联驱逐出境的受害者的记忆得到了尊重</text:span>
</text:h>
      <text:p text:style-name="P4">
作者: Ukrinform (Person)</text:p>
      <text:p text:style-name="P4">
出版商: Укринформ (Organization)</text:p>
      <text:p text:style-name="P4">
出版时间: 2023-06-14T21:25:00+03:00</text:p>
      <text:p text:style-name="P4">
修改时间: 2023-06-14T21:25:00+03:00</text:p>
      <text:p text:style-name="P4">
描述: 6月14日，星期三，在纪念共产主义恐怖受害者的那天，拉脱维亚有事件，这将纪念1941年驱逐出境的受害者。 除其他外，乌克兰侨民的代表参加了其中。  - 乌克林。</text:p>
      <text:p text:style-name="P4">
图片: ['<text:a xlink:type="simple" xlink:href="https://static.ukrinform.com/photos/2023_06/thumb_files/630_360_1686767046-220.png" text:style-name="Internet_20_link" text:visited-style-name="Visited_20_Internet_20_Link">
630_360_16867...</text:a>
', '<text:a xlink:type="simple" xlink:href="https://static.ukrinform.com/photos/2023_06/1686767063-948.png" text:style-name="Internet_20_link" text:visited-style-name="Visited_20_Internet_20_Link">
1686767063-94...</text:a>
', '<text:a xlink:type="simple" xlink:href="https://static.ukrinform.com/photos/2023_06/1686767081-921.png" text:style-name="Internet_20_link" text:visited-style-name="Visited_20_Internet_20_Link">
1686767081-92...</text:a>
', '<text:a xlink:type="simple" xlink:href="https://static.ukrinform.com/photos/2023_06/1686767101-145.png" text:style-name="Internet_20_link" text:visited-style-name="Visited_20_Internet_20_Link">
1686767101-14...</text:a>
']</text:p>
      <text:p text:style-name="P4">
标签: ['Депортація', 'Діаспора', 'Латвія', 'Комуністична партія']</text:p>
      <text:p text:style-name="P4">
类型: Article</text:p>
      <!--METADATA-->
      <text:p text:style-name="P4">
<draw:frame draw:style-name="fr1" draw:name="Image215" text:anchor-type="as-char" svg:width="6.9236in" svg:height="3.956343in" draw:z-index="0">
<draw:image xlink:href="../Images/yкринформ/2023-06-14T21-25-00-03-00/630_360_1686767046-220.png" xlink:type="simple" xlink:show="embed" xlink:actuate="onLoad" draw:mime-type="image/png"/>
</draw:frame>
6月14日，星期三，在纪念共产主义恐怖受害者的那天，在拉脱维亚，有大小纪念1941年驱逐出境的受害者。 除其他外，乌克兰侨民的代表带走了其中一些。</text:p>
      <text:p text:style-name="P4">
这是乌克利福通讯员的报道。</text:p>
      <text:p text:style-name="P4">
<draw:frame draw:style-name="fr1" draw:name="Image216" text:anchor-type="as-char" svg:width="6.9236in" svg:height="4.615733in" draw:z-index="0">
<draw:image xlink:href="../Images/yкринформ/2023-06-14T21-25-00-03-00/1686767063-948.png" xlink:type="simple" xlink:show="embed" xlink:actuate="onLoad" draw:mime-type="image/png"/>
</draw:frame>
中午，在纪念馆的纪念馆举行了纪念活动。 该州的第一个人，包括埃吉尔斯·李维斯(Egils Levis)的总统，政治上受压抑的拉脱维亚协会以及所有是乌克兰社区代表的人都参加了。</text:p>
      <text:p text:style-name="P4">
在纪念共产主义恐怖的受害者的记忆之后，鲜花躺着。 之后，从拉脱维亚博物馆到自由广场的传统年度课程。 这次，课程伴随着维尔基(Vilki)。这些鲜花也放在自由纪念碑上。</text:p>
      <text:p text:style-name="P4">
<draw:frame draw:style-name="fr1" draw:name="Image217" text:anchor-type="as-char" svg:width="6.9236in" svg:height="4.660609in" draw:z-index="0">
<draw:image xlink:href="../Images/yкринформ/2023-06-14T21-25-00-03-00/1686767081-921.png" xlink:type="simple" xlink:show="embed" xlink:actuate="onLoad" draw:mime-type="image/png"/>
</draw:frame>
为了纪念共产党措施受害者的各种令人难忘的措施将全天在里加以及其他城市和定居点进行。</text:p>
      <text:p text:style-name="P4">
1941年6月14日晚上，苏联的Usibirsk，Usibirsk，远东和北部地区的拉脱维亚居民大规模驱逐出境。 根据拉脱维亚州立档案馆的说法，驱逐出境一直持续到6月21日，拉脱维亚损失了超过15,425名居民，包括拉脱维亚人，犹太人，俄罗斯人，包括3751名16岁以下的儿童。</text:p>
      <text:p text:style-name="P4">
<draw:frame draw:style-name="fr1" draw:name="Image218" text:anchor-type="as-char" svg:width="6.9236in" svg:height="3.89773in" draw:z-index="0">
<draw:image xlink:href="../Images/yкринформ/2023-06-14T21-25-00-03-00/1686767101-145.png" xlink:type="simple" xlink:show="embed" xlink:actuate="onLoad" draw:mime-type="image/png"/>
</draw:frame>
大约相同的条款，其他国家和该地区的驱逐出境被苏联 - 立陶宛，爱沙尼亚，摩尔多瓦，乌克兰西部和西部白俄罗斯捕获。</text:p>
      <text:p text:style-name="P4">
我们将于6月13日在拉脱维亚首都提醒<text:a xlink:type="simple" xlink:href="https://www.ukrinform.ua/rubric-diaspora/3722890-z-rigi-vidpravili-konvoj-gumanitarnoi-i-vijskovoi-dopomogi-v-ukrainu.html" text:style-name="Internet_20_link" text:visited-style-name="Visited_20_Internet_20_Link">
发生</text:a>
乌克兰在乌克兰的援助车队与人道主义和军事物品的另一个援助仪式是由乌克兰人拉脱维亚“ Viche”准备的。</text:p>
      <text:p text:style-name="P4">
<text:span text:style-name="T5">
foto：总统拉脱维亚总统Tatiana Lazda</text:span>
 Facebook</text:p>
      <text:p text:style-name="P4">
News Source: <text:a xlink:type="simple" xlink:href="https://www.ukrinform.ua/rubric-diaspora/3722993-u-latvii-vsanuvali-pamat-zertv-radanskoi-deportacii-1941-roku.html" text:style-name="Internet_20_link" text:visited-style-name="Visited_20_Internet_20_Link">
https://www.ukrinform.ua/rubric-diaspora/3722993-u-latvii-vsanuvali-pamat-zertv-radanskoi-deportacii-1941-roku.html</text:a>
</text:p>
      <!--NEWS-->
      <text:h text:style-name="P10" text:outline-level="1">
<text:span text:style-name="T4">
俄罗斯黑客袭击了公共场所</text:span>
</text:h>
      <text:p text:style-name="P4">
作者: Ukrinform (Person)</text:p>
      <text:p text:style-name="P4">
出版商: Укринформ (Organization)</text:p>
      <text:p text:style-name="P4">
出版时间: 2023-06-14T21:32:00+03:00</text:p>
      <text:p text:style-name="P4">
修改时间: 2023-06-14T21:32:00+03:00</text:p>
      <text:p text:style-name="P4">
描述: 公共场所遭受了黑客袭击，俄罗斯组织“ Sunphen”的黑客对此负责。  - 乌克林。</text:p>
      <text:p text:style-name="P4">
图片: ['<text:a xlink:type="simple" xlink:href="https://static.ukrinform.com/photos/2019_12/thumb_files/630_360_1575637264-429.jpg" text:style-name="Internet_20_link" text:visited-style-name="Visited_20_Internet_20_Link">
630_360_15756...</text:a>
']</text:p>
      <text:p text:style-name="P4">
标签: ['Кібератака', 'Суспільне мовлення', 'Хакери']</text:p>
      <text:p text:style-name="P4">
类型: Article</text:p>
      <!--METADATA-->
      <text:p text:style-name="P4">
<draw:frame draw:style-name="fr1" draw:name="Image219" text:anchor-type="as-char" svg:width="6.9236in" svg:height="3.956343in" draw:z-index="0">
<draw:image xlink:href="../Images/yкринформ/2023-06-14T21-32-00-03-00/630_360_1575637264-429.jpg" xlink:type="simple" xlink:show="embed" xlink:actuate="onLoad" draw:mime-type="image/jpeg"/>
</draw:frame>
社会攻击的场所被吸引了，对此的责任是俄罗斯组织“ Sunphen”所承担的。</text:p>
      <text:p text:style-name="P4">
根据乌克林福姆的说法，这报告了<text:a xlink:type="simple" xlink:href="https://suspilne.media/amp/507837-hakeri-atakuvali-sajti-suspilnogo/" text:style-name="Internet_20_link" text:visited-style-name="Visited_20_Internet_20_Link">
公共</text:a>
.</text:p>
      <text:p text:style-name="P4">
"Частина наших сайтів тимчасово не працює. Ми вирішуємо проблему. Водночас усіплатформи Суспільне Новини, зокрема сайт suspilne.media, працюютьбезперебійно", — ідеться у повідомленні.</text:p>
      <text:p text:style-name="P4">
<text:span text:style-name="T4">
Читайте також:</text:span>
 <text:a xlink:type="simple" xlink:href="https://www.ukrinform.ua/rubric-technology/3722731-prorosijski-hakeri-atakuvali-sajt-najbilsogo-v-evropi-portu-rotterdama.html" text:style-name="Internet_20_link" text:visited-style-name="Visited_20_Internet_20_Link">
 Проросійські <text:span text:style-name="T4">
хакер</text:span>
 и атакували сайт найбільшого вЄвропі порту Роттердама </text:a>
根据乌克林福姆的说法，在国家秘书处，有人指出，在网络空间中，有与传统战场相同的策略 - 试图附上平民基础设施。</text:p>
      <text:p text:style-name="P4">
News Source: <text:a xlink:type="simple" xlink:href="https://www.ukrinform.ua/rubric-society/3722997-rosijski-hakeri-atakuvali-sajti-suspilnogo.html" text:style-name="Internet_20_link" text:visited-style-name="Visited_20_Internet_20_Link">
https://www.ukrinform.ua/rubric-society/3722997-rosijski-hakeri-atakuvali-sajti-suspilnogo.html</text:a>
</text:p>
      <!--NEWS-->
      <text:h text:style-name="P10" text:outline-level="1">
<text:span text:style-name="T4">
在以色列介绍了超声拦截系统的第一个</text:span>
</text:h>
      <text:p text:style-name="P4">
作者: Ukrinform (Person)</text:p>
      <text:p text:style-name="P4">
出版商: Укринформ (Organization)</text:p>
      <text:p text:style-name="P4">
出版时间: 2023-06-14T21:40:00+03:00</text:p>
      <text:p text:style-name="P4">
修改时间: 2023-06-14T21:40:00+03:00</text:p>
      <text:p text:style-name="P4">
描述: 以色列国防承包商拉斐尔（Rafael）宣布开发第一个高音拦截系统。  - 乌克林。</text:p>
      <text:p text:style-name="P4">
图片: ['<text:a xlink:type="simple" xlink:href="https://static.ukrinform.com/photos/2023_06/thumb_files/630_360_1686768006-140.jpg" text:style-name="Internet_20_link" text:visited-style-name="Visited_20_Internet_20_Link">
630_360_16867...</text:a>
']</text:p>
      <text:p text:style-name="P4">
标签: ['Ізраїль', 'Перехоплення', 'Ракета', 'ППО']</text:p>
      <text:p text:style-name="P4">
类型: Article</text:p>
      <!--METADATA-->
      <text:p text:style-name="P4">
<draw:frame draw:style-name="fr1" draw:name="Image220" text:anchor-type="as-char" svg:width="6.9236in" svg:height="3.956343in" draw:z-index="0">
<draw:image xlink:href="../Images/yкринформ/2023-06-14T21-40-00-03-00/630_360_1686768006-140.jpg" xlink:type="simple" xlink:show="embed" xlink:actuate="onLoad" draw:mime-type="image/jpeg"/>
</draw:frame>
以色列国防承包商拉斐尔(Rafael)以自己的方式宣布了第一个高音拦截系统的发展。</text:p>
      <text:p text:style-name="P4">
根据乌克林福姆的报道，它报告了<text:a xlink:type="simple" xlink:href="https://www.timesofisrael.com/defense-tech-firm-rafael-creates-first-ever-hypersonic-interceptor/" text:style-name="Internet_20_link" text:visited-style-name="Visited_20_Internet_20_Link">
以色列时报</text:a>
。</text:p>
      <text:p text:style-name="P4">
据该公司称，已经开发了三年的天空声音拦截器将于下周在巴黎空军展出。</text:p>
      <text:p text:style-name="P4">
拉斐尔(Rafael)代表说，该公司直到最近才收到国防部以演示该系统。</text:p>
      <text:p text:style-name="P4">
<text:span text:style-name="T4">
另请阅读：</text:span>
 <text:a xlink:type="simple" xlink:href="https://www.ukrinform.ua/rubric-ato/3722155-ukraina-posilue-virobnictvo-udarnih-bezpilotnikiv-ignat.html" text:style-name="Internet_20_link" text:visited-style-name="Visited_20_Internet_20_Link">
乌克兰增强了打击乐器的生产 -  <text:span text:style-name="T4">
 Ignati </text:span>
</text:a>
该公司表示，Sky Sonic“是高超声原型防御的一项巨大技术上的巨大技术”。</text:p>
      <text:p text:style-name="P4">
当火箭准备好使用时，该公司无法命名截止日期，但据报道，第一次测试飞行将在不久的将来进行。</text:p>
      <text:p text:style-name="P4">
拉斐尔被认为是主要军事承包商之一<text:a xlink:type="simple" xlink:href="https://www.ukrinform.ua/tag-izrail" text:style-name="Internet_20_link" text:visited-style-name="Visited_20_Internet_20_Link">
以色列</text:a>
，这有助于开发该国的一些武器，包括铁穹顶的防空系统和尖峰精确的火箭。</text:p>
      <text:p text:style-name="P4">
<text:span text:style-name="T4">
另请阅读：</text:span>
 <text:a xlink:type="simple" xlink:href="https://www.ukrinform.ua/rubric-technology/3718946-iran-predstaviv-svou-persu-giperzvukovu-balisticnu-raketu.html" text:style-name="Internet_20_link" text:visited-style-name="Visited_20_Internet_20_Link">
伊朗提出了第一个<text:span text:style-name="T4">
 Hypersonic </text:span>
弹道泵</text:a>
目前，该公司还正在开发强大的激光铁非(铁束)在战斗火箭攻击中称为“游戏规则的变化”。</text:p>
      <text:p text:style-name="P4">
根据乌克林福姆的说法，在伊朗，正式仪式提出了最新的law仪导弹“ horremshshr-4”或“ Heibar”。</text:p>
      <text:p text:style-name="P4">
<text:span text:style-name="T5">
foto：rafael</text:span>
</text:p>
      <text:p text:style-name="P4">
News Source: <text:a xlink:type="simple" xlink:href="https://www.ukrinform.ua/rubric-technology/3722998-v-izraili-predstavili-persu-u-svoemu-rodi-sistemu-giperzvukovogo-perehoplenna.html" text:style-name="Internet_20_link" text:visited-style-name="Visited_20_Internet_20_Link">
https://www.ukrinform.ua/rubric-technology/3722998-v-izraili-predstavili-persu-u-svoemu-rodi-sistemu-giperzvukovogo-perehoplenna.html</text:a>
</text:p>
      <!--NEWS-->
      <text:h text:style-name="P10" text:outline-level="1">
<text:span text:style-name="T4">
乌克兰的男性国家队在排球的黄金欧洲队赢得了比利时的比利时</text:span>
</text:h>
      <text:p text:style-name="P4">
作者: Ukrinform (Person)</text:p>
      <text:p text:style-name="P4">
出版商: Укринформ (Organization)</text:p>
      <text:p text:style-name="P4">
出版时间: 2023-06-14T21:46:11+03:00</text:p>
      <text:p text:style-name="P4">
修改时间: 2023-06-14T21:46:11+03:00</text:p>
      <text:p text:style-name="P4">
描述: 乌克兰人领导该小组。  - 乌克林。</text:p>
      <text:p text:style-name="P4">
图片: ['<text:a xlink:type="simple" xlink:href="https://static.ukrinform.com/photos/2023_06/thumb_files/630_360_1686768305-275.jpeg" text:style-name="Internet_20_link" text:visited-style-name="Visited_20_Internet_20_Link">
630_360_16867...</text:a>
']</text:p>
      <text:p text:style-name="P4">
标签: ['Євроліга', 'Волейбол']</text:p>
      <text:p text:style-name="P4">
类型: Article</text:p>
      <!--METADATA-->
      <text:p text:style-name="P4">
<draw:frame draw:style-name="fr1" draw:name="Image221" text:anchor-type="as-char" svg:width="6.9236in" svg:height="3.956343in" draw:z-index="0">
<draw:image xlink:href="../Images/yкринформ/2023-06-14T21-46-11-03-00/630_360_1686768305-275.jpeg" xlink:type="simple" xlink:show="embed" xlink:actuate="onLoad" draw:mime-type="image/jpeg"/>
</draw:frame>
乌克兰人是一个团体。</text:p>
      <text:p text:style-name="P4">
乌克林福姆报道，乌克兰的男子排球队在20123年黄金欧洲集团录像带的第五轮比赛中击败了比利时。</text:p>
      <text:p text:style-name="P4">
蓝色和黄色在三盘25：21、25：14和25:13中自信地赢得了胜利。</text:p>
      <text:p text:style-name="P4">
乌克兰队在比赛的小组赛阶段连续赢得了第五次胜利。</text:p>
      <text:p text:style-name="P4">
我们将提醒我们，乌克兰男子国家队在最后一轮击败克罗地亚后进入了四个古尔德欧洲下午的决赛。</text:p>
      <text:p text:style-name="P4">
同样在2023年黄金Eurolege-2023的比赛中，Ugis Krastinshashashazla击败了马其顿北部，克罗地亚和比利时。</text:p>
      <text:p text:style-name="P4">
<text:span text:style-name="T4">
另请阅读：</text:span>
 <text:a xlink:type="simple" xlink:href="https://www.ukrinform.ua/rubric-sports/3722973-zinoca-zbirna-ukraini-peremogla-franciu-v-zolotij-evrolizi-z-volejbolu.html" text:style-name="Internet_20_link" text:visited-style-name="Visited_20_Internet_20_Link">
乌克兰妇女国家队与<text:span text:style-name="T4">
排球赢得了法国的戈德努里症</text:span>
 U</text:a>
在下一场比赛中，乌克兰国家队将于6月18日与北马其顿比赛。</text:p>
      <text:p text:style-name="P4">
照片：cev.eu</text:p>
      <text:p text:style-name="P4">
News Source: <text:a xlink:type="simple" xlink:href="https://www.ukrinform.ua/rubric-sports/3723000-colovica-zbirna-ukraini-peremogla-belgiu-v-zolotij-evrolizi-z-volejbolu.html" text:style-name="Internet_20_link" text:visited-style-name="Visited_20_Internet_20_Link">
https://www.ukrinform.ua/rubric-sports/3723000-colovica-zbirna-ukraini-peremogla-belgiu-v-zolotij-evrolizi-z-volejbolu.html</text:a>
</text:p>
      <!--NEWS-->
      <text:h text:style-name="P10" text:outline-level="1">
<text:span text:style-name="T4">
Khmelnitsky“ Podillya”将恢复其参与乌克兰第一联盟</text:span>
</text:h>
      <text:p text:style-name="P4">
作者: Ukrinform (Person)</text:p>
      <text:p text:style-name="P4">
出版商: Укринформ (Organization)</text:p>
      <text:p text:style-name="P4">
出版时间: 2023-06-14T21:55:09+03:00</text:p>
      <text:p text:style-name="P4">
修改时间: 2023-06-14T21:55:09+03:00</text:p>
      <text:p text:style-name="P4">
描述: 新的体育训练教练将加入团队。  - 乌克林。</text:p>
      <text:p text:style-name="P4">
图片: ['<text:a xlink:type="simple" xlink:href="https://static.ukrinform.com/photos/2023_06/thumb_files/630_360_1686768736-382.jpg" text:style-name="Internet_20_link" text:visited-style-name="Visited_20_Internet_20_Link">
630_360_16867...</text:a>
']</text:p>
      <text:p text:style-name="P4">
标签: ['Футбол', 'перша ліга']</text:p>
      <text:p text:style-name="P4">
类型: Article</text:p>
      <!--METADATA-->
      <text:p text:style-name="P4">
<draw:frame draw:style-name="fr1" draw:name="Image222" text:anchor-type="as-char" svg:width="6.9236in" svg:height="3.956343in" draw:z-index="0">
<draw:image xlink:href="../Images/yкринформ/2023-06-14T21-55-09-03-00/630_360_1686768736-382.jpg" xlink:type="simple" xlink:show="embed" xlink:actuate="onLoad" draw:mime-type="image/jpeg"/>
</draw:frame>
一名新的体育训练教练加入了命令。</text:p>
      <text:p text:style-name="P4">
经过全面的俄罗斯侵略造成的长时间休息后，赫梅尔尼特斯基·波迪利(Khmelnytsky Podillya)决定恢复其参与乌克兰第一联盟的参与。(https://sport.ua/uk/news/630229-u-trenerskomu-shtabi-podillya-bude-popovnennya)乌克林福姆(Ukrinform)报告。</text:p>
      <text:p text:style-name="P4">
Podolyans将于6月19日在Khmelnitsky开始为新试验做准备。下次会议也将在家举行。</text:p>
      <text:p text:style-name="P4">
教练组有补充。 Vitaliy Kostyshyn的导师仍将得到协助(波娜).</text:p>
      <text:p text:style-name="P4">
З першими літніми новачками контракти буде підписано наступного тижня.</text:p>
      <text:p text:style-name="P4">
<text:span text:style-name="T4">
Читайте також:</text:span>
 <text:a xlink:type="simple" xlink:href="https://www.ukrinform.ua/rubric-sports/3677382-hmelnicke-podilla-vlitku-povernetsa-do-persoi-ligi.html" text:style-name="Internet_20_link" text:visited-style-name="Visited_20_Internet_20_Link">
 Хмельницьке « <text:span text:style-name="T4">
Поділля</text:span>
 » влітку повернеться до Першоїліги </text:a>
至于第一次陪练，它定于6月27日与一支冲突团队一起于6月27日举行。</text:p>
      <text:p text:style-name="P4">
照片：fcpodilla.com.ua</text:p>
      <text:p text:style-name="P4">
News Source: <text:a xlink:type="simple" xlink:href="https://www.ukrinform.ua/rubric-sports/3723002-hmelnicke-podilla-vidnovit-svou-ucast-u-persij-lizi-ukraini.html" text:style-name="Internet_20_link" text:visited-style-name="Visited_20_Internet_20_Link">
https://www.ukrinform.ua/rubric-sports/3723002-hmelnicke-podilla-vidnovit-svou-ucast-u-persij-lizi-ukraini.html</text:a>
</text:p>
      <!--NEWS-->
      <text:h text:style-name="P10" text:outline-level="1">
<text:span text:style-name="T4">
在Kherson地区，通过破坏Kakhovskaya水力发电站，历史文物被从土丘中洗净</text:span>
</text:h>
      <text:p text:style-name="P4">
作者: Ukrinform (Person)</text:p>
      <text:p text:style-name="P4">
出版商: Укринформ (Organization)</text:p>
      <text:p text:style-name="P4">
出版时间: 2023-06-14T21:55:48+03:00</text:p>
      <text:p text:style-name="P4">
修改时间: 2023-06-14T21:55:48+03:00</text:p>
      <text:p text:style-name="P4">
描述: 在赫尔森地区，通过爆炸卡科夫卡水力发电站的俄罗斯人，将未探索的土墩的历史文物从地球上冲走了。 要求居民将发现转移到博物馆。  - 乌克林。</text:p>
      <text:p text:style-name="P4">
图片: ['<text:a xlink:type="simple" xlink:href="https://static.ukrinform.com/photos/2023_06/thumb_files/630_360_1686768931-186.jpg" text:style-name="Internet_20_link" text:visited-style-name="Visited_20_Internet_20_Link">
630_360_16867...</text:a>
']</text:p>
      <text:p text:style-name="P4">
标签: ['Археологи', 'Херсонщина', 'Каховська ГЕС', 'Курган', 'Підтоплення']</text:p>
      <text:p text:style-name="P4">
类型: Article</text:p>
      <!--METADATA-->
      <text:p text:style-name="P4">
<draw:frame draw:style-name="fr1" draw:name="Image223" text:anchor-type="as-char" svg:width="6.9236in" svg:height="3.956343in" draw:z-index="0">
<draw:image xlink:href="../Images/yкринформ/2023-06-14T21-55-48-03-00/630_360_1686768931-186.jpg" xlink:type="simple" xlink:show="embed" xlink:actuate="onLoad" draw:mime-type="image/jpeg"/>
</draw:frame>
乌森地区由于破坏了卡科夫卡水力发电站的俄罗斯人，被未开发的土墩冲洗出来。 要求居民转移到博物馆。</text:p>
      <text:p text:style-name="P4">
关于<text:a xlink:type="simple" xlink:href="https://t.me/khersonskaODA/6904" text:style-name="Internet_20_link" text:visited-style-name="Visited_20_Internet_20_Link">
电报</text:a>
乌克林福姆报道说，库尔森报道。</text:p>
      <text:p text:style-name="P4">
“在未开发的土墩中的历史文物<text:a xlink:type="simple" xlink:href="https://t.me/khersonskaODA/6904" text:style-name="Internet_20_link" text:visited-style-name="Visited_20_Internet_20_Link">
Kherson地区</text:a>
，由于俄罗斯军队从地面冲走并散布了强大的电流，因此，由于卡科夫斯卡亚水力局，俄罗斯军队。</text:p>
      <text:p text:style-name="P4">
在区域行政部门中，注意到此类物品的居民立即向赫尔森地方历史博物馆的发现报告。</text:p>
      <text:p text:style-name="P4">
博物馆的联系电话：066 35 51 407。</text:p>
      <text:p text:style-name="P4">
<text:span text:style-name="T4">
另请阅读：</text:span>
 <text:a xlink:type="simple" xlink:href="https://www.ukrinform.ua/rubric-regions/3722849-na-hersonsini-zatoplenimi-lisautsa-45-naselenih-punktiv.html" text:style-name="Internet_20_link" text:visited-style-name="Visited_20_Internet_20_Link">
在Kherson地区，仍有45个定居点淹没</text:a>
正如乌克林福姆报道的，6月6日晚上<text:a xlink:type="simple" xlink:href="https://www.ukrinform.ua/rubric-ato/3718751-rosijski-zagarbniki-pidirvali-kahovsku-ges-ok-pivden.html" text:style-name="Internet_20_link" text:visited-style-name="Visited_20_Internet_20_Link">
俄罗斯军队破坏了</text:a>
大坝Kakhovka水电站。</text:p>
      <text:p text:style-name="P4">
根据OVA的说法，6月14日上午，洪水平均水平为2.13米。 比昨晚不到32厘米。 后代的动态存储。</text:p>
      <text:p text:style-name="P4">
News Source: <text:a xlink:type="simple" xlink:href="https://www.ukrinform.ua/rubric-regions/3723003-na-hersonsini-cerez-pidriv-kahovskoi-ges-z-kurganiv-vimivautsa-istoricni-artefakti.html" text:style-name="Internet_20_link" text:visited-style-name="Visited_20_Internet_20_Link">
https://www.ukrinform.ua/rubric-regions/3723003-na-hersonsini-cerez-pidriv-kahovskoi-ges-z-kurganiv-vimivautsa-istoricni-artefakti.html</text:a>
</text:p>
      <!--NEWS-->
      <text:h text:style-name="P10" text:outline-level="1">
<text:span text:style-name="T4">
夜间有12个进球：3枚机芯导弹和9 Shahd-136/131</text:span>
</text:h>
      <text:p text:style-name="P4">
作者: ['АРМІЯINFORM']</text:p>
      <text:p text:style-name="P4">
时间: 2023-06-14T22:00:00-04:00</text:p>
      <text:p text:style-name="P4">
描述: 在14号蠕虫的NICH上，Rosiyskis Porto对Viiskovikh Ta进行了导弹罢工...与乌克兰2022年的战争，与乌克兰的最新新闻，与乌克兰的新闻战争，乌克兰2022年的新闻战争，这是乌克兰和乌克兰之间的最后战争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0/ppo.jpg" text:style-name="Internet_20_link" text:visited-style-name="Visited_20_Internet_20_Link">
ppo.jpg</text:a>
']</text:p>
      <text:p text:style-name="P4">
标签: ['SHAHED-136/131', 'АГРЕСІЯ РФ', 'ВТОРГНЕННЯ РФ', 'КОМАНДУВАННЯ ПОВІТРЯНИХ СИЛ ЗСУ']</text:p>
      <text:p text:style-name="P4">
类别: News</text:p>
      <!--METADATA-->
      <text:p text:style-name="P4">
<draw:frame draw:style-name="fr1" draw:name="Image224" text:anchor-type="as-char" svg:width="6.9236in" svg:height="3.899934in" draw:z-index="0">
<draw:image xlink:href="../Images/AРМІЯINFORM/2023-06-14T22-00-00-04-00/ppo.jpg" xlink:type="simple" xlink:show="embed" xlink:actuate="onLoad" draw:mime-type="image/jpeg"/>
</draw:frame>
6月14日晚上，俄罗斯入侵者用有翼的空气和海上火箭以及Shock Grones-Kamikadze击中了乌克兰的军事和锡弗里施堡场所的火箭袭击。</text:p>
      <text:p text:style-name="P4">
关于它<text:a xlink:type="simple" xlink:href="https://t.me/kpszsu/2562" text:style-name="Internet_20_link" text:visited-style-name="Visited_20_Internet_20_Link">
报告</text:a>
武装部队司令部。</text:p>
      <text:p text:style-name="P4">
敌人从黑海击中了四翼的机芯导弹，朝着奥德萨地区的方向击中。 三个火箭设法撞倒了，一个击中了隔间对象。</text:p>
      <text:p text:style-name="P4">
从阿佐夫海的东海岸，冲刺人朝东南方向袭击了10架伊朗罢工SHAHD-136/131，其中9人被杀。</text:p>
      <text:p text:style-name="P4">
从罗斯托夫地区，占领者在TU-22M3的四个遥远轰炸机中击中了X-22的六个有翼的火箭发射器。 Donetsk地区的Urny。 指定后果。</text:p>
      <text:p text:style-name="P4">
总的来说，在与乌克兰的防空部门相互作用时，空中力量的力量和手段在夜间袭击中，销毁了12次空中用途：三枚血液的机芯导弹和9架伊朗的伊朗冲击无人机SHAHD-SHAHD-136/131。</text:p>
      <text:p text:style-name="P4">
News Source: <text:a xlink:type="simple" xlink:href="https://armyinform.com.ua/2023/06/14/sylamy-ppo-vnochi-zbyto-12-czilej-3-rakety-kalibr-i-9-shahed-136-131/" text:style-name="Internet_20_link" text:visited-style-name="Visited_20_Internet_20_Link">
https://armyinform.com.ua/2023/06/14/sylamy-ppo-vnochi-zbyto-12-czilej-3-rakety-kalibr-i-9-shahed-136-131/</text:a>
</text:p>
      <!--NEWS-->
      <text:h text:style-name="P10" text:outline-level="1">
<text:span text:style-name="T4">
Schmigal告诉Vicecanzler Germany关于俄罗斯犯下的生态剂</text:span>
</text:h>
      <text:p text:style-name="P4">
作者: Ukrinform (Person)</text:p>
      <text:p text:style-name="P4">
出版商: Укринформ (Organization)</text:p>
      <text:p text:style-name="P4">
出版时间: 2023-06-14T22:01:00+03:00</text:p>
      <text:p text:style-name="P4">
修改时间: 2023-06-14T22:01:00+03:00</text:p>
      <text:p text:style-name="P4">
描述: 总理丹尼斯·施米加尔（Denis Schmigal）告诉德国维奇坎兹勒（Vicecanzler Derman），经济和气候保护部长罗伯特·加贝克（Robert Gabec）破坏了卡科夫卡水力发电站的俄罗斯人。  - 乌克林。</text:p>
      <text:p text:style-name="P4">
图片: ['<text:a xlink:type="simple" xlink:href="https://static.ukrinform.com/photos/2023_06/thumb_files/630_360_1686481734-425.jpg" text:style-name="Internet_20_link" text:visited-style-name="Visited_20_Internet_20_Link">
630_360_16864...</text:a>
']</text:p>
      <text:p text:style-name="P4">
标签: ['Німеччина', 'Теракт', 'Російські військові', 'Каховська ГЕС', 'Шмигаль']</text:p>
      <text:p text:style-name="P4">
类型: Article</text:p>
      <!--METADATA-->
      <text:p text:style-name="P4">
<draw:frame draw:style-name="fr1" draw:name="Image225" text:anchor-type="as-char" svg:width="6.9236in" svg:height="3.956343in" draw:z-index="0">
<draw:image xlink:href="../Images/yкринформ/2023-06-14T22-01-00-03-00/630_360_1686481734-425.jpg" xlink:type="simple" xlink:show="embed" xlink:actuate="onLoad" draw:mime-type="image/jpeg"/>
</draw:frame>
总理丹尼斯·施米加尔(Denis Schmigal)告诉德国维奇坎兹勒(Vicecanzler Derman)，这是卡科夫卡水力发电厂经济部长罗伯特·加贝克(Robert Gabec)的气候。</text:p>
      <text:p text:style-name="P4">
政府负责人在[电报]中报告了这一点(https://t.me/Denys_Smyhal/5380) <text:a xlink:type="simple" xlink:href="https://t.me/Denys_Smyhal/5380" text:style-name="Internet_20_link" text:visited-style-name="Visited_20_Internet_20_Link">
 , </text:a>
传输乌克林。</text:p>
      <text:p text:style-name="P4">
“他谈到了乌克兰南部的局势，因为俄罗斯所做的生态剂损害了卡科夫斯克水力发电站。 我们设法从洪水区撤离了3700多人。</text:p>
      <text:p text:style-name="P4">
我感谢德国在欧盟平民保护机制中提供的立即支持。”</text:p>
      <text:p text:style-name="P4">
双方还讨论了乌克兰服务中的需求。 <text:a xlink:type="simple" xlink:href="https://www.ukrinform.ua/tag-smigal" text:style-name="Internet_20_link" text:visited-style-name="Visited_20_Internet_20_Link">
Shmigal</text:a>
他对德国表示感谢。</text:p>
      <text:p text:style-name="P4">
<text:span text:style-name="T4">
另请阅读：</text:span>
 <text:a xlink:type="simple" xlink:href="https://www.ukrinform.ua/rubric-polytics/3722786-dopomogu-ukraini-pisla-pidrivu-kahovskoi-ges-zaproponuvali-16-krain-evrosouzu.html" text:style-name="Internet_20_link" text:visited-style-name="Visited_20_Internet_20_Link">
在16个欧盟国家报告Kakhovskaya Hesear之后向乌克兰提供帮助</text:a>
正如所指出的那样，谈话的一个单独话题是加强制裁和对俄罗斯核工业对应关系的限制。</text:p>
      <text:p text:style-name="P4">
《邮报》写道：“还需要采取紧急措施来阻止俄罗斯火箭恐怖。所有信息和建议都已传达。”</text:p>
      <text:p text:style-name="P4">
官员们还谈到了伦敦恢复会议的准备工作。</text:p>
      <text:p text:style-name="P4">
“优先事项之一是快速恢复。 有必要尽快帮助受俄罗斯侵略的人们。 我们指望在这个方向上的帮助。”总理说。</text:p>
      <text:p text:style-name="P4">
<text:span text:style-name="T4">
另请阅读：</text:span>
 <text:a xlink:type="simple" xlink:href="https://www.ukrinform.ua/rubric-polytics/3722388-elcenko-oon-ce-burokraticna-struktura-insoi-reakcii-na-pidriv-kahovskoi-ges-a-ne-ocikuvav.html" text:style-name="Internet_20_link" text:visited-style-name="Visited_20_Internet_20_Link">
Yelchenko：UN是官僚结构，另一个反应破坏了我没想到的Kakhovka水力发电站</text:a>
据报道，6月6日晚上<text:a xlink:type="simple" xlink:href="https://www.ukrinform.ua/rubric-ato/3718751-rosijski-zagarbniki-pidirvali-kahovsku-ges-ok-pivden.html" text:style-name="Internet_20_link" text:visited-style-name="Visited_20_Internet_20_Link">
俄罗斯军队破坏了</text:a>
Kakhovskaya水力发电大坝。 在Kherson地区，由于Kakhovka水力发电站的供暖，危险场所的人口危险危险。 实际上，Kakhovka Hescorecarians的乘员开始根据“ Ecocid”进行调查。</text:p>
      <text:p text:style-name="P4">
Ukrhydroenergo表示，Kakhovka水力发电站被完全销毁和可追回。</text:p>
      <text:p text:style-name="P4">
<text:span text:style-name="T5">
foto：United24Media</text:span>
</text:p>
      <text:p text:style-name="P4">
News Source: <text:a xlink:type="simple" xlink:href="https://www.ukrinform.ua/rubric-polytics/3723006-smigal-rozpoviv-vicekancleru-nimeccini-pro-pidriv-kahovskoi-ges.html" text:style-name="Internet_20_link" text:visited-style-name="Visited_20_Internet_20_Link">
https://www.ukrinform.ua/rubric-polytics/3723006-smigal-rozpoviv-vicekancleru-nimeccini-pro-pidriv-kahovskoi-ges.html</text:a>
</text:p>
      <!--NEWS-->
      <text:h text:style-name="P10" text:outline-level="1">
<text:span text:style-name="T4">
五角大楼叫拉姆斯汀的优先事项 - 加强防空和乌克兰其他机会</text:span>
</text:h>
      <text:p text:style-name="P4">
作者: Ukrinform (Person)</text:p>
      <text:p text:style-name="P4">
出版商: Укринформ (Organization)</text:p>
      <text:p text:style-name="P4">
出版时间: 2023-06-14T22:08:00+03:00</text:p>
      <text:p text:style-name="P4">
修改时间: 2023-06-14T22:08:00+03:00</text:p>
      <text:p text:style-name="P4">
描述: 原定于周四举行的乌克兰国防联络小组会议的主要主题将是在短期内和将来的武装部队加强防空和其他机遇。  - 乌克林。</text:p>
      <text:p text:style-name="P4">
图片: ['<text:a xlink:type="simple" xlink:href="https://static.ukrinform.com/photos/2020_04/thumb_files/630_360_1588051291-728.jpg" text:style-name="Internet_20_link" text:visited-style-name="Visited_20_Internet_20_Link">
630_360_15880...</text:a>
']</text:p>
      <text:p text:style-name="P4">
标签: ['Пентагон', 'США', 'Зустріч Рамштайн']</text:p>
      <text:p text:style-name="P4">
类型: Article</text:p>
      <!--METADATA-->
      <text:p text:style-name="P4">
<draw:frame draw:style-name="fr1" draw:name="Image226" text:anchor-type="as-char" svg:width="6.9236in" svg:height="3.956343in" draw:z-index="0">
<draw:image xlink:href="../Images/yкринформ/2023-06-14T22-08-00-03-00/630_360_1588051291-728.jpg" xlink:type="simple" xlink:show="embed" xlink:actuate="onLoad" draw:mime-type="image/jpeg"/>
</draw:frame>
乌克兰计划中的乌克兰国防联络小组会议的主要部分将是在短期肇事者和将来的武装部队加强防空和其他机遇。</text:p>
      <text:p text:style-name="P4">
据报道，由于美国拉兹莫尔和乌克兰的拉姆斯坦的会议，五角大楼的官方信息在五角大楼的官方信息中说明了这一点。</text:p>
      <text:p text:style-name="P4">
讨论将集中在“乌克兰的衰老国防部是不久的将来的其他优先机会，以及遵守锻炼和支持以加强乌克兰在长期肇事者中的痛苦”。</text:p>
      <text:p text:style-name="P4">
<text:span text:style-name="T4">
另请阅读：</text:span>
 <text:a xlink:type="simple" xlink:href="https://www.ukrinform.ua/rubric-world/3722537-glava-pentagonu-virusiv-na-ramstajn-do-nimeccini.html" text:style-name="Internet_20_link" text:visited-style-name="Visited_20_Internet_20_Link">
五角大楼头去了“ <text:span text:style-name="T4">
 Ramstein </text:span>
”到德国</text:a>
此外，据报道，五角大楼的负责人在美国为乌克兰提供了乌克兰罪。 Oleksiresnikov在他的角度向乌克兰前线的动态介绍了劳埃德·奥斯汀(Lloyd Austin)。</text:p>
      <text:p text:style-name="P4">
根据乌克林福姆的说法，美国周二宣布分配了乌克兰的军事支持的附录包，该方案提供了立即提供防空资产，HIMARS，炮弹，装甲车和其他武器的导弹。</text:p>
      <text:p text:style-name="P4">
News Source: <text:a xlink:type="simple" xlink:href="https://www.ukrinform.ua/rubric-ato/3723004-u-pentagoni-nazvali-prioriteti-ramstajnu-posilenna-ppo-ta-insih-mozlivostej-ukraini.html" text:style-name="Internet_20_link" text:visited-style-name="Visited_20_Internet_20_Link">
https://www.ukrinform.ua/rubric-ato/3723004-u-pentagoni-nazvali-prioriteti-ramstajnu-posilenna-ppo-ta-insih-mozlivostej-ukraini.html</text:a>
</text:p>
      <!--NEWS-->
      <text:h text:style-name="P10" text:outline-level="1">
<text:span text:style-name="T4">
基辅在数字企业表演论坛上获得了区别</text:span>
</text:h>
      <text:p text:style-name="P4">
作者: Ukrinform (Person)</text:p>
      <text:p text:style-name="P4">
出版商: Укринформ (Organization)</text:p>
      <text:p text:style-name="P4">
出版时间: 2023-06-14T22:09:01+03:00</text:p>
      <text:p text:style-name="P4">
修改时间: 2023-06-14T22:09:01+03:00</text:p>
      <text:p text:style-name="P4">
描述: Kyiv在数字企业展览会上获得了2023年城市合作伙伴，该论坛是领先的数字化转型之一。  - 乌克林。</text:p>
      <text:p text:style-name="P4">
图片: ['<text:a xlink:type="simple" xlink:href="https://static.ukrinform.com/photos/2023_06/thumb_files/630_360_1686769710-594.jpg" text:style-name="Internet_20_link" text:visited-style-name="Visited_20_Internet_20_Link">
630_360_16867...</text:a>
']</text:p>
      <text:p text:style-name="P4">
标签: ['Нагорода', 'Київ', 'Київ Цифровий']</text:p>
      <text:p text:style-name="P4">
类型: Article</text:p>
      <!--METADATA-->
      <text:p text:style-name="P4">
<draw:frame draw:style-name="fr1" draw:name="Image227" text:anchor-type="as-char" svg:width="6.9236in" svg:height="3.956343in" draw:z-index="0">
<draw:image xlink:href="../Images/yкринформ/2023-06-14T22-09-01-03-00/630_360_1686769710-594.jpg" xlink:type="simple" xlink:show="embed" xlink:actuate="onLoad" draw:mime-type="image/jpeg"/>
</draw:frame>
Kyiv在数字企业展览会上获得了2023年City Partner-2023奖，该论坛是领先的数字化转型之一。</text:p>
      <text:p text:style-name="P4">
乌克林福姆(Ukrinform)表示，基辅市政府副董事长基辅(Kyiv)的数字化转型负责人Petro Olenich在[Facebook]中报道说(https://www.facebook.com/olenychpetro/posts/pfbid087yw7nX4ZB8NRBJ7AmkMfuVXrwhwmLZBvpGFPYpnpPdHsDmAZx4nbtcoScmodaPcl).</text:p>
      <text:p text:style-name="P4">
"Це не просто відзнака. Це результат роботи команди Київ Цифровий", — зазначиввін.</text:p>
      <text:p text:style-name="P4">
<text:span text:style-name="T4">
Читайте також:</text:span>
 <text:a xlink:type="simple" xlink:href="https://www.ukrinform.ua/rubric-kyiv/3717837-u-kiiv-cifrovij-nadijsla-vze-ponad-tisaca-skarg-na-ukritta.html" text:style-name="Internet_20_link" text:visited-style-name="Visited_20_Internet_20_Link">
 У « <text:span text:style-name="T4">
Київ</text:span>
 <text:span text:style-name="T4">
Цифровий</text:span>
 » надійшла вже понад тисячаскарг на укриття </text:a>
Olenich感谢国际合作伙伴的信任和认可。</text:p>
      <text:p text:style-name="P4">
据报道，数字企业表演论坛是技术界最重要的事件之一。 来自50多个国家 /地区的IT工业专业人员参加了此次活动。</text:p>
      <text:p text:style-name="P4">
今年，有400多家数字转型公司在论坛上代表了他们的发展。</text:p>
      <text:p text:style-name="P4">
News Source: <text:a xlink:type="simple" xlink:href="https://www.ukrinform.ua/rubric-kyiv/3723007-kiiv-zdobuv-vidznaku-na-forumi-digital-enterprise-show.html" text:style-name="Internet_20_link" text:visited-style-name="Visited_20_Internet_20_Link">
https://www.ukrinform.ua/rubric-kyiv/3723007-kiiv-zdobuv-vidznaku-na-forumi-digital-enterprise-show.html</text:a>
</text:p>
      <!--NEWS-->
      <text:h text:style-name="P10" text:outline-level="1">
<text:span text:style-name="T4">
俄罗斯在海牙敦促联合国乌克兰国际法院拒绝乌克兰的要求</text:span>
</text:h>
      <text:p text:style-name="P4">
作者: Ukrinform (Person)</text:p>
      <text:p text:style-name="P4">
出版商: Укринформ (Organization)</text:p>
      <text:p text:style-name="P4">
出版时间: 2023-06-14T22:24:00+03:00</text:p>
      <text:p text:style-name="P4">
修改时间: 2023-06-14T22:24:00+03:00</text:p>
      <text:p text:style-name="P4">
描述: 俄罗斯一方呼吁联合国乌克兰国际法院在俄罗斯违反两次公约的情况下拒绝乌克兰的要求 - 在反恐融资和禁止各种形式的种族歧视方面。  - 乌克林。</text:p>
      <text:p text:style-name="P4">
图片: ['<text:a xlink:type="simple" xlink:href="https://static.ukrinform.com/photos/2019_11/thumb_files/630_360_1573224391-3376.jpeg" text:style-name="Internet_20_link" text:visited-style-name="Visited_20_Internet_20_Link">
630_360_15732...</text:a>
', '<text:a xlink:type="simple" xlink:href="https://static.ukrinform.com/photos/2023_06/1686771606-549.jpg" text:style-name="Internet_20_link" text:visited-style-name="Visited_20_Internet_20_Link">
1686771606-54...</text:a>
', '<text:a xlink:type="simple" xlink:href="https://static.ukrinform.com/photos/2023_06/1686771605-688.jpg" text:style-name="Internet_20_link" text:visited-style-name="Visited_20_Internet_20_Link">
1686771605-68...</text:a>
']</text:p>
      <text:p text:style-name="P4">
标签: ['Гаага', 'Міжнародний суд ООН', 'Росія']</text:p>
      <text:p text:style-name="P4">
类型: Article</text:p>
      <!--METADATA-->
      <text:p text:style-name="P4">
<draw:frame draw:style-name="fr1" draw:name="Image228" text:anchor-type="as-char" svg:width="6.9236in" svg:height="3.956343in" draw:z-index="0">
<draw:image xlink:href="../Images/yкринформ/2023-06-14T22-24-00-03-00/630_360_1573224391-3376.jpeg" xlink:type="simple" xlink:show="embed" xlink:actuate="onLoad" draw:mime-type="image/jpeg"/>
</draw:frame>
俄罗斯一方呼吁联合国乌克兰国际法院拒绝乌克兰对俄罗斯违反两项公约的要求 - 打击恐怖主义并禁止各种形式的种族歧视。</text:p>
      <text:p text:style-name="P4">
海牙的乌克林福音通讯员报告了它。</text:p>
      <text:p text:style-name="P4">
亚历山大·舒尔金(Alexander Shulgin)在俄罗斯俄罗斯大使的讲话中说：“俄罗斯联邦要求法院拒绝乌克兰在《国际恐怖主义融资国际公约》和《国际种族歧视形式清算公约》中的所有要求。”</text:p>
      <text:p text:style-name="P4">
<draw:frame draw:style-name="fr1" draw:name="Image229" text:anchor-type="as-char" svg:width="6.9236in" svg:height="4.615733in" draw:z-index="0">
<draw:image xlink:href="../Images/yкринформ/2023-06-14T22-24-00-03-00/1686771606-549.jpg" xlink:type="simple" xlink:show="embed" xlink:actuate="onLoad" draw:mime-type="image/jpeg"/>
</draw:frame>
<text:span text:style-name="T4">
另请阅读：</text:span>
 [乌克兰案。(https://www.ukrinform.ua/rubric-polytics/3722866-sprava-ukraina-proti-rosii-u-miznarodnomu-sudi-oon-cetvertij-den-publicnih-sluhan.html)他还说，乌克兰对法庭的上诉是为了证明反对唐巴斯的辩护。 据他介绍，乌克兰已提起此案，将其从支持到纳粹主义的支持。 舒尔金说：“乌克兰以肮脏和堵塞的手来到了这个法院。”</text:p>
      <text:p text:style-name="P4">
俄罗斯方面还否认，所谓的“ DNR”和“ LNR”是由俄罗斯资助的恐怖组织。</text:p>
      <text:p text:style-name="P4">
<draw:frame draw:style-name="fr1" draw:name="Image230" text:anchor-type="as-char" svg:width="6.9236in" svg:height="4.615733in" draw:z-index="0">
<draw:image xlink:href="../Images/yкринформ/2023-06-14T22-24-00-03-00/1686771605-688.jpg" xlink:type="simple" xlink:show="embed" xlink:actuate="onLoad" draw:mime-type="image/jpeg"/>
</draw:frame>
今天，联合国国际法院是乌克兰公开倾听俄罗斯的第四天，最后一天，违反俄罗斯的两次公约 - 在反恐怖主义融资和消除各种形式的歧视的斗争中。</text:p>
      <text:p text:style-name="P4">
<text:span text:style-name="T4">
另请阅读：</text:span>
 <text:a xlink:type="simple" xlink:href="https://www.ukrinform.ua/rubric-polytics/3722018-ukraina-ocikue-so-risenna-miznarodnogo-sudu-oon-viavit-porusenna-rf-dvoh-konvencij-korinevic.html" text:style-name="Internet_20_link" text:visited-style-name="Visited_20_Internet_20_Link">
乌克兰预计联合国国际法院的决定将揭示俄罗斯两次公约的偏差</text:a>
听证会专门考虑案件。</text:p>
      <text:p text:style-name="P4">
在听取了所有各方之后，法院被删除以做出裁决。</text:p>
      <text:p text:style-name="P4">
正如乌克林福姆(Ukrinform)报道的那样，6月，联合国国际法院在俄罗斯违反了对恐怖主义打击和禁止各种形式的种族歧视的公约的情况下进行了宣传。</text:p>
      <text:p text:style-name="P4">
<text:span text:style-name="T4">
另请阅读：</text:span>
 <text:a xlink:type="simple" xlink:href="https://www.ukrinform.ua/rubric-polytics/3722013-zolotarova-u-miznarodnomu-sudi-oon-pravda-na-nasij-storoni.html" text:style-name="Internet_20_link" text:visited-style-name="Visited_20_Internet_20_Link">
联合国国际法院的Zolotaryova：我们萨尔纳的真相</text:a>
各方有两轮演讲：6月6日至12日是乌克兰的法律团队，6月8日至14日 - 俄罗斯。2017年1月16日，乌克兰针对国际法院提起诉讼，反对俄罗斯违反《禁止筹款恐怖主义和种族歧视公约》的公约。</text:p>
      <text:p text:style-name="P4">
<text:span text:style-name="T4">
另请阅读：</text:span>
 <text:a xlink:type="simple" xlink:href="https://www.ukrinform.ua/rubric-crimea/3721983-ukraina-u-miznarodnomu-sudi-oon-rosia-zaprovadila-rezim-rasovoi-diskriminacii-v-krimu.html" text:style-name="Internet_20_link" text:visited-style-name="Visited_20_Internet_20_Link">
联合国国际法院的乌克兰：俄罗斯引入了克里米亚歧视制度</text:a>
俄罗斯提出的指控包括：提供武器和非助攻的其他援助； Reismh-17撞击马来西亚航空公司； 炮击玛丽upol和克拉曼托克的住宅区； 在沃尔诺瓦卡附近的一辆繁忙的客车破坏； 哈尔基夫的维和人员期间爆炸； 对乌克兰和克里米亚塔塔尔社区的歧视；禁止克里米亚塔塔尔人民的活动； 失踪，谋杀，未经授权的搜查，拘留的浪潮； 教学乌克兰ICAN TATAR语言的限制。</text:p>
      <text:p text:style-name="P4">
照片：I。Drabok</text:p>
      <text:p text:style-name="P4">
News Source: <text:a xlink:type="simple" xlink:href="https://www.ukrinform.ua/rubric-polytics/3723008-rosia-u-gaazi-zaklikala-miznarodnij-sud-oon-vidhiliti-vimogi-ukraini.html" text:style-name="Internet_20_link" text:visited-style-name="Visited_20_Internet_20_Link">
https://www.ukrinform.ua/rubric-polytics/3723008-rosia-u-gaazi-zaklikala-miznarodnij-sud-oon-vidhiliti-vimogi-ukraini.html</text:a>
</text:p>
      <!--NEWS-->
      <text:h text:style-name="P10" text:outline-level="1">
<text:span text:style-name="T4">
联邦议院的代表谴责了卡霍夫斯卡亚水力发电厂</text:span>
</text:h>
      <text:p text:style-name="P4">
作者: Ukrinform (Person)</text:p>
      <text:p text:style-name="P4">
出版商: Укринформ (Organization)</text:p>
      <text:p text:style-name="P4">
出版时间: 2023-06-14T22:38:00+03:00</text:p>
      <text:p text:style-name="P4">
修改时间: 2023-06-14T22:38:00+03:00</text:p>
      <text:p text:style-name="P4">
描述: 德国议会的代表谴责了卡科夫斯卡水力发电站的爆炸，而邦德斯塔格的绝大多数成员都对此施加了俄罗斯，并要求对负责任的惩罚。  - 乌克林。</text:p>
      <text:p text:style-name="P4">
图片: ['<text:a xlink:type="simple" xlink:href="https://static.ukrinform.com/photos/2023_06/thumb_files/630_360_1686771404-634.jpg" text:style-name="Internet_20_link" text:visited-style-name="Visited_20_Internet_20_Link">
630_360_16867...</text:a>
']</text:p>
      <text:p text:style-name="P4">
标签: ['Бундестаг', 'Німеччина', 'Путін', 'Теракт', 'Російські військові', 'Каховська ГЕС']</text:p>
      <text:p text:style-name="P4">
类型: Article</text:p>
      <!--METADATA-->
      <text:p text:style-name="P4">
<draw:frame draw:style-name="fr1" draw:name="Image231" text:anchor-type="as-char" svg:width="6.9236in" svg:height="3.956343in" draw:z-index="0">
<draw:image xlink:href="../Images/yкринформ/2023-06-14T22-38-00-03-00/630_360_1686771404-634.jpg" xlink:type="simple" xlink:show="embed" xlink:actuate="onLoad" draw:mime-type="image/jpeg"/>
</draw:frame>
议会议会被判处炸毁卡克霍夫斯卡亚水力发电站的大坝，这是绝大多数的邦德斯塔格成员对俄罗斯施加的过错，并要求对负责任的人进行惩罚。</text:p>
      <text:p text:style-name="P4">
乌克利福通讯通讯员报告，周三讨论了情况。</text:p>
      <text:p text:style-name="P4">
90-“绿色”罗宾·瓦因(Robin Vagain)联盟联盟联盟的代表称有意识的大坝“是最可怕的人造灾难，最近几十年来”。 成千上万的人处于灾难领域，从左至海岸，入侵者也阻碍了疏散。 供水受到了70万乌克兰人的影响，世界卫生组织可以防止霍乱燃烧，在世界许多角落将感受到减少作物。 这位政客强调：“故意的本质不过是一个ecociociociociociociv。”</text:p>
      <text:p text:style-name="P4">
他还对乌克兰的紧急紧急援助和重建援助进行了交谈，并支持欧盟前往乌克兰的旅程。 此外，该犯罪的肇事者应承担责任，乌克兰应持有更多武器来赢得战争并释放其领土。</text:p>
      <text:p text:style-name="P4">
他的一名官员尤尔根·特里汀(Jurgen Trittin)称大坝爆炸了另一种罪行，伊塔加达(Inagada)是俄罗斯对一家液压公司的第一次袭击。 他敦促说：“我们必须结束避免责任的声明。” 发生的事情，预期的谷物赤字应该是所有说“这是无战争”的人的信号。</text:p>
      <text:p text:style-name="P4">
“我们谴责这种战争方式。我们很明显，乌克兰在这个新维度上的支持比以往任何时候都更加紧迫。 我们继续帮助乌克兰，包括武器。”统治社会民主党代表尼尔斯·施密德(Niels Schmid)说。 他主张在国际刑法中对战争刑事犯罪期间对eCocioc的承认，无需将其迫害作为军事犯罪。 Schmidta还强调需要更多地关注核电站等敏感物体的安全性。</text:p>
      <text:p text:style-name="P4">
<text:span text:style-name="T4">
另请阅读：</text:span>
 <text:a xlink:type="simple" xlink:href="https://www.ukrinform.ua/rubric-polytics/3723006-smigal-rozpoviv-vicekancleru-nimeccini-pro-pidriv-kahovskoi-ges.html" text:style-name="Internet_20_link" text:visited-style-name="Visited_20_Internet_20_Link">
<text:span text:style-name="T4">
 Shmigal </text:span>
告诉德国Vicecanzler关于Podryvkakhov水力发电厂</text:a>
</text:p>
      <text:p text:style-name="P4">
自由民主党的Agnes Strak-Zimmermannaskaya的代表是用作武器的供水的悲剧。 “这表明了普京的残酷性领导。 他说，他应该对海牙负责。 800亿升水。”</text:p>
      <text:p text:style-name="P4">
*!(https://www.ukrinform.ua/rubric-economy/3722886-pidriv-kahovskoi-ges-zbitki-ribnoi-galuzi-ocinuut-u-ponad-11-milardiv.html)CDU/CSS的反对派保守派集团的代表还说，将继续并加强乌克兰的支持，尤其是武器。 是的，约翰·戴维·瓦德夫(Johann David Vadeful)将大坝毁灭称为“反对人类犯罪”，是对植物和动物的犯罪。 瓦德利说：“为了确保这种灾难是独一无二的，德国政府必须如此迅速，如此强烈地支持乌克兰，以至于可以赢得这场战争。” 他的一名官员Knutabrags指出，俄罗斯成功表现出弱点的事实。 “俄罗斯充当恐怖分子。 这是战争犯罪，是恐怖的。”他说。</text:p>
      <text:p text:style-name="P4">
左右“ [德国]的替代方案(https://www.ukrinform.ua/tag-nimeccina)“一方面，他们向受害者表示慰问，但他们也坚持停止向乌克兰供应武器，他们说，这并没有导致战争，而只是导致升级。 左派要求谈判停火，尽管他们说的是“不合理的犯罪”，但律师“不知道”谁犯了炸毁大坝。</text:p>
      <text:p text:style-name="P4">
我们将提醒，乌克兰南部的Dniep​​er的大坝<text:a xlink:type="simple" xlink:href="https://www.ukrinform.ua/rubric-ato/3718751-rosijski-zagarbniki-pidirvali-kahovsku-ges-ok-pivden.html" text:style-name="Internet_20_link" text:visited-style-name="Visited_20_Internet_20_Link">
被俄罗斯的大坝摧毁</text:a>
6月6日。</text:p>
      <text:p text:style-name="P4">
News Source: <text:a xlink:type="simple" xlink:href="https://www.ukrinform.ua/rubric-polytics/3723010-deputati-bundestagu-zasudili-pidriv-kahovskoi-ges.html" text:style-name="Internet_20_link" text:visited-style-name="Visited_20_Internet_20_Link">
https://www.ukrinform.ua/rubric-polytics/3723010-deputati-bundestagu-zasudili-pidriv-kahovskoi-ges.html</text:a>
</text:p>
      <!--NEWS-->
      <text:h text:style-name="P10" text:outline-level="1">
<text:span text:style-name="T4">
Blinken将在中国谈论乌克兰的俄罗斯联邦 - 国务院</text:span>
</text:h>
      <text:p text:style-name="P4">
作者: Ukrinform (Person)</text:p>
      <text:p text:style-name="P4">
出版商: Укринформ (Organization)</text:p>
      <text:p text:style-name="P4">
出版时间: 2023-06-14T22:47:00+03:00</text:p>
      <text:p text:style-name="P4">
修改时间: 2023-06-14T22:47:00+03:00</text:p>
      <text:p text:style-name="P4">
描述: 美国国务卿安东尼·布林肯（Anthony Blinken）将在访问中国时讨论与俄罗斯联邦对乌克兰的激进战争有关的问题，包括北京的SO和平建议，并防止对俄罗斯军队的军事支持。  - 乌克林。</text:p>
      <text:p text:style-name="P4">
图片: ['<text:a xlink:type="simple" xlink:href="https://static.ukrinform.com/photos/2019_05/thumb_files/630_360_1556690028-879.jpg" text:style-name="Internet_20_link" text:visited-style-name="Visited_20_Internet_20_Link">
630_360_15566...</text:a>
']</text:p>
      <text:p text:style-name="P4">
标签: ['Китай', 'Держдеп', 'Блінкен', 'Війна з Росією']</text:p>
      <text:p text:style-name="P4">
类型: Article</text:p>
      <!--METADATA-->
      <text:p text:style-name="P4">
<draw:frame draw:style-name="fr1" draw:name="Image232" text:anchor-type="as-char" svg:width="6.9236in" svg:height="3.956343in" draw:z-index="0">
<draw:image xlink:href="../Images/yкринформ/2023-06-14T22-47-00-03-00/630_360_1556690028-879.jpg" xlink:type="simple" xlink:show="embed" xlink:actuate="onLoad" draw:mime-type="image/jpeg"/>
</draw:frame>
美国国务卿安东尼·布林肯(Anthony Blinken)在访问中国时，讨论了俄罗斯针对乌克兰的激进战争，包括北京的这种“和平提议”，并防止了对俄罗斯部队的军事支持。</text:p>
      <text:p text:style-name="P4">
乌克林福姆(Ukrinform)在美国国务院马修·米勒(Matthew Miller)在华盛顿举行的一份简报中报道了这一点。</text:p>
      <text:p text:style-name="P4">
国务院发言人说：“我希望这个话题将成为虎钳期间讨论的一部分。”</text:p>
      <text:p text:style-name="P4">
<text:span text:style-name="T4">
另请阅读：</text:span>
 <text:a xlink:type="simple" xlink:href="https://www.ukrinform.ua/rubric-world/3722865-blinken-u-nedilu-planue-vidvidati-kitaj.html" text:style-name="Internet_20_link" text:visited-style-name="Visited_20_Internet_20_Link">
<text:span text:style-name="T4">
眨眼</text:span>
星期日计划访问中国</text:a>
在这种情况下，米勒回忆说，美国反复警告了类似的一步，截至今天，俄罗斯无需向俄罗斯提供任何武器。</text:p>
      <text:p text:style-name="P4">
关于中国12分的“和平计划”，美国部门的代表辩称，美国欢迎在乌克兰提供“公平，强大”和平的任何建议。</text:p>
      <text:p text:style-name="P4">
“中国表示他对和平感兴趣，但自从这场战争开始以来，这也与俄罗斯密切相关。 因此，如果中国为实现和平而认真安排，这尊重乌克兰的主权，这尊重乌克兰的尊重，当然，这将很重要，这很重要，这很重要。”国务院代表强调。</text:p>
      <text:p text:style-name="P4">
<text:span text:style-name="T4">
另请阅读：</text:span>
 <text:a xlink:type="simple" xlink:href="https://www.ukrinform.ua/rubric-world/3722776-pekin-zasterigae-vasington-vid-vtrucanna-u-spravi-kitau.html" text:style-name="Internet_20_link" text:visited-style-name="Visited_20_Internet_20_Link">
北京警告华盛顿“中国干预”</text:a>
他还表达了信心，即在国务卿眨眼期间，所谓的和平提议也将“谈判”。</text:p>
      <text:p text:style-name="P4">
根据乌克林福姆的说法，美国国务卿安东尼·布林肯(Anthony Blinken)计划根据内政和华盛顿的商定计划，于6月18日至19日访问中国。</text:p>
      <text:p text:style-name="P4">
照片：盖蒂图像</text:p>
      <text:p text:style-name="P4">
News Source: <text:a xlink:type="simple" xlink:href="https://www.ukrinform.ua/rubric-polytics/3723012-blinken-govoritime-v-kitai-pro-rozvazanu-rf-vijnu-v-ukraini-derzdep.html" text:style-name="Internet_20_link" text:visited-style-name="Visited_20_Internet_20_Link">
https://www.ukrinform.ua/rubric-polytics/3723012-blinken-govoritime-v-kitai-pro-rozvazanu-rf-vijnu-v-ukraini-derzdep.html</text:a>
</text:p>
      <!--NEWS-->
      <text:h text:style-name="P10" text:outline-level="1">
<text:span text:style-name="T4">
俄罗斯人一天向苏米地区的七个社区开火，有一个受伤的人</text:span>
</text:h>
      <text:p text:style-name="P4">
作者: Ukrinform (Person)</text:p>
      <text:p text:style-name="P4">
出版商: Укринформ (Organization)</text:p>
      <text:p text:style-name="P4">
出版时间: 2023-06-14T23:08:00+03:00</text:p>
      <text:p text:style-name="P4">
修改时间: 2023-06-14T23:08:00+03:00</text:p>
      <text:p text:style-name="P4">
描述: 白天，俄罗斯军队向苏米地区的边境社区开火了19次，造成了许多损失并伤害了平民。  - 乌克林。</text:p>
      <text:p text:style-name="P4">
图片: ['<text:a xlink:type="simple" xlink:href="https://static.ukrinform.com/photos/2017_02/thumb_files/630_360_1487747482-1856.jpg" text:style-name="Internet_20_link" text:visited-style-name="Visited_20_Internet_20_Link">
630_360_14877...</text:a>
']</text:p>
      <text:p text:style-name="P4">
标签: ['Обстріл', 'Сумщина', 'Російські військові', 'Кордон', 'Міномет', 'Війна з Росією']</text:p>
      <text:p text:style-name="P4">
类型: Article</text:p>
      <!--METADATA-->
      <text:p text:style-name="P4">
<draw:frame draw:style-name="fr1" draw:name="Image233" text:anchor-type="as-char" svg:width="6.9236in" svg:height="3.956343in" draw:z-index="0">
<draw:image xlink:href="../Images/yкринформ/2023-06-14T23-08-00-03-00/630_360_1487747482-1856.jpg" xlink:type="simple" xlink:show="embed" xlink:actuate="onLoad" draw:mime-type="image/jpeg"/>
</draw:frame>
白天，俄罗斯军队白天向苏米地区的边境社区开火，造成了许多损害并受伤。</text:p>
      <text:p text:style-name="P4">
根据乌克林福姆的说法，Sumy地区军事行政部门在[Telegram]中报道(http://Як передає Укрінформ, про це Сумська обласнавійськова адміністрація повідомила в Телеграмі.  За даними ОВА, усього за деньв області пролунали 122 вибухи, під ворожим вогнем перебували сім громад.Зокрема, Середино-Будську росіяни атакували з мінометів і гранатометів(CSO )分别造成八和23爆炸。 由于敌人的命运，社区损坏了公寓和私人住宅。 在其领土上，入侵者随后第二次导致八次爆炸。 两座多层建筑，七个私人房屋，非住宅通道，商店，四辆汽车和踏板车损坏。 由于敌对行为，他在中间和布尔茨克社区受伤，一个人旅行并被带走。 比洛波尔社区俄罗斯军队袭击了变化。(17次爆炸；)，炮兵和手榴弹发射器；(十个刀片；). Унаслідок одного з мінометних обстрілів пошкоджень зазнала лініяелектропередач.  По Новослобідській громаді загарбники випустили з гелікоптераракети – пролунали три вибухи. Її ж територію ворог обстріляв із мінометів,спричинивши ще сім вибухів.  Мінометного удару зазнала також Есманськагромада. Там зафіксовані 26 вибухів. Ворожим обстрілом пошкоджені складськеприміщення, лінія електропередач та водонапірна вежа, розташована на територіїагропідприємства.  По Великописарівській і Шалигинській громадах росіяни билиз артилерії – відбулися чотири і п'ять вибухів.  Путивльську громаду російськівійська обстріляли з міномета – пролунав один вибух.  Як повідомляв Укрінформ,13 червня російських обстрілів зазнали вісім прикордонних громад Сумськоїобласті. Унаслідок одного з ворожих ударів загинули працівники державногопідприємства лісового господарства.)。</text:p>
      <text:p text:style-name="P4">
根据OVA的说法，该地区的一天听到了122起爆炸声，有7个社区是敌对的。</text:p>
      <text:p text:style-name="P4">
特别是，中俄的俄罗斯人袭击了迫击炮和手榴弹发射器(ths)分别造成八和23爆炸。 由于火车敌对的火车，多隔离设施和私人住宅和经济拆除正在损害。在其领土上，入侵者随后引起了迫击炮袭击，造成了八次爆炸。 这次，两座建筑物，七个私人房屋，非住宅场所，一家商店，四辆汽车和一辆踏板车遭到破坏。</text:p>
      <text:p text:style-name="P4">
由于敌对的炮击，一个人在中间和布尔茨克社区受伤。</text:p>
      <text:p text:style-name="P4">
比洛波尔社区俄罗斯军队袭击了迫击炮(17爆炸)，炮兵和手榴弹发射器(十次爆炸). Унаслідок одного змінометних <text:a xlink:type="simple" xlink:href="https://www.ukrinform.ua/tag-obstril" text:style-name="Internet_20_link" text:visited-style-name="Visited_20_Internet_20_Link">
 обстрілів </text:a>
损坏传输线。</text:p>
      <text:p text:style-name="P4">
在Novoslobid社区中，入侵者从直升机中释放了火箭 - 三场爆炸。 敌人从迫击炮中解雇了她的领土，造成了7次爆炸。</text:p>
      <text:p text:style-name="P4">
埃斯曼社区也遭受了迫击炮打击。 有26次爆炸。储藏室受到仓库的破坏，仓库是塔维多尼塔(Tavedonapir Tower)的电力传输线，位于农业企业领土上。</text:p>
      <text:p text:style-name="P4">
*!(https://www.ukrinform.ua/rubric-regions/3722909-rosiani-dva-tizni-pricilno-obstriluut-amiakoprovid-na-harkivsini.html)在Velikopysariv和Schaligin社区中，俄罗斯人被炮兵殴打 - 有四次和五次爆炸。</text:p>
      <text:p text:style-name="P4">
Putivl社区俄罗斯军队向迫击炮开火 - 单个样本。</text:p>
      <text:p text:style-name="P4">
正如乌克林福姆报道的，6月13日<text:a xlink:type="simple" xlink:href="https://www.ukrinform.ua/rubric-ato/3722527-zagarbniki-za-den-21-raz-obstrilali-prikordonna-sumsini-e-zagibli.html" text:style-name="Internet_20_link" text:visited-style-name="Visited_20_Internet_20_Link">
俄罗斯炮击</text:a>
苏米地区的八个边境社区。 由于敌对的一项打击，国家林业企业的雇员被杀。</text:p>
      <text:p text:style-name="P4">
News Source: <text:a xlink:type="simple" xlink:href="https://www.ukrinform.ua/rubric-ato/3723013-rosiani-za-den-obstrilali-sim-gromad-sumsini-e-poranenij.html" text:style-name="Internet_20_link" text:visited-style-name="Visited_20_Internet_20_Link">
https://www.ukrinform.ua/rubric-ato/3723013-rosiani-za-den-obstrilali-sim-gromad-sumsini-e-poranenij.html</text:a>
</text:p>
      <!--NEWS-->
      <text:h text:style-name="P10" text:outline-level="1">
<text:span text:style-name="T4">
27个定居点在赫尔森地区的赫尔森右岸被洪水淹没</text:span>
</text:h>
      <text:p text:style-name="P4">
作者: Ukrinform (Person)</text:p>
      <text:p text:style-name="P4">
出版商: Укринформ (Organization)</text:p>
      <text:p text:style-name="P4">
出版时间: 2023-06-14T23:12:38+03:00</text:p>
      <text:p text:style-name="P4">
修改时间: 2023-06-14T23:12:38+03:00</text:p>
      <text:p text:style-name="P4">
描述: 由于探索了Kherson地区右岸Kakhovka水力发电站的大坝，仍有27个定居点被淹没。  - 乌克林。</text:p>
      <text:p text:style-name="P4">
图片: ['<text:a xlink:type="simple" xlink:href="https://static.ukrinform.com/photos/2023_06/thumb_files/630_360_1686060672-222.jpg" text:style-name="Internet_20_link" text:visited-style-name="Visited_20_Internet_20_Link">
630_360_16860...</text:a>
']</text:p>
      <text:p text:style-name="P4">
标签: ['Херсонщина', 'Уряд', 'Каховська ГЕС', 'Підтоплення']</text:p>
      <text:p text:style-name="P4">
类型: Article</text:p>
      <!--METADATA-->
      <text:p text:style-name="P4">
<draw:frame draw:style-name="fr1" draw:name="Image234" text:anchor-type="as-char" svg:width="6.9236in" svg:height="3.956343in" draw:z-index="0">
<draw:image xlink:href="../Images/yкринформ/2023-06-14T23-12-38-03-00/630_360_1686060672-222.jpg" xlink:type="simple" xlink:show="embed" xlink:actuate="onLoad" draw:mime-type="image/jpeg"/>
</draw:frame>
由于赫尔森地区右岸的卡科夫斯卡水力发电站的大坝金黄色的成果，仍有27个定居点遭受赫森地区的约27个定居点。</text:p>
      <text:p text:style-name="P4">
关于它在[电报]中报告(https://t.me/shtab_kakhovska_hes/764?fbclid=IwAR10iYK66nFe2J11VT21hK_t3jDD730a1-3_vB0wnyfYTXGWDRZAjaeKjTU)Kakhovskaya水电站|乌克林福姆报告信息总部。</text:p>
      <text:p text:style-name="P4">
“ 27个定居点仍在右岸淹没(2 079建筑物)“， - 消息说。</text:p>
      <text:p text:style-name="P4">
水已经离开了波尼亚托夫卡<text:a xlink:type="simple" xlink:href="https://www.ukrinform.ua/tag-hersonsina" text:style-name="Internet_20_link" text:visited-style-name="Visited_20_Internet_20_Link">
Kherson</text:a>
区。</text:p>
      <text:p text:style-name="P4">
Sappers调查了8公顷以上的领土，1.4公里的道路，即关键基础设施的对象的建设。</text:p>
      <text:p text:style-name="P4">
<text:span text:style-name="T4">
另请阅读：</text:span>
 <text:a xlink:type="simple" xlink:href="https://www.ukrinform.ua/rubric-regions/3723003-na-hersonsini-cerez-pidriv-kahovskoi-ges-z-kurganiv-vimivautsa-istoricni-artefakti.html" text:style-name="Internet_20_link" text:visited-style-name="Visited_20_Internet_20_Link">
在Kherson地区，由于Kakhovskaya Hydreelectric Power Station，带有土丘，历史文物</text:a>
能源在ingulets和Zarichne的村庄中恢复了能量。 有800多个订户。</text:p>
      <text:p text:style-name="P4">
在Chernobayev社区中，房屋中的水被抽出了，现在从院子和公共场所抽水了。</text:p>
      <text:p text:style-name="P4">
在Beloozersk社区中，从31套房屋中抽水并拆除了59立方米。 他们在Belozerka和Kherson之间开设了票价。</text:p>
      <text:p text:style-name="P4">
在达雷夫卡(Darayevka)，对68套房屋进行了调查，他们的行为被家庭损坏。</text:p>
      <text:p text:style-name="P4">
Beryslav区。 检查了44套房屋，从14套房屋中抽水。</text:p>
      <text:p text:style-name="P4">
已经起草了一个受影响社区的登记册，每个人都组成了相关委员会。</text:p>
      <text:p text:style-name="P4">
这项工作正在进行中。</text:p>
      <text:p text:style-name="P4">
<text:span text:style-name="T4">
另请阅读：</text:span>
 <text:a xlink:type="simple" xlink:href="https://www.ukrinform.ua/rubric-regions/3722935-na-pivdni-rozgornuli-infekcijni-habi-robitimut-j-svidki-testi-na-holeru.html" text:style-name="Internet_20_link" text:visited-style-name="Visited_20_Internet_20_Link">
在南部，已经启动了感染性枢纽 - 它们将进行快速的霍乱测试</text:a>
据报道，6月6日晚上<text:a xlink:type="simple" xlink:href="https://www.ukrinform.ua/rubric-ato/3718751-rosijski-zagarbniki-pidirvali-kahovsku-ges-ok-pivden.html" text:style-name="Internet_20_link" text:visited-style-name="Visited_20_Internet_20_Link">
俄罗斯军队破坏了</text:a>
Kakhovskaya水力发电大坝。 在Kherson地区，由于Kakhovka水力发电站的供暖，危险场所的人口危险危险。 实际上，Kakhovka Hescorecarians的乘员开始根据“ Ecocid”进行调查。</text:p>
      <text:p text:style-name="P4">
Ukrhydroenergo表示，Kakhovka水力发电站被完全销毁和可追回。</text:p>
      <text:p text:style-name="P4">
News Source: <text:a xlink:type="simple" xlink:href="https://www.ukrinform.ua/rubric-regions/3723016-na-pravoberezzi-hersonsini-zalisautsa-pidtoplenimi-27-naselenih-punktiv.html" text:style-name="Internet_20_link" text:visited-style-name="Visited_20_Internet_20_Link">
https://www.ukrinform.ua/rubric-regions/3723016-na-pravoberezzi-hersonsini-zalisautsa-pidtoplenimi-27-naselenih-punktiv.html</text:a>
</text:p>
      <!--NEWS-->
      <text:h text:style-name="P10" text:outline-level="1">
<text:span text:style-name="T4">
Zelensky与Duda进行了交谈 - 他们谈到了前面的情况以及乌克兰士兵的需求</text:span>
</text:h>
      <text:p text:style-name="P4">
作者: Ukrinform (Person)</text:p>
      <text:p text:style-name="P4">
出版商: Укринформ (Organization)</text:p>
      <text:p text:style-name="P4">
出版时间: 2023-06-14T23:25:00+03:00</text:p>
      <text:p text:style-name="P4">
修改时间: 2023-06-14T23:25:00+03:00</text:p>
      <text:p text:style-name="P4">
描述: 乌克兰沃迪米尔·泽伦斯基（Ukraine Volodymyr Zelensky）总裁与波兰同事安德烈·杜达（Andrzej Duda）进行了交谈。  - 乌克林。</text:p>
      <text:p text:style-name="P4">
图片: ['<text:a xlink:type="simple" xlink:href="https://static.ukrinform.com/photos/2022_06/thumb_files/630_360_1655321433-213.jpeg" text:style-name="Internet_20_link" text:visited-style-name="Visited_20_Internet_20_Link">
630_360_16553...</text:a>
']</text:p>
      <text:p text:style-name="P4">
标签: ['Дуда', 'Польща', 'Зеленський']</text:p>
      <text:p text:style-name="P4">
类型: Article</text:p>
      <!--METADATA-->
      <text:p text:style-name="P4">
<draw:frame draw:style-name="fr1" draw:name="Image235" text:anchor-type="as-char" svg:width="6.9236in" svg:height="3.956343in" draw:z-index="0">
<draw:image xlink:href="../Images/yкринформ/2023-06-14T23-25-00-03-00/630_360_1655321433-213.jpeg" xlink:type="simple" xlink:show="embed" xlink:actuate="onLoad" draw:mime-type="image/jpeg"/>
</draw:frame>
乌克兰沃迪米尔·泽伦斯基(Ukraine Volodymyr Zelensky)总裁与波兰同事安德烈·杜达(Andrzej Duda)进行了交谈。</text:p>
      <text:p text:style-name="P4">
根据乌克林福姆的说法，国家元首在他的[Twitter]中写了有关它的文章(https://twitter.com/ZelenskyyUa/status/1669071930215784450)。</text:p>
      <text:p text:style-name="P4">
“他与波兰总统进行了主题对话。讨论了PolyB和乌克兰辩护人的需求。他感谢波兰在国防援助领域执行拨款。他们同意进一步的准备步骤北约峰会，”泽伦斯基写道。</text:p>
      <text:p text:style-name="P4">
<text:span text:style-name="T4">
另请阅读：</text:span>
 <text:a xlink:type="simple" xlink:href="https://www.ukrinform.ua/rubric-ato/3722983-prezident-vidznaciv-derznagorodami-320-vijskovih-128-z-nih-posmertno.html" text:style-name="Internet_20_link" text:visited-style-name="Visited_20_Internet_20_Link">
总统指出州320名士兵，128-死后</text:a>
据他说，乌克兰和波兰继续在乌克兰联盟联盟中共同努力。</text:p>
      <text:p text:style-name="P4">
“这正是俄罗斯假设必须完全破坏的那一刻，北约的某人仍然害怕俄罗斯。 这种假设以俄罗斯的积极雄心为基础。 我们已经并且可以中和。 我们感谢波兰的乌克兰支持和北约的真正加强，”乌克兰总统后来在[晚上上诉]中说(https://t.me/V_Zelenskiy_official/6575)。</text:p>
      <text:p text:style-name="P4">
正如乌克林福姆报道的那样，今天北约秘书长詹斯·斯托尔滕贝格耶耶(Jens Stoltenberghizhayai)是<text:a xlink:type="simple" xlink:href="https://www.ukrinform.ua/rubric-polytics/3722975-stoltenberg-pro-clenstvo-ukraini-v-nato-souzniki-uhvalili-principovi-risenna-ale-diskusii-trivaut.html" text:style-name="Internet_20_link" text:visited-style-name="Visited_20_Internet_20_Link">
北约盟国已经做出了有关乌克兰乌克兰成员的基本决定</text:a>
在联盟中，但继续就实施它们的方式进行磋商。</text:p>
      <text:p text:style-name="P4">
照片：作品</text:p>
      <text:p text:style-name="P4">
News Source: <text:a xlink:type="simple" xlink:href="https://www.ukrinform.ua/rubric-polytics/3723019-zelenskij-proviv-rozmovu-z-dudou-govorili-pro-situaciu-na-fronti-ta-potrebi-ukrainskih-voiniv.html" text:style-name="Internet_20_link" text:visited-style-name="Visited_20_Internet_20_Link">
https://www.ukrinform.ua/rubric-polytics/3723019-zelenskij-proviv-rozmovu-z-dudou-govorili-pro-situaciu-na-fronti-ta-potrebi-ukrainskih-voiniv.html</text:a>
</text:p>
      <!--NEWS-->
      <text:h text:style-name="P10" text:outline-level="1">
<text:span text:style-name="T4">
莫里斯·斯坦（Morris Stein）是新的主教练“ Ajax”</text:span>
</text:h>
      <text:p text:style-name="P4">
作者: Ukrinform (Person)</text:p>
      <text:p text:style-name="P4">
出版商: Укринформ (Organization)</text:p>
      <text:p text:style-name="P4">
出版时间: 2023-06-14T23:26:20+03:00</text:p>
      <text:p text:style-name="P4">
修改时间: 2023-06-14T23:26:20+03:00</text:p>
      <text:p text:style-name="P4">
描述: 该合同是在2026年夏季计算的。  - 乌克林。</text:p>
      <text:p text:style-name="P4">
图片: ['<text:a xlink:type="simple" xlink:href="https://static.ukrinform.com/photos/2023_06/thumb_files/630_360_1686774168-475.jpg" text:style-name="Internet_20_link" text:visited-style-name="Visited_20_Internet_20_Link">
630_360_16867...</text:a>
']</text:p>
      <text:p text:style-name="P4">
标签: ['Футбол', 'Аякс']</text:p>
      <text:p text:style-name="P4">
类型: Article</text:p>
      <!--METADATA-->
      <text:p text:style-name="P4">
<draw:frame draw:style-name="fr1" draw:name="Image236" text:anchor-type="as-char" svg:width="6.9236in" svg:height="3.956343in" draw:z-index="0">
<draw:image xlink:href="../Images/yкринформ/2023-06-14T23-26-20-03-00/630_360_1686774168-475.jpg" xlink:type="simple" xlink:show="embed" xlink:actuate="onLoad" draw:mime-type="image/jpeg"/>
</draw:frame>
直到2026年夏天。</text:p>
      <text:p text:style-name="P4">
莫里斯·斯坦(Morris Stein)由新的阿贾克斯(Ajax)主教练任命，该合同是由2026年夏天的sacrusian计算的。(https://www.ajax.nl/artikelen/maurice-steijn-nieuwe-hoofdtrainer-ajax/)乌克林福姆报道，俱乐部的官方网站。</text:p>
      <text:p text:style-name="P4">
在他的教练职业生涯中，斯坦因由Dan Haag，Venlo，Al-Vakhda，Plubped和Rotterdam Sparta领导。</text:p>
      <text:p text:style-name="P4">
上个赛季，在莫里斯(Morris)的领导下，斯巴达(Sparta)在荷兰排名第六，在季后赛决赛中获得了特威特(Twente)的位置。</text:p>
      <text:p text:style-name="P4">
<text:span text:style-name="T4">
另请阅读：</text:span>
 <text:a xlink:type="simple" xlink:href="https://www.ukrinform.ua/rubric-sports/3718281-znamenitij-futbolist-ibragimovic-ogolosiv-pro-zaversenna-kareri.html" text:style-name="Internet_20_link" text:visited-style-name="Visited_20_Internet_20_Link">
著名的足球运动员易卜拉欣莫维奇宣布完成职业生涯</text:a>
阿贾克斯(Ajax)在2022/23赛季获得第三名，没有进入冠军联赛。</text:p>
      <text:p text:style-name="P4">
照片：ajax.nl</text:p>
      <text:p text:style-name="P4">
News Source: <text:a xlink:type="simple" xlink:href="https://www.ukrinform.ua/rubric-sports/3723018-moris-stejn-novij-golovnij-trener-aaksa.html" text:style-name="Internet_20_link" text:visited-style-name="Visited_20_Internet_20_Link">
https://www.ukrinform.ua/rubric-sports/3723018-moris-stejn-novij-golovnij-trener-aaksa.html</text:a>
</text:p>
      <!--NEWS-->
      <text:h text:style-name="P10" text:outline-level="1">
<text:span text:style-name="T4">
在玛丽奥波（Mariupol），游击队的明信片呼吁俄罗斯士兵放弃</text:span>
</text:h>
      <text:p text:style-name="P4">
作者: Ukrinform (Person)</text:p>
      <text:p text:style-name="P4">
出版商: Укринформ (Organization)</text:p>
      <text:p text:style-name="P4">
出版时间: 2023-06-14T23:31:00+03:00</text:p>
      <text:p text:style-name="P4">
修改时间: 2023-06-14T23:31:00+03:00</text:p>
      <text:p text:style-name="P4">
描述: 在暂时捕获的俄罗斯军事野马中，游击队送出传单，呼吁俄罗斯士兵放弃。  - 乌克林。</text:p>
      <text:p text:style-name="P4">
图片: ['<text:a xlink:type="simple" xlink:href="https://static.ukrinform.com/photos/2023_04/thumb_files/630_360_1680546247-363.jpg" text:style-name="Internet_20_link" text:visited-style-name="Visited_20_Internet_20_Link">
630_360_16805...</text:a>
']</text:p>
      <text:p text:style-name="P4">
标签: ['Маріуполь', 'Окупація', 'Війна з Росією']</text:p>
      <text:p text:style-name="P4">
类型: Article</text:p>
      <!--METADATA-->
      <text:p text:style-name="P4">
<draw:frame draw:style-name="fr1" draw:name="Image238" text:anchor-type="as-char" svg:width="6.9236in" svg:height="3.956343in" draw:z-index="0">
<draw:image xlink:href="../Images/yкринформ/2023-06-14T23-31-00-03-00/630_360_1680546247-363.jpg" xlink:type="simple" xlink:show="embed" xlink:actuate="onLoad" draw:mime-type="image/jpeg"/>
</draw:frame>
俄罗斯军事野马游击队及时捕获，呼吁俄罗斯士兵放弃。</text:p>
      <text:p text:style-name="P4">
这是在[电报]中报道的(https://t.me/andriyshTime/10757)乌克林福姆报道，Mariupol Petro Andryushchenko的顾问。</text:p>
      <text:p text:style-name="P4">
“在马里波尔，游击队敦促俄罗斯士兵不缴税，而是放弃。 但是他们传播了这一说法 - 对乌克兰人的呼吁：玛丽奥波尔卡，贝尔迪纳卡，托克马克，托克马克，梅利托波尔，阿佐夫斯基·伊夫西克的居民其他城市，城镇和城镇。 足以害怕。 打印并挂全部。 俄罗斯人制造武器的越多，墨盒就越多。” Andryushchenko写道。</text:p>
      <text:p text:style-name="P4">
<text:span text:style-name="T4">
另请阅读：</text:span>
 <text:a xlink:type="simple" xlink:href="https://www.ukrinform.ua/rubric-culture/3722556-film-20-dniv-u-mariupoli-vzav-nagorodi-na-docudays-ua.html" text:style-name="Internet_20_link" text:visited-style-name="Visited_20_Internet_20_Link">
电影“ ** Mariupol中的20天”和“在Docudays上获得了奖项ua</text:a>
传单的作者被要求支持并向我们的乌克兰人民提供呼吁，以加入抵抗运动。</text:p>
      <text:p text:style-name="P4">
“俄语。 请勿返回模式。 对于普京来说，所有的慕斯。 您的俄语，第一个。 你想生活吗？ 斜线并过渡到善良的一面。 泡沫未感染。 泡沫是一点点的生命。 保证，”印刷明信片写着。 你不想死吗？ 你想回家吗？ 您想开车赛吗？ 写下闲逛的联系人!”。</text:p>
      <text:p text:style-name="P4">
据报道，俄罗斯入侵者将Mariupol和周围环境变成了他们的军事障碍中心。</text:p>
      <text:p text:style-name="P4">
News Source: <text:a xlink:type="simple" xlink:href="https://www.ukrinform.ua/rubric-regions/3722901-u-mariupoli-partizani-rozkleili-listivki-iz-zaklikami-do-rosijskih-soldativ-zdavatisa.html" text:style-name="Internet_20_link" text:visited-style-name="Visited_20_Internet_20_Link">
https://www.ukrinform.ua/rubric-regions/3722901-u-mariupoli-partizani-rozkleili-listivki-iz-zaklikami-do-rosijskih-soldativ-zdavatisa.html</text:a>
</text:p>
      <!--NEWS-->
      <text:h text:style-name="P10" text:outline-level="1">
<text:span text:style-name="T4">
Zelensky：当废墟消失时，它不仅失去了侵略者，而且失去了侵略的想法</text:span>
</text:h>
      <text:p text:style-name="P4">
作者: Ukrinform (Person)</text:p>
      <text:p text:style-name="P4">
出版商: Укринформ (Organization)</text:p>
      <text:p text:style-name="P4">
出版时间: 2023-06-14T23:36:39+03:00</text:p>
      <text:p text:style-name="P4">
修改时间: 2023-06-14T23:36:39+03:00</text:p>
      <text:p text:style-name="P4">
描述: 我们将重建一切，我们将恢复一切，并且我们已经确切地知道了什么时机和击败俄罗斯侵略和我们的重建的实力的步骤。 当废墟消失时，它不仅会失去侵略者，而且会失去侵略的想法。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ЗСУ', 'Зеленський', 'Війна з Росією', '#stoprussia', 'ППО', 'Відбудова']</text:p>
      <text:p text:style-name="P4">
类型: Article</text:p>
      <!--METADATA-->
      <text:p text:style-name="P4">
<draw:frame draw:style-name="fr1" draw:name="Image239" text:anchor-type="as-char" svg:width="6.9236in" svg:height="3.956343in" draw:z-index="0">
<draw:image xlink:href="../Images/yкринформ/2023-06-14T23-36-39-03-00/630_360_1679682020-565.jpeg" xlink:type="simple" xlink:show="embed" xlink:actuate="onLoad" draw:mime-type="image/jpeg"/>
</draw:frame>
我们都将恢复一切，我们将恢复所有内容，并且我们已经确切地知道我们需要在哪个时机击败俄罗斯侵略和我们的建筑物。 当废墟消失时，它不仅会失去侵略者，而且会失去侵略的想法。</text:p>
      <text:p text:style-name="P4">
他在晚上强调了这一点<text:a xlink:type="simple" xlink:href="https://www.youtube.com/watch" text:style-name="Internet_20_link" text:visited-style-name="Visited_20_Internet_20_Link">
视频消息</text:a>
据报道，沃迪米尔Zelenskyy总统据报道。</text:p>
      <text:p text:style-name="P4">
<text:span text:style-name="T5">
vido：<text:a xlink:type="simple" xlink:href="https://t.me/OP_UA/9725" text:style-name="Internet_20_link" text:visited-style-name="Visited_20_Internet_20_Link">
电报总统办公室</text:a>
</text:span>
</text:p>
      <text:p text:style-name="P4">
_ <text:span text:style-name="T4">
我希望健康，亲爱的乌克兰人!</text:span>
 _</text:p>
      <text:p text:style-name="P4">
他只是与波兰·安德烈·杜达(Poland Andrzej Duda)总统进行了交谈 - 首先是一个小时的对话。 现在，战场上的情况，我们的士兵武器，炮弹。 感谢实施先前的国防安排。</text:p>
      <text:p text:style-name="P4">
当然，在每次对话中，我们都非常关注和平陈述的长期安全，而不仅仅是对我们。 总是有效。</text:p>
      <text:p text:style-name="P4">
波兰很现实地认为乌克兰在北约成员的需求。 和这个目标需求。 我们一起为维尔纽斯联盟峰会开发了特定内容。 这正是俄罗斯假设应该完全破坏北约仍然害怕俄罗斯的那一刻。 这样的假设为俄罗斯积极的野心提供了。 我们已经并且可以中和。 感谢乌克兰的支持和北约的真正加强。</text:p>
      <text:p text:style-name="P4">
不仅在今天，而且整个星期，我们都在为乌克兰的恢复做准备，乌克兰将于下周举行。 这将是一个重要的事件，是一个非常有代表的事件，它将团结恢复我们国家和人民正常生活的高级和商业努力。 乌克兰的主要原则是简单而公平的，阿萨姆：乌克兰没有废墟。 我们将重建一切，我们将恢复一切，并且我们确切地知道什么时机以及应采取何种力量来击败俄罗斯侵略和我们的重建。 当废墟消失时，不仅是侵略者，而且是侵略的想法。 会的。</text:p>
      <text:p text:style-name="P4">
每天，在为这次伦敦会议做准备时，我们举行了漫长而深刻的准备会议 - 所有必要的国家机构都涉及不同的水平。 我们为愿景竭尽所能，乌克兰的愿景(一如既往，有意义)已经准备了相应的国际安排水平。今天，他签署了有关国家空军，我们的防空以及每天拯救我们人民的英雄的新法令。 我们的情报官员和武装部队的军人 - 一个单位的战斗旅也是奖项。 共有331名战士。 331英雄生活。</text:p>
      <text:p text:style-name="P4">
请务必记住，我们在乌克兰有义务保护我们人民的生活和独立。 尊重我们的军队，尊重我们的士兵亲戚，尊重所有为国家而陪伴的人的妻子和男人。 感谢这些人是一件好事。 乌克兰非常感谢，值得每天展示。</text:p>
      <text:p text:style-name="P4">
谢谢所有正在为我们的胜利而战和努力的人!我尤其要感谢现在在我们国家东部和南部战斗中的每个人都开放了乌克兰战略空间，即胜利的运动空间。 我感谢所有现在都在人行道和防守中的人，他们席卷了入侵者的位置并反映了他们的旅行 - 谢谢大家，勇士，勇敢，耐用性，每米!</text:p>
      <text:p text:style-name="P4">
_ <text:span text:style-name="T4">
荣耀我们的英雄!</text:span>
 _</text:p>
      <text:p text:style-name="P4">
_ <text:span text:style-name="T4">
荣耀与乌克兰!</text:span>
 _</text:p>
      <text:p text:style-name="P4">
News Source: <text:a xlink:type="simple" xlink:href="https://www.ukrinform.ua/rubric-vidbudova/3723020-zelenskij-koli-ruini-znikaut-to-prograe-ne-prosto-agresor-a-sama-idea-agresii.html" text:style-name="Internet_20_link" text:visited-style-name="Visited_20_Internet_20_Link">
https://www.ukrinform.ua/rubric-vidbudova/3723020-zelenskij-koli-ruini-znikaut-to-prograe-ne-prosto-agresor-a-sama-idea-agresii.html</text:a>
</text:p>
      <!--NEWS-->
      <text:h text:style-name="P10" text:outline-level="1">
<text:span text:style-name="T4">
俄罗斯人试图交换被卢比尼特俘虏的平民</text:span>
</text:h>
      <text:p text:style-name="P4">
作者: Ukrinform (Person)</text:p>
      <text:p text:style-name="P4">
出版商: Укринформ (Organization)</text:p>
      <text:p text:style-name="P4">
出版时间: 2023-06-14T23:41:00+03:00</text:p>
      <text:p text:style-name="P4">
修改时间: 2023-06-14T23:41:00+03:00</text:p>
      <text:p text:style-name="P4">
描述: 俄罗斯联邦操纵并试图改变自己的军事人员俘虏的平民。  - 乌克林。</text:p>
      <text:p text:style-name="P4">
图片: ['<text:a xlink:type="simple" xlink:href="https://static.ukrinform.com/photos/2023_06/thumb_files/630_360_1686754926-539.jpg" text:style-name="Internet_20_link" text:visited-style-name="Visited_20_Internet_20_Link">
630_360_16867...</text:a>
']</text:p>
      <text:p text:style-name="P4">
标签: ['Списки полонених', 'Полонені', 'Дмитро Лубінець']</text:p>
      <text:p text:style-name="P4">
类型: Article</text:p>
      <!--METADATA-->
      <text:p text:style-name="P4">
<draw:frame draw:style-name="fr1" draw:name="Image240" text:anchor-type="as-char" svg:width="6.9236in" svg:height="3.956343in" draw:z-index="0">
<draw:image xlink:href="../Images/yкринформ/2023-06-14T23-41-00-03-00/630_360_1686754926-539.jpg" xlink:type="simple" xlink:show="embed" xlink:actuate="onLoad" draw:mime-type="image/jpeg"/>
</draw:frame>
从各个方面来说，俄罗斯联邦操纵并试图取代对自己的军事人员的热情。</text:p>
      <text:p text:style-name="P4">
根据乌克林福姆(Ukrinform)的说法，Dmitrytrolubinets在[Facebook]中报告了有关它的信息。(https://www.facebook.com/dmytro.lubinets/posts/pfbid0xbpFd7KV8TLzJ55iHJ8FEswbtqjLdTmp8BADk1TstBGKr4a3QWwrYbcrKigTxtYnl).</text:p>
      <text:p text:style-name="P4">
"Цивільні громадяни – це заручники. РФ повинна повернути їх без жодних умов, ане залучати в процес обміну військовополоненими!Наразі у Реєстрі зниклихбезвісти за особливих обставин з 24 лютого 2022 року – понад 25 тисячукраїнців. Серед них – 20 тисяч цивільних. Росіяни всіма способами маніпулюютьі намагаються поміняти захоплених ними цивільних на власнихвійськовослужбовців", - зазначив Лубінець.</text:p>
      <text:p text:style-name="P4">
<text:span text:style-name="T4">
Читайте також:</text:span>
 <text:a xlink:type="simple" xlink:href="https://www.ukrinform.ua/rubric-society/3721599-rosiani-na-zahoplenih-teritoriah-militarizuut-ditej-lubinec.html" text:style-name="Internet_20_link" text:visited-style-name="Visited_20_Internet_20_Link">
 Росіяни на захоплених територіях мілітаризують дітей -<text:span text:style-name="T4">
Лубінец</text:span>
 ь </text:a>
他强调，俄罗斯一方没有拘留平民的法律理由。 “平民，平民，根本不应该团结起来，如果发生这种情况，必须立即被释放!”  - 强调。”</text:p>
      <text:p text:style-name="P4">
但是，根据他的说法，在俄罗斯，一切都是犯罪动机。 俄罗斯联邦是延迟的公民，因为首先，它利用与平民有关的恐怖，是对乌克兰在实现军事政治目标的背景下对乌克兰地位的影响的工具。 俄罗斯人知道每个平民都被释放 - 俄罗斯联邦如何违反国际规则的指南。 其次，这是乌克兰人播种的一种方式，并激发了一般的国家机构和权力的愤怒。</text:p>
      <text:p text:style-name="P4">
“在这种情况下，恐怖分子国家使用许多操纵性的判断。不幸的是，其中大多数人确实影响了乌克兰人。在此类断言中 - “乌克兰拒绝返回他们的人民”，“乌克兰人不会返回他们的家园，”，“”，“”，“”，“”民事人质是罪犯“和罪犯。”其他人说。</text:p>
      <text:p text:style-name="P4">
<text:span text:style-name="T4">
另请阅读：</text:span>
 <text:a xlink:type="simple" xlink:href="https://www.ukrinform.ua/rubric-crimea/3722344-krimskogo-tatarina-ibraimova-rosiani-pozbavili-likiv-pered-etapuvannam-lubinec.html" text:style-name="Internet_20_link" text:visited-style-name="Visited_20_Internet_20_Link">
克里米亚塔塔尔·易卜拉莫夫俄罗斯人在舞台之前剥夺了毒品 -  <text:span text:style-name="T4">
 lubinets </text:span>
 b</text:a>
他强调，所有这些都是俄罗斯联邦的宣传叙述。但是，据他说，这种尝试不止于此 - 工作继续，可以随时讨论蛋白质。 乌克兰正在尝试至少一种核实和返回乌克兰公民的方法。</text:p>
      <text:p text:style-name="P4">
“我看到每一个评论和呼吁平民返回。我们也一直在与亲戚被囚禁的家庭见面。在所有地点，我们谈论平民人质，我们要求世界达到民族事实，即事实是严格的是，要排除将俄罗斯联邦排除在组织之外的压力，以排除恐怖国家发表声音的俄罗斯人。”</text:p>
      <text:p text:style-name="P4">
正如乌克林福姆(Ukrinform)报道的那样，6月14日，关于战俘待遇的协调总部讨论了从俄罗斯返回平民的问题。</text:p>
      <text:p text:style-name="P4">
照片：Dmitry Lubinets，Facebook</text:p>
      <text:p text:style-name="P4">
News Source: <text:a xlink:type="simple" xlink:href="https://www.ukrinform.ua/rubric-ato/3722910-rosiani-namagautsa-obminati-zahoplenih-nimi-civilnih-na-vijskovosluzbovciv-lubinec.html" text:style-name="Internet_20_link" text:visited-style-name="Visited_20_Internet_20_Link">
https://www.ukrinform.ua/rubric-ato/3722910-rosiani-namagautsa-obminati-zahoplenih-nimi-civilnih-na-vijskovosluzbovciv-lubinec.html</text:a>
</text:p>
      <!--NEWS-->
      <text:h text:style-name="P10" text:outline-level="1">
<text:span text:style-name="T4">
乌克兰各地是空气警报</text:span>
</text:h>
      <text:p text:style-name="P4">
作者: Ukrinform (Person)</text:p>
      <text:p text:style-name="P4">
出版商: Укринформ (Organization)</text:p>
      <text:p text:style-name="P4">
出版时间: 2023-06-14T23:47:00+03:00</text:p>
      <text:p text:style-name="P4">
修改时间: 2023-06-14T23:47:00+03:00</text:p>
      <text:p text:style-name="P4">
描述: 整个乌克兰宣布了大型空气警报。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Війна з Росією', 'Повітряна тривога']</text:p>
      <text:p text:style-name="P4">
类型: Article</text:p>
      <!--METADATA-->
      <text:p text:style-name="P4">
<draw:frame draw:style-name="fr1" draw:name="Image241" text:anchor-type="as-char" svg:width="6.9236in" svg:height="3.956343in" draw:z-index="0">
<draw:image xlink:href="../Images/yкринформ/2023-06-14T23-47-00-03-00/630_360_1645871571-868.jpg" xlink:type="simple" xlink:show="embed" xlink:actuate="onLoad" draw:mime-type="image/jpeg"/>
</draw:frame>
整个乌克兰宣布了大型空气警报。</text:p>
      <text:p text:style-name="P4">
[地图]证明了这一点(https://map.ukrainealarm.com/)乌克林福姆报道，空气焦虑。</text:p>
      <text:p text:style-name="P4">
目前<text:a xlink:type="simple" xlink:href="https://www.ukrinform.ua/tag-povitrana-trivoga" text:style-name="Internet_20_link" text:visited-style-name="Visited_20_Internet_20_Link">
空气警报</text:a>
在所有领域宣布。</text:p>
      <text:p text:style-name="P4">
<text:span text:style-name="T4">
另请阅读：</text:span>
 <text:a xlink:type="simple" xlink:href="https://www.ukrinform.ua/rubric-ato/3723004-u-pentagoni-nazvali-prioriteti-ramstajnu-posilenna-ppo-ta-insih-mozlivostej-ukraini.html" text:style-name="Internet_20_link" text:visited-style-name="Visited_20_Internet_20_Link">
在五角大楼中名为拉姆斯汀的优先事项 - 加强<text:span text:style-name="T4">
防空</text:span>
和乌克兰的其他机会</text:a>
正如乌克林福姆报道的那样，空军发言人尤里·伊格纳瓦图(Yuri Ignatzawatui)提到<text:a xlink:type="simple" xlink:href="https://www.ukrinform.ua/rubric-ato/3721339-rosiani-hocut-abi-mi-vitratili-na-sahedi-zenitni-raketi-ignat.html" text:style-name="Internet_20_link" text:visited-style-name="Visited_20_Internet_20_Link">
俄罗斯入侵者正在发射</text:a>
夜间无人驾驶卡米卡兹(Kamikadze)耗尽乌克兰防空并调整火箭袭击。</text:p>
      <text:p text:style-name="P4">
News Source: <text:a xlink:type="simple" xlink:href="https://www.ukrinform.ua/rubric-ato/3723021-po-vsij-ukraini-povitrana-trivoga.html" text:style-name="Internet_20_link" text:visited-style-name="Visited_20_Internet_20_Link">
https://www.ukrinform.ua/rubric-ato/3723021-po-vsij-ukraini-povitrana-trivoga.html</text:a>
</text:p>
      <!--NEWS-->
      <text:h text:style-name="P10" text:outline-level="1">
<text:span text:style-name="T4">
总统指出州331军事</text:span>
</text:h>
      <text:p text:style-name="P4">
作者: Ukrinform (Person)</text:p>
      <text:p text:style-name="P4">
出版商: Укринформ (Organization)</text:p>
      <text:p text:style-name="P4">
出版时间: 2023-06-14T23:49:42+03:00</text:p>
      <text:p text:style-name="P4">
修改时间: 2023-06-14T23:49:42+03:00</text:p>
      <text:p text:style-name="P4">
描述: 周三，乌克兰沃迪米尔Zelensky总统庆祝了331名军人，其中包括武装部队和侦察员的战士，州奖。  - 乌克林。</text:p>
      <text:p text:style-name="P4">
图片: ['<text:a xlink:type="simple" xlink:href="https://static.ukrinform.com/photos/2022_12/thumb_files/630_360_1670861641-875.jpeg" text:style-name="Internet_20_link" text:visited-style-name="Visited_20_Internet_20_Link">
630_360_16708...</text:a>
']</text:p>
      <text:p text:style-name="P4">
标签: ['Нагорода', 'Повітряні сили ЗСУ', 'Зеленський']</text:p>
      <text:p text:style-name="P4">
类型: Article</text:p>
      <!--METADATA-->
      <text:p text:style-name="P4">
<draw:frame draw:style-name="fr1" draw:name="Image243" text:anchor-type="as-char" svg:width="6.9236in" svg:height="3.956343in" draw:z-index="0">
<draw:image xlink:href="../Images/yкринформ/2023-06-14T23-49-42-03-00/630_360_1670861641-875.jpeg" xlink:type="simple" xlink:show="embed" xlink:actuate="onLoad" draw:mime-type="image/jpeg"/>
</draw:frame>
周三，乌克兰总统在周三庆祝了一名331名服务员，其中包括武装部队和侦察员的武装部队的战士。</text:p>
      <text:p text:style-name="P4">
他在[上诉]中告知了这一点(https://t.me/V_Zelenskiy_official/6575)，报道乌克林福姆。</text:p>
      <text:p text:style-name="P4">
“他今天已经签署了新法令，以庆祝国家拥有的诺格罗德(Nongorod)，包括空军的士兵，我们的防空，只是那些每天拯救我们人民的英雄。 我们的情报官员和武装部队的军事人员 - 单位战斗旅也是奖项。 共有331名战士。 331英雄生活，”他说。</text:p>
      <text:p text:style-name="P4">
<text:span text:style-name="T4">
另请阅读：</text:span>
 <text:a xlink:type="simple" xlink:href="https://www.ukrinform.ua/rubric-vidbudova/3723020-zelenskij-koli-ruini-znikaut-to-prograe-ne-prosto-agresor-a-sama-idea-agresii.html" text:style-name="Internet_20_link" text:visited-style-name="Visited_20_Internet_20_Link">
<text:span text:style-name="T4">
 Zelensky </text:span>
：当废墟消失时，失去侵略者并不容易，而是侵略的想法</text:a>
Zelensky敦促乌克兰人始终记住，我们全都在乌克兰的乌克兰生活中，他们为乌克兰人民的一生而奋斗。</text:p>
      <text:p text:style-name="P4">
“尊重我们的士兵，尊重我们的祖国战士，尊重所有在国家捍卫国家的人的船只的妻子，这是无条件的。 浴缸的盛大当然是。 乌克兰感谢您要感恩，应该每天向其表现出来。我更加感谢所有正在为我们的胜利而战和努力的人。”总统说。</text:p>
      <text:p text:style-name="P4">
乌克兰国家的负责人对现在在我国东部和南部的每个人和每个人都为乌克兰打开了一个战略空间，这是一个“胜利的空间”。</text:p>
      <text:p text:style-name="P4">
<text:span text:style-name="T4">
另请阅读：</text:span>
 <text:a xlink:type="simple" xlink:href="https://www.ukrinform.ua/rubric-polytics/3723019-zelenskij-proviv-rozmovu-z-dudou-govorili-pro-situaciu-na-fronti-ta-potrebi-ukrainskih-voiniv.html" text:style-name="Internet_20_link" text:visited-style-name="Visited_20_Internet_20_Link">
<text:span text:style-name="T4">
 Zelensky </text:span>
 duda对话 - 在前面和乌克兰士兵的需求中对话</text:a>
“我感谢所有现在处于进攻性和防守端的人，他们席卷了反映袭击的入侵者的位置 - 谢谢大家，勇士，勇敢，停滞和每一米的成绩!荣耀我们的英雄!荣耀乌克兰。”他说。</text:p>
      <text:p text:style-name="P4">
据报道，总统沃迪米尔·泽伦斯基(Volodymyr Zelenskyy)周三<text:a xlink:type="simple" xlink:href="https://www.ukrinform.ua/rubric-ato/3722983-prezident-vidznaciv-derznagorodami-320-vijskovih-128-z-nih-posmertno.html" text:style-name="Internet_20_link" text:visited-style-name="Visited_20_Internet_20_Link">
标志着乌克兰320名捍卫者的州奖，其中128个 - 死后</text:a>
 .</text:p>
      <text:p text:style-name="P4">
News Source: <text:a xlink:type="simple" xlink:href="https://www.ukrinform.ua/rubric-ato/3723022-prezident-vidznaciv-derznagorodami-331-vijskovogo.html" text:style-name="Internet_20_link" text:visited-style-name="Visited_20_Internet_20_Link">
https://www.ukrinform.ua/rubric-ato/3723022-prezident-vidznaciv-derznagorodami-331-vijskovogo.html</text:a>
</text:p>
      <!--NEWS-->
      <text:h text:style-name="P10" text:outline-level="1">
<text:span text:style-name="T4">
波兰为自己的陆军Minnie Baobab-k酒吧购买了</text:span>
</text:h>
      <text:p text:style-name="P4">
作者: Ukrinform (Person)</text:p>
      <text:p text:style-name="P4">
出版商: Укринформ (Organization)</text:p>
      <text:p text:style-name="P4">
出版时间: 2023-06-14T23:57:00+03:00</text:p>
      <text:p text:style-name="P4">
修改时间: 2023-06-14T23:57:00+03:00</text:p>
      <text:p text:style-name="P4">
描述: 波兰国防部为自己的军队购买了24个Baobab-K波兰生产障碍。  - 乌克林。</text:p>
      <text:p text:style-name="P4">
图片: ['<text:a xlink:type="simple" xlink:href="https://static.ukrinform.com/photos/2023_06/thumb_files/630_360_1686761069-710.jpg" text:style-name="Internet_20_link" text:visited-style-name="Visited_20_Internet_20_Link">
630_360_16867...</text:a>
']</text:p>
      <text:p text:style-name="P4">
标签: ['Польща', 'Зброя', 'Маріуш Блащак']</text:p>
      <text:p text:style-name="P4">
类型: Article</text:p>
      <!--METADATA-->
      <text:p text:style-name="P4">
<draw:frame draw:style-name="fr1" draw:name="Image244" text:anchor-type="as-char" svg:width="6.9236in" svg:height="3.956343in" draw:z-index="0">
<draw:image xlink:href="../Images/yкринформ/2023-06-14T23-57-00-03-00/630_360_1686761069-710.jpg" xlink:type="simple" xlink:show="embed" xlink:actuate="onLoad" draw:mime-type="image/jpeg"/>
</draw:frame>
国防部已经为自己的军队需求购买了24轮开采波兰生产的障碍。</text:p>
      <text:p text:style-name="P4">
相关协议于周三在波兰国防企业Hutastalowa Wola签署了斯特莱夫·维塞勒米尔市，国防部长马里乌斯·布拉斯查克(Mariusz Blaschak)报道，乌克林福姆报道，援引波兰政府的报道。</text:p>
      <text:p text:style-name="P4">
“ Baobab-k轮是一种现代武器，在我们的侵略者约束政策中是非常重要的玛格鲁姆。 波兰军队将在短时间内采用前24套机械，而不是合同所提供的。</text:p>
      <text:p text:style-name="P4">
<text:span text:style-name="T4">
另请阅读：</text:span>
 <text:a xlink:type="simple" xlink:href="https://www.ukrinform.ua/rubric-world/3721797-armia-moldovi-provede-treti-za-ostanni-misaci-navcanna-rezervistiv.html" text:style-name="Internet_20_link" text:visited-style-name="Visited_20_Internet_20_Link">
摩尔多瓦军队将在训练的最后几个月中占据第三名</text:a>
该协议是在州军队与波兰军备体和Huta Stalowa Wola之间签署的。 它的成本为5.1亿个Zlotys(约1.2亿美元。). Вона передбачає закупівлю для потребпольської армії 24 колісних мінних загороджувачів разом з логістичним танавчальним пакетами, а також мінних касет та протитанкових мін. Поставка цьогоозброєння для польської армії планується в 2026-2028 роках.</text:p>
      <text:p text:style-name="P4">
Як відомо, Baobab-K є новою розробкою польського ОПК. цей мінний загороджувачмає шість пускових модулів на 20 стволів. Відтак, одна машина може вмістити до600 мін різних типів. Для встановлення мінного поля довжиною близько 2 км ташириною 30-90 метрів, Baobab-K потребує до 22 хвилин. Швидкість рухуавтомобіля при постановці мін складає від 5 км/год до 25 км/год. Системауправління Baobab-K допускає варіант встановлення мін в автоматичному режимі.Машина обладнана бортовим комп’ютером, терміналом візуалізації з цифровоюкартою та системою GPS-навігації.</text:p>
      <text:p text:style-name="P4">
<text:span text:style-name="T4">
Читайте також:</text:span>
 <text:a xlink:type="simple" xlink:href="https://www.ukrinform.ua/rubric-world/3722813-lukasenko-zaaviv-pro-pocatok-nadhodzenna-rosijskoi-adernoi-zbroi-do-bilorusi.html" text:style-name="Internet_20_link" text:visited-style-name="Visited_20_Internet_20_Link">
 Білорусь почала отримувати російську ядерну <text:span text:style-name="T4">
збро</text:span>
 ю -Лукашенко </text:a>
μ：国防部</text:p>
      <text:p text:style-name="P4">
News Source: <text:a xlink:type="simple" xlink:href="https://www.ukrinform.ua/rubric-world/3722958-polsa-zakupila-dla-vlasnoi-armii-minni-zagorodzuvaci-baobabk.html" text:style-name="Internet_20_link" text:visited-style-name="Visited_20_Internet_20_Link">
https://www.ukrinform.ua/rubric-world/3722958-polsa-zakupila-dla-vlasnoi-armii-minni-zagorodzuvaci-baobabk.html</text:a>
</text:p>
      <!--NEWS-->
      <text:h text:style-name="P10" text:outline-level="1">
<text:span text:style-name="T4">
Zelensky：为“口径”提供组件的每种方式都是加强俄罗斯联邦恐怖的方式</text:span>
</text:h>
      <text:p text:style-name="P4">
作者: Ukrinform (Person)</text:p>
      <text:p text:style-name="P4">
出版商: Укринформ (Organization)</text:p>
      <text:p text:style-name="P4">
出版时间: 2023-06-14T23:58:00+03:00</text:p>
      <text:p text:style-name="P4">
修改时间: 2023-06-14T23:58:00+03:00</text:p>
      <text:p text:style-name="P4">
描述: 来自其他国家，向俄罗斯提供了数十个口径成分，俄罗斯人在周三在敖德萨（Odessa）袭击了俄罗斯，每种这种供应道路都是加强俄罗斯恐怖的一种方式。  - 乌克林。</text:p>
      <text:p text:style-name="P4">
图片: ['<text:a xlink:type="simple" xlink:href="https://static.ukrinform.com/photos/2023_04/thumb_files/630_360_1682862659-378.jpeg" text:style-name="Internet_20_link" text:visited-style-name="Visited_20_Internet_20_Link">
630_360_16828...</text:a>
']</text:p>
      <text:p text:style-name="P4">
标签: ['Антиросійські санкції', 'Зеленський', 'Війна з Росією', 'ППО', 'Ракетний удар']</text:p>
      <text:p text:style-name="P4">
类型: Article</text:p>
      <!--METADATA-->
      <text:p text:style-name="P4">
<draw:frame draw:style-name="fr1" draw:name="Image245" text:anchor-type="as-char" svg:width="6.9236in" svg:height="3.956343in" draw:z-index="0">
<draw:image xlink:href="../Images/yкринформ/2023-06-14T23-58-00-03-00/630_360_1682862659-378.jpeg" xlink:type="simple" xlink:show="embed" xlink:actuate="onLoad" draw:mime-type="image/jpeg"/>
</draw:frame>
来自其他国家 /地区，向俄罗斯提供了数十个“口径”组件，这是俄罗斯在周三在敖德萨的火箭中风，每种供应途径都是特扎尔对俄罗斯恐怖的加强。</text:p>
      <text:p text:style-name="P4">
沃迪米尔Zelenskyy总统在晚上通知了这一点<text:a xlink:type="simple" xlink:href="https://www.youtube.com/watch" text:style-name="Internet_20_link" text:visited-style-name="Visited_20_Internet_20_Link">
视频消息</text:a>
，报道乌克林福姆。</text:p>
      <text:p text:style-name="P4">
<text:span text:style-name="T4">
 <text:span text:style-name="T5">
视频：</text:span>
 </text:span>
 <text:a xlink:type="simple" xlink:href="https://t.me/OP_UA/9725" text:style-name="Internet_20_link" text:visited-style-name="Visited_20_Internet_20_Link">
_ Popice总裁，Telegram_</text:a>
“我们继续与俄罗斯火箭生产的合作伙伴进行沟通。 如今，俄罗斯的非人类对敖德萨的另一个火箭发射器构成了“口径”。 这些“口径”的数十个组成部分位于俄罗斯。 显然，供应途径是加强恐怖的一种方式。”泽伦斯基说。</text:p>
      <text:p text:style-name="P4">
<text:span text:style-name="T4">
另请阅读：</text:span>
 <text:a xlink:type="simple" xlink:href="https://www.ukrinform.ua/rubric-ato/3722658-skilki-raket-kalibr-ta-h101-nini-klepae-oboronka-rf.html" text:style-name="Internet_20_link" text:visited-style-name="Visited_20_Internet_20_Link">
现在有多少机口径导弹和X-101铆接俄罗斯联邦的防御</text:a>
据他介绍，世界具有阻止所有类似途径的工具 - 来自俄罗斯导弹制造商使用组件的每个公司。</text:p>
      <text:p text:style-name="P4">
总统分别告知，不仅在星期三，而且在整个一周中，乌克兰当局正在为下周将在伦敦举行的乌克兰恢复会议做好准备。</text:p>
      <text:p text:style-name="P4">
“这将是一个重要的事件，非常有代表性，它将结合政治和商业努力，以恢复我们的国家和我们人民的正常生活。 乌克兰的关键原则是简单而公平的，即：乌克兰没有Rovins仍然存在。”  -  [Zelensky]说。(https://www.ukrinform.ua/tag-zelenskij)。</text:p>
      <text:p text:style-name="P4">
<text:span text:style-name="T4">
另请阅读：</text:span>
 <text:a xlink:type="simple" xlink:href="https://www.ukrinform.ua/rubric-ato/3722529-rf-prodovzue-otrimuvati-komponenti-dla-raket-navit-iz-krainpartneriv-ukraini-zelenskij.html" text:style-name="Internet_20_link" text:visited-style-name="Visited_20_Internet_20_Link">
RF继续收到火箭的组件，即使是乌克兰的乌克兰合作伙伴 -  Zelensky</text:a>
乌克兰国家负责人保证：“我们将重建一切，我们将恢复一切。”</text:p>
      <text:p text:style-name="P4">
“而且，我们已经确切地知道了什么时机和要击败俄罗斯侵略和我们的重建的步骤。 当废墟时，它不仅失去了侵略者，而且会失去侵略的想法。 这将是。” Zelensky说。</text:p>
      <text:p text:style-name="P4">
总统指出，乌克兰当局在为伦敦会议做准备时举行了长时间的准备会议。 据他介绍，所有必要的国家机构涉及不同的层次。<text:span text:style-name="T4">
另请阅读：</text:span>
 [Zelensky感谢联合探险队(https://www.ukrinform.ua/rubric-polytics/3722520-zelenskij-podakuvav-obednanim-ekspedicijnim-silam-za-posilenna-ukrainskoi-ppo.html)据报道，在6月14日晚上，俄罗斯占领军指挥了卡利布拉(Calibra)(https://www.ukrinform.ua/rubric-ato/3722550-vorog-atakuvav-odesu-kalibrami-usi-zbila-ppo.html)。 商业中心，教育机构，住房综合体，食品机构遭到损害。 三人被杀，13人受伤。</text:p>
      <text:p text:style-name="P4">
News Source: <text:a xlink:type="simple" xlink:href="https://www.ukrinform.ua/rubric-ato/3723023-zelenskij-kozen-slah-postacanna-komponentiv-dla-kalibriv-slah-posilenna-teroru-rf.html" text:style-name="Internet_20_link" text:visited-style-name="Visited_20_Internet_20_Link">
https://www.ukrinform.ua/rubric-ato/3723023-zelenskij-kozen-slah-postacanna-komponentiv-dla-kalibriv-slah-posilenna-teroru-rf.html</text:a>
</text:p>
      <!--NEWS-->
      <text:h text:style-name="P10" text:outline-level="1">
<text:span text:style-name="T4">
在乌克兰沉默的时刻</text:span>
</text:h>
      <text:p text:style-name="P4">
作者: ['АРМІЯINFORM']</text:p>
      <text:p text:style-name="P4">
时间: 2023-06-14T24: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46" text:anchor-type="as-char" svg:width="6.9236in" svg:height="3.895992in" draw:z-index="0">
<draw:image xlink:href="../Images/AРМІЯINFORM/2023-06-14T24-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6/14/v-ukrayini-hvylyna-movchannya/" text:style-name="Internet_20_link" text:visited-style-name="Visited_20_Internet_20_Link">
https://armyinform.com.ua/2023/06/14/v-ukrayini-hvylyna-movchannya/</text:a>
</text:p>
      <!--NEWS-->
      <text:h text:style-name="P10" text:outline-level="1">
<text:span text:style-name="T4">
有关被俘虏的防御者的大量信息被其亲戚转移到协调总部</text:span>
</text:h>
      <text:p text:style-name="P4">
作者: ['АРМІЯINFORM']</text:p>
      <text:p text:style-name="P4">
时间: 2023-06-14T26:00:00-04:00</text:p>
      <text:p text:style-name="P4">
描述: 在Rodinov Biitsiv弯曲机械化的在线Zustinch的协调总部，与乌克兰2022年的战争，与乌克兰的最新新闻战争，今天与乌克兰2022年的新闻战争，乌克兰和俄罗斯以及俄罗斯和俄罗斯以及何时又有战争与乌克兰与乌克兰的战争将是不可行</text:p>
      <text:p text:style-name="P4">
图片: ['<text:a xlink:type="simple" xlink:href="https://armyinform.com.ua/wp-content/uploads/2023/06/ksh3-3.jpg" text:style-name="Internet_20_link" text:visited-style-name="Visited_20_Internet_20_Link">
ksh3-3.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247" text:anchor-type="as-char" svg:width="6.9236in" svg:height="4.823441in" draw:z-index="0">
<draw:image xlink:href="../Images/AРМІЯINFORM/2023-06-14T26-00-00-04-00/ksh3-3.jpg" xlink:type="simple" xlink:show="embed" xlink:actuate="onLoad" draw:mime-type="image/jpeg"/>
</draw:frame>
协调总部举行了在线会议，与一个单独的机械化草原旅的士兵的家人在线会议，在此期间他们的亲戚。</text:p>
      <text:p text:style-name="P4">
关于它<text:a xlink:type="simple" xlink:href="https://t.me/Koord_shtab/1228" text:style-name="Internet_20_link" text:visited-style-name="Visited_20_Internet_20_Link">
报告</text:a>
协调询问战俘的询问总部。</text:p>
      <text:p text:style-name="P4">
他还指出，对军方进行正式调查的结果将有义务向失踪人员的家庭发出通知。 但是，军事部门是不可能的，这不是由相关主管当局完成的。</text:p>
      <text:p text:style-name="P4">
总部指出，国防部长通过塞维诺希斯特国际委员会对俄罗斯联邦的正式确认没有直接影响交换过程，并不意味着其他要感谢军人的其他人仍然没有关注。</text:p>
      <text:p text:style-name="P4">
他保证：“我们从所有军人的敌对囚禁中释放，无论他们如何被解释。” “即使是那些与信息废话有关的人也在返回。”</text:p>
      <text:p text:style-name="P4">
各方分别讨论了与国家警察的调查人员的沟通，以了解失踪人员和军人囚犯的家庭。</text:p>
      <text:p text:style-name="P4">
News Source: <text:a xlink:type="simple" xlink:href="https://armyinform.com.ua/2023/06/14/znachnu-kilkist-informacziyi-shhodo-polonenyh-zahysnykiv-peredayut-do-koordynaczijnogo-shtabu-yihni-rodychi/" text:style-name="Internet_20_link" text:visited-style-name="Visited_20_Internet_20_Link">
https://armyinform.com.ua/2023/06/14/znachnu-kilkist-informacziyi-shhodo-polonenyh-zahysnykiv-peredayut-do-koordynaczijnogo-shtabu-yihni-rodychi/</text:a>
</text:p>
      <!--NEWS-->
      <text:h text:style-name="P10" text:outline-level="1">
<text:span text:style-name="T4">
“我们需要的”：Alexei Reznikov感谢美国的新军事援助计划</text:span>
</text:h>
      <text:p text:style-name="P4">
作者: ['АРМІЯINFORM']</text:p>
      <text:p text:style-name="P4">
时间: 2023-06-14T28:00:00-04:00</text:p>
      <text:p text:style-name="P4">
描述: 乌克兰防御Oleksii Reznikov的官方，已经为美国准备了新的Viexkovo Duphumes的新套餐...与乌克兰2022年的战争，与乌克兰的最新新闻，今天与乌克兰2022年与乌克兰的新闻进行战争，今天将在今天之间进行战争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6/01000000-0aff-0242-e48b-08db424c3c8c_w1023_r1_s-e1686725416767.jpg" text:style-name="Internet_20_link" text:visited-style-name="Visited_20_Internet_20_Link">
01000000-0aff-0242-e48b-08db424c3c8c_w1023_r1_s-e1686725416767.jpg</text:a>
', '<text:a xlink:type="simple" xlink:href="https://armyinform.com.ua/wp-content/uploads/2023/06/fyj-cjnwaaid_hc.jpg" text:style-name="Internet_20_link" text:visited-style-name="Visited_20_Internet_20_Link">
fyj-cjnwaaid_hc.jpg</text:a>
']</text:p>
      <text:p text:style-name="P4">
标签: ['ГЛАВА ПЕНТАГОНУ', 'ЛЛОЙД ДЖ. ОСТІН III', 'МІЖНАРОДНА ПІДТРИМКА УКРАЇНИ', 'ОЛЕКСІЙ РЕЗНІКОВ', 'ОФІЦІЙНО', 'ПАКЕТ ДОПОМОГИ УКРАЇНІ']</text:p>
      <text:p text:style-name="P4">
类别: News</text:p>
      <!--METADATA-->
      <text:p text:style-name="P4">
<draw:frame draw:style-name="fr1" draw:name="Image248" text:anchor-type="as-char" svg:width="6.9236in" svg:height="3.769741in" draw:z-index="0">
<draw:image xlink:href="../Images/AРМІЯINFORM/2023-06-14T28-00-00-04-00/01000000-0aff-0242-e48b-08db424c3c8c_w1023_r1_s-e1686725416767.jpg" xlink:type="simple" xlink:show="embed" xlink:actuate="onLoad" draw:mime-type="image/jpeg"/>
</draw:frame>
乌克兰Oleksiy Reznikov的国防部长感谢美国为乌克兰提供的新包装援助，并指出它将“有助于保护礼服并帮助俄罗斯入侵者找到回家的道路”。</text:p>
      <text:p text:style-name="P4">
关于它，乌克兰国防部的负责人<text:a xlink:type="simple" xlink:href="https://twitter.com/oleksiireznikov/status/1668863433859629057" text:style-name="Internet_20_link" text:visited-style-name="Visited_20_Internet_20_Link">
写道</text:a>
Olliga Twitter。</text:p>
      <text:p text:style-name="P4">
“装甲车辆，反坦克武器和弹药。 这就是我们需要保护我们的土地并帮助俄罗斯人找到回家的道路所需的。 这是我们的夏季计划，进一步 - 取得胜利。 感谢劳埃德·奥斯汀(Lloyd Austin)和美国人民作为一揽子安全援助!”  - 说他的帖子。</text:p>
      <text:p text:style-name="P4">
<draw:frame draw:style-name="fr1" draw:name="Image249" text:anchor-type="as-char" svg:width="6.9236in" svg:height="6.9236in" draw:z-index="0">
<draw:image xlink:href="../Images/AРМІЯINFORM/2023-06-14T28-00-00-04-00/fyj-cjnwaaid_hc.jpg" xlink:type="simple" xlink:show="embed" xlink:actuate="onLoad" draw:mime-type="image/jpeg"/>
</draw:frame>
如报道，美国<text:a xlink:type="simple" xlink:href="https://armyinform.com.ua/2023/06/13/ssha-ogolosyly-pro-novyj-paket-vijskovoyi-dopomogy-ukrayini-2/" text:style-name="Internet_20_link" text:visited-style-name="Visited_20_Internet_20_Link">
宣布</text:a>
关于为乌克兰提供的新包装援助，其中包含关键机会，特别是为了支持乌克兰防空。</text:p>
      <text:p text:style-name="P4">
News Source: <text:a xlink:type="simple" xlink:href="https://armyinform.com.ua/2023/06/14/te-shho-nam-potribno-oleksij-reznikov-podyakuvav-ssha-za-novyj-paket-vijskovoyi-dopomogy/" text:style-name="Internet_20_link" text:visited-style-name="Visited_20_Internet_20_Link">
https://armyinform.com.ua/2023/06/14/te-shho-nam-potribno-oleksij-reznikov-podyakuvav-ssha-za-novyj-paket-vijskovoyi-dopomogy/</text:a>
</text:p>
      <!--NEWS-->
      <text:h text:style-name="P10" text:outline-level="1">
<text:span text:style-name="T4">
总统感谢联合探险队为乌克兰提供的一揽子援助，价值超过1亿欧元</text:span>
</text:h>
      <text:p text:style-name="P4">
作者: ['АРМІЯINFORM']</text:p>
      <text:p text:style-name="P4">
时间: 2023-06-14T30:00:00-04:00</text:p>
      <text:p text:style-name="P4">
描述: 乌克兰沃罗迪米尔（Volodymyr Zelensky）总统面对探险队的奥特卡德（Otkadnym）……与乌克兰2022年的战争，与乌克兰的最新新闻，今天与乌克兰2022年与乌克兰的战争，今天与乌克兰2022年进行了战争，乌克兰和俄罗斯之间的战争将在乌克兰和俄罗斯之间发生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6/7e5108ddb25076be7d8305241503643a5bb0d245.png" text:style-name="Internet_20_link" text:visited-style-name="Visited_20_Internet_20_Link">
7e5108ddb25076be7d8305241503643a5bb0d245.png</text:a>
']</text:p>
      <text:p text:style-name="P4">
标签: ['ВОЛОДИМИР ЗЕЛЕНСЬКИЙ', 'ДОПОМОГА МІЖНАРОДНИХ ПАРТНЕРІВ', 'ППО ЗСУ', 'ПРЕЗИДЕНТ УКРАЇНИ', 'ПРОТИПОВІТРЯНА ОБОРОНА']</text:p>
      <text:p text:style-name="P4">
类别: News</text:p>
      <!--METADATA-->
      <text:p text:style-name="P4">
<draw:frame draw:style-name="fr1" draw:name="Image250" text:anchor-type="as-char" svg:width="6.9236in" svg:height="4.033165in" draw:z-index="0">
<draw:image xlink:href="../Images/AРМІЯINFORM/2023-06-14T30-00-00-04-00/7e5108ddb25076be7d8305241503643a5bb0d245.png" xlink:type="simple" xlink:show="embed" xlink:actuate="onLoad" draw:mime-type="image/png"/>
</draw:frame>
乌克兰沃罗迪米尔·泽伦斯基(Ukraine Volodymyr Zelensky)总裁对联合特种部队表示感谢，以超过1亿欧元的价格获得一揽子援助，以达到乌克兰防空系统。</text:p>
      <text:p text:style-name="P4">
国家元首<text:a xlink:type="simple" xlink:href="https://twitter.com/ZelenskyyUa/status/1668693650291695634" text:style-name="Internet_20_link" text:visited-style-name="Visited_20_Internet_20_Link">
写</text:a>
紫罗兰。</text:p>
      <text:p text:style-name="P4">
“我感谢联合远征军的盟军提供了一项有力的1亿欧元，旨在加强乌克兰防空。当时，当俄罗斯在阿格尼亚斯加强日常火箭恐怖的时候，我们的防御力量是保护乌克兰人的关键。乌克兰人的天空与生活» - 弗拉基米尔·泽伦斯基(Vladimir Zelensky)说。</text:p>
      <text:p text:style-name="P4">
据报道，英国<text:a xlink:type="simple" xlink:href="https://armyinform.com.ua/2023/06/14/velyka-brytaniya-anonsuvala-paket-vijskovoyi-dopomogy-dlya-posylennya-ppo-ukrayiny/" text:style-name="Internet_20_link" text:visited-style-name="Visited_20_Internet_20_Link">
宣布</text:a>
乌克兰的军事援助计划为9200万英镑(近1.16亿欧元). Він буде міститиозброєння для підвищення ефективності української ППО.</text:p>
      <text:p text:style-name="P4">
News Source: <text:a xlink:type="simple" xlink:href="https://armyinform.com.ua/2023/06/14/prezydent-podyakuvav-obyednanym-ekspedyczijnym-sylam-za-paket-dopomogy-dlya-ukrayiny-vartistyu-e116-mln/" text:style-name="Internet_20_link" text:visited-style-name="Visited_20_Internet_20_Link">
https://armyinform.com.ua/2023/06/14/prezydent-podyakuvav-obyednanym-ekspedyczijnym-sylam-za-paket-dopomogy-dlya-ukrayiny-vartistyu-e116-mln/</text:a>
</text:p>
      <!--NEWS-->
      <text:h text:style-name="P10" text:outline-level="1">
<text:span text:style-name="T4">
历史解决方案：卢森堡议会认识到乌克兰人民的种族灭绝</text:span>
</text:h>
      <text:p text:style-name="P4">
作者: ['АРМІЯINFORM']</text:p>
      <text:p text:style-name="P4">
时间: 2023-06-14T32:00:00-04:00</text:p>
      <text:p text:style-name="P4">
描述: 卢森堡副代表赞扬了制作，Holodomor在1932  -  1933年的Yaki中陷入了困境...与乌克兰2022年的战争，与乌克兰最新新闻的战争，今天与乌克兰2022年的新闻战争是今天的最后一场。 ，乌克兰和俄罗斯之间会发生战争，当与2022年的战争时，乌克兰是否会在不久的将来与乌克兰发生战争，他们说，与乌克兰的战争，今天的乌克兰新闻，乌克兰新闻，乌克兰新闻在俄罗斯的乌克兰媒体</text:p>
      <text:p text:style-name="P4">
图片: ['<text:a xlink:type="simple" xlink:href="https://armyinform.com.ua/wp-content/uploads/2023/06/original-4-scaled.jpg" text:style-name="Internet_20_link" text:visited-style-name="Visited_20_Internet_20_Link">
original-4-scaled.jpg</text:a>
']</text:p>
      <text:p text:style-name="P4">
标签: ['ВИЗНАННЯ ГОЛОДОМОРУ ГЕНОЦИДОМ', 'ДОПОМОГА ПАРТНЕРІВ', 'ЛЮКСЕМБУРГ', 'СВІТ ПІДТРИМУЄ УКРАЇНУ']</text:p>
      <text:p text:style-name="P4">
类别: News</text:p>
      <!--METADATA-->
      <text:p text:style-name="P4">
<draw:frame draw:style-name="fr1" draw:name="Image251" text:anchor-type="as-char" svg:width="6.9236in" svg:height="4.598424in" draw:z-index="0">
<draw:image xlink:href="../Images/AРМІЯINFORM/2023-06-14T32-00-00-04-00/original-4-scaled.jpg" xlink:type="simple" xlink:show="embed" xlink:actuate="onLoad" draw:mime-type="image/jpeg"/>
</draw:frame>
卢森堡代表众议院采用了一项决议，在其中，她认识到1932  -  1933年的Holodomor，乌克兰人民的种族灭绝。</text:p>
      <text:p text:style-name="P4">
关于它，乌克兰Dmytro Kuleba外交部长<text:a xlink:type="simple" xlink:href="https://twitter.com/DmytroKuleba/status/1668705082701905920" text:style-name="Internet_20_link" text:visited-style-name="Visited_20_Internet_20_Link">
报道</text:a>
Twitter，称此投票为“历史”。</text:p>
      <text:p text:style-name="P4">
“我祝贺卢森堡代表会议厅的历史性投票，以认可1932  -  1933年的斯大林·霍洛多尔(Stalin Holodomor)，对乌克兰人进行了种族灭绝。 数百万受害者揭示了这一after子，并恢复了历史正义。 他的帖子写道：“国际对种族灭绝的holodomor的认可。”</text:p>
      <text:p text:style-name="P4">
_ <text:span text:style-name="T4">
背景：</text:span>
 _ _ 2023年，Holodomor正式被公认为是世界21个国家 /地区的种族灭绝 - 乌克兰人。 尤其是，冰岛议会认识到乌克兰人民种族灭绝的holodomor。 5月17日，Senatfrancia还通过乌克兰人的种族灭绝对1932  -  1933年对Holodomor的认可。 5月23日，斯洛文尼亚议会支持乌克兰人民的种族灭绝1932  -  1933年宣布1932  -  1933年的宣布。 5月25日英国议会<text:a xlink:type="simple" xlink:href="https://armyinform.com.ua/2023/05/25/parlament-brytaniyi-vyznav-golodomor-genoczydom-ukrayinskogo-narodu/" text:style-name="Internet_20_link" text:visited-style-name="Visited_20_Internet_20_Link">
已公认</text:a>
Holodomor是乌克兰人民的种族灭绝。</text:p>
      <text:p text:style-name="P4">
News Source: <text:a xlink:type="simple" xlink:href="https://armyinform.com.ua/2023/06/14/istorychne-rishennya-parlament-lyuksemburgu-vyznav-golodomor-genoczydom-ukrayinskogo-narodu/" text:style-name="Internet_20_link" text:visited-style-name="Visited_20_Internet_20_Link">
https://armyinform.com.ua/2023/06/14/istorychne-rishennya-parlament-lyuksemburgu-vyznav-golodomor-genoczydom-ukrayinskogo-narodu/</text:a>
</text:p>
      <!--NEWS-->
      <text:h text:style-name="P10" text:outline-level="1">
<text:span text:style-name="T4">
在乌克兰长达15年的监禁被判犯有PEC“ Wagner”的参与者罪名成立</text:span>
</text:h>
      <text:p text:style-name="P4">
作者: ['АРМІЯINFORM']</text:p>
      <text:p text:style-name="P4">
时间: 2023-06-14T34:00:00-04:00</text:p>
      <text:p text:style-name="P4">
描述: 在Ivano-Frankivski Zasujen中，DPR NZF NZF TA PVK WAGNER的参与者是Zrada，是Zrada，...与乌克兰2022的战争，与乌克兰的战争是今天的最新消息，与乌克兰2022年的新闻战争是最后一场新闻。今天，乌克兰与俄罗斯之间的战争以及何时在2022年与乌克兰的战争将在不久在俄罗斯的乌克兰媒体</text:p>
      <text:p text:style-name="P4">
图片: ['<text:a xlink:type="simple" xlink:href="https://armyinform.com.ua/wp-content/uploads/2023/06/95c77fca-23d0-4efa-bb91-84f289b2e0d1.jpg" text:style-name="Internet_20_link" text:visited-style-name="Visited_20_Internet_20_Link">
95c77fca-23d0-4efa-bb91-84f289b2e0d1.jpg</text:a>
']</text:p>
      <text:p text:style-name="P4">
标签: ['ДЕРЖАВНА ЗРАДА', 'ОФІС ГЕНЕРАЛЬНОГО ПРОКУРОРА УКРАЇНИ', 'ПВК "ВАГНЕР"']</text:p>
      <text:p text:style-name="P4">
类别: News</text:p>
      <!--METADATA-->
      <text:p text:style-name="P4">
<draw:frame draw:style-name="fr1" draw:name="Image252" text:anchor-type="as-char" svg:width="6.9236in" svg:height="4.947489in" draw:z-index="0">
<draw:image xlink:href="../Images/AРМІЯINFORM/2023-06-14T34-00-00-04-00/95c77fca-23d0-4efa-bb91-84f289b2e0d1.jpg" xlink:type="simple" xlink:show="embed" xlink:actuate="onLoad" draw:mime-type="image/jpeg"/>
</draw:frame>
在伊万诺·弗兰基夫斯克(Ivano-Frankivsk)，NFF“ DNR”和PEC“ Wagner”的参与者中，参加恐怖组织的参与和武装成立法律未提供的活动被定罪。 该男子被判刑 - 没收财产的15年监禁。</text:p>
      <text:p text:style-name="P4">
关于它<text:a xlink:type="simple" xlink:href="https://t.me/pgo_gov_ua/13308" text:style-name="Internet_20_link" text:visited-style-name="Visited_20_Internet_20_Link">
报告</text:a>
乌克兰检察长办公室。</text:p>
      <text:p text:style-name="P4">
法庭上的检察官证明，他于2014年被定罪，支持俄罗斯对乌克兰联邦的武装侵略，搬到了敌人的一边。 他自愿加入了诺格人服务，以非法的准军事形成，即所谓的“第三营第二营的第2公司的1号公司，第三个单独的步枪旅，是DNR人民警察的1-GOARMIAN军团。”</text:p>
      <text:p text:style-name="P4">
它曾多次在戈洛夫卡多尼特地区的垃圾填埋场进行战斗训练。 他还积极参与了这个“单位”的活动，然后参与了瓦格纳PEC。</text:p>
      <text:p text:style-name="P4">
由于NFF参与者位于乌克兰的不受控制领土上，因此将考虑自实际拘留以来的惩罚时期。</text:p>
      <text:p text:style-name="P4">
News Source: <text:a xlink:type="simple" xlink:href="https://armyinform.com.ua/2023/06/14/v-ukrayini-do-15-rokiv-pozbavlennya-voli-zasudzheno-uchasnyka-pvk-vagner/" text:style-name="Internet_20_link" text:visited-style-name="Visited_20_Internet_20_Link">
https://armyinform.com.ua/2023/06/14/v-ukrayini-do-15-rokiv-pozbavlennya-voli-zasudzheno-uchasnyka-pvk-vagner/</text:a>
</text:p>
      <!--NEWS-->
      <text:h text:style-name="P10" text:outline-level="1">
<text:span text:style-name="T4">
乌克兰烟火技术每天被600多种爆炸性物品中和</text:span>
</text:h>
      <text:p text:style-name="P4">
作者: ['АРМІЯINFORM']</text:p>
      <text:p text:style-name="P4">
时间: 2023-06-14T36:00:00-04:00</text:p>
      <text:p text:style-name="P4">
描述: Utzvychi Situstovsiy的Kirotrozhyniy的长期服务，与2022年乌克兰的战争，与乌克兰的战争是今天的最新新闻，《与乌克兰2022年的新闻战》，今天将在乌克兰和俄罗斯和俄罗斯和俄罗斯和俄罗斯和俄罗斯和俄罗斯之间发生一场战争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2/10/minu_06_04_111.jpg" text:style-name="Internet_20_link" text:visited-style-name="Visited_20_Internet_20_Link">
minu_06_04_111.jpg</text:a>
']</text:p>
      <text:p text:style-name="P4">
标签: ['АГРЕСІЯ РФ', 'ВТОРГНЕННЯ РФ', 'ДСНС УКРАЇНИ', 'РОЗМІНУВАННЯ']</text:p>
      <text:p text:style-name="P4">
类别: News</text:p>
      <!--METADATA-->
      <text:p text:style-name="P4">
<draw:frame draw:style-name="fr1" draw:name="Image253" text:anchor-type="as-char" svg:width="6.9236in" svg:height="3.000227in" draw:z-index="0">
<draw:image xlink:href="../Images/AРМІЯINFORM/2023-06-14T36-00-00-04-00/minu_06_04_111.jpg" xlink:type="simple" xlink:show="embed" xlink:actuate="onLoad" draw:mime-type="image/jpeg"/>
</draw:frame>
说明性照片</text:p>
      <text:p text:style-name="P4">
白天，乌克兰州政府服务的烟火单位针对非凡的情况<text:span text:style-name="T4">
 161次</text:span>
参与执行Demining任务。</text:p>
      <text:p text:style-name="P4">
关于它<text:a xlink:type="simple" xlink:href="https://dsns.gov.ua/uk/news/nadzvicaini-podiyi/informaciia-shhodo-diialnosti-pirotexnicnix-pidrozdiliv-dsns-125" text:style-name="Internet_20_link" text:visited-style-name="Visited_20_Internet_20_Link">
报告</text:a>
乌克兰的Sesu。</text:p>
      <text:p text:style-name="P4">
烟火单元揭示，扣押和处置<text:span text:style-name="T4">
 663独家对象</text:span>
。 调查了109.69公顷的面积。</text:p>
      <text:p text:style-name="P4">
最常见的烟火单元工作：在哈尔基夫地区19 196次，基辅地区-7 952，顿涅茨克地区-6 002，Mykolaiv地区-5 151，Kherson地区-5 544 -5 544，Chernihiv -4 711，Sumy -2 184 -1 115。</text:p>
      <text:p text:style-name="P4">
参考：自大规模军事入侵俄罗斯联邦以来，乌克兰领土已被处置<text:span text:style-name="T4">
 400 340灭火物品</text:span>
和2 891千克爆炸物，包括** 2 99999999999 调查了约89 786公顷的面积。</text:p>
      <text:p text:style-name="P4">
总共剩下174,000平方米。 潜在危险领土的公里，占该州总面积的30％。</text:p>
      <text:p text:style-name="P4">
我们想提醒您，如果您发现与火箭或火箭残骸类似的可疑物体，绝对可以触摸自己的发现，不要让它疲倦。 和：</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6/14/ukrayinski-pirotehniky-za-dobu-zneshkodyly-ponad-600-vybuhonebezpechnyh-predmetiv/" text:style-name="Internet_20_link" text:visited-style-name="Visited_20_Internet_20_Link">
https://armyinform.com.ua/2023/06/14/ukrayinski-pirotehniky-za-dobu-zneshkodyly-ponad-600-vybuhonebezpechnyh-predmetiv/</text:a>
</text:p>
      <!--NEWS-->
      <text:h text:style-name="P10" text:outline-level="1">
<text:span text:style-name="T4">
步兵被美国自动手榴弹发射器MK的占用者“洒”</text:span>
</text:h>
      <text:p text:style-name="P4">
作者: ['Владислав Назаркевич']</text:p>
      <text:p text:style-name="P4">
时间: 2023-06-14T38:00:00-04:00</text:p>
      <text:p text:style-name="P4">
描述: 手榴弹发射器Oblya Osolkovo-Flushing Grenades Kalibra 40 Milimeter。 “ scrata” ...与乌克兰2022年的战争，与乌克兰的最新新闻战争，与乌克兰2022年的新闻战争，今天的最后一次战争，乌克兰和俄罗斯之间的战争以及2022年与乌克兰的战争将是或他们说，不是，在不久的将来，乌克兰会发生战争</text:p>
      <text:p text:style-name="P4">
图片: ['<text:a xlink:type="simple" xlink:href="https://armyinform.com.ua/wp-content/uploads/2023/06/191.jpg" text:style-name="Internet_20_link" text:visited-style-name="Visited_20_Internet_20_Link">
191.jpg</text:a>
']</text:p>
      <text:p text:style-name="P4">
标签: ['ВТОРГНЕННЯ РФ', 'ГРАНАТОМЕТИ MARK 19']</text:p>
      <text:p text:style-name="P4">
类别: News</text:p>
      <!--METADATA-->
      <text:p text:style-name="P4">
<draw:frame draw:style-name="fr1" draw:name="Image254" text:anchor-type="as-char" svg:width="6.9236in" svg:height="3.894525in" draw:z-index="0">
<draw:image xlink:href="../Images/AРМІЯINFORM/2023-06-14T38-00-00-04-00/191.jpg" xlink:type="simple" xlink:show="embed" xlink:actuate="onLoad" draw:mime-type="image/jpeg"/>
</draw:frame>
手榴弹发射器拍摄了40毫米口径的脆弱的手榴弹。“盖”步兵，汽车和轻松的设备。</text:p>
      <ul>
        <li>
德米特里说，我不想在他的火上。 他是第67个单独机械旅的第二个机械化营的颗粒计。 现在，他的单位正在与该国东部的俄罗斯人战斗。</li>
      </ul>
      <text:p text:style-name="P4">
手榴弹发射器的射击位置 - 在距离海沟居民几百米的森林中。 装甲附近有一个计算。 步兵收到开火的命令后，他们跑到了MK 19的垃圾分支，这些分支被部门的队列掩盖，瞄准和“倒”。</text:p>
      <text:p text:style-name="P4">
德米特里说，这一天没有一天没有一天。  - 有时我们每天可以“ peal”时间。 有时在半天内七次至八次。</text:p>
      <text:p text:style-name="P4">
敌人试图摧毁手榴弹发射器和手榴弹发射器。 因此，他们不断地改变自己的位置并掩饰。</text:p>
      <ul>
        <li>
最近，炮弹弹丸实际上距离我们15米。  - 他没有打破。 柔软的沙质土壤是染色的。</li>
      </ul>
      <text:p text:style-name="P4">
尽管森林中有危险和困难的生活条件，但德米特里及其兄弟散发着稳定。</text:p>
      <ul>
        <li>
这是世界上最好的作品。 森林，自然，鸟类，新鲜空气，最好的。”他笑着说。  - 我们在这里有一个蜥蜴。 我们称其为clava。 还有两个-in -law -law -valera和fedya。 公猪运行。 我们还没有这样称呼，因为它没有我们的动力。 某种野性。</li>
      </ul>
      <text:p text:style-name="P4">
绝大多数营军人 - 动员武装部队并挥舞着武装的志愿者，将俄罗斯的所有者驱逐出祖国。</text:p>
      <text:p text:style-name="P4">
从第67个独立机械大队的第二机械化营的步兵生命中，还有更多一天(https://armyinform.com.ua/2023/06/14/pihota-na-nuli-granatometnyky-palyat-blindazhi-vorozhyj-raketnyj-udar-evakuacziya-poranenogo/)在Vladislav Nazarkevich的材料中。  <text:span text:style-name="T5">
作者的照片和视频</text:span>
</text:p>
      <text:p text:style-name="P4">
News Source: <text:a xlink:type="simple" xlink:href="https://armyinform.com.ua/2023/06/14/pihotynczi-nasypayut-okupantam-z-amerykanskogo-avtomatychnogo-granatometa-mk-19/" text:style-name="Internet_20_link" text:visited-style-name="Visited_20_Internet_20_Link">
https://armyinform.com.ua/2023/06/14/pihotynczi-nasypayut-okupantam-z-amerykanskogo-avtomatychnogo-granatometa-mk-19/</text:a>
</text:p>
      <!--NEWS-->
      <text:h text:style-name="P10" text:outline-level="1">
<text:span text:style-name="T4">
Schmigal告诉Vicecanzler Germany关于俄罗斯犯下的生态剂</text:span>
</text:h>
      <text:p text:style-name="P4">
作者: Ukrinform (Person)</text:p>
      <text:p text:style-name="P4">
出版商: Укринформ (Organization)</text:p>
      <text:p text:style-name="P4">
出版时间: 2023-06-14T3:01:00+03:00</text:p>
      <text:p text:style-name="P4">
修改时间: 2023-06-14T22:01:00+03:00</text:p>
      <text:p text:style-name="P4">
描述: 总理丹尼斯·施米加尔（Denis Schmigal）告诉德国维奇坎兹勒（Vicecanzler Derman），经济和气候保护部长罗伯特·加贝克（Robert Gabec）破坏了卡科夫卡水力发电站的俄罗斯人。  - 乌克林。</text:p>
      <text:p text:style-name="P4">
图片: ['<text:a xlink:type="simple" xlink:href="https://static.ukrinform.com/photos/2023_06/thumb_files/630_360_1686481734-425.jpg" text:style-name="Internet_20_link" text:visited-style-name="Visited_20_Internet_20_Link">
630_360_16864...</text:a>
']</text:p>
      <text:p text:style-name="P4">
标签: ['Німеччина', 'Теракт', 'Російські військові', 'Каховська ГЕС', 'Шмигаль']</text:p>
      <text:p text:style-name="P4">
类型: Article</text:p>
      <!--METADATA-->
      <text:p text:style-name="P4">
<draw:frame draw:style-name="fr1" draw:name="Image255" text:anchor-type="as-char" svg:width="6.9236in" svg:height="3.956343in" draw:z-index="0">
<draw:image xlink:href="../Images/yкринформ/2023-06-14T3-01-00-03-00/630_360_1686481734-425.jpg" xlink:type="simple" xlink:show="embed" xlink:actuate="onLoad" draw:mime-type="image/jpeg"/>
</draw:frame>
总理丹尼斯·施米加尔(Denis Schmigal)告诉德国维奇坎兹勒(Vicecanzler Derman)，这是卡科夫卡水力发电厂经济部长罗伯特·加贝克(Robert Gabec)的气候。</text:p>
      <text:p text:style-name="P4">
政府负责人在[电报]中报告了这一点(https://t.me/Denys_Smyhal/5380) <text:a xlink:type="simple" xlink:href="https://t.me/Denys_Smyhal/5380" text:style-name="Internet_20_link" text:visited-style-name="Visited_20_Internet_20_Link">
 , </text:a>
传输乌克林。</text:p>
      <text:p text:style-name="P4">
“他谈到了乌克兰南部的局势，因为俄罗斯所做的生态剂损害了卡科夫斯克水力发电站。 我们设法从洪水区撤离了3700多人。</text:p>
      <text:p text:style-name="P4">
我感谢德国在欧盟平民保护机制中提供的立即支持。”</text:p>
      <text:p text:style-name="P4">
双方还讨论了乌克兰服务中的需求。 <text:a xlink:type="simple" xlink:href="https://www.ukrinform.ua/tag-smigal" text:style-name="Internet_20_link" text:visited-style-name="Visited_20_Internet_20_Link">
Shmigal</text:a>
他对德国表示感谢。</text:p>
      <text:p text:style-name="P4">
<text:span text:style-name="T4">
另请阅读：</text:span>
 <text:a xlink:type="simple" xlink:href="https://www.ukrinform.ua/rubric-polytics/3722786-dopomogu-ukraini-pisla-pidrivu-kahovskoi-ges-zaproponuvali-16-krain-evrosouzu.html" text:style-name="Internet_20_link" text:visited-style-name="Visited_20_Internet_20_Link">
在16个欧盟国家报告Kakhovskaya Hesear之后向乌克兰提供帮助</text:a>
正如所指出的那样，谈话的一个单独话题是加强制裁和对俄罗斯核工业对应关系的限制。</text:p>
      <text:p text:style-name="P4">
《邮报》写道：“还需要采取紧急措施来阻止俄罗斯火箭恐怖。所有信息和建议都已传达。”</text:p>
      <text:p text:style-name="P4">
官员们还谈到了伦敦恢复会议的准备工作。</text:p>
      <text:p text:style-name="P4">
“优先事项之一是快速恢复。 有必要尽快帮助受俄罗斯侵略的人们。 我们指望在这个方向上的帮助。”总理说。</text:p>
      <text:p text:style-name="P4">
<text:span text:style-name="T4">
另请阅读：</text:span>
 <text:a xlink:type="simple" xlink:href="https://www.ukrinform.ua/rubric-polytics/3722388-elcenko-oon-ce-burokraticna-struktura-insoi-reakcii-na-pidriv-kahovskoi-ges-a-ne-ocikuvav.html" text:style-name="Internet_20_link" text:visited-style-name="Visited_20_Internet_20_Link">
Yelchenko：UN是官僚结构，另一个反应破坏了我没想到的Kakhovka水力发电站</text:a>
据报道，6月6日晚上<text:a xlink:type="simple" xlink:href="https://www.ukrinform.ua/rubric-ato/3718751-rosijski-zagarbniki-pidirvali-kahovsku-ges-ok-pivden.html" text:style-name="Internet_20_link" text:visited-style-name="Visited_20_Internet_20_Link">
俄罗斯军队破坏了</text:a>
Kakhovskaya水力发电大坝。 在Kherson地区，由于Kakhovka水力发电站的供暖，危险场所的人口危险危险。 实际上，Kakhovka Hescorecarians的乘员开始根据“ Ecocid”进行调查。</text:p>
      <text:p text:style-name="P4">
Ukrhydroenergo表示，Kakhovka水力发电站被完全销毁和可追回。</text:p>
      <text:p text:style-name="P4">
<text:span text:style-name="T5">
foto：United24Media</text:span>
</text:p>
      <text:p text:style-name="P4">
News Source: <text:a xlink:type="simple" xlink:href="https://www.ukrinform.ua/rubric-polytics/3723006-smigal-rozpoviv-vicekancleru-nimeccini-pro-pidriv-kahovskoi-ges.html" text:style-name="Internet_20_link" text:visited-style-name="Visited_20_Internet_20_Link">
https://www.ukrinform.ua/rubric-polytics/3723006-smigal-rozpoviv-vicekancleru-nimeccini-pro-pidriv-kahovskoi-ges.html</text:a>
</text:p>
      <!--NEWS-->
      <text:h text:style-name="P10" text:outline-level="1">
<text:span text:style-name="T4">
政府已在恢复乌克兰建立了新的立场</text:span>
</text:h>
      <text:p text:style-name="P4">
作者: ['АРМІЯINFORM']</text:p>
      <text:p text:style-name="P4">
时间: 2023-06-14T40:00:00-04:00</text:p>
      <text:p text:style-name="P4">
描述: kabisnet min）升级nova vicadrem'ar'ar-ministra zwstra ...与乌克兰2022年的战争，与乌克兰与乌克兰的最新新闻，今天与乌克兰2022年的《新闻战争》上次与乌克兰之间的战争，乌克兰和俄罗斯之间以及俄罗斯之间的战争以及一场战争，当一场战争与俄罗斯之间的战争他们说，在2022年，是否会在不久的将来与乌克兰进行战争</text:p>
      <text:p text:style-name="P4">
图片: ['<text:a xlink:type="simple" xlink:href="https://armyinform.com.ua/wp-content/uploads/2019/10/uryad-1-e1638886488113.jpg" text:style-name="Internet_20_link" text:visited-style-name="Visited_20_Internet_20_Link">
uryad-1-e1638886488113.jpg</text:a>
']</text:p>
      <text:p text:style-name="P4">
标签: ["ВІЦЕПРЕМ'ЄР-МІНІСТР З ПИТАНЬ ВІДНОВЛЕННЯ", 'ДЕНИС ШМИГАЛЬ']</text:p>
      <text:p text:style-name="P4">
类别: News</text:p>
      <!--METADATA-->
      <text:p text:style-name="P4">
<draw:frame draw:style-name="fr1" draw:name="Image256" text:anchor-type="as-char" svg:width="6.9236in" svg:height="3.964969in" draw:z-index="0">
<draw:image xlink:href="../Images/AРМІЯINFORM/2023-06-14T40-00-00-04-00/uryad-1-e1638886488113.jpg" xlink:type="simple" xlink:show="embed" xlink:actuate="onLoad" draw:mime-type="image/jpeg"/>
</draw:frame>
乌克兰部长的内阁已建立了viceremier-Minister的新职位，以恢复。 这将使您能够定性地进行项目计划和编程开发。</text:p>
      <text:p text:style-name="P4">
关于它<text:a xlink:type="simple" xlink:href="https://t.me/Denys_Smyhal/5371" text:style-name="Internet_20_link" text:visited-style-name="Visited_20_Internet_20_Link">
报告</text:a>
乌克兰Schmigal总理。</text:p>
      <text:p text:style-name="P4">
“政府还建立了更新，相关部和国家机构的立场。 预算构成了克服侵略后果的特别基金。”他说。</text:p>
      <text:p text:style-name="P4">
根据丹尼斯·施米格尔(Denis Shmigal)的说法，这种职位的存在还将对乌克兰重建的额外责任，透明度和问责制。</text:p>
      <text:p text:style-name="P4">
回想一下，在欧盟民事保护机制的框架内<text:a xlink:type="simple" xlink:href="https://armyinform.com.ua/2023/06/13/pidtoplenymy-zalyshayutsya-30-naselenyh-punktiv-na-hersonshhyni-ta-31-na-mykolayivshhyni-denys-shmygal/" text:style-name="Internet_20_link" text:visited-style-name="Visited_20_Internet_20_Link">
对乌克兰的援助</text:a>
13个国家提供 - 数十艘船，木筏，电动泵，发电机，容器，坦克和滤水器以及许多其他东西。 乌克兰政府的负责人感谢英国，日本，加拿大和其他国家已经提供的援助。</text:p>
      <text:p text:style-name="P4">
News Source: <text:a xlink:type="simple" xlink:href="https://armyinform.com.ua/2023/06/14/v-uryadi-stvoryly-novu-posadu-z-pytan-vidnovlennya-ukrayiny/" text:style-name="Internet_20_link" text:visited-style-name="Visited_20_Internet_20_Link">
https://armyinform.com.ua/2023/06/14/v-uryadi-stvoryly-novu-posadu-z-pytan-vidnovlennya-ukrayiny/</text:a>
</text:p>
      <!--NEWS-->
      <text:h text:style-name="P10" text:outline-level="1">
<text:span text:style-name="T4">
“海军上将”，不要保持沉默，说些什么：步兵撤离受伤的兄弟</text:span>
</text:h>
      <text:p text:style-name="P4">
作者: ['Владислав Назаркевич']</text:p>
      <text:p text:style-name="P4">
时间: 2023-06-14T42:00:00-04:00</text:p>
      <text:p text:style-name="P4">
描述:  - “高礼仪”，不是Movchi，说 - 很幸运受伤。 在恶臭的负担...与乌克兰2022年的战争，与乌克兰的最新消息，今天与乌克兰的新闻战争，2022年的新闻战争，今天将在乌克兰和俄罗斯之间发动战争，当2022年与乌克兰的战争将是他们是否会在不久的将来与乌克兰进行战争，他们说，与乌克兰的战争，今天的乌克兰新闻，乌克兰新闻，乌克兰媒体在俄罗斯</text:p>
      <text:p text:style-name="P4">
图片: ['<text:a xlink:type="simple" xlink:href="https://armyinform.com.ua/wp-content/uploads/2023/06/1-49.jpg" text:style-name="Internet_20_link" text:visited-style-name="Visited_20_Internet_20_Link">
1-49.jpg</text:a>
', '<text:a xlink:type="simple" xlink:href="https://armyinform.com.ua/wp-content/uploads/2023/06/2-54.jpg" text:style-name="Internet_20_link" text:visited-style-name="Visited_20_Internet_20_Link">
2-54.jpg</text:a>
']</text:p>
      <text:p text:style-name="P4">
标签: ['ВТОРГНЕННЯ РФ', 'ПІХОТА']</text:p>
      <text:p text:style-name="P4">
类别: News</text:p>
      <!--METADATA-->
      <text:p text:style-name="P4">
<draw:frame draw:style-name="fr1" draw:name="Image257" text:anchor-type="as-char" svg:width="6.9236in" svg:height="3.894525in" draw:z-index="0">
<draw:image xlink:href="../Images/AРМІЯINFORM/2023-06-14T42-00-00-04-00/1-49.jpg" xlink:type="simple" xlink:show="embed" xlink:actuate="onLoad" draw:mime-type="image/jpeg"/>
</draw:frame>
“海军上将，不要保持沉默，说些什么，”受伤的兄弟们高兴。 击球将其带到步兵战机。 当海军上将伪伪至少试图回答这个问题时，淋浴中的每个人都容易得多。 这意味着有意识。</text:p>
      <ul>
        <li>
一切都会好起来的，海军上将，一切都会好起来的 - 他们向无家可归的朋友和他们自己的兄弟保证。</li>
      </ul>
      <text:p text:style-name="P4">
<draw:frame draw:style-name="fr1" draw:name="Image258" text:anchor-type="as-char" svg:width="6.9236in" svg:height="3.894525in" draw:z-index="0">
<draw:image xlink:href="../Images/AРМІЯINFORM/2023-06-14T42-00-00-04-00/2-54.jpg" xlink:type="simple" xlink:show="embed" xlink:actuate="onLoad" draw:mime-type="image/jpeg"/>
</draw:frame>
一分钟内，海军上将已经在战斗机上。 驾驶员的驾驶员开始BMP。 一辆在路前受洗三次。 BMP移动和离开位置。 每个人都转向战斗帖子。 这就是敌对的炮弹造成的战士疏散的方式。</text:p>
      <text:p text:style-name="P4">
从第67个独立机械大队的第二机械化营的步兵生命中，还有更多一天(https://armyinform.com.ua/2023/06/14/pihota-na-nuli-granatometnyky-palyat-blindazhi-vorozhyj-raketnyj-udar-evakuacziya-poranenogo/)在Vladislav Nazarkevich的材料中。  <text:span text:style-name="T5">
作者的照片和视频</text:span>
</text:p>
      <text:p text:style-name="P4">
News Source: <text:a xlink:type="simple" xlink:href="https://armyinform.com.ua/2023/06/14/admirale-ne-movchy-govory-shhos-pihotynczi-evakuyuyut-poranenogo-pobratyma-z-peredovoyi/" text:style-name="Internet_20_link" text:visited-style-name="Visited_20_Internet_20_Link">
https://armyinform.com.ua/2023/06/14/admirale-ne-movchy-govory-shhos-pihotynczi-evakuyuyut-poranenogo-pobratyma-z-peredovoyi/</text:a>
</text:p>
      <!--NEWS-->
      <text:h text:style-name="P10" text:outline-level="1">
<text:span text:style-name="T4">
赫尔森（Kherson）的Dniep​​er的水位下降了3米以上</text:span>
</text:h>
      <text:p text:style-name="P4">
作者: ['АРМІЯINFORM']</text:p>
      <text:p text:style-name="P4">
时间: 2023-06-14T44:00:00-04:00</text:p>
      <text:p text:style-name="P4">
描述: Udinchi“ Kherson”的Dnipri的Riven Drait出现在3个指标的第三个指标...与乌克兰2022年的战争，与乌克兰的最新新闻，今天与乌克兰2022年的新闻战争，今天，乌克兰和乌克兰之间的战争将会发生，乌克兰和乌克兰之间的战争将会发生。俄罗斯以及2022年与乌克兰的战争将是不在的，无论是否在不久的将来与乌克兰进行战争，今天与乌克兰的战争，今天的乌克兰新闻，乌克兰的新闻，乌克兰媒体在俄罗斯的乌克兰新闻</text:p>
      <text:p text:style-name="P4">
图片: ['<text:a xlink:type="simple" xlink:href="https://armyinform.com.ua/wp-content/uploads/2023/06/292308_kahovska-ges2_reuters_new_960x380_0.jpg" text:style-name="Internet_20_link" text:visited-style-name="Visited_20_Internet_20_Link">
292308_kahovska-ges2_reuters_new_960x380_0.jpg</text:a>
']</text:p>
      <text:p text:style-name="P4">
标签: ['КАХОВСЬКА ГЕС', 'ШТАБ З ЛІКВІДАЦІЇ НАСЛІДКІВ ПІДРИВУ']</text:p>
      <text:p text:style-name="P4">
类别: News</text:p>
      <!--METADATA-->
      <text:p text:style-name="P4">
<draw:frame draw:style-name="fr1" draw:name="Image259" text:anchor-type="as-char" svg:width="6.9236in" svg:height="3.606042in" draw:z-index="0">
<draw:image xlink:href="../Images/AРМІЯINFORM/2023-06-14T44-00-00-04-00/292308_kahovska-ges2_reuters_new_960x380_0.jpg" xlink:type="simple" xlink:show="embed" xlink:actuate="onLoad" draw:mime-type="image/jpeg"/>
</draw:frame>
Kherson的DNIEPER的水位降低了3米以上2.44米。 每小时水位降低1-3厘米。</text:p>
      <text:p text:style-name="P4">
关于它<text:a xlink:type="simple" xlink:href="https://t.me/shtab_kakhovska_hes/723" text:style-name="Internet_20_link" text:visited-style-name="Visited_20_Internet_20_Link">
报告</text:a>
俄罗斯恐怖分子消除了卡科夫斯卡亚水力发电站的总部。</text:p>
      <text:p text:style-name="P4">
“在Natnodniprovsky天然公园的地区，水逐渐下降。 目前，水平为2.40 m。 在Kamyanska Sich国家公园，该水平降低了10米，”总部确定。</text:p>
      <text:p text:style-name="P4">
回想一下，在赫尔森地区，水下<text:a xlink:type="simple" xlink:href="https://armyinform.com.ua/2023/06/14/na-hersonshhyni-pid-vodoyu-zalyshayutsya-3103-zhytlovi-budynky/" text:style-name="Internet_20_link" text:visited-style-name="Visited_20_Internet_20_Link">
仍然</text:a>
3103居住建筑。</text:p>
      <text:p text:style-name="P4">
News Source: <text:a xlink:type="simple" xlink:href="https://armyinform.com.ua/2023/06/14/riven-vody-u-dnipri-na-poznachczi-herson-znyzyvsya-na-ponad-3-metry/" text:style-name="Internet_20_link" text:visited-style-name="Visited_20_Internet_20_Link">
https://armyinform.com.ua/2023/06/14/riven-vody-u-dnipri-na-poznachczi-herson-znyzyvsya-na-ponad-3-metry/</text:a>
</text:p>
      <!--NEWS-->
      <text:h text:style-name="P10" text:outline-level="1">
<text:span text:style-name="T4">
丹尼斯·施密历尔（Denis Schmigal）与Prem’波兰军事援助的高级军事援助和武装部队的武装部队的准备</text:span>
</text:h>
      <text:p text:style-name="P4">
作者: ['АРМІЯINFORM']</text:p>
      <text:p text:style-name="P4">
时间: 2023-06-14T46:00:00-04:00</text:p>
      <text:p text:style-name="P4">
描述: Prem-Minestryst乌克兰丹尼斯·施米加尔（Denis Schmigal）向Rozmov West-Ministr Polshi Mateusk交给Rozmov West-Mithi Mateusk ...与乌克兰2022年的战争，与乌克兰的最新新闻，今天与乌克兰2022年的新闻战争，今天与乌克兰的新闻战争，乌克兰和俄罗斯和俄罗斯和俄罗斯和俄罗斯和俄罗斯和俄罗斯和俄罗斯和俄罗斯和俄罗斯和俄罗斯和俄罗斯和俄罗斯和俄罗斯以及俄罗斯和俄罗斯和俄罗斯和俄罗斯之间的战争都会俄罗斯和俄罗斯在2022年与乌克兰的战争将在不久的将来与乌克兰战争，乌克兰与乌克兰的战争，今天的乌克兰新闻，乌克兰的新闻，乌克兰媒体在俄罗斯的乌克兰新闻</text:p>
      <text:p text:style-name="P4">
图片: ['<text:a xlink:type="simple" xlink:href="https://armyinform.com.ua/wp-content/uploads/2023/06/6264555d6a544.jpeg" text:style-name="Internet_20_link" text:visited-style-name="Visited_20_Internet_20_Link">
6264555d6a544.jpeg</text:a>
']</text:p>
      <text:p text:style-name="P4">
标签: ['МАТЕУШ МОРАВЕЦЬКИЙ', 'ОБОРОННА ПІДТРИМКА', 'ПОЛЬЩА', 'ТРЕНУВАННЯ УКРАЇНСЬКИХ ВІЙСЬКОВОСЛУЖБОВЦІВ']</text:p>
      <text:p text:style-name="P4">
类别: News</text:p>
      <!--METADATA-->
      <text:p text:style-name="P4">
<draw:frame draw:style-name="fr1" draw:name="Image260" text:anchor-type="as-char" svg:width="6.9236in" svg:height="4.32725in" draw:z-index="0">
<draw:image xlink:href="../Images/AРМІЯINFORM/2023-06-14T46-00-00-04-00/6264555d6a544.jpeg" xlink:type="simple" xlink:show="embed" xlink:actuate="onLoad" draw:mime-type="image/jpeg"/>
</draw:frame>
乌克兰总理丹尼斯·施米加尔(Denis Shmigal)与总理马特努斯·莫拉维斯基(Mateusz Moravtsky)进行了交谈，并讨论了进一步的防御互动。</text:p>
      <text:p text:style-name="P4">
Denis Shmigal <text:a xlink:type="simple" xlink:href="https://t.me/Denys_Smyhal/5375" text:style-name="Internet_20_link" text:visited-style-name="Visited_20_Internet_20_Link">
报告</text:a>
在你的电报中。</text:p>
      <text:p text:style-name="P4">
“我们感谢波兰的重大防御支持。 他们讨论了与军事装备的供应以及乌克兰军队的培训。我们正在为乌克兰在伦敦的恢复会议做准备。我们从其新安排和特定项目的结果中扣除。”他写道。</text:p>
      <text:p text:style-name="P4">
Denis Shmigal感谢波兰以设备技术人员的形式协助SES，以消除俄罗斯恐怖袭击对[Kakhovskaya Hep]的后果(https://armyinform.com.ua/tag/kahovska-ges/).</text:p>
      <text:p text:style-name="P4">
Нагадаємо, прем’єр-міністр Польщі Матеуш Моравецький на саміті Європейськоїполітичної спільноти у Молдові<text:a xlink:type="simple" xlink:href="https://armyinform.com.ua/2023/06/02/sformovano-plan-navchannya-ukrayinskyh-pilotiv-na-litakah-f-16-premyer-ministr-polshhi/" text:style-name="Internet_20_link" text:visited-style-name="Visited_20_Internet_20_Link">
заявив</text:a>
制定了乌克兰飞行员对F-16飞机的培训计划。</text:p>
      <text:p text:style-name="P4">
News Source: <text:a xlink:type="simple" xlink:href="https://armyinform.com.ua/2023/06/14/denys-shmygal-obgovoryv-z-premyerom-polshhi-vijskovu-dopomogu-ukrayini-ta-pidgotovku-vijskovyh-zsu/" text:style-name="Internet_20_link" text:visited-style-name="Visited_20_Internet_20_Link">
https://armyinform.com.ua/2023/06/14/denys-shmygal-obgovoryv-z-premyerom-polshhi-vijskovu-dopomogu-ukrayini-ta-pidgotovku-vijskovyh-zsu/</text:a>
</text:p>
      <!--NEWS-->
      <text:h text:style-name="P10" text:outline-level="1">
<text:span text:style-name="T4">
镇静者概念的讲座将向乌克兰学生阅读世界领先的科学家</text:span>
</text:h>
      <text:p text:style-name="P4">
作者: ['Антон Печерський']</text:p>
      <text:p text:style-name="P4">
时间: 2023-06-14T48:00:00-04:00</text:p>
      <text:p text:style-name="P4">
描述: Ino -Earth Naukovtsi Ryshuche的大规模发票被Rosyi袭击了Rosyi对...与乌克兰2022年的战争，与乌克兰的战争，今天与乌克兰的最新新闻，与乌克兰的新闻战争，今天与乌克兰2022年的新闻战争，今天会有一场战争，将会发生一场战争他们说，在乌克兰和俄罗斯之间，当与乌克兰在2022年与乌克兰战争时，是否会在不久的将来与乌克兰进行战争，他们说，与乌克兰的战争，今天的乌克兰新闻，乌克兰的新闻，乌克兰的乌克兰媒体新闻</text:p>
      <text:p text:style-name="P4">
图片: ['<text:a xlink:type="simple" xlink:href="https://armyinform.com.ua/wp-content/uploads/2023/06/01_golovna_stelarator.jpg" text:style-name="Internet_20_link" text:visited-style-name="Visited_20_Internet_20_Link">
01_golovna_stelarator.jpg</text:a>
']</text:p>
      <text:p text:style-name="P4">
标签: []</text:p>
      <text:p text:style-name="P4">
类别: News</text:p>
      <!--METADATA-->
      <text:p text:style-name="P4">
<draw:frame draw:style-name="fr1" draw:name="Image261" text:anchor-type="as-char" svg:width="6.9236in" svg:height="5.895878in" draw:z-index="0">
<draw:image xlink:href="../Images/AРМІЯINFORM/2023-06-14T48-00-00-04-00/01_golovna_stelarator.jpg" xlink:type="simple" xlink:show="embed" xlink:actuate="onLoad" draw:mime-type="image/jpeg"/>
</draw:frame>
专业Wendelstein-iia的Stelarator(Wikimedia Commons)经过大规模的入侵，外国科学家强烈谴责对乌克兰的袭击，并向乌克兰同事提供全面的支持。 关于Stelarators概念的独特讲座课程将阅读世界上托管热核合成物理学的领先学生。</text:p>
      <text:p text:style-name="P4">
<text:span text:style-name="T4">
帮助：</text:span>
学术(来自纬度。 斯特拉 - 黎明) - 固定高温等离子体的闭合磁陷阱。 Stelarat是用于管理热核合成过程的热核反应器的类型之一。</text:p>
      <text:p text:style-name="P4">
物理和数学科学博士，教授，乌克兰国家科学院的通讯成员，乌克兰伊戈尔·希尔卡(Igor Hirka)的科学技术荣誉教授，将军队告知陆军。</text:p>
      <ul>
        <li>
现在，来自欧洲，美国，日本的一群同事正在准备阅读有关学生的牛仔著作概念的讲座，其中提供了12个列表。 本课程将于6月底开始，第2座主要科学家。 这24人是顶级人物，这些是世界上促进热核合成的最佳专家。 他说，已经选择了一群乌克兰的听众。</li>
      </ul>
      <text:p text:style-name="P4">
讲座的学生不仅将是哈尔基夫大学，而且哈尔基夫是培训小组的主要骨架。 鉴于天体的概念，储藏室的概念：哈尔基夫讲座。 据他说，领先的科学文学出版社Elsevier计划出版单独的教科书。</text:p>
      <text:p text:style-name="P4">
有关外国同事在俄罗斯联邦对乌克兰的广泛攻击之后如何支持乌克兰科学家的更多信息，<text:a xlink:type="simple" xlink:href="https://armyinform.com.ua/2023/06/14/obstrilyuyuchy-harkivski-pyatyhatky-rosiyany-svidomo-ignoruvaly-nebezpeku-radioaktyvnogo-zabrudnennya/" text:style-name="Internet_20_link" text:visited-style-name="Visited_20_Internet_20_Link">
在一次采访中阅读</text:a>
Igor Hrykiko反向军队。</text:p>
      <text:p text:style-name="P4">
News Source: <text:a xlink:type="simple" xlink:href="https://armyinform.com.ua/2023/06/14/kurs-lekczij-z-konczepcziyi-stelaratoriv-prochytayut-ukrayinskym-studentam-providni-naukovczi-svitu/" text:style-name="Internet_20_link" text:visited-style-name="Visited_20_Internet_20_Link">
https://armyinform.com.ua/2023/06/14/kurs-lekczij-z-konczepcziyi-stelaratoriv-prochytayut-ukrayinskym-studentam-providni-naukovczi-svitu/</text:a>
</text:p>
      <!--NEWS-->
      <text:h text:style-name="P10" text:outline-level="1">
<text:span text:style-name="T4">
SBU拘留了Donbassgaz DNR分支的头，该分支机构在占领城市期间加热了种族主义营房</text:span>
</text:h>
      <text:p text:style-name="P4">
作者: ['АРМІЯINFORM']</text:p>
      <text:p text:style-name="P4">
时间: 2023-06-14T4:00:00-04:00</text:p>
      <text:p text:style-name="P4">
描述: Bezpeki Vikrila Shchel在稳定中的一名Kolaborator服务...与乌克兰2022年的战争，与乌克兰与乌克兰的最新新闻，与乌克兰的新闻战争，与乌克兰2022年的最新新闻战争，今天将在乌克兰和俄罗斯，俄罗斯和俄罗斯和俄罗斯和俄罗斯和俄罗斯和俄罗斯和俄罗斯和俄罗斯和俄罗斯和俄罗斯之间发生一场战争当他们在不久的将来与乌克兰与乌克兰发动战争时，是否会与乌克兰进行战争，他们说，与乌克兰的战争，今天的乌克兰新闻，乌克兰的新闻，乌克兰媒体在俄罗斯的乌克兰新闻</text:p>
      <text:p text:style-name="P4">
图片: ['<text:a xlink:type="simple" xlink:href="https://armyinform.com.ua/wp-content/uploads/2023/06/bf0cd902ee58c058571b2d7a5f46831d.jpeg" text:style-name="Internet_20_link" text:visited-style-name="Visited_20_Internet_20_Link">
bf0cd902ee58c058571b2d7a5f46831d.jpeg</text:a>
']</text:p>
      <text:p text:style-name="P4">
标签: ['STOPRUSSIA', 'АГРЕСІЯ РФ']</text:p>
      <text:p text:style-name="P4">
类别: News</text:p>
      <!--METADATA-->
      <text:p text:style-name="P4">
<draw:frame draw:style-name="fr1" draw:name="Image262" text:anchor-type="as-char" svg:width="6.9236in" svg:height="4.615733in" draw:z-index="0">
<draw:image xlink:href="../Images/AРМІЯINFORM/2023-06-14T4-00-00-04-00/bf0cd902ee58c058571b2d7a5f46831d.jpeg" xlink:type="simple" xlink:show="embed" xlink:actuate="onLoad" draw:mime-type="image/jpeg"/>
</draw:frame>
由于顿涅茨克地区解放的领土稳定，安全部门暴露了另一个合作者。</text:p>
      <text:p text:style-name="P4">
前河口天然气分销网络的大师是敌人的助理大师。在城市临时占领期间，他支持俄罗斯入侵者并进行合作。 为此，他被任命为创建的侵略性“ Donbassgaz DNR的分支”的负责人。</text:p>
      <text:p text:style-name="P4">
“任命”后，他立即开始组织捕获的建筑物的供暖，俄罗斯联邦的职业团体被“陈述”。 同时，他离开了vinity，而没有供热的当地人家。 Lyan释放后，袭击者试图从城市逃到暂时占领的Finakiyev。 但是，SBU工作人员及时暴露并拘留了它。</text:p>
      <text:p text:style-name="P4">
目前，安全局的调查人员已通知根据《乌克兰刑法》第111-1条第4部分涉嫌的人(合作).</text:p>
      <text:p text:style-name="P4">
Вирішується питання щодо обрання запобіжного заходу у виді тримання підвартою. Триває розслідування для встановлення всіх обставин злочину.</text:p>
      <text:p text:style-name="P4">
Комплексні заходи проводили співробітники СБУ в Донецькій та Луганськійобластях спільно з Держприкордонслужбою за процесуального керівництваДонецької обласної прокуратури.</text:p>
      <text:p text:style-name="P4">
Джерело: <text:a xlink:type="simple" xlink:href="https://ssu.gov.ua/novyny/sbu-zatrymala-v-lymani-ochilnyka-filii-donbashaza-dnr-yakyi-obihrivav-kazarmy-rashystiv-pid-chas-okupatsii-mista" text:style-name="Internet_20_link" text:visited-style-name="Visited_20_Internet_20_Link">
Служба безпека України</text:a>
</text:p>
      <text:p text:style-name="P4">
News Source: <text:a xlink:type="simple" xlink:href="https://armyinform.com.ua/2023/06/14/sbu-zatrymala-ochilnyka-filiyi-donbasgaza-dnr-yakyj-obigrivav-kazarmy-rashystiv-pid-chas-okupacziyi-mista/" text:style-name="Internet_20_link" text:visited-style-name="Visited_20_Internet_20_Link">
https://armyinform.com.ua/2023/06/14/sbu-zatrymala-ochilnyka-filiyi-donbasgaza-dnr-yakyj-obigrivav-kazarmy-rashystiv-pid-chas-okupacziyi-mista/</text:a>
</text:p>
      <!--NEWS-->
      <text:h text:style-name="P10" text:outline-level="1">
<text:span text:style-name="T4">
五角大楼叫拉姆斯汀的优先事项 - 加强防空和乌克兰其他机会</text:span>
</text:h>
      <text:p text:style-name="P4">
作者: Ukrinform (Person)</text:p>
      <text:p text:style-name="P4">
出版商: Укринформ (Organization)</text:p>
      <text:p text:style-name="P4">
出版时间: 2023-06-14T4:08:00+03:00</text:p>
      <text:p text:style-name="P4">
修改时间: 2023-06-14T22:08:00+03:00</text:p>
      <text:p text:style-name="P4">
描述: 原定于周四举行的乌克兰国防联络小组会议的主要主题将是在短期内和将来的武装部队加强防空和其他机遇。  - 乌克林。</text:p>
      <text:p text:style-name="P4">
图片: ['<text:a xlink:type="simple" xlink:href="https://static.ukrinform.com/photos/2020_04/thumb_files/630_360_1588051291-728.jpg" text:style-name="Internet_20_link" text:visited-style-name="Visited_20_Internet_20_Link">
630_360_15880...</text:a>
']</text:p>
      <text:p text:style-name="P4">
标签: ['Пентагон', 'США', 'Зустріч Рамштайн']</text:p>
      <text:p text:style-name="P4">
类型: Article</text:p>
      <!--METADATA-->
      <text:p text:style-name="P4">
<draw:frame draw:style-name="fr1" draw:name="Image263" text:anchor-type="as-char" svg:width="6.9236in" svg:height="3.956343in" draw:z-index="0">
<draw:image xlink:href="../Images/yкринформ/2023-06-14T4-08-00-03-00/630_360_1588051291-728.jpg" xlink:type="simple" xlink:show="embed" xlink:actuate="onLoad" draw:mime-type="image/jpeg"/>
</draw:frame>
乌克兰计划中的乌克兰国防联络小组会议的主要部分将是在短期肇事者和将来的武装部队加强防空和其他机遇。</text:p>
      <text:p text:style-name="P4">
据报道，由于美国拉兹莫尔和乌克兰的拉姆斯坦的会议，五角大楼的官方信息在五角大楼的官方信息中说明了这一点。</text:p>
      <text:p text:style-name="P4">
讨论将集中在“乌克兰的衰老国防部是不久的将来的其他优先机会，以及遵守锻炼和支持以加强乌克兰在长期肇事者中的痛苦”。</text:p>
      <text:p text:style-name="P4">
<text:span text:style-name="T4">
另请阅读：</text:span>
 <text:a xlink:type="simple" xlink:href="https://www.ukrinform.ua/rubric-world/3722537-glava-pentagonu-virusiv-na-ramstajn-do-nimeccini.html" text:style-name="Internet_20_link" text:visited-style-name="Visited_20_Internet_20_Link">
五角大楼头去了“ <text:span text:style-name="T4">
 Ramstein </text:span>
”到德国</text:a>
此外，据报道，五角大楼的负责人在美国为乌克兰提供了乌克兰罪。 Oleksiresnikov在他的角度向乌克兰前线的动态介绍了劳埃德·奥斯汀(Lloyd Austin)。</text:p>
      <text:p text:style-name="P4">
根据乌克林福姆的说法，美国周二宣布分配了乌克兰的军事支持的附录包，该方案提供了立即提供防空资产，HIMARS，炮弹，装甲车和其他武器的导弹。</text:p>
      <text:p text:style-name="P4">
News Source: <text:a xlink:type="simple" xlink:href="https://www.ukrinform.ua/rubric-ato/3723004-u-pentagoni-nazvali-prioriteti-ramstajnu-posilenna-ppo-ta-insih-mozlivostej-ukraini.html" text:style-name="Internet_20_link" text:visited-style-name="Visited_20_Internet_20_Link">
https://www.ukrinform.ua/rubric-ato/3723004-u-pentagoni-nazvali-prioriteti-ramstajnu-posilenna-ppo-ta-insih-mozlivostej-ukraini.html</text:a>
</text:p>
      <!--NEWS-->
      <text:h text:style-name="P10" text:outline-level="1">
<text:span text:style-name="T4">
乌克兰检察长办公室：已记录了9.3万次军事犯罪</text:span>
</text:h>
      <text:p text:style-name="P4">
作者: ['АРМІЯINFORM']</text:p>
      <text:p text:style-name="P4">
时间: 2023-06-14T50: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6/warcrime-14062023ua.jpg" text:style-name="Internet_20_link" text:visited-style-name="Visited_20_Internet_20_Link">
warcrime-14062023ua.jpg</text:a>
', '<text:a xlink:type="simple" xlink:href="https://armyinform.com.ua/wp-content/uploads/2023/06/warcrime-14062023en.jpg" text:style-name="Internet_20_link" text:visited-style-name="Visited_20_Internet_20_Link">
warcrime-14062023en.jpg</text:a>
']</text:p>
      <text:p text:style-name="P4">
标签: ['АГРЕСІЯ РФ', 'ВОЄННІ ЗЛОЧИНИ РФ', 'ВТОРГНЕННЯ РФ', 'ОФІС ГЕНЕРАЛЬНОГО ПРОКУРОРА УКРАЇНИ']</text:p>
      <text:p text:style-name="P4">
类别: News</text:p>
      <!--METADATA-->
      <text:p text:style-name="P4">
<draw:frame draw:style-name="fr1" draw:name="Image264" text:anchor-type="as-char" svg:width="6.9236in" svg:height="4.448413in" draw:z-index="0">
<draw:image xlink:href="../Images/AРМІЯINFORM/2023-06-14T50-00-00-04-00/warcrime-1406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截至6月14日，它已注册：</text:p>
      <ul>
        <li>
93 273军事犯罪， * 17 343针对乌克兰国家安全的罪行。</li>
      </ul>
      <text:p text:style-name="P4">
此外，根据少年检察官的官方数据，有1504名儿童受到俄罗斯联邦的侵略的影响，其中：</text:p>
      <ul>
        <li>
488-儿童被杀， * 1016-儿童因严重程度的不同程度受伤。</li>
      </ul>
      <text:p text:style-name="P4">
该部门强调，这些数字不是最终的，因为在暂时占据的有形领土上的积极战斗场所的安装中继续进行工作。</text:p>
      <text:p text:style-name="P4">
<draw:frame draw:style-name="fr1" draw:name="Image265" text:anchor-type="as-char" svg:width="6.9236in" svg:height="4.448413in" draw:z-index="0">
<draw:image xlink:href="../Images/AРМІЯINFORM/2023-06-14T50-00-00-04-00/warcrime-14062023en.jpg" xlink:type="simple" xlink:show="embed" xlink:actuate="onLoad" draw:mime-type="image/jpeg"/>
</draw:frame>
</text:p>
      <text:p text:style-name="P4">
News Source: <text:a xlink:type="simple" xlink:href="https://armyinform.com.ua/2023/06/14/ofis-genprokurora-ukrayiny-zadokumentovano-ponad-93-tysyachi-voyennyh-zlochyniv/" text:style-name="Internet_20_link" text:visited-style-name="Visited_20_Internet_20_Link">
https://armyinform.com.ua/2023/06/14/ofis-genprokurora-ukrayiny-zadokumentovano-ponad-93-tysyachi-voyennyh-zlochyniv/</text:a>
</text:p>
      <!--NEWS-->
      <text:h text:style-name="P10" text:outline-level="1">
<text:span text:style-name="T4">
协调总部与岛蛇的捍卫者的家人在线会议</text:span>
</text:h>
      <text:p text:style-name="P4">
作者: ['АРМІЯINFORM']</text:p>
      <text:p text:style-name="P4">
时间: 2023-06-14T51:00:00-04:00</text:p>
      <text:p text:style-name="P4">
描述: Gromadsko的Venitivativsky组织“关于安静的人，可以与谁能做到” ...与乌克兰2022的战争，与乌克兰的战争今天与乌克兰的最新新闻，《与乌克兰2022年的新闻战》是今天的最后一场。 ，乌克兰和俄罗斯之间会发生战争，当战争，与乌克兰战争时，是否会在不久的将来与乌克兰发生战争，他们说，今天与乌克兰的战争，今天，乌克兰新闻，乌克兰新闻在俄罗斯的乌克兰媒体</text:p>
      <text:p text:style-name="P4">
图片: ['<text:a xlink:type="simple" xlink:href="https://armyinform.com.ua/wp-content/uploads/2023/06/341843452_767963008237232_7838465882698911775_n.jpeg" text:style-name="Internet_20_link" text:visited-style-name="Visited_20_Internet_20_Link">
341843452_767963008237232_7838465882698911775_n.jpeg</text:a>
']</text:p>
      <text:p text:style-name="P4">
标签: ['STOPRUSSIA', 'ВТОРГНЕННЯ РФ']</text:p>
      <text:p text:style-name="P4">
类别: News</text:p>
      <!--METADATA-->
      <text:p text:style-name="P4">
<draw:frame draw:style-name="fr1" draw:name="Image266" text:anchor-type="as-char" svg:width="6.9236in" svg:height="3.894525in" draw:z-index="0">
<draw:image xlink:href="../Images/AРМІЯINFORM/2023-06-14T51-00-00-04-00/341843452_767963008237232_7838465882698911775_n.jpeg" xlink:type="simple" xlink:show="embed" xlink:actuate="onLoad" draw:mime-type="image/jpeg"/>
</draw:frame>
在非政府组织“关于他们沉默的人”的倡议下，与奥斯特罗瓦斯岛捍卫者的家人举行了在线会议。</text:p>
      <text:p text:style-name="P4">
关于它<text:a xlink:type="simple" xlink:href="https://t.me/Koord_shtab" text:style-name="Internet_20_link" text:visited-style-name="Visited_20_Internet_20_Link">
报告</text:a>
与战俘问题协调总部。</text:p>
      <text:p text:style-name="P4">
亲人回答了协调总部的代表，即Verkhovna Rada的人权办公室，红十字会塔姆希兹国际委员会的国家边境警卫队。(ICCH).</text:p>
      <text:p text:style-name="P4">
Представник штабу запевнив, що робота зі звільнення прикордонників іЗахисників Зміїного ведеться щоденно:</text:p>
      <text:p text:style-name="P4">
«Це показав обмін 11 червня. Ми завжди працюємо, щоби визволити всіх. У наснема улюблених підрозділів чи неулюблених. Тим більше, усі наші Оборонці вколоніях уже перемішані й ворог за великим рахунком теж не ділить їх запідрозділами».</text:p>
      <text:p text:style-name="P4">
Також він зауважив, що планова робота зі звільнення вдається не завжди:</text:p>
      <text:p text:style-name="P4">
«Так, краще би був план — кожна мати знала б, коли повернуть її сина і скількитреба чекати. Була б визначеність. Але росіянам байдуже. Хочуть завдати ріднимякомога більше болю. Це їхня політика. Тому кожен обмін — не схожий напопередній. Проте коли відбуваються контрнаступальні операції — обміничастішають».</text:p>
      <text:p text:style-name="P4">
Представниці Міжнародного комітету Червоного Хреста наголосили, що неприпиняють роботу для відвідин наших бранців:</text:p>
      <text:p text:style-name="P4">
«Колеги з МКЧХ, які працюють у рф, постійно намагаються переконати російськусторону надати доступ до полонених і підтвердити полон тих, кого утримуютьросіяни і про кого немає інформації. На жаль, це забирає час. Але результатимаємо».</text:p>
      <text:p text:style-name="P4">
Представник Офісу Уповноваженого Верховної Ради з прав людини застеріг відпропозицій невідомих осіб «викупити з полону» родичів.</text:p>
      <text:p text:style-name="P4">
«У більшості випадків це шахрайство. Просто заберуть гроші. Також такіпропозиції мають посіяти недовіру до органів нашої державної влади. Крім того,ті, хто ризикне погодитися, можуть потрапити на гачок російських спецслужб», —сказав він.</text:p>
      <text:p text:style-name="P4">
Координаційний штаб радить повідомляти про такі випадки за контактнимителефонами та звертатися до правоохоронних структур.</text:p>
      <text:p text:style-name="P4">
News Source: <text:a xlink:type="simple" xlink:href="https://armyinform.com.ua/2023/06/14/u-koordynaczijnomu-shtabi-vidbulasya-onlajn-zustrich-z-rodynamy-zahysnykiv-ostrova-zmiyinyj/" text:style-name="Internet_20_link" text:visited-style-name="Visited_20_Internet_20_Link">
https://armyinform.com.ua/2023/06/14/u-koordynaczijnomu-shtabi-vidbulasya-onlajn-zustrich-z-rodynamy-zahysnykiv-ostrova-zmiyinyj/</text:a>
</text:p>
      <!--NEWS-->
      <text:h text:style-name="P10" text:outline-level="1">
<text:span text:style-name="T4">
陆军伊琳娜·格拉申科（Irina Gerashchenko）在芬兰的一次比赛中获得了“铜牌”</text:span>
</text:h>
      <text:p text:style-name="P4">
作者: ['АРМІЯINFORM']</text:p>
      <text:p text:style-name="P4">
时间: 2023-06-14T52:00:00-04:00</text:p>
      <text:p text:style-name="P4">
描述: 乌克兰运动员Irina Gerashchenko征服了Etapu Svitovo的“铜牌” ...与乌克兰2022年的战争，与乌克兰的最新新闻战争，今天与乌克兰2022年的新闻战争，今天与乌克兰之间的战争，乌克兰和俄罗斯之间的战争将与乌克兰之间的战争他们说，在2022年，是否会在不久的将来与乌克兰发生战争</text:p>
      <text:p text:style-name="P4">
图片: ['<text:a xlink:type="simple" xlink:href="https://armyinform.com.ua/wp-content/uploads/2023/06/329099393_866081697806830_5636057499918336956_n.jpg" text:style-name="Internet_20_link" text:visited-style-name="Visited_20_Internet_20_Link">
329099393_866081697806830_5636057499918336956_n.jpg</text:a>
']</text:p>
      <text:p text:style-name="P4">
标签: ['АРМІЙСЬКИЙ СПОРТ', 'ІРИНА ГЕРАЩЕНКО']</text:p>
      <text:p text:style-name="P4">
类别: News</text:p>
      <!--METADATA-->
      <text:p text:style-name="P4">
<draw:frame draw:style-name="fr1" draw:name="Image267" text:anchor-type="as-char" svg:width="6.9236in" svg:height="4.504157in" draw:z-index="0">
<draw:image xlink:href="../Images/AРМІЯINFORM/2023-06-14T52-00-00-04-00/329099393_866081697806830_5636057499918336956_n.jpg" xlink:type="simple" xlink:show="embed" xlink:actuate="onLoad" draw:mime-type="image/jpeg"/>
</draw:frame>
乌克兰运动员Irina Gerashchenko赢得了世界铜牌的铜牌，在Uflian City Turku举行了黄金类别Paavo Nurmi游戏的大陆之旅。</text:p>
      <text:p text:style-name="P4">
关于它<text:a xlink:type="simple" xlink:href="https://www.facebook.com/olympicua/posts/pfbid04NyvvKVyizqD5awudeqxU1zcXaYzdTChvQZLTskhe8M14o1mHJCk76QyoN53GBLsl" text:style-name="Internet_20_link" text:visited-style-name="Visited_20_Internet_20_Link">
报告</text:a>
乌克兰国家奥林匹克委员会。</text:p>
      <text:p text:style-name="P4">
Irina Gerashchenko的高度为1.94 m，重复了本赛季的最佳成绩。</text:p>
      <text:p text:style-name="P4">
另一个陆军尤利娅·勒夫琴科(Yulia Levchenko)表现出第5个结果(1.87 m).</text:p>
      <text:p text:style-name="P4">
Перемогу здобула австралійка Нікола Оліслагерс (麦克德莫特)结果为2.01米。</text:p>
      <text:p text:style-name="P4">
News Source: <text:a xlink:type="simple" xlink:href="https://armyinform.com.ua/2023/06/14/armijka-iryna-gerashhenko-zavoyuvala-bronzu-v-strybkah-u-vysotu-na-turniri-u-finlyandiyi/" text:style-name="Internet_20_link" text:visited-style-name="Visited_20_Internet_20_Link">
https://armyinform.com.ua/2023/06/14/armijka-iryna-gerashhenko-zavoyuvala-bronzu-v-strybkah-u-vysotu-na-turniri-u-finlyandiyi/</text:a>
</text:p>
      <!--NEWS-->
      <text:h text:style-name="P10" text:outline-level="1">
<text:span text:style-name="T4">
继续在波兰发布了继续对乌克兰公民进行临时保护的法律</text:span>
</text:h>
      <text:p text:style-name="P4">
作者: ['АРМІЯINFORM']</text:p>
      <text:p text:style-name="P4">
时间: 2023-06-14T53:00:00-04:00</text:p>
      <text:p text:style-name="P4">
描述: Out -Day Polish，Andrzej Dud。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6/photo_2023-06-13_13-49-21.jpg" text:style-name="Internet_20_link" text:visited-style-name="Visited_20_Internet_20_Link">
photo_2023-06-13_13-49-21.jpg</text:a>
']</text:p>
      <text:p text:style-name="P4">
标签: ['STOPRUSSIA', 'АГРЕСІЯ РФ']</text:p>
      <text:p text:style-name="P4">
类别: News</text:p>
      <!--METADATA-->
      <text:p text:style-name="P4">
<draw:frame draw:style-name="fr1" draw:name="Image268" text:anchor-type="as-char" svg:width="6.9236in" svg:height="4.321442in" draw:z-index="0">
<draw:image xlink:href="../Images/AРМІЯINFORM/2023-06-14T53-00-00-04-00/photo_2023-06-13_13-49-21.jpg" xlink:type="simple" xlink:show="embed" xlink:actuate="onLoad" draw:mime-type="image/jpeg"/>
</draw:frame>
说明性照片</text:p>
      <text:p text:style-name="P4">
前一天，波兰总统安德烈·杜达(Andrzej Duda)签署了一项法律，该法律改变了与俄罗斯侵略有关的乌克兰公民的帮助。(https://dziennikustaw.gov.pl/DU/2023/1088?fbclid=IwAR04R3hALNnRa3barpLQU-cv0lELgQ1Hrg8OGswaZGeViNhq4mhBZj2LYuM).</text:p>
      <text:p text:style-name="P4">
Внесеними змінами продовжується термін легального перебування українців уПольщі, які прибули на територію країни з 24 лютого 2022 року. Термінперебування продовжено до 4 березня 2024 року (到2023年8月24日早些时候).</text:p>
      <text:p text:style-name="P4">
Для українських здобувачів освіти, які навчаються у польських навчальнихзакладах, перебування продовжено до 31 серпня 2024 року. Це також поширюєтьсяна батьків та опікунів неповнолітніх учнів. Ці зміни набудуть чинності через14 днів після дати опублікування.</text:p>
      <text:p text:style-name="P4">
Джерело: <text:a xlink:type="simple" xlink:href="https://t.me/minre_ua" text:style-name="Internet_20_link" text:visited-style-name="Visited_20_Internet_20_Link">
Міністерство з питань реінтеграції тимчасово окупованихтериторій</text:a>
</text:p>
      <text:p text:style-name="P4">
News Source: <text:a xlink:type="simple" xlink:href="https://armyinform.com.ua/2023/06/14/u-polshhi-opublikovano-zakon-yakyj-prodovzhuye-tymchasovyj-zahyst-dlya-gromadyan-ukrayiny/" text:style-name="Internet_20_link" text:visited-style-name="Visited_20_Internet_20_Link">
https://armyinform.com.ua/2023/06/14/u-polshhi-opublikovano-zakon-yakyj-prodovzhuye-tymchasovyj-zahyst-dlya-gromadyan-ukrayiny/</text:a>
</text:p>
      <!--NEWS-->
      <text:h text:style-name="P10" text:outline-level="1">
<text:span text:style-name="T4">
白天，俄罗斯人袭击了乌克兰11个地区的138个定居点</text:span>
</text:h>
      <text:p text:style-name="P4">
作者: ['АРМІЯINFORM']</text:p>
      <text:p text:style-name="P4">
时间: 2023-06-14T54:00:00-04:00</text:p>
      <text:p text:style-name="P4">
描述: Rosiyski vissyka的最后一遍解雇了乌克兰11个地区的三位一体。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6/photo_5208866518056684356_y.jpg" text:style-name="Internet_20_link" text:visited-style-name="Visited_20_Internet_20_Link">
photo_5208866518056684356_y.jpg</text:a>
']</text:p>
      <text:p text:style-name="P4">
标签: ['ВІЙНА', 'ОБСТРІЛИ РФ', 'ХАРКІВСЬКИЙ ТРИБУНАЛ']</text:p>
      <text:p text:style-name="P4">
类别: News</text:p>
      <!--METADATA-->
      <text:p text:style-name="P4">
<draw:frame draw:style-name="fr1" draw:name="Image269" text:anchor-type="as-char" svg:width="6.9236in" svg:height="4.682395in" draw:z-index="0">
<draw:image xlink:href="../Images/AРМІЯINFORM/2023-06-14T54-00-00-04-00/photo_5208866518056684356_y.jpg" xlink:type="simple" xlink:show="embed" xlink:actuate="onLoad" draw:mime-type="image/jpeg"/>
</draw:frame>
在最后一天，俄罗斯军队向乌克兰11个地区的领土开火。</text:p>
      <text:p text:style-name="P4">
关于它<text:a xlink:type="simple" xlink:href="https://t.me/militarymediacenter/2226" text:style-name="Internet_20_link" text:visited-style-name="Visited_20_Internet_20_Link">
报告</text:a>
军事媒体中心。</text:p>
      <text:p text:style-name="P4">
“来自不同类型的武器(迫击炮，炮兵，RSZV，无人机，战略性塔塔克斯航空)138个定居点和142个对象 - 基础构造受到攻击。”</text:p>
      <text:p text:style-name="P4">
在平民中，死亡和受伤，受害者的数量被澄清了。</text:p>
      <text:p text:style-name="P4">
News Source: <text:a xlink:type="simple" xlink:href="https://armyinform.com.ua/2023/06/14/rosiyany-protyagom-doby-atakuvaly-138-naselenyh-punktiv-u-odynadczyatoh-oblastyah-ukrayiny/" text:style-name="Internet_20_link" text:visited-style-name="Visited_20_Internet_20_Link">
https://armyinform.com.ua/2023/06/14/rosiyany-protyagom-doby-atakuvaly-138-naselenyh-punktiv-u-odynadczyatoh-oblastyah-ukrayiny/</text:a>
</text:p>
      <!--NEWS-->
      <text:h text:style-name="P10" text:outline-level="1">
<text:span text:style-name="T4">
这位军人要求他的妻子联系俄罗斯联邦的军事检察官办公室 - 古尔的拦截</text:span>
</text:h>
      <text:p text:style-name="P4">
作者: ['АРМІЯINFORM']</text:p>
      <text:p text:style-name="P4">
时间: 2023-06-14T55:00:00-04:00</text:p>
      <text:p text:style-name="P4">
描述: Viiskovovovovovovovovovovovovovovovovovovovovovovovovidah要要求和维斯科沃的一个朋友...与乌克兰2022年的战争，与乌克兰的最新新闻战争，今天与乌克兰2022年的新闻战争，今天将在乌克兰和俄罗斯之间发动战争，当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标签: ['STOPRUSSIA', 'ГУР МО УКРАЇНИ']</text:p>
      <text:p text:style-name="P4">
类别: News</text:p>
      <!--METADATA-->
      <text:p text:style-name="P4">
<draw:frame draw:style-name="fr1" draw:name="Image270" text:anchor-type="as-char" svg:width="6.9236in" svg:height="3.894525in" draw:z-index="0">
<draw:image xlink:href="../Images/AРМІЯINFORM/2023-06-14T55-00-00-04-00/337531944_232614265847457_8544501692430122370_n.jpg" xlink:type="simple" xlink:show="embed" xlink:actuate="onLoad" draw:mime-type="image/jpeg"/>
</draw:frame>
这位俄罗斯军人讲述了损失，并要求他的妻子向俄罗斯联邦的检察官办公室讲话。</text:p>
      <text:p text:style-name="P4">
对话<text:a xlink:type="simple" xlink:href="https://t.me/DIUkraine" text:style-name="Internet_20_link" text:visited-style-name="Visited_20_Internet_20_Link">
出版</text:a>
乌克兰国防部情报局主要局。</text:p>
      <text:p text:style-name="P4">
<text:span text:style-name="T5">
占用者要求他的妻子联系检察官办公室，只是没有指示该名称； </text:span>
“我们已经被割伤了，它们仍然有点”； <text:span text:style-name="T5">
“现在冈尼(Gonny)，bl</text:span>
 d，在坦克下，行动，挖床。”</text:p>
      <text:p text:style-name="P4">
对于针对乌克兰的每项军事犯罪，都会有公平的付款。</text:p>
      <text:p text:style-name="P4">
News Source: <text:a xlink:type="simple" xlink:href="https://armyinform.com.ua/2023/06/14/vijskovosluzhbovecz-prosyt-druzhynu-zvernutys-do-vijskovoyi-prokuratury-rf-perehoplennya-gur/" text:style-name="Internet_20_link" text:visited-style-name="Visited_20_Internet_20_Link">
https://armyinform.com.ua/2023/06/14/vijskovosluzhbovecz-prosyt-druzhynu-zvernutys-do-vijskovoyi-prokuratury-rf-perehoplennya-gur/</text:a>
</text:p>
      <!--NEWS-->
      <text:h text:style-name="P10" text:outline-level="1">
<text:span text:style-name="T4">
俄罗斯军队的领导将其战士视为不必要的</text:span>
</text:h>
      <text:p text:style-name="P4">
作者: ['АРМІЯINFORM']</text:p>
      <text:p text:style-name="P4">
时间: 2023-06-14T56:00:00-04:00</text:p>
      <text:p text:style-name="P4">
描述: Yak i Bagato Inshsh，“ Hort” Rozpovidah，因此，Armanit的一切……与乌克兰2022年的战争，与乌克兰的最新新闻，《与乌克兰的新闻战争》，《与乌克兰2022年的新闻战争》上次进行，乌克兰和乌克兰之间的战争会发生俄罗斯以及2022年与乌克兰的战争将在不久的将来与乌克兰战争，与乌克兰的战争，今天的乌克兰新闻，乌克兰新闻，乌克兰媒体在俄罗斯的乌克兰新闻</text:p>
      <text:p text:style-name="P4">
图片: ['<text:a xlink:type="simple" xlink:href="https://armyinform.com.ua/wp-content/uploads/2023/06/imgl3806.jpg" text:style-name="Internet_20_link" text:visited-style-name="Visited_20_Internet_20_Link">
imgl3806.jpg</text:a>
']</text:p>
      <text:p text:style-name="P4">
标签: ['STOPRUSSIA', 'АГРЕСІЯ РФ', 'ВТОРГНЕННЯ РФ']</text:p>
      <text:p text:style-name="P4">
类别: News</text:p>
      <!--METADATA-->
      <text:p text:style-name="P4">
<draw:frame draw:style-name="fr1" draw:name="Image271" text:anchor-type="as-char" svg:width="6.9236in" svg:height="4.517649in" draw:z-index="0">
<draw:image xlink:href="../Images/AРМІЯINFORM/2023-06-14T56-00-00-04-00/imgl3806.jpg" xlink:type="simple" xlink:show="embed" xlink:actuate="onLoad" draw:mime-type="image/jpeg"/>
</draw:frame>
像许多其他人一样，<text:a xlink:type="simple" xlink:href="https://armyinform.com.ua/2023/06/14/popry-try-poranennya-hort-prodovzhuye-nyshhyty-rosijskyh-zagarbnykiv/" text:style-name="Internet_20_link" text:visited-style-name="Visited_20_Internet_20_Link">
“灵狮”告诉</text:a>
世界上被称为世界第二军的领导将其战士视为前任。</text:p>
      <ul>
        <li>
反对我们的各种单位 -  Rosarmia的战斗单位和Wagner PVC，以及我们以前的同胞 - 由九年前创建的准救主的居民。 他们经常被送往暴风雨，在那里他们成为生命中的枪支。 许多人在勒索苏联时期的战场上对我们不利。 我不再谈论金属头盔 - 没有防弹背心的人继续进行。 我们杀死了他们，他们的身体是一种刺激性。 因此，有几波，直到最后一位俄罗斯士兵死亡。</li>
      </ul>
      <text:p text:style-name="P4">
News Source: <text:a xlink:type="simple" xlink:href="https://armyinform.com.ua/2023/06/14/kerivnycztvo-armiyi-rf-stavytsya-do-svoyih-bijcziv-yak-do-nepotrebu/" text:style-name="Internet_20_link" text:visited-style-name="Visited_20_Internet_20_Link">
https://armyinform.com.ua/2023/06/14/kerivnycztvo-armiyi-rf-stavytsya-do-svoyih-bijcziv-yak-do-nepotrebu/</text:a>
</text:p>
      <!--NEWS-->
      <text:h text:style-name="P10" text:outline-level="1">
<text:span text:style-name="T4">
在Zaporozhye中，俄罗斯汽车柱的运动与乌克兰人的掠夺财产 - 总参谋长</text:span>
</text:h>
      <text:p text:style-name="P4">
作者: ['АРМІЯINFORM']</text:p>
      <text:p text:style-name="P4">
时间: 2023-06-14T57:00:00-04:00</text:p>
      <text:p text:style-name="P4">
描述: 关于操作信息中ZSU总部的总部。 “ Zaporizkiy ...与乌克兰2022年的战争，与乌克兰的战争是今天的最新消息，与乌克兰2022的战争是今天的最后一场，乌克兰和俄罗斯之间的战争，以及当与乌克兰与乌克兰战争之间的战争2022年，他们是否会在不久的将来与乌克兰发生战争，他们说，与乌克兰的战争，今天的乌克兰新闻，乌克兰新闻，乌克兰媒体在俄罗斯的乌克兰新闻</text:p>
      <text:p text:style-name="P4">
图片: ['<text:a xlink:type="simple" xlink:href="https://armyinform.com.ua/wp-content/uploads/2023/06/62e1f94d9992a.jpeg" text:style-name="Internet_20_link" text:visited-style-name="Visited_20_Internet_20_Link">
62e1f94d9992a.jpeg</text:a>
']</text:p>
      <text:p text:style-name="P4">
标签: ['STOPRUSSIA', 'АГРЕСІЯ РФ', 'ВТОРГНЕННЯ РФ']</text:p>
      <text:p text:style-name="P4">
类别: News</text:p>
      <!--METADATA-->
      <text:p text:style-name="P4">
<draw:frame draw:style-name="fr1" draw:name="Image272" text:anchor-type="as-char" svg:width="6.9236in" svg:height="4.32725in" draw:z-index="0">
<draw:image xlink:href="../Images/AРМІЯINFORM/2023-06-14T57-00-00-04-00/62e1f94d9992a.jpeg" xlink:type="simple" xlink:show="embed" xlink:actuate="onLoad" draw:mime-type="image/jpeg"/>
</draw:frame>
说明性照片<text:span text:style-name="T4">
🔥俄罗斯入侵的情况</text:span>
</text:p>
      <text:p text:style-name="P4">
关于它<text:a xlink:type="simple" xlink:href="https://www.facebook.com/GeneralStaff.ua/posts/pfbid0ALdc4XbaB7qyqsdnawdnEqz52UedLM1vVafepLHPoE3fYP9RpXfF4yTeGxcSLxNJl" text:style-name="Internet_20_link" text:visited-style-name="Visited_20_Internet_20_Link">
报告</text:a>
武装部队的总人员在运营信息中。</text:p>
      <text:p text:style-name="P4">
“在Zaporizhzhia地区，俄罗斯入侵者继续掠夺当地人，使用军事货​​物运输来出口掠夺财产。 因此，从托克马克(Tokmak)的方向上，录制的家用电器，家具和更多当地人的交通柱已被记录。</text:p>
      <text:p text:style-name="P4">
同时，在伯迪安斯克市海港的码头上，干燥的船只从乌克兰农民偷走了谷物作物。</text:p>
      <text:p text:style-name="P4">
News Source: <text:a xlink:type="simple" xlink:href="https://armyinform.com.ua/2023/06/14/na-zaporizhzhi-zafiksovano-ruh-rosijskyh-avtomobilnyh-kolon-z-nagrabovanym-majnom-ukrayincziv-genshtab/" text:style-name="Internet_20_link" text:visited-style-name="Visited_20_Internet_20_Link">
https://armyinform.com.ua/2023/06/14/na-zaporizhzhi-zafiksovano-ruh-rosijskyh-avtomobilnyh-kolon-z-nagrabovanym-majnom-ukrayincziv-genshtab/</text:a>
</text:p>
      <!--NEWS-->
      <text:h text:style-name="P10" text:outline-level="1">
<text:span text:style-name="T4">
Dmytro Kuleba邀请Jordan参加乌克兰和平公式的实现</text:span>
</text:h>
      <text:p text:style-name="P4">
作者: ['АРМІЯINFORM']</text:p>
      <text:p text:style-name="P4">
时间: 2023-06-14T58:00:00-04:00</text:p>
      <text:p text:style-name="P4">
描述: 法律部成立了乌克兰Dmitro Kuleba Proviv Povyv Rozmov Zmovstrom的群众...与乌克兰2022年的战争，与乌克兰与乌克兰的最新消息，今天与乌克兰的新闻，今天与乌克兰2022年的新闻战争，将在乌克兰和俄罗斯和俄罗斯和俄罗斯之间以及乌克兰和俄罗斯之间发生战争，他们在2022年与乌克兰与乌克兰的战争，无论是否将在不久</text:p>
      <text:p text:style-name="P4">
图片: ['<text:a xlink:type="simple" xlink:href="https://armyinform.com.ua/wp-content/uploads/2023/06/kuleba.jpg" text:style-name="Internet_20_link" text:visited-style-name="Visited_20_Internet_20_Link">
kuleba.jpg</text:a>
']</text:p>
      <text:p text:style-name="P4">
标签: ['ГЛАВА МЗС УКРАЇНИ', 'ДМИТРО КУЛЕБА', 'ФОРМУЛА МИРУ']</text:p>
      <text:p text:style-name="P4">
类别: News</text:p>
      <!--METADATA-->
      <text:p text:style-name="P4">
<draw:frame draw:style-name="fr1" draw:name="Image273" text:anchor-type="as-char" svg:width="6.9236in" svg:height="4.2817in" draw:z-index="0">
<draw:image xlink:href="../Images/AРМІЯINFORM/2023-06-14T58-00-00-04-00/kuleba.jpg" xlink:type="simple" xlink:show="embed" xlink:actuate="onLoad" draw:mime-type="image/jpeg"/>
</draw:frame>
乌克兰Dmytro Kuleba的外交大臣进行了约旦Aiman Safadi外交事务的一场电话交谈，并与Nim -ukrainian进行了讨论<text:a xlink:type="simple" xlink:href="https://armyinform.com.ua/2023/02/24/yak-formula-myru-prezydenta-ukrayiny-stala-fundamentom-rezolyucziyi-genasambleyi-oon/" text:style-name="Internet_20_link" text:visited-style-name="Visited_20_Internet_20_Link">
和平公式</text:a>
.</text:p>
      <text:p text:style-name="P4">
Про це глава української дипломатії<text:a xlink:type="simple" xlink:href="https://twitter.com/DmytroKuleba/status/1668639399297392640" text:style-name="Internet_20_link" text:visited-style-name="Visited_20_Internet_20_Link">
написав</text:a>
Olliga Twitter。</text:p>
      <text:p text:style-name="P4">
Dmytro Kuleba还邀请Jordan参加其实施。</text:p>
      <text:p text:style-name="P4">
“他与约旦同事Aiman Safadi谈过Miruvolodimir Zelensky的公式，并邀请Jordan参加其实施。 该职责讨论了互惠双边工作的发展。”他的帖子写道。</text:p>
      <text:p text:style-name="P4">
News Source: <text:a xlink:type="simple" xlink:href="https://armyinform.com.ua/2023/06/14/dmytro-kuleba-zaprosyv-jordaniyu-vzyaty-uchast-u-realizacziyi-ukrayinskoyi-formuly-myru/" text:style-name="Internet_20_link" text:visited-style-name="Visited_20_Internet_20_Link">
https://armyinform.com.ua/2023/06/14/dmytro-kuleba-zaprosyv-jordaniyu-vzyaty-uchast-u-realizacziyi-ukrayinskoyi-formuly-myru/</text:a>
</text:p>
      <!--NEWS-->
      <text:h text:style-name="P10" text:outline-level="1">
<text:span text:style-name="T4">
敌人击中了敖德萨4“卡利盘”：三人被杀，13人受伤</text:span>
</text:h>
      <text:p text:style-name="P4">
作者: ['АРМІЯINFORM']</text:p>
      <text:p text:style-name="P4">
时间: 2023-06-14T59:00:00-04:00</text:p>
      <text:p text:style-name="P4">
描述: 将Chartiri“ Calibri”隐藏给Odessa Kalibri，Chorny Moris中的船，OSES被杀死，...与乌克兰2022年的战争，与乌克兰的战争是今天的最新消息，这是与乌克兰2022年的新闻战争，今天的最后一个是，乌克兰与俄罗斯，俄罗斯，俄罗斯，俄罗斯，俄罗斯以及俄罗斯和俄罗斯之间的战争是否会在2022年与乌克兰进行战争，是否会在不久的将来与乌克兰发生战争与乌克兰的战争，今天的乌克兰新闻，乌克兰媒体的乌克兰新闻在俄罗斯</text:p>
      <text:p text:style-name="P4">
图片: ['<text:a xlink:type="simple" xlink:href="https://armyinform.com.ua/wp-content/uploads/2023/06/353841424_585600890366824_51526309888149469_n-scaled.jpg" text:style-name="Internet_20_link" text:visited-style-name="Visited_20_Internet_20_Link">
353841424_585600890366824_51526309888149469_n-scaled.jpg</text:a>
', '<text:a xlink:type="simple" xlink:href="https://armyinform.com.ua/wp-content/uploads/2023/06/354031548_585601270366786_4249471879991114261_n-150x150.jpg" text:style-name="Internet_20_link" text:visited-style-name="Visited_20_Internet_20_Link">
354031548_585601270366786_4249471879991114261_n-150x150.jpg</text:a>
', '<text:a xlink:type="simple" xlink:href="https://armyinform.com.ua/wp-content/uploads/2023/06/353815030_585600630366850_447090248693820892_n-150x150.jpg" text:style-name="Internet_20_link" text:visited-style-name="Visited_20_Internet_20_Link">
353815030_585600630366850_447090248693820892_n-150x150.jpg</text:a>
', '<text:a xlink:type="simple" xlink:href="https://armyinform.com.ua/wp-content/uploads/2023/06/353841424_585600890366824_51526309888149469_n-150x150.jpg" text:style-name="Internet_20_link" text:visited-style-name="Visited_20_Internet_20_Link">
353841424_585600890366824_51526309888149469_n-150x150.jpg</text:a>
', '<text:a xlink:type="simple" xlink:href="https://armyinform.com.ua/wp-content/uploads/2023/06/354045506_585601023700144_5601595991842885389_n-150x150.jpg" text:style-name="Internet_20_link" text:visited-style-name="Visited_20_Internet_20_Link">
354045506_585601023700144_5601595991842885389_n-150x150.jpg</text:a>
']</text:p>
      <text:p text:style-name="P4">
标签: ['ВІЙНА', 'ОПЕРАТИВНЕ КОМАНДУВАННЯ «ПІВДЕНЬ»', 'РОСІЙСЬКА РАКЕТНА АТАКА']</text:p>
      <text:p text:style-name="P4">
类别: News</text:p>
      <!--METADATA-->
      <text:p text:style-name="P4">
<draw:frame draw:style-name="fr1" draw:name="Image274" text:anchor-type="as-char" svg:width="6.9236in" svg:height="3.11562in" draw:z-index="0">
<draw:image xlink:href="../Images/AРМІЯINFORM/2023-06-14T59-00-00-04-00/353841424_585600890366824_51526309888149469_n-scaled.jpg" xlink:type="simple" xlink:show="embed" xlink:actuate="onLoad" draw:mime-type="image/jpeg"/>
</draw:frame>
敌人从黑海的船上指导了四个“小口径”，三人放弃了，13人受伤，人们可能会受伤。</text:p>
      <text:p text:style-name="P4">
关于它<text:a xlink:type="simple" xlink:href="https://www.facebook.com/OperationalCommandSouth/posts/pfbid02to6n54Thd4DktfHCnkmyhs1yoih9MnvjZ4L1XHnTcZqk3uCori3oDrRYDqwn4sJPl" text:style-name="Internet_20_link" text:visited-style-name="Visited_20_Internet_20_Link">
报告</text:a>
操作命令“南”。</text:p>
      <text:p text:style-name="P4">
“空战和爆炸浪潮损害了中间的商业中心，教育机构，住宅综合体，食品机构和商店。 以前，有六人受伤。”证词写道。</text:p>
      <text:p text:style-name="P4">
<text:a xlink:type="simple" xlink:href="https://armyinform.com.ua/wp-content/uploads/2023/06/354031548_585601270366786_4249471879991114261_n.jpg" text:style-name="Internet_20_link" text:visited-style-name="Visited_20_Internet_20_Link">
!(Images/AРМІЯINFORM/2023-06-14T59-00-00-04-00/354031548_585601270366786_4249471879991114261_n-150x150.jpg)</text:a>
</text:p>
      <text:p text:style-name="P4">
<text:a xlink:type="simple" xlink:href="https://armyinform.com.ua/wp-content/uploads/2023/06/353815030_585600630366850_447090248693820892_n.jpg" text:style-name="Internet_20_link" text:visited-style-name="Visited_20_Internet_20_Link">
<draw:frame draw:style-name="fr1" draw:name="Image275" text:anchor-type="as-char" svg:width="6.9236in" svg:height="6.9236in" draw:z-index="0">
<draw:image xlink:href="../Images/AРМІЯINFORM/2023-06-14T59-00-00-04-00/353815030_585600630366850_447090248693820892_n-150x150.jpg" xlink:type="simple" xlink:show="embed" xlink:actuate="onLoad" draw:mime-type="image/jpeg"/>
</draw:frame>
</text:a>
在交易网络之一的仓库中，火箭的贸易是破坏了1,000平方米，在400平方米的面积上发生了大火。 仪表。 结果，三名员工被杀，七名受伤。</text:p>
      <text:p text:style-name="P4">
在OK South，他们补充说，有些人正在分析，他们的下面可能是人。</text:p>
      <text:p text:style-name="P4">
<text:a xlink:type="simple" xlink:href="https://armyinform.com.ua/wp-content/uploads/2023/06/353841424_585600890366824_51526309888149469_n-scaled.jpg" text:style-name="Internet_20_link" text:visited-style-name="Visited_20_Internet_20_Link">
!(Images/AРМІЯINFORM/2023-06-14T59-00-00-04-00/353841424_585600890366824_51526309888149469_n-150x150.jpg)</text:a>
</text:p>
      <text:p text:style-name="P4">
<text:a xlink:type="simple" xlink:href="https://armyinform.com.ua/wp-content/uploads/2023/06/354045506_585601023700144_5601595991842885389_n.jpg" text:style-name="Internet_20_link" text:visited-style-name="Visited_20_Internet_20_Link">
<draw:frame draw:style-name="fr1" draw:name="Image276" text:anchor-type="as-char" svg:width="6.9236in" svg:height="6.9236in" draw:z-index="0">
<draw:image xlink:href="../Images/AРМІЯINFORM/2023-06-14T59-00-00-04-00/354045506_585601023700144_5601595991842885389_n-150x150.jpg" xlink:type="simple" xlink:show="embed" xlink:actuate="onLoad" draw:mime-type="image/jpeg"/>
</draw:frame>
</text:a>
</text:p>
      <text:p text:style-name="P4">
News Source: <text:a xlink:type="simple" xlink:href="https://armyinform.com.ua/2023/06/14/vorog-vdaryv-po-odesi-4-kalibramy-try-osoby-zagynulo-i-13-otrymaly-poranennya/" text:style-name="Internet_20_link" text:visited-style-name="Visited_20_Internet_20_Link">
https://armyinform.com.ua/2023/06/14/vorog-vdaryv-po-odesi-4-kalibramy-try-osoby-zagynulo-i-13-otrymaly-poranennya/</text:a>
</text:p>
      <!--NEWS-->
      <text:h text:style-name="P10" text:outline-level="1">
<text:span text:style-name="T4">
基辅在数字企业表演论坛上获得了区别</text:span>
</text:h>
      <text:p text:style-name="P4">
作者: Ukrinform (Person)</text:p>
      <text:p text:style-name="P4">
出版商: Укринформ (Organization)</text:p>
      <text:p text:style-name="P4">
出版时间: 2023-06-14T5:09:01+03:00</text:p>
      <text:p text:style-name="P4">
修改时间: 2023-06-14T22:09:01+03:00</text:p>
      <text:p text:style-name="P4">
描述: Kyiv在数字企业展览会上获得了2023年城市合作伙伴，该论坛是领先的数字化转型之一。  - 乌克林。</text:p>
      <text:p text:style-name="P4">
图片: ['<text:a xlink:type="simple" xlink:href="https://static.ukrinform.com/photos/2023_06/thumb_files/630_360_1686769710-594.jpg" text:style-name="Internet_20_link" text:visited-style-name="Visited_20_Internet_20_Link">
630_360_16867...</text:a>
']</text:p>
      <text:p text:style-name="P4">
标签: ['Нагорода', 'Київ', 'Київ Цифровий']</text:p>
      <text:p text:style-name="P4">
类型: Article</text:p>
      <!--METADATA-->
      <text:p text:style-name="P4">
<draw:frame draw:style-name="fr1" draw:name="Image277" text:anchor-type="as-char" svg:width="6.9236in" svg:height="3.956343in" draw:z-index="0">
<draw:image xlink:href="../Images/yкринформ/2023-06-14T5-09-01-03-00/630_360_1686769710-594.jpg" xlink:type="simple" xlink:show="embed" xlink:actuate="onLoad" draw:mime-type="image/jpeg"/>
</draw:frame>
Kyiv在数字企业展览会上获得了2023年City Partner-2023奖，该论坛是领先的数字化转型之一。</text:p>
      <text:p text:style-name="P4">
乌克林福姆(Ukrinform)表示，基辅市政府副董事长基辅(Kyiv)的数字化转型负责人Petro Olenich在[Facebook]中报道说(https://www.facebook.com/olenychpetro/posts/pfbid087yw7nX4ZB8NRBJ7AmkMfuVXrwhwmLZBvpGFPYpnpPdHsDmAZx4nbtcoScmodaPcl).</text:p>
      <text:p text:style-name="P4">
"Це не просто відзнака. Це результат роботи команди Київ Цифровий", — зазначиввін.</text:p>
      <text:p text:style-name="P4">
<text:span text:style-name="T4">
Читайте також:</text:span>
 <text:a xlink:type="simple" xlink:href="https://www.ukrinform.ua/rubric-kyiv/3717837-u-kiiv-cifrovij-nadijsla-vze-ponad-tisaca-skarg-na-ukritta.html" text:style-name="Internet_20_link" text:visited-style-name="Visited_20_Internet_20_Link">
 У « <text:span text:style-name="T4">
Київ</text:span>
 <text:span text:style-name="T4">
Цифровий</text:span>
 » надійшла вже понад тисячаскарг на укриття </text:a>
Olenich感谢国际合作伙伴的信任和认可。</text:p>
      <text:p text:style-name="P4">
据报道，数字企业表演论坛是技术界最重要的事件之一。 来自50多个国家 /地区的IT工业专业人员参加了此次活动。</text:p>
      <text:p text:style-name="P4">
今年，有400多家数字转型公司在论坛上代表了他们的发展。</text:p>
      <text:p text:style-name="P4">
News Source: <text:a xlink:type="simple" xlink:href="https://www.ukrinform.ua/rubric-kyiv/3723007-kiiv-zdobuv-vidznaku-na-forumi-digital-enterprise-show.html" text:style-name="Internet_20_link" text:visited-style-name="Visited_20_Internet_20_Link">
https://www.ukrinform.ua/rubric-kyiv/3723007-kiiv-zdobuv-vidznaku-na-forumi-digital-enterprise-show.html</text:a>
</text:p>
      <!--NEWS-->
      <text:h text:style-name="P10" text:outline-level="1">
<text:span text:style-name="T4">
Kakhovskaya水力发电站：Anna Malyar-关于加强过滤措施和占用者的抢劫</text:span>
</text:h>
      <text:p text:style-name="P4">
作者: ['АРМІЯINFORM']</text:p>
      <text:p text:style-name="P4">
时间: 2023-06-14T60:00:00-04:00</text:p>
      <text:p text:style-name="P4">
描述: Rosisski Passita为他们开枪射击了悲惨的枪支，它们是卡科夫科（Kakhovko Ges）...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2/12/photo_2022-12-15_11-20-13.jpg" text:style-name="Internet_20_link" text:visited-style-name="Visited_20_Internet_20_Link">
photo_2022-12-15_11-20-13.jpg</text:a>
']</text:p>
      <text:p text:style-name="P4">
标签: ['АГРЕСІЯ РФ', 'ВТОРГНЕННЯ РФ', 'ГАННА МАЛЯР', 'КАХОВСЬКА ГЕС', 'КАХОВСЬКА ГЕС/ШТАБ INFO']</text:p>
      <text:p text:style-name="P4">
类别: News</text:p>
      <!--METADATA-->
      <text:p text:style-name="P4">
<draw:frame draw:style-name="fr1" draw:name="Image278" text:anchor-type="as-char" svg:width="6.9236in" svg:height="4.615733in" draw:z-index="0">
<draw:image xlink:href="../Images/AРМІЯINFORM/2023-06-14T60-00-00-04-00/photo_2022-12-15_11-20-13.jpg" xlink:type="simple" xlink:show="embed" xlink:actuate="onLoad" draw:mime-type="image/jpeg"/>
</draw:frame>
国防副部长安娜·马利亚(Anna Malyar)。 Dmitry Yurchenko摄影。</text:p>
      <text:p text:style-name="P4">
俄罗斯入侵者利用了悲惨的后果(https://armyinform.com.ua/tag/kahovska-ges/)加强库尔森地区暂时占领领土的占领政权。</text:p>
      <text:p text:style-name="P4">
关于这个<text:a xlink:type="simple" xlink:href="https://t.me/annamaliar/847" text:style-name="Internet_20_link" text:visited-style-name="Visited_20_Internet_20_Link">
告诉</text:a>
乌克兰国防部副部长安娜·马利亚(Anna Malyar)。</text:p>
      <text:p text:style-name="P4">
“随着人口从被洪水淹没地区的大规模撤离，俄罗斯占领部队的指挥已采取了其他严格的过滤措施，以识别以亲乌克兰的情绪来识别公民。 在检查站，军事人员许可让人们自己安全地点<text:a xlink:type="simple" xlink:href="https://armyinform.com.ua/2023/06/12/na-hersonshhyni-okupanty-evakuyuyut-gromadyan-ukrayiny-pislya-otrymannya-habarya/" text:style-name="Internet_20_link" text:visited-style-name="Visited_20_Internet_20_Link">
付款</text:a>
在搜索过程中发现了重要的糖，并提供了宝贵的东西和珠宝。”她写道。</text:p>
      <text:p text:style-name="P4">
据安娜·马利亚(Anna Malyar)称，俄罗斯入侵者被选中，并立即销毁了乌克兰的护照，出生证明和其他在乌克兰获得的文件。 入侵者还偷走了遗弃房屋所有者的公民的个人财产。</text:p>
      <text:p text:style-name="P4">
“与此同时，俄罗斯占领政府在撤职的宣传记者拒绝宣传视频中的代表愤世嫉俗地宣布成功地组织了对平民的有组织撤离，尽管没有采取实际措施。 当地志愿者还禁止居民提供人道主义援助的受害者(食物，水，衣服，药物等。)»， - 乌克兰国防副部长说。</text:p>
      <text:p text:style-name="P4">
News Source: <text:a xlink:type="simple" xlink:href="https://armyinform.com.ua/2023/06/14/pidryv-kahovskoyi-ges-ganna-malyar-pro-posylennya-filtraczijnyh-zahodiv-ta-maroderstvo-okupantiv/" text:style-name="Internet_20_link" text:visited-style-name="Visited_20_Internet_20_Link">
https://armyinform.com.ua/2023/06/14/pidryv-kahovskoyi-ges-ganna-malyar-pro-posylennya-filtraczijnyh-zahodiv-ta-maroderstvo-okupantiv/</text:a>
</text:p>
      <!--NEWS-->
      <text:h text:style-name="P10" text:outline-level="1">
<text:span text:style-name="T4">
武装部队继续进行进攻行动并取得了部分成功-Andriy Kovalev</text:span>
</text:h>
      <text:p text:style-name="P4">
作者: ['Анастасія Олехнович']</text:p>
      <text:p text:style-name="P4">
时间: 2023-06-14T61:00:00-04:00</text:p>
      <text:p text:style-name="P4">
描述: 关于Efiri Telemarafon中的TSE“єDiniNews”，Zbroychi总参谋长的Rennet ...与乌克兰2022年的战争，与乌克兰与乌克兰的最新新闻，与乌克兰的新闻战争，与乌克兰2022年的新闻战争，今天将有一场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6/7a7fbc09.jpg" text:style-name="Internet_20_link" text:visited-style-name="Visited_20_Internet_20_Link">
7a7fbc09.jpg</text:a>
']</text:p>
      <text:p text:style-name="P4">
标签: []</text:p>
      <text:p text:style-name="P4">
类别: News</text:p>
      <!--METADATA-->
      <text:p text:style-name="P4">
<draw:frame draw:style-name="fr1" draw:name="Image279" text:anchor-type="as-char" svg:width="6.9236in" svg:height="4.367909in" draw:z-index="0">
<draw:image xlink:href="../Images/AРМІЯINFORM/2023-06-14T61-00-00-04-00/7a7fbc09.jpg" xlink:type="simple" xlink:show="embed" xlink:actuate="onLoad" draw:mime-type="image/jpeg"/>
</draw:frame>
乌克兰安德里·科瓦利奥夫(Andriy Kovalyov)装甲部队总参谋部发言人在Teleterna“统一新闻”的空中告知了这一点。</text:p>
      <text:p text:style-name="P4">
他指出，在贝迪安斯克(Berdyansk)的方向上，战斗在马卡里夫卡(Makarivka)地区，也在诺沃达尼洛夫卡(Novodanilovka)和诺沃克罗夫卡(Novookrovka)地区。</text:p>
      <ul>
        <li>
乌克兰一代总部发言人说，乌克兰的国防军从200米到1.4公里朝着1.4公里迈进，并解放了约3平方公里。</li>
      </ul>
      <text:p text:style-name="P4">
此外，安德烈·科瓦列夫(Andrey Kovalev)报告说，敌人继续攻击乌克兰城市：</text:p>
      <ul>
        <li>
敌人的敌人发射了有翼的火箭“ X-22”，即翅膀的海上基地“ Calibre”，在Kharkiv，Donetsk，Kirovograd和Odesa地区的基础设施对象上使用了冲击无人机。 Silprovita防御摧毁了3枚机芯导弹和9条形状的无人机。</li>
      </ul>
      <text:p text:style-name="P4">
News Source: <text:a xlink:type="simple" xlink:href="https://armyinform.com.ua/2023/06/14/zsu-prodovzhuyut-vedennya-nastupalnyh-operaczij-ta-mayut-chastkovyj-uspih-andrij-kovalov/" text:style-name="Internet_20_link" text:visited-style-name="Visited_20_Internet_20_Link">
https://armyinform.com.ua/2023/06/14/zsu-prodovzhuyut-vedennya-nastupalnyh-operaczij-ta-mayut-chastkovyj-uspih-andrij-kovalov/</text:a>
</text:p>
      <!--NEWS-->
      <text:h text:style-name="P10" text:outline-level="1">
<text:span text:style-name="T4">
28右河畔赫尔森地区的定居点仍然被洪水淹没</text:span>
</text:h>
      <text:p text:style-name="P4">
作者: ['АРМІЯINFORM']</text:p>
      <text:p text:style-name="P4">
时间: 2023-06-14T62:00:00-04:00</text:p>
      <text:p text:style-name="P4">
描述: Nasyzi与Pidotopolini Pravoberezhno Khersonshchini的所有28个定居点，...与乌克兰2022年的战争，与乌克兰与乌克兰的最新消息，今天与乌克兰2022年的最新新闻，今天与乌克兰的新闻战争，乌克兰和俄罗斯之间的战争将与乌克兰之间发生战争他们说，在2022年，无论是否有一年，是否会在不久的将来与乌克兰进行战争</text:p>
      <text:p text:style-name="P4">
图片: ['<text:a xlink:type="simple" xlink:href="https://armyinform.com.ua/wp-content/uploads/2023/06/photo_5208553724178451927_y.jpg" text:style-name="Internet_20_link" text:visited-style-name="Visited_20_Internet_20_Link">
photo_5208553724178451927_y.jpg</text:a>
']</text:p>
      <text:p text:style-name="P4">
标签: ['КАХОВСЬКА ГЕС']</text:p>
      <text:p text:style-name="P4">
类别: News</text:p>
      <!--METADATA-->
      <text:p text:style-name="P4">
<draw:frame draw:style-name="fr1" draw:name="Image280" text:anchor-type="as-char" svg:width="6.9236in" svg:height="3.894525in" draw:z-index="0">
<draw:image xlink:href="../Images/AРМІЯINFORM/2023-06-14T62-00-00-04-00/photo_5208553724178451927_y.jpg" xlink:type="simple" xlink:show="embed" xlink:actuate="onLoad" draw:mime-type="image/jpeg"/>
</draw:frame>
目前，右岸赫森地区的28个定居点仍被淹没，有2779人被撤离。 在Olgivka，Mykolaivka的村庄，Tyagin Territorial社区的Lviv Taburguna，水以及Kherson领土社区的Ustelpanivtsi以及Beaver Corner和Destament领土社区。</text:p>
      <text:p text:style-name="P4">
关于它<text:a xlink:type="simple" xlink:href="https://t.me/shtab_kakhovska_hes/730" text:style-name="Internet_20_link" text:visited-style-name="Visited_20_Internet_20_Link">
报告</text:a>
消除Kakhovskaya水力发电站后果的总部。</text:p>
      <text:p text:style-name="P4">
690名警察参与了救援行动。 沿海地区和洪水泛滥的巡逻仍在继续，对公民的援助以及人们的撤离继续。</text:p>
      <text:p text:style-name="P4">
执法人员还向定居点的受害者提供产品，水和必需品。</text:p>
      <text:p text:style-name="P4">
News Source: <text:a xlink:type="simple" xlink:href="https://armyinform.com.ua/2023/06/14/pidtoplenymy-zalyshayutsya-28-naselenyh-punktiv-pravoberezhnoyi-hersonshhyny/" text:style-name="Internet_20_link" text:visited-style-name="Visited_20_Internet_20_Link">
https://armyinform.com.ua/2023/06/14/pidtoplenymy-zalyshayutsya-28-naselenyh-punktiv-pravoberezhnoyi-hersonshhyny/</text:a>
</text:p>
      <!--NEWS-->
      <text:h text:style-name="P10" text:outline-level="1">
<text:span text:style-name="T4">
Kakhovka水力发电部的国务院：我们绝对信任乌克兰</text:span>
</text:h>
      <text:p text:style-name="P4">
作者: ['АРМІЯINFORM']</text:p>
      <text:p text:style-name="P4">
时间: 2023-06-14T63:00:00-04:00</text:p>
      <text:p text:style-name="P4">
描述: 美国与Ustrosyanniy Znishniy Rosiyki付款人相互互动...与乌克兰2022年的战争，与乌克兰的最新消息，今天与乌克兰的最新新闻，今天与乌克兰的新闻战争，乌克兰与乌克兰和乌克兰之间以及俄罗斯之间以及俄罗斯之间的战争将发生，当他们说，在2022年，是否会在不久的将来与乌克兰发生战争</text:p>
      <text:p text:style-name="P4">
图片: ['<text:a xlink:type="simple" xlink:href="https://armyinform.com.ua/wp-content/uploads/2023/06/zbytky_vid_znyshhennya_kahovskoyi_ges-jpg.webp" text:style-name="Internet_20_link" text:visited-style-name="Visited_20_Internet_20_Link">
zbytky_vid_znyshhennya_kahovskoyi_ges-jpg.webp</text:a>
']</text:p>
      <text:p text:style-name="P4">
标签: ['ДЕРЖДЕПАРТАМЕНТ США', 'КАХОВСЬКА ГЕС']</text:p>
      <text:p text:style-name="P4">
类别: News</text:p>
      <!--METADATA-->
      <text:p text:style-name="P4">
<draw:frame draw:style-name="fr1" draw:name="Image281" text:anchor-type="as-char" svg:width="6.9236in" svg:height="4.32725in" draw:z-index="0">
<draw:image xlink:href="../ConvertedIMGs/AРМІЯINFORM/2023-06-14T63-00-00-04-00/zbytky_vid_znyshhennya_kahovskoyi_ges-jpg.png" xlink:type="simple" xlink:show="embed" xlink:actuate="onLoad" draw:mime-type="image/png"/>
</draw:frame>
美国与乌克兰在建立俄罗斯居民销毁的情况[Kakhovskaya HPP]方面互动(https://armyinform.com.ua/tag/kahovska-ges-shtab-info/). У Держдепартаменті радять довіряти нашій країні та рекомендують невірити жодному слову окупантів.</text:p>
      <text:p text:style-name="P4">
Про це <text:a xlink:type="simple" xlink:href="https://www.youtube.com/@StateDept/videos" text:style-name="Internet_20_link" text:visited-style-name="Visited_20_Internet_20_Link">
повідомив</text:a>
美国马修·米勒的发言人。</text:p>
      <text:p text:style-name="P4">
国务院代表回答了华盛顿和基辅关于卡科夫卡水力发电站问题的相互作用的问题：“我们绝对信任乌克兰。”</text:p>
      <text:p text:style-name="P4">
他还指出，美国一方摧毁大坝的立场将离开，美国继续研究这种情况。</text:p>
      <text:p text:style-name="P4">
国务院代表说：“但是我会注意到，一件事很明显 - 这是大坝位于俄罗斯所占领的苏特里群岛，俄罗斯维持对大坝的控制权。”</text:p>
      <text:p text:style-name="P4">
我们将提醒，由于俄罗斯恐怖袭击了卡科夫卡水力发电站(<text:a xlink:type="simple" xlink:href="https://armyinform.com.ua/2023/06/13/pidtoplenymy-zalyshayutsya-30-naselenyh-punktiv-na-hersonshhyni-ta-31-na-mykolayivshhyni-denys-shmygal/" text:style-name="Internet_20_link" text:visited-style-name="Visited_20_Internet_20_Link">
截至6月13日晚上</text:a>
)赫尔森地区的30个定居点仍被洪水淹没，Mykolaiv的31个定居点，同时降低了DNIEPER的水位。 超过3,700人被撤离。</text:p>
      <text:p text:style-name="P4">
News Source: <text:a xlink:type="simple" xlink:href="https://armyinform.com.ua/2023/06/14/derzhdep-pro-pidryv-kahovskoyi-ges-my-absolyutno-doviryayemo-ukrayini/" text:style-name="Internet_20_link" text:visited-style-name="Visited_20_Internet_20_Link">
https://armyinform.com.ua/2023/06/14/derzhdep-pro-pidryv-kahovskoyi-ges-my-absolyutno-doviryayemo-ukrayini/</text:a>
</text:p>
      <!--NEWS-->
      <text:h text:style-name="P10" text:outline-level="1">
<text:span text:style-name="T4">
Kakhovskaya水电站：在欧盟委员会中，向乌克兰提供了帮助</text:span>
</text:h>
      <text:p text:style-name="P4">
作者: ['АРМІЯINFORM']</text:p>
      <text:p text:style-name="P4">
时间: 2023-06-14T64:00:00-04:00</text:p>
      <text:p text:style-name="P4">
描述: 在乌克兰，一辆前车在Podolansky Namylidkiv的16个国家 /地区的同一地点正在进行，与乌克兰2022年的战争，与乌克兰的最新新闻与乌克兰的最新新闻，今天与乌克兰的新闻进行战争，今天与乌克兰2022年的新闻战争，今天，将于今天，威尔，威尔乌克兰和俄罗斯之间以及何时，何时，何时，何时，何时，何时，何时，何时，何时，何时，何时在2022年与乌克兰的战争在不久的将来与乌克兰发生战争，与乌克兰的战争，今天的乌克兰新闻，乌克兰媒体的乌克兰新闻</text:p>
      <text:p text:style-name="P4">
图片: ['<text:a xlink:type="simple" xlink:href="https://armyinform.com.ua/wp-content/uploads/2023/06/42.jpeg" text:style-name="Internet_20_link" text:visited-style-name="Visited_20_Internet_20_Link">
42.jpeg</text:a>
']</text:p>
      <text:p text:style-name="P4">
标签: ['ГУМАНІТАРНА ДОПОМОГА', 'ДОПОМОГА ПАРТНЕРІВ', 'ЄВРОКОМІСІЯ', 'КАХОВСЬКА ГЕС', 'КАХОВСЬКА ГЕС/ШТАБ INFO', 'СВІТ ПІДТРИМУЄ УКРАЇНУ']</text:p>
      <text:p text:style-name="P4">
类别: News</text:p>
      <!--METADATA-->
      <text:p text:style-name="P4">
<draw:frame draw:style-name="fr1" draw:name="Image282" text:anchor-type="as-char" svg:width="6.9236in" svg:height="4.588039in" draw:z-index="0">
<draw:image xlink:href="../Images/AРМІЯINFORM/2023-06-14T64-00-00-04-00/42.jpeg" xlink:type="simple" xlink:show="embed" xlink:actuate="onLoad" draw:mime-type="image/jpeg"/>
</draw:frame>
目前，已在乌克兰协助16个欧盟成员国克服了卡科夫斯基水力发电探索。</text:p>
      <text:p text:style-name="P4">
关于这个<text:a xlink:type="simple" xlink:href="https://ec.europa.eu/commission/presscorner/detail/en/mex_23_3282" text:style-name="Internet_20_link" text:visited-style-name="Visited_20_Internet_20_Link">
被引用</text:a>
在欧盟委员会的网站上。</text:p>
      <text:p text:style-name="P4">
声明说：“上周在新卡科省的大坝上炸毁了大坝后，乌克兰势力的呼吁现在欧盟将从Powersceu的能力中动员其战略储备。”</text:p>
      <text:p text:style-name="P4">
如欧盟委员会所指出的那样，欧洲委员会16个欧洲国家 - 奥地利，比利时，保加利亚，捷克共和国，丹麦，爱沙尼亚，芬兰，法国，德国，德国，拉脱维亚，立陶宛，荷兰，挪威，波兰，西班牙，西班牙和瑞典 - 通过欧盟的援助提供平民保护。</text:p>
      <text:p text:style-name="P4">
在尤其是水箱，水泵，船只，救援设备，发电机和其他必要的援助的帮助中。</text:p>
      <text:p text:style-name="P4">
乌克兰还从欧盟收到了三家移动水处理厂，每天可以生产120,000升清水，从而有助于解决饮用水的问题。</text:p>
      <text:p text:style-name="P4">
为了进一步支持欧盟的人道主义行动，还动员了500,000欧元，以解决从Kakhovka大坝的选择中产生的即时需求。 这种援助补充了2亿欧元的人道主义援助，这些援助已于2023年分配给乌克兰。</text:p>
      <text:p text:style-name="P4">
News Source: <text:a xlink:type="simple" xlink:href="https://armyinform.com.ua/2023/06/14/pidryv-kahovskoyi-ges-u-yevrokomisiyi-rozpovily-pro-nadanu-dopomogu-ukrayini/" text:style-name="Internet_20_link" text:visited-style-name="Visited_20_Internet_20_Link">
https://armyinform.com.ua/2023/06/14/pidryv-kahovskoyi-ges-u-yevrokomisiyi-rozpovily-pro-nadanu-dopomogu-ukrayini/</text:a>
</text:p>
      <!--NEWS-->
      <text:h text:style-name="P10" text:outline-level="1">
<text:span text:style-name="T4">
反对文明的野性：安娜·马利亚（Anna Malyar）关于俄罗斯信息与乌克兰的差异</text:span>
</text:h>
      <text:p text:style-name="P4">
作者: ['АРМІЯINFORM']</text:p>
      <text:p text:style-name="P4">
时间: 2023-06-14T65:00:00-04:00</text:p>
      <text:p text:style-name="P4">
描述: Rosiyan对乌克兰Infroprostori的Perevagi格式相当可观。 Kilk的Vkidiv不是...与乌克兰2022年的战争，与乌克兰的战争是今天的最新消息，今天与乌克兰的新闻战2022年《今天的最后一场战争》，将在乌克兰和俄罗斯之间以及与乌克兰与乌克兰的战争之间的战争2022年，他们是否会在不久的将来与乌克兰发生战争，他们说，与乌克兰的战争，今天的乌克兰新闻，乌克兰新闻，乌克兰媒体在俄罗斯的乌克兰新闻</text:p>
      <text:p text:style-name="P4">
图片: ['<text:a xlink:type="simple" xlink:href="https://armyinform.com.ua/wp-content/uploads/2022/12/malyar-ganna-1.jpg" text:style-name="Internet_20_link" text:visited-style-name="Visited_20_Internet_20_Link">
malyar-ganna-1.jpg</text:a>
']</text:p>
      <text:p text:style-name="P4">
标签: ['STOPRUSSIA', 'АГРЕСІЯ РФ', 'ВТОРГНЕННЯ РФ', 'ГАННА МАЛЯР', 'ПРОТИДІЯ ВОРОЖІЙ ПРОПАГАНДІ']</text:p>
      <text:p text:style-name="P4">
类别: News</text:p>
      <!--METADATA-->
      <text:p text:style-name="P4">
<draw:frame draw:style-name="fr1" draw:name="Image283" text:anchor-type="as-char" svg:width="6.9236in" svg:height="5.532059in" draw:z-index="0">
<draw:image xlink:href="../Images/AРМІЯINFORM/2023-06-14T65-00-00-04-00/malyar-ganna-1.jpg" xlink:type="simple" xlink:show="embed" xlink:actuate="onLoad" draw:mime-type="image/jpeg"/>
</draw:frame>
俄罗斯人在乌克兰信息领域没有任何信息优势。 魔杖的数量并不意味着俄罗斯人达到目标。</text:p>
      <text:p text:style-name="P4">
关于它<text:a xlink:type="simple" xlink:href="https://t.me/annamaliar/845" text:style-name="Internet_20_link" text:visited-style-name="Visited_20_Internet_20_Link">
写</text:a>
乌克兰国防部副部长安娜·马里亚尔(Anna Malyar)在电报中。</text:p>
      <text:p text:style-name="P4">
“这是一个闲置的营业额。 实际上有很多积极的印象。”她说。</text:p>
      <text:p text:style-name="P4">
根据安娜·马利亚(Anna Malyar)的说法，现在俄罗斯入侵者有两个信息任务：</text:p>
      <text:p text:style-name="P4">
<text:span text:style-name="T5">
使乌克兰人士气低落； </text:span>
激发和加强军队。</text:p>
      <text:p text:style-name="P4">
“他们为我们设计的任何INFA，“生活”几个小时。 我们的社会长期以来就发展了批判性思维。 他们的信息和提交风格之间的区别，就像其他一切一样，是反对文明的野外。”安娜·玛丽亚尔强调。</text:p>
      <text:p text:style-name="P4">
News Source: <text:a xlink:type="simple" xlink:href="https://armyinform.com.ua/2023/06/14/dykist-proty-czyvilizovanosti-ganna-malyar-pro-vidminnist-informacziyi-z-rf-vid-ukrayinskoyi/" text:style-name="Internet_20_link" text:visited-style-name="Visited_20_Internet_20_Link">
https://armyinform.com.ua/2023/06/14/dykist-proty-czyvilizovanosti-ganna-malyar-pro-vidminnist-informacziyi-z-rf-vid-ukrayinskoyi/</text:a>
</text:p>
      <!--NEWS-->
      <text:h text:style-name="P10" text:outline-level="1">
<text:span text:style-name="T4">
为什么基辅地区再次从爆炸中颤抖</text:span>
</text:h>
      <text:p text:style-name="P4">
作者: ['Володимир Загребельний']</text:p>
      <text:p text:style-name="P4">
时间: 2023-06-14T66:00:00-04:00</text:p>
      <text:p text:style-name="P4">
描述: Krok for Hold Special Services的Croka Grupi Rosinovanni，用于运输Minstniy ...与乌克兰2022年的战争，与乌克兰的最新消息，今天与乌克兰的新闻，乌克兰2022年的新闻战争，今天将在乌克兰和俄罗斯之间以及俄罗斯之间以及俄罗斯之间的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6/dsst_golovna.jpg" text:style-name="Internet_20_link" text:visited-style-name="Visited_20_Internet_20_Link">
dsst_golovna.jpg</text:a>
', '<text:a xlink:type="simple" xlink:href="https://armyinform.com.ua/wp-content/uploads/2023/06/dsst_01-150x150.jpg" text:style-name="Internet_20_link" text:visited-style-name="Visited_20_Internet_20_Link">
dsst_01-150x150.jpg</text:a>
', '<text:a xlink:type="simple" xlink:href="https://armyinform.com.ua/wp-content/uploads/2023/06/dsst_02-150x150.jpg" text:style-name="Internet_20_link" text:visited-style-name="Visited_20_Internet_20_Link">
dsst_02-150x150.jpg</text:a>
', '<text:a xlink:type="simple" xlink:href="https://armyinform.com.ua/wp-content/uploads/2023/06/dsst_03-150x150.jpg" text:style-name="Internet_20_link" text:visited-style-name="Visited_20_Internet_20_Link">
dsst_03-150x150.jpg</text:a>
', '<text:a xlink:type="simple" xlink:href="https://armyinform.com.ua/wp-content/uploads/2023/06/dsst_04-150x150.jpg" text:style-name="Internet_20_link" text:visited-style-name="Visited_20_Internet_20_Link">
dsst_04-150x150.jpg</text:a>
', '<text:a xlink:type="simple" xlink:href="https://armyinform.com.ua/wp-content/uploads/2023/06/dsst_05-150x150.jpg" text:style-name="Internet_20_link" text:visited-style-name="Visited_20_Internet_20_Link">
dsst_05-150x150.jpg</text:a>
', '<text:a xlink:type="simple" xlink:href="https://armyinform.com.ua/wp-content/uploads/2023/06/dsst_06-150x150.jpg" text:style-name="Internet_20_link" text:visited-style-name="Visited_20_Internet_20_Link">
dsst_06-150x150.jpg</text:a>
', '<text:a xlink:type="simple" xlink:href="https://armyinform.com.ua/wp-content/uploads/2023/06/dsst_07-150x150.jpg" text:style-name="Internet_20_link" text:visited-style-name="Visited_20_Internet_20_Link">
dsst_07-150x150.jpg</text:a>
', '<text:a xlink:type="simple" xlink:href="https://armyinform.com.ua/wp-content/uploads/2023/06/dsst_08-150x150.jpg" text:style-name="Internet_20_link" text:visited-style-name="Visited_20_Internet_20_Link">
dsst_08-150x150.jpg</text:a>
', '<text:a xlink:type="simple" xlink:href="https://armyinform.com.ua/wp-content/uploads/2023/06/dsst_09-150x150.jpg" text:style-name="Internet_20_link" text:visited-style-name="Visited_20_Internet_20_Link">
dsst_09-150x150.jpg</text:a>
', '<text:a xlink:type="simple" xlink:href="https://armyinform.com.ua/wp-content/uploads/2023/06/dsst_10-150x150.jpg" text:style-name="Internet_20_link" text:visited-style-name="Visited_20_Internet_20_Link">
dsst_10-150x150.jpg</text:a>
', '<text:a xlink:type="simple" xlink:href="https://armyinform.com.ua/wp-content/uploads/2023/06/dsst_11-150x150.jpg" text:style-name="Internet_20_link" text:visited-style-name="Visited_20_Internet_20_Link">
dsst_11-150x150.jpg</text:a>
', '<text:a xlink:type="simple" xlink:href="https://armyinform.com.ua/wp-content/uploads/2023/06/dsst_12-150x150.jpg" text:style-name="Internet_20_link" text:visited-style-name="Visited_20_Internet_20_Link">
dsst_12-150x150.jpg</text:a>
', '<text:a xlink:type="simple" xlink:href="https://armyinform.com.ua/wp-content/uploads/2023/06/dsst_13-150x150.jpg" text:style-name="Internet_20_link" text:visited-style-name="Visited_20_Internet_20_Link">
dsst_13-150x150.jpg</text:a>
']</text:p>
      <text:p text:style-name="P4">
标签: ['ВТОРГНЕННЯ РФ', 'ДССТ МО УКРАЇНИ', 'МІНИ']</text:p>
      <text:p text:style-name="P4">
类别: News</text:p>
      <!--METADATA-->
      <text:p text:style-name="P4">
<draw:frame draw:style-name="fr1" draw:name="Image284" text:anchor-type="as-char" svg:width="6.9236in" svg:height="4.615733in" draw:z-index="0">
<draw:image xlink:href="../Images/AРМІЯINFORM/2023-06-14T66-00-00-04-00/dsst_golovna.jpg" xlink:type="simple" xlink:show="embed" xlink:actuate="onLoad" draw:mime-type="image/jpeg"/>
</draw:frame>
一步一步地，乌克兰州特殊国防运输服务部门从炮弹，各种矿山，航空和其他爆炸性的“礼物”中清理了其祖国土地，俄罗斯入侵者在撤退期间留下。</text:p>
      <text:p text:style-name="P4">
军队的通讯员目睹了基辅地区维斯霍罗德区附近娱乐娱乐的一个阶段。</text:p>
      <ul>
        <li>
俄罗斯入侵者于3月15日占领了娱乐。 瓦伦蒂娜·斯特拉西夫斯基(Valentina Strazhivsky)区Studzhivsky District说，在进入人口稠密的地方之前，俄罗斯人在当地医院造成了空袭。由于这七人受伤，其中四人被杀，其中包括两个孩子，其中包括两个孩子。  - 撤退，入侵者被桥梁炸毁。 爆炸是一种力量，以至于在某些房屋中撞到了屋顶，门和窗户被撞倒了。 桥梁的碎片和俄罗斯人奠定了弹药。</li>
      </ul>
      <text:p text:style-name="P4">
<text:a xlink:type="simple" xlink:href="https://armyinform.com.ua/wp-content/uploads/2023/06/dsst_01.jpg" text:style-name="Internet_20_link" text:visited-style-name="Visited_20_Internet_20_Link">
!(Images/AРМІЯINFORM/2023-06-14T66-00-00-04-00/dsst_01-150x150.jpg)</text:a>
</text:p>
      <text:p text:style-name="P4">
<text:a xlink:type="simple" xlink:href="https://armyinform.com.ua/wp-content/uploads/2023/06/dsst_02.jpg" text:style-name="Internet_20_link" text:visited-style-name="Visited_20_Internet_20_Link">
<draw:frame draw:style-name="fr1" draw:name="Image285" text:anchor-type="as-char" svg:width="6.9236in" svg:height="6.9236in" draw:z-index="0">
<draw:image xlink:href="../Images/AРМІЯINFORM/2023-06-14T66-00-00-04-00/dsst_02-150x150.jpg" xlink:type="simple" xlink:show="embed" xlink:actuate="onLoad" draw:mime-type="image/jpeg"/>
</draw:frame>
</text:a>
</text:p>
      <text:p text:style-name="P4">
<text:a xlink:type="simple" xlink:href="https://armyinform.com.ua/wp-content/uploads/2023/06/dsst_03.jpg" text:style-name="Internet_20_link" text:visited-style-name="Visited_20_Internet_20_Link">
<draw:frame draw:style-name="fr1" draw:name="Image286" text:anchor-type="as-char" svg:width="6.9236in" svg:height="6.9236in" draw:z-index="0">
<draw:image xlink:href="../Images/AРМІЯINFORM/2023-06-14T66-00-00-04-00/dsst_03-150x150.jpg" xlink:type="simple" xlink:show="embed" xlink:actuate="onLoad" draw:mime-type="image/jpeg"/>
</draw:frame>
</text:a>
</text:p>
      <text:p text:style-name="P4">
<text:a xlink:type="simple" xlink:href="https://armyinform.com.ua/wp-content/uploads/2023/06/dsst_04.jpg" text:style-name="Internet_20_link" text:visited-style-name="Visited_20_Internet_20_Link">
<draw:frame draw:style-name="fr1" draw:name="Image287" text:anchor-type="as-char" svg:width="6.9236in" svg:height="6.9236in" draw:z-index="0">
<draw:image xlink:href="../Images/AРМІЯINFORM/2023-06-14T66-00-00-04-00/dsst_04-150x150.jpg" xlink:type="simple" xlink:show="embed" xlink:actuate="onLoad" draw:mime-type="image/jpeg"/>
</draw:frame>
</text:a>
占领之后，恢复被破坏的基础设施的过程开始了。 其中一个阶段是恢复了Zherev河的运动，该河将Slazvrav和Zherevpillya村分开。 在建筑商的各个阶段都伴随着变化的变化，包括乌克兰国防部州特殊运输服务的代表。</text:p>
      <text:p text:style-name="P4">
州特殊运输服务是一种专业的军事形式，是乌克兰国防部的一部分，旨在确保和平时期和特殊时期的运输运转可持续运行。</text:p>
      <text:p text:style-name="P4">
<text:a xlink:type="simple" xlink:href="https://armyinform.com.ua/wp-content/uploads/2023/06/dsst_05.jpg" text:style-name="Internet_20_link" text:visited-style-name="Visited_20_Internet_20_Link">
!(Images/AРМІЯINFORM/2023-06-14T66-00-00-04-00/dsst_05-150x150.jpg)</text:a>
</text:p>
      <text:p text:style-name="P4">
<text:a xlink:type="simple" xlink:href="https://armyinform.com.ua/wp-content/uploads/2023/06/dsst_06.jpg" text:style-name="Internet_20_link" text:visited-style-name="Visited_20_Internet_20_Link">
<draw:frame draw:style-name="fr1" draw:name="Image288" text:anchor-type="as-char" svg:width="6.9236in" svg:height="6.9236in" draw:z-index="0">
<draw:image xlink:href="../Images/AРМІЯINFORM/2023-06-14T66-00-00-04-00/dsst_06-150x150.jpg" xlink:type="simple" xlink:show="embed" xlink:actuate="onLoad" draw:mime-type="image/jpeg"/>
</draw:frame>
</text:a>
</text:p>
      <text:p text:style-name="P4">
<text:a xlink:type="simple" xlink:href="https://armyinform.com.ua/wp-content/uploads/2023/06/dsst_08.jpg" text:style-name="Internet_20_link" text:visited-style-name="Visited_20_Internet_20_Link">
<draw:frame draw:style-name="fr1" draw:name="Image289" text:anchor-type="as-char" svg:width="6.9236in" svg:height="6.9236in" draw:z-index="0">
<draw:image xlink:href="../Images/AРМІЯINFORM/2023-06-14T66-00-00-04-00/dsst_08-150x150.jpg" xlink:type="simple" xlink:show="embed" xlink:actuate="onLoad" draw:mime-type="image/jpeg"/>
</draw:frame>
</text:a>
 - 我们不是第一次在此设施上工作。 他们第一次在临时桥的建设开始时清理领土。 现在，建筑商已经建立了新的桥梁。 在工作期间，他们发现弹药被引爆，并呼吁我们的小组开采建筑工地，例如，DSST Alexander Prizhikov的工程师小组的指挥官。  - 在这一领域工作非常困难，因为土壤仍然是旧桥结构的混凝土元素，这使该部的使用显着复杂化。</text:p>
      <text:p text:style-name="P4">
当然，国家支持服务的仆从不仅使邻近被摧毁的领土桥梁脱颖而出。 当地居民要求军方检查村庄附近的土地和其他地区，他们从未被否认。</text:p>
      <text:p text:style-name="P4">
<text:a xlink:type="simple" xlink:href="https://armyinform.com.ua/wp-content/uploads/2023/06/dsst_09.jpg" text:style-name="Internet_20_link" text:visited-style-name="Visited_20_Internet_20_Link">
!(Images/AРМІЯINFORM/2023-06-14T66-00-00-04-00/dsst_09-150x150.jpg)</text:a>
</text:p>
      <text:p text:style-name="P4">
<text:a xlink:type="simple" xlink:href="https://armyinform.com.ua/wp-content/uploads/2023/06/dsst_10.jpg" text:style-name="Internet_20_link" text:visited-style-name="Visited_20_Internet_20_Link">
<draw:frame draw:style-name="fr1" draw:name="Image290" text:anchor-type="as-char" svg:width="6.9236in" svg:height="6.9236in" draw:z-index="0">
<draw:image xlink:href="../Images/AРМІЯINFORM/2023-06-14T66-00-00-04-00/dsst_10-150x150.jpg" xlink:type="simple" xlink:show="embed" xlink:actuate="onLoad" draw:mime-type="image/jpeg"/>
</draw:frame>
</text:a>
Sappers认为，桥周围的土地隐藏了许多“ Orkivski-Scrispers”，因为在结构爆破过程中，俄罗斯人使用了一定数量的弹药，即反坦克矿山TM-62和82mmmmmmmminemper ines。 只能解释出如此多的弹药的使用，即入侵者为他们从当地居民中选择的洗衣机释放地方所需。</text:p>
      <text:p text:style-name="P4">
<text:a xlink:type="simple" xlink:href="https://armyinform.com.ua/wp-content/uploads/2023/06/dsst_11.jpg" text:style-name="Internet_20_link" text:visited-style-name="Visited_20_Internet_20_Link">
!(Images/AРМІЯINFORM/2023-06-14T66-00-00-04-00/dsst_11-150x150.jpg)</text:a>
</text:p>
      <text:p text:style-name="P4">
<text:a xlink:type="simple" xlink:href="https://armyinform.com.ua/wp-content/uploads/2023/06/dsst_12.jpg" text:style-name="Internet_20_link" text:visited-style-name="Visited_20_Internet_20_Link">
<draw:frame draw:style-name="fr1" draw:name="Image291" text:anchor-type="as-char" svg:width="6.9236in" svg:height="6.9236in" draw:z-index="0">
<draw:image xlink:href="../Images/AРМІЯINFORM/2023-06-14T66-00-00-04-00/dsst_12-150x150.jpg" xlink:type="simple" xlink:show="embed" xlink:actuate="onLoad" draw:mime-type="image/jpeg"/>
</draw:frame>
</text:a>
</text:p>
      <text:p text:style-name="P4">
<text:a xlink:type="simple" xlink:href="https://armyinform.com.ua/wp-content/uploads/2023/06/dsst_13.jpg" text:style-name="Internet_20_link" text:visited-style-name="Visited_20_Internet_20_Link">
<draw:frame draw:style-name="fr1" draw:name="Image292" text:anchor-type="as-char" svg:width="6.9236in" svg:height="6.9236in" draw:z-index="0">
<draw:image xlink:href="../Images/AРМІЯINFORM/2023-06-14T66-00-00-04-00/dsst_13-150x150.jpg" xlink:type="simple" xlink:show="embed" xlink:actuate="onLoad" draw:mime-type="image/jpeg"/>
</draw:frame>
</text:a>
这段时间总共确定了22个爆炸物并处置，其中包括三个TM-62和19个迫击炮矿的反坦克矿。 由于无法运输被检测到的弹药的事实，Sappers决定当场销毁它们。</text:p>
      <text:p text:style-name="P4">
另请阅读：</text:p>
      <text:p text:style-name="P4">
<text:a xlink:type="simple" xlink:href="https://armyinform.com.ua/2022/05/13/mosty-kyyivshhyny-abo-yak-vijskovi-zyednuyut-krayinu/" text:style-name="Internet_20_link" text:visited-style-name="Visited_20_Internet_20_Link">
基辅地区的桥梁，或作为军事连接乌克兰</text:a>
</text:p>
      <text:p text:style-name="P4">
在空中听起来“火!”。 宁静的夏日沉默打破了强烈的爆炸声。</text:p>
      <text:p text:style-name="P4">
另一批敌对炸药被摧毁，在建筑平台上正在续签工作。</text:p>
      <text:p text:style-name="P4">
<text:span text:style-name="T5">
opto作者和个人照片档案</text:span>
 _ walentina starzhinskaya_</text:p>
      <text:p text:style-name="P4">
News Source: <text:a xlink:type="simple" xlink:href="https://armyinform.com.ua/2023/06/14/chomu-kyyivshhyna-znovu-zdrygnulasya-vid-vybuhiv/" text:style-name="Internet_20_link" text:visited-style-name="Visited_20_Internet_20_Link">
https://armyinform.com.ua/2023/06/14/chomu-kyyivshhyna-znovu-zdrygnulasya-vid-vybuhiv/</text:a>
</text:p>
      <!--NEWS-->
      <text:h text:style-name="P10" text:outline-level="1">
<text:span text:style-name="T4">
赫尔森地区水下有3103个房屋</text:span>
</text:h>
      <text:p text:style-name="P4">
作者: ['АРМІЯINFORM']</text:p>
      <text:p text:style-name="P4">
时间: 2023-06-14T67:00:00-04:00</text:p>
      <text:p text:style-name="P4">
描述: 俄罗斯riven pidtoplennes的14个蠕虫受伤的营地将变为2.13米。 TSE在32 ...与乌克兰2022年的战争，与乌克兰的最新新闻战争，与乌克兰的新闻战争2022年，今天的最后一次战争将在乌克兰和俄罗斯之间发生战争，当2022年与乌克兰的战争将是，他们将与乌克兰发生战争，在不久的将来，他们说，今天与乌克兰的战争，今天的乌克兰新闻，乌克兰新闻，乌克兰媒体在俄罗斯</text:p>
      <text:p text:style-name="P4">
图片: ['<text:a xlink:type="simple" xlink:href="https://armyinform.com.ua/wp-content/uploads/2023/06/65850284_1005.jpg" text:style-name="Internet_20_link" text:visited-style-name="Visited_20_Internet_20_Link">
65850284_1005.jpg</text:a>
']</text:p>
      <text:p text:style-name="P4">
标签: ['КАХОВСЬКА ГЕС']</text:p>
      <text:p text:style-name="P4">
类别: News</text:p>
      <!--METADATA-->
      <text:p text:style-name="P4">
<draw:frame draw:style-name="fr1" draw:name="Image293" text:anchor-type="as-char" svg:width="6.9236in" svg:height="3.029075in" draw:z-index="0">
<draw:image xlink:href="../Images/AРМІЯINFORM/2023-06-14T67-00-00-04-00/65850284_1005.jpg" xlink:type="simple" xlink:show="embed" xlink:actuate="onLoad" draw:mime-type="image/jpeg"/>
</draw:frame>
截至6月14日上午，平均洪水水平为2.13米。 这比昨晚少32厘米。 储存水下的动态。右岸的28个定居点仍在提交。 水完全脱离了盟约，海狸角和勃艮第的村庄。</text:p>
      <text:p text:style-name="P4">
关于它<text:a xlink:type="simple" xlink:href="https://t.me/shtab_kakhovska_hes/694" text:style-name="Internet_20_link" text:visited-style-name="Visited_20_Internet_20_Link">
报告</text:a>
消除卡科夫卡水力发电站的总部。</text:p>
      <text:p text:style-name="P4">
总共有3103所房屋在水下。 在过去的一天中，绘制了大约五千所房屋。</text:p>
      <text:p text:style-name="P4">
回想一下，在欧盟民事保护机制的框架内<text:a xlink:type="simple" xlink:href="https://armyinform.com.ua/2023/06/13/pidtoplenymy-zalyshayutsya-30-naselenyh-punktiv-na-hersonshhyni-ta-31-na-mykolayivshhyni-denys-shmygal/" text:style-name="Internet_20_link" text:visited-style-name="Visited_20_Internet_20_Link">
对乌克兰的援助</text:a>
13个国家提供 - 数十艘船，木筏，电动泵，发电机，容器，坦克和滤水器以及许多其他东西。 乌克兰政府的负责人感谢英国，日本，加拿大和其他国家已经提供的援助。</text:p>
      <text:p text:style-name="P4">
News Source: <text:a xlink:type="simple" xlink:href="https://armyinform.com.ua/2023/06/14/na-hersonshhyni-pid-vodoyu-zalyshayutsya-3103-zhytlovi-budynky/" text:style-name="Internet_20_link" text:visited-style-name="Visited_20_Internet_20_Link">
https://armyinform.com.ua/2023/06/14/na-hersonshhyni-pid-vodoyu-zalyshayutsya-3103-zhytlovi-budynky/</text:a>
</text:p>
      <!--NEWS-->
      <text:h text:style-name="P10" text:outline-level="1">
<text:span text:style-name="T4">
GUR吸引克里米亚人：您可以更接近乌克兰土地的占领</text:span>
</text:h>
      <text:p text:style-name="P4">
作者: ['АРМІЯINFORM']</text:p>
      <text:p text:style-name="P4">
时间: 2023-06-14T68:00:00-04:00</text:p>
      <text:p text:style-name="P4">
描述: Gorodiyaki Izhormatsky乌克兰人（Rosvidniki）栖息在Crim上，是关于计划的……与乌克兰2022年的战争，与乌克兰与乌克兰的最新新闻，与乌克兰2022年的新闻战争，乌克兰和俄罗斯的最后一场战争，以及战争的最后一场战争他们在2022年与乌克兰有一年</text:p>
      <text:p text:style-name="P4">
图片: ['<text:a xlink:type="simple" xlink:href="https://armyinform.com.ua/wp-content/uploads/2023/06/20230614-01.jpeg" text:style-name="Internet_20_link" text:visited-style-name="Visited_20_Internet_20_Link">
20230614-01.jpeg</text:a>
']</text:p>
      <text:p text:style-name="P4">
标签: ['АГРЕСІЯ РФ', 'ВТОРГНЕННЯ РФ', 'ГУР МОУ', 'ДЕОКУПАЦІЯ КРИМУ']</text:p>
      <text:p text:style-name="P4">
类别: News</text:p>
      <!--METADATA-->
      <text:p text:style-name="P4">
<draw:frame draw:style-name="fr1" draw:name="Image294" text:anchor-type="as-char" svg:width="6.9236in" svg:height="3.894525in" draw:z-index="0">
<draw:image xlink:href="../Images/AРМІЯINFORM/2023-06-14T68-00-00-04-00/20230614-01.jpeg" xlink:type="simple" xlink:show="embed" xlink:actuate="onLoad" draw:mime-type="image/jpeg"/>
</draw:frame>
得益于临时占领的克里米亚的乌克兰人的信息，情报人员意识到了其雇员及其俄罗斯公司Chernomornaftogaz的亲戚的疏散计划。</text:p>
      <text:p text:style-name="P4">
关于它<text:a xlink:type="simple" xlink:href="https://gur.gov.ua/content/krym-chekaie-na-povernennia-do-ukrainy.html" text:style-name="Internet_20_link" text:visited-style-name="Visited_20_Internet_20_Link">
报告</text:a>
乌克兰国防部情报局主要局。</text:p>
      <text:p text:style-name="P4">
GUR MOU的这一重要信息继续每天接收临时占领领土的招募居民。</text:p>
      <text:p text:style-name="P4">
“乌克兰的公民暂时在种族主义者的占领下，我们提醒您，您可以将我们的土地占领以供国防部国防军!这不仅要摧毁敌人，还要挽救我们士兵和平民的生命。 1991年乌克兰返回的是您的贡献!”  - 在地址中说。</text:p>
      <text:p text:style-name="P4">
在情报总局中，IUU被要求继续告知有关占领部队位置和手段的信息：</text:p>
      <text:p text:style-name="P4">
<text:span text:style-name="T5">
位置点，人员的居住和占领部队的管理； </text:span>
存储壳，燃料和润滑剂的仓库； <text:span text:style-name="T5">
军事设备的放置，存储和维修点； * RER和REB的位置意味着(哈克标签：天线TA定位器); </text:span>
占领部队的总部和管理点； *防空产品的存储位置和职责(防空).</text:p>
      <text:p text:style-name="P4">
Всю інформацію необхідно відправляти на офіційний бот: @povertaemosvoe_bot</text:p>
      <text:p text:style-name="P4">
«Пишіть активніше, повернення Криму під контроль України неминуче. Чим будебільше інформації — тим швидше настане звільнення», — наголосили в ГУР.</text:p>
      <text:p text:style-name="P4">
News Source: <text:a xlink:type="simple" xlink:href="https://armyinform.com.ua/2023/06/14/gur-zvertayetsya-do-krymchan-vy-mayete-zmogu-nablyzyty-deokupacziyu-ukrayinskyh-zemel/" text:style-name="Internet_20_link" text:visited-style-name="Visited_20_Internet_20_Link">
https://armyinform.com.ua/2023/06/14/gur-zvertayetsya-do-krymchan-vy-mayete-zmogu-nablyzyty-deokupacziyu-ukrayinskyh-zemel/</text:a>
</text:p>
      <!--NEWS-->
      <text:h text:style-name="P10" text:outline-level="1">
<text:span text:style-name="T4">
在哈尔基夫（Kharkiv），战斗人员将能够获得无利息的住房贷款</text:span>
</text:h>
      <text:p text:style-name="P4">
作者: ['Дмитро Горбунов']</text:p>
      <text:p text:style-name="P4">
时间: 2023-06-14T69:00:00-04:00</text:p>
      <text:p text:style-name="P4">
描述: 在Misti Kharkiv，战斗燃料Rymati Vid Mista的参与者的地位...与乌克兰2022年的战争，与乌克兰的战争是今天的最新消息，与乌克兰2022年的新闻战争是今天的最后一场新闻成为乌克兰与俄罗斯之间的战争，以及2022年与乌克兰的战争，这将是与否，他们会在不久的将来与乌克兰战争，他们说，与乌克兰的战争，乌克兰的新闻今天，乌克兰的新闻，乌克兰的新闻俄罗斯的媒体</text:p>
      <text:p text:style-name="P4">
图片: ['<text:a xlink:type="simple" xlink:href="https://armyinform.com.ua/wp-content/uploads/2023/06/zhytlo-dlya-v_sluzhbovcziv.jpeg" text:style-name="Internet_20_link" text:visited-style-name="Visited_20_Internet_20_Link">
zhytlo-dlya-v_sluzhbovcziv.jpeg</text:a>
']</text:p>
      <text:p text:style-name="P4">
标签: ['СОЦІАЛЬНИЙ ЗАХИСТ']</text:p>
      <text:p text:style-name="P4">
类别: News</text:p>
      <!--METADATA-->
      <text:p text:style-name="P4">
<draw:frame draw:style-name="fr1" draw:name="Image295" text:anchor-type="as-char" svg:width="6.9236in" svg:height="3.10985in" draw:z-index="0">
<draw:image xlink:href="../Images/AРМІЯINFORM/2023-06-14T69-00-00-04-00/zhytlo-dlya-v_sluzhbovcziv.jpeg" xlink:type="simple" xlink:show="embed" xlink:actuate="onLoad" draw:mime-type="image/jpeg"/>
</draw:frame>
在哈尔基夫市，具有战斗人员身份的人将能够获得最多15年的房屋费用贷款。</text:p>
      <text:p text:style-name="P4">
这样的规范包含在修改城市目标计划计划中(获得)6月13日在哈尔基夫市议会举行的非凡会议上通过的2021  -  2030年住房。</text:p>
      <text:p text:style-name="P4">
这样，代表们照顾了我们参与确保捍卫乌克兰的必要措施的军事和执法人员，保护人口安全以及国家利益与俄罗斯侵略有关。</text:p>
      <text:p text:style-name="P4">
此外，通过投票，对该计划进行了其他更改，并将能够在队列中保持优先杠杆，并保存登记册中的订单。</text:p>
      <text:p text:style-name="P4">
这些重要决定的发起人是由乌克兰众多保护者组成的副团体，由哈尔基夫地区公共组织“ ATO退伍军人联盟” Yuri Korsunov的代表领导。</text:p>
      <ul>
        <li>
尤里·科索诺夫(Yuri Korsunov)说，非常需要为赢得或赢得所有乌克兰人胜利的人们的社会支持。  - 有很多这样的措施。 我们长期以来一直试图进行这些更改。 顺便说一句，我们还致力于其他重要问题，包括提供士兵的安全住房和死去的兄弟家族。</li>
      </ul>
      <text:p text:style-name="P4">
他说，根据市议会的最后一决定，正在制定提供利息的机制，特定的住房设施，州金融机构等。 因此，将这个问题登上终点线还有更多的工作。 但是，用他的思想，最难的事情就在后面。</text:p>
      <text:p text:style-name="P4">
顺便说一句，与此同时，在哈尔基夫地区，正在实施一项区域计划，用于支持ATO/OOS参与者在2022  -  2025年在Kharkiv地区建造或购买住房。 这个社会项目(更称为“ 60％x 40％”)规定，该计划的参与者从区域预算中弥补了他们购买的房屋成本的40％。 其余的钱由ATO/OOS支付。 在确定住房候选人优先级的标准之一是多维性，伤害，残疾等。</text:p>
      <text:p text:style-name="P4">
News Source: <text:a xlink:type="simple" xlink:href="https://armyinform.com.ua/2023/06/14/u-harkovi-uchasnyky-bojovyh-dij-zmozhut-otrymaty-bezvidsotkovyj-kredyt-na-zhytlo/" text:style-name="Internet_20_link" text:visited-style-name="Visited_20_Internet_20_Link">
https://armyinform.com.ua/2023/06/14/u-harkovi-uchasnyky-bojovyh-dij-zmozhut-otrymaty-bezvidsotkovyj-kredyt-na-zhytlo/</text:a>
</text:p>
      <!--NEWS-->
      <text:h text:style-name="P10" text:outline-level="1">
<text:span text:style-name="T4">
动员的水手卫队通过了一项训练课程</text:span>
</text:h>
      <text:p text:style-name="P4">
作者: ['АРМІЯINFORM']</text:p>
      <text:p text:style-name="P4">
时间: 2023-06-14T6:00:00-04:00</text:p>
      <text:p text:style-name="P4">
描述: Viiskovovovoski，Yaki Buli Damovani对Khudoroni derzydonkordon服务的热爱...与乌克兰2022年的战争，与乌克兰的最新新闻，与乌克兰的新闻，与乌克兰2022年的新闻进行战争，乌克兰和俄罗斯和俄罗斯之间的战争将在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6/news_20230613_151409_16866584495.jpg" text:style-name="Internet_20_link" text:visited-style-name="Visited_20_Internet_20_Link">
news_20230613_151409_16866584495.jpg</text:a>
', '<text:a xlink:type="simple" xlink:href="https://armyinform.com.ua/wp-content/uploads/2023/06/news_20230613_151405_16866584452-150x150.jpg" text:style-name="Internet_20_link" text:visited-style-name="Visited_20_Internet_20_Link">
news_20230613_151405_16866584452-150x150.jpg</text:a>
', '<text:a xlink:type="simple" xlink:href="https://armyinform.com.ua/wp-content/uploads/2023/06/news_20230613_151406_16866584463-150x150.jpg" text:style-name="Internet_20_link" text:visited-style-name="Visited_20_Internet_20_Link">
news_20230613_151406_16866584463-150x150.jpg</text:a>
', '<text:a xlink:type="simple" xlink:href="https://armyinform.com.ua/wp-content/uploads/2023/06/news_20230613_151408_16866584484-150x150.jpg" text:style-name="Internet_20_link" text:visited-style-name="Visited_20_Internet_20_Link">
news_20230613_151408_16866584484-150x150.jpg</text:a>
']</text:p>
      <text:p text:style-name="P4">
标签: ['STOPRUSSIA', 'АГРЕСІЯ РФ']</text:p>
      <text:p text:style-name="P4">
类别: News</text:p>
      <!--METADATA-->
      <text:p text:style-name="P4">
<draw:frame draw:style-name="fr1" draw:name="Image296" text:anchor-type="as-char" svg:width="6.9236in" svg:height="5.1927in" draw:z-index="0">
<draw:image xlink:href="../Images/AРМІЯINFORM/2023-06-14T6-00-00-04-00/news_20230613_151409_16866584495.jpg" xlink:type="simple" xlink:show="embed" xlink:actuate="onLoad" draw:mime-type="image/jpeg"/>
</draw:frame>
在动员但没有服务经验的情况下被召集到海事边境警卫队的军人，在SSSU的一个训练中心接受了培训。</text:p>
      <text:p text:style-name="P4">
关于它<text:a xlink:type="simple" xlink:href="https://dpsu.gov.ua/ua/news/Mobilizovani-moryaki-prikordonniki-proyshli-kurs-pidgotovki-/" text:style-name="Internet_20_link" text:visited-style-name="Visited_20_Internet_20_Link">
报告</text:a>
乌克兰国家边境服务。</text:p>
      <text:p text:style-name="P4">
在准备框架内，有30多名后卫和一名后卫已经获得了海洋，火，战术和情报训练的实践技能。 新近铸造的边防卫队在射击，投掷，发展耐力，检查了克服困难的能力，与任务相关的重大身体和心理负担，扩大他们的知识，勇敢而稳定地克服自己的恐惧的能力。</text:p>
      <text:p text:style-name="P4">
<text:a xlink:type="simple" xlink:href="https://armyinform.com.ua/wp-content/uploads/2023/06/news_20230613_151405_16866584452.jpg" text:style-name="Internet_20_link" text:visited-style-name="Visited_20_Internet_20_Link">
!(Images/AРМІЯINFORM/2023-06-14T6-00-00-04-00/news_20230613_151405_16866584452-150x150.jpg)</text:a>
</text:p>
      <text:p text:style-name="P4">
<text:a xlink:type="simple" xlink:href="https://armyinform.com.ua/wp-content/uploads/2023/06/news_20230613_151406_16866584463.jpg" text:style-name="Internet_20_link" text:visited-style-name="Visited_20_Internet_20_Link">
<draw:frame draw:style-name="fr1" draw:name="Image297" text:anchor-type="as-char" svg:width="6.9236in" svg:height="6.9236in" draw:z-index="0">
<draw:image xlink:href="../Images/AРМІЯINFORM/2023-06-14T6-00-00-04-00/news_20230613_151406_16866584463-150x150.jpg" xlink:type="simple" xlink:show="embed" xlink:actuate="onLoad" draw:mime-type="image/jpeg"/>
</draw:frame>
</text:a>
</text:p>
      <text:p text:style-name="P4">
<text:a xlink:type="simple" xlink:href="https://armyinform.com.ua/wp-content/uploads/2023/06/news_20230613_151408_16866584484.jpg" text:style-name="Internet_20_link" text:visited-style-name="Visited_20_Internet_20_Link">
<draw:frame draw:style-name="fr1" draw:name="Image298" text:anchor-type="as-char" svg:width="6.9236in" svg:height="6.9236in" draw:z-index="0">
<draw:image xlink:href="../Images/AРМІЯINFORM/2023-06-14T6-00-00-04-00/news_20230613_151408_16866584484-150x150.jpg" xlink:type="simple" xlink:show="embed" xlink:actuate="onLoad" draw:mime-type="image/jpeg"/>
</draw:frame>
</text:a>
狮子的一部分是在野外进行的，在该场上，边防部队在该小组中研究并执行了该小组的行动。</text:p>
      <text:p text:style-name="P4">
“我的决定是明确的 - 今天，我必须参与保护乌克兰。 我们会赢，但不足，我们必须采取行动。 一个人害怕他不知道的。 我认为知识将克服所有恐惧。 仍然有很多工作，但基地被卡住了 - 坚强。”</text:p>
      <text:p text:style-name="P4">
该课程的实际亮点是为船舶的生存能力而奋斗，在尽可能接近紧急情况的情况下，船舶的生存能力。 实践捍卫者使用紧急救援物业改善了协调的船员行动，同时打击了当地的火灾，并训练应对体积火灾开发的技能。</text:p>
      <text:p text:style-name="P4">
除了为船舶生存能力的斗争外，他们还研究了动员和战术医学的基本知识。</text:p>
      <text:p text:style-name="P4">
边防警卫队的准备，积极进取和启发，将其释放给员工部队，在那里他们将磨练机组人员的技能。</text:p>
      <text:p text:style-name="P4">
News Source: <text:a xlink:type="simple" xlink:href="https://armyinform.com.ua/2023/06/14/mobilizovani-moryaky-prykordonnyky-projshly-kurs-pidgotovky/" text:style-name="Internet_20_link" text:visited-style-name="Visited_20_Internet_20_Link">
https://armyinform.com.ua/2023/06/14/mobilizovani-moryaky-prykordonnyky-projshly-kurs-pidgotovky/</text:a>
</text:p>
      <!--NEWS-->
      <text:h text:style-name="P10" text:outline-level="1">
<text:span text:style-name="T4">
俄罗斯在海牙敦促联合国乌克兰国际法院拒绝乌克兰的要求</text:span>
</text:h>
      <text:p text:style-name="P4">
作者: Ukrinform (Person)</text:p>
      <text:p text:style-name="P4">
出版商: Укринформ (Organization)</text:p>
      <text:p text:style-name="P4">
出版时间: 2023-06-14T6:24:00+03:00</text:p>
      <text:p text:style-name="P4">
修改时间: 2023-06-14T22:24:00+03:00</text:p>
      <text:p text:style-name="P4">
描述: 俄罗斯一方呼吁联合国乌克兰国际法院在俄罗斯违反两次公约的情况下拒绝乌克兰的要求 - 在反恐融资和禁止各种形式的种族歧视方面。  - 乌克林。</text:p>
      <text:p text:style-name="P4">
图片: ['<text:a xlink:type="simple" xlink:href="https://static.ukrinform.com/photos/2019_11/thumb_files/630_360_1573224391-3376.jpeg" text:style-name="Internet_20_link" text:visited-style-name="Visited_20_Internet_20_Link">
630_360_15732...</text:a>
', '<text:a xlink:type="simple" xlink:href="https://static.ukrinform.com/photos/2023_06/1686771606-549.jpg" text:style-name="Internet_20_link" text:visited-style-name="Visited_20_Internet_20_Link">
1686771606-54...</text:a>
', '<text:a xlink:type="simple" xlink:href="https://static.ukrinform.com/photos/2023_06/1686771605-688.jpg" text:style-name="Internet_20_link" text:visited-style-name="Visited_20_Internet_20_Link">
1686771605-68...</text:a>
']</text:p>
      <text:p text:style-name="P4">
标签: ['Гаага', 'Міжнародний суд ООН', 'Росія']</text:p>
      <text:p text:style-name="P4">
类型: Article</text:p>
      <!--METADATA-->
      <text:p text:style-name="P4">
<draw:frame draw:style-name="fr1" draw:name="Image299" text:anchor-type="as-char" svg:width="6.9236in" svg:height="3.956343in" draw:z-index="0">
<draw:image xlink:href="../Images/yкринформ/2023-06-14T6-24-00-03-00/630_360_1573224391-3376.jpeg" xlink:type="simple" xlink:show="embed" xlink:actuate="onLoad" draw:mime-type="image/jpeg"/>
</draw:frame>
鲁斯斯托伦(Russtoron)呼吁乌克兰国际法院在俄罗斯驳回两次公约的情况下拒绝乌克兰的要求 - 打击恐怖主义融资并禁止各种形式的种族歧视。</text:p>
      <text:p text:style-name="P4">
海牙的乌克林福音通讯员报告了它。</text:p>
      <text:p text:style-name="P4">
亚历山大·舒尔金(Alexander Shulgin)在俄罗斯俄罗斯大使的讲话中说：“俄罗斯联邦要求法院拒绝乌克兰在《国际恐怖主义融资国际公约》和《国际种族歧视形式清算公约》中的所有要求。”</text:p>
      <text:p text:style-name="P4">
<draw:frame draw:style-name="fr1" draw:name="Image300" text:anchor-type="as-char" svg:width="6.9236in" svg:height="4.615733in" draw:z-index="0">
<draw:image xlink:href="../Images/yкринформ/2023-06-14T6-24-00-03-00/1686771606-549.jpg" xlink:type="simple" xlink:show="embed" xlink:actuate="onLoad" draw:mime-type="image/jpeg"/>
</draw:frame>
<text:span text:style-name="T4">
另请阅读：</text:span>
 [乌克兰案。(https://www.ukrinform.ua/rubric-polytics/3722866-sprava-ukraina-proti-rosii-u-miznarodnomu-sudi-oon-cetvertij-den-publicnih-sluhan.html)他还说，乌克兰对法庭的上诉是为了证明反对唐巴斯的辩护。 据他介绍，乌克兰已提起此案，将其从支持到纳粹主义的支持。 舒尔金说：“乌克兰以肮脏和堵塞的手来到了这个法院。”</text:p>
      <text:p text:style-name="P4">
俄罗斯方面还否认，所谓的“ DNR”和“ LNR”是由俄罗斯资助的恐怖组织。</text:p>
      <text:p text:style-name="P4">
<draw:frame draw:style-name="fr1" draw:name="Image301" text:anchor-type="as-char" svg:width="6.9236in" svg:height="4.615733in" draw:z-index="0">
<draw:image xlink:href="../Images/yкринформ/2023-06-14T6-24-00-03-00/1686771605-688.jpg" xlink:type="simple" xlink:show="embed" xlink:actuate="onLoad" draw:mime-type="image/jpeg"/>
</draw:frame>
今天，联合国国际法院是乌克兰公开倾听俄罗斯的第四天，最后一天，违反俄罗斯的两次公约 - 在反恐怖主义融资和消除各种形式的歧视的斗争中。</text:p>
      <text:p text:style-name="P4">
<text:span text:style-name="T4">
另请阅读：</text:span>
 <text:a xlink:type="simple" xlink:href="https://www.ukrinform.ua/rubric-polytics/3722018-ukraina-ocikue-so-risenna-miznarodnogo-sudu-oon-viavit-porusenna-rf-dvoh-konvencij-korinevic.html" text:style-name="Internet_20_link" text:visited-style-name="Visited_20_Internet_20_Link">
乌克兰预计联合国国际法院的决定将揭示俄罗斯两次公约的偏差</text:a>
听证会专门考虑案件。</text:p>
      <text:p text:style-name="P4">
在听取了所有各方之后，法院被删除以做出裁决。</text:p>
      <text:p text:style-name="P4">
正如乌克林福姆(Ukrinform)报道的那样，6月，联合国国际法院在俄罗斯违反了对恐怖主义打击和禁止各种形式的种族歧视的公约的情况下进行了宣传。</text:p>
      <text:p text:style-name="P4">
<text:span text:style-name="T4">
另请阅读：</text:span>
 <text:a xlink:type="simple" xlink:href="https://www.ukrinform.ua/rubric-polytics/3722013-zolotarova-u-miznarodnomu-sudi-oon-pravda-na-nasij-storoni.html" text:style-name="Internet_20_link" text:visited-style-name="Visited_20_Internet_20_Link">
联合国国际法院的Zolotaryova：我们萨尔纳的真相</text:a>
各方有两轮演讲：6月6日至12日是乌克兰的法律团队，6月8日至14日 - 俄罗斯。2017年1月16日，乌克兰针对国际法院提起诉讼，反对俄罗斯违反《禁止筹款恐怖主义和种族歧视公约》的公约。</text:p>
      <text:p text:style-name="P4">
<text:span text:style-name="T4">
另请阅读：</text:span>
 <text:a xlink:type="simple" xlink:href="https://www.ukrinform.ua/rubric-crimea/3721983-ukraina-u-miznarodnomu-sudi-oon-rosia-zaprovadila-rezim-rasovoi-diskriminacii-v-krimu.html" text:style-name="Internet_20_link" text:visited-style-name="Visited_20_Internet_20_Link">
联合国国际法院的乌克兰：俄罗斯引入了克里米亚歧视制度</text:a>
俄罗斯提出的指控包括：提供武器和非助攻的其他援助； Reismh-17撞击马来西亚航空公司； 炮击玛丽upol和克拉曼托克的住宅区； 在沃尔诺瓦卡附近的一辆繁忙的客车破坏； 哈尔基夫的维和人员期间爆炸； 对乌克兰和克里米亚塔塔尔社区的歧视；禁止克里米亚塔塔尔人民的活动； 失踪，谋杀，未经授权的搜查，拘留的浪潮； 教学乌克兰ICAN TATAR语言的限制。</text:p>
      <text:p text:style-name="P4">
照片：I。Drabok</text:p>
      <text:p text:style-name="P4">
News Source: <text:a xlink:type="simple" xlink:href="https://www.ukrinform.ua/rubric-polytics/3723008-rosia-u-gaazi-zaklikala-miznarodnij-sud-oon-vidhiliti-vimogi-ukraini.html" text:style-name="Internet_20_link" text:visited-style-name="Visited_20_Internet_20_Link">
https://www.ukrinform.ua/rubric-polytics/3723008-rosia-u-gaazi-zaklikala-miznarodnij-sud-oon-vidhiliti-vimogi-ukraini.html</text:a>
</text:p>
      <!--NEWS-->
      <text:h text:style-name="P10" text:outline-level="1">
<text:span text:style-name="T4">
乌克兰外交部邀请秘鲁加入实现和平公式</text:span>
</text:h>
      <text:p text:style-name="P4">
作者: ['АРМІЯINFORM']</text:p>
      <text:p text:style-name="P4">
时间: 2023-06-14T70:00:00-04:00</text:p>
      <text:p text:style-name="P4">
描述: 乌克兰Dmitro Kuleba Proviv Rozmov的执法报告与Otruanskoye Kalgoi Anioli ...与乌克兰2022年的战争，与乌克兰的最新新闻，今天与乌克兰2022年的新闻战争，今天与乌克兰与乌克兰的最新新闻进行战争，乌克兰和俄罗斯与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2/03/dmytro-kuleba-antaliya.jpeg" text:style-name="Internet_20_link" text:visited-style-name="Visited_20_Internet_20_Link">
dmytro-kuleba-antaliya.jpeg</text:a>
']</text:p>
      <text:p text:style-name="P4">
标签: ['ДМИТРО КУЛЕБА', 'ПЕРУ', 'ФОРМУЛА МИРУ']</text:p>
      <text:p text:style-name="P4">
类别: News</text:p>
      <!--METADATA-->
      <text:p text:style-name="P4">
<draw:frame draw:style-name="fr1" draw:name="Image302" text:anchor-type="as-char" svg:width="6.9236in" svg:height="3.63489in" draw:z-index="0">
<draw:image xlink:href="../Images/AРМІЯINFORM/2023-06-14T70-00-00-04-00/dmytro-kuleba-antaliya.jpeg" xlink:type="simple" xlink:show="embed" xlink:actuate="onLoad" draw:mime-type="image/jpeg"/>
</draw:frame>
说明性照片</text:p>
      <text:p text:style-name="P4">
乌克兰Dmytro Kuleba外交大臣与秘鲁学院安娜·杰瓦斯(Ana Jervas)进行了交谈，并邀请它加入总统乌克兰和平的公式。</text:p>
      <text:p text:style-name="P4">
乌克兰外交负责人<text:a xlink:type="simple" xlink:href="https://twitter.com/DmytroKuleba/status/1668652769970929665" text:style-name="Internet_20_link" text:visited-style-name="Visited_20_Internet_20_Link">
报告</text:a>
Olliga Twitter。</text:p>
      <text:p text:style-name="P4">
“我感谢秘鲁的基本立场，即应立即通过俄罗斯从乌克兰撤出部队立即质疑战争。 我邀请了和平和努力提出俄罗斯参考的渗透性。”</text:p>
      <text:p text:style-name="P4">
较早的Dmytro Kuleba <text:a xlink:type="simple" xlink:href="https://armyinform.com.ua/2023/06/14/dmytro-kuleba-zaprosyv-jordaniyu-vzyaty-uchast-u-realizacziyi-ukrayinskoyi-formuly-myru/" text:style-name="Internet_20_link" text:visited-style-name="Visited_20_Internet_20_Link">
邀请</text:a>
约旦参加乌克兰和平公式的实施。</text:p>
      <text:p text:style-name="P4">
News Source: <text:a xlink:type="simple" xlink:href="https://armyinform.com.ua/2023/06/14/glava-mzs-ukrayiny-zaprosyv-peru-pryyednatysya-do-realizacziyi-formuly-myru/" text:style-name="Internet_20_link" text:visited-style-name="Visited_20_Internet_20_Link">
https://armyinform.com.ua/2023/06/14/glava-mzs-ukrayiny-zaprosyv-peru-pryyednatysya-do-realizacziyi-formuly-myru/</text:a>
</text:p>
      <!--NEWS-->
      <text:h text:style-name="P10" text:outline-level="1">
<text:span text:style-name="T4">
当一辆手榴弹发射器和喷火器的步兵烧毁了俄罗斯人的盔甲</text:span>
</text:h>
      <text:p text:style-name="P4">
作者: ['Владислав Назаркевич']</text:p>
      <text:p text:style-name="P4">
时间: 2023-06-14T71:00:00-04:00</text:p>
      <text:p text:style-name="P4">
描述: TSE ZVICHAIN ZAVDANNYA PIKHOTSIV-要在Zazdaled Rosvisdan上看到p -psdladolu ...与2022年与乌克兰的战争，与乌克兰的最新新闻，与乌克兰的新闻，与乌克兰2022的最新新闻进行战争，与今天最后的战争，乌克兰和俄罗斯和俄罗斯和俄罗斯之间的战争将会发生。他们说，乌克兰在2022年将在不久的将来与乌克兰战争，他们说，今天与乌克兰的战争，今天的乌克兰新闻，乌克兰新闻，乌克兰媒体在俄罗斯的乌克兰媒体</text:p>
      <text:p text:style-name="P4">
图片: ['<text:a xlink:type="simple" xlink:href="https://armyinform.com.ua/wp-content/uploads/2023/06/11-17.jpg" text:style-name="Internet_20_link" text:visited-style-name="Visited_20_Internet_20_Link">
11-17.jpg</text:a>
']</text:p>
      <text:p text:style-name="P4">
标签: []</text:p>
      <text:p text:style-name="P4">
类别: News</text:p>
      <!--METADATA-->
      <text:p text:style-name="P4">
<draw:frame draw:style-name="fr1" draw:name="Image303" text:anchor-type="as-char" svg:width="6.9236in" svg:height="4.615733in" draw:z-index="0">
<draw:image xlink:href="../Images/AРМІЯINFORM/2023-06-14T71-00-00-04-00/11-17.jpg" xlink:type="simple" xlink:show="embed" xlink:actuate="onLoad" draw:mime-type="image/jpeg"/>
</draw:frame>
这是零步兵的通常任务 - 要去一个经过探索和准备好的火势，以用枪手和手榴弹发射器，一种技术或敌人的活力燃烧。</text:p>
      <ul>
        <li>
回到每个人都记得的路线，我们只采用某些路径移动 - 他们创建了任务手榴弹发射器。  - 射门后，我们立即转向起始位置。 敌人将开始“覆盖”我们将要粉碎的地方。</li>
      </ul>
      <text:p text:style-name="P4">
同时，营指挥官向抗反隆步枪的操作员提供指挥，以“关闭”步兵的路线上方和位置。</text:p>
      <ul>
        <li>
Grenade Launcher说，无人机很可能会注意到我们的出口到消防部署，因此我们需要最大程度地减少这种威胁。  - 我们的操作员将与他们的抗反酮枪一起工作。 将信号“燃烧”到MAVIC类型的四肢驱动器的设备。 我们也可以从敌人的陆地观察中展示。 我们无法防止这种情况，但是这里的概率很小。</li>
      </ul>
      <text:p text:style-name="P4">
在“反义手”报告工作之后，手榴弹发射器正在慢跑，瞄准和拍摄。 这是空气中矿山的所有地下通道和地面上的爆炸。</text:p>
      <text:p text:style-name="P4">
在与射击位置成功距离之后，步兵抚慰呼吸，再次可以说话。</text:p>
      <ul>
        <li>
我们烧毁了入侵者的大胆。 RPG-7用于此目的 - 手持手榴弹发射器，然后用鞋子充电RSHG-1-A喷气突击手榴弹。 顺便说一句，这个RSHG-1是一个奖杯。 我们把它带到了种族主义者。现在我们回来了。</li>
      </ul>
      <text:p text:style-name="P4">
那一刻，入侵者开始强烈解雇燕麦片的区域。 这是再次加速的原因。</text:p>
      <ul>
        <li>
大概，他们在那里很热，他们分裂了 - 笑了Dmitry Grenade发射器。 “我认为，我们工作得很好。 分发了大火的角落和排名。 我们的无人机之后是工作。 根据Pointbathalione报告的指挥和周围的报告，他们记录了敌对领域的次要爆炸以及大量的火灾和烟雾。 很好。 现在，您看到我们每天都在这里得到什么。</li>
      </ul>
      <text:p text:style-name="P4">
_距离第67个独立机械旅的第二机械化营的步兵生命大约一天(https://armyinform.com.ua/2023/06/14/pihota-na-nuli-granatometnyky-palyat-blindazhi-vorozhyj-raketnyj-udar-evakuacziya-poranenogo/)在Vladislav Nazarkevich的材料中。</text:p>
      <text:p text:style-name="P4">
<text:span text:style-name="T5">
OPTO和视频作者</text:span>
</text:p>
      <text:p text:style-name="P4">
News Source: <text:a xlink:type="simple" xlink:href="https://armyinform.com.ua/2023/06/14/yak-pihotynczi-z-granatometa-ta-vognemeta-spalyly-blindazh-rosiyan/" text:style-name="Internet_20_link" text:visited-style-name="Visited_20_Internet_20_Link">
https://armyinform.com.ua/2023/06/14/yak-pihotynczi-z-granatometa-ta-vognemeta-spalyly-blindazh-rosiyan/</text:a>
</text:p>
      <!--NEWS-->
      <text:h text:style-name="P10" text:outline-level="1">
<text:span text:style-name="T4">
法国强烈谴责俄罗斯在乌克兰的最后罢工</text:span>
</text:h>
      <text:p text:style-name="P4">
作者: ['АРМІЯINFORM']</text:p>
      <text:p text:style-name="P4">
时间: 2023-06-14T72:00:00-04:00</text:p>
      <text:p text:style-name="P4">
描述: Franziya Naireshchiyu Zhovzhu Nova Khvilu Rosieki导弹中风，Zavdani，Zavdani在地区...与乌克兰2022年的战争，与乌克兰的最新新闻，今天与乌克兰2022年与乌克兰的最新新闻进行战争，今天与乌克兰和乌西亚之间的战争将在乌克兰和拉西亚之间发生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11-18.jpg" text:style-name="Internet_20_link" text:visited-style-name="Visited_20_Internet_20_Link">
11-18.jpg</text:a>
']</text:p>
      <text:p text:style-name="P4">
标签: ['STOPRUSSIA', 'АГРЕСІЯ РФ', 'ВТОРГНЕННЯ РФ', 'ДОПОМОГА ПАРТНЕРІВ', 'СВІТ ПІДТРИМУЄ УКРАЇНУ', 'ФРАНЦІЯ']</text:p>
      <text:p text:style-name="P4">
类别: News</text:p>
      <!--METADATA-->
      <text:p text:style-name="P4">
<draw:frame draw:style-name="fr1" draw:name="Image304" text:anchor-type="as-char" svg:width="6.9236in" svg:height="5.210009in" draw:z-index="0">
<draw:image xlink:href="../Images/AРМІЯINFORM/2023-06-14T72-00-00-04-00/11-18.jpg" xlink:type="simple" xlink:show="embed" xlink:actuate="onLoad" draw:mime-type="image/jpeg"/>
</draw:frame>
法国谴责了新的俄罗斯火箭中风的浪潮，并故意针对平民基础设施。</text:p>
      <text:p text:style-name="P4">
这在[语句]中说明了(https://ua.ambafrance.org/Ukrayina-Zasudzhennya-rosiijs-kih-udariiv-po-Ukrayinii-13-chervnya-2023-roku)这是由法国在乌克兰出版的。</text:p>
      <text:p text:style-name="P4">
“这些打击再次有意针对平民基础设施，这是对国际人道主义法的严重侵犯。 他们尤其是在克里维·里希(Kryvyi Rih)市造成了受害者，根据对乌克兰当局的初步评估，六人被杀。”</text:p>
      <text:p text:style-name="P4">
正如欧洲和外交事务部长Katrincolone一再强调的那样，这些不可接受的行为是战争罪，不应保持自由。</text:p>
      <text:p text:style-name="P4">
声明说：“法国将继续支持乌克兰法院和国际刑事法院，以应对此类罪行的不受惩罚。”</text:p>
      <text:p text:style-name="P4">
应该提醒的是，在外交部长会议上，法国外交政策的负责人(https://armyinform.com.ua/2023/06/01/glava-zovnishnopolitychnogo-vidomstva-francziyi-vymagatyme-posylennya-pidtrymky-ta-nadannya-garantij-bezpeky-ukrayini/)这将坚持在[Summit]期间对乌克兰进行特定的计划。(https://armyinform.com.ua/2023/06/13/ochikuyetsya-potuzhnyj-paket-pidtrymky-ukrayiny-na-samiti-u-vilnyusi-entoni-blinken/)维尔纽斯的北大西洋Aleshian。</text:p>
      <text:p text:style-name="P4">
和法国总统伊曼纽尔·马克龙(Emmanuel Macron)<text:a xlink:type="simple" xlink:href="https://armyinform.com.ua/2023/05/29/strategiya-rosiyi-yaka-vychikuye-shho-na-zahodi-vtomlyatsya-ta-ne-dopomagatymut-ukrayini-ne-spraczyuye/" text:style-name="Internet_20_link" text:visited-style-name="Visited_20_Internet_20_Link">
强调</text:a>
他的国家的战略是帮助乌克兰在适当的时间组织承包商，以便基辅可以在桌子下在自己选择的条件下返回所有人，并为自己创造强大的和平。</text:p>
      <text:p text:style-name="P4">
News Source: <text:a xlink:type="simple" xlink:href="https://armyinform.com.ua/2023/06/14/francziya-rishuche-zasudyla-ostanni-udary-rosiyi-po-ukrayini/" text:style-name="Internet_20_link" text:visited-style-name="Visited_20_Internet_20_Link">
https://armyinform.com.ua/2023/06/14/francziya-rishuche-zasudyla-ostanni-udary-rosiyi-po-ukrayini/</text:a>
</text:p>
      <!--NEWS-->
      <text:h text:style-name="P10" text:outline-level="1">
<text:span text:style-name="T4">
俄罗斯人摧毁了哈尔基夫物理学家的独特科学设备</text:span>
</text:h>
      <text:p text:style-name="P4">
作者: ['Антон Печерський']</text:p>
      <text:p text:style-name="P4">
时间: 2023-06-14T73:00:00-04:00</text:p>
      <text:p text:style-name="P4">
描述: 在Pershi上，联邦联邦行政区对乌克兰PID PID的大规模攻击...与乌克兰2022年的战争，与乌克兰的最新新闻，今天与乌克兰的新闻战争，今天与乌克兰2022年上次与乌克兰进行战争，乌克兰与乌克兰之间的战争将会发生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6/01_golovna_obladnannya.jpg" text:style-name="Internet_20_link" text:visited-style-name="Visited_20_Internet_20_Link">
01_golovna_obladnannya.jpg</text:a>
']</text:p>
      <text:p text:style-name="P4">
标签: ['ВТОРГНЕННЯ РФ', 'ХАРКІВЩИНА']</text:p>
      <text:p text:style-name="P4">
类别: News</text:p>
      <!--METADATA-->
      <text:p text:style-name="P4">
<draw:frame draw:style-name="fr1" draw:name="Image305" text:anchor-type="as-char" svg:width="6.9236in" svg:height="5.1927in" draw:z-index="0">
<draw:image xlink:href="../Images/AРМІЯINFORM/2023-06-14T73-00-00-04-00/01_golovna_obladnannya.jpg" xlink:type="simple" xlink:show="embed" xlink:actuate="onLoad" draw:mime-type="image/jpeg"/>
</draw:frame>
在俄罗斯联邦对乌克兰的大规模袭击的头几天，皮亚蒂卡特卡的哈尔基夫区服从下属，在那里，哈尔基夫国立大学的教育和科学研究所“物理和技术教师”的建设以VN Karazin命名。 炮兵不仅降级摧毁了新修复的教师建筑，而且还破坏了独特的科学设备。</text:p>
      <text:p text:style-name="P4">
物理和数学科学博士，教授，乌克兰国家科学院的通讯成员，乌克兰伊戈尔·希尔卡(Igor Hirka)的科学技术荣誉教授，将军队告知陆军。</text:p>
      <ul>
        <li>
学院的结构单位之一是医学物理学系纳米技术。 它配备了在欧洲在日本购买的 - 艺术和非常珍贵的造型的状态。 它进行了研究级别，发表了最佳杂志，包括非正常的杂志。 只是在部门的窗户上，火箭和所有燃烧， - 说。</li>
      </ul>
      <text:p text:style-name="P4">
教师的一部分设备不需要恢复。</text:p>
      <text:p text:style-name="P4">
有关俄罗斯俄罗斯联合会对乌克兰的联合会的命名，有关俄罗斯联合会对乌克兰的教育与科学研究所的命运，以命名的哈尔基夫国立大学大学命名<text:a xlink:type="simple" xlink:href="https://armyinform.com.ua/2023/06/14/obstrilyuyuchy-harkivski-pyatyhatky-rosiyany-svidomo-ignoruvaly-nebezpeku-radioaktyvnogo-zabrudnennya/" text:style-name="Internet_20_link" text:visited-style-name="Visited_20_Internet_20_Link">
Read</text:a>
在接受Igor幻灯片通讯员的采访中。</text:p>
      <text:p text:style-name="P4">
News Source: <text:a xlink:type="simple" xlink:href="https://armyinform.com.ua/2023/06/14/rosiyany-znyshhyly-unikalne-naukove-obladnannya-harkivskyh-fizykiv/" text:style-name="Internet_20_link" text:visited-style-name="Visited_20_Internet_20_Link">
https://armyinform.com.ua/2023/06/14/rosiyany-znyshhyly-unikalne-naukove-obladnannya-harkivskyh-fizykiv/</text:a>
</text:p>
      <!--NEWS-->
      <text:h text:style-name="P10" text:outline-level="1">
<text:span text:style-name="T4">
五角大楼：美国为乌克兰提供了近400亿美元的国防，盟友-270亿美元</text:span>
</text:h>
      <text:p text:style-name="P4">
作者: ['АРМІЯINFORM']</text:p>
      <text:p text:style-name="P4">
时间: 2023-06-14T74:00:00-04:00</text:p>
      <text:p text:style-name="P4">
描述: 在美国，美国可见的Blizo 40 Mialardiz Dolariv在捍卫-ukrainian duphoma之前...与乌克兰2022年的战争，与乌克兰的战争是今天的最新新闻，今天与乌克兰的新闻战2022是最后一场今天，乌克兰与俄罗斯之间会发生战争，当与乌克兰在2022年与乌克兰战争时，是否会在不久的将来与乌克兰进行战争，他们说，与乌克兰的战争，今天，乌克兰的战争，今天，乌克兰的新闻，乌克兰新闻在俄罗斯的乌克兰媒体</text:p>
      <text:p text:style-name="P4">
图片: ['<text:a xlink:type="simple" xlink:href="https://armyinform.com.ua/wp-content/uploads/2023/06/photo_5208674760651818860_x.jpg" text:style-name="Internet_20_link" text:visited-style-name="Visited_20_Internet_20_Link">
photo_5208674760651818860_x.jpg</text:a>
']</text:p>
      <text:p text:style-name="P4">
标签: ['БЕЗПЕКОВА ДОПОМОГА УКРАЇНІ', 'ОБОРОННА ДОПОМОГА', 'СВІТ ПІДТРИМУЄ УКРАЇНУ', 'США']</text:p>
      <text:p text:style-name="P4">
类别: News</text:p>
      <!--METADATA-->
      <text:p text:style-name="P4">
<draw:frame draw:style-name="fr1" draw:name="Image306" text:anchor-type="as-char" svg:width="6.9236in" svg:height="4.976338in" draw:z-index="0">
<draw:image xlink:href="../Images/AРМІЯINFORM/2023-06-14T74-00-00-04-00/photo_5208674760651818860_x.jpg" xlink:type="simple" xlink:show="embed" xlink:actuate="onLoad" draw:mime-type="image/jpeg"/>
</draw:frame>
迄今为止，美国已分配了约400亿美元的国防援助，盟友和合伙人-270亿美元。</text:p>
      <text:p text:style-name="P4">
关于这个<text:a xlink:type="simple" xlink:href="https://www.defense.gov/News/News-Stories/Article/Article/3427210/official-says-nato-discussions-to-focus-on-ukraine-support/" text:style-name="Internet_20_link" text:visited-style-name="Visited_20_Internet_20_Link">
被引用</text:a>
在五角大楼地点。</text:p>
      <text:p text:style-name="P4">
53个盟友和合作伙伴提供了对乌克兰的国防援助。</text:p>
      <text:p text:style-name="P4">
美国国防部指出，在支持乌克兰的国家和合作伙伴中，各州在国内总产品百分比排名第13位。</text:p>
      <text:p text:style-name="P4">
“大多数无人机柜台系统，155毫米炮弹，易卜朗特拉司机的坦克不是由美国提供的，而是由盟友和合作伙伴提供。 此外，盟军准备的乌克兰战斗人员是美国的三倍。”验证说。</text:p>
      <text:p text:style-name="P4">
五角大楼提醒人们，本周，国防部长劳埃德·奥斯汀(Lloyd Austin)访问了埃维罗普(Evrop)，他将参加北约国防部长乌克兰统治任务的联系小组。</text:p>
      <text:p text:style-name="P4">
国防部强调说：“讨论将与乌克兰最有效的支持以及将来的方式有关。”</text:p>
      <text:p text:style-name="P4">
如报道，美国<text:a xlink:type="simple" xlink:href="https://armyinform.com.ua/2023/06/13/ssha-ogolosyly-pro-novyj-paket-vijskovoyi-dopomogy-ukrayini-2/" text:style-name="Internet_20_link" text:visited-style-name="Visited_20_Internet_20_Link">
宣布</text:a>
关于向乌克兰的新军事援助方案价值高达3.25亿美元。</text:p>
      <text:p text:style-name="P4">
News Source: <text:a xlink:type="simple" xlink:href="https://armyinform.com.ua/2023/06/14/pentagon-ssha-nadav-ukrayini-majzhe-40-mlrd-dol-oboronnoyi-dopomogy-soyuznyky-27-mlrd-dol/" text:style-name="Internet_20_link" text:visited-style-name="Visited_20_Internet_20_Link">
https://armyinform.com.ua/2023/06/14/pentagon-ssha-nadav-ukrayini-majzhe-40-mlrd-dol-oboronnoyi-dopomogy-soyuznyky-27-mlrd-dol/</text:a>
</text:p>
      <!--NEWS-->
      <text:h text:style-name="P10" text:outline-level="1">
<text:span text:style-name="T4">
由于卡克霍夫斯卡亚水力发电厂的军事犯罪，水至少不会到克里米亚一年</text:span>
</text:h>
      <text:p text:style-name="P4">
作者: ['АРМІЯINFORM']</text:p>
      <text:p text:style-name="P4">
时间: 2023-06-14T75:00:00-04:00</text:p>
      <text:p text:style-name="P4">
描述: 通过Pisdriv Kakhovo GES，犯罪分子的水至少不遵循Rik。 Shvidko Vidniti ...与乌克兰2022年的战争，与乌克兰的战争是今天的最新消息，与乌克兰2022年的战争是今天的最后一场，将在乌克兰和俄罗斯之间发生战争，何时与乌克兰的战争在2022年将是或不在，在不久的将来，乌克兰与乌克兰的战争，今天的乌克兰新闻，乌克兰的新闻，乌克兰的新闻在俄罗斯的乌克兰新闻</text:p>
      <text:p text:style-name="P4">
图片: ['<text:a xlink:type="simple" xlink:href="https://armyinform.com.ua/wp-content/uploads/2023/06/194183.jpg" text:style-name="Internet_20_link" text:visited-style-name="Visited_20_Internet_20_Link">
194183.jpg</text:a>
']</text:p>
      <text:p text:style-name="P4">
标签: ['КАХОВСЬКА ГЕС', 'КРИМ']</text:p>
      <text:p text:style-name="P4">
类别: News</text:p>
      <!--METADATA-->
      <text:p text:style-name="P4">
<draw:frame draw:style-name="fr1" draw:name="Image307" text:anchor-type="as-char" svg:width="6.9236in" svg:height="4.610104in" draw:z-index="0">
<draw:image xlink:href="../Images/AРМІЯINFORM/2023-06-14T75-00-00-04-00/194183.jpg" xlink:type="simple" xlink:show="embed" xlink:actuate="onLoad" draw:mime-type="image/jpeg"/>
</draw:frame>
由于爆炸<text:a xlink:type="simple" xlink:href="https://armyinform.com.ua/tag/kahovska-ges/" text:style-name="Internet_20_link" text:visited-style-name="Visited_20_Internet_20_Link">
Kakhovskaya水电站</text:a>
至少一年的水不会来克里米亚。 还可以快速恢复半岛的后水供应。</text:p>
      <text:p text:style-name="P4">
关于它<text:a xlink:type="simple" xlink:href="https://t.me/shtab_kakhovska_hes/724" text:style-name="Internet_20_link" text:visited-style-name="Visited_20_Internet_20_Link">
报告</text:a>
消除卡科夫卡水力发电站的总部。</text:p>
      <text:p text:style-name="P4">
此外，<text:span text:style-name="T4">
 Dnipropetrovsk，Zaporizhia，Kherson和Mykolaiv地区将遭受缺乏供水的困扰。</text:span>
 <text:span text:style-name="T4">
 </text:span>
</text:p>
      <text:p text:style-name="P4">
专家希望Kakhovka水库将停止6-7米。 只有在这种情况下，只有在占领之后和洪水之后，才有机会达到12.7米的水平，以确保饮酒和技术水的这些地区。</text:p>
      <text:p text:style-name="P4">
我们将提醒，截至6月14日，在水下赫尔森地区<text:a xlink:type="simple" xlink:href="https://armyinform.com.ua/2023/06/14/na-hersonshhyni-pid-vodoyu-zalyshayutsya-3103-zhytlovi-budynky/" text:style-name="Internet_20_link" text:visited-style-name="Visited_20_Internet_20_Link">
剩下</text:a>
3103居住建筑。 在过去的一天中，水从大约五千所房屋中出发。</text:p>
      <text:p text:style-name="P4">
News Source: <text:a xlink:type="simple" xlink:href="https://armyinform.com.ua/2023/06/14/cherez-voyennyj-zlochyn-na-kahovskij-ges-voda-do-krymu-ne-nadhodytyme-minimum-rik/" text:style-name="Internet_20_link" text:visited-style-name="Visited_20_Internet_20_Link">
https://armyinform.com.ua/2023/06/14/cherez-voyennyj-zlochyn-na-kahovskij-ges-voda-do-krymu-ne-nadhodytyme-minimum-rik/</text:a>
</text:p>
      <!--NEWS-->
      <text:h text:style-name="P10" text:outline-level="1">
<text:span text:style-name="T4">
“俄罗斯的Reb综合体 - 我们炮兵的优先目标之一”  -  Valery Shershn</text:span>
</text:h>
      <text:p text:style-name="P4">
作者: ['Анастасія Олехнович']</text:p>
      <text:p text:style-name="P4">
时间: 2023-06-14T76:00:00-04:00</text:p>
      <text:p text:style-name="P4">
描述: 塔夫里科耶（Tavriykoye）在塔夫里科耶（Tavriykoye）上打结的沃罗兹霍伊·奥兹布林尼亚（Vorozhoy Ozbrinnya）的名单，以前的多巴（Doba）提交...与乌克兰2022年的战争，与乌克兰的最新新闻，《今日与乌克兰的新闻》（News War），《与乌克兰2022年的新闻》（News War War War）今天去世，乌克兰和俄罗斯之间的战争会发生与乌克兰与乌克兰的战争将是不可行</text:p>
      <text:p text:style-name="P4">
图片: ['<text:a xlink:type="simple" xlink:href="https://armyinform.com.ua/wp-content/uploads/2023/06/d61e80a4-1380-40f6-9eb4-09edc9292afb.jpg" text:style-name="Internet_20_link" text:visited-style-name="Visited_20_Internet_20_Link">
d61e80a4-1380-40f6-9eb4-09edc9292afb.jpg</text:a>
']</text:p>
      <text:p text:style-name="P4">
标签: ['ВАЛЕРІЙ ШЕРШЕНЬ']</text:p>
      <text:p text:style-name="P4">
类别: News</text:p>
      <!--METADATA-->
      <text:p text:style-name="P4">
<draw:frame draw:style-name="fr1" draw:name="Image308" text:anchor-type="as-char" svg:width="6.9236in" svg:height="4.234935in" draw:z-index="0">
<draw:image xlink:href="../Images/AРМІЯINFORM/2023-06-14T76-00-00-04-00/d61e80a4-1380-40f6-9eb4-09edc9292afb.jpg" xlink:type="simple" xlink:show="embed" xlink:actuate="onLoad" draw:mime-type="image/jpeg"/>
</draw:frame>
在塔夫里伊斯克(Tavriysk)方向被摧毁的敌方武器清单中，将立即检测到HP“居民”的三个复合体。 塔夫里亚·瓦莱里·谢尔什(Tavriya Valery Shershn)联合出版社国防军中心发言人在唯一的新闻中讲述了这一点。 他指出，这个复合物正在拦截和压制无人机的管理。</text:p>
      <ul>
        <li>
晚上，动物园“动物园”被摧毁，旨在探索阵地，炮兵，迫击炮，发射导弹和防空综合体的装置。 此外，复杂的“ Field-21”被摧毁了-saveal Valery Shershen。</li>
      </ul>
      <text:p text:style-name="P4">
据他说，EW的俄罗斯综合体是我们炮兵的优先目标之一。</text:p>
      <ul>
        <li>
手术级别级别的复合物的主要优点是它们的机动性，它使您可以快速达到有利的位置并创建电磁学。 但是，我们的专家非常了解肋骨餐具的优点和缺点，这使他们能够干扰其充分使用。</li>
      </ul>
      <text:p text:style-name="P4">
News Source: <text:a xlink:type="simple" xlink:href="https://armyinform.com.ua/2023/06/14/rosijski-kompleksy-reb-odni-z-priorytetnyh-czilej-dlya-nashoyi-artyleriyi-valerij-shershen/" text:style-name="Internet_20_link" text:visited-style-name="Visited_20_Internet_20_Link">
https://armyinform.com.ua/2023/06/14/rosijski-kompleksy-reb-odni-z-priorytetnyh-czilej-dlya-nashoyi-artyleriyi-valerij-shershen/</text:a>
</text:p>
      <!--NEWS-->
      <text:h text:style-name="P10" text:outline-level="1">
<text:span text:style-name="T4">
在白天，在Zaporizhhya的方向上，武装部队前进了350米-Anna Malyar</text:span>
</text:h>
      <text:p text:style-name="P4">
作者: ['АРМІЯINFORM']</text:p>
      <text:p text:style-name="P4">
时间: 2023-06-14T77:00:00-04:00</text:p>
      <text:p text:style-name="P4">
描述: 乌克兰国防的能力是要经历易于企业的攻击的领先地位...与乌克兰2022的战争，与乌克兰的战争是今天的最新消息，即与乌克兰2022年的新闻战争今天的最后一个，乌克兰和俄罗斯之间是否会发生战争，以及2022年与乌克兰战争时，无论是否有一年，他们都会在不久的将来与乌克兰发生战争，他们说是与乌克兰的战争乌克兰，乌克兰今天的新闻，乌克兰媒体的乌克兰新闻在俄罗斯</text:p>
      <text:p text:style-name="P4">
图片: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标签: ['БАХМУТСЬКИЙ НАПРЯМОК', 'ВТРАТИ ВОЄННОЇ ТЕХНІКИ ЗС РФ', 'ГАННА МАЛЯР', 'ЗАПОРІЗЬКИЙ НАПРЯМОК', 'МАРІУПОЛЬСЬКИЙ НАПРЯМОК', 'НАСТУП']</text:p>
      <text:p text:style-name="P4">
类别: News</text:p>
      <!--METADATA-->
      <text:p text:style-name="P4">
<draw:frame draw:style-name="fr1" draw:name="Image309" text:anchor-type="as-char" svg:width="6.9236in" svg:height="3.890725in" draw:z-index="0">
<draw:image xlink:href="../Images/AРМІЯINFORM/2023-06-14T77-00-00-04-00/sili-oboroni-ukraini-prodovzhuyut-vedennya-nastupalnoi-operacii.jpg" xlink:type="simple" xlink:show="embed" xlink:actuate="onLoad" draw:mime-type="image/jpeg"/>
</draw:frame>
乌克兰的国防军继续进行进攻行动，并在某些地区取得了频率的成功。</text:p>
      <text:p text:style-name="P4">
关于它<text:a xlink:type="simple" xlink:href="https://t.me/annamaliar/846" text:style-name="Internet_20_link" text:visited-style-name="Visited_20_Internet_20_Link">
报告</text:a>
国防部副部长安娜·马利亚尔(Anna Malyar)在电报中。</text:p>
      <text:p text:style-name="P4">
特别是，在白天，乌克兰军队从300-350 m朝Zaporozhye方向前进**。</text:p>
      <text:p text:style-name="P4">
<text:span text:style-name="T4">
在Bakhmut方向</text:span>
  - 在不同地区，从200-500m开始。</text:p>
      <text:p text:style-name="P4">
<text:span text:style-name="T4">
在贝迪安斯克(Berdyansk)方向</text:span>
战斗继续在马卡里夫卡(Makarivka)村附近。</text:p>
      <text:p text:style-name="P4">
<text:span text:style-name="T4">
在Mariupol上</text:span>
  - 在Novodanylivka Tanopoprovskaya的地区进行战斗。</text:p>
      <text:p text:style-name="P4">
她的帖子写道：“我们的部队在极端暴力战斗的条件下，航空塔阿雷勒利人对敌人的优势。”</text:p>
      <text:p text:style-name="P4">
据安娜·马利亚(Anna Malyar)称，敌人在实力和技术方面都遭受了损失。</text:p>
      <text:p text:style-name="P4">
在昨天的那天<text:span text:style-name="T4">
敌人的损失</text:span>
：</text:p>
      <text:p text:style-name="P4">
<text:span text:style-name="T5">
炮兵炮弹炮弹； * 2 EW的复合体； </text:span>
专注于汽车技术(最多10。); *放射性探索和射击控制的综合体； * zrk。</text:p>
      <text:p text:style-name="P4">
News Source: <text:a xlink:type="simple" xlink:href="https://armyinform.com.ua/2023/06/14/za-dobu-na-zaporizkomu-napryamku-zsu-prosunulys-na-350-metriv-ganna-malyar/" text:style-name="Internet_20_link" text:visited-style-name="Visited_20_Internet_20_Link">
https://armyinform.com.ua/2023/06/14/za-dobu-na-zaporizkomu-napryamku-zsu-prosunulys-na-350-metriv-ganna-malyar/</text:a>
</text:p>
      <!--NEWS-->
      <text:h text:style-name="P10" text:outline-level="1">
<text:span text:style-name="T4">
德国历史上第一次批准了国家安全战略：俄罗斯联邦是最大的威胁</text:span>
</text:h>
      <text:p text:style-name="P4">
作者: ['АРМІЯINFORM']</text:p>
      <text:p text:style-name="P4">
时间: 2023-06-14T78:00:00-04:00</text:p>
      <text:p text:style-name="P4">
描述: 尼穆奇尼（Nimuchini）的支队在称赞诺米（Normy）的国家战略方面，他称高个子的尼比尔肖（Nybilshoy）……与乌克兰2022年的战争，与乌克兰的最新新闻，今天与乌克兰2022年的新闻战争，今天，乌克兰和乌克兰之间的战争将会发生。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6/2023-06-14-pk-nss-2.jpg" text:style-name="Internet_20_link" text:visited-style-name="Visited_20_Internet_20_Link">
2023-06-14-pk-nss-2.jpg</text:a>
']</text:p>
      <text:p text:style-name="P4">
标签: ['АННАЛЕНА БЕРБОК', 'КАНЦЛЕР ФРН ОЛАФ ШОЛЬЦ', 'НАЦБЕЗПЕКА', 'НІМЕЧЧИНА']</text:p>
      <text:p text:style-name="P4">
类别: News</text:p>
      <!--METADATA-->
      <text:p text:style-name="P4">
<draw:frame draw:style-name="fr1" draw:name="Image310" text:anchor-type="as-char" svg:width="6.9236in" svg:height="3.895399in" draw:z-index="0">
<draw:image xlink:href="../Images/AРМІЯINFORM/2023-06-14T78-00-00-04-00/2023-06-14-pk-nss-2.jpg" xlink:type="simple" xlink:show="embed" xlink:actuate="onLoad" draw:mime-type="image/jpeg"/>
</draw:frame>
德国政府首次批准了国家安全战略，并称俄罗斯是更大的威胁。</text:p>
      <text:p text:style-name="P4">
关于这个<text:a xlink:type="simple" xlink:href="https://www.bundesregierung.de/breg-de/aktuelles/nationale-sicherheitsstrategie-2195890" text:style-name="Internet_20_link" text:visited-style-name="Visited_20_Internet_20_Link">
被引用</text:a>
在德国政府的现场。</text:p>
      <text:p text:style-name="P4">
德国联邦总理奥拉夫·索尔茨(Olaf Soltz)，“这是我国历史上第一次制定了国家安全战略。”</text:p>
      <text:p text:style-name="P4">
据他说，这一策略是对德国人民安全的重要贡献。</text:p>
      <text:p text:style-name="P4">
德国总理说：“没有安全，既没有自由，也没有稳定，也没有繁荣。”</text:p>
      <text:p text:style-name="P4">
奥拉夫·施托茨(Olaf Scholtz)补充说，该国的政治环境在过去的一年半中发生了变化，尤其是这意味着对俄罗斯的大规模入侵并袭击了北溪流气管道。</text:p>
      <text:p text:style-name="P4">
“ 21世纪的安全不仅仅是敌对和外交。 俄罗斯针对乌克兰的攻击性战争表明，和平与自由不会从天上掉下来。 这适用于例如药物，以及水的网络空间和清洁度，”德国法律部长贝尔布(Berbb)说。</text:p>
      <text:p text:style-name="P4">
该策略基于安全政策的三个“中央维度”：防御，稳定和稳定。 它指出：“当今的俄罗斯是欧洲 - 大西洋地区对和平与安全的最大威胁。</text:p>
      <text:p text:style-name="P4">
News Source: <text:a xlink:type="simple" xlink:href="https://armyinform.com.ua/2023/06/14/nimechchyna-vpershe-v-istoriyi-zatverdyla-strategiyu-naczbezpeky-rf-najbilsha-zagroza/" text:style-name="Internet_20_link" text:visited-style-name="Visited_20_Internet_20_Link">
https://armyinform.com.ua/2023/06/14/nimechchyna-vpershe-v-istoriyi-zatverdyla-strategiyu-naczbezpeky-rf-najbilsha-zagroza/</text:a>
</text:p>
      <!--NEWS-->
      <text:h text:style-name="P10" text:outline-level="1">
<text:span text:style-name="T4">
Sumy和Chernihiv边界炮击：夜间发生了20多次爆炸</text:span>
</text:h>
      <text:p text:style-name="P4">
作者: ['АРМІЯINFORM']</text:p>
      <text:p text:style-name="P4">
时间: 2023-06-14T79:00:00-04:00</text:p>
      <text:p text:style-name="P4">
描述: Za Vechora 13 Chervnya直到09:00 14 Chervnya Rosiskis visska visska 6次庇护Prordordonni ...与乌克兰2022年的战争，与乌克兰与乌克兰的最新新闻，与乌克兰2022年的新闻战争，今天，乌克兰和俄罗斯与俄罗斯和俄罗斯之间的战争将在何时，何时，何时，何时，何时，何时，何时，何时，何时，何时，何时，何时，何时，何时与乌克兰在2022年与乌克兰进行战争，将在不久的将来与乌克兰发生战争，与乌克兰战争，今天的乌克兰新闻，乌克兰的乌克兰新闻在乌克兰媒体上</text:p>
      <text:p text:style-name="P4">
图片: ['<text:a xlink:type="simple" xlink:href="https://armyinform.com.ua/wp-content/uploads/2023/01/obstrily-prykordonnya-e1685522829617.jpg" text:style-name="Internet_20_link" text:visited-style-name="Visited_20_Internet_20_Link">
obstrily-prykordonnya-e1685522829617.jpg</text:a>
']</text:p>
      <text:p text:style-name="P4">
标签: ['АГРЕСІЯ РФ', 'ВТОРГНЕННЯ РФ', 'ОБСТРІЛИ ПРИКОРДОННЯ']</text:p>
      <text:p text:style-name="P4">
类别: News</text:p>
      <!--METADATA-->
      <text:p text:style-name="P4">
<draw:frame draw:style-name="fr1" draw:name="Image311" text:anchor-type="as-char" svg:width="6.9236in" svg:height="4.034754in" draw:z-index="0">
<draw:image xlink:href="../Images/AРМІЯINFORM/2023-06-14T79-00-00-04-00/obstrily-prykordonnya-e1685522829617.jpg" xlink:type="simple" xlink:show="embed" xlink:actuate="onLoad" draw:mime-type="image/jpeg"/>
</draw:frame>
说明性照片</text:p>
      <text:p text:style-name="P4">
从6月13日晚上到6月14日的09:00，俄罗斯军队向切尔尼希夫和苏米地区的边境地区开火了6次。</text:p>
      <text:p text:style-name="P4">
关于它<text:a xlink:type="simple" xlink:href="https://www.facebook.com/kommander.nord/posts/pfbid02arSKKqbHBo9cBVSWmGCabfdDi1tHJVfkziBAcQFJtBrG7HqR5TyTbx3MncyTjA3rl" text:style-name="Internet_20_link" text:visited-style-name="Visited_20_Internet_20_Link">
报告</text:a>
操作命令“北”。</text:p>
      <text:p text:style-name="P4">
从19:55到晚上8:50，6月13日记录了7个教区，这可能是在Stara Guta定居点地区的枪管炮兵。</text:p>
      <text:p text:style-name="P4">
从9:20 PM到21:40，6月13日记录了4个教区，可能是Golubivka定居点地区的枪管炮兵。</text:p>
      <text:p text:style-name="P4">
从9:20 pm到21:25，6月13日记录了3个教区，可能是在中间建筑定居点地区的枪管炮兵。</text:p>
      <text:p text:style-name="P4">
从9:30 pm到21:40，6月13日记录了3个教区，以前有120毫米的迫击炮，一个厚厚的定居点。</text:p>
      <text:p text:style-name="P4">
从00:15到00:25，6月14日，记录了4个教区，从01:04到01：12-3驱动器，可能是从迫击炮派120毫米，在Galaganivka定居点的地区。</text:p>
      <text:p text:style-name="P4">
没有关于当地群体损失或对平民基础设施损失的信息。</text:p>
      <text:p text:style-name="P4">
News Source: <text:a xlink:type="simple" xlink:href="https://armyinform.com.ua/2023/06/14/obstrily-prykordonnya-sumshhyny-i-chernigivshhyny-vnochi-prolunalo-ponad-20-vybuhiv/" text:style-name="Internet_20_link" text:visited-style-name="Visited_20_Internet_20_Link">
https://armyinform.com.ua/2023/06/14/obstrily-prykordonnya-sumshhyny-i-chernigivshhyny-vnochi-prolunalo-ponad-20-vybuhiv/</text:a>
</text:p>
      <!--NEWS-->
      <text:h text:style-name="P10" text:outline-level="1">
<text:span text:style-name="T4">
联邦议院的代表谴责了卡霍夫斯卡亚水力发电厂</text:span>
</text:h>
      <text:p text:style-name="P4">
作者: Ukrinform (Person)</text:p>
      <text:p text:style-name="P4">
出版商: Укринформ (Organization)</text:p>
      <text:p text:style-name="P4">
出版时间: 2023-06-14T7:38:00+03:00</text:p>
      <text:p text:style-name="P4">
修改时间: 2023-06-14T22:38:00+03:00</text:p>
      <text:p text:style-name="P4">
描述: 德国议会的代表谴责了卡科夫斯卡水力发电站的爆炸，而邦德斯塔格的绝大多数成员都对此施加了俄罗斯，并要求对负责任的惩罚。  - 乌克林。</text:p>
      <text:p text:style-name="P4">
图片: ['<text:a xlink:type="simple" xlink:href="https://static.ukrinform.com/photos/2023_06/thumb_files/630_360_1686771404-634.jpg" text:style-name="Internet_20_link" text:visited-style-name="Visited_20_Internet_20_Link">
630_360_16867...</text:a>
']</text:p>
      <text:p text:style-name="P4">
标签: ['Бундестаг', 'Німеччина', 'Путін', 'Теракт', 'Російські військові', 'Каховська ГЕС']</text:p>
      <text:p text:style-name="P4">
类型: Article</text:p>
      <!--METADATA-->
      <text:p text:style-name="P4">
<draw:frame draw:style-name="fr1" draw:name="Image312" text:anchor-type="as-char" svg:width="6.9236in" svg:height="3.956343in" draw:z-index="0">
<draw:image xlink:href="../Images/yкринформ/2023-06-14T7-38-00-03-00/630_360_1686771404-634.jpg" xlink:type="simple" xlink:show="embed" xlink:actuate="onLoad" draw:mime-type="image/jpeg"/>
</draw:frame>
议会议会被判处炸毁卡克霍夫斯卡亚水力发电站的大坝，这是绝大多数的邦德斯塔格成员对俄罗斯施加的过错，并要求对负责任的人进行惩罚。</text:p>
      <text:p text:style-name="P4">
乌克利福通讯通讯员报告，周三讨论了情况。</text:p>
      <text:p text:style-name="P4">
90-“绿色”罗宾·瓦因(Robin Vagain)联盟联盟联盟的代表称有意识的大坝“是最可怕的人造灾难，最近几十年来”。 成千上万的人处于灾难领域，从左至海岸，入侵者也阻碍了疏散。 供水受到了70万乌克兰人的影响，世界卫生组织可以防止霍乱燃烧，在世界许多角落将感受到减少作物。 这位政客强调：“故意的本质不过是一个ecociociociociociociv。”</text:p>
      <text:p text:style-name="P4">
他还对乌克兰的紧急紧急援助和重建援助进行了交谈，并支持欧盟前往乌克兰的旅程。 此外，该犯罪的肇事者应承担责任，乌克兰应持有更多武器来赢得战争并释放其领土。</text:p>
      <text:p text:style-name="P4">
他的一名官员尤尔根·特里汀(Jurgen Trittin)称大坝爆炸了另一种罪行，伊塔加达(Inagada)是俄罗斯对一家液压公司的第一次袭击。 他敦促说：“我们必须结束避免责任的声明。” 发生的事情，预期的谷物赤字应该是所有说“这是无战争”的人的信号。</text:p>
      <text:p text:style-name="P4">
“我们谴责这种战争方式。我们很明显，乌克兰在这个新维度上的支持比以往任何时候都更加紧迫。 我们继续帮助乌克兰，包括武器。”统治社会民主党代表尼尔斯·施密德(Niels Schmid)说。 他主张在国际刑法中对战争刑事犯罪期间对eCocioc的承认，无需将其迫害作为军事犯罪。 Schmidta还强调需要更多地关注核电站等敏感物体的安全性。</text:p>
      <text:p text:style-name="P4">
<text:span text:style-name="T4">
另请阅读：</text:span>
 <text:a xlink:type="simple" xlink:href="https://www.ukrinform.ua/rubric-polytics/3723006-smigal-rozpoviv-vicekancleru-nimeccini-pro-pidriv-kahovskoi-ges.html" text:style-name="Internet_20_link" text:visited-style-name="Visited_20_Internet_20_Link">
<text:span text:style-name="T4">
 Shmigal </text:span>
告诉德国Vicecanzler关于Podryvkakhov水力发电厂</text:a>
</text:p>
      <text:p text:style-name="P4">
自由民主党的Agnes Strak-Zimmermannaskaya的代表是用作武器的供水的悲剧。 “这表明了普京的残酷性领导。 他说，他应该对海牙负责。 800亿升水。”</text:p>
      <text:p text:style-name="P4">
*!(https://www.ukrinform.ua/rubric-economy/3722886-pidriv-kahovskoi-ges-zbitki-ribnoi-galuzi-ocinuut-u-ponad-11-milardiv.html)CDU/CSS的反对派保守派集团的代表还说，将继续并加强乌克兰的支持，尤其是武器。 是的，约翰·戴维·瓦德夫(Johann David Vadeful)将大坝毁灭称为“反对人类犯罪”，是对植物和动物的犯罪。 瓦德利说：“为了确保这种灾难是独一无二的，德国政府必须如此迅速，如此强烈地支持乌克兰，以至于可以赢得这场战争。” 他的一名官员Knutabrags指出，俄罗斯成功表现出弱点的事实。 “俄罗斯充当恐怖分子。 这是战争犯罪，是恐怖的。”他说。</text:p>
      <text:p text:style-name="P4">
左右“ [德国]的替代方案(https://www.ukrinform.ua/tag-nimeccina)“一方面，他们向受害者表示慰问，但他们也坚持停止向乌克兰供应武器，他们说，这并没有导致战争，而只是导致升级。 左派要求谈判停火，尽管他们说的是“不合理的犯罪”，但律师“不知道”谁犯了炸毁大坝。</text:p>
      <text:p text:style-name="P4">
我们将提醒，乌克兰南部的Dniep​​er的大坝<text:a xlink:type="simple" xlink:href="https://www.ukrinform.ua/rubric-ato/3718751-rosijski-zagarbniki-pidirvali-kahovsku-ges-ok-pivden.html" text:style-name="Internet_20_link" text:visited-style-name="Visited_20_Internet_20_Link">
被俄罗斯的大坝摧毁</text:a>
6月6日。</text:p>
      <text:p text:style-name="P4">
News Source: <text:a xlink:type="simple" xlink:href="https://www.ukrinform.ua/rubric-polytics/3723010-deputati-bundestagu-zasudili-pidriv-kahovskoi-ges.html" text:style-name="Internet_20_link" text:visited-style-name="Visited_20_Internet_20_Link">
https://www.ukrinform.ua/rubric-polytics/3723010-deputati-bundestagu-zasudili-pidriv-kahovskoi-ges.html</text:a>
</text:p>
      <!--NEWS-->
      <text:h text:style-name="P10" text:outline-level="1">
<text:span text:style-name="T4">
在监狱后13年将举行一名合作者，他通过了在利马方向上通过国防军的入侵者</text:span>
</text:h>
      <text:p text:style-name="P4">
作者: ['АРМІЯINFORM']</text:p>
      <text:p text:style-name="P4">
时间: 2023-06-14T80:00:00-04:00</text:p>
      <text:p text:style-name="P4">
描述: Zibrauno我将出汗俄罗斯联合会的一位基础，Yaki Pislya Spivpraci Vorog ...与乌克兰2022年的战争，与乌克兰与乌克兰的最新新闻，《与乌克兰2022年的新闻战》，今天上次与乌克兰之间的战争，乌克兰之间将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6/bez-nazvanyya-2.jpg" text:style-name="Internet_20_link" text:visited-style-name="Visited_20_Internet_20_Link">
bez-nazvanyya-2.jpg</text:a>
']</text:p>
      <text:p text:style-name="P4">
标签: ['STOPRUSSIA', 'АГРЕСІЯ РФ', 'ВТОРГНЕННЯ РФ', 'КОЛАБОРАНТ', 'СБУ']</text:p>
      <text:p text:style-name="P4">
类别: News</text:p>
      <!--METADATA-->
      <text:p text:style-name="P4">
<draw:frame draw:style-name="fr1" draw:name="Image313" text:anchor-type="as-char" svg:width="6.9236in" svg:height="4.615733in" draw:z-index="0">
<draw:image xlink:href="../Images/AРМІЯINFORM/2023-06-14T80-00-00-04-00/bez-nazvanyya-2.jpg" xlink:type="simple" xlink:show="embed" xlink:actuate="onLoad" draw:mime-type="image/jpeg"/>
</draw:frame>
对另一个俄罗斯同事收集了一个有力的证据，在与顿涅茨克地区的一个敌人合作后，该俄罗斯与该地区逃离了该地区，并希望避免正义。 他评判了13年监禁的袭击者。</text:p>
      <text:p text:style-name="P4">
如<text:a xlink:type="simple" xlink:href="https://ssu.gov.ua/novyny/zavdiaky-sbu-13-rokiv-za-gratamy-provede-kolaborant-z-donechchyny-yakyi-pid-vyhliadom-pereselentsia-khovavsia-na-zakhodi-ukrainy" text:style-name="Internet_20_link" text:visited-style-name="Visited_20_Internet_20_Link">
通知</text:a>
乌克兰的安全部门在俄罗斯的大规模干预开始时，被移交给了利曼·纳普里姆卡(Liman Napryamka)国防军的占领者。</text:p>
      <text:p text:style-name="P4">
他在“联络”中传达了侦察 -  DNR，该侦察位于该地区的临时部分。</text:p>
      <text:p text:style-name="P4">
同时，在该地区从俄罗斯入侵者解放后，他们的信息源逃到了利维夫(Lviv)，作为一个流离失所的人想“隐藏”中城居民。</text:p>
      <text:p text:style-name="P4">
SBU工作人员发现，被告计划恢复居民的联系，特别是从乌克兰西部地区的领土转移到他们的情报上。 该合作者于去年12月底被拘留。</text:p>
      <text:p text:style-name="P4">
根据收集的证据，法院裁定攻击者犯有合作罪。</text:p>
      <text:p text:style-name="P4">
News Source: <text:a xlink:type="simple" xlink:href="https://armyinform.com.ua/2023/06/14/13-rokiv-za-gratamy-provede-kolaborant-yakyj-peredavav-okupantam-lokacziyi-syl-oborony-na-lymanskomu-napryamku/" text:style-name="Internet_20_link" text:visited-style-name="Visited_20_Internet_20_Link">
https://armyinform.com.ua/2023/06/14/13-rokiv-za-gratamy-provede-kolaborant-yakyj-peredavav-okupantam-lokacziyi-syl-oborony-na-lymanskomu-napryamku/</text:a>
</text:p>
      <!--NEWS-->
      <text:h text:style-name="P10" text:outline-level="1">
<text:span text:style-name="T4">
意识形态学家Rashism报道了怀疑亚历山大·杜金（Alexander Dugin）</text:span>
</text:h>
      <text:p text:style-name="P4">
作者: ['АРМІЯINFORM']</text:p>
      <text:p text:style-name="P4">
时间: 2023-06-14T81:00:00-04:00</text:p>
      <text:p text:style-name="P4">
描述: Zibrazo docazova基地是经济教育学院奇德尔（Chindle）的前持有人“є弗拉兹（Vrazi）……与乌克兰2022年的战争，与乌克兰今天与乌克兰的最新新闻，《与乌克兰新闻》（News War）的战争，今天与乌克兰2022年的新闻战争，乌克兰和乌克兰之间的战争将会发生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354047795_625964059630508_1057272124876736339_n.jpg" text:style-name="Internet_20_link" text:visited-style-name="Visited_20_Internet_20_Link">
354047795_625964059630508_1057272124876736339_n.jpg</text:a>
']</text:p>
      <text:p text:style-name="P4">
标签: ['STOPRUSSIA', 'АГРЕСІЯ РФ', 'ВТОРГНЕННЯ РФ', 'ОЛЕКСАНДР ДУГІН', 'СБУ']</text:p>
      <text:p text:style-name="P4">
类别: News</text:p>
      <!--METADATA-->
      <text:p text:style-name="P4">
<draw:frame draw:style-name="fr1" draw:name="Image314" text:anchor-type="as-char" svg:width="6.9236in" svg:height="4.713818in" draw:z-index="0">
<draw:image xlink:href="../Images/AРМІЯINFORM/2023-06-14T81-00-00-04-00/354047795_625964059630508_1057272124876736339_n.jpg" xlink:type="simple" xlink:show="embed" xlink:actuate="onLoad" draw:mime-type="image/jpeg"/>
</draw:frame>
欧亚运动“欧亚运动”的负责人亚历山大·杜金(Alexander Dugin)被收集。 涉及的人是俄罗斯人民和乌克兰人民种族灭绝的关键思想家之一。 在其众多股份，印刷出版物和出版物中，它已经将乌克兰的存在转化为主权国家已有10多年的历史，并呼吁俄罗斯军队的武装俘虏。</text:p>
      <text:p text:style-name="P4">
关于它<text:a xlink:type="simple" xlink:href="https://ssu.gov.ua/novyny/sbu-povidomyla-pro-pidozru-ideolohu-rashyzmu-oleksandru-duhinu" text:style-name="Internet_20_link" text:visited-style-name="Visited_20_Internet_20_Link">
报告</text:a>
乌克兰的安全服务。</text:p>
      <text:p text:style-name="P4">
在大规模入侵俄罗斯联邦的开始时，杜金(Dugin)是侵略国最早公开支持的职业团体之一，并为对乌克兰的军事室辩护。 攻击者公开促进了乌克兰人以及我们国家的民事基础设施的大规模物理破坏的思想。</text:p>
      <text:p text:style-name="P4">
语言和语言专业知识证实了俄罗斯公民杜金的犯罪活动的事实。 根据收集的证据，乌克兰的两条章节向他通知了他：</text:p>
      <text:p text:style-name="P4">
<text:span text:style-name="T5">
侵占乌克兰的领土完整性和完整性； </text:span>
种族灭绝。</text:p>
      <text:p text:style-name="P4">
由于攻击者正在俄罗斯领土上伸出正义，因此SBBA是综合措施，以使他对乌克兰负责。</text:p>
      <text:p text:style-name="P4">
News Source: <text:a xlink:type="simple" xlink:href="https://armyinform.com.ua/2023/06/14/pro-pidozru-povidomleno-ideologu-rashyzmu-oleksandru-duginu/" text:style-name="Internet_20_link" text:visited-style-name="Visited_20_Internet_20_Link">
https://armyinform.com.ua/2023/06/14/pro-pidozru-povidomleno-ideologu-rashyzmu-oleksandru-duginu/</text:a>
</text:p>
      <!--NEWS-->
      <text:h text:style-name="P10" text:outline-level="1">
<text:span text:style-name="T4">
在Kherson和Mykolaiv地区，有3761人被撤离-Igor Klimenko</text:span>
</text:h>
      <text:p text:style-name="P4">
作者: ['АРМІЯINFORM']</text:p>
      <text:p text:style-name="P4">
时间: 2023-06-14T82:00:00-04:00</text:p>
      <text:p text:style-name="P4">
描述: devyatiy Day l -kvidats是naslidkiv pisdriva，按kakhovo ges的薪水。 Mi Robimo Mustache ...与乌克兰2022年的战争，与乌克兰的最新新闻战争，与乌克兰2022年的新闻战争，今天的最后一次战争将在乌克兰和俄罗斯之间发生战争，当2022年与乌克兰的战争将是，他们将与乌克兰发生战争，在不久的将来，他们说，今天与乌克兰的战争，今天的乌克兰新闻，乌克兰新闻，乌克兰媒体在俄罗斯</text:p>
      <text:p text:style-name="P4">
图片: ['<text:a xlink:type="simple" xlink:href="https://armyinform.com.ua/wp-content/uploads/2023/03/igor-klymenko.jpg" text:style-name="Internet_20_link" text:visited-style-name="Visited_20_Internet_20_Link">
igor-klymenko.jpg</text:a>
']</text:p>
      <text:p text:style-name="P4">
标签: ['STOPRUSSIA', 'АГРЕСІЯ РФ', 'ВІЙНА', 'ВТОРГНЕННЯ РФ', 'ЗВІЛЬНЕННЯ ХЕРСОНЩИНИ']</text:p>
      <text:p text:style-name="P4">
类别: News</text:p>
      <!--METADATA-->
      <text:p text:style-name="P4">
<draw:frame draw:style-name="fr1" draw:name="Image315" text:anchor-type="as-char" svg:width="6.9236in" svg:height="4.615733in" draw:z-index="0">
<draw:image xlink:href="../Images/AРМІЯINFORM/2023-06-14T82-00-00-04-00/igor-klymenko.jpg" xlink:type="simple" xlink:show="embed" xlink:actuate="onLoad" draw:mime-type="image/jpeg"/>
</draw:frame>
伊戈尔·克利莫尼科(Igor Klimenko)。 档案照片</text:p>
      <text:p text:style-name="P4">
消除Kakhovskaya水电站探索后果的第九天。 我们将肥皂所有必要的东西，以便我们的公民尽快恢复保健，和平与安全的生活。 从现在开始，计划中的机器人-33个小组在Kherson地区工作。 66电动机泵从房屋的地下和定居点的街道上。</text:p>
      <text:p text:style-name="P4">
关于它<text:a xlink:type="simple" xlink:href="https://t.me/Klymenko_MVS/11" text:style-name="Internet_20_link" text:visited-style-name="Visited_20_Internet_20_Link">
写</text:a>
内部事务部长伊戈尔·克里姆森科(Igor Klimenko)在电信中。</text:p>
      <text:p text:style-name="P4">
“我们还探索了被淹没的变压器变电站。 能源正在订购设备，以便一旦水下降，为我们的公民提供重要的通信：电力和天然气。 目前，已有3000多人被转换为执法人员，并申请被洪水淹没的房屋。 调查人员以刑事诉讼框架内的洪水场所占领了120多次检查，即将来受害者因被摧毁的住房获得赔偿。 SES专家的心理帮助收到了393人。 我们在DO批准的操作计划旁边工作，”帖子写道。</text:p>
      <text:p text:style-name="P4">
News Source: <text:a xlink:type="simple" xlink:href="https://armyinform.com.ua/2023/06/14/na-hersonshhyni-ta-mykolayivshhyni-evakujovano-3761-osobu-igor-klymenko/" text:style-name="Internet_20_link" text:visited-style-name="Visited_20_Internet_20_Link">
https://armyinform.com.ua/2023/06/14/na-hersonshhyni-ta-mykolayivshhyni-evakujovano-3761-osobu-igor-klymenko/</text:a>
</text:p>
      <!--NEWS-->
      <text:h text:style-name="P10" text:outline-level="1">
<text:span text:style-name="T4">
赫尔森地区DNIEPER的水位已降至2.07米的标记</text:span>
</text:h>
      <text:p text:style-name="P4">
作者: ['АРМІЯINFORM']</text:p>
      <text:p text:style-name="P4">
时间: 2023-06-14T83:00:00-04:00</text:p>
      <text:p text:style-name="P4">
描述: 45定居点的定居点-28个点的定居点（3096 Budinkiv）坚持在Pydtopollenia ...与乌克兰2022年的战争，与乌克兰与乌克兰的最新新闻，今天与乌克兰2022的新闻战争，今天与乌克兰的新闻战争，乌克兰之间的战争将会在乌克兰之间发生战争和俄罗斯，当2022年与乌克兰的战争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photo_5211192534905243634_y.jpg" text:style-name="Internet_20_link" text:visited-style-name="Visited_20_Internet_20_Link">
photo_5211192534905243634_y.jpg</text:a>
']</text:p>
      <text:p text:style-name="P4">
标签: ['КАХОВСЬКА ГЕС', 'ХЕРСОН']</text:p>
      <text:p text:style-name="P4">
类别: News</text:p>
      <!--METADATA-->
      <text:p text:style-name="P4">
<draw:frame draw:style-name="fr1" draw:name="Image316" text:anchor-type="as-char" svg:width="6.9236in" svg:height="5.1927in" draw:z-index="0">
<draw:image xlink:href="../Images/AРМІЯINFORM/2023-06-14T83-00-00-04-00/photo_5211192534905243634_y.jpg" xlink:type="simple" xlink:show="embed" xlink:actuate="onLoad" draw:mime-type="image/jpeg"/>
</draw:frame>
45个定居点仍被洪水淹没 -  <text:a xlink:type="simple" xlink:href="https://armyinform.com.ua/2023/06/14/pidtoplenymy-zalyshayutsya-28-naselenyh-punktiv-pravoberezhnoyi-hersonshhyny/" text:style-name="Internet_20_link" text:visited-style-name="Visited_20_Internet_20_Link">
28个居住的捐款</text:a>
 (3096建筑物)在右岸和17个定居点上，在左岸暂时占领领土上。</text:p>
      <text:p text:style-name="P4">
关于它<text:a xlink:type="simple" xlink:href="https://t.me/shtab_kakhovska_hes/742" text:style-name="Internet_20_link" text:visited-style-name="Visited_20_Internet_20_Link">
报告</text:a>
消除Kakhovskaya水力发电站后果的总部。</text:p>
      <text:p text:style-name="P4">
赫尔森地区的总计2,00779人被撤离(包括309名儿童和78个低驾驶员).</text:p>
      <ul>
        <li>
Врятовано 714 осіб (包括30名儿童和40个低型运动人).  * Надано психологічну допомогу 378 особам.  * З початку робіт до Служби порятунку 101 надійшло 1330 звернень громадян.  * Розгорнуто роботу 14 евакуаційних пунктів.</li>
      </ul>
      <text:p text:style-name="P4">
Також рятувальники проводять роботи щодо відкачування води. З початку добивідкачано воду з 40 приміщень (从工作开始，从126个房屋中抽出，王牌3万立方米。 水). До робіт залучено 66 мотопомп.</text:p>
      <text:p text:style-name="P4">
З початку доби надзвичайники доставили громадянам 13 тонн води (其中 -  5个镊子)以及3,000 32公斤的食物和必需食物。</text:p>
      <text:p text:style-name="P4">
News Source: <text:a xlink:type="simple" xlink:href="https://armyinform.com.ua/2023/06/14/riven-vody-u-dnipri-v-rajoni-hersona-znyzhuyetsya-narazi-poznachka-v-207-metry/" text:style-name="Internet_20_link" text:visited-style-name="Visited_20_Internet_20_Link">
https://armyinform.com.ua/2023/06/14/riven-vody-u-dnipri-v-rajoni-hersona-znyzhuyetsya-narazi-poznachka-v-207-metry/</text:a>
</text:p>
      <!--NEWS-->
      <text:h text:style-name="P10" text:outline-level="1">
<text:span text:style-name="T4">
开始了退伍军人和退伍军人的在线课程，“从战争中回来：思想，身体，社会”</text:span>
</text:h>
      <text:p text:style-name="P4">
作者: ['АРМІЯINFORM']</text:p>
      <text:p text:style-name="P4">
时间: 2023-06-14T84:00:00-04:00</text:p>
      <text:p text:style-name="P4">
描述: 课程“拉动Z Viyni：Rosum，Tilo，Sosium” Roz Rozyanki退伍军人基金会...与乌克兰2022年的战争，与乌克兰的最新新闻，今天与乌克兰2022年的新闻战争，乌克兰和俄罗斯与俄罗斯和俄罗斯之间的战争将会何时，何时，何时，何时，何时，何时，何时，何时，何时与乌克兰在2022年将是与乌克兰的战争在俄罗斯的乌克兰媒体</text:p>
      <text:p text:style-name="P4">
图片: ['<text:a xlink:type="simple" xlink:href="https://armyinform.com.ua/wp-content/uploads/2023/06/1-—-velyke.jpeg" text:style-name="Internet_20_link" text:visited-style-name="Visited_20_Internet_20_Link">
1-—-velyke.jpeg</text:a>
']</text:p>
      <text:p text:style-name="P4">
标签: ['ВТОРГНЕННЯ РФ', 'РЕАБІЛІТАЦІЯ']</text:p>
      <text:p text:style-name="P4">
类别: News</text:p>
      <!--METADATA-->
      <text:p text:style-name="P4">
<draw:frame draw:style-name="fr1" draw:name="Image317" text:anchor-type="as-char" svg:width="6.9236in" svg:height="6.9236in" draw:z-index="0">
<draw:image xlink:href="../Images/AРМІЯINFORM/2023-06-14T84-00-00-04-00/1-—-velyke.jpeg" xlink:type="simple" xlink:show="embed" xlink:actuate="onLoad" draw:mime-type="image/jpeg"/>
</draw:frame>
课程“从战争中回来：思想，身体，索姆”与乌克兰天主教大学一起开发了乌克兰退伍军人事务基金会。 它将为捍卫乌克兰的人准备并更轻松地恢复前审判生活。</text:p>
      <text:p text:style-name="P4">
<text:span text:style-name="T4">
课程提供14个主题讲座：</text:span>
</text:p>
      <text:p text:style-name="P4">
●与身体一起工作：主要的医疗联系和身体康复的路径</text:p>
      <text:p text:style-name="P4">
●采矿伤害</text:p>
      <text:p text:style-name="P4">
●如何在平民生活中找到工作？</text:p>
      <text:p text:style-name="P4">
●从选择专业到编译简历和面试</text:p>
      <text:p text:style-name="P4">
●与意识合作。 理解不同情绪状态的基本原理</text:p>
      <text:p text:style-name="P4">
●PTSD。 创伤后生长</text:p>
      <text:p text:style-name="P4">
●假肢的假肢，修复和更换</text:p>
      <text:p text:style-name="P4">
●战斗人员的状态(UBD)：您获得什么权利是什么感觉？</text:p>
      <text:p text:style-name="P4">
●自己的业务：从哪里开始？ 经验丰富的肖像</text:p>
      <text:p text:style-name="P4">
●从注册到实施的业务：实践指导</text:p>
      <text:p text:style-name="P4">
●来自州和国际组织的商机</text:p>
      <text:p text:style-name="P4">
●来自国家预算的资金功能。 乌克兰资深基金会的融资</text:p>
      <text:p text:style-name="P4">
●项目管理的基本面</text:p>
      <text:p text:style-name="P4">
●通讯基础</text:p>
      <text:p text:style-name="P4">
每个讲座都是由具有实践经验的专家进行的。 听众将无法访问该课程-24/7。</text:p>
      <text:p text:style-name="P4">
在课程中，参与者将等待与讲师的在线会议，您可以在其中提出感兴趣的问题并在其中获得全面的专业报告。</text:p>
      <text:p text:style-name="P4">
<text:span text:style-name="T4">
通过</text:span>
 [<text:span text:style-name="T4">
通过参考</text:span>
]注册(https://online.ucu.edu.ua/courses/course-v1:UCU+EC16+2023_EC16/about)<text:span text:style-name="T4">
：</text:span>
</text:p>
      <text:p text:style-name="P4">
●首先，您需要在此处的UCU平台上注册 -  <text:a xlink:type="simple" xlink:href="https://online.ucu.edu.ua/courses/coursev1:UCU+EC16+2023_EC16/about" text:style-name="Internet_20_link" text:visited-style-name="Visited_20_Internet_20_Link">
在线</text:a>
;</text:p>
      <text:p text:style-name="P4">
●然后预订课程的位置。</text:p>
      <text:p text:style-name="P4">
News Source: <text:a xlink:type="simple" xlink:href="https://armyinform.com.ua/2023/06/14/startuvav-onlajn-kurs-dlya-veteraniv-ta-veteranok-povernennya-z-vijny-rozum-tilo-soczium/" text:style-name="Internet_20_link" text:visited-style-name="Visited_20_Internet_20_Link">
https://armyinform.com.ua/2023/06/14/startuvav-onlajn-kurs-dlya-veteraniv-ta-veteranok-povernennya-z-vijny-rozum-tilo-soczium/</text:a>
</text:p>
      <!--NEWS-->
      <text:h text:style-name="P10" text:outline-level="1">
<text:span text:style-name="T4">
Kakhovskaya水力发电站：司令部将记录库尔森地区财产损失的事实</text:span>
</text:h>
      <text:p text:style-name="P4">
作者: ['АРМІЯINFORM']</text:p>
      <text:p text:style-name="P4">
时间: 2023-06-14T85:00:00-04:00</text:p>
      <text:p text:style-name="P4">
描述: 波罗（Bulo）的统一的奥斯滕尼·维纳尼亚（Ostenny Vyannnya）的pid小时被罗萨尔根尼（Rosargennnye）偷走了komisiy的拐角...与乌克兰2022年的战争，《与乌克兰的最新新闻》，《新闻报道》，今天与乌克兰2022年的新闻战争，今天将会有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6/303ec098-933f-4741-85d8-f883a75615cd.jpg" text:style-name="Internet_20_link" text:visited-style-name="Visited_20_Internet_20_Link">
303ec098-933f-4741-85d8-f883a75615cd.jpg</text:a>
']</text:p>
      <text:p text:style-name="P4">
标签: ['ІРИНА ВЕРЕЩУК', 'КАХОВСЬКА ГЕС', 'КАХОВСЬКА ГЕС/ШТАБ INFO', 'ПОШКОДЖЕННЯ МАЙНА']</text:p>
      <text:p text:style-name="P4">
类别: News</text:p>
      <!--METADATA-->
      <text:p text:style-name="P4">
<draw:frame draw:style-name="fr1" draw:name="Image318" text:anchor-type="as-char" svg:width="6.9236in" svg:height="4.622144in" draw:z-index="0">
<draw:image xlink:href="../Images/AРМІЯINFORM/2023-06-14T85-00-00-04-00/303ec098-933f-4741-85d8-f883a75615cd.jpg" xlink:type="simple" xlink:show="embed" xlink:actuate="onLoad" draw:mime-type="image/jpeg"/>
</draw:frame>
说明性照片</text:p>
      <text:p text:style-name="P4">
在政府的最后一次会议上，下令在每个受到卡科霍夫斯基水力发电大坝破坏的紧急情况影响的社区中建立副人。 这些委员会将占据库尔森地区的事实和破坏财产。</text:p>
      <text:p text:style-name="P4">
这是由Viceremier-Minister Irina Vereshchuk表示的，<text:a xlink:type="simple" xlink:href="https://minre.gov.ua/2023/06/14/fakty-poshkodzhenogo-ta-zrujnovanogo-majna-na-hersonshhyni-fiksuvatymut-komisiyi-stvoreni-u-kozhnij-terytorialnij-gromadi/" text:style-name="Internet_20_link" text:visited-style-name="Visited_20_Internet_20_Link">
报告</text:a>
乌克兰临时合作领土的重新融入部。</text:p>
      <text:p text:style-name="P4">
佣金应立即出现。 他们的创建将由库尔森地区军事管理局控制。</text:p>
      <text:p text:style-name="P4">
“政府采用的规定，地方政府有义务尽快建立这种委员会。 它们应该通过永久定居，每个领土社区受洪水影响。 他们的任务是记录对财产损害的事实。 他们的工作将取决于使徒行传的速度，输入注册表中的数据并获得赔偿。”  - 总结说。</text:p>
      <text:p text:style-name="P4">
News Source: <text:a xlink:type="simple" xlink:href="https://armyinform.com.ua/2023/06/14/pidryv-kahovskoyi-ges-fakty-poshkodzhennya-majna-na-hersonshhyni-fiksuvatymut-komisiyi-pry-tergromadah/" text:style-name="Internet_20_link" text:visited-style-name="Visited_20_Internet_20_Link">
https://armyinform.com.ua/2023/06/14/pidryv-kahovskoyi-ges-fakty-poshkodzhennya-majna-na-hersonshhyni-fiksuvatymut-komisiyi-pry-tergromadah/</text:a>
</text:p>
      <!--NEWS-->
      <text:h text:style-name="P10" text:outline-level="1">
<text:span text:style-name="T4">
安娜·马利亚（Anna Malyar）：乌克兰损失比敌对的损失少</text:span>
</text:h>
      <text:p text:style-name="P4">
作者: ['Анастасія Олехнович']</text:p>
      <text:p text:style-name="P4">
时间: 2023-06-14T86:00:00-04:00</text:p>
      <text:p text:style-name="P4">
描述: 解决乌克兰安顿的PID时小时这样的Spinvynnoye被迫与乌克兰2022的战争，与乌克兰的最新新闻战争，今天与乌克兰的新闻战争，今天与乌克兰的新闻战争，今天将在乌克兰和俄罗斯之间发动战争他们说，当2022年与乌克兰的战争将在2022年举行时，是否会在不久的将来与乌克兰进行战争，他们说，与乌克兰的战争，今天的乌克兰新闻，乌克兰的新闻，乌克兰媒体在俄罗斯的乌克兰新闻</text:p>
      <text:p text:style-name="P4">
图片: ['<text:a xlink:type="simple" xlink:href="https://armyinform.com.ua/wp-content/uploads/2023/05/ganna-malyar.jpg" text:style-name="Internet_20_link" text:visited-style-name="Visited_20_Internet_20_Link">
ganna-malyar.jpg</text:a>
']</text:p>
      <text:p text:style-name="P4">
标签: ['STOPRUSSIA', 'АГРЕСІЯ РФ', 'ВТОРГНЕННЯ РФ', 'ГАННА МАЛЯР']</text:p>
      <text:p text:style-name="P4">
类别: News</text:p>
      <!--METADATA-->
      <text:p text:style-name="P4">
<draw:frame draw:style-name="fr1" draw:name="Image319" text:anchor-type="as-char" svg:width="6.9236in" svg:height="4.615733in" draw:z-index="0">
<draw:image xlink:href="../Images/AРМІЯINFORM/2023-06-14T86-00-00-04-00/ganna-malyar.jpg" xlink:type="simple" xlink:show="embed" xlink:actuate="onLoad" draw:mime-type="image/jpeg"/>
</draw:frame>
安娜画家</text:p>
      <text:p text:style-name="P4">
乌克兰国防部安娜·马里亚尔(Anna Malyar)副部长在乌克兰进攻期间的损失在整个大种植的入侵中的损失在Tleleuchone“ Yenininova”的空气中发表了评论。</text:p>
      <ul>
        <li>
战争期间的重要信息规则之一是没有发表istorin。 毕竟，对于军队而言，这些数字具有广阔的状态，通过这些指标，可以指导敌人，进一步预测。 当然，战争期间人们被杀害，设备被摧毁。 但是，您可以说，在整个大规模入侵时期，乌克兰的损失比敌对不一致。 这也适用于上周。 我们有十二个有进攻的指示 - “ Khortytsia”和“ Tavriya”。 根据Khortytsia的说法，敌人在敌人中被杀的8.73倍。 如果我们谈论塔夫里亚(Tavriya)，敌人杀死了5.3倍，是我们的5.3倍。</li>
      </ul>
      <text:p text:style-name="P4">
安娜·马里亚尔(Anna Malyar)补充说，许多俄罗斯信息习惯记录在泰瑟姆(Tsetham)上。</text:p>
      <ul>
        <li>
通过这种方式，敌人试图使乌克兰社会士气低落，动员酸痛，因为它会导致人们对人的恐惧，并相反，抚养了他们的军队。</li>
      </ul>
      <text:p text:style-name="P4">
News Source: <text:a xlink:type="simple" xlink:href="https://armyinform.com.ua/2023/06/14/ganna-malyar-ukrayinski-vtraty-nespivmirno-menshi-za-vorozhi/" text:style-name="Internet_20_link" text:visited-style-name="Visited_20_Internet_20_Link">
https://armyinform.com.ua/2023/06/14/ganna-malyar-ukrayinski-vtraty-nespivmirno-menshi-za-vorozhi/</text:a>
</text:p>
      <!--NEWS-->
      <text:h text:style-name="P10" text:outline-level="1">
<text:span text:style-name="T4">
俄罗斯侧与囚犯的电话 - 协调总部</text:span>
</text:h>
      <text:p text:style-name="P4">
作者: ['АРМІЯINFORM']</text:p>
      <text:p text:style-name="P4">
时间: 2023-06-14T87:00:00-04:00</text:p>
      <text:p text:style-name="P4">
描述: 在协调的总部，祖国的祖国Zustych Iz在SMREM旅的Vissysovo服务中...与2022年乌克兰的战争，与乌克兰的最新新闻与乌克兰的最新新闻，与乌克兰2022年的新闻战争是今天的最后一场，将是今天的最后一场乌克兰与俄罗斯之间的战争，以及当与乌克兰在2022年与乌克兰的战争，他们是否会在不久的将来与乌克兰进行战争，他们说，与乌克兰的战争，今天的乌克兰新闻，乌克兰的新闻，乌克兰的新闻，乌克兰媒体的新闻俄语</text:p>
      <text:p text:style-name="P4">
图片: ['<text:a xlink:type="simple" xlink:href="https://armyinform.com.ua/wp-content/uploads/2023/06/ksh3-4.jpg" text:style-name="Internet_20_link" text:visited-style-name="Visited_20_Internet_20_Link">
ksh3-4.jpg</text:a>
']</text:p>
      <text:p text:style-name="P4">
标签: ['ВІЙСЬКОВОПОЛОНЕНІ', 'КООРДИНАЦІЙНИЙ ШТАБ З ПИТАНЬ ПОВОДЖЕННЯ З ВІЙСЬКОВОПОЛОНЕНИМИ', 'МОРПІХИ']</text:p>
      <text:p text:style-name="P4">
类别: News</text:p>
      <!--METADATA-->
      <text:p text:style-name="P4">
<draw:frame draw:style-name="fr1" draw:name="Image320" text:anchor-type="as-char" svg:width="6.9236in" svg:height="4.823441in" draw:z-index="0">
<draw:image xlink:href="../Images/AРМІЯINFORM/2023-06-14T87-00-00-04-00/ksh3-4.jpg" xlink:type="simple" xlink:show="embed" xlink:actuate="onLoad" draw:mime-type="image/jpeg"/>
</draw:frame>
协调总部与米哈伊尔·比利恩斯基(Mikhail Bilynsky)的米哈伊尔·比利恩斯基海军陆战队的军事人员的家人进行。</text:p>
      <text:p text:style-name="P4">
关于它<text:a xlink:type="simple" xlink:href="https://t.me/Koord_shtab/1229" text:style-name="Internet_20_link" text:visited-style-name="Visited_20_Internet_20_Link">
报告</text:a>
协调询问战俘的询问总部。</text:p>
      <text:p text:style-name="P4">
“如果没有交换受伤或生病的人，那不是我们的弊端，而是敌人的抵抗。 每个交流都是一个黑暗的房间，人们穿着深色的衣服，我们用眼睛去那里。 但是，您会发现交换正在发生。”他说。</text:p>
      <text:p text:style-name="P4">
其他问题讨论了与囚犯和辩护人建立定期电话通信的前景。 不幸的是，据工作人员代表称，谈判是亲戚可以将他们的半个月打电话给俄罗斯一方。</text:p>
      <text:p text:style-name="P4">
News Source: <text:a xlink:type="simple" xlink:href="https://armyinform.com.ua/2023/06/14/rosijska-storona-blokuye-telefonnyj-zvyazok-z-polonenymy-zahysnykamy-koordynaczijnyj-shtab/" text:style-name="Internet_20_link" text:visited-style-name="Visited_20_Internet_20_Link">
https://armyinform.com.ua/2023/06/14/rosijska-storona-blokuye-telefonnyj-zvyazok-z-polonenymy-zahysnykamy-koordynaczijnyj-shtab/</text:a>
</text:p>
      <!--NEWS-->
      <text:h text:style-name="P10" text:outline-level="1">
<text:span text:style-name="T4">
我们的航空在敌对的位置上取得了12个节拍</text:span>
</text:h>
      <text:p text:style-name="P4">
作者: ['АРМІЯINFORM']</text:p>
      <text:p text:style-name="P4">
时间: 2023-06-14T88:00:00-04:00</text:p>
      <text:p text:style-name="P4">
描述: DOB的AVISAATSYA国防军在Zserdzhennya地区进行了12次罢工……特别是...与乌克兰2022年的战争，与乌克兰的最新新闻，今天与乌克兰的新闻战争，今天与乌克兰2022年的新闻战争，乌克兰和俄罗斯之间的战争将在乌克兰和俄罗斯之间发生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3/war-1.jpg" text:style-name="Internet_20_link" text:visited-style-name="Visited_20_Internet_20_Link">
war-1.jpg</text:a>
']</text:p>
      <text:p text:style-name="P4">
标签: ['STOPRUSSIA', 'АГРЕСІЯ РФ', 'ВТОРГНЕННЯ РФ', 'ГШ ЗСУ', 'ОПЕРАТИВНА ІНФОРМАЦІЯ', 'ХРОНІКА ОБОРОНИ']</text:p>
      <text:p text:style-name="P4">
类别: News</text:p>
      <!--METADATA-->
      <text:p text:style-name="P4">
<draw:frame draw:style-name="fr1" draw:name="Image321" text:anchor-type="as-char" svg:width="6.9236in" svg:height="4.501139in" draw:z-index="0">
<draw:image xlink:href="../Images/AРМІЯINFORM/2023-06-14T88-00-00-04-00/war-1.jpg" xlink:type="simple" xlink:show="embed" xlink:actuate="onLoad" draw:mime-type="image/jpeg"/>
</draw:frame>
说明性照片<text:span text:style-name="T4">
🔥俄罗斯入侵的情况</text:span>
</text:p>
      <text:p text:style-name="P4">
国防军每天的航空在敌人的个人工作人员集中的领域中取得了12次跳动。</text:p>
      <text:p text:style-name="P4">
在Facebook上关于它<text:a xlink:type="simple" xlink:href="https://www.facebook.com/GeneralStaff.ua/posts/pfbid02acZu9LP18HMs8s1GCm4q1EYijYSfvv7qNKL3L4MiDx2qg4AejH3nXVSJdsM2ZcxWl" text:style-name="Internet_20_link" text:visited-style-name="Visited_20_Internet_20_Link">
报告</text:a>
武装部队的总人员。</text:p>
      <text:p text:style-name="P4">
消息写道：“白天，火箭部队和炮兵的单位对敌人的11个反射导弹综合大楼和3个站点感到惊讶。”</text:p>
      <text:p text:style-name="P4">
News Source: <text:a xlink:type="simple" xlink:href="https://armyinform.com.ua/2023/06/14/nasha-aviacziya-zavdala-12-udariv-po-vorozhyh-pozycziyah/" text:style-name="Internet_20_link" text:visited-style-name="Visited_20_Internet_20_Link">
https://armyinform.com.ua/2023/06/14/nasha-aviacziya-zavdala-12-udariv-po-vorozhyh-pozycziyah/</text:a>
</text:p>
      <!--NEWS-->
      <text:h text:style-name="P10" text:outline-level="1">
<text:span text:style-name="T4">
在Marinka地区，我们的后卫反映了所有敌人的进攻-Valery Shershn</text:span>
</text:h>
      <text:p text:style-name="P4">
作者: ['Анастасія Олехнович']</text:p>
      <text:p text:style-name="P4">
时间: 2023-06-14T89:00:00-04:00</text:p>
      <text:p text:style-name="P4">
描述: 通过攻击我们在塔夫里斯基（Tavriysky）上的立场，借出了普纳（Puna），借出了20次……与乌克兰2022年的战争，与乌克兰的最新新闻战争，今天与乌克兰的《新闻战》（News War），乌克兰2022年最后一次，乌克兰和俄罗斯之间以及俄罗斯之间以及俄罗斯之间的战争，以及，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6/photo_2023-06-06_11-11-13.jpg" text:style-name="Internet_20_link" text:visited-style-name="Visited_20_Internet_20_Link">
photo_2023-06-06_11-11-13.jpg</text:a>
']</text:p>
      <text:p text:style-name="P4">
标签: ['STOPRUSSIA', 'АГРЕСІЯ РФ', 'ВАЛЕРІЙ ШЕРШЕНЬ', 'ВІЙНА', 'ВТОРГНЕННЯ РФ']</text:p>
      <text:p text:style-name="P4">
类别: News</text:p>
      <!--METADATA-->
      <text:p text:style-name="P4">
<draw:frame draw:style-name="fr1" draw:name="Image322" text:anchor-type="as-char" svg:width="6.9236in" svg:height="4.858059in" draw:z-index="0">
<draw:image xlink:href="../Images/AРМІЯINFORM/2023-06-14T89-00-00-04-00/photo_2023-06-06_11-11-13.jpg" xlink:type="simple" xlink:show="embed" xlink:actuate="onLoad" draw:mime-type="image/jpeg"/>
</draw:frame>
Valery Shershn</text:p>
      <text:p text:style-name="P4">
在过去的一天中，敌人攻击了我们的位置超过20次，记录了超过一千多名炮击。 Tavriya Siloboron Valery Shershn的联合出版社中心发言人讲述了Wigeraphone“ One News”。</text:p>
      <ul>
        <li>
俄罗斯入侵者继续采取袭击行动以占领Marinka。敌人以小型攻击团体辞职。 瓦莱里·谢尔什(Valery Shershn)说，我们的后卫反映了马林卡的所有敌对袭击。  - 此外，西尔巴隆(Silaborons)继续承受塔德耶夫斯基(Taudyevsky)方向的俄罗斯占领军的暴风雨。 取而代之的是，敌人在贝迪安斯克(Berdyansk)的方向上领导了积极的防守，试图粉碎我们团体部队的进攻行动。</li>
      </ul>
      <text:p text:style-name="P4">
Valery Shershen补充说，在白天，火箭部队和国防部的防御部队的火炮部队完成了1477次火灾任务。 这是一场针对计划目的的反对斗争和工作。</text:p>
      <ul>
        <li>
在塔夫里亚(Tavriya)方向的行动领域失去敌人的损失是350名入侵者。 同样在过去的24小时内，七名州长被俘虏， - 瓦莱里·谢尔什(Valery Shershn)说。</li>
      </ul>
      <text:p text:style-name="P4">
News Source: <text:a xlink:type="simple" xlink:href="https://armyinform.com.ua/2023/06/14/u-rajoni-maryinky-nashi-zahysnyky-vidbyly-vsi-vorozhi-ataky-valerij-shershen/" text:style-name="Internet_20_link" text:visited-style-name="Visited_20_Internet_20_Link">
https://armyinform.com.ua/2023/06/14/u-rajoni-maryinky-nashi-zahysnyky-vidbyly-vsi-vorozhi-ataky-valerij-shershen/</text:a>
</text:p>
      <!--NEWS-->
      <text:h text:style-name="P10" text:outline-level="1">
<text:span text:style-name="T4">
由于对占领者的炮击炮击，苏米地区的一所寄宿学校已经损坏了。</text:span>
</text:h>
      <text:p text:style-name="P4">
作者: ['АРМІЯINFORM']</text:p>
      <text:p text:style-name="P4">
时间: 2023-06-14T8:00:00-04:00</text:p>
      <text:p text:style-name="P4">
描述: 对于Rozdochatovo检察官办公室摘要的所有专有的Kerivnitva ...与乌克兰2022年的战争，与乌克兰的战争是今天的最新消息，即今天与乌克兰2022的新闻战争，乌克兰和俄罗斯与俄罗斯和俄罗斯之间的战争将会当他们与乌克兰的战争将在2022年或将没有或没有时，他们会在不久的将来与乌克兰发生战争时，他们说，与乌克兰的战争，今天的乌克兰新闻，乌克兰的新闻，乌克兰媒体在俄罗斯的乌克兰新闻</text:p>
      <text:p text:style-name="P4">
图片: ['<text:a xlink:type="simple" xlink:href="https://armyinform.com.ua/wp-content/uploads/2023/06/photo_2023-06-13_14-50-54-e1686662235927.jpg" text:style-name="Internet_20_link" text:visited-style-name="Visited_20_Internet_20_Link">
photo_2023-06-13_14-50-54-e1686662235927.jpg</text:a>
']</text:p>
      <text:p text:style-name="P4">
标签: ['STOPRUSSIA']</text:p>
      <text:p text:style-name="P4">
类别: News</text:p>
      <!--METADATA-->
      <text:p text:style-name="P4">
<draw:frame draw:style-name="fr1" draw:name="Image323" text:anchor-type="as-char" svg:width="6.9236in" svg:height="4.93762in" draw:z-index="0">
<draw:image xlink:href="../Images/AРМІЯINFORM/2023-06-14T8-00-00-04-00/photo_2023-06-13_14-50-54-e1686662235927.jpg" xlink:type="simple" xlink:show="embed" xlink:actuate="onLoad" draw:mime-type="image/jpeg"/>
</draw:frame>
在Sumy地区检察官办公室的程序领导下，在违反了战争法律和习俗后开始了预审(艺术的第1部分。 刑法的438).</text:p>
      <text:p text:style-name="P4">
Про це <text:a xlink:type="simple" xlink:href="https://t.me/pgo_gov_ua" text:style-name="Internet_20_link" text:visited-style-name="Visited_20_Internet_20_Link">
повідомляє</text:a>
检察长办公室。</text:p>
      <text:p text:style-name="P4">
“根据调查，2023年6月13日，大约06:05占领者进行了Sumy地区Bilopillya的景观大火。 寄宿房损坏，窗户，墙壁和屋顶被切割。 有127名没有住房的学生。</text:p>
      <text:p text:style-name="P4">
检察官与其他执法人员合作记录了后果。 消息前调查是由SUMU地区SBU SBU部门的调查人员进行的，”该消息写道。</text:p>
      <text:p text:style-name="P4">
News Source: <text:a xlink:type="simple" xlink:href="https://armyinform.com.ua/2023/06/14/vnaslidok-artylerijskogo-obstrilu-okupantamy-poshkodzheno-budynok-internat-na-sumshhyni-rozpochato-provadzhennya/" text:style-name="Internet_20_link" text:visited-style-name="Visited_20_Internet_20_Link">
https://armyinform.com.ua/2023/06/14/vnaslidok-artylerijskogo-obstrilu-okupantamy-poshkodzheno-budynok-internat-na-sumshhyni-rozpochato-provadzhennya/</text:a>
</text:p>
      <!--NEWS-->
      <text:h text:style-name="P10" text:outline-level="1">
<text:span text:style-name="T4">
Blinken将在中国谈论乌克兰的俄罗斯联邦 - 国务院</text:span>
</text:h>
      <text:p text:style-name="P4">
作者: Ukrinform (Person)</text:p>
      <text:p text:style-name="P4">
出版商: Укринформ (Organization)</text:p>
      <text:p text:style-name="P4">
出版时间: 2023-06-14T8:47:00+03:00</text:p>
      <text:p text:style-name="P4">
修改时间: 2023-06-14T22:47:00+03:00</text:p>
      <text:p text:style-name="P4">
描述: 美国国务卿安东尼·布林肯（Anthony Blinken）将在访问中国时讨论与俄罗斯联邦对乌克兰的激进战争有关的问题，包括北京的SO和平建议，并防止对俄罗斯军队的军事支持。  - 乌克林。</text:p>
      <text:p text:style-name="P4">
图片: ['<text:a xlink:type="simple" xlink:href="https://static.ukrinform.com/photos/2019_05/thumb_files/630_360_1556690028-879.jpg" text:style-name="Internet_20_link" text:visited-style-name="Visited_20_Internet_20_Link">
630_360_15566...</text:a>
']</text:p>
      <text:p text:style-name="P4">
标签: ['Китай', 'Держдеп', 'Блінкен', 'Війна з Росією']</text:p>
      <text:p text:style-name="P4">
类型: Article</text:p>
      <!--METADATA-->
      <text:p text:style-name="P4">
<draw:frame draw:style-name="fr1" draw:name="Image324" text:anchor-type="as-char" svg:width="6.9236in" svg:height="3.956343in" draw:z-index="0">
<draw:image xlink:href="../Images/yкринформ/2023-06-14T8-47-00-03-00/630_360_1556690028-879.jpg" xlink:type="simple" xlink:show="embed" xlink:actuate="onLoad" draw:mime-type="image/jpeg"/>
</draw:frame>
美国国务卿安东尼·布林肯(Anthony Blinken)在访问中国时，讨论了俄罗斯针对乌克兰的激进战争，包括北京的这种“和平提议”，并防止了对俄罗斯部队的军事支持。</text:p>
      <text:p text:style-name="P4">
乌克林福姆(Ukrinform)在美国国务院马修·米勒(Matthew Miller)在华盛顿举行的一份简报中报道了这一点。</text:p>
      <text:p text:style-name="P4">
国务院发言人说：“我希望这个话题将成为虎钳期间讨论的一部分。”</text:p>
      <text:p text:style-name="P4">
<text:span text:style-name="T4">
另请阅读：</text:span>
 <text:a xlink:type="simple" xlink:href="https://www.ukrinform.ua/rubric-world/3722865-blinken-u-nedilu-planue-vidvidati-kitaj.html" text:style-name="Internet_20_link" text:visited-style-name="Visited_20_Internet_20_Link">
<text:span text:style-name="T4">
眨眼</text:span>
星期日计划访问中国</text:a>
在这种情况下，米勒回忆说，美国反复警告了类似的一步，截至今天，俄罗斯无需向俄罗斯提供任何武器。</text:p>
      <text:p text:style-name="P4">
关于中国12分的“和平计划”，美国部门的代表辩称，美国欢迎在乌克兰提供“公平，强大”和平的任何建议。</text:p>
      <text:p text:style-name="P4">
“中国表示他对和平感兴趣，但自从这场战争开始以来，这也与俄罗斯密切相关。 因此，如果中国为实现和平而认真安排，这尊重乌克兰的主权，这尊重乌克兰的尊重，当然，这将很重要，这很重要，这很重要。”国务院代表强调。</text:p>
      <text:p text:style-name="P4">
<text:span text:style-name="T4">
另请阅读：</text:span>
 <text:a xlink:type="simple" xlink:href="https://www.ukrinform.ua/rubric-world/3722776-pekin-zasterigae-vasington-vid-vtrucanna-u-spravi-kitau.html" text:style-name="Internet_20_link" text:visited-style-name="Visited_20_Internet_20_Link">
北京警告华盛顿“中国干预”</text:a>
他还表达了信心，即在国务卿眨眼期间，所谓的和平提议也将“谈判”。</text:p>
      <text:p text:style-name="P4">
根据乌克林福姆的说法，美国国务卿安东尼·布林肯(Anthony Blinken)计划根据内政和华盛顿的商定计划，于6月18日至19日访问中国。</text:p>
      <text:p text:style-name="P4">
照片：盖蒂图像</text:p>
      <text:p text:style-name="P4">
News Source: <text:a xlink:type="simple" xlink:href="https://www.ukrinform.ua/rubric-polytics/3723012-blinken-govoritime-v-kitai-pro-rozvazanu-rf-vijnu-v-ukraini-derzdep.html" text:style-name="Internet_20_link" text:visited-style-name="Visited_20_Internet_20_Link">
https://www.ukrinform.ua/rubric-polytics/3723012-blinken-govoritime-v-kitai-pro-rozvazanu-rf-vijnu-v-ukraini-derzdep.html</text:a>
</text:p>
      <!--NEWS-->
      <text:h text:style-name="P10" text:outline-level="1">
<text:span text:style-name="T4">
在过去的10天中，没有记录敌人的前进-Anna Malyar</text:span>
</text:h>
      <text:p text:style-name="P4">
作者: ['Анастасія Олехнович']</text:p>
      <text:p text:style-name="P4">
时间: 2023-06-14T90:00:00-04:00</text:p>
      <text:p text:style-name="P4">
描述: Yakshcho Vorog Maj Perevg在Ozbrinni Tu Kilkosti尤其是仓库，然后是乌克兰-...与乌克兰2022年的战争，与乌克兰与乌克兰的最新新闻，今天与乌克兰2022年的新闻战争，今天，乌克兰和俄罗斯和俄罗斯之间的战争将在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2/09/vorog-rozbytyj.jpg" text:style-name="Internet_20_link" text:visited-style-name="Visited_20_Internet_20_Link">
vorog-rozbytyj.jpg</text:a>
']</text:p>
      <text:p text:style-name="P4">
标签: ['STOPRUSSIA', 'АГРЕСІЯ РФ', 'ВТОРГНЕННЯ РФ', 'ГАННА МАЛЯР']</text:p>
      <text:p text:style-name="P4">
类别: News</text:p>
      <!--METADATA-->
      <text:p text:style-name="P4">
<draw:frame draw:style-name="fr1" draw:name="Image325" text:anchor-type="as-char" svg:width="6.9236in" svg:height="4.611463in" draw:z-index="0">
<draw:image xlink:href="../Images/AРМІЯINFORM/2023-06-14T90-00-00-04-00/vorog-rozbytyj.jpg" xlink:type="simple" xlink:show="embed" xlink:actuate="onLoad" draw:mime-type="image/jpeg"/>
</draw:frame>
说明性照片</text:p>
      <text:p text:style-name="P4">
如果敌人在武器和人员人数方面有优势，那么乌克兰人就处于决策，动力和专业素养的速度。 乌克兰汉纳马利塔国防部副部长在Eviritolevahone的“统一新闻”中说明了这一点。</text:p>
      <ul>
        <li>
现在有两个优势的严重决斗， - 安娜·马利亚(Anna Malyar)说。 敌人增加了炮击的数量 - 炮兵，迫击炮，引起更多的飞机打击，积极使用冲击无人机。 因此，它试图阻止我们的进攻。 此外，在南部，我们的部队绘制了不断的矿山，因此很难移动。 Protevardo指出，乌克兰军队虽然很慢，但却是铝的。</li>
      </ul>
      <text:p text:style-name="P4">
安娜·马里亚尔(Anna Malyar)还指出，如今乌克兰人在pomaxime上的努力，敌人尽可能地集中精力阻止进攻。</text:p>
      <ul>
        <li>
在过去的10天里，敌人的前进尚未被记录， - 安娜·马利亚(Anna Malyar)补充说。 “在敌人试图进攻的地区，我们的部队不允许他谷物。</li>
      </ul>
      <text:p text:style-name="P4">
News Source: <text:a xlink:type="simple" xlink:href="https://armyinform.com.ua/2023/06/14/za-krajni-10-dib-prosuvannya-voroga-ne-zafiksovano-ganna-malyar/" text:style-name="Internet_20_link" text:visited-style-name="Visited_20_Internet_20_Link">
https://armyinform.com.ua/2023/06/14/za-krajni-10-dib-prosuvannya-voroga-ne-zafiksovano-ganna-malyar/</text:a>
</text:p>
      <!--NEWS-->
      <text:h text:style-name="P10" text:outline-level="1">
<text:span text:style-name="T4">
乌克兰后卫在四个方向上击退了39次攻击</text:span>
</text:h>
      <text:p text:style-name="P4">
作者: ['АРМІЯINFORM']</text:p>
      <text:p text:style-name="P4">
时间: 2023-06-14T91:00:00-04:00</text:p>
      <text:p text:style-name="P4">
描述: 对手我在Bakhmutskiy的Limansky做了Zoservilu Zuill，...与乌克兰2022年的战争，与乌克兰与乌克兰的最新消息，今天与乌克兰的新闻战争，今天与乌克兰的新闻战争，乌克兰和乌克兰之间的战争将在乌克兰和乌克兰之间发生战争他们说，在2022年，无论是否有一年，是否会在不久的将来与乌克兰进行战争</text:p>
      <text:p text:style-name="P4">
图片: []</text:p>
      <text:p text:style-name="P4">
标签: ['STOPRUSSIA', 'АГРЕСІЯ РФ', 'ВТОРГНЕННЯ РФ', 'ГШ ЗСУ', 'ОПЕРАТИВНА ІНФОРМАЦІЯ', 'ХРОНІКА ОБОРОНИ']</text:p>
      <text:p text:style-name="P4">
类别: News</text:p>
      <!--METADATA-->
      <text:p text:style-name="P4">
<text:span text:style-name="T4">
🔥俄罗斯入侵的情况</text:span>
</text:p>
      <text:p text:style-name="P4">
敌人继续将主要努力集中在利马，巴赫穆特，阿维迪和玛丽的指示上 - 战斗继续，白天有39次战斗碰撞。</text:p>
      <text:p text:style-name="P4">
在Facebook上关于它<text:a xlink:type="simple" xlink:href="https://www.facebook.com/GeneralStaff.ua/posts/pfbid02acZu9LP18HMs8s1GCm4q1EYijYSfvv7qNKL3L4MiDx2qg4AejH3nXVSJdsM2ZcxWl" text:style-name="Internet_20_link" text:visited-style-name="Visited_20_Internet_20_Link">
报告</text:a>
武装部队的总人员。</text:p>
      <text:p text:style-name="P4">
“在马林斯基的方向上，我们的后卫击退了马林卡城市敌人的所有袭击。 同时，敌人对Krasnogorivka，Rich，Sharp，St. George，Netaylovo，Netaylovo，Marinka，Venta，Venta，Novomykhailivka，Donetsk地区的定居点进行了炮击。”</text:p>
      <text:p text:style-name="P4">
News Source: <text:a xlink:type="simple" xlink:href="https://armyinform.com.ua/2023/06/14/ukrayinski-zahysnyky-vidbyly-39-atak-na-chotyroh-napryamkah/" text:style-name="Internet_20_link" text:visited-style-name="Visited_20_Internet_20_Link">
https://armyinform.com.ua/2023/06/14/ukrayinski-zahysnyky-vidbyly-39-atak-na-chotyroh-napryamkah/</text:a>
</text:p>
      <!--NEWS-->
      <text:h text:style-name="P10" text:outline-level="1">
<text:span text:style-name="T4">
LVIV Lyceum球员在欧洲主菜锦标赛上首次亮相</text:span>
</text:h>
      <text:p text:style-name="P4">
作者: ['Євгеній Романов']</text:p>
      <text:p text:style-name="P4">
时间: 2023-06-14T92:00:00-04:00</text:p>
      <text:p text:style-name="P4">
描述: LVCEVSKY LITSEY的9年级与VI纤维 - 弗吉洛托娃娃·伊梅尼（Imeni）...与乌克兰2022年的战争，与乌克兰的最新新闻，今天与乌克兰2022年的新闻战争，乌克兰和俄罗斯和俄罗斯和俄罗斯和俄罗斯和俄罗斯与俄罗斯和俄罗斯之间的战争都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6/353867192_1703497390151851_3277716934488180710_n.jpg" text:style-name="Internet_20_link" text:visited-style-name="Visited_20_Internet_20_Link">
353867192_1703497390151851_3277716934488180710_n.jpg</text:a>
', '<text:a xlink:type="simple" xlink:href="https://armyinform.com.ua/wp-content/uploads/2023/06/353640303_1703497166818540_190027838848019321_n-150x150.png" text:style-name="Internet_20_link" text:visited-style-name="Visited_20_Internet_20_Link">
353640303_1703497166818540_190027838848019321_n-150x150.png</text:a>
', '<text:a xlink:type="simple" xlink:href="https://armyinform.com.ua/wp-content/uploads/2023/06/353655249_1703497250151865_3526489363923569264_n-150x150.png" text:style-name="Internet_20_link" text:visited-style-name="Visited_20_Internet_20_Link">
353655249_1703497250151865_3526489363923569264_n-150x150.png</text:a>
', '<text:a xlink:type="simple" xlink:href="https://armyinform.com.ua/wp-content/uploads/2023/06/353656820_1703497386818518_4445517388454651862_n-150x150.jpg" text:style-name="Internet_20_link" text:visited-style-name="Visited_20_Internet_20_Link">
353656820_1703497386818518_4445517388454651862_n-150x150.jpg</text:a>
', '<text:a xlink:type="simple" xlink:href="https://armyinform.com.ua/wp-content/uploads/2023/06/353659885_1703497026818554_2836501973545784125_n-150x150.png" text:style-name="Internet_20_link" text:visited-style-name="Visited_20_Internet_20_Link">
353659885_1703497026818554_2836501973545784125_n-150x150.png</text:a>
']</text:p>
      <text:p text:style-name="P4">
标签: []</text:p>
      <text:p text:style-name="P4">
类别: News</text:p>
      <!--METADATA-->
      <text:p text:style-name="P4">
<draw:frame draw:style-name="fr1" draw:name="Image326" text:anchor-type="as-char" svg:width="6.9236in" svg:height="5.1927in" draw:z-index="0">
<draw:image xlink:href="../Images/AРМІЯINFORM/2023-06-14T92-00-00-04-00/353867192_1703497390151851_3277716934488180710_n.jpg" xlink:type="simple" xlink:show="embed" xlink:actuate="onLoad" draw:mime-type="image/jpeg"/>
</draw:frame>
英雄Kruty Ostap Savosyuk的名字是LVIV Lyceum 9年级的学生，他在欧洲武器锦标赛上首次亮相，并为乌克兰国家队赢得了积分。 结果，我们的团队赢得了参加比赛的26个国家中的第三个。</text:p>
      <text:p text:style-name="P4">
据教练弗拉基米尔·加利维奇(Vladimir Galevich)称，奥斯塔普(Ostap)开始从第八级训练。 他在大厅里展示了自己，然后参加了锦标赛，在该地区的冠军赛中，在该地区的冠军赛中，作为Lyceum团队的一部分，他赢得了乌克兰的词汇表，他赢得了第一名 - 结果。</text:p>
      <text:p text:style-name="P4">
这些是Ostap Savosyuk的首次国际比赛。 LVIV Lyceum的学生乌克兰的冠军在左手和第四名中赢得了第六名。 这不仅在国际体育竞技场中表现出来，而且还为乌克兰初级国家队赢得了重要的评分积分。</text:p>
      <text:p text:style-name="P4">
军队的通讯员Ostap Savosyuk说，他钦佩A10年的装甲。 当他加入军事工作时，他开始在Lyceum部分专业地看自己最喜欢的运动。</text:p>
      <text:p text:style-name="P4">
<text:a xlink:type="simple" xlink:href="https://armyinform.com.ua/wp-content/uploads/2023/06/353640303_1703497166818540_190027838848019321_n.png" text:style-name="Internet_20_link" text:visited-style-name="Visited_20_Internet_20_Link">
!(Images/AРМІЯINFORM/2023-06-14T92-00-00-04-00/353640303_1703497166818540_190027838848019321_n-150x150.png)</text:a>
</text:p>
      <text:p text:style-name="P4">
<text:a xlink:type="simple" xlink:href="https://armyinform.com.ua/wp-content/uploads/2023/06/353655249_1703497250151865_3526489363923569264_n.png" text:style-name="Internet_20_link" text:visited-style-name="Visited_20_Internet_20_Link">
<draw:frame draw:style-name="fr1" draw:name="Image327" text:anchor-type="as-char" svg:width="6.9236in" svg:height="6.9236in" draw:z-index="0">
<draw:image xlink:href="../Images/AРМІЯINFORM/2023-06-14T92-00-00-04-00/353655249_1703497250151865_3526489363923569264_n-150x150.png" xlink:type="simple" xlink:show="embed" xlink:actuate="onLoad" draw:mime-type="image/png"/>
</draw:frame>
</text:a>
</text:p>
      <text:p text:style-name="P4">
<text:a xlink:type="simple" xlink:href="https://armyinform.com.ua/wp-content/uploads/2023/06/353656820_1703497386818518_4445517388454651862_n.jpg" text:style-name="Internet_20_link" text:visited-style-name="Visited_20_Internet_20_Link">
<draw:frame draw:style-name="fr1" draw:name="Image328" text:anchor-type="as-char" svg:width="6.9236in" svg:height="6.9236in" draw:z-index="0">
<draw:image xlink:href="../Images/AРМІЯINFORM/2023-06-14T92-00-00-04-00/353656820_1703497386818518_4445517388454651862_n-150x150.jpg" xlink:type="simple" xlink:show="embed" xlink:actuate="onLoad" draw:mime-type="image/jpeg"/>
</draw:frame>
</text:a>
</text:p>
      <text:p text:style-name="P4">
<text:a xlink:type="simple" xlink:href="https://armyinform.com.ua/wp-content/uploads/2023/06/353659885_1703497026818554_2836501973545784125_n.png" text:style-name="Internet_20_link" text:visited-style-name="Visited_20_Internet_20_Link">
<draw:frame draw:style-name="fr1" draw:name="Image329" text:anchor-type="as-char" svg:width="6.9236in" svg:height="6.9236in" draw:z-index="0">
<draw:image xlink:href="../Images/AРМІЯINFORM/2023-06-14T92-00-00-04-00/353659885_1703497026818554_2836501973545784125_n-150x150.png" xlink:type="simple" xlink:show="embed" xlink:actuate="onLoad" draw:mime-type="image/png"/>
</draw:frame>
</text:a>
那个家伙决定自己加入军队，没有军队的家庭。 他说，有关这个教育机构的信息已经在网络上，研究了他的历史。 它的未来军事界仍然没有，但是正在考虑通往乌克兰安全服务的道路。 - 那时我喜欢胜利的味道。 对于他的培训和运动的同事，我取得了成功，并实现了他们的目标，以下是运动员。</text:p>
      <text:p text:style-name="P4">
欧洲锦标赛参加了来自26个国家 /地区的900多名参与者。 比赛在摩尔多瓦共和国举行。</text:p>
      <text:p text:style-name="P4">
在激烈的斗争中，决斗和青年已经进行了，乌克兰队分别赢得了铜牌和白银。 领先 - 成人和退伍军人的竞争。 欧洲重新的锦标赛将持续到6月18日。</text:p>
      <text:p text:style-name="P4">
News Source: <text:a xlink:type="simple" xlink:href="https://armyinform.com.ua/2023/06/14/lvivskyj-liczeyist-gidno-debyutuvav-na-chempionati-yevropy-z-armrestlingu/" text:style-name="Internet_20_link" text:visited-style-name="Visited_20_Internet_20_Link">
https://armyinform.com.ua/2023/06/14/lvivskyj-liczeyist-gidno-debyutuvav-na-chempionati-yevropy-z-armrestlingu/</text:a>
</text:p>
      <!--NEWS-->
      <text:h text:style-name="P10" text:outline-level="1">
<text:span text:style-name="T4">
在武装部队和胜利的帮助下，有时值得一两天的新闻 - 安娜·马利亚（Anna Malyar）</text:span>
</text:h>
      <text:p text:style-name="P4">
作者: ['Анастасія Олехнович']</text:p>
      <text:p text:style-name="P4">
时间: 2023-06-14T93:00:00-04:00</text:p>
      <text:p text:style-name="P4">
描述: 信息Campanay Pid Hour to Netopa计划，有一场维科诺...与乌克兰2022年的战争，与乌克兰与乌克兰的最新消息，今天与乌克兰2022年的新闻战争，今天将在乌克兰和俄罗斯之间发动战争，何时战争，一场战争，一场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5/ganna-malyar-1.jpg" text:style-name="Internet_20_link" text:visited-style-name="Visited_20_Internet_20_Link">
ganna-malyar-1.jpg</text:a>
']</text:p>
      <text:p text:style-name="P4">
标签: ['STOPRUSSIA', 'АГРЕСІЯ РФ', 'ВТОРГНЕННЯ РФ', 'ГАННА МАЛЯР', 'ГШ ЗСУ']</text:p>
      <text:p text:style-name="P4">
类别: News</text:p>
      <!--METADATA-->
      <text:p text:style-name="P4">
<draw:frame draw:style-name="fr1" draw:name="Image330" text:anchor-type="as-char" svg:width="6.9236in" svg:height="4.339965in" draw:z-index="0">
<draw:image xlink:href="../Images/AРМІЯINFORM/2023-06-14T93-00-00-04-00/ganna-malyar-1.jpg" xlink:type="simple" xlink:show="embed" xlink:actuate="onLoad" draw:mime-type="image/jpeg"/>
</draw:frame>
进攻期间的信息运动是军事计划的一部分，它也描述了一项重要的任务。 统一新闻在Tele Scale的广播中报道了这一点。</text:p>
      <ul>
        <li>
我们的信息政策的关键任务是帮助和支持武装部队， - 安娜·马利亚(Anna Malyar)说。  - 事件发生的那一刻无法发出军事信息。 例如，如果我们的军队由某个定居点释放，则需要时间去Tamskar。 如果我们在发生时直接报告该版本，我们只会带走士兵们在活动中巩固的机会。 毕竟，敌人使用开放的泉水很快做出决定并做出回应。 在武装部队和胜利的帮助下，有时值得等待新闻报道。</li>
      </ul>
      <text:p text:style-name="P4">
News Source: <text:a xlink:type="simple" xlink:href="https://armyinform.com.ua/2023/06/14/zarady-dopomogy-zsu-i-peremogy-inodi-varto-dobu-chy-dvi-pochekaty-iz-vysvitlennyam-novyn-ganna-malyar/" text:style-name="Internet_20_link" text:visited-style-name="Visited_20_Internet_20_Link">
https://armyinform.com.ua/2023/06/14/zarady-dopomogy-zsu-i-peremogy-inodi-varto-dobu-chy-dvi-pochekaty-iz-vysvitlennyam-novyn-ganna-malyar/</text:a>
</text:p>
      <!--NEWS-->
      <text:h text:style-name="P10" text:outline-level="1">
<text:span text:style-name="T4">
总统指出了320名士兵，其中128名 - 死后</text:span>
</text:h>
      <text:p text:style-name="P4">
作者: ['АРМІЯINFORM']</text:p>
      <text:p text:style-name="P4">
时间: 2023-06-14T94:00:00-04:00</text:p>
      <text:p text:style-name="P4">
描述: 总统Volodymyr Zelensky Vidniy由Nagrodes的主权320 Zakhisniklav Ukrainian，...与乌克兰2022年的战争，与乌克兰与乌克兰的最新新闻，与乌克兰2022年的新闻战争，今天与乌克兰2022年的新闻战争，乌克兰和俄罗斯和俄罗斯和俄罗斯之间的战争将会发生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2/12/nagorody.jpg" text:style-name="Internet_20_link" text:visited-style-name="Visited_20_Internet_20_Link">
nagorody.jpg</text:a>
']</text:p>
      <text:p text:style-name="P4">
标签: ['STOPRUSSIA', 'АГРЕСІЯ РФ', 'ВОЛОДИМИР ЗЕЛЕНСЬКИЙ', 'ВТОРГНЕННЯ РФ']</text:p>
      <text:p text:style-name="P4">
类别: News</text:p>
      <!--METADATA-->
      <text:p text:style-name="P4">
<draw:frame draw:style-name="fr1" draw:name="Image331" text:anchor-type="as-char" svg:width="6.9236in" svg:height="3.63489in" draw:z-index="0">
<draw:image xlink:href="../Images/AРМІЯINFORM/2023-06-14T94-00-00-04-00/nagorody.jpg" xlink:type="simple" xlink:show="embed" xlink:actuate="onLoad" draw:mime-type="image/jpeg"/>
</draw:frame>
说明性照片</text:p>
      <text:p text:style-name="P4">
沃迪米尔总统Zelenskyy庆祝了乌克兰的320名捍卫者，其中128名死后。</text:p>
      <text:p text:style-name="P4">
许多相关法令已在国家元首网站上发布。</text:p>
      <text:p text:style-name="P4">
根据文件，该奖项是为了个人的勇气，揭示了乌克兰的国家主权和领土完整，无私的军事履行。</text:p>
      <text:p text:style-name="P4">
是的，由法令<text:a xlink:type="simple" xlink:href="https://www.president.gov.ua/documents/3302023-47041" text:style-name="Internet_20_link" text:visited-style-name="Visited_20_Internet_20_Link">
第330/2023号</text:a>
总统决定授予126名军人，其中的军人 -  87.ukaz <text:a xlink:type="simple" xlink:href="https://www.president.gov.ua/documents/3312023-47037" text:style-name="Internet_20_link" text:visited-style-name="Visited_20_Internet_20_Link">
第331/2023号</text:a>
94名捍卫者被授予，其中25名死后是。</text:p>
      <text:p text:style-name="P4">
捍卫者被任命为Bohdan Khmelnitsky的命令和“ For Courage”，“为乌克兰军事服役”，“祖国的捍卫者”和“为了挽救生命”的奖牌。</text:p>
      <text:p text:style-name="P4">
法令<text:a xlink:type="simple" xlink:href="https://www.president.gov.ua/documents/3322023-47045" text:style-name="Internet_20_link" text:visited-style-name="Visited_20_Internet_20_Link">
第332/2023号</text:a>
国家元首授予41名军事，其中八名 - 死后。</text:p>
      <text:p text:style-name="P4">
根据法令<text:a xlink:type="simple" xlink:href="https://www.president.gov.ua/documents/3332023-46949" text:style-name="Internet_20_link" text:visited-style-name="Visited_20_Internet_20_Link">
第333/2023号</text:a>
59名捍卫者是奖项，其中8个是死后的。 他们被任命为Khmelnitsky的命令和“勇气”，乌克兰军事服役的奖牌和“祖国捍卫者”。</text:p>
      <text:p text:style-name="P4">
News Source: <text:a xlink:type="simple" xlink:href="https://armyinform.com.ua/2023/06/14/prezydent-vidznachyv-derzhnagorodamy-320-vijskovyh-128-z-nyh-posmertno/" text:style-name="Internet_20_link" text:visited-style-name="Visited_20_Internet_20_Link">
https://armyinform.com.ua/2023/06/14/prezydent-vidznachyv-derzhnagorodamy-320-vijskovyh-128-z-nyh-posmertno/</text:a>
</text:p>
      <!--NEWS-->
      <text:h text:style-name="P10" text:outline-level="1">
<text:span text:style-name="T4">
在Dnipropetrovsk地区，Destanti勇士在鞭打的IL-76飞机中向死去的兄弟致敬</text:span>
</text:h>
      <text:p text:style-name="P4">
作者: ['АРМІЯINFORM']</text:p>
      <text:p text:style-name="P4">
时间: 2023-06-14T95:00:00-04:00</text:p>
      <text:p text:style-name="P4">
描述: 14蠕虫在Dnipri，在ATO英雄的啤酒中，我们抱怨要去Nagodia 8 Rir ...与乌克兰2022年的战争，与乌克兰的最新消息，今天与乌克兰2022年的战争，今天会有乌克兰和俄罗斯之间的战争以及2022年与乌克兰的战争将是不久的</text:p>
      <text:p text:style-name="P4">
图片: ['<text:a xlink:type="simple" xlink:href="https://armyinform.com.ua/wp-content/uploads/2023/06/photo_5210797707151658625_y.jpg" text:style-name="Internet_20_link" text:visited-style-name="Visited_20_Internet_20_Link">
photo_5210797707151658625_y.jpg</text:a>
', '<text:a xlink:type="simple" xlink:href="https://armyinform.com.ua/wp-content/uploads/2023/06/photo_5210797707151658628_y-150x150.jpg" text:style-name="Internet_20_link" text:visited-style-name="Visited_20_Internet_20_Link">
photo_5210797707151658628_y-150x150.jpg</text:a>
', '<text:a xlink:type="simple" xlink:href="https://armyinform.com.ua/wp-content/uploads/2023/06/photo_5210797707151658629_y-150x150.jpg" text:style-name="Internet_20_link" text:visited-style-name="Visited_20_Internet_20_Link">
photo_5210797707151658629_y-150x150.jpg</text:a>
', '<text:a xlink:type="simple" xlink:href="https://armyinform.com.ua/wp-content/uploads/2023/06/photo_5210797707151658630_y-150x150.jpg" text:style-name="Internet_20_link" text:visited-style-name="Visited_20_Internet_20_Link">
photo_5210797707151658630_y-150x150.jpg</text:a>
', '<text:a xlink:type="simple" xlink:href="https://armyinform.com.ua/wp-content/uploads/2023/06/photo_5210797707151658626_y-150x150.jpg" text:style-name="Internet_20_link" text:visited-style-name="Visited_20_Internet_20_Link">
photo_5210797707151658626_y-150x150.jpg</text:a>
']</text:p>
      <text:p text:style-name="P4">
标签: ['STOPRUSSIA', 'АГРЕСІЯ РФ', 'ВТОРГНЕННЯ РФ', 'ДШВ']</text:p>
      <text:p text:style-name="P4">
类别: News</text:p>
      <!--METADATA-->
      <text:p text:style-name="P4">
<draw:frame draw:style-name="fr1" draw:name="Image332" text:anchor-type="as-char" svg:width="6.9236in" svg:height="5.544289in" draw:z-index="0">
<draw:image xlink:href="../Images/AРМІЯINFORM/2023-06-14T95-00-00-04-00/photo_5210797707151658625_y.jpg" xlink:type="simple" xlink:show="embed" xlink:actuate="onLoad" draw:mime-type="image/jpeg"/>
</draw:frame>
据《无线电自由通讯员》报道，6月14日，晚上在DNIEPER的DNIEPER，在ATO的英雄小巷里，卢根斯克附近的武装分子持有乌克兰飞机IL-76节拍8周年的哀悼措施。 当时，有49名乌克兰军人被杀，其中33名是Dnipropetrovsk的本地人。</text:p>
      <text:p text:style-name="P4">
关于它<text:a xlink:type="simple" xlink:href="https://t.me/ua_dshv/1253" text:style-name="Internet_20_link" text:visited-style-name="Visited_20_Internet_20_Link">
报告</text:a>
DSHV命令。</text:p>
      <text:p text:style-name="P4">
<text:a xlink:type="simple" xlink:href="https://armyinform.com.ua/wp-content/uploads/2023/06/photo_5210797707151658628_y.jpg" text:style-name="Internet_20_link" text:visited-style-name="Visited_20_Internet_20_Link">
!(Images/AРМІЯINFORM/2023-06-14T95-00-00-04-00/photo_5210797707151658628_y-150x150.jpg)</text:a>
</text:p>
      <text:p text:style-name="P4">
<text:a xlink:type="simple" xlink:href="https://armyinform.com.ua/wp-content/uploads/2023/06/photo_5210797707151658629_y.jpg" text:style-name="Internet_20_link" text:visited-style-name="Visited_20_Internet_20_Link">
<draw:frame draw:style-name="fr1" draw:name="Image333" text:anchor-type="as-char" svg:width="6.9236in" svg:height="6.9236in" draw:z-index="0">
<draw:image xlink:href="../Images/AРМІЯINFORM/2023-06-14T95-00-00-04-00/photo_5210797707151658629_y-150x150.jpg" xlink:type="simple" xlink:show="embed" xlink:actuate="onLoad" draw:mime-type="image/jpeg"/>
</draw:frame>
</text:a>
</text:p>
      <text:p text:style-name="P4">
<text:a xlink:type="simple" xlink:href="https://armyinform.com.ua/wp-content/uploads/2023/06/photo_5210797707151658630_y.jpg" text:style-name="Internet_20_link" text:visited-style-name="Visited_20_Internet_20_Link">
<draw:frame draw:style-name="fr1" draw:name="Image334" text:anchor-type="as-char" svg:width="6.9236in" svg:height="6.9236in" draw:z-index="0">
<draw:image xlink:href="../Images/AРМІЯINFORM/2023-06-14T95-00-00-04-00/photo_5210797707151658630_y-150x150.jpg" xlink:type="simple" xlink:show="embed" xlink:actuate="onLoad" draw:mime-type="image/jpeg"/>
</draw:frame>
</text:a>
</text:p>
      <text:p text:style-name="P4">
<text:a xlink:type="simple" xlink:href="https://armyinform.com.ua/wp-content/uploads/2023/06/photo_5210797707151658626_y.jpg" text:style-name="Internet_20_link" text:visited-style-name="Visited_20_Internet_20_Link">
<draw:frame draw:style-name="fr1" draw:name="Image335" text:anchor-type="as-char" svg:width="6.9236in" svg:height="6.9236in" draw:z-index="0">
<draw:image xlink:href="../Images/AРМІЯINFORM/2023-06-14T95-00-00-04-00/photo_5210797707151658626_y-150x150.jpg" xlink:type="simple" xlink:show="embed" xlink:actuate="onLoad" draw:mime-type="image/jpeg"/>
</draw:frame>
</text:a>
该活动是由乌克兰少将马克西姆·米尔戈罗德斯基(Maxim Mirgorodsky)武装部队的陆军指挥官参加的，该武装部队是尤里·塔兰(Yuri Taran)的Cherkasy United社区的负责人，社区代表和名誉嘉宾。</text:p>
      <text:p text:style-name="P4">
堕落的英雄们以沉默的时刻感到荣幸，并用雕刻的名字铺设了言语的花朵。</text:p>
      <text:p text:style-name="P4">
“九年来已经过去了可怕的悲剧，但痛苦没有消退!我们必须为每位乌克兰战士报仇!我们将赢得子孙后代的未来，以纪念那些看着我们的人……”  - 他参与了信息。</text:p>
      <text:p text:style-name="P4">
News Source: <text:a xlink:type="simple" xlink:href="https://armyinform.com.ua/2023/06/14/na-dnipropetrovshhyni-voyiny-desantnyky-vshanuvaly-zagyblyh-pobratymiv-u-zbytomu-litaku-il-76/" text:style-name="Internet_20_link" text:visited-style-name="Visited_20_Internet_20_Link">
https://armyinform.com.ua/2023/06/14/na-dnipropetrovshhyni-voyiny-desantnyky-vshanuvaly-zagyblyh-pobratymiv-u-zbytomu-litaku-il-76/</text:a>
</text:p>
      <!--NEWS-->
      <text:h text:style-name="P10" text:outline-level="1">
<text:span text:style-name="T4">
水力技术开垦损失已经超过1500亿</text:span>
</text:h>
      <text:p text:style-name="P4">
作者: ['АРМІЯINFORM']</text:p>
      <text:p text:style-name="P4">
时间: 2023-06-14T96:00:00-04:00</text:p>
      <text:p text:style-name="P4">
描述: 帕德里瓦（Pidriva）的人民 - 卡科沃（Kakhovo Ges） - 《 teroristic法案》，雅基（Yaki），偷偷摸摸没有一点……与乌克兰2022年的战争，与乌克兰的最新新闻，今天与乌克兰2022年的新闻战争，乌克兰和俄罗斯与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6/melioracz.jpeg" text:style-name="Internet_20_link" text:visited-style-name="Visited_20_Internet_20_Link">
melioracz.jpeg</text:a>
']</text:p>
      <text:p text:style-name="P4">
标签: ['STOPRUSSIA', 'АГРЕСІЯ РФ', 'ВЕРХОВА РАДА УКРАЇНИ', 'ВТОРГНЕННЯ РФ']</text:p>
      <text:p text:style-name="P4">
类别: News</text:p>
      <!--METADATA-->
      <text:p text:style-name="P4">
<draw:frame draw:style-name="fr1" draw:name="Image336" text:anchor-type="as-char" svg:width="6.9236in" svg:height="3.565654in" draw:z-index="0">
<draw:image xlink:href="../Images/AРМІЯINFORM/2023-06-14T96-00-00-04-00/melioracz.jpeg" xlink:type="simple" xlink:show="embed" xlink:actuate="onLoad" draw:mime-type="image/jpeg"/>
</draw:frame>
农业土地政策委员会说，破坏卡科夫斯卡亚水电站是一项恐怖行为，它创造了世界粮食安全。</text:p>
      <text:p text:style-name="P4">
关于它<text:a xlink:type="simple" xlink:href="https://www.rada.gov.ua/news/news_kom/237726.html" text:style-name="Internet_20_link" text:visited-style-name="Visited_20_Internet_20_Link">
报告</text:a>
乌克兰的Verkhovna Rada。</text:p>
      <text:p text:style-name="P4">
因此，根据农业政策部的说法，由于卡科夫卡水力发电站的爆炸，填海系统和渠道的国家财产损失占150-1.60亿UAH。 可以在领土的DE占领之后确定准确的数据。 有可能被占用者摧毁或拆除系统。</text:p>
      <text:p text:style-name="P4">
如果不恢复供水的来源，就不可能在不久的将来谈论灌溉农业。</text:p>
      <text:p text:style-name="P4">
应当提醒，卡科夫斯基水库是94％的Ucherson Systems的灌溉来源，在Zaporizhzhia中为74％，在Zaporizhzhia中，在Dnipropetrovsk地区，Kakhovka储层是5.84亿公顷的陆地，水的来源。被提供灌溉。 特别是，北克里梅斯基(North Krymesky)的Kakhovsky主要频道服务为3.26亿公顷-3.97千名施法者提供服务。 此外，Zaporizhzhya，Kherson和Dnipropetrovsk地区的许多系统在灌溉总面积为21.83千公顷。</text:p>
      <text:p text:style-name="P4">
News Source: <text:a xlink:type="simple" xlink:href="https://armyinform.com.ua/2023/06/14/zbytky-gidrotehnichnoyi-melioracziyi-vzhe-syagnuly-ponad-150-mlrd-gryven/" text:style-name="Internet_20_link" text:visited-style-name="Visited_20_Internet_20_Link">
https://armyinform.com.ua/2023/06/14/zbytky-gidrotehnichnoyi-melioracziyi-vzhe-syagnuly-ponad-150-mlrd-gryven/</text:a>
</text:p>
      <!--NEWS-->
      <text:h text:style-name="P10" text:outline-level="1">
<text:span text:style-name="T4">
总参谋部展示了乌克兰军人如何在英国训练</text:span>
</text:h>
      <text:p text:style-name="P4">
作者: ['АРМІЯINFORM']</text:p>
      <text:p text:style-name="P4">
时间: 2023-06-14T97:00:00-04:00</text:p>
      <text:p text:style-name="P4">
描述: Domedino Domoga的原则 -  Chich Patanni的一名伴侣是Izhstroy的遵守者...与乌克兰2022年的战争，与乌克兰的最新消息，今天与乌克兰的新闻战争，今天与乌克兰2022年的新闻战争，乌克兰和乌克兰之间的战争将会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6/352398563_605743111738771_4355299668757879123_n.jpg" text:style-name="Internet_20_link" text:visited-style-name="Visited_20_Internet_20_Link">
352398563_605743111738771_4355299668757879123_n.jpg</text:a>
', '<text:a xlink:type="simple" xlink:href="https://armyinform.com.ua/wp-content/uploads/2023/06/351807647_605743235072092_4169944854559483626_n-150x150.jpg" text:style-name="Internet_20_link" text:visited-style-name="Visited_20_Internet_20_Link">
351807647_605743235072092_4169944854559483626_n-150x150.jpg</text:a>
', '<text:a xlink:type="simple" xlink:href="https://armyinform.com.ua/wp-content/uploads/2023/06/353611116_605743188405430_2135092411695022713_n-150x150.jpg" text:style-name="Internet_20_link" text:visited-style-name="Visited_20_Internet_20_Link">
353611116_605743188405430_2135092411695022713_n-150x150.jpg</text:a>
', '<text:a xlink:type="simple" xlink:href="https://armyinform.com.ua/wp-content/uploads/2023/06/351867136_605743171738765_1196705591498509894_n-150x150.jpg" text:style-name="Internet_20_link" text:visited-style-name="Visited_20_Internet_20_Link">
351867136_605743171738765_1196705591498509894_n-150x150.jpg</text:a>
', '<text:a xlink:type="simple" xlink:href="https://armyinform.com.ua/wp-content/uploads/2023/06/352229570_605743101738772_7500354294473391595_n-150x150.jpg" text:style-name="Internet_20_link" text:visited-style-name="Visited_20_Internet_20_Link">
352229570_605743101738772_7500354294473391595_n-150x150.jpg</text:a>
', '<text:a xlink:type="simple" xlink:href="https://armyinform.com.ua/wp-content/uploads/2023/06/352664140_605743135072102_4711381255997021380_n-150x150.jpg" text:style-name="Internet_20_link" text:visited-style-name="Visited_20_Internet_20_Link">
352664140_605743135072102_4711381255997021380_n-150x150.jpg</text:a>
']</text:p>
      <text:p text:style-name="P4">
标签: ['STOPRUSSIA', 'АГРЕСІЯ РФ', 'ВІЙНА', 'ВТОРГНЕННЯ РФ', 'ГШ ЗС УКРАЇНИ']</text:p>
      <text:p text:style-name="P4">
类别: News</text:p>
      <!--METADATA-->
      <text:p text:style-name="P4">
<draw:frame draw:style-name="fr1" draw:name="Image337" text:anchor-type="as-char" svg:width="6.9236in" svg:height="4.615733in" draw:z-index="0">
<draw:image xlink:href="../Images/AРМІЯINFORM/2023-06-14T97-00-00-04-00/352398563_605743111738771_4355299668757879123_n.jpg" xlink:type="simple" xlink:show="embed" xlink:actuate="onLoad" draw:mime-type="image/jpeg"/>
</draw:frame>
Domedic援助的一般原则 - 正是在这些问题上，Heimevernetforsvaret的挪威国民警卫队和武装部队英军的陆军在训练乌克兰的武装部队在多国培训行动的框架内训练乌克兰武装部队，在王国时期，英军军队在陆军的支持人员中。</text:p>
      <text:p text:style-name="P4">
北约的同事和科尔布斯在理论上和实际上继续继续教授乌克兰军人和军人在战斗条件下的命运援助概念：如何使用以及如何使用转盘的技术收集。 还有一些方法可以移动惊喜或受伤，阻止生命危及生命的出血区域。</text:p>
      <text:p text:style-name="P4">
<text:a xlink:type="simple" xlink:href="https://armyinform.com.ua/wp-content/uploads/2023/06/351807647_605743235072092_4169944854559483626_n.jpg" text:style-name="Internet_20_link" text:visited-style-name="Visited_20_Internet_20_Link">
!(Images/AРМІЯINFORM/2023-06-14T97-00-00-04-00/351807647_605743235072092_4169944854559483626_n-150x150.jpg)</text:a>
</text:p>
      <text:p text:style-name="P4">
<text:a xlink:type="simple" xlink:href="https://armyinform.com.ua/wp-content/uploads/2023/06/353611116_605743188405430_2135092411695022713_n.jpg" text:style-name="Internet_20_link" text:visited-style-name="Visited_20_Internet_20_Link">
<draw:frame draw:style-name="fr1" draw:name="Image338" text:anchor-type="as-char" svg:width="6.9236in" svg:height="6.9236in" draw:z-index="0">
<draw:image xlink:href="../Images/AРМІЯINFORM/2023-06-14T97-00-00-04-00/353611116_605743188405430_2135092411695022713_n-150x150.jpg" xlink:type="simple" xlink:show="embed" xlink:actuate="onLoad" draw:mime-type="image/jpeg"/>
</draw:frame>
</text:a>
</text:p>
      <text:p text:style-name="P4">
<text:a xlink:type="simple" xlink:href="https://armyinform.com.ua/wp-content/uploads/2023/06/351867136_605743171738765_1196705591498509894_n.jpg" text:style-name="Internet_20_link" text:visited-style-name="Visited_20_Internet_20_Link">
<draw:frame draw:style-name="fr1" draw:name="Image339" text:anchor-type="as-char" svg:width="6.9236in" svg:height="6.9236in" draw:z-index="0">
<draw:image xlink:href="../Images/AРМІЯINFORM/2023-06-14T97-00-00-04-00/351867136_605743171738765_1196705591498509894_n-150x150.jpg" xlink:type="simple" xlink:show="embed" xlink:actuate="onLoad" draw:mime-type="image/jpeg"/>
</draw:frame>
</text:a>
</text:p>
      <text:p text:style-name="P4">
<text:a xlink:type="simple" xlink:href="https://armyinform.com.ua/wp-content/uploads/2023/06/352229570_605743101738772_7500354294473391595_n.jpg" text:style-name="Internet_20_link" text:visited-style-name="Visited_20_Internet_20_Link">
<draw:frame draw:style-name="fr1" draw:name="Image340" text:anchor-type="as-char" svg:width="6.9236in" svg:height="6.9236in" draw:z-index="0">
<draw:image xlink:href="../Images/AРМІЯINFORM/2023-06-14T97-00-00-04-00/352229570_605743101738772_7500354294473391595_n-150x150.jpg" xlink:type="simple" xlink:show="embed" xlink:actuate="onLoad" draw:mime-type="image/jpeg"/>
</draw:frame>
</text:a>
</text:p>
      <text:p text:style-name="P4">
<text:a xlink:type="simple" xlink:href="https://armyinform.com.ua/wp-content/uploads/2023/06/352664140_605743135072102_4711381255997021380_n.jpg" text:style-name="Internet_20_link" text:visited-style-name="Visited_20_Internet_20_Link">
<draw:frame draw:style-name="fr1" draw:name="Image341" text:anchor-type="as-char" svg:width="6.9236in" svg:height="6.9236in" draw:z-index="0">
<draw:image xlink:href="../Images/AРМІЯINFORM/2023-06-14T97-00-00-04-00/352664140_605743135072102_4711381255997021380_n-150x150.jpg" xlink:type="simple" xlink:show="embed" xlink:actuate="onLoad" draw:mime-type="image/jpeg"/>
</draw:frame>
</text:a>
这项培训使您可以提高战术医学的获得技能，以增加乌克兰武装部队为捍卫乌克兰的各种情况下的人身安全和保障。</text:p>
      <text:p text:style-name="P4">
在挪威武装部队和英国武装部队的教练和讲师的专家指导下，乌克兰武装部队的新兵已经为战斗条件做好了准备。这是无价的，因为乌克兰人民继续为自己的生活权利，独立和民主国家而战。</text:p>
      <text:p text:style-name="P4">
2022年到达英国，诺维吉伯王国武装部队的临时军人和军事人员参加了在英国领导人的乌克兰新兵培训计划，与其他伙伴国家一起参加了培训。</text:p>
      <text:p text:style-name="P4">
资料来源：<text:a xlink:type="simple" xlink:href="https://www.facebook.com/GeneralStaff.ua/posts/pfbid0Ld2bZJCp1BpNz5YYgKjcGXJk1kywTb8dfWrHEbaHQfS8XoHRpiB83KFqdLs8tqosl" text:style-name="Internet_20_link" text:visited-style-name="Visited_20_Internet_20_Link">
GSZSU</text:a>
</text:p>
      <text:p text:style-name="P4">
News Source: <text:a xlink:type="simple" xlink:href="https://armyinform.com.ua/2023/06/14/genshtab-pokazav-yak-trenuyut-ukrayinskyh-vijskovosluzhbovcziv-u-velykij-brytaniyi/" text:style-name="Internet_20_link" text:visited-style-name="Visited_20_Internet_20_Link">
https://armyinform.com.ua/2023/06/14/genshtab-pokazav-yak-trenuyut-ukrayinskyh-vijskovosluzhbovcziv-u-velykij-brytaniyi/</text:a>
</text:p>
      <!--NEWS-->
      <text:h text:style-name="P10" text:outline-level="1">
<text:span text:style-name="T4">
当废墟消失时，它不仅会失去侵略者，而且会失去侵略的想法 - 乌克兰总统</text:span>
</text:h>
      <text:p text:style-name="P4">
作者: ['АРМІЯINFORM']</text:p>
      <text:p text:style-name="P4">
时间: 2023-06-14T98:00:00-04:00</text:p>
      <text:p text:style-name="P4">
描述: Puppy IZ IZ总统波兰和Jam Dudoy -Godinna Rozmova，在Uspekova之前...与乌克兰2022年的战争，与乌克兰与乌克兰的最新消息，今天与乌克兰的新闻，乌克兰2022年最后一次战争，乌克兰和俄罗斯和战争之间的战争将发生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6/60d462d34973fbfc331efbabaa2d16ff_1686166501_extra_large.jpeg" text:style-name="Internet_20_link" text:visited-style-name="Visited_20_Internet_20_Link">
60d462d34973fbfc331efbabaa2d16ff_1686166501_extra_large.jpeg</text:a>
']</text:p>
      <text:p text:style-name="P4">
标签: ['STOPRUSSIA', 'АГРЕСІЯ РФ', 'ВОЛОДИМИР ЗЕЛЕНСЬКИЙ', 'ВТОРГНЕННЯ РФ']</text:p>
      <text:p text:style-name="P4">
类别: News</text:p>
      <!--METADATA-->
      <text:p text:style-name="P4">
<draw:frame draw:style-name="fr1" draw:name="Image342" text:anchor-type="as-char" svg:width="6.9236in" svg:height="4.644693in" draw:z-index="0">
<draw:image xlink:href="../Images/AРМІЯINFORM/2023-06-14T98-00-00-04-00/60d462d34973fbfc331efbabaa2d16ff_1686166501_extra_large.jpeg" xlink:type="simple" xlink:show="embed" xlink:actuate="onLoad" draw:mime-type="image/jpeg"/>
</draw:frame>
乌克兰Volodymyr Zelenskyy总裁</text:p>
      <text:p text:style-name="P4">
他只是与波兰Andrzej Duda总统进行了交谈 - 首先是每小时的对话。 现在，战场上的情况，我们的士兵武器，炮弹。 感谢实施先前的国防安排。</text:p>
      <text:p text:style-name="P4">
当然，在每次对话中，我们都非常关注和平陈述的长期安全，而不仅仅是对我们。 总是有效。</text:p>
      <text:p text:style-name="P4">
波兰很现实地认为乌克兰在北约成员的需求。 和这个目标需求。 我们一起为维尔纽斯联盟峰会开发了特定内容。 这正是俄罗斯假设应该完全破坏北约仍然害怕俄罗斯的那一刻。 这样的假设为俄罗斯积极的野心提供了。 我们已经并且可以中和。 感谢乌克兰的支持和北约的真正加强。</text:p>
      <text:p text:style-name="P4">
不仅在今天，而且整个星期，我们都在为乌克兰的恢复做准备，乌克兰将于下周举行。 这将是一个重要的事件，是一个非常有代表的事件，它将团结恢复我们国家和人民正常生活的高级和商业努力。 乌克兰的主要原则是简单而公平的，阿萨姆：乌克兰没有废墟。 我们将重建一切，我们将恢复一切，并且我们确切地知道什么时机以及应采取何种力量来击败俄罗斯侵略和我们的重建。 当废墟消失时，不仅是侵略者，而且是侵略的想法。 会的。</text:p>
      <text:p text:style-name="P4">
每天，在为这次伦敦会议做准备时，我们举行了漫长而深刻的准备会议 - 所有必要的国家机构都涉及不同的水平。 我们为愿景做了一切，乌克兰的愿景(一如既往，有意义)已经准备好了适当的国际安排水平。</text:p>
      <text:p text:style-name="P4">
我们继续与俄罗斯火箭生产的合作伙伴进行沟通。 如今，俄罗斯的非人类对敖德萨的另一个火箭发射器构成了“口径”。 这些“口径”的数十个组成部分位于俄罗斯。 显然，每种供应途径都是加强恐怖的方法。 全世界都有阻止所有这些道路的工具 - 来自每个国家的每个公司，其组件被俄罗斯导弹使用。请务必记住，我们在乌克兰有义务保护我们人民的生活和独立。 尊重我们的军队，尊重我们的士兵亲戚，尊重所有为国家而陪伴的人的妻子和男人。 感谢这些人是一件好事。 乌克兰非常感谢，值得每天展示。</text:p>
      <text:p text:style-name="P4">
谢谢所有正在为我们的胜利而战和努力的人!我尤其要感谢现在在我们国家东部和南部战斗中的每个人都开放了乌克兰战略空间，即胜利的运动空间。 我感谢所有现在都在人行道和防守中的人，他们席卷了入侵者的位置并反映了他们的旅行 - 谢谢大家，勇士，勇敢，持久性，持久性。</text:p>
      <text:p text:style-name="P4">
_ dudelo：<text:a xlink:type="simple" xlink:href="https://www.president.gov.ua/news/koli-ruyini-znikayut-prograye-ne-prosto-agresor-sama-ideya-a-83601" text:style-name="Internet_20_link" text:visited-style-name="Visited_20_Internet_20_Link">
乌克兰总统办公室</text:a>
_</text:p>
      <text:p text:style-name="P4">
News Source: <text:a xlink:type="simple" xlink:href="https://armyinform.com.ua/2023/06/14/koly-ruyiny-znykayut-to-prograye-ne-prosto-agresor-a-sama-ideya-agresiyi-prezydent-ukrayiny/" text:style-name="Internet_20_link" text:visited-style-name="Visited_20_Internet_20_Link">
https://armyinform.com.ua/2023/06/14/koly-ruyiny-znykayut-to-prograye-ne-prosto-agresor-a-sama-ideya-agresiyi-prezydent-ukrayiny/</text:a>
</text:p>
      <!--NEWS-->
      <text:h text:style-name="P10" text:outline-level="1">
<text:span text:style-name="T4">
短的。 战争。 第476天。视频</text:span>
</text:h>
      <text:p text:style-name="P4">
作者: ['АРМІЯINFORM']</text:p>
      <text:p text:style-name="P4">
时间: 2023-06-14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a xlink:type="simple" xlink:href="https://armyinform.com.ua/wp-content/uploads/2023/05/sytuacziya-na-fronti.jpg" text:style-name="Internet_20_link" text:visited-style-name="Visited_20_Internet_20_Link">
sytuacziya-na-fronti.jpg</text:a>
']</text:p>
      <text:p text:style-name="P4">
标签: ['STOPRUSSIA', 'АГРЕСІЯ РФ', 'ВТОРГНЕННЯ РФ', 'ГШ ЗСУ']</text:p>
      <text:p text:style-name="P4">
类别: News</text:p>
      <!--METADATA-->
      <text:p text:style-name="P4">
<draw:frame draw:style-name="fr1" draw:name="Image343" text:anchor-type="as-char" svg:width="6.9236in" svg:height="4.620011in" draw:z-index="0">
<draw:image xlink:href="../Images/AРМІЯINFORM/2023-06-14T99-00-00-04-00/sytuacziya-na-fronti.jpg" xlink:type="simple" xlink:show="embed" xlink:actuate="onLoad" draw:mime-type="image/jpeg"/>
</draw:frame>
正面的操作情况。 照片：AFS / Facebook</text:p>
      <text:p text:style-name="P4">
News Source: <text:a xlink:type="simple" xlink:href="https://armyinform.com.ua/2023/06/14/korotko-vijna-den-476-videodajdzhest/" text:style-name="Internet_20_link" text:visited-style-name="Visited_20_Internet_20_Link">
https://armyinform.com.ua/2023/06/14/korotko-vijna-den-476-videodajdzhest/</text:a>
</text:p>
      <!--NEWS-->
      <text:h text:style-name="P10" text:outline-level="1">
<text:span text:style-name="T4">
Bridlava敦促美国政府向乌克兰提供Atacams导弹</text:span>
</text:h>
      <text:p text:style-name="P4">
作者: Ukrinform (Person)</text:p>
      <text:p text:style-name="P4">
出版商: Укринформ (Organization)</text:p>
      <text:p text:style-name="P4">
出版时间: 2023-06-15T-1:27:00+03:00</text:p>
      <text:p text:style-name="P4">
修改时间: 2023-06-15T00:27:00+03:00</text:p>
      <text:p text:style-name="P4">
描述: 远程Atacams导弹系统提供的乌克兰将增强其土地资源，从而大大扩大赢得胜利的机会，并以简短的角度弥补武装部队缺乏军事空气资源。  - 乌克林。</text:p>
      <text:p text:style-name="P4">
图片: ['<text:a xlink:type="simple" xlink:href="https://static.ukrinform.com/photos/2016_03/thumb_files/630_360_1459323149-1537.jpg" text:style-name="Internet_20_link" text:visited-style-name="Visited_20_Internet_20_Link">
630_360_14593...</text:a>
']</text:p>
      <text:p text:style-name="P4">
标签: ['Ракета', 'США', 'Україна', 'ЗСУ', 'Війна з Росією', '#stoprussia']</text:p>
      <text:p text:style-name="P4">
类型: Article</text:p>
      <!--METADATA-->
      <text:p text:style-name="P4">
<draw:frame draw:style-name="fr1" draw:name="Image344" text:anchor-type="as-char" svg:width="6.9236in" svg:height="3.956343in" draw:z-index="0">
<draw:image xlink:href="../Images/yкринформ/2023-06-15T-1-27-00-03-00/630_360_1459323149-1537.jpg" xlink:type="simple" xlink:show="embed" xlink:actuate="onLoad" draw:mime-type="image/jpeg"/>
</draw:frame>
远程Atacams导弹系统为乌克兰提供的提供将增强其迷信资源，从而大大扩大胜利和弥补武装部队武装部队的机会。</text:p>
      <text:p text:style-name="P4">
菲利普·布里德拉夫(Philip Bridlav)退休，北约前北约总司令 - 北约总司令北约司令部周三宣布了这一评论，乌克林福姆通讯员报道。</text:p>
      <text:p text:style-name="P4">
“我相信乌克兰的土地资源不是完美的。 我想指出的第一件事，总体上没有足够的精确的枪支 - 我会直接说，atacams等(系统 - 编辑。)”</text:p>
      <text:p text:style-name="P4">
他非常赞赏尤其是英国的贡献，该贡献提供了武装部队<text:a xlink:type="simple" xlink:href="https://www.ukrinform.ua/tag-raketa" text:style-name="Internet_20_link" text:visited-style-name="Visited_20_Internet_20_Link">
火箭</text:a>
风暴阴影。 但是，他说，不仅需要这样的机会，而且可以由Atacams提供。</text:p>
      <text:p text:style-name="P4">
<text:span text:style-name="T4">
另请阅读：</text:span>
 <text:a xlink:type="simple" xlink:href="https://www.ukrinform.ua/rubric-world/3683016-stati-vvazaut-uridicno-nedijsnim-prizupinenna-ucasti-rosii-v-dogovori-snoiii.html" text:style-name="Internet_20_link" text:visited-style-name="Visited_20_Internet_20_Link">
国家考虑合法无效的暂停参与S-III的合同</text:a>
此外，Bridlava强调，这些远程系统可以弥补短期前景，即在对遥远目的的罢工方面，不足以提供乌克兰军事空中力量的资源。</text:p>
      <text:p text:style-name="P4">
正如乌克林福姆报道的那样，上周的美国花园双方代表<text:a xlink:type="simple" xlink:href="https://www.ukrinform.ua/rubric-polytics/3720801-cleni-kongresu-ssa-predstavili-rezoluciu-iz-zaklikom-peredati-ukraini-atacms.htm" text:style-name="Internet_20_link" text:visited-style-name="Visited_20_Internet_20_Link">
提出了决议</text:a>
呼吁拜登总统为乌克兰提供较大的Atacams半径。 他们坚信乌克兰的胜利将加速。</text:p>
      <text:p text:style-name="P4">
News Source: <text:a xlink:type="simple" xlink:href="https://www.ukrinform.ua/rubric-ato/3723025-bridlav-zaklikav-urad-ssa-zabezpeciti-ukrainu-raketami-atacams.html" text:style-name="Internet_20_link" text:visited-style-name="Visited_20_Internet_20_Link">
https://www.ukrinform.ua/rubric-ato/3723025-bridlav-zaklikav-urad-ssa-zabezpeciti-ukrainu-raketami-atacams.html</text:a>
</text:p>
      <!--NEWS-->
      <text:h text:style-name="P10" text:outline-level="1">
<text:span text:style-name="T4">
在乌克兰的大多数地区 - 一口空气警报</text:span>
</text:h>
      <text:p text:style-name="P4">
作者: Ukrinform (Person)</text:p>
      <text:p text:style-name="P4">
出版商: Укринформ (Organization)</text:p>
      <text:p text:style-name="P4">
出版时间: 2023-06-15T-2:14:00+03:00</text:p>
      <text:p text:style-name="P4">
修改时间: 2023-06-15T00:14:00+03:00</text:p>
      <text:p text:style-name="P4">
描述: 在乌克兰的大多数地区，都有空气焦虑的芽。  - 乌克林。</text:p>
      <text:p text:style-name="P4">
图片: ['<text:a xlink:type="simple" xlink:href="https://static.ukrinform.com/photos/2023_02/thumb_files/630_360_1677573461-244.jpg" text:style-name="Internet_20_link" text:visited-style-name="Visited_20_Internet_20_Link">
630_360_16775...</text:a>
']</text:p>
      <text:p text:style-name="P4">
标签: ['Війна з Росією', 'Повітряна тривога']</text:p>
      <text:p text:style-name="P4">
类型: Article</text:p>
      <!--METADATA-->
      <text:p text:style-name="P4">
<draw:frame draw:style-name="fr1" draw:name="Image345" text:anchor-type="as-char" svg:width="6.9236in" svg:height="3.956343in" draw:z-index="0">
<draw:image xlink:href="../Images/yкринформ/2023-06-15T-2-14-00-03-00/630_360_1677573461-244.jpg" xlink:type="simple" xlink:show="embed" xlink:actuate="onLoad" draw:mime-type="image/jpeg"/>
</draw:frame>
乌克兰的大多数地区 - 空中警报。</text:p>
      <text:p text:style-name="P4">
[地图]证明了这一点(https://map.ukrainealarm.com/)乌克林福姆报道，空气焦虑。</text:p>
      <text:p text:style-name="P4">
当前模式<text:a xlink:type="simple" xlink:href="https://www.ukrinform.ua/tag-povitrana-trivoga" text:style-name="Internet_20_link" text:visited-style-name="Visited_20_Internet_20_Link">
空气焦虑</text:a>
它存储在Zaporizhzhya，Donetsk，Luhansk地区和Arkcrim中。</text:p>
      <text:p text:style-name="P4">
<text:span text:style-name="T4">
另请阅读：</text:span>
 <text:a xlink:type="simple" xlink:href="https://www.ukrinform.ua/rubric-ato/3723023-zelenskij-kozen-slah-postacanna-komponentiv-dla-kalibriv-slah-posilenna-teroru-rf.html" text:style-name="Internet_20_link" text:visited-style-name="Visited_20_Internet_20_Link">
<text:span text:style-name="T4">
 Zelensky </text:span>
：为“口径”提供组件的每种方式 - 加强俄罗斯联邦恐怖的道路</text:a>
乌克兰早些时(https://www.ukrinform.ua/rubric-ato/3723021-po-vsij-ukraini-povitrana-trivoga.html) .</text:p>
      <text:p text:style-name="P4">
News Source: <text:a xlink:type="simple" xlink:href="https://www.ukrinform.ua/rubric-ato/3723024-u-bilsosti-oblastej-ukraini-vidboi-povitranoi-trivogi.html" text:style-name="Internet_20_link" text:visited-style-name="Visited_20_Internet_20_Link">
https://www.ukrinform.ua/rubric-ato/3723024-u-bilsosti-oblastej-ukraini-vidboi-povitranoi-trivogi.html</text:a>
</text:p>
      <!--NEWS-->
      <text:h text:style-name="P10" text:outline-level="1">
<text:span text:style-name="T4">
在乌克兰的大多数地区 - 一口空气警报</text:span>
</text:h>
      <text:p text:style-name="P4">
作者: Ukrinform (Person)</text:p>
      <text:p text:style-name="P4">
出版商: Укринформ (Organization)</text:p>
      <text:p text:style-name="P4">
出版时间: 2023-06-15T00:14:00+03:00</text:p>
      <text:p text:style-name="P4">
修改时间: 2023-06-15T00:14:00+03:00</text:p>
      <text:p text:style-name="P4">
描述: 在乌克兰的大多数地区，都有空气焦虑的芽。  - 乌克林。</text:p>
      <text:p text:style-name="P4">
图片: ['<text:a xlink:type="simple" xlink:href="https://static.ukrinform.com/photos/2023_02/thumb_files/630_360_1677573461-244.jpg" text:style-name="Internet_20_link" text:visited-style-name="Visited_20_Internet_20_Link">
630_360_16775...</text:a>
']</text:p>
      <text:p text:style-name="P4">
标签: ['Війна з Росією', 'Повітряна тривога']</text:p>
      <text:p text:style-name="P4">
类型: Article</text:p>
      <!--METADATA-->
      <text:p text:style-name="P4">
<draw:frame draw:style-name="fr1" draw:name="Image347" text:anchor-type="as-char" svg:width="6.9236in" svg:height="3.956343in" draw:z-index="0">
<draw:image xlink:href="../Images/yкринформ/2023-06-15T00-14-00-03-00/630_360_1677573461-244.jpg" xlink:type="simple" xlink:show="embed" xlink:actuate="onLoad" draw:mime-type="image/jpeg"/>
</draw:frame>
乌克兰的大多数地区 - 空中警报。</text:p>
      <text:p text:style-name="P4">
[地图]证明了这一点(https://map.ukrainealarm.com/)乌克林福姆报道，空气焦虑。</text:p>
      <text:p text:style-name="P4">
当前模式<text:a xlink:type="simple" xlink:href="https://www.ukrinform.ua/tag-povitrana-trivoga" text:style-name="Internet_20_link" text:visited-style-name="Visited_20_Internet_20_Link">
空气焦虑</text:a>
它存储在Zaporizhzhya，Donetsk，Luhansk地区和Arkcrim中。</text:p>
      <text:p text:style-name="P4">
<text:span text:style-name="T4">
另请阅读：</text:span>
 <text:a xlink:type="simple" xlink:href="https://www.ukrinform.ua/rubric-ato/3723023-zelenskij-kozen-slah-postacanna-komponentiv-dla-kalibriv-slah-posilenna-teroru-rf.html" text:style-name="Internet_20_link" text:visited-style-name="Visited_20_Internet_20_Link">
<text:span text:style-name="T4">
 Zelensky </text:span>
：为“口径”提供组件的每种方式 - 加强俄罗斯联邦恐怖的道路</text:a>
乌克兰早些时(https://www.ukrinform.ua/rubric-ato/3723021-po-vsij-ukraini-povitrana-trivoga.html) .</text:p>
      <text:p text:style-name="P4">
News Source: <text:a xlink:type="simple" xlink:href="https://www.ukrinform.ua/rubric-ato/3723024-u-bilsosti-oblastej-ukraini-vidboi-povitranoi-trivogi.html" text:style-name="Internet_20_link" text:visited-style-name="Visited_20_Internet_20_Link">
https://www.ukrinform.ua/rubric-ato/3723024-u-bilsosti-oblastej-ukraini-vidboi-povitranoi-trivogi.html</text:a>
</text:p>
      <!--NEWS-->
      <text:h text:style-name="P10" text:outline-level="1">
<text:span text:style-name="T4">
Bridlava敦促美国政府向乌克兰提供Atacams导弹</text:span>
</text:h>
      <text:p text:style-name="P4">
作者: Ukrinform (Person)</text:p>
      <text:p text:style-name="P4">
出版商: Укринформ (Organization)</text:p>
      <text:p text:style-name="P4">
出版时间: 2023-06-15T00:27:00+03:00</text:p>
      <text:p text:style-name="P4">
修改时间: 2023-06-15T00:27:00+03:00</text:p>
      <text:p text:style-name="P4">
描述: 远程Atacams导弹系统提供的乌克兰将增强其土地资源，从而大大扩大赢得胜利的机会，并以简短的角度弥补武装部队缺乏军事空气资源。  - 乌克林。</text:p>
      <text:p text:style-name="P4">
图片: ['<text:a xlink:type="simple" xlink:href="https://static.ukrinform.com/photos/2016_03/thumb_files/630_360_1459323149-1537.jpg" text:style-name="Internet_20_link" text:visited-style-name="Visited_20_Internet_20_Link">
630_360_14593...</text:a>
']</text:p>
      <text:p text:style-name="P4">
标签: ['Ракета', 'США', 'Україна', 'ЗСУ', 'Війна з Росією', '#stoprussia']</text:p>
      <text:p text:style-name="P4">
类型: Article</text:p>
      <!--METADATA-->
      <text:p text:style-name="P4">
<draw:frame draw:style-name="fr1" draw:name="Image349" text:anchor-type="as-char" svg:width="6.9236in" svg:height="3.956343in" draw:z-index="0">
<draw:image xlink:href="../Images/yкринформ/2023-06-15T00-27-00-03-00/630_360_1459323149-1537.jpg" xlink:type="simple" xlink:show="embed" xlink:actuate="onLoad" draw:mime-type="image/jpeg"/>
</draw:frame>
远程Atacams导弹系统为乌克兰提供的提供将增强其迷信资源，从而大大扩大胜利和弥补武装部队武装部队的机会。</text:p>
      <text:p text:style-name="P4">
菲利普·布里德拉夫(Philip Bridlav)退休，北约前北约总司令 - 北约总司令北约司令部周三宣布了这一评论，乌克林福姆通讯员报道。</text:p>
      <text:p text:style-name="P4">
“我相信乌克兰的土地资源不是完美的。 我想指出的第一件事，总体上没有足够的精确的枪支 - 我会直接说，atacams等(系统 - 编辑。)”</text:p>
      <text:p text:style-name="P4">
他非常赞赏尤其是英国的贡献，该贡献提供了武装部队<text:a xlink:type="simple" xlink:href="https://www.ukrinform.ua/tag-raketa" text:style-name="Internet_20_link" text:visited-style-name="Visited_20_Internet_20_Link">
火箭</text:a>
风暴阴影。 但是，他说，不仅需要这样的机会，而且可以由Atacams提供。</text:p>
      <text:p text:style-name="P4">
<text:span text:style-name="T4">
另请阅读：</text:span>
 <text:a xlink:type="simple" xlink:href="https://www.ukrinform.ua/rubric-world/3683016-stati-vvazaut-uridicno-nedijsnim-prizupinenna-ucasti-rosii-v-dogovori-snoiii.html" text:style-name="Internet_20_link" text:visited-style-name="Visited_20_Internet_20_Link">
国家考虑合法无效的暂停参与S-III的合同</text:a>
此外，Bridlava强调，这些远程系统可以弥补短期前景，即在对遥远目的的罢工方面，不足以提供乌克兰军事空中力量的资源。</text:p>
      <text:p text:style-name="P4">
正如乌克林福姆报道的那样，上周的美国花园双方代表<text:a xlink:type="simple" xlink:href="https://www.ukrinform.ua/rubric-polytics/3720801-cleni-kongresu-ssa-predstavili-rezoluciu-iz-zaklikom-peredati-ukraini-atacms.htm" text:style-name="Internet_20_link" text:visited-style-name="Visited_20_Internet_20_Link">
提出了决议</text:a>
呼吁拜登总统为乌克兰提供较大的Atacams半径。 他们坚信乌克兰的胜利将加速。</text:p>
      <text:p text:style-name="P4">
News Source: <text:a xlink:type="simple" xlink:href="https://www.ukrinform.ua/rubric-ato/3723025-bridlav-zaklikav-urad-ssa-zabezpeciti-ukrainu-raketami-atacams.html" text:style-name="Internet_20_link" text:visited-style-name="Visited_20_Internet_20_Link">
https://www.ukrinform.ua/rubric-ato/3723025-bridlav-zaklikav-urad-ssa-zabezpeciti-ukrainu-raketami-atacams.html</text:a>
</text:p>
      <!--NEWS-->
      <text:h text:style-name="P10" text:outline-level="1">
<text:span text:style-name="T4">
乌克兰的祖先为占领者做好了惊喜</text:span>
</text:h>
      <text:p text:style-name="P4">
作者: ['АРМІЯINFORM']</text:p>
      <text:p text:style-name="P4">
时间: 2023-06-15T99:00:00-04:00</text:p>
      <text:p text:style-name="P4">
描述: 关于ZSU的总部。 知道，我知道那些，Sho Rosiyski的热情...与乌克兰2022年的战争，今天与乌克兰最新新闻的战争，今天与乌克兰2022年的新闻战争，乌克兰和俄罗斯之间的战争将会发生战争他们说，在2022年与乌克兰战争，不久的将来会与乌克兰战争，他们说，今天与乌克兰的战争，今天的乌克兰新闻，乌克兰新闻，乌克兰媒体的乌克兰新闻</text:p>
      <text:p text:style-name="P4">
图片: []</text:p>
      <text:p text:style-name="P4">
标签: ['STOPRUSSIA', 'АГРЕСІЯ РФ', 'ВТОРГНЕННЯ РФ', 'ГШ ЗСУ']</text:p>
      <text:p text:style-name="P4">
类别: News</text:p>
      <!--METADATA-->
      <text:p text:style-name="P4">
关于它<text:a xlink:type="simple" xlink:href="https://www.facebook.com/GeneralStaff.ua/videos/176342055167955/" text:style-name="Internet_20_link" text:visited-style-name="Visited_20_Internet_20_Link">
报告</text:a>
武装部队的总人员。</text:p>
      <text:p text:style-name="P4">
乌克兰的萨普斯(Ukrainian Sappers)很好地知道，即使在坦克中，俄罗斯入侵者已经被我们的战士“固定”了，即使在坦克中，也试图躲在灌木丛中，在那里准备了一个惊喜。</text:p>
      <text:p text:style-name="P4">
遗嘱说：“转弯不存在，但有一部喜剧而不是恐怖电影。”</text:p>
      <text:p text:style-name="P4">
News Source: <text:a xlink:type="simple" xlink:href="https://armyinform.com.ua/2023/06/15/rozvidnyky-j-shturmovyky-nyshhat-okupantiv-pid-bahmutom/" text:style-name="Internet_20_link" text:visited-style-name="Visited_20_Internet_20_Link">
https://armyinform.com.ua/2023/06/15/rozvidnyky-j-shturmovyky-nyshhat-okupantiv-pid-bahmutom/</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